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mp" svg:font-family="amp"/>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paragraph-properties fo:margin-left="0in" fo:margin-right="0in" fo:margin-top="0in" fo:margin-bottom="0.139in" fo:text-indent="0in" style:auto-text-indent="false" style:writing-mode="lr-tb"/>
    </style:style>
    <style:style style:name="P32" style:family="paragraph" style:parent-style-name="Text_20_body">
      <style:paragraph-properties style:writing-mode="lr-tb"/>
    </style:style>
    <style:style style:name="P33" style:family="paragraph" style:parent-style-name="Text_20_body">
      <style:paragraph-properties fo:line-height="115%" style:writing-mode="lr-tb"/>
    </style:style>
    <style:style style:name="P34" style:family="paragraph" style:parent-style-name="Text_20_body">
      <style:paragraph-properties fo:margin-top="0in" fo:margin-bottom="0in"/>
    </style:style>
    <style:style style:name="P35" style:family="paragraph" style:parent-style-name="Text_20_body" style:list-style-name="L1">
      <style:paragraph-properties fo:margin-top="0in" fo:margin-bottom="0in"/>
    </style:style>
    <style:style style:name="P36" style:family="paragraph" style:parent-style-name="Text_20_body" style:list-style-name="L2">
      <style:paragraph-properties fo:margin-top="0in" fo:margin-bottom="0in"/>
    </style:style>
    <style:style style:name="P37" style:family="paragraph" style:parent-style-name="Text_20_body" style:list-style-name="L3">
      <style:paragraph-properties fo:margin-top="0in" fo:margin-bottom="0in"/>
    </style:style>
    <style:style style:name="P38" style:family="paragraph" style:parent-style-name="Text_20_body" style:list-style-name="L4">
      <style:paragraph-properties fo:margin-top="0in" fo:margin-bottom="0in"/>
    </style:style>
    <style:style style:name="P39" style:family="paragraph" style:parent-style-name="Text_20_body" style:list-style-name="L6">
      <style:paragraph-properties fo:margin-top="0in" fo:margin-bottom="0in"/>
    </style:style>
    <style:style style:name="P40" style:family="paragraph" style:parent-style-name="Text_20_body" style:list-style-name="L7">
      <style:paragraph-properties fo:margin-top="0in" fo:margin-bottom="0in"/>
    </style:style>
    <style:style style:name="P41" style:family="paragraph" style:parent-style-name="Text_20_body" style:list-style-name="L8">
      <style:paragraph-properties fo:margin-top="0in" fo:margin-bottom="0in"/>
    </style:style>
    <style:style style:name="P42" style:family="paragraph" style:parent-style-name="Text_20_body" style:list-style-name="L9">
      <style:paragraph-properties fo:margin-top="0in" fo:margin-bottom="0in"/>
    </style:style>
    <style:style style:name="P43" style:family="paragraph" style:parent-style-name="Text_20_body" style:list-style-name="L10">
      <style:paragraph-properties fo:margin-top="0in" fo:margin-bottom="0in"/>
    </style:style>
    <style:style style:name="P44" style:family="paragraph" style:parent-style-name="Text_20_body" style:list-style-name="L11">
      <style:paragraph-properties fo:margin-top="0in" fo:margin-bottom="0in"/>
    </style:style>
    <style:style style:name="P45" style:family="paragraph" style:parent-style-name="Text_20_body" style:list-style-name="L12">
      <style:paragraph-properties fo:margin-top="0in" fo:margin-bottom="0in"/>
    </style:style>
    <style:style style:name="P46" style:family="paragraph" style:parent-style-name="Text_20_body" style:list-style-name="L13">
      <style:paragraph-properties fo:margin-top="0in" fo:margin-bottom="0in"/>
    </style:style>
    <style:style style:name="P47" style:family="paragraph" style:parent-style-name="Text_20_body" style:list-style-name="L14">
      <style:paragraph-properties fo:margin-top="0in" fo:margin-bottom="0in"/>
    </style:style>
    <style:style style:name="P48" style:family="paragraph" style:parent-style-name="Text_20_body" style:list-style-name="L15">
      <style:paragraph-properties fo:margin-top="0in" fo:margin-bottom="0in"/>
    </style:style>
    <style:style style:name="P49" style:family="paragraph" style:parent-style-name="Text_20_body" style:list-style-name="L16">
      <style:paragraph-properties fo:margin-top="0in" fo:margin-bottom="0in"/>
    </style:style>
    <style:style style:name="P50" style:family="paragraph" style:parent-style-name="Text_20_body" style:list-style-name="L17">
      <style:paragraph-properties fo:margin-top="0in" fo:margin-bottom="0in"/>
    </style:style>
    <style:style style:name="P51" style:family="paragraph" style:parent-style-name="Text_20_body" style:list-style-name="L18">
      <style:paragraph-properties fo:margin-top="0in" fo:margin-bottom="0in"/>
    </style:style>
    <style:style style:name="P52" style:family="paragraph" style:parent-style-name="Text_20_body" style:list-style-name="L19">
      <style:paragraph-properties fo:margin-top="0in" fo:margin-bottom="0in"/>
    </style:style>
    <style:style style:name="P53" style:family="paragraph" style:parent-style-name="Text_20_body" style:list-style-name="L20">
      <style:paragraph-properties fo:margin-top="0in" fo:margin-bottom="0in"/>
    </style:style>
    <style:style style:name="P54" style:family="paragraph" style:parent-style-name="Text_20_body" style:list-style-name="L21">
      <style:paragraph-properties fo:margin-top="0in" fo:margin-bottom="0in"/>
    </style:style>
    <style:style style:name="P55" style:family="paragraph" style:parent-style-name="Text_20_body" style:list-style-name="L22">
      <style:paragraph-properties fo:margin-top="0in" fo:margin-bottom="0in"/>
    </style:style>
    <style:style style:name="P56" style:family="paragraph" style:parent-style-name="Text_20_body" style:list-style-name="L23">
      <style:paragraph-properties fo:margin-top="0in" fo:margin-bottom="0in"/>
    </style:style>
    <style:style style:name="P57" style:family="paragraph" style:parent-style-name="Text_20_body" style:list-style-name="L24">
      <style:paragraph-properties fo:margin-top="0in" fo:margin-bottom="0in"/>
    </style:style>
    <style:style style:name="P58" style:family="paragraph" style:parent-style-name="Text_20_body" style:list-style-name="L25">
      <style:paragraph-properties fo:margin-top="0in" fo:margin-bottom="0in"/>
    </style:style>
    <style:style style:name="P59" style:family="paragraph" style:parent-style-name="Text_20_body" style:list-style-name="L27">
      <style:paragraph-properties fo:margin-top="0in" fo:margin-bottom="0in"/>
    </style:style>
    <style:style style:name="P60" style:family="paragraph" style:parent-style-name="Text_20_body" style:list-style-name="L28">
      <style:paragraph-properties fo:margin-top="0in" fo:margin-bottom="0in"/>
    </style:style>
    <style:style style:name="P61" style:family="paragraph" style:parent-style-name="Text_20_body" style:list-style-name="L29">
      <style:paragraph-properties fo:margin-top="0in" fo:margin-bottom="0in"/>
    </style:style>
    <style:style style:name="P62" style:family="paragraph" style:parent-style-name="Text_20_body" style:list-style-name="L30">
      <style:paragraph-properties fo:margin-top="0in" fo:margin-bottom="0in"/>
    </style:style>
    <style:style style:name="P63" style:family="paragraph" style:parent-style-name="Heading_20_1">
      <style:paragraph-properties style:writing-mode="lr-tb"/>
    </style:style>
    <style:style style:name="P64" style:family="paragraph" style:parent-style-name="Heading_20_1">
      <style:paragraph-properties style:writing-mode="lr-tb"/>
      <style:text-properties fo:font-size="10pt" fo:font-weight="normal"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style:font-name="amp" fo:font-size="12pt" fo:language="en" fo:country="none"/>
    </style:style>
    <style:style style:name="T3" style:family="text">
      <style:text-properties fo:color="#800080" style:font-name="amp" fo:font-size="12pt" fo:language="en" fo:country="none"/>
    </style:style>
    <style:style style:name="T4" style:family="text">
      <style:text-properties style:text-position="33% 80%"/>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Reference file : <text:span text:style-name="T7">“ lender robo-signing”</text:span> <text:s text:c="3"/>Henery's computer <text:s/>-file--BAC HOME LOANS INVESIGATION</text:h>
      <text:section text:style-name="Sect1" text:name="content-area">
        <text:h text:style-name="P63" text:outline-level="1">UPDATE-NOVEMBER 21, 2012- </text:h>
        <text:p text:style-name="P32">Plea deals in mortgage robo-signing in Fla., Mo.</text:p>
        <text:p text:style-name="P32">JEFFERSON CITY, Mo. (AP) – Nov. 21, 2012 – The former head of a company where workers forged signatures on <text:bookmark text:name="yk1"/><text:a xlink:type="simple" xlink:href="http://r.yieldkit.com/v1/redirect?type=intext&amp;adId=YIELDNET.2.5073082725559418149&amp;adType=product&amp;api_key=ec0405c882a14d54be2c78e3a51df258&amp;site_id=519b222ce4b0ba3cc21606b6&amp;criterionId=ROBO-SIGNER+LIST+FOR+NOVEMBER+1%2C+2012+%7C+S.T.O.P+ROBO-SIGNER+LIST+FOR+NOVEMBER+1%2C+2012+UPDATE-NOVEMBER+21%2C+2012-+WASHINGTON+–+Nov.+1%2C+2011+–+The+Federal+Reserve+Board+announced+today+that+some+borrowers+who+think+lender+robo-signing+hurt+them+during+foreclosure+can+complain+directly+to+the+Federal+Reserve.+UPDATE+–+AUGUST+28%2C+2011-+UPDATE+–+AUGUST+8%2C+2011+UPDATE-+AUGUST+1%2C+2011-+Key+robo-signing+case+ends+with+settlement&amp;criterionId=mortgage&amp;source=http%3A%2F%2Ftakeyourhomeback.com%2F%3Fp%3D428" office:target-frame-name="_blank" xlink:show="new"><text:span text:style-name="T1">mortgage</text:span></text:a> documents pleaded guilty to a federal charge in Florida on Tuesday, the same day a plea agreement on related state charges was announced in Missouri.</text:p>
        <text:p text:style-name="P32">The agreements were reached with Lorraine Brown, 56, of Alpharetta, Ga., who was an executive for DocX LLC. Prosecutors said workers who weren’t authorized to sign mortgage-related documents forged and falsified signatures, at the direction of Brown and others, allowing DocX to create and file more documents and therefore <text:bookmark text:name="adtext_1"/>earn more money.</text:p>
        <text:p text:style-name="P32">More than a million fraudulently signed and notarized documents from DocX were filed with property recorders nationwide between 2003 and 2009, during which time DocX generated about $60 million in gross revenue, according to the U.S. <text:bookmark text:name="adtext_2"/>Department of Justice.</text:p>
        <text:p text:style-name="P32">Prosecutors said Brown concealed the practice from clients and DocX’s parent company, Lender <text:bookmark text:name="adtext_4"/>Processing Services Inc.</text:p>
        <text:p text:style-name="P32">“The robo-signing practices of DocX were the worst in the country, the most notorious in the country and crossed the threshold into <text:bookmark text:name="_GPLITA_3"/><text:a xlink:type="simple" xlink:href="http://takeyourhomeback.com/?p=428#"><text:span text:style-name="T1">criminal activity</text:span></text:a>,” Missouri Attorney General Chris Koster said.</text:p>
        <text:p text:style-name="P32">Koster said the Missouri plea deal calls for Brown to plead guilty to felony forgery in Boone County and to perjury in Jackson County, with a prison sentence of between two to three years. Sentencing will be delayed pending the <text:bookmark text:name="yk2"/><text:a xlink:type="simple" xlink:href="http://r.yieldkit.com/v1/redirect?type=intext&amp;adId=YIELDNET.2.4367802467023358898&amp;adType=product&amp;api_key=ec0405c882a14d54be2c78e3a51df258&amp;site_id=519b222ce4b0ba3cc21606b6&amp;criterionId=ROBO-SIGNER+LIST+FOR+NOVEMBER+1%2C+2012+%7C+S.T.O.P+ROBO-SIGNER+LIST+FOR+NOVEMBER+1%2C+2012+UPDATE-NOVEMBER+21%2C+2012-+WASHINGTON+–+Nov.+1%2C+2011+–+The+Federal+Reserve+Board+announced+today+that+some+borrowers+who+think+lender+robo-signing+hurt+them+during+foreclosure+can+complain+directly+to+the+Federal+Reserve.+UPDATE+–+AUGUST+28%2C+2011-+UPDATE+–+AUGUST+8%2C+2011+UPDATE-+AUGUST+1%2C+2011-+Key+robo-signing+case+ends+with+settlement&amp;criterionId=federal&amp;source=http%3A%2F%2Ftakeyourhomeback.com%2F%3Fp%3D428" office:target-frame-name="_blank" xlink:show="new"><text:span text:style-name="T1">federal</text:span></text:a> case.</text:p>
        <text:p text:style-name="P32">According to federal court documents, Brown pleaded guilty in U.S. District Court in Florida to conspiracy to commit mail and <text:bookmark text:name="_GPLITA_2"/><text:a xlink:type="simple" xlink:href="http://takeyourhomeback.com/?p=428#"><text:span text:style-name="T1">wire fraud</text:span></text:a>. The maximum <text:bookmark text:name="yk3"/><text:a xlink:type="simple" xlink:href="http://r.yieldkit.com/v1/redirect?type=intext&amp;adId=YIELDNET.2.4367802467023358898&amp;adType=product&amp;api_key=ec0405c882a14d54be2c78e3a51df258&amp;site_id=519b222ce4b0ba3cc21606b6&amp;criterionId=ROBO-SIGNER+LIST+FOR+NOVEMBER+1%2C+2012+%7C+S.T.O.P+ROBO-SIGNER+LIST+FOR+NOVEMBER+1%2C+2012+UPDATE-NOVEMBER+21%2C+2012-+WASHINGTON+–+Nov.+1%2C+2011+–+The+Federal+Reserve+Board+announced+today+that+some+borrowers+who+think+lender+robo-signing+hurt+them+during+foreclosure+can+complain+directly+to+the+Federal+Reserve.+UPDATE+–+AUGUST+28%2C+2011-+UPDATE+–+AUGUST+8%2C+2011+UPDATE-+AUGUST+1%2C+2011-+Key+robo-signing+case+ends+with+settlement&amp;criterionId=federal&amp;source=http%3A%2F%2Ftakeyourhomeback.com%2F%3Fp%3D428" office:target-frame-name="_blank" xlink:show="new"><text:span text:style-name="T1">federal</text:span></text:a> sentence is five years in prison and a $250,000 fine, or twice the gross gain.</text:p>
        <text:p text:style-name="P32">Her sentencing date has not been set in the <text:bookmark text:name="yk4"/><text:a xlink:type="simple" xlink:href="http://r.yieldkit.com/v1/redirect?type=intext&amp;adId=YIELDNET.2.4367802467023358898&amp;adType=product&amp;api_key=ec0405c882a14d54be2c78e3a51df258&amp;site_id=519b222ce4b0ba3cc21606b6&amp;criterionId=ROBO-SIGNER+LIST+FOR+NOVEMBER+1%2C+2012+%7C+S.T.O.P+ROBO-SIGNER+LIST+FOR+NOVEMBER+1%2C+2012+UPDATE-NOVEMBER+21%2C+2012-+WASHINGTON+–+Nov.+1%2C+2011+–+The+Federal+Reserve+Board+announced+today+that+some+borrowers+who+think+lender+robo-signing+hurt+them+during+foreclosure+can+complain+directly+to+the+Federal+Reserve.+UPDATE+–+AUGUST+28%2C+2011-+UPDATE+–+AUGUST+8%2C+2011+UPDATE-+AUGUST+1%2C+2011-+Key+robo-signing+case+ends+with+settlement&amp;criterionId=federal&amp;source=http%3A%2F%2Ftakeyourhomeback.com%2F%3Fp%3D428" office:target-frame-name="_blank" xlink:show="new"><text:span text:style-name="T1">federal</text:span></text:a> case.</text:p>
        <text:p text:style-name="P32">Her attorney, Mark Rosenblum, said Tuesday in a statement that negotiating a legal <text:bookmark text:name="_GPLITA_1"/><text:a xlink:type="simple" xlink:href="http://takeyourhomeback.com/?p=428#"><text:span text:style-name="T1">settlement</text:span></text:a> will allow Brown to begin moving on with her life.</text:p>
        <text:p text:style-name="P32">“Lori didn’t expect to be in this position. But now that she is, she’s facing it with grace and dignity,” Rosenblum said. “Without doubt, this is a difficult day for Lori, but it’s also a good day.”</text:p>
        <text:p text:style-name="P32">DocX’s main clients were <text:bookmark text:name="adtext_3"/>residential mortgage servicers that generally undertake duties for lenders such as accepting and recording mortgage payments, paying taxes and <text:bookmark text:name="yk5"/><text:a xlink:type="simple" xlink:href="http://r.yieldkit.com/v1/redirect?type=intext&amp;adId=YIELDNET.2.3640395165517647371&amp;adType=product&amp;api_key=ec0405c882a14d54be2c78e3a51df258&amp;site_id=519b222ce4b0ba3cc21606b6&amp;criterionId=ROBO-SIGNER+LIST+FOR+NOVEMBER+1%2C+2012+%7C+S.T.O.P+ROBO-SIGNER+LIST+FOR+NOVEMBER+1%2C+2012+UPDATE-NOVEMBER+21%2C+2012-+WASHINGTON+–+Nov.+1%2C+2011+–+The+Federal+Reserve+Board+announced+today+that+some+borrowers+who+think+lender+robo-signing+hurt+them+during+foreclosure+can+complain+directly+to+the+Federal+Reserve.+UPDATE+–+AUGUST+28%2C+2011-+UPDATE+–+AUGUST+8%2C+2011+UPDATE-+AUGUST+1%2C+2011-+Key+robo-signing+case+ends+with+settlement&amp;criterionId=insurance&amp;source=http%3A%2F%2Ftakeyourhomeback.com%2F%3Fp%3D428" office:target-frame-name="_blank" xlink:show="new"><text:span text:style-name="T1">insurance</text:span></text:a> from borrower escrow accounts and conducting or supervising the <text:bookmark text:name="_GPLITA_0"/><text:a xlink:type="simple" xlink:href="http://takeyourhomeback.com/?p=428#"><text:span text:style-name="T1">foreclosure</text:span></text:a> process when necessary, according to the <text:bookmark text:name="yk6"/><text:a xlink:type="simple" xlink:href="http://r.yieldkit.com/v1/redirect?type=intext&amp;adId=YIELDNET.2.4367802467023358898&amp;adType=product&amp;api_key=ec0405c882a14d54be2c78e3a51df258&amp;site_id=519b222ce4b0ba3cc21606b6&amp;criterionId=ROBO-SIGNER+LIST+FOR+NOVEMBER+1%2C+2012+%7C+S.T.O.P+ROBO-SIGNER+LIST+FOR+NOVEMBER+1%2C+2012+UPDATE-NOVEMBER+21%2C+2012-+WASHINGTON+–+Nov.+1%2C+2011+–+The+Federal+Reserve+Board+announced+today+that+some+borrowers+who+think+lender+robo-signing+hurt+them+during+foreclosure+can+complain+directly+to+the+Federal+Reserve.+UPDATE+–+AUGUST+28%2C+2011-+UPDATE+–+AUGUST+8%2C+2011+UPDATE-+AUGUST+1%2C+2011-+Key+robo-signing+case+ends+with+settlement&amp;criterionId=federal&amp;source=http%3A%2F%2Ftakeyourhomeback.com%2F%3Fp%3D428" office:target-frame-name="_blank" xlink:show="new"><text:span text:style-name="T1">federal</text:span></text:a> plea agreement.</text:p>
        <text:p text:style-name="P32">The criminal charges in Missouri were filed against Brown earlier this year.</text:p>
        <text:p text:style-name="P32">Koster said Tuesday he knows of no other senior executive facing a prison sentence because of actions during the country’s <text:bookmark text:name="yk7"/><text:a xlink:type="simple" xlink:href="http://r.yieldkit.com/v1/redirect?type=intext&amp;adId=YIELDNET.2.5073082725559418149&amp;adType=product&amp;api_key=ec0405c882a14d54be2c78e3a51df258&amp;site_id=519b222ce4b0ba3cc21606b6&amp;criterionId=ROBO-SIGNER+LIST+FOR+NOVEMBER+1%2C+2012+%7C+S.T.O.P+ROBO-SIGNER+LIST+FOR+NOVEMBER+1%2C+2012+UPDATE-NOVEMBER+21%2C+2012-+WASHINGTON+–+Nov.+1%2C+2011+–+The+Federal+Reserve+Board+announced+today+that+some+borrowers+who+think+lender+robo-signing+hurt+them+during+foreclosure+can+complain+directly+to+the+Federal+Reserve.+UPDATE+–+AUGUST+28%2C+2011-+UPDATE+–+AUGUST+8%2C+2011+UPDATE-+AUGUST+1%2C+2011-+Key+robo-signing+case+ends+with+settlement&amp;criterionId=mortgage&amp;source=http%3A%2F%2Ftakeyourhomeback.com%2F%3Fp%3D428" office:target-frame-name="_blank" xlink:show="new"><text:span text:style-name="T1">mortgage</text:span></text:a> crisis. He said Missouri’s investigation demonstrated a criminal violation occurred.</text:p>
        <text:p text:style-name="P32">Koster, who announced his plea agreement at his office in Jefferson City, said the case sends a signal to the <text:bookmark text:name="adtext_6"/>financial services industry.</text:p>
        <text:p text:style-name="P32">This summer, the Missouri <text:bookmark text:name="yk8"/><text:a xlink:type="simple" xlink:href="http://r.yieldkit.com/v1/redirect?type=intext&amp;adId=YIELDNET.2.4386402648119924473&amp;adType=product&amp;api_key=ec0405c882a14d54be2c78e3a51df258&amp;site_id=519b222ce4b0ba3cc21606b6&amp;criterionId=ROBO-SIGNER+LIST+FOR+NOVEMBER+1%2C+2012+%7C+S.T.O.P+ROBO-SIGNER+LIST+FOR+NOVEMBER+1%2C+2012+UPDATE-NOVEMBER+21%2C+2012-+WASHINGTON+–+Nov.+1%2C+2011+–+The+Federal+Reserve+Board+announced+today+that+some+borrowers+who+think+lender+robo-signing+hurt+them+during+foreclosure+can+complain+directly+to+the+Federal+Reserve.+UPDATE+–+AUGUST+28%2C+2011-+UPDATE+–+AUGUST+8%2C+2011+UPDATE-+AUGUST+1%2C+2011-+Key+robo-signing+case+ends+with+settlement&amp;criterionId=attorney&amp;source=http%3A%2F%2Ftakeyourhomeback.com%2F%3Fp%3D428" office:target-frame-name="_blank" xlink:show="new"><text:span text:style-name="T1">attorney</text:span></text:a> general’s office announced it reached a <text:bookmark text:name="adtext_5"/>legal settlement with <text:soft-page-break/>Lender Processing Services that called for it to pay Missouri $1.5 million and another $500,000 to reimburse for the cost of the investigation.</text:p>
        <text:p text:style-name="P32">Lender Processing Services spokeswoman Michelle Kersch said Tuesday that the company immediately stopped the practice when it discovered the surrogate signing, terminated Brown and shut down DocX. She said the company has remediated the documents and cooperated with all governmental investigations.</text:p>
        <text:p text:style-name="P32">“LPS is committed to ensuring that all employees operate with integrity and compliance in everything they do on behalf of the company,” spokeswoman Michelle Kersch said.</text:p>
        <text:p text:style-name="P32">Robert E. O’Neill, the U.S. <text:bookmark text:name="yk9"/><text:a xlink:type="simple" xlink:href="http://r.yieldkit.com/v1/redirect?type=intext&amp;adId=YIELDNET.2.4386402648119924473&amp;adType=product&amp;api_key=ec0405c882a14d54be2c78e3a51df258&amp;site_id=519b222ce4b0ba3cc21606b6&amp;criterionId=ROBO-SIGNER+LIST+FOR+NOVEMBER+1%2C+2012+%7C+S.T.O.P+ROBO-SIGNER+LIST+FOR+NOVEMBER+1%2C+2012+UPDATE-NOVEMBER+21%2C+2012-+WASHINGTON+–+Nov.+1%2C+2011+–+The+Federal+Reserve+Board+announced+today+that+some+borrowers+who+think+lender+robo-signing+hurt+them+during+foreclosure+can+complain+directly+to+the+Federal+Reserve.+UPDATE+–+AUGUST+28%2C+2011-+UPDATE+–+AUGUST+8%2C+2011+UPDATE-+AUGUST+1%2C+2011-+Key+robo-signing+case+ends+with+settlement&amp;criterionId=attorney&amp;source=http%3A%2F%2Ftakeyourhomeback.com%2F%3Fp%3D428" office:target-frame-name="_blank" xlink:show="new"><text:span text:style-name="T1">attorney</text:span></text:a> for the Middle District of Florida, said buying a house is lengthy and intimidating and that consumers rely on others’ integrity and due diligence throughout the process.</text:p>
        <text:p text:style-name="P32">“When the integrity of this process is compromised, illegally, public confidence is eroded,” O’Neill said. “We must work to assure the public that their investments are sound, worthy and protected</text:p>
        <text:h text:style-name="P63" text:outline-level="1">WASHINGTON – Nov. 1, 2011 – The Federal Reserve Board announced today that some borrowers who think lender robo-signing hurt them during foreclosure can complain directly to the Federal Reserve.</text:h>
        <text:p text:style-name="P32">FOR DETAILS ON COMPENSATION, SEE <text:a xlink:type="simple" xlink:href="http://takeyourhomeback.com/?p=1059">http://takeyourhomeback.com/?p=1059</text:a></text:p>
        <text:p text:style-name="P32">UPDATE- OCTOBER 12, 2011- <text:span text:style-name="Strong_20_Emphasis"><text:span text:style-name="T1">Banks say they are being unfairly penalized because Robo Signing is basically a victimless crime; the vast majority of the people being foreclosed upon have been delinquent on their mortgages for a significant period of time</text:span></text:span></text:p>
        <text:h text:style-name="P63" text:outline-level="1">UPDATE – AUGUST 28, 2011- </text:h>
        <text:p text:style-name="P32">State and federal officials <text:a xlink:type="simple" xlink:href="http://www.washingtonpost.com/business/economy/foreclosure-settlement-divides-state-attorneys-general/2011/06/07/AGcwyRLH_story.html">negotiating a settlement </text:a>with the nation’s biggest banks over shoddy foreclosure practices are hung up on how they should deal with a Reston-based company that has acted as a proxy for financial firms throughout the country for more than a decade.</text:p>
        <text:p text:style-name="P32">Some officials refer to the dilemma as the “MERS morass,” referring to <text:a xlink:type="simple" xlink:href="http://www.washingtonpost.com/business/economy/courts-may-reshape-mortgage-industry/2011/06/13/AGhPzHVH_story.html">Mortgage Electronic Registration Systems</text:a>, whose vast but controversial registry contains roughly 65 million mortgages.</text:p>
        <text:p text:style-name="P32"><text:a xlink:type="simple" xlink:href="http://www.washingtonpost.com/business/thousands-of-foreclosures-are-put-on-hold/2010/10/04/AFx3fgYB_gallery.html">  During the housing boom, millions of homeowners got easy access to mortgages. Now, some mortgage lenders and government officials have taken action after discovering that many mortgage documents were mishandled.</text:a></text:p>
        <text:p text:style-name="P32"><text:a xlink:type="simple" xlink:href="http://www.washingtonpost.com/national-politics/the-politics-of-the-foreclosure-crisis/2010/11/22/ABHFptJ_gallery.html"> </text:a>The pending multibillion-dollar settlement with banks centers on “<text:a xlink:type="simple" xlink:href="http://takeyourhomeback.com/?p=428">robosigned</text:a>” documents and court filings and other problems related to mortgage servicing that caused a <text:bookmark text:name="yk10"/><text:a xlink:type="simple" xlink:href="http://r.yieldkit.com/v1/redirect?type=intext&amp;adId=YIELDNET.2.5073082725559418149&amp;adType=product&amp;api_key=ec0405c882a14d54be2c78e3a51df258&amp;site_id=519b222ce4b0ba3cc21606b6&amp;criterionId=ROBO-SIGNER+LIST+FOR+NOVEMBER+1%2C+2012+%7C+S.T.O.P+ROBO-SIGNER+LIST+FOR+NOVEMBER+1%2C+2012+UPDATE-NOVEMBER+21%2C+2012-+WASHINGTON+–+Nov.+1%2C+2011+–+The+Federal+Reserve+Board+announced+today+that+some+borrowers+who+think+lender+robo-signing+hurt+them+during+foreclosure+can+complain+directly+to+the+Federal+Reserve.+UPDATE+–+AUGUST+28%2C+2011-+UPDATE+–+AUGUST+8%2C+2011+UPDATE-+AUGUST+1%2C+2011-+Key+robo-signing+case+ends+with+settlement&amp;criterionId=national&amp;source=http%3A%2F%2Ftakeyourhomeback.com%2F%3Fp%3D428" office:target-frame-name="_blank" xlink:show="new"><text:span text:style-name="T1">national</text:span></text:a> uproar last fall. Much of that flawed paperwork flowed through MERS.</text:p>
        <text:p text:style-name="P31"><text:span text:style-name="T2">State and federal officials </text:span><text:a xlink:type="simple" xlink:href="http://www.washingtonpost.com/business/economy/foreclosure-settlement-divides-state-attorneys-general/2011/06/07/AGcwyRLH_story.html">negotiating a settlement </text:a><text:span text:style-name="T2">with the nation’s biggest banks over shoddy foreclosure practices are hung up on how they should deal </text:span><text:soft-page-break/><text:span text:style-name="T2">with a Reston-based company that has acted as a proxy for financial firms throughout the country for more than a decade.</text:span></text:p>
        <text:p text:style-name="P31"><text:span text:style-name="T2">Some officials refer to the dilemma as the “MERS morass,” referring to </text:span><text:a xlink:type="simple" xlink:href="http://www.washingtonpost.com/business/economy/courts-may-reshape-mortgage-industry/2011/06/13/AGhPzHVH_story.html">Mortgage Electronic Registration Systems</text:a><text:span text:style-name="T2">, whose vast but controversial registry contains roughly 65 million mortgages. </text:span></text:p>
        <text:p text:style-name="P31"><text:a xlink:type="simple" xlink:href="http://www.washingtonpost.com/business/thousands-of-foreclosures-are-put-on-hold/2010/10/04/AFx3fgYB_gallery.html"> </text:a><text:a xlink:type="simple" xlink:href="http://www.washingtonpost.com/business/thousands-of-foreclosures-are-put-on-hold/2010/10/04/AFx3fgYB_gallery.html"><text:span text:style-name="T2">During the housing boom, millions of homeowners got easy access to mortgages. Now, some mortgage lenders and government officials have taken action after discovering that many mortgage documents were mishandled.</text:span></text:a></text:p>
        <text:p text:style-name="P31"><text:a xlink:type="simple" xlink:href="http://www.washingtonpost.com/national-politics/the-politics-of-the-foreclosure-crisis/2010/11/22/ABHFptJ_gallery.html"> </text:a><text:a xlink:type="simple" xlink:href="http://www.washingtonpost.com/national-politics/the-politics-of-the-foreclosure-crisis/2010/11/22/ABHFptJ_gallery.html"><text:span text:style-name="T2">A look at the leaders in Washington and beyond who are involved in the foreclosure mess.</text:span></text:a></text:p>
        <text:p text:style-name="P33"><text:span text:style-name="T2">The pending multibillion-dollar settlement with banks centers on “</text:span><text:a xlink:type="simple" xlink:href="http://takeyourhomeback.com/?p=428"><text:span text:style-name="T3">robosigned</text:span></text:a><text:span text:style-name="T2">” documents and court filings and other problems related to mortgage servicing that caused a national uproar last fall. Much of that flawed paperwork flowed through MERS. </text:span></text:p>
        <text:h text:style-name="P63" text:outline-level="1">UPDATE – AUGUST 8, 2011</text:h>
        <text:p text:style-name="P32">But now the New York Attorney General is saying the same thing. As <text:a xlink:type="simple" xlink:href="http://www.creditslips.org/creditslips/2011/08/ny-ag-unsheaths-excalibur.html">Adam Levitin highlighted on Credit Slips</text:a>, the Attorney General’s filing states:</text:p>
        <text:p text:style-name="P32">“… <text:span text:style-name="Strong_20_Emphasis">The failure to properly transfer</text:span> possession of <text:span text:style-name="Strong_20_Emphasis">complete mortgage files</text:span> <text:span text:style-name="Strong_20_Emphasis">has</text:span> hindered numerous foreclosure proceedings and <text:span text:style-name="Strong_20_Emphasis">resulted in fraudulent activities</text:span> including, for example, “robo-signing.” These <text:span text:style-name="Strong_20_Emphasis">fraudulent activities have burdened</text:span> borrowers as well as <text:span text:style-name="Strong_20_Emphasis">the courts with flawed foreclosure proceedings</text:span>.”</text:p>
        <text:h text:style-name="P63" text:outline-level="1">UPDATE- AUGUST 1, 2011-</text:h>
        <text:h text:style-name="P63" text:outline-level="1">Key robo-signing case ends with settlement</text:h>
        <text:p text:style-name="P32">The first robo-signing case scheduled to get to the Florida Supreme Court for oral arguments has been settled out of court by Bank of New York Mellon and the homeowner.</text:p>
        <text:p text:style-name="P32">The first robo-signing case scheduled to get to the Florida Supreme Court for oral arguments has been settled out of court by Bank of New York Mellon and the homeowner.</text:p>
        <text:p text:style-name="P32">The settlement comes as a disappointment to homeowners in foreclosure who have been trying to challenge the use of fraudulent documents used by banks to expedite foreclosure orders for Florida circuit courts.</text:p>
        <text:p text:style-name="P32">Enrique Nieves III of Ice Legal in Royal Palm Beach had been preparing for oral arguments in Roman Pino v. BNY Mellon after the 4th District Court of Appeal upheld the bank’s right to voluntarily dismiss the case.</text:p>
        <text:p text:style-name="P32">But on Thursday, Nieves filed a dismissal notice for the Lake Worth resident, stating the case had been settled. As a young lawyer, this was to have been Nieves’ first chance to argue a case before the high <text:soft-page-break/>court.</text:p>
        <text:p text:style-name="P32">Nieves said he was bound by the settlement not to discuss the case or divulge terms of the settlement.</text:p>
        <text:p text:style-name="P32">“Unfortunately, lawyers are charged with responsibly acting in the client’s best interest,” ”That’s not necessarily in the best interest of the community.”</text:p>
        <text:p text:style-name="P32">With the settlement, the 4th DCA ruling remains the law in every court in Florida. In Pino v. BNY Mellon, the homeowner requested an evidentiary hearing when the bank tried to re-initiate a foreclosure that had been stalled because of a questionable assignment of mortgage document.</text:p>
        <text:p text:style-name="P32">The bank was trying to go forward with a cured document and Nieves was arguing they couldn’t proceed until the original fraud allegation was aired on its merits.</text:p>
        <text:p text:style-name="P32">Palm Beach Circuit Judge Meenu Sasser noted the bank had voluntarily dismissed the original foreclosure petition and that case could not be reopened. She treated the second foreclosure petition as an entirely separate matter, and Nieves appealed.</text:p>
        <text:p text:style-name="P32">The 4th DCA sided with Sasser in an en banc decision. But there was a dissent mainly on grounds that an attempt to perpetrate a fraud on the court was still actionable. The majority panel acknowledged the issue was of great public importance due to the rampant use of questionable documents; that certification helped Nieves put the case before the Supreme Court.</text:p>
        <text:p text:style-name="P32">“It’s a shame that we’re not going to have this question resolved,” Ticktin said, noting it remains a common tactic for banks to use voluntary dismissals when foreclosure defense attorneys question the authenticity of certain documents.</text:p>
        <text:p text:style-name="P32">“We see banks frequently sidestep and take themselves out of harm’s way.”</text:p>
        <text:p text:style-name="P32">The banks continue to use suspect documents.</text:p>
        <text:p text:style-name="P32">“It will rise again because the banks will continue to act as BNY Mellon did, and responsible law firms will act as Ice Legal did, and ultimately this issue is going to be tested.”</text:p>
        <text:p text:style-name="P32">The first robo-signing case scheduled to get to the Florida Supreme Court for oral arguments has been settled out of court by Bank of New York Mellon and the homeowner.</text:p>
        <text:p text:style-name="P32">The settlement comes as a disappointment to homeowners in foreclosure who have been trying to challenge the use of fraudulent documents submitted by banks to expedite foreclosure orders for Florida’s circuit courts.</text:p>
        <text:p text:style-name="Text_20_body"><text:a xlink:type="simple" xlink:href="http://takeyourhomeback.com/"><text:span text:style-name="Strong_20_Emphasis"><text:span text:style-name="T1">TAKEYOURHOMEBACK.COM LIST OF ROBO-SIGNERS</text:span></text:span></text:a>ROBO SIGNING CONTINUES  SEE  <text:a xlink:type="simple" xlink:href="http://members.beforeitsnews.com/story/833/333/ROBO_SIGNING_STILL_GOING_STRONG.html">http://members.beforeitsnews.com/story/833/333/ROBO_SIGNING_STILL_GOING_STRONG.html</text:a></text:p>
        <text:p text:style-name="Text_20_body"><text:a xlink:type="simple" xlink:href="http://takeyourhomeback.com/"><text:span text:style-name="Strong_20_Emphasis">What is a robo-signer</text:span></text:a><text:span text:style-name="Strong_20_Emphasis"><text:span text:style-name="T1">? </text:span></text:span></text:p>
        <text:p text:style-name="Text_20_body">Robo-signing refers to a variety of practices. It can mean a qualified executive in the mortgage industry signs a mortgage affidavit document without verifying the information. It can mean someone forges an executive’s signature, or a lower-level employee signs his or her own name with a fake title. It can mean failing to comply with notary procedures. In all of these cases, robo-signing involves people signing documents and swearing to their accuracy without verifying any of the information. Robo-signers are also mortgage lending company employees who prepared and signed off on foreclosures without reviewing them, as the law requires. Jeffrey Stephan, the GMAC employee who was the first identified as a robo-signer, has acknowledged in sworn deposition that he prepared 400 such foreclosures a day. Furthermore, Ameriquest loan had been assigned to it “effective of” August 2005. The <text:a xlink:type="simple" xlink:href="http://www.propublica.org/documents/item/228208-assignment-of-mortgage">document</text:a> was dated July 7, 2010, three years after <text:a xlink:type="simple" xlink:href="http://takeyourhomeback.com/?p=230">Ameriquest</text:a>  had ceased to exist and was signed <text:soft-page-break/>by Stephan, who was identified as a “Limited Signing Officer” for <text:a xlink:type="simple" xlink:href="http://takeyourhomeback.com/?p=230">Ameriquest Mortgage Company</text:a><text:span text:style-name="Strong_20_Emphasis"> </text:span></text:p>
        <text:p text:style-name="Text_20_body"><text:span text:style-name="Strong_20_Emphasis">Linda Green – FEATURED ON 60 MINUTES </text:span><text:span text:style-name="Strong_20_Emphasis"><text:span text:style-name="T1">http://www.cbsnews.com/video/watch/?id=7361572n&amp;tag=contentMain;contentAux</text:span></text:span><text:span text:style-name="Strong_20_Emphasis">    </text:span> was an employee of <text:span text:style-name="Strong_20_Emphasis">Lender Processing Services </text:span>in Alpharetta, GA. Green signed <text:span text:style-name="Strong_20_Emphasis"><text:span text:style-name="T1">several hundred thousand </text:span></text:span>Mortgage Assignments. There are many distinctly different versions of the Linda Green signature. So far, <text:span text:style-name="Strong_20_Emphasis">John O’Brien</text:span>, Registrar in the <text:a xlink:type="simple" xlink:href="http://boston67.blog.com/mers-mortgage-securitization-county-recorders/peoples-hero/">Registry of Deeds for just part of Essex County</text:a> has found 22 DIFFERENT versions of Linda Green signatures on paperwork from 33 DIFFERENT banks and mortgage companies. “My office is a crime scene,” says John O’Brien  If one of those phony signatures is on your mortgage paperwork – it puts the ownership of your house in question. Green frequently signed Assignments to trusts several years after the closing dates of the trust. Green also signed as an officer of companies that had filed for bankruptcy or were no longer in existence. The discovery of robo-signers could simply be the tip of the iceberg. If so, more revelations could only increase the pressure on large banks. Their potential exposure to losses could skyrocket into the hundreds of billions in liability and fines from the regulatory agencies and law enforcement. So far, no individuals, lenders or paperwork processors have been charged with a crime over the robo-signed signatures found on documents last year. Critics such as April Charney, a Florida homeowner and defense lawyer, called the settlement a farce because no real punishment was meted out, making it easy for lenders and mortgage processors to continue the practice of robo-signing. “<text:span text:style-name="Strong_20_Emphasis">Robo-signing is not even close to over</text:span>,” says Curtis Hertel, the recorder of deeds in Ingham County, Mich., which includes Lansing. “It’s still an epidemic.”</text:p>
        <text:p text:style-name="Text_20_body"><text:span text:style-name="Strong_20_Emphasis"><text:span text:style-name="T1">Signers come and signers go, but the practices of banks and their servicers remain the same.</text:span></text:span><text:span text:style-name="Strong_20_Emphasis"> </text:span></text:p>
        <text:p text:style-name="Text_20_body">In Guilford County, N.C., the office that records deeds says it received 456 documents with suspect signatures from Oct. 1, 2010, through June 30. The documents, mortgage assignments and certificates of satisfaction, transfer loans from one bank to another or certify a loan has been paid off. Suspect signatures on the paperwork include 290 signed by Bryan Bly and 155 by Crystal Moore. In the mortgage investigations last fall, both admitted signing their names to mortgage documents without having read them. <text:span text:style-name="Strong_20_Emphasis"><text:span text:style-name="T1">Neither was charged with a crime. </text:span></text:span>It is a <text:span text:style-name="Strong_20_Emphasis">federal crime</text:span> to sign someone else’s name to a legal document. It is also illegal to sign your name to an affidavit if you have not verified the information you’re swearing to. Both are punishable by prison.</text:p>
        <text:p text:style-name="Text_20_body"><text:span text:style-name="Strong_20_Emphasis"><text:span text:style-name="T1">What’s the significance?</text:span></text:span></text:p>
        <text:p text:style-name="Text_20_body">The signature of a qualified bank or mortgage official on these legal documents is supposed to guarantee that this information is accurate. The paper trail ensures a legal chain of title on a property and has been the backbone of U.S. property ownership for more than 300 years. The “robo-signing of affidavits and Assignments of Mortgage and all other mortgage foreclosure documents served to cover up the fact that loan servicers cannot demonstrate the facts required to conduct a lawful foreclosure. If it turns out that robo-signers did indeed sign off on loans without review, they committed <text:span text:style-name="Strong_20_Emphasis">fraud</text:span> by claiming knowledge of a financial matter of which they had no personal knowledge. It could also mean that some people are wrongly being evicted from their houses.</text:p>
        <text:p text:style-name="Text_20_body">From underwriting fraudulent mortgages; to shuffling it through the <text:a xlink:type="simple" xlink:href="http://www.foreclosureself-defense.com/the-library/linksresources/">mortgage securitization</text:a> chain without following proper legal procedures like the simple act of passing along paperwork; to concealing or doctoring basic facts when securitizing the mortgages and selling them to investors, <text:a xlink:type="simple" xlink:href="http://www.foreclosureself-defense.com/2011/01/the-pooling-and-servicing-agreement/">large lenders and their partners on Wall Street</text:a> could face hundreds of billions of dollars in losses by being forced to buy back faulty mortgages, some of which have already defaulted, from <text:a xlink:type="simple" xlink:href="http://www.foreclosureself-defense.com/the-library/linksresources/">misled investors</text:a>.</text:p>
        <text:p text:style-name="Text_20_body"><text:a xlink:type="simple" xlink:href="http://www.foreclosureself-defense.com/2011/01/the-pooling-and-servicing-agreement/">Investors bought mortgage-linked securities</text:a> with the promise that the underlying mortgages conformed to basic underwriting standards, and that proper procedures were followed in the chain of securitization and a tax-exempt status. Steep losses on those investments and the discovery of potentially fraudulent activity are pushing investors to force banks to buy them back.</text:p>
        <text:p text:style-name="Text_20_body"><text:soft-page-break/>With all of the press robo-signing has gotten, it is a bit surprising that everyone is having such a hard time concluding whether these practices effect non-judicial foreclosures.<text:line-break/>The topic has not gotten the treatment it deserves, I will try to help. The following are by no means a complete list, but are the most clear LEGAL reasons (setting aside pure moral questions and the U.S. Constitution) that the Robo-Signer Controversy will entitle hundreds of thousands of homeowners wrongfully foreclosed and evicted to sue in non-judicial <text:span text:style-name="T1">foreclosure</text:span> states.</text:p>
        <text:p text:style-name="Text_20_body">Briefly, Robo Signers are illegal because <text:a xlink:type="simple" xlink:href="http://www.foreclosureself-defense.com/2011/01/new-point-of-foreclosure-contention-default-notice/">fraud cannot be the basis of clear title, trustee’s deeds</text:a> following Robo Signed sales are void as a matter of law, notarization is a recording requirement for many of the documents, which we also know was often botched, and most importantly because robo signed falsifications ARE meant for use in court, including unlawful detainers and <text:span text:style-name="T1">bankruptcy</text:span> matters.</text:p>
        <text:p text:style-name="Text_20_body"><text:a xlink:type="simple" xlink:href="http://www.foreclosureself-defense.com/2011/01/new-point-of-foreclosure-contention-default-notice/">Clear Title May Not Derive From A Fraud</text:a> (including a bona fide purchaser for value).<text:line-break/>In the case of a fraudulent transaction the law is well settled.</text:p>
        <text:p text:style-name="Text_20_body">Numerous authorities have established the rule that an instrument wholly void, such as an undelivered deed, a forged instrument, or a deed in blank, cannot be made the foundation of a good title, even under the equitable doctrine of bona fide purchase. Consequently, the fact that purchaser acted in good faith in dealing with persons who apparently held legal title, is not in itself sufficient basis for relief.</text:p>
        <text:p text:style-name="Text_20_body">It is <text:span text:style-name="T1">the general</text:span> rule that courts have power to vacate a <text:span text:style-name="T1">foreclosure sale</text:span> where there has been fraud in the procurement of the foreclosure decree or where the sale has been improperly, unfairly or unlawfully conducted, or is tainted by fraud, or where there has been such a mistake that to allow it to stand would be inequitable to purchaser and parties.</text:p>
        <text:p text:style-name="Text_20_body">Hence, if forged Robo Signed signatures are used to obtain the foreclosure, it CERTAINLY makes a difference in non-judicial foreclosure states as well as judicial states.</text:p>
        <text:p text:style-name="Text_20_body">Any apparent sale based on Robo Signed documents is void – without any legal effect – like Monopoly Money.</text:p>
        <text:p text:style-name="Text_20_body">In turn, the law requires that the beneficiary execute and notarize and record a substitution for a valid substitution of trustee to take effect. Thus, if the <text:a xlink:type="simple" xlink:href="http://www.foreclosureself-defense.com/2011/01/new-point-of-foreclosure-contention-default-notice/">Assignment of Deed of Trust/ Mortgage</text:a> Is robo-signed, the sale is void. If the substitution of trustee is robo-signed, the sale is void. If the Notice of Default is Robo-Signed, the sale is void. Robo-signing is illegal in all 50 states, hence all 50 Attorney General’s became involved in this scheme.</text:p>
        <text:p text:style-name="Text_20_body">These documents are not recordable without good notarization. The reason these documents are notarized in the first place is because otherwise they will not be accepted by the County recorder. Moreover, a notary who helps commit real estate fraud is liable.</text:p>
        <text:p text:style-name="Text_20_body">Once the document is recorded, however, it is entitled to a “presumption of validity”, which is what spurned the falsification trend in the first place. Therefore, the notarization of a false signature not only constitutes fraud, but is every bit intended as part of a larger conspiracy to commit fraud on the court.</text:p>
        <text:p text:style-name="Text_20_body">The documents are intended for court proceedings. A necessary purpose for these documents, AFTER the non judicial foreclosure, is the eviction of the rightful owners afterward. While the foreclosures are non-judicial, evictions afterwards still are conducted in court, although the process moves quickly and is mostly a “rubber stamping” by skeptical judges. However, as demonstrated below, once these documents make it into court, the bank officers and <text:span text:style-name="T1">lawyers</text:span> become guilty of FELONIES:</text:p>
        <text:p text:style-name="Text_20_body"><text:a xlink:type="simple" xlink:href="http://takeyourhomeback.com/?page_id=122">The Doctrine of Unclean Hands</text:a> provides: plaintiff’s misconduct in the matter before the court makes his hands “unclean” and he may not hold with them the pristine remedy of injunctive relief. The unclean hands rule requires that the Plaintiff not cheat, and behave fairly. The plaintiff must come into court with clean hands, and keep them clean, or he or she will be denied relief, regardless of the merits <text:soft-page-break/>of the claim. Whether the doctrine applies is a question of fact.</text:p>
        <text:p text:style-name="Text_20_body">Robo Signed Documents Are Intended for Use in <text:span text:style-name="T1">Bankruptcy Court</text:span> Matters. One majorly overlooked facet is the extremely active bankruptcy court proceedings, where, just as in judicial foreclosure states, the banks must prove “standing” to proceed with a foreclosure. If they are not signed by persons with the requisite knowledge, affidavits submitted in bankruptcy court proceedings such as objections to a plan and Relief from Stays are perjured. The documents in support are often falsified evidence.</text:p>
        <text:p text:style-name="Text_20_body"><text:span text:style-name="Strong_20_Emphasis"><text:span text:style-name="T1">Conclusion</text:span></text:span>:</text:p>
        <text:p text:style-name="Text_20_body">Verified eviction complaints, perjured motions for summary judgment, and all other eviction paperwork after robo signed non judicial foreclosures are illegal and void. The paperwork itself is void. The sale is void. But the only way to clean up the hundreds of thousands of effected titles is through litigation, because even now the banks will simply not do the right thing. And that’s why robo signers count in non-judicial foreclosure states. Victims of robosigners in may seek declaratory relief and damages, an injunction and <text:span text:style-name="T1">attorney’s</text:span> fees for Unfair Business practices, as well as <text:span text:style-name="T1">claims</text:span> for slander of title; abuse of process, civil theft, and variety of other civil remedies.</text:p>
        <text:p text:style-name="Text_20_body"><text:span text:style-name="Strong_20_Emphasis"><text:span text:style-name="T1">Final words: the “Robo” actions are just the tip of the iceberg but the “Robo” actions allowed part of the iceberg to be seen.</text:span></text:span></text:p>
        <text:p text:style-name="Text_20_body">For the complete Congressional Written Report go to : <text:a xlink:type="simple" xlink:href="http://www.foreclosureself-defense.com/downloads/Congressional_Foreclosure_Report.pdf" office:target-frame-name="_new" xlink:show="replace">www.foreclosureself-defense.com/downloads/Congressional_Foreclosure_Report.pdf</text:a></text:p>
        <text:p text:style-name="Text_20_body"><text:span text:style-name="Strong_20_Emphasis">AFFIDAVIT IN ADMISSION OF FALSE DOCUMENTS FILED BY FLORIDA DEFAULT LAW GROUP: </text:span> <text:a xlink:type="simple" xlink:href="http://www.frauddigest.com/indictments/37452927-FDLG-Admits-to-Violation-of-Professional-Conduct-Code-Jeffrey-Stephan-Affidavits.pdf" office:target-frame-name="_new" xlink:show="replace">www.frauddigest.com/indictments/37452927-FDLG-Admits-to-Violation-of-Professional-Conduct-Code-Jeffrey-Stephan-Affidavits.pdf</text:a></text:p>
        <text:p text:style-name="Text_20_body"><text:a xlink:type="simple" xlink:href="http://takeyourhomeback.com/"><text:span text:style-name="Strong_20_Emphasis">TOP INDICATORS/SIGNS YOU PROBABLYHAVE A FALSE DOCUMENTS AND A VICTIM OF FORECLOSURE FRAUD</text:span></text:a></text:p>
        <text:list xml:id="list33551007" text:style-name="L1">
          <text:list-item>
            <text:p text:style-name="P35"><text:span text:style-name="Strong_20_Emphasis">Any document signed by an officer of </text:span><text:a xlink:type="simple" xlink:href="http://www.foreclosureself-defense.com/2011/01/mers-unofficial-website/"><text:span text:style-name="Strong_20_Emphasis">MERS</text:span></text:a><text:span text:style-name="Strong_20_Emphasis">. MERS states at </text:span><text:a xlink:type="simple" xlink:href="http://www.mersinc.org/"><text:span text:style-name="Strong_20_Emphasis">www.mersinc.org</text:span></text:a><text:span text:style-name="Strong_20_Emphasis"> that: Employees of the servicer will be certifying officers of MERS. This means they are authorized to sign any necessary documents as an officer of MERS. The certifying officer is granted this power by a corporate resolution from MERS. In other words, the same individual that signs the documents for the servicer will continue to sign the documents, but now as an officer of </text:span><text:a xlink:type="simple" xlink:href="http://www.foreclosureself-defense.com/2011/01/mers-unofficial-website/"><text:span text:style-name="Strong_20_Emphasis">MERS</text:span></text:a><text:span text:style-name="Strong_20_Emphasis">. MERS  Consent to Cease and Desist Order by the Comptroller of the Currency (OCC) </text:span><text:a xlink:type="simple" xlink:href="http://www.scribd.com/doc/52972728/MERS-AND-MERSCORP-AGREE-TO-A-CEASE-AND-DESIST-ORDER-OCC-INVOLVED-4-13-2011"><text:span text:style-name="Strong_20_Emphasis">http://www.scribd.com/doc/52972728/MERS-AND-MERSCORP-AGREE-TO-A-CEASE-AND-DESIST-ORDER-OCC-INVOLVED-4-13-2011</text:span></text:a><text:span text:style-name="Strong_20_Emphasis"> </text:span></text:p>
          </text:list-item>
          <text:list-item>
            <text:p text:style-name="P35"><text:span text:style-name="Strong_20_Emphasis">(SEE </text:span><text:a xlink:type="simple" xlink:href="http://takeyourhomeback.com/?p=405"><text:span text:style-name="Strong_20_Emphasis">http://takeyourhomeback.com/?p=405</text:span></text:a><text:span text:style-name="Strong_20_Emphasis"> )</text:span> </text:p>
          </text:list-item>
          <text:list-item>
            <text:p text:style-name="P35">The signor of the document states that they are acting “<text:span text:style-name="Strong_20_Emphasis">solely as nominee</text:span>” for some other party. </text:p>
          </text:list-item>
          <text:list-item>
            <text:p text:style-name="P35">The document was notarized in <text:a xlink:type="simple" xlink:href="http://www.foreclosureself-defense.com/2010/11/robo-signer/">Dakota County</text:a>, Minnesota </text:p>
          </text:list-item>
          <text:list-item>
            <text:p text:style-name="P35">The document was notarized in <text:a xlink:type="simple" xlink:href="http://www.foreclosureself-defense.com/2010/11/robo-signer/">Hinnepin County</text:a>, Minnesota </text:p>
          </text:list-item>
          <text:list-item>
            <text:p text:style-name="P35">The document was notarized in <text:a xlink:type="simple" xlink:href="http://www.foreclosureself-defense.com/2010/11/robo-signer/">Duval County</text:a>, Florida </text:p>
          </text:list-item>
          <text:list-item>
            <text:p text:style-name="P35">The document was notarized in <text:a xlink:type="simple" xlink:href="http://www.foreclosureself-defense.com/2010/11/robo-signer/">Palm Beach County</text:a>, Florida </text:p>
          </text:list-item>
          <text:list-item>
            <text:p text:style-name="P35"> The document was notarized in <text:a xlink:type="simple" xlink:href="http://www.foreclosureself-defense.com/2010/11/robo-signer/">Pinellas County</text:a>Florida </text:p>
          </text:list-item>
          <text:list-item>
            <text:p text:style-name="P35">The document was notarized in <text:a xlink:type="simple" xlink:href="http://www.foreclosureself-defense.com/2010/11/robo-signer/">San Diego</text:a>County, CA </text:p>
          </text:list-item>
          <text:list-item>
            <text:p text:style-name="P35"> The document was notarized in <text:a xlink:type="simple" xlink:href="http://www.foreclosureself-defense.com/2010/11/robo-signer/">Fulton County</text:a>, GA </text:p>
          </text:list-item>
          <text:list-item>
            <text:p text:style-name="P35"> The document was notarized in <text:a xlink:type="simple" xlink:href="http://www.foreclosureself-defense.com/2010/11/robo-signer/">Polk County</text:a>, IA </text:p>
          </text:list-item>
          <text:list-item>
            <text:p text:style-name="P35"> The document was notarized in <text:a xlink:type="simple" xlink:href="http://www.foreclosureself-defense.com/2010/11/robo-signer/">Travis County</text:a>, Texas </text:p>
          </text:list-item>
          <text:list-item>
            <text:p text:style-name="P35"> The document was notarized in <text:a xlink:type="simple" xlink:href="http://www.foreclosureself-defense.com/2010/11/robo-signer/">Harris County</text:a>, Texas </text:p>
          </text:list-item>
          <text:list-item>
            <text:p text:style-name="P35"> The document was notarized in <text:a xlink:type="simple" xlink:href="http://www.foreclosureself-defense.com/2010/11/robo-signer/">Salt Lake County</text:a>, Utah </text:p>
          </text:list-item>
          <text:list-item>
            <text:p text:style-name="P35"><text:soft-page-break/>The document was execute the same day it was filed with the Court </text:p>
          </text:list-item>
          <text:list-item>
            <text:p text:style-name="P35">The party who signed the document executed it as “an authorized agent” for the servicer or the Plaintiff. </text:p>
          </text:list-item>
          <text:list-item>
            <text:p text:style-name="P35">The party who signed the document executed it as “an attorney in fact” for the servicer or the Plaintiff. </text:p>
          </text:list-item>
          <text:list-item>
            <text:p text:style-name="P35">The name of the signing party is stamped on the documents in block letters. </text:p>
          </text:list-item>
          <text:list-item>
            <text:p text:style-name="P35">The name of the servicer or Plaintiff is stamped on the document in block letters. </text:p>
          </text:list-item>
          <text:list-item>
            <text:p text:style-name="P35"> The document appears to be a standard form with “fill-in-the-blanks” for the names of the signors and entities. </text:p>
          </text:list-item>
          <text:list-item>
            <text:p text:style-name="P35"> The paragraph numbers are not consistent (for example the first page may end with paragraph 7 and the second page may start with paragraph 10) </text:p>
          </text:list-item>
          <text:list-item>
            <text:p text:style-name="P35"> The party who signed the document and the notary are the same person. </text:p>
          </text:list-item>
          <text:list-item>
            <text:p text:style-name="P35"> You cannot read the signature of the signor and the name is not printed out on the document. (some people refer to these a “squiggle marks”) The bottom line is you cannot decipher any name or word on the document. </text:p>
          </text:list-item>
          <text:list-item>
            <text:p text:style-name="P35"> The signature on the document consists of one loop in the shape of an “S” or something that looks like an “8”. </text:p>
          </text:list-item>
          <text:list-item>
            <text:p text:style-name="P35"> The date of the signature and the date of the notarization are not the same. </text:p>
          </text:list-item>
          <text:list-item>
            <text:p text:style-name="P35"> The same “officer” or Vice President” of a mortgage company or lender is also the “Vice President” or “officer” of <text:a xlink:type="simple" xlink:href="http://www.foreclosureself-defense.com/2010/11/robo-signer/">many other entities or lenders</text:a>in the chain of assignments or endorsements. </text:p>
          </text:list-item>
          <text:list-item>
            <text:p text:style-name="P35"> The same “officer” or “ Vice President” of a lender signing the documents is located in various cities throughout the United States. </text:p>
          </text:list-item>
          <text:list-item>
            <text:p text:style-name="P35">  The document includes numerous pre-stamped names and signatures. </text:p>
          </text:list-item>
          <text:list-item>
            <text:p text:style-name="P35"> The document includes a second page or last page notarization that does not conform in type font, style, format, texture, age, from the primary pages of the document. </text:p>
          </text:list-item>
          <text:list-item>
            <text:p text:style-name="P35"> Backdating effective dates on assignments. </text:p>
          </text:list-item>
          <text:list-item>
            <text:p text:style-name="P35"> Signatures of officers are dated years after an entity has been out of business, merged with another company or filed for bankruptcy. </text:p>
          </text:list-item>
          <text:list-item>
            <text:p text:style-name="P35">  The party who signed the document executed it as a representative of the servicer. </text:p>
          </text:list-item>
          <text:list-item>
            <text:p text:style-name="P35"> The notary failed to attach a notarial seal. </text:p>
          </text:list-item>
          <text:list-item>
            <text:p text:style-name="P35"> The notary failed to sign the notarization. </text:p>
          </text:list-item>
          <text:list-item>
            <text:p text:style-name="P35"> The name of the party appearing before the notary is blank. </text:p>
          </text:list-item>
          <text:list-item>
            <text:p text:style-name="P35"> The name of the party appearing before the notary is block stamped. </text:p>
          </text:list-item>
          <text:list-item>
            <text:p text:style-name="P35"> The endorsement is not at the foot of the note, but on a separate page or <text:a xlink:type="simple" xlink:href="http://takeyourhomeback.com/?page_id=121">allonge</text:a> to the note. (if there is room at the foot of the note, the endorsement must appear there. An allonge may only be used if there is insufficient room at the foot of the note for the endorsement) </text:p>
          </text:list-item>
          <text:list-item>
            <text:p text:style-name="P35"> The document purports to assign the mortgage or the deed of trust from the originator <text:span text:style-name="T1">directly</text:span> to the trust. </text:p>
          </text:list-item>
          <text:list-item>
            <text:p text:style-name="P35"> The document that purports to assign the mortgage of deed of trust to the Trust is dated BEFORE the Trust was registered with the <text:a xlink:type="simple" xlink:href="http://www.sec.gov/edgar/searchedgar/companysearch.html">SEC</text:a>. </text:p>
          </text:list-item>
          <text:list-item>
            <text:p text:style-name="P35"> The document that purports to assign the mortgage of deed of trust to the <text:a xlink:type="simple" xlink:href="http://www.sec.gov/edgar/searchedgar/companysearch.html">Trust</text:a> was signed AFTER  the cut-off date for the transfer of all such to the  Trust pursuant to the <text:a xlink:type="simple" xlink:href="http://agreements.realdealdocs.com/Pooling-and-Servicing-Agreement/6.html">Pooling and Servicing Agreement</text:a>. </text:p>
          </text:list-item>
          <text:list-item>
            <text:p text:style-name="P35"> The origination date on the mortgage note is not within the origination and cut-off dates provided for by the terms of the Pooling and Servicing Agreement. </text:p>
          </text:list-item>
          <text:list-item>
            <text:p text:style-name="P35"> The mortgage note is assigned rather than endorsed from Party “A” to Party “B” or from any party to another party or entity. </text:p>
          </text:list-item>
          <text:list-item>
            <text:p text:style-name="P35"> The mortgage note is endorsed from the originator to the securitized Trust. </text:p>
          </text:list-item>
          <text:list-item>
            <text:p text:style-name="P35"><text:soft-page-break/> The mortgage note is endorsed from the originator to the current mortgage servicer. </text:p>
          </text:list-item>
          <text:list-item>
            <text:p text:style-name="P35"> The mortgage note is endorsed from the originator to the depositor for the securitized trust. </text:p>
          </text:list-item>
          <text:list-item>
            <text:p text:style-name="P35"> The affidavit is a “Lost Note Affidavit” filed by the mortgage servicer. </text:p>
          </text:list-item>
          <text:list-item>
            <text:p text:style-name="P35"> The affidavit is a “Lost Note Affidavit” filed by the Trustee for the securitized Trust and claims they never received the original Note. ( You can only file a lost note affidavit under the UCC if you possessed the Note before it was lost) </text:p>
          </text:list-item>
          <text:list-item>
            <text:p text:style-name="P35"> The assignment of mortgage or deed of trust was filed or signed after the filing of the bankruptcy case. </text:p>
          </text:list-item>
          <text:list-item>
            <text:p text:style-name="P35">The assignment of mortgage or deed of trust was filed or signed after the foreclosure proceeding began/was filed. </text:p>
          </text:list-item>
          <text:list-item>
            <text:p text:style-name="P35"> The assignment of mortgage or deed of trust was filed or signed after the filing of the Motion for Relief from Stay in Bankruptcy Court. </text:p>
          </text:list-item>
          <text:list-item>
            <text:p text:style-name="P35"> The affidavit was signed by an employee  <text:a xlink:type="simple" xlink:href="http://www.foreclosureself-defense.com/2010/11/robo-signer/">MR Default Servicers</text:a> or has the MR Default Servicers information on the document as an identification number. </text:p>
          </text:list-item>
          <text:list-item>
            <text:p text:style-name="P35"> The affidavit was signed by an employee  <text:a xlink:type="simple" xlink:href="http://www.foreclosureself-defense.com/2010/11/robo-signer/">Promiss Solutions</text:a> or has the <text:a xlink:type="simple" xlink:href="http://www.scribd.com/doc/38731720/Mississippi-Bankruptcy-Court-LPS-Prommis-Solutions-Great-Hill-Class-Action-Complaint">Promiss Solutions</text:a> information on the document as an identification number. </text:p>
          </text:list-item>
          <text:list-item>
            <text:p text:style-name="P35"> The affidavit was signed by an employee  <text:a xlink:type="simple" xlink:href="http://www.foreclosureself-defense.com/2010/11/robo-signer/">NDEx Technologies, LLC</text:a> or has the NDEx  information on the document as an identification number. </text:p>
          </text:list-item>
          <text:list-item>
            <text:p text:style-name="P35"> The affidavit was signed by the same attorney that signed the foreclosure complaint. </text:p>
          </text:list-item>
          <text:list-item>
            <text:p text:style-name="P35">The affidavit was filed by an employee of the attorney that filed the foreclosure complaint. </text:p>
          </text:list-item>
          <text:list-item>
            <text:p text:style-name="P35"> The documents are clearly two photocopies of the same document with different information filled in regarding the names of the assignor and assignee. </text:p>
          </text:list-item>
          <text:list-item>
            <text:p text:style-name="P35">The Note is stamped with the following: “Certified True Copy”. </text:p>
          </text:list-item>
          <text:list-item>
            <text:p text:style-name="P35"> The signature of the Vice President states that they are a Vice President of Lehman Brother Holding Company, but the printed or stamped name on the document is <text:a xlink:type="simple" xlink:href="http://www.foreclosureself-defense.com/2010/11/robo-signer/">Lehman Brothers Bank, FSB</text:a>. </text:p>
          </text:list-item>
          <text:list-item>
            <text:p text:style-name="P35"> The document is signed by a “Bank Officer” without any designation of the office/position held. </text:p>
          </text:list-item>
          <text:list-item>
            <text:p text:style-name="P35"> The affidavit is signed by the “designated agent” of any entity or party. </text:p>
          </text:list-item>
          <text:list-item>
            <text:p text:style-name="P35"> The affidavit includes one or more bar codes. ( Similar to the bar codes you see on items at the grocery store, etc.) </text:p>
          </text:list-item>
          <text:list-item>
            <text:p text:style-name="P35"> Any document signed by an individual who states that they are the “legal coordinator” for any entity involved in the lawsuit or chain of custody. </text:p>
          </text:list-item>
          <text:list-item>
            <text:p text:style-name="P35"> The return address on the Assignment or affidavit is to a third party provider, such as Financial Dimensions, Inc, FANDO or FNFS. </text:p>
          </text:list-item>
          <text:list-item>
            <text:p text:style-name="P35"> The transferor and the transferee  have the exact same physical address including the same street and/or P.O. box numbers. </text:p>
          </text:list-item>
          <text:list-item>
            <text:p text:style-name="P35"> The document bears the image: “This is not a certified copy” </text:p>
          </text:list-item>
          <text:list-item>
            <text:p text:style-name="P1"> The document refers to a Power of Attorney, but no such document is attached or filed and recorded. </text:p>
          </text:list-item>
        </text:list>
        <text:p text:style-name="Text_20_body"><text:span text:style-name="Strong_20_Emphasis"><text:span text:style-name="T1">UPDATED LIST OF ROBO SIGNERS*</text:span></text:span></text:p>
        <text:p text:style-name="Text_20_body"><text:span text:style-name="Strong_20_Emphasis">Afzal, Ahmad – </text:span>Amad Afzal<text:span text:style-name="Strong_20_Emphasis"> </text:span>robo notary signatures do not match <text:a xlink:type="simple" xlink:href="http://www.whatsignature.com/files/Afzal_Ahmad.pdf" office:target-frame-name="_blank" xlink:show="new">http://www.whatsignature.com/files/Afzal_Ahmad.pdf</text:a>  <text:a xlink:type="simple" xlink:href="http://api.ning.com/files/ypGg24XP4*uOvJ4D48Nq1Oq0942TOfQcqYnGzABL3sFQG1IGOd22QjTPyKjwZ*3cYyLY9uL2ceqqLQnuEUsKB6-CqCYzYnDE/NotarycertificationforAhmadAfzal.pdf">http://api.ning.com/files/ypGg24XP4*uOvJ4D48Nq1Oq0942TOfQcqYnGzABL3sFQG1IGOd22QjTPyKjwZ*3cYyLY9uL2ceqqLQnuEUsKB6-CqCYzYnDE/NotarycertificationforAhmadAfzal.pdf</text:a></text:p>
        <text:p text:style-name="Text_20_body"><text:span text:style-name="Strong_20_Emphasis">Al-Hammadi, Wendy –</text:span>WENDY<text:span text:style-name="Strong_20_Emphasis"> </text:span>AL-HAMMADI a.k.a. Wendy Al-Hammadi Albertson frequently notarizes the signature of John Herman Kennerty of <text:span text:style-name="Strong_20_Emphasis">America’s Servicing Company </text:span>in Ft. Mill, SC.</text:p>
        <text:p text:style-name="Text_20_body"><text:soft-page-break/><text:span text:style-name="Strong_20_Emphasis">Allen, Christina – </text:span>Christina ALLEN  is an employee of <text:span text:style-name="Strong_20_Emphasis">Lender Processing Services </text:span>in Mendota <text:span text:style-name="Strong_20_Emphasis">Heights, Dakota County, MN. She signs Mortgage Assignments as an officer of MERS, servicing</text:span> companies, and lenders. Allen often signs these Assignments to trusts years after the closing date of the trusts. Allen frequently signs Assignments for mortgage companies that filed for bankruptcy years before the effective date of the Assignment. Deutsche Bank National Trust Company is one of the banks that frequently uses Assignments signed by Christina Allen to foreclose. Christina Allen has signed Mortgage Assignments using the following titles:</text:p>
        <text:list xml:id="list33548456" text:style-name="L2">
          <text:list-item>
            <text:p text:style-name="P36">Asst. Vice President, Deutsche Bank Trust Company Americas f/k/a Banker’s Trust Co., as Trustee &amp; Custodian Saxon Mortgage, Inc., Saxon Mortgage Services, Inc., as attorney-in-fact; </text:p>
          </text:list-item>
          <text:list-item>
            <text:p text:style-name="P36">Vice President, Mortgage Electronic Registration Systems, Inc., as nominee for First NLC Financial Services, LLC; </text:p>
          </text:list-item>
          <text:list-item>
            <text:p text:style-name="P36">Vice President, Mortgage Electronic Registration Systems, Inc., as nominee for Homeowner’s Friend Mortgage Co., Inc., and </text:p>
          </text:list-item>
          <text:list-item>
            <text:p text:style-name="P2">Vice President, Mortgage Electronic Registration Systems, Inc., as nominee for NovaStar Mortgage, Inc. See <text:a xlink:type="simple" xlink:href="http://foreclosureblues.wordpress.com/2010/10/04/the-dirty-dozen-banks-most-responsible-for-foreclosure-fraud/" office:target-frame-name="_new" xlink:show="replace">foreclosureblues.wordpress.com/2010/10/04/the-dirty-dozen-banks-most-responsible-for-foreclosure-fraud/</text:a>                <text:a xlink:type="simple" xlink:href="http://stopforeclosurefraud.com/2010/03/12/topako-love-laura-hescott-christina-allen-eric-tate-officers-of-way-way-too-many-banks-part-deux-the-twilight-zone/" office:target-frame-name="_new" xlink:show="replace">stopforeclosurefraud.com/2010/03/12/topako-love-laura-hescott-christina-allen-eric-tate-officers-of-way-way-too-many-banks-part-deux-the-twilight-zone/</text:a><text:a xlink:type="simple" xlink:href="http://pippinghole.blogspot.com/2010/12/robo-signers-signors-names-revealed.html" office:target-frame-name="_new" xlink:show="replace">pippinghole.blogspot.com/2010/12/robo-signers-signors-names-revealed.html</text:a> </text:p>
          </text:list-item>
        </text:list>
        <text:p text:style-name="Text_20_body"><text:span text:style-name="Strong_20_Emphasis">Allen, Greg – </text:span>Greg ALLEN is an employee of <text:span text:style-name="Strong_20_Emphasis">Lender Processing Services </text:span>in Mendota Heights, Dakota County, MN. He signs Mortgage Assignments as an officer of MERS, servicing companies, and lenders. Allen often signs these Assignments to trusts years after the closing date of the trusts. Allen frequently signs Assignments for mortgage companies that filed for bankruptcy years before the effective date of the Assignment. Deutsche Bank National Trust  Company is one of the banks that frequently uses Assignments signed by Greg Allen to foreclose. Greg Allen has signed Mortgage Assignments using the following titles:</text:p>
        <text:list xml:id="list33549708" text:style-name="L3">
          <text:list-item>
            <text:p text:style-name="P37">Vice President, Mortgage Electronic Registration Systems, as nominee for American Home Mortgage Acceptance, Inc.; </text:p>
          </text:list-item>
          <text:list-item>
            <text:p text:style-name="P37">Vice President, Mortgage Electronic Registration Systems, as nominee for Bayrock Mortgage Corp.; </text:p>
          </text:list-item>
          <text:list-item>
            <text:p text:style-name="P37">Vice President, Mortgage Electronic Registration Systems, as nominee for CTX Mortgage Co., LLC; </text:p>
          </text:list-item>
          <text:list-item>
            <text:p text:style-name="P37">Vice President, Mortgage Electronic Registration Systems, as nominee for EMC Mortgage Corp.; </text:p>
          </text:list-item>
          <text:list-item>
            <text:p text:style-name="P37">Vice President, Mortgage Electronic Registration Systems, as nominee for EQ Financial, Inc.; </text:p>
          </text:list-item>
          <text:list-item>
            <text:p text:style-name="P37">Vice President, Mortgage Electronic Registration Systems, as nominee for First Guaranty Mortgage Corp.; </text:p>
          </text:list-item>
          <text:list-item>
            <text:p text:style-name="P37">Vice President, Mortgage Electronic Registration Systems, as nominee for Franklin Financial; </text:p>
          </text:list-item>
          <text:list-item>
            <text:p text:style-name="P37">Vice President, Mortgage Electronic Registration Systems, as nominee for Maitland Mortgage Lending Company; </text:p>
          </text:list-item>
          <text:list-item>
            <text:p text:style-name="P37">Vice President, Mortgage Electronic Registration Systems, as nominee for Mortgage Network, Inc.; </text:p>
          </text:list-item>
          <text:list-item>
            <text:p text:style-name="P37">Vice President, Mortgage Electronic Registration Systems, as nominee for PMC Lending; and </text:p>
          </text:list-item>
          <text:list-item>
            <text:p text:style-name="P3">Vice President, Mortgage Electronic Registration Systems, as nominee for Valley Bank. </text:p>
          </text:list-item>
        </text:list>
        <text:p text:style-name="Text_20_body">SEE  Greg Allen’s full deposition – <text:a xlink:type="simple" xlink:href="http://stopforeclosurefraud.com/2010/12/18/full-deposition-transcript-of-lps-greg-allen-mers-is-alive/" office:target-frame-name="_new" xlink:show="replace">stopforeclosurefraud.com/2010/12/18/full-deposition-transcript-of-lps-greg-allen-mers-is-alive/</text:a>  <text:a xlink:type="simple" xlink:href="http://www.whatsignature.com/files/Allen_Greg.1.pdf" office:target-frame-name="_new" xlink:show="replace">www.whatsignature.com/files/Allen_Greg.1.pdf</text:a>, <text:a xlink:type="simple" xlink:href="http://www.whatsignature.com/files/Allen_Greg2.1.pdf" office:target-frame-name="_new" xlink:show="replace">www.whatsignature.com/files/Allen_Greg2.1.pdf</text:a>, <text:a xlink:type="simple" xlink:href="http://www.whatsignature.com/files/Allen_Greg2.2.pdf" office:target-frame-name="_new" xlink:show="replace">www.whatsignature.com/files/Allen_Greg2.2.pdf</text:a>, <text:soft-page-break/><text:a xlink:type="simple" xlink:href="http://www.whatsignature.com/files/Allen_Greg.3.pdf" office:target-frame-name="_new" xlink:show="replace">www.whatsignature.com/files/Allen_Greg.3.pdf</text:a>, <text:a xlink:type="simple" xlink:href="http://www.whatsignature.com/files/Allen_Greg.4.pdf" office:target-frame-name="_new" xlink:show="replace">www.whatsignature.com/files/Allen_Greg.4.pdf</text:a>,  <text:a xlink:type="simple" xlink:href="http://www.whatsignature.com/files/Allen_Greg.5.pdf" office:target-frame-name="_new" xlink:show="replace">www.whatsignature.com/files/Allen_Greg.5.pdf</text:a>,  <text:a xlink:type="simple" xlink:href="http://www.whatsignature.com/files/Allotey_Liquenda.5.pdf" office:target-frame-name="_new" xlink:show="replace">www.whatsignature.com/files/Allotey_Liquenda.5.pdf</text:a><text:a xlink:type="simple" xlink:href="http://whatsignature.com/files/Cody_John.pdf" office:target-frame-name="_new" xlink:show="replace">whatsignature.com/files/Cody_John.pdf</text:a></text:p>
        <text:p text:style-name="Text_20_body"><text:span text:style-name="Strong_20_Emphasis">Allen, Victoria Marie</text:span>- <text:a xlink:type="simple" xlink:href="http://takeyourhomeback.com/">Victoria Marie Allen</text:a>- Notary Public and as an employee of McCalla Raymer-<text:a xlink:type="simple" xlink:href="http://www.operationrest.org/GAClassAction" office:target-frame-name="_new" xlink:show="replace">www.operationrest.org/GAClassAction</text:a><text:a xlink:type="simple" xlink:href="http://www.operationrest.org/xSites/Agents/OperationRestorationInc/Content/UploadedFiles/ClassActionLawSuit.pdf" office:target-frame-name="_new" xlink:show="replace">www.operationrest.org/xSites/Agents/OperationRestorationInc/Content/UploadedFiles/ClassActionLawSuit.pdf</text:a></text:p>
        <text:p text:style-name="Text_20_body"><text:span text:style-name="Strong_20_Emphasis">Allinson, Lisa- </text:span>Lisa Allinson is a robo signer for Bank of America</text:p>
        <text:p text:style-name="Text_20_body"><text:span text:style-name="Strong_20_Emphasis">Allotey, Liquenda- </text:span>LIQUENDA<text:span text:style-name="Strong_20_Emphasis"> </text:span>ALLOTEY is an employee of <text:span text:style-name="Strong_20_Emphasis">Lender Processing Services</text:span> in Mendota Heights, Dakota County, MN. He signs Mortgage Assignments as an officer of MERS, servicing companies, and lenders. Allotey often signs these Assignments to trusts years after the closing date of the trusts. Allotey frequently signs Assignments for mortgage companies that filed for bankruptcy years before the effective date of the Assignment. Deutsche Bank National Trust Company is one of the banks that frequently uses Assignments signed by Allotey to foreclose. Allotey has used the following job titles on Mortgage Assignments:</text:p>
        <text:list xml:id="list33548219" text:style-name="L4">
          <text:list-item>
            <text:p text:style-name="P38">Vice President, Mortgage Electronic Registration Systems, Inc,; Vice President, Mortgage Electronic Registration Systems, as nominee for American Home Mortgage Acceptance, Inc.; Vice President, Mortgage Electronic Registration Systems, as nominee for CTX Mortgage Co., LLC; Vice President, Mortgage Electronic Registration Systems, Inc., as nominee for Encore Credit Corp., d/b/a ECC Credit Corporation of Florida; Vice President, Mortgage Electronic Registration Systems, as nominee for Entrust Mortgage, Inc.; Vice President, Mortgage Electronic Registration Systems, as nominee for EquiFirst Corp.; Vice President, Mortgage Electronic Registration Systems, as nominee for First Guaranty Mortgage Corp.; Vice President, Mortgage Electronic Registration Systems, as nominee for First Residential Mortgage Services Corp.; Vice President, Mortgage Electronic Registration Systems, as nominee for Greenpoint Mortgage Funding, Inc.; Vice President, Mortgage Electronic Registration Systems, as nominee for Lending First Mortgage; Vice President, Mortgage Electronic Registration Systems, as nominee for Market Street Mortgage; Vice President, Mortgage Electronic Registration Systems, as nominee for Meritage Mortgage Corp.; Vice President, Mortgage Electronic Registration Systems, as nominee for Southstar Funding, LLC; Attorney-in-Fact, JP Morgan Chase Bank National Association as successor in interest to Washington Mutual Bank; and </text:p>
          </text:list-item>
          <text:list-item>
            <text:p text:style-name="P4">Attorney-in-Fact, JP Morgan Chase Bank National Association as successor in interest to Washington Mutual Bank as successor-in- interest to Long Beach Mortgage Co. <text:a xlink:type="simple" xlink:href="http://www.whatsignature.com/files/Unknown_MERS_-_First_Financail_Equities.GIF" office:target-frame-name="_new" xlink:show="replace">www.whatsignature.com/files/Unknown_MERS_-_First_Financail_Equities.GIF</text:a>, <text:a xlink:type="simple" xlink:href="http://www.whatsignature.com/files/Allotey_Liquenda.2.pdf" office:target-frame-name="_new" xlink:show="replace">www.whatsignature.com/files/Allotey_Liquenda.2.pdf</text:a>,  <text:a xlink:type="simple" xlink:href="http://www.whatsignature.com/files/Allen_Greg.4.pdf" office:target-frame-name="_new" xlink:show="replace">www.whatsignature.com/files/Allen_Greg.4.pdf</text:a>, <text:a xlink:type="simple" xlink:href="http://www.whatsignature.com/files/Allotey_Liquenda.3.pdf" office:target-frame-name="_new" xlink:show="replace">www.whatsignature.com/files/Allotey_Liquenda.3.pdf</text:a>, <text:a xlink:type="simple" xlink:href="http://www.whatsignature.com/files/Allotey_Liquenda.4.pdf" office:target-frame-name="_new" xlink:show="replace">www.whatsignature.com/files/Allotey_Liquenda.4.pdf</text:a>, <text:a xlink:type="simple" xlink:href="http://www.whatsignature.com/files/Allotey_Liquenda.5.pdf" office:target-frame-name="_new" xlink:show="replace">www.whatsignature.com/files/Allotey_Liquenda.5.pdf</text:a>,  <text:a xlink:type="simple" xlink:href="http://www.whatsignature.com/files/Allotey_Liquenda.6.pdf" office:target-frame-name="_new" xlink:show="replace">www.whatsignature.com/files/Allotey_Liquenda.6.pdf</text:a>, <text:a xlink:type="simple" xlink:href="http://www.whatsignature.com/files/Allotey_Liquenda.7.pdf" office:target-frame-name="_new" xlink:show="replace">www.whatsignature.com/files/Allotey_Liquenda.7.pdf</text:a><text:a xlink:type="simple" xlink:href="http://whatsignature.com/files/Casey_Matthew.pdf" office:target-frame-name="_new" xlink:show="replace">whatsignature.com/files/Casey_Matthew.pdf</text:a> <text:a xlink:type="simple" xlink:href="http://whatsignature.com/files/Cody_John.pdf" office:target-frame-name="_new" xlink:show="replace">whatsignature.com/files/Cody_John.pdf</text:a>    http://205.166.161.12/oncoreV2/showdetails.aspx?id=46409658&amp;rn=0&amp;pi=0&amp;ref=search </text:p>
          </text:list-item>
        </text:list>
        <text:p text:style-name="Text_20_body"><text:span text:style-name="Strong_20_Emphasis"> AMERICAN HOME MORTGAGE SERVICING, INC. Jacksonville, Florida) </text:span><text:a xlink:type="simple" xlink:href="http://www.scribd.com/doc/61103865/July-2011-Who-s-Robosigning-Now-The-Latest-Newcomers">http://www.scribd.com/doc/61103865/July-2011-Who-s-Robosigning-Now-The-Latest-Newcomers</text:a><text:span text:style-name="Strong_20_Emphasis"> </text:span></text:p>
        <text:p text:style-name="Text_20_body">Christine Alday <text:s/>… <text:s text:c="2"/>Elizabeth Boulton... <text:s text:c="2"/>Andrew Fuerstenbeger … <text:s text:c="2"/>Michelle Halyard … <text:s text:c="2"/>Tonya Hopkins … <text:s text:c="2"/>Joseph Kaminski … <text:s text:c="2"/>Kasea Matthews … <text:s text:c="2"/>Harold Nord, III … <text:s text:c="2"/>Yvette Washington<text:span text:style-name="Strong_20_Emphasis"> </text:span></text:p>
        <text:p text:style-name="Text_20_body"><text:soft-page-break/><text:span text:style-name="Strong_20_Emphasis">AMERICAN HOME MORTGAGE SERVICING, INC. (Coppell, TX)-  Has been defunct since August 2009 and assets liquidated in U.S. Bankruptcy Court, Delaware, Case # 07-11050 </text:span><text:a xlink:type="simple" xlink:href="http://dm.epiq11.com/AHM/Project/default.aspx">http://dm.epiq11.com/AHM/Project/default.aspx</text:a><text:span text:style-name="Strong_20_Emphasis">  </text:span><text:a xlink:type="simple" xlink:href="http://livinglies.wordpress.com/2010/04/06/ahmsi-american-home-mortgage-servicing-inc-purchased-substantially-all-of-option-one-mortgage/">http://livinglies.wordpress.com/2010/04/06/ahmsi-american-home-mortgage-servicing-inc-purchased-substantially-all-of-option-one-mortgage/</text:a><text:span text:style-name="Strong_20_Emphasis"> </text:span><text:a xlink:type="simple" xlink:href="http://delawarebankruptcy.foxrothschild.com/uploads/file/American%20Home%20Mortgage%282%29.pdf">http://delawarebankruptcy.foxrothschild.com/uploads/file/American%20Home%20Mortgage(2).pdf</text:a><text:span text:style-name="Strong_20_Emphasis">          </text:span><text:a xlink:type="simple" xlink:href="http://www.reuters.com/article/2007/08/08/us-americanhome-bankruptcy-court-idUSWEN023420070808">http://www.reuters.com/article/2007/08/08/us-americanhome-bankruptcy-court-idUSWEN023420070808</text:a><text:span text:style-name="Strong_20_Emphasis">     </text:span><text:a xlink:type="simple" xlink:href="http://en.wikipedia.org/wiki/American_Home_Mortgage">http://en.wikipedia.org/wiki/American_Home_Mortgage</text:a><text:span text:style-name="Strong_20_Emphasis">   </text:span><text:a xlink:type="simple" xlink:href="http://www.usatoday.com/money/economy/housing/2007-08-06-american-home-mortgage-bankruptcy_N.htm">http://www.usatoday.com/money/economy/housing/2007-08-06-american-home-mortgage-bankruptcy_N.htm</text:a><text:span text:style-name="Strong_20_Emphasis"> </text:span><text:a xlink:type="simple" xlink:href="http://www.davispolk.com/files/uploads/Insolvency/AHM.pdf">http://www.davispolk.com/files/uploads/Insolvency//AHM.pdf</text:a><text:span text:style-name="Strong_20_Emphasis">  </text:span><text:a xlink:type="simple" xlink:href="http://bankruptcy.morrisjames.com/2007/08/articles/news/american-home-mortgage-files-bankruptcy-in-delaware/">http://bankruptcy.morrisjames.com/2007/08/articles/news/american-home-mortgage-files-bankruptcy-in-delaware/</text:a><text:span text:style-name="Strong_20_Emphasis">  </text:span><text:a xlink:type="simple" xlink:href="http://bankrupt.com/periodicals/tcr/AMERICAN%20HOME_%20Case%20Summary%20&amp;%2039%20Largest%20Unsecured%20Creditors.pdf">http://bankrupt.com/periodicals/tcr/AMERICAN%20HOME_%20Case%20Summary%20&amp;%2039%20Largest%20Unsecured%20Creditors.pdf</text:a><text:span text:style-name="Strong_20_Emphasis">  </text:span><text:a xlink:type="simple" xlink:href="http://www.deb.uscourts.gov/Opinions/2009/css031309_07-11047.pdf">http://www.deb.uscourts.gov/Opinions/2009/css031309_07-11047.pdf</text:a><text:span text:style-name="Strong_20_Emphasis">  </text:span><text:a xlink:type="simple" xlink:href="http://www.foreclosuredefenseblog.com/2010/09/screwed-by-american-home-mortg.html">http://www.foreclosuredefenseblog.com/2010/09/screwed-by-american-home-mortg.html</text:a><text:span text:style-name="Strong_20_Emphasis"> </text:span></text:p>
        <text:p text:style-name="Text_20_body"><text:span text:style-name="Strong_20_Emphasis"> </text:span><text:span text:style-name="Strong_20_Emphasis"><text:span text:style-name="T1">ROBO SIGNERS FOR AMERICA’S SERVICING COMPANY </text:span></text:span><text:span text:style-name="Strong_20_Emphasis">(Fort Mill, York County, SC)</text:span></text:p>
        <text:p text:style-name="Text_20_body"><text:span text:style-name="Strong_20_Emphasis"> Al-Hammadi, <text:s/>Wendy Albertson … <text:s text:c="2"/>Allen, Alisha … <text:s text:c="2"/>Antonelli, Anita <text:s/>… <text:s text:c="2"/>Blanton, Marissa <text:s/>… <text:s text:c="2"/>Brown, China … <text:s text:c="2"/>Carrico, Heather … <text:s text:c="2"/>Clark, Natasha … <text:s text:c="2"/>Cortinez, RoseAna <text:s/>… <text:s text:c="2"/>Cureton, Nikki … <text:s text:c="2"/>Evans, Carolyn … <text:s text:c="2"/>Finley, Amanda <text:s/>… <text:s text:c="2"/>Garcia, Camille … <text:s text:c="2"/>Herndon, Barrett <text:s/>… <text:s text:c="2"/>Johnson, Geraldine <text:s/>… <text:s text:c="2"/>Kennerty, Herman John … <text:s text:c="2"/>Klawer, Kelly … <text:s text:c="2"/>Layton, Derick … <text:s text:c="2"/>Lucas, LaNika … <text:s text:c="2"/>Lundberg, Camille … <text:s text:c="2"/>Mathis, Elizabeth … <text:s text:c="2"/>Payne, Jennifer <text:s/>… <text:s text:c="2"/>Rhyne, Lisa … <text:s text:c="2"/>Rivard, Amy … <text:s text:c="2"/>Rivers, Christel <text:s/>… <text:s text:c="2"/>Ruff, Kelly … <text:s text:c="2"/>Santos, Monique <text:s/>… <text:s text:c="2"/>Williams, Yolanda</text:span></text:p>
        <text:p text:style-name="Text_20_body"><text:span text:style-name="Strong_20_Emphasis">Anderson, Christine- </text:span><text:a xlink:type="simple" xlink:href="http://takeyourhomeback.com/">Christine Anderson- employee of Lenders Processing Services</text:a>, Dakota County, MN has signed Mortgage Assignments using the following titles:</text:p>
        <text:list xml:id="list33547679" text:style-name="L5">
          <text:list-item>
            <text:p text:style-name="P5">Vice President, Mortgage Electronic Registration Systems, Inc. Vice President, Mortgage Electronic Registration Systems, Inc., as nominee for American Home Mortgage Acceptance; Vice President, Mortgage Electronic Registration Systems, Inc., as nominee for Encore Credit Corp., d/b/a ECC Credit Corp. of FL; Vice President, Mortgage Electronic Registration Systems, Inc., as nominee for Entrust Mortgage, Inc.; Vice President, Mortgage Electronic Registration Systems, Inc., as nominee for Franklin Financial; Vice President, Mortgage Electronic Registration Systems, Inc., as nominee for Greenpoint  Mortgage Funding, Inc.; Vice President, Mortgage Electronic Registration Systems, Inc., as nominee for Maitland Mortgage Lending Company; Vice President, Mortgage Electronic Registration Systems, Inc., as nominee for New South Federal Savings Bank, Its Successors and/or Assigns; and Attorney-in-Fact, JP Morgan Chase Bank National Association as </text:p>
          </text:list-item>
        </text:list>
        <text:p text:style-name="Text_20_body">successor in interest to Washington Mutual Bank</text:p>
        <text:p text:style-name="Text_20_body"><text:span text:style-name="Strong_20_Emphasis">Anderson, Diana – Diana Anderson as Assistant Secretary or Vice President  Union Planters Bank    </text:span><text:a xlink:type="simple" xlink:href="http://whatsignature.com/files/Anderson_Diana.pdf">http://whatsignature.com/files/Anderson_Diana.pdf</text:a><text:span text:style-name="Strong_20_Emphasis">   </text:span><text:a xlink:type="simple" xlink:href="http://205.166.161.12/oncoreV2/showdetails.aspx?id=13067058&amp;rn=65&amp;pi=6&amp;ref=search">http://205.166.161.12/oncoreV2/showdetails.aspx?id=13067058&amp;rn=65&amp;pi=6&amp;ref=search</text:a><text:span text:style-name="Strong_20_Emphasis"> </text:span></text:p>
        <text:p text:style-name="Text_20_body"><text:span text:style-name="Strong_20_Emphasis">Anderson, Scott – </text:span>SCOTT ANDERSON is a Vice President and employee of <text:span text:style-name="Strong_20_Emphasis">Ocwen Loan Servicing, LLC </text:span>in West Palm Beach, FL. Assignments signed by Anderson are used in foreclosure cases including those involving NovaStar Mortgage trusts and Renaissance Home Equity trusts. These Assignments are often prepared, signed and filed years after the closing date of the trust. Deutsche Bank Trust Company Americas and HSBC Bank are frequently the trustee that forecloses using these Assignments. Anderson’s Assignments are often witnessed by Laura Buxton and Jonathan Burgess and often notarized by Elsie Ramirez. Anderson’s signature often varies significantly and he MAY HAVE <text:soft-page-break/>authorized or delegated others to sign his name. His signing activities are discussed in <text:span text:style-name="T1">HSBC Bank, N.A. v. Cherry,</text:span> 2007 NY Slip Op 52378 (U), 18 Misc 3d 1102 (A). Anderson has used the following job titles:</text:p>
        <text:list xml:id="list33542611" text:style-name="L6">
          <text:list-item>
            <text:p text:style-name="P39">Vice President, Mortgage Electronic Registration Systems, Inc., acting solely as nominee for Delta Funding Corporation; </text:p>
          </text:list-item>
          <text:list-item>
            <text:p text:style-name="P39">Vice President, Mortgage Electronic Registration Systems, Inc., acting solely as nominee for Equifirst Corporation; </text:p>
          </text:list-item>
          <text:list-item>
            <text:p text:style-name="P39">Vice President, Mortgage Electronic Registration Systems, Inc., acting solely as nominee for Fidelity Mortgage, a division of Delta Funding Corporation; </text:p>
          </text:list-item>
          <text:list-item>
            <text:p text:style-name="P39">Vice President, American Home Mortgage Servicing as successor-in­ interest to Option One Mortgage Corporation; </text:p>
          </text:list-item>
          <text:list-item>
            <text:p text:style-name="P39">Senior Vice President, People’s Choice Home Loan, Inc., By Its Attorney-In-Fact, Ocwen Federal Bank, FSB; </text:p>
          </text:list-item>
          <text:list-item>
            <text:p text:style-name="P39">Senior Vice President, New Century Mortgage Corporation By Its Attorney-In-Fact, Ocwen Loan Servicing, LLC; </text:p>
          </text:list-item>
          <text:list-item>
            <text:p text:style-name="P39">Senior Vice President, Ocwen Loan Servicing, LLC; </text:p>
          </text:list-item>
          <text:list-item>
            <text:p text:style-name="P6">Senior Vice President of Residential Loan Servicing, First NLC Financial Services, LLC, By Its Attorney-In-Fact Ocwen Loan Servicing, LLC; </text:p>
          </text:list-item>
        </text:list>
        <text:p text:style-name="Text_20_body">• Vice President, Mortgage Electronic Registration Systems, Inc., acting solely as nominee for Countrywide Home Loans, Inc.</text:p>
        <text:list xml:id="list33561103" text:style-name="L7">
          <text:list-item>
            <text:p text:style-name="P40">Vice President, Mortgage Electronic Registration Systems, Inc., acting solely as nominee for Taylor Bean &amp; Whitaker Mortgage Corp. </text:p>
          </text:list-item>
          <text:list-item>
            <text:p text:style-name="P40">Vice President, Mortgage Electronic Registration Systems, acting solely as nominee for Novastar Mortgage, Inc.; </text:p>
          </text:list-item>
          <text:list-item>
            <text:p text:style-name="P7">Vice President, Mortgage Electronic Registration Systems, acting solely as nominee for Ownit Mortgage Solutions, Inc. </text:p>
          </text:list-item>
        </text:list>
        <text:p text:style-name="Text_20_body"><text:a xlink:type="simple" xlink:href="http://blog.bluestonelawfirm.com/legal-malpractice-news-robo-signers-and-legal-malpractice.html?utm_source=twitterfeed&amp;utm_medium=twitter">http://blog.bluestonelawfirm.com/legal-malpractice-news-robo-signers-and-legal-malpractice.html?utm_source=twitterfeed&amp;utm_medium=twitter</text:a> <text:a xlink:type="simple" xlink:href="http://4closurefraud.org/2010/05/24/take-a-look-at-these-two-assignments-not-only-scott-anderson-forgery-notary-fraudforgery-from-ocwen/">http://4closurefraud.org/2010/05/24/take-a-look-at-these-two-assignments-not-only-scott-anderson-forgery-notary-fraudforgery-from-ocwen/</text:a>  <text:a xlink:type="simple" xlink:href="http://pippinghole.blogspot.com/2010/12/robo-signers-signors-names-revealed.html">http://pippinghole.blogspot.com/2010/12/robo-signers-signors-names-revealed.html</text:a>  <text:a xlink:type="simple" xlink:href="http://www.frauddigest.com/indictments/nv_978_16592874_img.pdf.pdf">http://www.frauddigest.com/indictments/nv_978_16592874_img.pdf.pdf</text:a>, <text:a xlink:type="simple" xlink:href="http://www.frauddigest.com/indictments/nv_363_16824558_img.pdf">http://www.frauddigest.com/indictments/nv_363_16824558_img.pdf</text:a>, <text:a xlink:type="simple" xlink:href="http://www.frauddigest.com/indictments/nv_625_17027721_img.pdf.pdf">http://www.frauddigest.com/indictments/nv_625_17027721_img.pdf.pdf</text:a>, <text:a xlink:type="simple" xlink:href="http://www.frauddigest.com/indictments/nv_646_17433704_img.pdf.pdf">http://www.frauddigest.com/indictments/nv_646_17433704_img.pdf.pdf</text:a>, <text:a xlink:type="simple" xlink:href="http://www.frauddigest.com/indictments/nv_52_17505354_img.pdf.pdf">http://www.frauddigest.com/indictments/nv_52_17505354_img.pdf.pdf</text:a></text:p>
        <text:p text:style-name="Text_20_body"><text:span text:style-name="Strong_20_Emphasis">Antonelli, Anita- </text:span>ANITA<text:span text:style-name="Strong_20_Emphasis"> </text:span>ANTONELLI is an employee of <text:span text:style-name="Strong_20_Emphasis">America’s Servicing Company </text:span>in Fort Mill, South Carolina. Antonelli has signed Mortgage Assignments as Vice President of Loan Documentation for Wells Fargo Bank, N.A. Antonelli’s signature is often notarized by Lisa Rhyme. Antonelli has also signed as Assistant Secretary, Mortgage Electronic Registration Systems, Inc., as nominee for Mortgage Network, Inc. and as nominee for American Home Mortgage, and as nominee for Loancity, and as nominee for Market Street Mortgage Corp., and as nominee for CTX Mortgage Co., LLC, and as nominee for Myers Park Mortgage, Inc., and as nominee for DHI Mortgage Co., LTD., and as nominee for Hilton Head Mortgage, Inc. Many of the Assignments signed by Antonelli were prepared by the South Carolina law firm <text:span text:style-name="Strong_20_Emphasis">Rogers, Townsend &amp; Thomas, P.C.</text:span></text:p>
        <text:p text:style-name="Text_20_body"><text:span text:style-name="Strong_20_Emphasis">Arango, Patricia – </text:span>PATRICIA ARANGO a/k.a. Patricia A. Arango is an attorney in the <text:span text:style-name="Strong_20_Emphasis">Law Offices </text:span><text:soft-page-break/><text:span text:style-name="Strong_20_Emphasis">of Marshall Watson.(SEE FLORIDA BAR SITE ) </text:span><text:a xlink:type="simple" xlink:href="http://www.floridabar.org/names.nsf/0/748312A1C7B2E95885256A8400050EA2?OpenDocument">http://www.floridabar.org/names.nsf/0/748312A1C7B2E95885256A8400050EA2?OpenDocument</text:a><text:span text:style-name="Strong_20_Emphasis">   </text:span>Arango signs Mortgage Assignments as an officer of MERS, without disclosing she is a Watson employee. Arango signs as an officer of many different mortgage companies and servicers. Full deposition of Arango is included Many of the Assignments signed by Arango are for Assignments to trusts years after the closing date of the trusts. Some of the titles used by Patricia Arango include the following:</text:p>
        <text:list xml:id="list33562496" text:style-name="L8">
          <text:list-item>
            <text:p text:style-name="P41">Asst. Secretary, MERS as a nominee for American Brokers Conduit; </text:p>
          </text:list-item>
          <text:list-item>
            <text:p text:style-name="P41">Asst. Secretary, MERS as a nominee for America’s Wholesale Lender; </text:p>
          </text:list-item>
          <text:list-item>
            <text:p text:style-name="P8">Asst. Secretary, MERS as a nominee for BNC Mortgage, Inc.; </text:p>
          </text:list-item>
        </text:list>
        <text:p text:style-name="Text_20_body">• Asst. Secretary, MERS as a nominee for Countrywide Bank, FSB;</text:p>
        <text:list xml:id="list33564336" text:style-name="L9">
          <text:list-item>
            <text:p text:style-name="P42">Asst. Secretary, MERS as a nominee for Countrywide Home Loans, Inc.; </text:p>
          </text:list-item>
          <text:list-item>
            <text:p text:style-name="P42">Asst. Secretary, MERS as a nominee for CTX Mortgage Company, LLC; </text:p>
          </text:list-item>
          <text:list-item>
            <text:p text:style-name="P42">Asst. Secretary, MERS as a nominee for Decision One Mortgage Company; </text:p>
          </text:list-item>
          <text:list-item>
            <text:p text:style-name="P42">Asst. Secretary, MERS as a nominee for Flagstar Bank, FSB; </text:p>
          </text:list-item>
          <text:list-item>
            <text:p text:style-name="P42">Asst. Secretary, MERS as a nominee for Gateway Funding Diversified Mortgage Services, LP; </text:p>
          </text:list-item>
          <text:list-item>
            <text:p text:style-name="P42">Asst. Secretary, MERS acting solely as a nominee for Home Capital, Inc. d/b/a Loan America, Inc.; </text:p>
          </text:list-item>
          <text:list-item>
            <text:p text:style-name="P42">Asst. Secretary, MERS as a nominee for Interstate Home Loan Center, Inc.; </text:p>
          </text:list-item>
          <text:list-item>
            <text:p text:style-name="P42">Asst. Secretary, MERS as a nominee for Ivanhoe Financial, Inc.; </text:p>
          </text:list-item>
          <text:list-item>
            <text:p text:style-name="P42">Asst. Secretary, MERS as a nominee for MFC Mortgage, Inc.; </text:p>
          </text:list-item>
          <text:list-item>
            <text:p text:style-name="P9">Asst. Secretary, MERS as a nominee for Quicken Loans, Inc.; and </text:p>
          </text:list-item>
        </text:list>
        <text:p text:style-name="Text_20_body">Asst. Secretary, MERS as a nominee for Suntrust Mortgage, Inc. see-<text:a xlink:type="simple" xlink:href="http://takeyourhomeback.com/?p=230" office:target-frame-name="_new" xlink:show="replace">takeyourhomeback.com/?p=230</text:a>    <text:a xlink:type="simple" xlink:href="http://4closurefraud.org/2011/01/12/bam-full-deposition-of-patricia-arango-of-marshall-c-watson-arangos-testimony-contradicts-congressional-testimony-of-merscorp-president/" office:target-frame-name="_new" xlink:show="replace">4closurefraud.org/2011/01/12/bam-full-deposition-of-patricia-arango-of-marshall-c-watson-arangos-testimony-contradicts-congressional-testimony-of-merscorp-president/</text:a><text:a xlink:type="simple" xlink:href="http://my.firedoglake.com/cindykouril/2010/04/19/the-story-of-the-law-firm-that-built-its-own-evidence-for-foreclosures/" office:target-frame-name="_new" xlink:show="replace">my.firedoglake.com/cindykouril/2010/04/19/the-story-of-the-law-firm-that-built-its-own-evidence-for-foreclosures/</text:a></text:p>
        <text:p text:style-name="Text_20_body"> <text:span text:style-name="Strong_20_Emphasis"><text:span text:style-name="T1">Arnold, David</text:span></text:span><text:span text:style-name="Strong_20_Emphasis">- </text:span>David Arnold is an employee of JP Morgan Chase in Jacksonville, Duval County, Florida. He has signed Mortgage Assignments as Vice President of JP Morgan Chase Bank. He also signs as J.P. Morgan Chase Bank, N.A., successor in interest from the FDIC, as receiver for Washington Mutual Bank, f/k/a Washington Mutual Bank, F.A. On many Mortgage Assignments, however, Arnold signs as a MERS officer to assign mortgage TO JP Morgan Chase, without disclosing he is actually working FOR JP Morgan Chase. Arnold’s name often appears on Mortgage Assignments to securitized trusts where the Assignment is supposedly being made many years after the closing date of the trusts.</text:p>
        <text:p text:style-name="Text_20_body"><text:span text:style-name="Strong_20_Emphasis">Arnold, R.K</text:span>.- <text:a xlink:type="simple" xlink:href="http://takeyourhomeback.com/">R.K. Arnold</text:a> is the former  <text:a xlink:type="simple" xlink:href="http://takeyourhomeback.com/">CEO of MERSCORP and Mortgage Electronic Registration Systems</text:a>, Inc. Deposition of R.K. Arnold taken at the American Association for Justice, Washington, D.C. on September 25, 2009. See <text:a xlink:type="simple" xlink:href="http://stopforeclosurefraud.com/wp-content/uploads/2010/09/MERS-DEPO-OF-CEO-RK-Arnold-2009.pdf" office:target-frame-name="_new" xlink:show="replace">stopforeclosurefraud.com/wp-content/uploads/2010/09/MERS-DEPO-OF-CEO-RK-Arnold-2009.pdf</text:a></text:p>
        <text:p text:style-name="Text_20_body"><text:span text:style-name="Strong_20_Emphasis"><text:span text:style-name="T1">ROBO SIGNERS OF AURORA LOAN SERVICES </text:span></text:span><text:span text:style-name="Strong_20_Emphasis">(Scottsbluff, NE) Aurora failed to prove ownership of the Note: </text:span><text:a xlink:type="simple" xlink:href="http://livinglies.wordpress.com/2011/03/25/wisconsin-appeals-ct-aurora-is-not-owner-of-note-trial-court-reversed/">http://livinglies.wordpress.com/2011/03/25/wisconsin-appeals-ct-aurora-is-not-owner-of-note-trial-court-reversed/</text:a><text:span text:style-name="Strong_20_Emphasis"> </text:span></text:p>
        <text:p text:style-name="Text_20_body"><text:span text:style-name="Strong_20_Emphasis">Jan Walsh- </text:span><text:a xlink:type="simple" xlink:href="http://www.scribd.com/doc/61103865/July-2011-Who-s-Robosigning-Now-The-Latest-Newcomers">http://www.scribd.com/doc/61103865/July-2011-Who-s-Robosigning-Now-The-Latest-Newcomers</text:a><text:span text:style-name="Strong_20_Emphasis">  </text:span></text:p>
        <text:p text:style-name="Text_20_body"><text:soft-page-break/><text:span text:style-name="Strong_20_Emphasis">Backus, Deborah … <text:s text:c="2"/>Rein, Joann</text:span></text:p>
        <text:p text:style-name="Text_20_body"><text:span text:style-name="Strong_20_Emphasis"><text:span text:style-name="T1">ROBO SIGNERS OF Aurora Loan Services, Littleton, Colorado</text:span></text:span>:</text:p>
        <text:p text:style-name="Text_20_body">signed mortgage assignments to trusts as officers of MERS and many lenders:</text:p>
        <text:p text:style-name="Text_20_body">Backus, Deborah … <text:s text:c="2"/>Lang, Lucy … <text:s text:c="2"/>Lindhorst, Susan … <text:s text:c="2"/>Rein, Joann … <text:s text:c="2"/>Schultz, Theodore B.</text:p>
        <text:p text:style-name="Text_20_body"><text:span text:style-name="Strong_20_Emphasis"><text:span text:style-name="T1">Notaries – notarized mortgage assignments to trusts</text:span></text:span>:</text:p>
        <text:p text:style-name="Text_20_body">Dietz, Darline … <text:s text:c="2"/>Guerrero, Irene … <text:s text:c="2"/>Rein, Joann</text:p>
        <text:p text:style-name="Text_20_body">NEW ROBO SIGNERS AT BAC Home Loan Servicing in Simi Valley, California: <text:a xlink:type="simple" xlink:href="http://www.scribd.com/doc/61103865/July-2011-Who-s-Robosigning-Now-The-Latest-Newcomers">http://www.scribd.com/doc/61103865/July-2011-Who-s-Robosigning-Now-The-Latest-Newcomers</text:a></text:p>
        <text:p text:style-name="Text_20_body">Malik Basurto- <text:a xlink:type="simple" xlink:href="http://www.free-press-release.com/news-bank-of-america-files-a-new-robo-signed-assignment-of-mortgage-on-florida-couple-suing-bank-of-america-for-racketeering-1313011461.html">http://www.free-press-release.com/news-bank-of-america-files-a-new-robo-signed-assignment-of-mortgage-on-florida-couple-suing-bank-of-america-for-racketeering-1313011461.html</text:a></text:p>
        <text:p text:style-name="Text_20_body">Nichole Clavadetscher … <text:s text:c="2"/>Youda Crain … <text:s text:c="2"/>Mercedes Judilla … <text:s text:c="2"/>Srbui Muradyan … <text:s text:c="2"/>Swarupa Slee</text:p>
        <text:p text:style-name="Text_20_body"><text:a xlink:type="simple" xlink:href="http://takeyourhomeback.com/"><text:span text:style-name="Strong_20_Emphasis">Bachman</text:span></text:a><text:span text:style-name="Strong_20_Emphasis"><text:span text:style-name="T1">,</text:span></text:span><text:span text:style-name="Strong_20_Emphasis">Micall</text:span><text:span text:style-name="Strong_20_Emphasis"><text:span text:style-name="T1"> </text:span></text:span><text:span text:style-name="Strong_20_Emphasis">a.k.a. </text:span><text:a xlink:type="simple" xlink:href="http://takeyourhomeback.com/"><text:span text:style-name="Strong_20_Emphasis">Michelle Bachman</text:span></text:a>- Micall Bachman signing as V.P. of Argent Mortgage, Collin County, TX-                                                 <text:a xlink:type="simple" xlink:href="http://www.huffingtonpost.com/2010/12/10/robo-signers-threaten-foreclosure-lawyers_n_795291.html" office:target-frame-name="_new" xlink:show="replace">www.huffingtonpost.com/2010/12/10/robo-signers-threaten-foreclosure-lawyers_n_795291.html</text:a>                                                                                                        <text:a xlink:type="simple" xlink:href="http://www.scribd.com/doc/40927249/Bank-Of-America-Robo-signer-List" office:target-frame-name="_new" xlink:show="replace">www.scribd.com/doc/40927249/Bank-Of-America-Robo-signer-List</text:a><text:a xlink:type="simple" xlink:href="http://washingtonexaminer.com/nep/2010/11/robo-signing-mers-issues-create-new-concerns-foreclosure-buyers" office:target-frame-name="_new" xlink:show="replace">washingtonexaminer.com/nep/2010/11/robo-signing-mers-issues-create-new-concerns-foreclosure-buyers</text:a></text:p>
        <text:p text:style-name="Text_20_body"><text:a xlink:type="simple" xlink:href="http://takeyourhomeback.com/"><text:span text:style-name="Strong_20_Emphasis"><text:span text:style-name="T1">Bank of America’s List of Robo-Signer</text:span></text:span></text:a><text:span text:style-name="Strong_20_Emphasis"><text:span text:style-name="T1">s</text:span></text:span><text:span text:style-name="Strong_20_Emphasis">-  Bank of America “hinders Federal investigation-SEE </text:span><text:a xlink:type="simple" xlink:href="http://www.huffingtonpost.com/2011/06/13/bank-of-america-significantly-hindered-federal-investigation_n_876408.html?ref=fb&amp;src=sp#sb=806133,b=facebook">http://www.huffingtonpost.com/2011/06/13/bank-of-america-significantly-hindered-federal-investigation_n_876408.html?ref=fb&amp;src=sp#sb=806133,b=facebook</text:a><text:span text:style-name="Strong_20_Emphasis"> </text:span></text:p>
        <text:p text:style-name="Text_20_body"><text:a xlink:type="simple" xlink:href="http://takeyourhomeback.com/?p=75">Carrie Erbe</text:a>- Senior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Catherine M. Gorlewski</text:a>- Senior Vice President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Jeanette</text:a><text:a xlink:type="simple" xlink:href="http://takeyourhomeback.com/?p=75"><text:span text:style-name="Emphasis"> </text:span></text:a><text:a xlink:type="simple" xlink:href="http://takeyourhomeback.com/?p=75">Grodsky</text:a>- Senior Vice President <text:a xlink:type="simple" xlink:href="http://takeyourhomeback.com/?p=75">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Suzanne M. Haumesser</text:a> – Senior Vice President <text:a xlink:type="simple" xlink:href="http://takeyourhomeback.com/?p=75">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Cynthia A. Mach</text:a>- Senior Vice President <text:a xlink:type="simple" xlink:href="http://takeyourhomeback.com/?p=75">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Mark Acosta</text:a> – Senior Vice-President- <text:a xlink:type="simple" xlink:href="http://takeyourhomeback.com/?p=75">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Brandon Sciumbato</text:a>- Senior Vice-President- <text:a xlink:type="simple" xlink:href="http://takeyourhomeback.com/?p=75">of Bank of America / BAC GP, LLC / BAC Home Loans LP formerly Countrywide Home Loans</text:a> – <text:a xlink:type="simple" xlink:href="http://www.scribd.com/doc/40927249/Bank-Of-America-Robo-signer-List">http://www.scribd.com/doc/40927249/Bank-Of-America-Robo-signer-List</text:a></text:p>
        <text:p text:style-name="Text_20_body"><text:soft-page-break/><text:a xlink:type="simple" xlink:href="http://takeyourhomeback.com/?p=75">John S. Smith</text:a>- Senior Vice-President- <text:a xlink:type="simple" xlink:href="http://takeyourhomeback.com/?p=75">of Bank of America / BAC GP, LLC / BAC Home Loans LP formerly Countrywide Home Loans</text:a> – <text:a xlink:type="simple" xlink:href="http://www.scribd.com/doc/40927249/Bank-Of-America-Robo-signer-List">http://www.scribd.com/doc/40927249/Bank-Of-America-Robo-signer-List</text:a></text:p>
        <text:p text:style-name="Text_20_body"><text:a xlink:type="simple" xlink:href="hhttp://takeyourhomeback.com/?p=75">David P. Sunlin</text:a> – Senior Vice-President- <text:a xlink:type="simple" xlink:href="http://takeyourhomeback.com/?p=75">of Bank of America / BAC GP, LLC / BAC Home Loans LP formerly Countrywide Home Loans</text:a> – <text:a xlink:type="simple" xlink:href="http://www.scribd.com/doc/40927249/Bank-Of-America-Robo-signer-List">http://www.scribd.com/doc/40927249/Bank-Of-America-Robo-signer-List</text:a></text:p>
        <text:p text:style-name="Text_20_body"><text:a xlink:type="simple" xlink:href="http://takeyourhomeback.com/?p=75">Christine Albert</text:a> –  Vice-President- <text:a xlink:type="simple" xlink:href="http://takeyourhomeback.com/?p=75">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Lisa Allinson</text:a> –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Micall  Bachman</text:a>-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Lance Bell</text:a>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Donald R. Clark</text:a> –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Kimberly Dawson</text:a> –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Renee Hertzler</text:a>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 http://www.massrealestatelawblog.com/2010/10/02/major-lenders-halt-foreclosures-over-concerns-with-faulty-documents/</text:p>
        <text:p text:style-name="Text_20_body"><text:a xlink:type="simple" xlink:href="http://takeyourhomeback.com/?p=75">Lancia Herzog</text:a>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Mary  Loos</text:a><text:span text:style-name="Strong_20_Emphasis"> </text:span>-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Mary Kist</text:a> –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Michael Prindle</text:a>-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 <text:a xlink:type="simple" xlink:href="http://takeyourhomeback.com/?p=75">Rhoena Rice</text:a> –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Sheri Solum</text:a> –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Melissa Viveros</text:a> –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text:a xlink:type="simple" xlink:href="http://takeyourhomeback.com/?p=75">Rhonda Weston</text:a>- <text:a xlink:type="simple" xlink:href="http://takeyourhomeback.com/?p=75">Vice President of Bank of America / BAC GP, LLC / BAC Home Loans LP formerly Countrywide Home Loans</text:a> <text:a xlink:type="simple" xlink:href="http://www.scribd.com/doc/40927249/Bank-Of-America-Robo-signer-List">http://www.scribd.com/doc/40927249/Bank-Of-America-Robo-signer-List</text:a></text:p>
        <text:p text:style-name="Text_20_body"> <text:a xlink:type="simple" xlink:href="http://takeyourhomeback.com/?p=75">Jill Wosnak</text:a>- <text:a xlink:type="simple" xlink:href="http://takeyourhomeback.com/?p=75">Vice President of Bank of America / BAC GP, LLC / BAC Home Loans LP formerly </text:a><text:soft-page-break/><text:a xlink:type="simple" xlink:href="http://takeyourhomeback.com/?p=75">Countrywide Home Loans</text:a> <text:a xlink:type="simple" xlink:href="http://www.scribd.com/doc/40927249/Bank-Of-America-Robo-signer-List">http://www.scribd.com/doc/40927249/Bank-Of-America-Robo-signer-List</text:a></text:p>
        <text:p text:style-name="Text_20_body"><text:span text:style-name="Strong_20_Emphasis">Gregory Higeons</text:span> – Assistant Vice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Michele Holtz</text:span> –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 <text:span text:style-name="Strong_20_Emphasis">Kaneisha Hunley</text:span>- Assistant Vice President <text:a xlink:type="simple" xlink:href="http://takeyourhomeback.com/?p=75"> of  Bank of America / BAC GP, LLC / BAC Home Loans LP formerly Countrywide Home Loans</text:a> ­- <text:a xlink:type="simple" xlink:href="http://www.scribd.com/doc/40927249/Bank-Of-America-Robo-signer-List">http://www.scribd.com/doc/40927249/Bank-Of-America-Robo-signer-List</text:a></text:p>
        <text:p text:style-name="Text_20_body"> <text:span text:style-name="Strong_20_Emphasis">Holly M. Jarmusz</text:span> – Assistant Vice President<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Deborah A. Jurek</text:span> –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Barbara Komisarof</text:span> –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Bridget Lett</text:span> –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Cody Mahon</text:span> – Assistant Vice President <text:a xlink:type="simple" xlink:href="http://takeyourhomeback.com/?p=75"> of Bank of America / BAC GP, LLC / BAC Home Loans LP formerly Countrywide Home Loans</text:a> – ­<text:a xlink:type="simple" xlink:href="http://www.scribd.com/doc/40927249/Bank-Of-America-Robo-signer-List">http://www.scribd.com/doc/40927249/Bank-Of-America-Robo-signer-List</text:a></text:p>
        <text:p text:style-name="Text_20_body"><text:span text:style-name="Strong_20_Emphasis">Cheryl Mallory</text:span>-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 <text:span text:style-name="Strong_20_Emphasis">Susan McCaughan</text:span>-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 <text:span text:style-name="Strong_20_Emphasis">Timothy E. Moran</text:span>-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 <text:span text:style-name="Strong_20_Emphasis">Roxanne Nowicki</text:span>-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 <text:span text:style-name="Strong_20_Emphasis">Frances Pecoraro</text:span>-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 <text:span text:style-name="Strong_20_Emphasis">David M. Perez</text:span>-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oft-page-break/> <text:span text:style-name="Strong_20_Emphasis">Laura M. Pirritano</text:span> –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Tania Ramos</text:span> –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Robert Rybarczyk</text:span>-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 <text:span text:style-name="Strong_20_Emphasis">Ken Satsky</text:span>-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Joyce Sciumbato</text:span> –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Keri Selman</text:span>-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 <text:span text:style-name="Strong_20_Emphasis">Teresa Skinner</text:span>- Assistant Vice President <text:a xlink:type="simple" xlink:href="http://takeyourhomeback.com/?p=75"> of Bank of America / BAC GP, LLC / BAC Home Loans LP formerly Countrywide Home Loans</text:a> ­- <text:a xlink:type="simple" xlink:href="http://www.scribd.com/doc/40927249/Bank-Of-America-Robo-signer-List">http://www.scribd.com/doc/40927249/Bank-Of-America-Robo-signer-List</text:a></text:p>
        <text:p text:style-name="Text_20_body"> <text:span text:style-name="Strong_20_Emphasis">TiaQuanda Turner</text:span>- Assistant Vice President <text:a xlink:type="simple" xlink:href="http://takeyourhomeback.com/?p=75"> of Bank of America / BAC GP, LLC / BAC Home Loans LP formerly Countrywide Home Loans</text:a> – <text:a xlink:type="simple" xlink:href="http://www.scribd.com/doc/40927249/Bank-Of-America-Robo-signer-List">http://www.scribd.com/doc/40927249/Bank-Of-America-Robo-signer-List</text:a></text:p>
        <text:p text:style-name="Text_20_body"> <text:span text:style-name="Strong_20_Emphasis">Sandra Williams</text:span>- Assistant Vice President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 <text:span text:style-name="Strong_20_Emphasis">Ashley Barraza</text:span> – Assistant Secretary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Destiny Bentley</text:span> – Assistant Secretary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Tyira Ganison</text:span> – Assistant Secretary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Benjamin Hillis</text:span> – Assistant Secretary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Julia Myra</text:span>- Assistant Secretary <text:a xlink:type="simple" xlink:href="http://takeyourhomeback.com/?p=75"> of Bank of America / BAC GP, LLC / BAC Home Loans LP formerly Countrywide Home Loans</text:a> – <text:a xlink:type="simple" xlink:href="http://www.scribd.com/doc/40927249/Bank-Of-America-Robo-signer-List">http://www.scribd.com/doc/40927249/Bank-Of-America-Robo-signer-List</text:a></text:p>
        <text:p text:style-name="Text_20_body"><text:span text:style-name="Strong_20_Emphasis">Gregory J. Price</text:span> – Assistant Secretary <text:a xlink:type="simple" xlink:href="http://takeyourhomeback.com/?p=75"> of Bank of America / BAC GP, LLC / BAC Home Loans LP formerly Countrywide Home Loans</text:a>-<text:a xlink:type="simple" xlink:href="http://www.scribd.com/doc/40927249/Bank-Of-America-Robo-signer-List">http://www.scribd.com/doc/40927249/Bank-Of-America-Robo-</text:a><text:soft-page-break/><text:a xlink:type="simple" xlink:href="http://www.scribd.com/doc/40927249/Bank-Of-America-Robo-signer-List">signer-List</text:a></text:p>
        <text:p text:style-name="Text_20_body"> <text:span text:style-name="Strong_20_Emphasis">Donna Powell</text:span>- Assistant Secretary <text:a xlink:type="simple" xlink:href="http://takeyourhomeback.com/?p=75"> of Bank of America / BAC GP, LLC / BAC Home Loans LP formerly Countrywide Home Loans</text:a>-<text:a xlink:type="simple" xlink:href="http://www.scribd.com/doc/40927249/Bank-Of-America-Robo-signer-List">http://www.scribd.com/doc/40927249/Bank-Of-America-Robo-signer-List</text:a></text:p>
        <text:p text:style-name="Text_20_body"> <text:span text:style-name="Strong_20_Emphasis">Kathy Repka</text:span> – Assistant Secretary <text:a xlink:type="simple" xlink:href="http://takeyourhomeback.com/?p=75"> of Bank of America / BAC GP, LLC / BAC Home Loans LP formerly Countrywide Home Loans</text:a>-<text:a xlink:type="simple" xlink:href="http://www.scribd.com/doc/40927249/Bank-Of-America-Robo-signer-List">http://www.scribd.com/doc/40927249/Bank-Of-America-Robo-signer-List</text:a></text:p>
        <text:p text:style-name="Text_20_body"><text:span text:style-name="Strong_20_Emphasis">Gail Stein</text:span> – Assistant Secretary <text:a xlink:type="simple" xlink:href="http://takeyourhomeback.com/?p=75"> of Bank of America / BAC GP, LLC / BAC Home Loans LP formerly Countrywide Home Loans</text:a>-<text:a xlink:type="simple" xlink:href="http://www.scribd.com/doc/40927249/Bank-Of-America-Robo-signer-List">http://www.scribd.com/doc/40927249/Bank-Of-America-Robo-signer-List</text:a></text:p>
        <text:p text:style-name="Text_20_body"><text:span text:style-name="Strong_20_Emphasis">Vicki Lynn Vasquez</text:span> – Assistant Secretary <text:a xlink:type="simple" xlink:href="http://takeyourhomeback.com/?p=75"> of Bank of America / BAC GP, LLC / BAC Home Loans LP formerly Countrywide Home Loans</text:a>-<text:a xlink:type="simple" xlink:href="http://www.scribd.com/doc/40927249/Bank-Of-America-Robo-signer-List">http://www.scribd.com/doc/40927249/Bank-Of-America-Robo-signer-List</text:a></text:p>
        <text:p text:style-name="Text_20_body"><text:span text:style-name="Strong_20_Emphasis">Lisa Wickser</text:span> – Assistant Secretary <text:a xlink:type="simple" xlink:href="http://takeyourhomeback.com/?p=75"> of Bank of America / BAC GP, LLC / BAC Home Loans LP formerly Countrywide Home Loans</text:a> -<text:a xlink:type="simple" xlink:href="http://www.scribd.com/doc/40927249/Bank-Of-America-Robo-signer-List">http://www.scribd.com/doc/40927249/Bank-Of-America-Robo-signer-List</text:a></text:p>
        <text:p text:style-name="Text_20_body"><text:span text:style-name="Strong_20_Emphasis">Rachelle Wickware</text:span> – Assistant Secretary <text:a xlink:type="simple" xlink:href="http://takeyourhomeback.com/?p=75"> of Bank of America / BAC GP, LLC / BAC Home Loans LP formerly Countrywide Home Loans</text:a>-<text:a xlink:type="simple" xlink:href="http://www.scribd.com/doc/40927249/Bank-Of-America-Robo-signer-List">http://www.scribd.com/doc/40927249/Bank-Of-America-Robo-signer-List</text:a></text:p>
        <text:p text:style-name="Text_20_body"><text:span text:style-name="Strong_20_Emphasis">Diane Young</text:span> – Assistant Secretary <text:a xlink:type="simple" xlink:href="http://takeyourhomeback.com/?p=75"> of Bank of America / BAC GP, LLC / BAC Home Loans LP formerly Countrywide Home Loans</text:a>-<text:a xlink:type="simple" xlink:href="http://www.scribd.com/doc/40927249/Bank-Of-America-Robo-signer-List">http://www.scribd.com/doc/40927249/Bank-Of-America-Robo-signer-List</text:a></text:p>
        <text:p text:style-name="Text_20_body"><text:a xlink:type="simple" xlink:href="http://www.scribd.com/doc/40927249/Bank-Of-America-Robo-signer-List" office:target-frame-name="_new" xlink:show="replace"><text:span text:style-name="Strong_20_Emphasis">www.scribd.com/doc/40927249/Bank-Of-America-Robo-signer-List</text:span></text:a><text:a xlink:type="simple" xlink:href="http://www.theindychannel.com/news/27243446/detail.html" office:target-frame-name="_new" xlink:show="replace"><text:span text:style-name="Strong_20_Emphasis">www.theindychannel.com/news/27243446/detail.html</text:span></text:a><text:span text:style-name="T1">  </text:span><text:a xlink:type="simple" xlink:href="http://dailybail.com/home/bofa-leak-exposes-possible-force-placed-insurance-fraud.html" office:target-frame-name="_new" xlink:show="replace"><text:span text:style-name="Strong_20_Emphasis">dailybail.com/home/bofa-leak-exposes-possible-force-placed-insurance-fraud.html</text:span></text:a></text:p>
        <text:p text:style-name="Text_20_body"><text:span text:style-name="Strong_20_Emphasis"><text:span text:style-name="T1">ROBO SIGNERS FOR BAC HOME LOANS SERVICING, LLP </text:span></text:span><text:span text:style-name="Strong_20_Emphasis">(Plano, Collin County, TX and Tarrant Co, TX)</text:span></text:p>
        <text:p text:style-name="Text_20_body">Known Robo-Signers for  BAC Home Loan Servicing is a part of Bank of America. BAC Home Loans Servicing was formerly known as Countrywide Home Loans Servicing, LP.</text:p>
        <text:p text:style-name="Text_20_body">Bachman, Micall … <text:s text:c="2"/>Barraza, Ashley … <text:s text:c="2"/>Bell, Lance … <text:s text:c="2"/>Bishop, Mark … <text:s text:c="2"/>Cowen, Jeffrey … <text:s text:c="2"/>Dawson, Kimberly … <text:s text:c="2"/>Fomby, Aaron … <text:s text:c="2"/>Harman, Selena … <text:s text:c="2"/>Hertzler, Renee … <text:s text:c="2"/>Herzog, Lancia … <text:s text:c="2"/>Hund, John … <text:s text:c="2"/>Kist, Mary … <text:s text:c="2"/>Michie, M. Kelly<text:span text:style-name="Strong_20_Emphasis">  … <text:s text:c="2"/></text:span>Perez, David … <text:s text:c="2"/>Prindle, Michael … <text:s text:c="2"/>Rice, Rhoena … <text:s text:c="2"/>Scroggins, Robert … <text:s text:c="2"/>Selman, Keri … <text:s text:c="2"/>Turner, Tiaquanda … <text:s text:c="2"/>Viveros, Melissa … <text:s text:c="2"/>Williams, Sandra … <text:s text:c="2"/>Rice, Rhoena</text:p>
        <text:p text:style-name="Text_20_body"><text:span text:style-name="Strong_20_Emphasis"><text:span text:style-name="T1">Notaries – notarized mortgage assignments to trusts</text:span></text:span>:</text:p>
        <text:p text:style-name="Text_20_body">Bese, Teresa … <text:s text:c="2"/>Flanagan, Melissa … <text:s text:c="2"/>Greenwald, Jackie … <text:s text:c="2"/>Johnson, Heather … <text:s text:c="2"/>Lucas, Patricia … <text:s text:c="2"/>Manning, Shannon … <text:s text:c="2"/>Morcan, Liliana … <text:s text:c="2"/>Morgan, Courtney … <text:s text:c="2"/>Rogers, Yvonne … <text:s text:c="2"/>Shipitsek, Alla … <text:s text:c="2"/>Warren, Valencia</text:p>
        <text:p text:style-name="Text_20_body"><text:span text:style-name="Strong_20_Emphasis">Bagley, Brent- </text:span>BRENT BAGLEY was an employee of Lender Processing Services in Alpharetta, GA. Bagley signed several hundred thousand Mortgage Assignments. Bagley frequently signed Assignments to trusts several years after the closing dates of the trust. Bagley also signed as an officer of companies that had filed for bankruptcy or were no longer in existence. Deutsche Bank National Trust Company often uses Brent Bagley Assignments to foreclose.</text:p>
        <text:p text:style-name="Text_20_body"><text:soft-page-break/><text:span text:style-name="Strong_20_Emphasis">Bailey, Denise – </text:span>DENISE BAILEY is an employee of Litton Loan Services, Harris County, TX. <text:a xlink:type="simple" xlink:href="http://www.housingwire.com/2010/11/12/florida-court-robo-signing-not-sufficient-to-stop-foreclosure" office:target-frame-name="_new" xlink:show="replace">www.housingwire.com/2010/11/12/florida-court-robo-signing-not-sufficient-to-stop-foreclosure</text:a>              <text:a xlink:type="simple" xlink:href="http://pippinghole.blogspot.com/2010/12/robo-signers-signors-names-revealed.html" office:target-frame-name="_new" xlink:show="replace">pippinghole.blogspot.com/2010/12/robo-signers-signors-names-revealed.html</text:a>                                           <text:a xlink:type="simple" xlink:href="http://foreclosureblues.wordpress.com/2010/10/04/the-dirty-dozen-banks-most-responsible-for-foreclosure-fraud/" office:target-frame-name="_new" xlink:show="replace">foreclosureblues.wordpress.com/2010/10/04/the-dirty-dozen-banks-most-responsible-for-foreclosure-fraud/</text:a></text:p>
        <text:p text:style-name="Text_20_body"><text:span text:style-name="Strong_20_Emphasis">Banaszewski, Matthew Allan</text:span>- Matthew Banaszewski  - <text:a xlink:type="simple" xlink:href="http://whatsignature.com/files/Banaszewski_Matthew_Allan.pdf">http://whatsignature.com/files/Banaszewski_Matthew_Allan.pdf</text:a>  <text:a xlink:type="simple" xlink:href="http://205.166.161.12/oncoreV2/showdetails.aspx?id=46409658&amp;rn=0&amp;pi=0&amp;ref=search">http://205.166.161.12/oncoreV2/showdetails.aspx?id=46409658&amp;rn=0&amp;pi=0&amp;ref=search</text:a></text:p>
        <text:p text:style-name="Text_20_body"><text:span text:style-name="Strong_20_Emphasis">Baum, Steven -</text:span>Steven Baum- EMC Mortgage / Bear Stearns-   <text:a xlink:type="simple" xlink:href="http://stopforeclosurefraud.com/2010/12/18/full-deposition-transcript-of-lender-processing-services-scott-a-walter-part-2-steven-j-baum-p-c-o-max-gardner-us-trustee/" office:target-frame-name="_new" xlink:show="replace">stopforeclosurefraud.com/2010/12/18/full-deposition-transcript-of-lender-processing-services-scott-a-walter-part-2-steven-j-baum-p-c-o-max-gardner-us-trustee/</text:a></text:p>
        <text:p text:style-name="Text_20_body"><text:span text:style-name="Strong_20_Emphasis">Berner, Alden</text:span>- <text:a xlink:type="simple" xlink:href="http://takeyourhomeback.com/">Alden Berner</text:a> is a Wells Fargo employee, full deposition of <text:a xlink:type="simple" xlink:href="http://takeyourhomeback.com/">Alden Berner</text:a> – <text:a xlink:type="simple" xlink:href="http://stopforeclosurefraud.com/wp-content/uploads/2010/09/FULL-DEPOSITION-TRANSCRIPT-OF-ALDEN-BERNER-WELLS-FARGO.pdf" office:target-frame-name="_new" xlink:show="replace">stopforeclosurefraud.com/wp-content/uploads/2010/09/FULL-DEPOSITION-TRANSCRIPT-OF-ALDEN-BERNER-WELLS-FARGO.pdf</text:a></text:p>
        <text:p text:style-name="Text_20_body"><text:span text:style-name="Strong_20_Emphasis">Bell, Marisa</text:span>- <text:a xlink:type="simple" xlink:href="http://takeyourhomeback.com/">Melissa Bell</text:a>-  <text:a xlink:type="simple" xlink:href="http://www.deanmostofi.com/?p=924">http://www.deanmostofi.com/?p=924</text:a>  <text:a xlink:type="simple" xlink:href="http://www.massrealestatelawblog.com/2010/10/02/major-lenders-halt-foreclosures-over-concerns-with-faulty-documents/">http://www.massrealestatelawblog.com/2010/10/02/major-lenders-halt-foreclosures-over-concerns-with-faulty-documents/</text:a>  <text:a xlink:type="simple" xlink:href="http://livinglies.wordpress.com/2010/11/05/georgia-notary-fraud-revealed-by-tv-investigation/">http://livinglies.wordpress.com/2010/11/05/georgia-notary-fraud-revealed-by-tv-investigation/</text:a>  <text:a xlink:type="simple" xlink:href="http://thehill.com/blogs/on-the-money/banking-financial-institutions/122195-bank-of-america-suspends-foreclosure-proceedings-in-23-states">http://thehill.com/blogs/on-the-money/banking-financial-institutions/122195-bank-of-america-suspends-foreclosure-proceedings-in-23-states</text:a> <text:a xlink:type="simple" xlink:href="http://homesolutioncounselors.com/indymac-onewest-time-to-halt-foreclosures">http://homesolutioncounselors.com/indymac-onewest-time-to-halt-foreclosures</text:a><text:span text:style-name="Strong_20_Emphasis"> </text:span></text:p>
        <text:p text:style-name="Text_20_body"><text:span text:style-name="Strong_20_Emphasis">Bey, Iris Gisella</text:span>- <text:a xlink:type="simple" xlink:href="http://takeyourhomeback.com/">Iris Gisella Bey</text:a> is a<text:span text:style-name="T1"> </text:span>Notary Public and as an employee of McCalla Raymer- <text:a xlink:type="simple" xlink:href="http://www.operationrest.org/GAClassAction" office:target-frame-name="_new" xlink:show="replace">www.operationrest.org/GAClassAction</text:a><text:a xlink:type="simple" xlink:href="http://www.operationrest.org/xSites/Agents/OperationRestorationInc/Content/UploadedFiles/ClassActionLawSuit.pdf" office:target-frame-name="_new" xlink:show="replace">www.operationrest.org/xSites/Agents/OperationRestorationInc/Content/UploadedFiles/ClassActionLawSuit.pdf</text:a></text:p>
        <text:p text:style-name="Text_20_body"><text:span text:style-name="Strong_20_Emphasis">Bischof, Mark – </text:span>Mark Bischof notarizes many of the signatures of the employees of <text:span text:style-name="Strong_20_Emphasis">Lender Processing Services </text:span>in Dakota County, MN. <text:a xlink:type="simple" xlink:href="http://whatsignature.com/files/Bischof_Mark.pdf" office:target-frame-name="_new" xlink:show="replace">whatsignature.com/files/Bischof_Mark.pdf</text:a><text:a xlink:type="simple" xlink:href="http://whatsignature.com/files/Bischof_Mark.1.pdf" office:target-frame-name="_new" xlink:show="replace">whatsignature.com/files/Bischof_Mark.1.pdf</text:a> <text:a xlink:type="simple" xlink:href="http://whatsignature.com/files/Casey_Matthew.pdf" office:target-frame-name="_new" xlink:show="replace">whatsignature.com/files/Casey_Matthew.pdf</text:a></text:p>
        <text:p text:style-name="Text_20_body"><text:span text:style-name="Strong_20_Emphasis">Bitsoi, Tiffany – </text:span>Tiffany Bitsoi MERS signer for CTX Mortgage as Assistant Secretary <text:a xlink:type="simple" xlink:href="http://www.pascoclerk.com/i3/66-229-227-216IP2011056830.pdf">http://www.pascoclerk.com/i3/66-229-227-216IP2011056830.pdf</text:a></text:p>
        <text:p text:style-name="Text_20_body"><text:span text:style-name="Strong_20_Emphasis">Blackstun, Nate</text:span>- <text:a xlink:type="simple" xlink:href="http://takeyourhomeback.com/">Nate Blackstun</text:a>-employee of CitiBank – <text:a xlink:type="simple" xlink:href="http://mattweidnerlaw.com/blog/2010/07/the-new-foreclosure-fraud-battleground-fraud-and-motions-to-disqualify-counsel/" office:target-frame-name="_new" xlink:show="replace">mattweidnerlaw.com/blog/2010/07/the-new-foreclosure-fraud-battleground-fraud-and-motions-to-disqualify-counsel/</text:a></text:p>
        <text:p text:style-name="Text_20_body"><text:span text:style-name="Strong_20_Emphasis">Blackwell, Leigh</text:span>- <text:a xlink:type="simple" xlink:href="http://takeyourhomeback.com/">Leigh Blackwell</text:a>-  <text:a xlink:type="simple" xlink:href="http://www.deanmostofi.com/?p=924">http://www.deanmostofi.com/?p=924</text:a> <text:s/><text:a xlink:type="simple" xlink:href="http://thehill.com/blogs/on-the-money/banking-financial-institutions/122195-bank-of-america-suspends-foreclosure-proceedings-in-23-states">http://thehill.com/blogs/on-the-money/banking-financial-institutions/122195-bank-of-america-suspends-foreclosure-proceedings-in-23-states</text:a></text:p>
        <text:p text:style-name="Text_20_body"><text:span text:style-name="Strong_20_Emphasis">Blechinger, Tonya –</text:span>Tonya Blechinger is an employee of a mortgage servicing company, HomeEq Servicing, in Sacramento County, CA.</text:p>
        <text:p text:style-name="Text_20_body"><text:span text:style-name="Strong_20_Emphasis">Bly, Bryan J.- Bryan J. Bly </text:span>is also a notary. His signature varies significantly on documents. He signs as an officer of many different mortgage companies. He often signs to assign mortgages to trusts many years after the closing date of the trusts. Bly testified in a July 2010 foreclosure case in Florida that he signed up to 5,000 mortgage assignments per day at the loan-servicing company. Although he is an employee of Nationwide, he signed the documents as a “vice president” of Option One Mortgage, Deutsche Bank, CitiBank and other institutions. (Case # 2009-CA-1920, Circuit Court of the Fourth Judicial District, Clay County, FL) In his deposition, Bly said Nationwide multiplied his output by electronically stamping his signature on additional mortgage assignments that Bly said he never saw. <text:soft-page-break/>He testified, too, that all the documents then were falsely notarized. Nationwide’s notaries were given stacks of the already-signed documents, he said, and attested falsely that Bly had signed the legal papers in front of them. Bly said he didn’t verify the information in the papers he signed, and that he didn’t understand key words and expressions in them. On thousands of documents, a California or North Carolina address is listed directly under Bly’s name to help conceal his true employer. In a Texas case involving an Assignment signed by Bryan Bly, a Texas Court denied an Application for Order for Foreclosure on January 25, 2010, after the homeowner responded to the application with allegations of fraud based in part on the conduct of Bly. See, <text:span text:style-name="Emphasis">In re Order for Foreclosure Concerning Geoffrey Wilner, </text:span>Cause No. 96-239885-09, District Court for Tarrant County, Texas, 96<text:span text:style-name="T4">th</text:span>Judicial District. Susan Taylor Martin, St. Petersburg Times Correspondent, wrote an article about Bly and Nationwide Title on June 20, 2010 and on May 3, 2009. Bly has used the following job titles:</text:p>
        <text:p text:style-name="Text_20_body">Vice President, American General Home Equity, Inc.;</text:p>
        <text:p text:style-name="Text_20_body">Vice President, CitiBank, FSB by CitiMortgage, Inc., f/k/a Citicorp Mortgage, Inc., Its Attorney in Fact.<text:span text:style-name="Strong_20_Emphasis">See video deposition at  of Brian Bly at  </text:span><text:a xlink:type="simple" xlink:href="http://stopforeclosurefraud.com/2010/11/07/video-deposition-of-nationwide-title-clearing-bryan-bly/" office:target-frame-name="_new" xlink:show="replace"><text:span text:style-name="Strong_20_Emphasis">stopforeclosurefraud.com/2010/11/07/video-deposition-of-nationwide-title-clearing-bryan-bly/</text:span></text:a></text:p>
        <text:p text:style-name="Text_20_body"> <text:a xlink:type="simple" xlink:href="http://www.argus-press.com/news/national/article_df8a683a-e1d5-5b4a-b334-a4937e477ff7.html">http://www.argus-press.com/news/national/article_df8a683a-e1d5-5b4a-b334-a4937e477ff7.html</text:a> <text:a xlink:type="simple" xlink:href="http://whatsignature.com/files/Bly_Bryan.pdf" office:target-frame-name="_new" xlink:show="replace">whatsignature.com/files/Bly_Bryan.pdf</text:a>  <text:a xlink:type="simple" xlink:href="http://whatsignature.com/files/Bly_Bryan.1.pdf" office:target-frame-name="_new" xlink:show="replace">whatsignature.com/files/Bly_Bryan.1.pdf</text:a><text:a xlink:type="simple" xlink:href="http://whatsignature.com/files/Bly_Bryan.3.pdf" office:target-frame-name="_new" xlink:show="replace">whatsignature.com/files/Bly_Bryan.3.pdf</text:a>  <text:a xlink:type="simple" xlink:href="http://whatsignature.com/files/Bly_Bryan.4.pdf" office:target-frame-name="_new" xlink:show="replace">whatsignature.com/files/Bly_Bryan.4.pdf</text:a><text:a xlink:type="simple" xlink:href="http://whatsignature.com/files/Bly_Bryan.5.pdf" office:target-frame-name="_new" xlink:show="replace">whatsignature.com/files/Bly_Bryan.5.pdf</text:a><text:a xlink:type="simple" xlink:href="http://whatsignature.com/files/Bly_Bryan.6.pdf" office:target-frame-name="_new" xlink:show="replace">whatsignature.com/files/Bly_Bryan.6.pdf</text:a>  <text:a xlink:type="simple" xlink:href="http://whatsignature.com/files/Bly_Bryan.7.pdf" office:target-frame-name="_new" xlink:show="replace">whatsignature.com/files/Bly_Bryan.7.pdf</text:a> <text:a xlink:type="simple" xlink:href="http://members.beforeitsnews.com/story/833/333/ROBO_SIGNING_STILL_GOING_STRONG.html">http://members.beforeitsnews.com/story/833/333/ROBO_SIGNING_STILL_GOING_STRONG.html</text:a> </text:p>
        <text:p text:style-name="Text_20_body"> <text:span text:style-name="Strong_20_Emphasis">Bossman, Christopher –</text:span>Christopher Bossman<text:span text:style-name="Strong_20_Emphasis">  </text:span>is an employee of the Daniel Consuegra law firm. He signs as a MERS officer without disclosing he is a Consuegra-firm employee. He signs to transfer mortgages to trusts represented by the Consuegra firm. He often signs Assignments to trusts many years after the closing date of the trust.</text:p>
        <text:p text:style-name="Text_20_body"><text:span text:style-name="Strong_20_Emphasis">Bowman, Raymond- </text:span>Raymond Bowman, the former president of Taylor, Bean &amp; Whitaker (TBW), pleaded guilty to conspiring to commit bank, wire and securities fraud, and lying to federal agents about his role in a fraud scheme that contributed to the failures of TBW and Colonial Bank. <text:a xlink:type="simple" xlink:href="http://4closurefraud.org/2011/03/14/raymond-bowman-former-president-of-taylor-bean-whitaker-pleads-guilty-to-fraud-scheme/">http://4closurefraud.org/2011/03/14/raymond-bowman-former-president-of-taylor-bean-whitaker-pleads-guilty-to-fraud-scheme/</text:a></text:p>
        <text:p text:style-name="Text_20_body"><text:span text:style-name="Strong_20_Emphasis">Bradlee, Marileen – </text:span>Marileen Bradlee <text:a xlink:type="simple" xlink:href="http://wfhmcaught.blogspot.com/2011/02/do-you-have-any-robo-signer-named-c.html">http://wfhmcaught.blogspot.com/2011/02/do-you-have-any-robo-signer-named-c.html</text:a><text:span text:style-name="Strong_20_Emphasis"> </text:span></text:p>
        <text:p text:style-name="Text_20_body"><text:span text:style-name="Strong_20_Emphasis">Brignac, Deborah</text:span>-Deborah Brignac employee of California Reconveyance Company, Chatsworth, California signed mortgage assignments to trusts as officers of MERS and many lenders. Deborah Brignac’s fraudulent foreclosure documents. Brignac, a Vice President of California Reconveyance Company (a subsidiary of JPMorgan Chase Bank), assigned the homeowner’s Deed of Trust to JPMorgan Chase Bank in her capacity as a Vice President of Mortgage Electronic Registration Systems, Inc. (“MERS”); in the same breath, Brignac executed a document appointing California Reconveyance Company (her real employer) as Substitute Trustee in her alleged capacity as a Vice President of JPMorgan Chase.  <text:a xlink:type="simple" xlink:href="http://lowelldeeds.blogspot.com/2011/06/mortgage-robo-signers-sarah-palin.html">http://lowelldeeds.blogspot.com/2011/06/mortgage-robo-signers-sarah-palin.html</text:a>   <text:a xlink:type="simple" xlink:href="http://www.rogerhedgecock.com/blogs/Bjorn/blogid_4232.asp?cchk=yes">http://www.rogerhedgecock.com/blogs/Bjorn/blogid_4232.asp?cchk=yes</text:a></text:p>
        <text:p text:style-name="Text_20_body"><text:span text:style-name="Strong_20_Emphasis">Broome, Valerie – Valerie Broom </text:span>is a notary in Jacksonville, Duval County, FL. She often notarizes Mortgage Assignments prepared by <text:span text:style-name="Strong_20_Emphasis">Lender Processing Services.</text:span></text:p>
        <text:p text:style-name="Text_20_body"><text:span text:style-name="Strong_20_Emphasis">Brown, China- China Brown </text:span>is an employee of <text:span text:style-name="Strong_20_Emphasis">America’s Servicing Compan</text:span>y in Fort Mill, York County, South Carolina. She often signs Mortgage Assignments as Assistant Secretary of Mortgage <text:soft-page-break/>Electronic Registration Systems, Inc. Assignments signed by Brown are often used in cases involving Morgan Stanley Capital 1, Inc. trusts. These Assignments are often prepared, signed and filed years after the closing date of the trust. Deutsche Bank National Trust Company is frequently the trustee that forecloses using these Assignments. Assignments signed by Brown are often prepared and filed by the <text:span text:style-name="Strong_20_Emphasis">Law Offices of David  Stern. </text:span><text:a xlink:type="simple" xlink:href="http://www.frauddigest.com/fraud.php?ident=4670" office:target-frame-name="_new" xlink:show="replace">www.frauddigest.com/fraud.php?ident=4670</text:a>  <text:a xlink:type="simple" xlink:href="http://whatcomforum.blogspot.com/2010/10/wells-fargo-and-its-robo-signers-must.html" office:target-frame-name="_new" xlink:show="replace">whatcomforum.blogspot.com/2010/10/wells-fargo-and-its-robo-signers-must.html</text:a><text:a xlink:type="simple" xlink:href="http://wfhmcaught.blogspot.com/2010/10/oh-good-grief-wells-fargo-will-you.html" office:target-frame-name="_new" xlink:show="replace">wfhmcaught.blogspot.com/2010/10/oh-good-grief-wells-fargo-will-you.html</text:a><text:a xlink:type="simple" xlink:href="http://foreclosureblues.wordpress.com/2010/10/04/the-dirty-dozen-banks-most-responsible-for-foreclosure-fraud/" office:target-frame-name="_new" xlink:show="replace">foreclosureblues.wordpress.com/2010/10/04/the-dirty-dozen-banks-most-responsible-for-foreclosure-fraud/</text:a> <text:s text:c="4"/><text:a xlink:type="simple" xlink:href="http://www.dsnews.com/articles/jpmorgan-halts-foreclosures-robo-signers-appear-commonplace-2010-09-0" office:target-frame-name="_new" xlink:show="replace">www.dsnews.com/articles/jpmorgan-halts-foreclosures-robo-signers-appear-commonplace-2010-09-0</text:a>    <text:a xlink:type="simple" xlink:href="http://www.bloomberg.com/news/2010-11-01/wells-fargo-foreclosure-robo-signer-draws-maryland-dismissal-motion.html" office:target-frame-name="_new" xlink:show="replace">www.bloomberg.com/news/2010-11-01/wells-fargo-foreclosure-robo-signer-draws-maryland-dismissal-motion.html</text:a>     <text:a xlink:type="simple" xlink:href="http://stopforeclosurefraud.com/2010/11/16/mind-blowing-judge-schack-names-robo-signers-in-many-foreclosure-cases-greatest-hits/" office:target-frame-name="_new" xlink:show="replace">stopforeclosurefraud.com/2010/11/16/mind-blowing-judge-schack-names-robo-signers-in-many-foreclosure-cases-greatest-hits/</text:a><text:a xlink:type="simple" xlink:href="http://www.gastonforeclosures.org/full_deposition_transcript_of_ticor_title_stanley_silva__notice_of_defaults__lps__fidelity__mers__wells_fargo" office:target-frame-name="_new" xlink:show="replace">www.gastonforeclosures.org/full_deposition_transcript_of_ticor_title_stanley_silva__notice_of_defaults__lps__fidelity__mers__wells_fargo</text:a><text:span text:style-name="T1">  </text:span><text:a xlink:type="simple" xlink:href="http://whatsignature.com/files/Brown_China.pdf" office:target-frame-name="_new" xlink:show="replace">whatsignature.com/files/Brown_China.pdf</text:a></text:p>
        <text:p text:style-name="Text_20_body"><text:span text:style-name="Strong_20_Emphasis">Bouavone, Amphone-</text:span>Amphone Bouavone <text:span text:style-name="Strong_20_Emphasis"> attorney for Kahane &amp; Associates, previously with Marshall C. Watson- different signatures      </text:span><text:a xlink:type="simple" xlink:href="http://whatsignature.com/files/Bouavone_Amphone.1.JPG">http://whatsignature.com/files/Bouavone_Amphone.1.JPG</text:a><text:span text:style-name="Strong_20_Emphasis">  </text:span><text:a xlink:type="simple" xlink:href="http://whatsignature.com/files/Bouavone_Amphone.JPG">http://whatsignature.com/files/Bouavone_Amphone.JPG</text:a><text:span text:style-name="Strong_20_Emphasis"> </text:span><text:a xlink:type="simple" xlink:href="http://whatsignature.com/files/Bouavone_Amphone.2.JPG">http://whatsignature.com/files/Bouavone_Amphone.2.JPG</text:a><text:span text:style-name="Strong_20_Emphasis"> </text:span><text:a xlink:type="simple" xlink:href="http://whatsignature.com/files/Bouavone_Amphone.3.JPG">http://whatsignature.com/files/Bouavone_Amphone.3.JPG</text:a><text:span text:style-name="Strong_20_Emphasis">  </text:span></text:p>
        <text:p text:style-name="Text_20_body"><text:span text:style-name="Strong_20_Emphasis">Bronaugh, Darren</text:span> – Darren Bronaugh signing as  Vice President of MERS as nominee for Commitment Lending for Specialized Loan Services<text:span text:style-name="Strong_20_Emphasis"> </text:span></text:p>
        <text:p text:style-name="Text_20_body"><text:span text:style-name="Strong_20_Emphasis">Burgess, Jonathan- </text:span>Jonathan Burgess is an employee of <text:span text:style-name="Strong_20_Emphasis">Ocwen Loan Servicing, LLC </text:span>in West Palm Beach, Florida. Assignments signed by Burgess are used in foreclosure cases including those involving NovaStar Mortgage trusts and Renaissance Home Equity trusts. These Assignments are often prepared, signed and filed years after the closing date of the trust. Deutsche Bank Trust Company Americas and HSBC Bank are frequently the trustee that forecloses using these Assignments. Burgess often witnesses Assignments signed by Scott Anderson. <text:a xlink:type="simple" xlink:href="http://pippinghole.blogspot.com/2010/12/robo-signers-signors-names-revealed.html" office:target-frame-name="_new" xlink:show="replace">pippinghole.blogspot.com/2010/12/robo-signers-signors-names-revealed.html</text:a><text:a xlink:type="simple" xlink:href="http://whatsignature.com/files/Burgess_Jonathan.pdf" office:target-frame-name="_new" xlink:show="replace">whatsignature.com/files/Burgess_Jonathan.pdf</text:a></text:p>
        <text:p text:style-name="Text_20_body"><text:span text:style-name="Strong_20_Emphasis">Burnett, Brian- Brian Burnett</text:span> is an employee of IndyMac Bank Home Loan Servicing. Burnett signs Mortgage Assignments to IndyMac Trusts as if he is the employee of the original lender/assignor. The Assignments are often dated years after the closing date of the trusts. Burnett’s Assignments are usually notarized in Travis County, TX. Burnett has used the following titles:</text:p>
        <text:list xml:id="list33551557" text:style-name="L10">
          <text:list-item>
            <text:p text:style-name="P43">Assistant Vice President, <text:a xlink:type="simple" xlink:href="http://www.mersinc.com/">Mortgage Electronic Registration Systems, Inc.</text:a>, as Nominee for Acoustic Home Loans; </text:p>
          </text:list-item>
          <text:list-item>
            <text:p text:style-name="P43">Assistant Vice President, Mortgage Electronic Registration Systems, Inc., as Nominee for Aegis Wholesale Corporation; </text:p>
          </text:list-item>
          <text:list-item>
            <text:p text:style-name="P43">Assistant Vice President, Mortgage Electronic Registration Systems, Inc., as Nominee for American Brokers Conduit; </text:p>
          </text:list-item>
          <text:list-item>
            <text:p text:style-name="P43">Assistant Vice President, Mortgage Electronic Registration Systems, Inc., as Nominee for Beach First National Bank; </text:p>
          </text:list-item>
          <text:list-item>
            <text:p text:style-name="P43">Assistant Vice President, Mortgage Electronic Registration Systems, Inc., as Nominee for Credit Suisse Financial Corp.; </text:p>
          </text:list-item>
          <text:list-item>
            <text:p text:style-name="P43">Assistant Vice President, Mortgage Electronic Registration Systems, Inc., as Nominee for CTX Mortgage Company, LLC; </text:p>
          </text:list-item>
          <text:list-item>
            <text:p text:style-name="P43">Assistant Vice President, Mortgage Electronic Registration Systems, Inc., as Nominee for DHI <text:soft-page-break/>Mortgage Company, Ltd.; </text:p>
          </text:list-item>
          <text:list-item>
            <text:p text:style-name="P43">Assistant Vice President, Mortgage Electronic Registration Systems, Inc., as Nominee for Express Capital Lending; </text:p>
          </text:list-item>
          <text:list-item>
            <text:p text:style-name="P43">Assistant Vice President, Mortgage Electronic Registration Systems, Inc., as Nominee for Finasure Home Loans, LLC; </text:p>
          </text:list-item>
          <text:list-item>
            <text:p text:style-name="P43">Assistant Vice President, Mortgage Electronic Registration Systems, Inc., as Nominee for First Magnus Financial Corporation; </text:p>
          </text:list-item>
          <text:list-item>
            <text:p text:style-name="P43">Assistant Vice President, Mortgage Electronic Registration Systems, Inc., as Nominee for First Meridian Mortgage; </text:p>
          </text:list-item>
          <text:list-item>
            <text:p text:style-name="P43">Assistant Vice President, Mortgage Electronic Registration Systems, Inc., as Nominee for Flick Mortgage Investors, Inc.; </text:p>
          </text:list-item>
          <text:list-item>
            <text:p text:style-name="P43">Assistant Vice President, Mortgage Electronic Registration Systems, Inc., as Nominee for Home Loan Center, Inc. d/b/a LendingTree Loans; </text:p>
          </text:list-item>
          <text:list-item>
            <text:p text:style-name="P43">Assistant Vice President, Mortgage Electronic Registration Systems, Inc., as Nominee for Impac Funding Corp., d/b/a Impac Lending Group; </text:p>
          </text:list-item>
          <text:list-item>
            <text:p text:style-name="P43">Assistant Vice President, Mortgage Electronic Registration Systems, Inc., as Nominee for IndyMac Bank, FSB; </text:p>
          </text:list-item>
          <text:list-item>
            <text:p text:style-name="P43">Assistant Vice President, Mortgage Electronic Registration Systems, Inc., as Nominee for LoanCity; </text:p>
          </text:list-item>
          <text:list-item>
            <text:p text:style-name="P43">Assistant Vice President, Mortgage Electronic Registration Systems, Inc., as Nominee for <text:a xlink:type="simple" xlink:href="http://en.wikipedia.org/wiki/MortgageIT">MortgageIt</text:a>, Inc.; </text:p>
          </text:list-item>
          <text:list-item>
            <text:p text:style-name="P43">Assistant Vice President, Mortgage Electronic Registration Systems, Inc., as Nominee for <text:a xlink:type="simple" xlink:href="http://en.wikipedia.org/wiki/NetBank">NetBank</text:a>, a <text:a xlink:type="simple" xlink:href="http://en.wikipedia.org/wiki/Federal_savings_bank">Federal Savings Bank</text:a>; </text:p>
          </text:list-item>
          <text:list-item>
            <text:p text:style-name="P43">Assistant Vice President, Mortgage Electronic Registration Systems, Inc., as Nominee for New American Funding, a California Corporation; </text:p>
          </text:list-item>
          <text:list-item>
            <text:p text:style-name="P43">Assistant Vice President, Mortgage Electronic Registration Systems, Inc., as Nominee for Opteum Financial Services, LLC; </text:p>
          </text:list-item>
          <text:list-item>
            <text:p text:style-name="P43">Assistant Vice President, Mortgage Electronic Registration Systems, Inc., as Nominee for OneWest Bank, FSB; </text:p>
          </text:list-item>
          <text:list-item>
            <text:p text:style-name="P43">Assistant Vice President, Mortgage Electronic Registration Systems, Inc., as Nominee for Quicken Loans, Inc.; </text:p>
          </text:list-item>
          <text:list-item>
            <text:p text:style-name="P43">Assistant Vice President, Mortgage Electronic Registration Systems, Inc., as Nominee for Sloan Mortgage Group, Inc.; </text:p>
          </text:list-item>
          <text:list-item>
            <text:p text:style-name="P43">Assistant Vice President, Mortgage Electronic Registration Systems, Inc., as Nominee for <text:a xlink:type="simple" xlink:href="http://www.taylorbean.com/">Taylor, Bean &amp; Whitaker</text:a>; </text:p>
          </text:list-item>
          <text:list-item>
            <text:p text:style-name="P43">Assistant Vice President, Mortgage Electronic Registration Systems, Inc., as Nominee for TM Capital, Inc. </text:p>
          </text:list-item>
          <text:list-item>
            <text:p text:style-name="P43">Assistant Vice President, Mortgage Electronic Registration Systems, Inc., as Nominee for d/b/a Fedfirst Mortgage Corporation; and </text:p>
          </text:list-item>
          <text:list-item>
            <text:p text:style-name="P10">Assistant Vice President, Mortgage Electronic Registration Systems, Inc., as Nominee for <text:a xlink:type="simple" xlink:href="http://www.google.com/finance?q=NYSE:UBS">UBS</text:a> AG. </text:p>
          </text:list-item>
        </text:list>
        <text:list xml:id="list33562908" text:style-name="L11">
          <text:list-item>
            <text:p text:style-name="P44"><text:a xlink:type="simple" xlink:href="http://tiffanylarthur.wordpress.com/2011/06/27/false-statements/">http://tiffanylarthur.wordpress.com/2011/06/27/false-statements/</text:a> </text:p>
          </text:list-item>
          <text:list-item>
            <text:p text:style-name="P11"><text:a xlink:type="simple" xlink:href="http://www.foreclosurehamlet.org/profiles/blogs/brian-burnett-of-onewest-bank" office:target-frame-name="_new" xlink:show="replace">www.foreclosurehamlet.org/profiles/blogs/brian-burnett-of-onewest-bank</text:a><text:a xlink:type="simple" xlink:href="http://pippinghole.blogspot.com/2010/12/robo-signers-signors-names-revealed.html" office:target-frame-name="_new" xlink:show="replace">pippinghole.blogspot.com/2010/12/robo-signers-signors-names-revealed.html</text:a> <text:a xlink:type="simple" xlink:href="http://205.166.161.12/oncoreV2/showdetails.aspx?id=40389227&amp;rn=0&amp;pi=0&amp;ref=search">http://205.166.161.12/oncoreV2/showdetails.aspx?id=40389227&amp;rn=0&amp;pi=0&amp;ref=search</text:a> </text:p>
          </text:list-item>
        </text:list>
        <text:p text:style-name="Text_20_body"><text:span text:style-name="Strong_20_Emphasis"><text:span text:style-name="T1">Burton, Linda </text:span></text:span>– Linda Burton, robo signer for ReconTrust<text:span text:style-name="Strong_20_Emphasis">  <text:s text:c="33"/>  </text:span><text:a xlink:type="simple" xlink:href="http://www.argus-press.com/news/national/article_df8a683a-e1d5-5b4a-b334-a4937e477ff7.html">http://www.argus-</text:a><text:soft-page-break/><text:a xlink:type="simple" xlink:href="http://www.argus-press.com/news/national/article_df8a683a-e1d5-5b4a-b334-a4937e477ff7.html">press.com/news/national/article_df8a683a-e1d5-5b4a-b334-a4937e477ff7.html</text:a><text:span text:style-name="Strong_20_Emphasis"><text:span text:style-name="T1"> </text:span></text:span></text:p>
        <text:p text:style-name="Text_20_body"><text:span text:style-name="Strong_20_Emphasis"><text:span text:style-name="T1">BUTLER &amp; HOSCH- Law Firm-               </text:span></text:span><text:a xlink:type="simple" xlink:href="http://www.scribd.com/doc/37823312/Foreclosure-Mill-Butler-Hosch-Revocation-of-an-Assignment-Of-Mortgage">http://www.scribd.com/doc/37823312/Foreclosure-Mill-Butler-Hosch-Revocation-of-an-Assignment-Of-Mortgage</text:a><text:span text:style-name="Strong_20_Emphasis"><text:span text:style-name="T1">  </text:span></text:span><text:a xlink:type="simple" xlink:href="http://www.citizen.org/litigation/forms/cases/getlinkforcase.cfm?cID=180">http://www.citizen.org/litigation/forms/cases/getlinkforcase.cfm?cID=180</text:a><text:span text:style-name="Strong_20_Emphasis"><text:span text:style-name="T1">  </text:span></text:span><text:a xlink:type="simple" xlink:href="http://www.scribd.com/doc/29177122/Full-Deposition-of-Krystal-Hall-Security-Connections-Inc-400-Assignments-of-Mortgage-a-Day">http://www.scribd.com/doc/29177122/Full-Deposition-of-Krystal-Hall-Security-Connections-Inc-400-Assignments-of-Mortgage-a-Day</text:a><text:span text:style-name="Strong_20_Emphasis"><text:span text:style-name="T1"> </text:span></text:span><text:a xlink:type="simple" xlink:href="http://api.ning.com/files/IIM805-njRATE456mPcsi*J8xJ51dby4NjUrr8UtkNUKjeUBxApeAWaIHOD3cWbyYAzwfBEgHHKrRAG7BEG3lQ41LY45*zve/InReUlmerSC2007sanctionsforcreditorfailuretoreviewpleadingsandimpropernotarization.pdf">http://api.ning.com/files/IIM805-njRATE456mPcsi*J8xJ51dby4NjUrr8UtkNUKjeUBxApeAWaIHOD3cWbyYAzwfBEgHHKrRAG7BEG3lQ41LY45*zve/InReUlmerSC2007sanctionsforcreditorfailuretoreviewpleadingsandimpropernotarization.pdf</text:a><text:span text:style-name="Strong_20_Emphasis"> </text:span></text:p>
        <text:p text:style-name="Text_20_body"><text:span text:style-name="Strong_20_Emphasis">Butterwegge, Kevin- </text:span><text:a xlink:type="simple" xlink:href="http://takeyourhomeback.com/">Kevin Butterwegge</text:a><text:span text:style-name="Strong_20_Emphasis"> – </text:span>signing as V.P. Wells Fargo Financial, Polk County, IA<text:span text:style-name="Strong_20_Emphasis"> </text:span></text:p>
        <text:p text:style-name="Text_20_body"><text:span text:style-name="Strong_20_Emphasis">Buxton, Laura –Laura Buxton  </text:span>is an employee of <text:span text:style-name="Strong_20_Emphasis">Ocwen Loan Servicing, LLC </text:span>in West Palm Beach, Florida.   <text:a xlink:type="simple" xlink:href="http://pippinghole.blogspot.com/2010/12/robo-signers-signors-names-revealed.html" office:target-frame-name="_new" xlink:show="replace">pippinghole.blogspot.com/2010/12/robo-signers-signors-names-revealed.html</text:a></text:p>
        <text:p text:style-name="Text_20_body"><text:span text:style-name="Strong_20_Emphasis">Cabrera, Chris- </text:span> Chris Cabrera is an attorney for <text:span text:style-name="Strong_20_Emphasis">Florida Default Law Group (“FDLG”). </text:span>Her name often appears as the preparer of Mortgage Assignments used by FDLG FDLG                                     </text:p>
        <text:p text:style-name="Text_20_body"><text:span text:style-name="Strong_20_Emphasis">Cabrera, Jessica – Jessica Cabrera </text:span>of Marshall C. Watson AG deposition <text:a xlink:type="simple" xlink:href="http://myfloridalegal.com/webfiles.nsf/WF/JFAO-8ACMYW/$file/JessicaCabrereaDeposition.pdf">http://myfloridalegal.com/webfiles.nsf/WF/JFAO-8ACMYW/$file/JessicaCabrereaDeposition.pdf</text:a> <text:span text:style-name="Strong_20_Emphasis"> </text:span></text:p>
        <text:p text:style-name="Text_20_body"><text:span text:style-name="Strong_20_Emphasis">Campbell, Barbara-Barbara Campbell  </text:span>is a Vice President of Deutsche Bank National Trust Company in Santa Ana, Orange County, California. She has signed to transfer properties from American Housing Trust X to CitiMortgage.</text:p>
        <text:p text:style-name="Text_20_body"><text:span text:style-name="Strong_20_Emphasis">Carrico, Heather –Heather Carrico  </text:span>is an employee of <text:span text:style-name="Strong_20_Emphasis">America’s Servicing Company </text:span>in Fort Mill, York County, South Carolina. She often signs Mortgage Assignments as Vice President of Loan Documentation, Wells Fargo Bank, N.A., Attorney-in-Fact for HSBC BANK, N.A. as Trustee. Assignments signed by Carrico are often used in cases involving Wells Fargo Asset Securities Corp. trusts. These Assignments are often prepared, signed and filed years after the closing date of the trust. HSBC Bank is frequently the trustee that forecloses using these Assignments. Assignments signed by Carrico are often prepared and filed by the <text:span text:style-name="Strong_20_Emphasis">Law Offices of David Stern. </text:span><text:a xlink:type="simple" xlink:href="http://whatcomforum.blogspot.com/2010/10/wells-fargo-and-its-robo-signers-must.html" office:target-frame-name="_new" xlink:show="replace">whatcomforum.blogspot.com/2010/10/wells-fargo-and-its-robo-signers-must.html</text:a><text:a xlink:type="simple" xlink:href="http://wfhmcaught.blogspot.com/2010/10/oh-good-grief-wells-fargo-will-you.html" office:target-frame-name="_new" xlink:show="replace">wfhmcaught.blogspot.com/2010/10/oh-good-grief-wells-fargo-will-you.html</text:a></text:p>
        <text:p text:style-name="Text_20_body"><text:span text:style-name="Strong_20_Emphasis"><text:span text:style-name="T1">CARRINGTON MORTGAGE SERVICES, LLC </text:span></text:span><text:span text:style-name="Strong_20_Emphasis">(Santa Ana, CA) </text:span><text:a xlink:type="simple" xlink:href="http://www.scribd.com/doc/61103865/July-2011-Who-s-Robosigning-Now-The-Latest-Newcomers">http://www.scribd.com/doc/61103865/July-2011-Who-s-Robosigning-Now-The-Latest-Newcomers</text:a><text:span text:style-name="Strong_20_Emphasis">  </text:span></text:p>
        <text:p text:style-name="Text_20_body"><text:span text:style-name="Strong_20_Emphasis">Croft, Tom-Tom Croft  </text:span>employee of <text:a xlink:type="simple" xlink:href="http://takeyourhomeback.com/">Carrington Mortgage Services, LLC</text:a> – Orange/San Diego County CA.</text:p>
        <text:p text:style-name="Text_20_body"><text:span text:style-name="Strong_20_Emphasis">Schleppy, Greg – Greg Schleppy</text:span> – employee of <text:a xlink:type="simple" xlink:href="http://takeyourhomeback.com/">Carrington Mortgage Services, LLC</text:a> – Orange/San Diego County CA.</text:p>
        <text:p text:style-name="Text_20_body"><text:span text:style-name="Strong_20_Emphasis">Carter, Christina –Christina Carter </text:span>is an employee (Manager, Account Management) of <text:span text:style-name="Strong_20_Emphasis">Ocwen Loan Servicing, LLC </text:span>in West Palm Beach, Florida. Assignments signed by Carter are used in cases involving Saxon Asset Securities trusts. These Assignments are often prepared, signed and filed years after the closing date of the trust. Deutsche Bank Trust Company Americas is frequently the trustee that forecloses using these Assignments. As an employee of Ocwen Loan Servicing of West Palm Beach, Florida, a “sub-servicer” which handles routine mortgage tasks for banks. Her signature — just two “C”s — has appeared on thousands of mortgage assignments and other documents this year. A New York state court judge called Carter a “known robo-signer” and said he’d found multiple variations of her two-letter signature on documents, raising questions about whether others were using her name. In a phone interview, Carter acknowledged signing large numbers of mortgage assignments this year, but <text:soft-page-break/>said they all were legally done.  <text:a xlink:type="simple" xlink:href="http://members.beforeitsnews.com/story/833/333/ROBO_SIGNING_STILL_GOING_STRONG.html">http://members.beforeitsnews.com/story/833/333/ROBO_SIGNING_STILL_GOING_STRONG.html</text:a>   <text:a xlink:type="simple" xlink:href="http://whatsignature.com/files/Burgess_Jonathan.pdf" office:target-frame-name="_new" xlink:show="replace">whatsignature.com/files/Burgess_Jonathan.pdf</text:a>  <text:a xlink:type="simple" xlink:href="http://blog.bluestonelawfirm.com/legal-malpractice-news-robo-signers-and-legal-malpractice.html?utm_source=twitterfeed&amp;utm_medium=twitter">http://blog.bluestonelawfirm.com/legal-malpractice-news-robo-signers-and-legal-malpractice.html?utm_source=twitterfeed&amp;utm_medium=twitter</text:a></text:p>
        <text:p text:style-name="Text_20_body"><text:span text:style-name="Strong_20_Emphasis">Casey, Matthew –Matthew Casey</text:span> is an employee of <text:span text:style-name="Strong_20_Emphasis">Lender Processing Services </text:span>in Mendota Heights, Dakota County, MN. He signs Mortgage Assignments as an officer of MERS, servicing companies, and lenders. Casey often signs these Assignments to trusts years after the closing date of the trusts. Casey frequently signs Assignments for mortgage companies that filed for bankruptcy years before the effective date of the Assignment. Deutsche Bank National Trust Company is one of the banks that frequently uses Assignments signed by Casey to foreclose. <text:a xlink:type="simple" xlink:href="http://whatsignature.com/files/Casey_Matthew.pdf" office:target-frame-name="_new" xlink:show="replace">whatsignature.com/files/Casey_Matthew.pdf</text:a></text:p>
        <text:p text:style-name="Text_20_body"><text:span text:style-name="Strong_20_Emphasis">Castro, Vilma- </text:span>VILMA<text:span text:style-name="Strong_20_Emphasis"> </text:span>CASTRO is an employee of Nationwide Title Clearing in Palm Harbor, FL. Castro’s signature varies significantly on documents. She signs as an officer of many different mortgage companies. She often signs to assign mortgages to trusts many years after the closing date of the trusts. On thousands of documents, a California or North Carolina address is listed directly under Castro’s name to help conceal her true employer. She often signs Assignments to trusts where the original lender was Argent or Ameriquest. <text:a xlink:type="simple" xlink:href="http://whatsignature.com/files/Castro_Vilma.pdf" office:target-frame-name="_new" xlink:show="replace">whatsignature.com/files/Castro_Vilma.pdf</text:a>  <text:a xlink:type="simple" xlink:href="http://whatsignature.com/files/Castro_Vilma.3.pdf" office:target-frame-name="_new" xlink:show="replace">whatsignature.com/files/Castro_Vilma.3.pdf</text:a><text:a xlink:type="simple" xlink:href="http://whatsignature.com/files/Castro_Vilma.4.pdf" office:target-frame-name="_new" xlink:show="replace">whatsignature.com/files/Castro_Vilma.4.pdf</text:a></text:p>
        <text:p text:style-name="Text_20_body"><text:a xlink:type="simple" xlink:href="http://whatsignature.com/files/Cavka_Esad.pdf" office:target-frame-name="_blank" xlink:show="new">Cavka, Esad</text:a>,- Esad Cavka-                                       <text:a xlink:type="simple" xlink:href="http://whatsignature.com/files/Cavka_Esad.pdf">http://whatsignature.com/files/Cavka_Esad.pdf</text:a>,                  http://whatsignature.com/files/Cavka_Esad.1.pdf</text:p>
        <text:p text:style-name="Text_20_body"><text:span text:style-name="Strong_20_Emphasis">Causevic, Rusmir- </text:span>Rusmir Causevic- <text:a xlink:type="simple" xlink:href="http://whatsignature.com/files/Causevic_Rusmir.pdf">http://whatsignature.com/files/Causevic_Rusmir.pdf</text:a><text:span text:style-name="Strong_20_Emphasis"> </text:span></text:p>
        <text:p text:style-name="Text_20_body"><text:span text:style-name="Strong_20_Emphasis">Cerni, Beth –Beth Cerni </text:span>is an attorney in the <text:span text:style-name="Strong_20_Emphasis">Law Offices of David Stern. </text:span>She often signs Mortgage Assignments and Affidavits of Amounts Due and Owing for cases where Stern lawyers represent the plaintiff. She signs as an officer of MERS, without disclosing she is a STERN employee. On certain documents, Cerni’s alleged signature matches that of fellow Stern employee, Cheryl Samons. </text:p>
        <text:p text:style-name="Text_20_body"> <text:a xlink:type="simple" xlink:href="http://stopforeclosurefraud.com/wp-content/uploads/2010/09/WM1_FULL-DEPOSITION-OF-LAW-OFFICES-OF-DAVID-J.-STERN-BETH-CERNI.pdf" office:target-frame-name="_new" xlink:show="replace"><text:span text:style-name="Strong_20_Emphasis">stopforeclosurefraud.com/wp-content/uploads/2010/09/WM1_FULL-DEPOSITION-OF-LAW-OFFICES-OF-DAVID-J.-STERN-BETH-CERNI.pdf</text:span></text:a></text:p>
        <text:p text:style-name="Text_20_body"><text:span text:style-name="Strong_20_Emphasis">Cervin, Linda</text:span> – Linda Cervin robo signer for MERS <text:a xlink:type="simple" xlink:href="http://dockets.justia.com/docket/nevada/nvdce/2:2010cv01121/74641/">http://dockets.justia.com/docket/nevada/nvdce/2:2010cv01121/74641/</text:a> <text:span text:style-name="Strong_20_Emphasis"> </text:span></text:p>
        <text:p text:style-name="Text_20_body"><text:span text:style-name="Strong_20_Emphasis"><text:span text:style-name="T1">ROBO SIGNER LIST FOR CHASE HOME FINANCIAL </text:span></text:span><text:span text:style-name="Strong_20_Emphasis">(Franklin Co, OH) (San Diego Co, CA)</text:span></text:p>
        <text:p text:style-name="Text_20_body"><text:span text:style-name="Strong_20_Emphasis"> Barsukov, Vladimir-Vladimir Barsukov … <text:s text:c="2"/>Cook, Mary-Mary Cook <text:s/>… <text:s text:c="2"/>Cook, Whitney-Whitney Cook … <text:s text:c="2"/>Cottrell, Beth-Beth Cottrell … <text:s text:c="2"/>Heisel, Dana-Dana Heisel <text:s/>… <text:s text:c="2"/>Smith, Cindy A.-Cindy A. Smith <text:s/>… <text:s text:c="2"/>Spohn, Stacy-Stacy Spohn … <text:s text:c="2"/>Taylor, Jason-Jason Taylor … <text:s text:c="2"/>Trowbridge, Christine-Christine Trowbridge</text:span></text:p>
        <text:p text:style-name="Text_20_body"><text:span text:style-name="Strong_20_Emphasis">Cone, Gaylee- </text:span>Gaylee Cone- signs as Assistant Secretary for several Plaintiffs including American Home Servicing, used extensively by Marshall C. Watson of Florida                  <text:a xlink:type="simple" xlink:href="http://www.foreclosurehamlet.org/profiles/blogs/cant-get-no-satisfaction">http://www.foreclosurehamlet.org/profiles/blogs/cant-get-no-satisfaction</text:a> </text:p>
        <text:p text:style-name="Text_20_body"><text:span text:style-name="Strong_20_Emphasis">Chua, James –James Chua </text:span>is a notary public who often notarized the signatures of employees of Lender Processing Services in Dakota County, MN.                        <text:a xlink:type="simple" xlink:href="http://whatsignature.com/files/Chua_James2.pdf" office:target-frame-name="_new" xlink:show="replace">whatsignature.com/files/Chua_James2.pdf</text:a>  <text:a xlink:type="simple" xlink:href="http://whatsignature.com/files/Chua_James2.1.pdf" office:target-frame-name="_new" xlink:show="replace">whatsignature.com/files/Chua_James2.1.pdf</text:a></text:p>
        <text:p text:style-name="Text_20_body">NEW ROBO SIGNERS AT CitiMortgage in St. Charles, Missouri – <text:soft-page-break/><text:a xlink:type="simple" xlink:href="http://www.scribd.com/doc/61103865/July-2011-Who-s-Robosigning-Now-The-Latest-Newcomers">http://www.scribd.com/doc/61103865/July-2011-Who-s-Robosigning-Now-The-Latest-Newcomers</text:a></text:p>
        <text:p text:style-name="Text_20_body">Kim Krakoviak … <text:s text:c="2"/>Aaron Menne … <text:s text:c="2"/>Scott Scheiner</text:p>
        <text:p text:style-name="Text_20_body"><text:span text:style-name="Strong_20_Emphasis">Rhondesia Cormier – </text:span><text:a xlink:type="simple" xlink:href="http://www.pascoclerk.com/i3/66-229-227-216IP2011056836.pdf">http://www.pascoclerk.com/i3/66-229-227-216IP2011056836.pdf</text:a><text:span text:style-name="Strong_20_Emphasis"> </text:span></text:p>
        <text:p text:style-name="Text_20_body"><text:span text:style-name="Strong_20_Emphasis">Clark, Natasha-Natasha Clark </text:span>is an employee of <text:span text:style-name="Strong_20_Emphasis">America’s Servicing Company </text:span>in Fort Mill, South Carolina. She often signs Mortgage Assignments as Assistant Secretary, Mortgage Electronic Registration Systems, Inc., acting solely as nominee for American Brokers Conduit. She signs Mortgage Assignments as an officer of MERS, servicing companies, and lenders. Clark often signs these Assignments to trusts years after the closing date of the trusts. Clark frequently signs Assignments for mortgage companies that filed for bankruptcy years before the effective date of the Assignment. Deutsche Bank National Trust Company is one of the banks that frequently uses Assignments signed by Clark to  foreclose.  <text:a xlink:type="simple" xlink:href="http://whatcomforum.blogspot.com/2010/10/wells-fargo-and-its-robo-signers-must.html" office:target-frame-name="_new" xlink:show="replace">whatcomforum.blogspot.com/2010/10/wells-fargo-and-its-robo-signers-must.html</text:a><text:a xlink:type="simple" xlink:href="http://www.veritasaudits.com/blog/tag/intentional-misrepresentation/" office:target-frame-name="_new" xlink:show="replace">www.veritasaudits.com/blog/tag/intentional-misrepresentation/</text:a><text:a xlink:type="simple" xlink:href="http://wfhmcaught.blogspot.com/2010/10/oh-good-grief-wells-fargo-will-you.html" office:target-frame-name="_new" xlink:show="replace">wfhmcaught.blogspot.com/2010/10/oh-good-grief-wells-fargo-will-you.html</text:a></text:p>
        <text:p text:style-name="Text_20_body"><text:span text:style-name="Strong_20_Emphasis">Cody, John- </text:span>John Cody is an employee of <text:span text:style-name="Strong_20_Emphasis">Lender Processing Services </text:span>in Mendota Heights, Dakota County, MN. He signs Mortgage Assignments as an officer of MERS, servicing companies, and lenders. Cody often signs these Assignments to trusts years after the closing date of the trusts. Cody frequently signs Assignments for mortgage companies that filed for bankruptcy years before the effective date of the Assignment. Deutsche Bank National Trust Company is one of the banks that frequently uses Assignments signed by Cody to foreclose. <text:a xlink:type="simple" xlink:href="http://whatsignature.com/files/Cody_John.pdf" office:target-frame-name="_new" xlink:show="replace">whatsignature.com/files/Cody_John.pdf</text:a>  <text:a xlink:type="simple" xlink:href="http://whatsignature.com/files/Cody_John.pdf" office:target-frame-name="_new" xlink:show="replace">whatsignature.com/files/Cody_John.pdf</text:a></text:p>
        <text:p text:style-name="Text_20_body"><text:span text:style-name="Strong_20_Emphasis">Coblentz, Sandra- </text:span>Sandra Coblentz- who does she work for?<text:span text:style-name="Strong_20_Emphasis"> </text:span><text:a xlink:type="simple" xlink:href="http://205.166.161.12/oncoreV2/showdetails.aspx?id=48613164&amp;rn=3&amp;pi=0&amp;ref=search">http://205.166.161.12/oncoreV2/showdetails.aspx?id=48613164&amp;rn=3&amp;pi=0&amp;ref=search</text:a><text:span text:style-name="Strong_20_Emphasis"> </text:span></text:p>
        <text:p text:style-name="Text_20_body"><text:span text:style-name="Strong_20_Emphasis">Colston, Noriko – </text:span>Noriko Colston<text:span text:style-name="Strong_20_Emphasis"> </text:span>Sacramento County,CA <text:a xlink:type="simple" xlink:href="http://www.gastonforeclosures.org/full_deposition_transcript_of_ticor_title_stanley_silva__notice_of_defaults__lps__fidelity__mers__wells_fargo" office:target-frame-name="_new" xlink:show="replace">www.gastonforeclosures.org/full_deposition_transcript_of_ticor_title_stanley_silva__notice_of_defaults__lps__fidelity__mers__wells_fargo</text:a></text:p>
        <text:p text:style-name="Text_20_body"><text:span text:style-name="Strong_20_Emphasis">Cormier, Rhondesia- </text:span>Rhondesia Cormier robo signer for CitiMortgage – <text:a xlink:type="simple" xlink:href="http://www.pascoclerk.com/i3/66-229-227-216IP2011056836.pdf">http://www.pascoclerk.com/i3/66-229-227-216IP2011056836.pdf</text:a><text:span text:style-name="Strong_20_Emphasis"> </text:span></text:p>
        <text:p text:style-name="Text_20_body"><text:span text:style-name="Strong_20_Emphasis">Cook, Mary- </text:span>MARY COOK is an employee of a mortgage servicing company, Chase Home Finance in Franklin County, Ohio. She often signs as a Vice President of Chase Bank U.S.A., N.A. She often signs on Assignments prepared by <text:span text:style-name="Strong_20_Emphasis">Shapiro &amp; Fishman </text:span>in Boca Raton, FL. Assignments signed by Mary Cook are frequently used in cases involving JP Morgan Mortgage Acquisition trusts. These Assignments are often prepared, signed and filed years after the closing date of the trust. Deutsche Bank National Trust Company is frequently the trustee that forecloses using these Assignments.</text:p>
        <text:p text:style-name="Text_20_body"><text:span text:style-name="Strong_20_Emphasis">Cook, Whitney- </text:span>WHITNEY K. COOK is an employee of a mortgage servicing company, Chase Home Finance in Franklin County, Ohio. She often signs as a Vice President of Chase Bank U.S.A., N.A. She often signs on Assignments prepared by <text:span text:style-name="Strong_20_Emphasis">Shapiro &amp; Fishman </text:span>in Boca Raton, FL. Assignments signed by Whitney K. Cook are frequently used in cases involving JP Morgan Mortgage Acquisition trusts. These Assignments are often prepared, signed and filed years after the closing date of the trust. Deutsche Bank National Trust Company is frequently the trustee that forecloses using these Assignments.</text:p>
        <text:p text:style-name="Text_20_body"><text:a xlink:type="simple" xlink:href="http://whatsignature.com/files/Cook_Whitney_K.GIF" office:target-frame-name="_new" xlink:show="replace">whatsignature.com/files/Cook_Whitney_K.GIF</text:a><text:a xlink:type="simple" xlink:href="http://api.ning.com/files/gDnjnrj7Oj3riU2vVL9qsIcGIPTDad8znRRP*ea0YuASQtrKdQyOGeislELEw5Ix5JRpbYlqcPEuFHtqok4oY4YfkDEPFNuU/CookADO2.pdf" office:target-frame-name="_new" xlink:show="replace">api.ning.com/files/gDnjnrj7Oj3riU2vVL9qsIcGIPTDad8znRRP*ea0YuASQtrKdQyOGeislELEw5Ix5JRpbYlqcPEuFHtqok4oY4YfkDEPFNuU/CookADO2.pdf</text:a><text:a xlink:type="simple" xlink:href="http://api.ning.com/files/V33VP3LtT7615dwidPPUxlEKbZj-YQSviH8ywJqApvfZpFXgx9zVrJuuuWP-21L1*C*MPu56UbTvw7rr5VNe6gRbluekNIEa/CookCitibankEMC1_0003.pdf" office:target-frame-name="_new" xlink:show="replace">api.ning.com/files/V33VP3LtT7615dwidPPUxlEKbZj-YQSviH8ywJqApvfZpFXgx9zVrJuuuWP-21L1*C*MPu56UbTvw7rr5VNe6gRbluekNIEa/CookCitibankEMC1_0003.pdf</text:a><text:a xlink:type="simple" xlink:href="http://api.ning.com/files/4jnqlbCXwfs3Z3-ENgcbtAI8PtVjEEe18j-hetj0ZLHpOAhU*wooq8prvl7jmLs7P8e21Ao4FVmONCwYSba49IFrvpTt9701/CookandCottrellUSBankNAatFLehman7109.pdf" office:target-frame-name="_new" xlink:show="replace">api.ning.com/files/4jnql</text:a><text:soft-page-break/><text:a xlink:type="simple" xlink:href="http://api.ning.com/files/4jnqlbCXwfs3Z3-ENgcbtAI8PtVjEEe18j-hetj0ZLHpOAhU*wooq8prvl7jmLs7P8e21Ao4FVmONCwYSba49IFrvpTt9701/CookandCottrellUSBankNAatFLehman7109.pdf" office:target-frame-name="_new" xlink:show="replace">bCXwfs3Z3-ENgcbtAI8PtVjEEe18j-hetj0ZLHpOAhU*wooq8prvl7jmLs7P8e21Ao4FVmONCwYSba49IFrvpTt9701/CookandCottrellUSBankNAatFLehman7109.pdf</text:a>  <text:a xlink:type="simple" xlink:href="http://api.ning.com/files/qwWP9H3ypGk*9U3tdBjULSquKCZaoH3hzp4GvpzbMFdYMAEHq7zsswHu5IkVQf02Q6t2q0LeZT-Qjs-spA9ZgTQXPBLjHE-N/CookandTowbridgeJPMorganChase52109.pdf" office:target-frame-name="_new" xlink:show="replace">api.ning.com/files/qwWP9H3ypGk*9U3tdBjULSquKCZaoH3hzp4GvpzbMFdYMAEHq7zsswHu5IkVQf02Q6t2q0LeZT-Qjs-spA9ZgTQXPBLjHE-N/CookandTowbridgeJPMorganChase52109.pdf</text:a>  <text:a xlink:type="simple" xlink:href="http://api.ning.com/files/wwpdBrEz4Fz-ltD8ICz0te23fyFAAGjKHhznRJQEvlZXVqIAZoaEIGle2NJI7vHqmdid7QnQRFOmmRNiiT7RHzomi7tJV7tr/TowbridgeandCookJPMorganChaseBank122008.pdf" office:target-frame-name="_new" xlink:show="replace">api.ning.com/files/wwpdBrEz4Fz-ltD8ICz0te23fyFAAGjKHhznRJQEvlZXVqIAZoaEIGle2NJI7vHqmdid7QnQRFOmmRNiiT7RHzomi7tJV7tr/TowbridgeandCookJPMorganChaseBank122008.pdf</text:a><text:a xlink:type="simple" xlink:href="http://api.ning.com/files/V33VP3LtT74vil7ye2kM4fb2kCnMyuszQ*YFk2W*lfMo6wy2qraegqrVisqOC6bqgI9w9ypw5kpFoO5pfuR5EuATeQiP-Jty/CookChaseBankNA12262008.pdf" office:target-frame-name="_new" xlink:show="replace">api.ning.com/files/V33VP3LtT74vil7ye2kM4fb2kCnMyuszQ*YFk2W*lfMo6wy2qraegqrVisqOC6bqgI9w9ypw5kpFoO5pfuR5EuATeQiP-Jty/CookChaseBankNA12262008.pdf</text:a><text:a xlink:type="simple" xlink:href="http://api.ning.com/files/gDnjnrj7Oj2sd8XrmTJLhSU8a-Xxp6wUDZGhZgvoEDmTIWXApXesiwh9X1n6d5VZlRlo1N8Qqxdc-v11R*QdGgr1N6O40MsA/CookChaseBankUSA82808.pdf" office:target-frame-name="_new" xlink:show="replace">api.ning.com/files/gDnjnrj7Oj2sd8XrmTJLhSU8a-Xxp6wUDZGhZgvoEDmTIWXApXesiwh9X1n6d5VZlRlo1N8Qqxdc-v11R*QdGgr1N6O40MsA/CookChaseBankUSA82808.pdf</text:a><text:a xlink:type="simple" xlink:href="http://api.ning.com/files/X1iGwvmnVRnZilM1l5ptzXKUJiG-*7K*aSyaTasWFKAR22*pr0iDks5vDLsCCB8RfW7I4qv57pSOze06AMOZfJ0hxm8TXwFR/CookChaseHomeFinance22509.pdf" office:target-frame-name="_new" xlink:show="replace">api.ning.com/files/X1iGwvmnVRnZilM1l5ptzXKUJiG-*7K*aSyaTasWFKAR22*pr0iDks5vDLsCCB8RfW7I4qv57pSOze06AMOZfJ0hxm8TXwFR/CookChaseHomeFinance22509.pdf</text:a><text:a xlink:type="simple" xlink:href="http://api.ning.com/files/HYdFdD9AInlkIIyoxOmR5Cb54FLjpkrPE-1FZKvc7V8lld59iIwVLaSZb-Qm17VrZs5py6XUteMlsUR-FZKYtIYiH8kGdLtV/CookMERS4909.pdf" office:target-frame-name="_new" xlink:show="replace">api.ning.com/files/HYdFdD9AInlkIIyoxOmR5Cb54FLjpkrPE-1FZKvc7V8lld59iIwVLaSZb-Qm17VrZs5py6XUteMlsUR-FZKYtIYiH8kGdLtV/CookMERS4909.pdf</text:a>  <text:a xlink:type="simple" xlink:href="http://api.ning.com/files/tlbopfq3IZ0rstKpWUwhKXuuhfsfFdGnDCFaVjhwU3zbo1YTXQHRy8OczkZTiaqKRsnKVwKz4vaDqg6H1IIk-2DS1sQryfJW/TowbridgeandCookChaseBankUSA6809.pdf" office:target-frame-name="_new" xlink:show="replace">api.ning.com/files/tlbopfq3IZ0rstKpWUwhKXuuhfsfFdGnDCFaVjhwU3zbo1YTXQHRy8OczkZTiaqKRsnKVwKz4vaDqg6H1IIk-2DS1sQryfJW/TowbridgeandCookChaseBankUSA6809.pdf</text:a>  <text:a xlink:type="simple" xlink:href="http://api.ning.com/files/i0L51jUXROyI7sEHaUnVJtPbmqwdSlsf*XSl1ERD2xNKyqL9pmmYfqXKxJdvfwUB8iMy4HLlR-WsO3JtdNSu7pyfcdQvHwJI/TowbridgeandCookMERS52109.pdf" office:target-frame-name="_new" xlink:show="replace">api.ning.com/files/i0L51jUXROyI7sEHaUnVJtPbmqwdSlsf*XSl1ERD2xNKyqL9pmmYfqXKxJdvfwUB8iMy4HLlR-WsO3JtdNSu7pyfcdQvHwJI/TowbridgeandCookMERS52109.pdf</text:a>  <text:a xlink:type="simple" xlink:href="http://api.ning.com/files/qwWP9H3ypGnbgiBwiJxGflMKRoYt7Ij*LAZ71D*LO8UDNshAyR-ESB2r7XsETxGyDKCTVm3Ph9kTg3dS4oUOVDswPzN-jOSG/WhitneyKCookMERSAmnet2009MWAsg.pdf" office:target-frame-name="_new" xlink:show="replace">api.ning.com/files/qwWP9H3ypGnbgiBwiJxGflMKRoYt7Ij*LAZ71D*LO8UDNshAyR-ESB2r7XsETxGyDKCTVm3Ph9kTg3dS4oUOVDswPzN-jOSG/WhitneyKCookMERSAmnet2009MWAsg.pdf</text:a>  <text:a xlink:type="simple" xlink:href="http://api.ning.com/files/HYdFdD9AInnaws6IJl6aLRPpbREuttbV2el5CAg5SZ-r3-H1Ud2QUSC2xo1zSxmAaV7JZgINGve3lPh*yenlAR3hA2fgq3Hn/2009.12.22PLWhitneyKCookResptoDFsInterr.pdf" office:target-frame-name="_new" xlink:show="replace">api.ning.com/files/HYdFdD9AInnaws6IJl6aLRPpbREuttbV2el5CAg5SZ-r3-H1Ud2QUSC2xo1zSxmAaV7JZgINGve3lPh*yenlAR3hA2fgq3Hn/2009.12.22PLWhitneyKCookResptoDFsInterr.pdf</text:a>  <text:a xlink:type="simple" xlink:href="http://api.ning.com/files/Xt0W0vH8Dd6JTnuTtSHrH*Zw-ibhKCrFaaYetgNCSxa9erbDwER-Qj8jwqT3zPYj5*dw5pFcs8cjeGSf1mbo2bZJenG5cADk/CookVerification0603.pdf" office:target-frame-name="_new" xlink:show="replace">api.ning.com/files/Xt0W0vH8Dd6JTnuTtSHrH*Zw-ibhKCrFaaYetgNCSxa9erbDwER-Qj8jwqT3zPYj5*dw5pFcs8cjeGSf1mbo2bZJenG5cADk/CookVerification0603.pdf</text:a>  <text:a xlink:type="simple" xlink:href="http://api.ning.com/files/RDFm1oi-lqT4WIIV9acxA4SgAuHsyeUvmCH78T1-6t7habrP*NEKKJD3ID5A1MTWrwwRxsamKRVX80k01NMQLQuO3Vn-EXp4/WhitneyKCookAllonge.pdf" office:target-frame-name="_new" xlink:show="replace">api.ning.com/files/RDFm1oi-lqT4WIIV9acxA4SgAuHsyeUvmCH78T1-6t7habrP*NEKKJD3ID5A1MTWrwwRxsamKRVX80k01NMQLQuO3Vn-EXp4/WhitneyKCookAllonge.pdf</text:a></text:p>
        <text:p text:style-name="Text_20_body"><text:a xlink:type="simple" xlink:href="http://takeyourhomeback.com/"><text:span text:style-name="Strong_20_Emphasis">Mary R. Cordova</text:span></text:a><text:span text:style-name="Strong_20_Emphasis">-Mary R. Cordova employee at David J. Stern. See Attorney General’s full depo of Sept 23, 2010 at </text:span><text:a xlink:type="simple" xlink:href="http://stopforeclosurefraud.com/wp-content/uploads/2010/09/Copy-of-WM-FULL-DEPOSITION-TRANSCRIPT-OF-MARY-CARDOVA-OF-LAW-OFFICES-OF-DAVID-J.-STERN.pdf" office:target-frame-name="_new" xlink:show="replace"><text:span text:style-name="Strong_20_Emphasis">stopforeclosurefraud.com/wp-content/uploads/2010/09/Copy-of-WM-FULL-DEPOSITION-TRANSCRIPT-OF-MARY-CARDOVA-OF-LAW-OFFICES-OF-DAVID-J.-STERN.pdf</text:span></text:a></text:p>
        <text:p text:style-name="Text_20_body"><text:span text:style-name="Strong_20_Emphasis">CORELOGIC- </text:span>The FDIC found 74.9% of the loans sampled had egregious appraisal violations, meaning that at least 194,740 of the loans that CoreLogic handled for WAMU may contain similar violations.  Since the 194 egregious loans accounted for $129 million in losses according to the Complaint, that’s an average loss severity of $664,948.  Using these numbers, CoreLogic thus faces potential liabilities of $129 billion.  Even using our very conservative discounting methodology, that’s still over $32 billion in potential liability. <text:a xlink:type="simple" xlink:href="http://www.subprimeshakeout.com/2011/05/fdic-sues-lps-and-corelogic-over-appraisal-fraud-shows-investors-leaving-money-on-the-table.html">http://www.subprimeshakeout.com/2011/05/fdic-sues-lps-and-corelogic-over-appraisal-fraud-shows-investors-leaving-money-on-the-table.html</text:a></text:p>
        <text:p text:style-name="Text_20_body"><text:span text:style-name="Strong_20_Emphasis">Cotton, Betty- </text:span>Betty Cotton, alleged Asst. Vice President of IndyMac Bank endorses “lost Note” <text:a xlink:type="simple" xlink:href="http://api.ning.com/files/YyQFzYj1hk5Kt0GwTP*puNp70P1jXG-JYbP3355R9opVxynb*XLymLBK*Cokx2YumaVhyYnUQMk-eZL6tu5ryThU41GWbORe/VI.SuppleeNote1CottonExhtoComplaint1.pdf">http://api.ning.com/files/YyQFzYj1hk5Kt0GwTP*puNp70P1jXG-JYbP3355R9opVxynb*XLymLBK*Cokx2YumaVhyYnUQMk-eZL6tu5ryThU41GWbORe/VI.SuppleeNote1CottonExhtoComplaint1.pdf</text:a>  GEE, the endorsement <text:soft-page-break/>wasn’t there when the case was filed: <text:a xlink:type="simple" xlink:href="http://api.ning.com/files/9Mzp02XcOwIrMQAseM*HrO*P35fPo8wvoTx0EzAxmX3Ltb36oHx8guw*IS7INE74AQ07x0alslxUgGgjf2TRF3iDMxFbV-iH/I.Supplee1PComplaintIndymacMtgeExhibit.pdf">http://api.ning.com/files/9Mzp02XcOwIrMQAseM*HrO*P35fPo8wvoTx0EzAxmX3Ltb36oHx8guw*IS7INE74AQ07x0alslxUgGgjf2TRF3iDMxFbV-iH/I.Supplee1PComplaintIndymacMtgeExhibit.pdf</text:a>   GEE, the same Note endorsed by Debra Sierck, another Asst. Vice President of IndyMac Bank</text:p>
        <text:p text:style-name="Text_20_body"><text:span text:style-name="Strong_20_Emphasis">Cottrell, Beth -  Beth Cotrell is an employee of </text:span><text:a xlink:type="simple" xlink:href="http://takeyourhomeback.com/"><text:span text:style-name="Strong_20_Emphasis">Lenders Processing Services</text:span></text:a><text:span text:style-name="Strong_20_Emphasis">, claims is an employee of Chase, robo-signer, signed false affidavits, never had personal knowledge of contents.  See full deposition of May 18, 2010at </text:span><text:a xlink:type="simple" xlink:href="http://stopforeclosurefraud.com/wp-content/uploads/2010/09/BETH-COTTRELL-CHASE-HOME-FINANCE.pdf" office:target-frame-name="_new" xlink:show="replace"><text:span text:style-name="Strong_20_Emphasis">stopforeclosurefraud.com/wp-content/uploads/2010/09/BETH-COTTRELL-CHASE-HOME-FINANCE.pdf</text:span></text:a>                            <text:a xlink:type="simple" xlink:href="http://api.ning.com/files/4jnqlbCXwfs3Z3-ENgcbtAI8PtVjEEe18j-hetj0ZLHpOAhU*wooq8prvl7jmLs7P8e21Ao4FVmONCwYSba49IFrvpTt9701/CookandCottrellUSBankNAatFLehman7109.pdf" office:target-frame-name="_new" xlink:show="replace"><text:span text:style-name="Strong_20_Emphasis">api.ning.com/files/4jnqlbCXwfs3Z3-ENgcbtAI8PtVjEEe18j-hetj0ZLHpOAhU*wooq8prvl7jmLs7P8e21Ao4FVmONCwYSba49IFrvpTt9701/CookandCottrellUSBankNAatFLehman7109.pdf</text:span></text:a></text:p>
        <text:p text:style-name="Text_20_body"> <text:span text:style-name="Strong_20_Emphasis">Cottrell, John – </text:span> John Cottrell is an employee of <text:span text:style-name="Strong_20_Emphasis">Saxon Mortgage Services </text:span>in Tarrant County, TX. Mortgage Assignments signed by Cottrell are often prepared by Robert S. Kahane, <text:span text:style-name="Strong_20_Emphasis">Kahane &amp; Associates</text:span>, Plantation, Florida, and used in cases involving trusts with NovaStar Mortgage loans. These Assignments are often prepared, signed and filed years after the closing date of the trust. Deutsche Bank National Trust Company is frequently the trustee that forecloses using these Assignments.</text:p>
        <text:p text:style-name="Text_20_body"><text:span text:style-name="Strong_20_Emphasis">Crain, Youda – </text:span>Youda Crain  MERS robo signer for America’s Wholesale Lenders–  claims she is an independent Mortgage Funder, previously employed by Skyline Financial Corp. <text:a xlink:type="simple" xlink:href="http://www.linkedin.com/profile/view?id=64746719&amp;authType=name&amp;authToken=z2Hr&amp;locale=en_US&amp;pvs=pp&amp;trk=ppro_viewmore">http://www.linkedin.com/profile/view?id=64746719&amp;authType=name&amp;authToken=z2Hr&amp;locale=en_US&amp;pvs=pp&amp;trk=ppro_viewmore</text:a>                             <text:a xlink:type="simple" xlink:href="http://www.pascoclerk.com/i3/66-229-227-216IP2011056829.pdf">http://www.pascoclerk.com/i3/66-229-227-216IP2011056829.pdf</text:a></text:p>
        <text:p text:style-name="Text_20_body"><text:span text:style-name="Strong_20_Emphasis">Croft, Tom –Tom Croft </text:span>Carrington Mortgage Services</text:p>
        <text:p text:style-name="Text_20_body"> <text:a xlink:type="simple" xlink:href="http://takeyourhomeback.com/"><text:span text:style-name="Strong_20_Emphasis">Crouse</text:span></text:a><text:span text:style-name="Strong_20_Emphasis"><text:span text:style-name="T1">,C.Troy a.k.a. </text:span></text:span><text:a xlink:type="simple" xlink:href="http://takeyourhomeback.com/"><text:span text:style-name="Strong_20_Emphasis">Charles Troy Crouse</text:span></text:a>- attorney at <text:a xlink:type="simple" xlink:href="http://takeyourhomeback.com/">McCalla Raymer</text:a>-<text:a xlink:type="simple" xlink:href="http://www.mccallaraymer.com/index.php?searchword=crouse&amp;ordering=&amp;searchphrase=all&amp;Itemid=73&amp;option=com_search" office:target-frame-name="_new" xlink:show="replace">www.mccallaraymer.com/index.php?searchword=crouse&amp;ordering=&amp;searchphrase=all&amp;Itemid=73&amp;option=com_search</text:a><text:a xlink:type="simple" xlink:href="http://www.wsbtv.com/news/25635807/detail.html" office:target-frame-name="_new" xlink:show="replace">www.wsbtv.com/news/25635807/detail.html</text:a>  <text:a xlink:type="simple" xlink:href="http://www.operationrest.org/xSites/Agents/OperationRestorationInc/Content/UploadedFiles/ClassActionLawSuit.pdf" office:target-frame-name="_new" xlink:show="replace">www.operationrest.org/xSites/Agents/OperationRestorationInc/Content/UploadedFiles/ClassActionLawSuit.pdf</text:a>  <text:a xlink:type="simple" xlink:href="http://dockets.justia.com/search?query=Prommis+Solutions%2C+LLC&amp;circuit=11" office:target-frame-name="_new" xlink:show="replace">dockets.justia.com/search?query=Prommis+Solutions%2C+LLC&amp;circuit=11</text:a><text:a xlink:type="simple" xlink:href="http://4closurefraud.org/2010/11/05/georgias-version-of-david-stern-and-friends-mccalla-raymer-charles-troy-crouse-and-prommis-solutions/" office:target-frame-name="_new" xlink:show="replace">4closurefraud.org/2010/11/05/georgias-version-of-david-stern-and-friends-mccalla-raymer-charles-troy-crouse-and-prommis-solutions/</text:a><text:a xlink:type="simple" xlink:href="http://www.operationrest.org/GAClassAction" office:target-frame-name="_new" xlink:show="replace">www.operationrest.org/GAClassAction</text:a>  <text:a xlink:type="simple" xlink:href="http://www.lawyers.com/Georgia/Atlanta/McCalla-Raymer,-LLC-885136-f.html" office:target-frame-name="_new" xlink:show="replace">www.lawyers.com/Georgia/Atlanta/McCalla-Raymer,-LLC-885136-f.html</text:a><text:a xlink:type="simple" xlink:href="http://www.mccallaraymer.com/" office:target-frame-name="_new" xlink:show="replace">www.mccallaraymer.com/</text:a></text:p>
        <text:p text:style-name="Text_20_body"><text:span text:style-name="Strong_20_Emphasis">Crandall, John</text:span>- <text:a xlink:type="simple" xlink:href="http://takeyourhomeback.com/">John Crandall</text:a>- <text:a xlink:type="simple" xlink:href="http://www.deanmostofi.com/?p=924">http://www.deanmostofi.com/?p=924</text:a> <text:a xlink:type="simple" xlink:href="http://thehill.com/blogs/on-the-money/banking-financial-institutions/122195-bank-of-america-suspends-foreclosure-proceedings-in-23-states">http://thehill.com/blogs/on-the-money/banking-financial-institutions/122195-bank-of-america-suspends-foreclosure-proceedings-in-23-states</text:a> http://www.gastonforeclosures.org/full_deposition_transcript_of_ticor_title_stanley_silva__notice_of_defaults__lps__fidelity__mers__wells_fargo </text:p>
        <text:p text:style-name="Text_20_body"><text:span text:style-name="Strong_20_Emphasis">Cullaro, Erin –Erin Cullaro </text:span>is a former employee of Florida Default Law Group (“FDLG”). She often notarized documents for FDLG, including Affidavits regarding fees and costs signed by her sister, Lisa Cullaro. Erin Cullaro continued to notarize documents for FDLG after she became an employee in the Economic Crimes Unit of the Florida Attorney General’s office. In 2010, the Florida Attorney General announced that it had opened an investigation of Cullaro, including allegations that she allowed others to sign her name as notary, and supposedly notarized documents in Tampa while she was traveling on state business and was not present in Tampa.</text:p>
        <text:p text:style-name="Text_20_body"> <text:span text:style-name="Strong_20_Emphasis">See </text:span><text:a xlink:type="simple" xlink:href="http://www.zerohedge.com/article/florida-notary-fraud-erin-cullaro-–-scandalous-–-substantiated-allegations-foreclosure-fraud" office:target-frame-name="_new" xlink:show="replace"><text:span text:style-name="Strong_20_Emphasis">www.zerohedge.com/article/florida-notary-fraud-erin-cullaro-%E2%80%93-scandalous-</text:span></text:a><text:soft-page-break/><text:a xlink:type="simple" xlink:href="http://www.zerohedge.com/article/florida-notary-fraud-erin-cullaro-–-scandalous-–-substantiated-allegations-foreclosure-fraud" office:target-frame-name="_new" xlink:show="replace"><text:span text:style-name="Strong_20_Emphasis">%E2%80%93-substantiated-allegations-foreclosure-fraud</text:span></text:a>  <text:a xlink:type="simple" xlink:href="http://www2.tbo.com/content/2010/may/01/bz-state-ag-investigates-its-own/" office:target-frame-name="_new" xlink:show="replace"><text:span text:style-name="Strong_20_Emphasis">www2.tbo.com/content/2010/may/01/bz-state-ag-investigates-its-own/</text:span></text:a><text:span text:style-name="Strong_20_Emphasis">, </text:span><text:a xlink:type="simple" xlink:href="http://www.whatsignature.com/files/Cullaro_Erin.pdf" office:target-frame-name="_new" xlink:show="replace"><text:span text:style-name="Strong_20_Emphasis">www.whatsignature.com/files/Cullaro_Erin.pdf</text:span></text:a><text:span text:style-name="Strong_20_Emphasis">, </text:span><text:a xlink:type="simple" xlink:href="http://www.whatsignature.com/files/Cullaro_Erin.1.JPG" office:target-frame-name="_new" xlink:show="replace"><text:span text:style-name="Strong_20_Emphasis">www.whatsignature.com/files/Cullaro_Erin.1.JPG</text:span></text:a><text:span text:style-name="Strong_20_Emphasis">, </text:span><text:a xlink:type="simple" xlink:href="http://www.whatsignature.com/files/Cullaro_Erin.2.pdf" office:target-frame-name="_new" xlink:show="replace"><text:span text:style-name="Strong_20_Emphasis">www.whatsignature.com/files/Cullaro_Erin.2.pdf</text:span></text:a><text:span text:style-name="Strong_20_Emphasis">, </text:span><text:a xlink:type="simple" xlink:href="http://www.whatsignature.com/files/Cullaro_Erin.6.pdf" office:target-frame-name="_new" xlink:show="replace"><text:span text:style-name="Strong_20_Emphasis">www.whatsignature.com/files/Cullaro_Erin.6.pdf</text:span></text:a><text:span text:style-name="Strong_20_Emphasis">,  </text:span><text:a xlink:type="simple" xlink:href="http://mattweidnerlaw.com/blog/2010/03/bombshell-substantiated-allegations-of-foreclosureaffidavit-fraud-that-implicates-the-florida-attorney-generals-office/" office:target-frame-name="_new" xlink:show="replace"><text:span text:style-name="Strong_20_Emphasis">mattweidnerlaw.com/blog/2010/03/bombshell-substantiated-allegations-of-foreclosureaffidavit-fraud-that-implicates-the-florida-attorney-generals-office/</text:span></text:a><text:span text:style-name="Strong_20_Emphasis">, , </text:span></text:p>
        <text:p text:style-name="Text_20_body"><text:span text:style-name="Strong_20_Emphasis">See multiple signatures for Erin Cullaro:  </text:span><text:a xlink:type="simple" xlink:href="http://4closurefraud.org/2010/10/21/bout-time-ags-office-reprimands-erin-cullaro-for-foreclosure-mill-work/" office:target-frame-name="_new" xlink:show="replace"><text:span text:style-name="Strong_20_Emphasis">4closurefraud.org/2010/10/21/bout-time-ags-office-reprimands-erin-cullaro-for-foreclosure-mill-work/</text:span></text:a><text:span text:style-name="Strong_20_Emphasis">, </text:span><text:a xlink:type="simple" xlink:href="http://www.woodwardlaw.com/foreclosure-news/erincollinscullarocaughtlyingtothecourtagain" office:target-frame-name="_new" xlink:show="replace"><text:span text:style-name="Strong_20_Emphasis">www.woodwardlaw.com/foreclosure-news/erincollinscullarocaughtlyingtothecourtagain</text:span></text:a><text:span text:style-name="Strong_20_Emphasis">,  </text:span><text:a xlink:type="simple" xlink:href="http://myfloridalegal.com/webfiles.nsf/WF/MRAY-7P5HJP/$file/AttorneyDebtServicesAVC.pdf" office:target-frame-name="_new" xlink:show="replace"><text:span text:style-name="Strong_20_Emphasis">myfloridalegal.com/webfiles.nsf/WF/MRAY-7P5HJP/$file/AttorneyDebtServicesAVC.pdf</text:span></text:a><text:span text:style-name="Strong_20_Emphasis">,  </text:span><text:a xlink:type="simple" xlink:href="http://www.mediation-drz.com/FORECLOSURE_PROCESS.html" office:target-frame-name="_new" xlink:show="replace"><text:span text:style-name="Strong_20_Emphasis">www.mediation-drz.com/FORECLOSURE_PROCESS.html</text:span></text:a></text:p>
        <text:p text:style-name="Text_20_body"> <text:span text:style-name="Strong_20_Emphasis">Cullaro, John-John Cullaro</text:span></text:p>
        <text:p text:style-name="Text_20_body"><text:span text:style-name="Strong_20_Emphasis">Cullaro, Lisa-Lisa Cullaro</text:span></text:p>
        <text:p text:style-name="Text_20_body"><text:span text:style-name="Strong_20_Emphasis">Curreton, Nicki –Nicki Curreton </text:span> is an employee of <text:span text:style-name="Strong_20_Emphasis">America’s Servicing Company </text:span>in Fort Mill, York County, South Carolina. She often signs Mortgage Assignments as Asst. Secretary, Mortgage Electronic Registration Systems, Inc. Assignments signed by Curreton are often used in cases involving Wells Fargo Bank. Curreton’s signature is often notarized by Geraldine Johnson.</text:p>
        <text:p text:style-name="Text_20_body"><text:span text:style-name="Strong_20_Emphasis">Dalton, Margaret- </text:span>MARGARET DALTON is an officer/employee of <text:span text:style-name="Strong_20_Emphasis">JP Morgan Chase Bank </text:span>in Jacksonville, Florida.She has signed Mortgage Assignments as Vice President of JP Morgan Chase Bank.  She also signs as J.P. Morgan Chase Bank, N.A., successor in interest from the FDIC, as receiver for Washington Mutual Bank, f/k/a Washington Mutual Bank, F.A. On many Mortgage Assignments, however, Dalton signs as a MERS officer to assign mortgage TO JP Morgan Chase, without disclosing she is actually working FOR JP Morgan Chase. Dalton’s name often appears on Mortgage Assignments to securitized trusts where the Assignment is supposedly being made many years after the closing date of the trusts. Mortgage Assignments signed by Dalton are often prepared by <text:span text:style-name="Strong_20_Emphasis">Shapiro &amp; Fishman, LLP</text:span>, in Boca Raton, Florida or <text:span text:style-name="Strong_20_Emphasis">Ben-Ezra &amp; Katz, P.A. </text:span>or <text:span text:style-name="Strong_20_Emphasis">Law Offices of Marshall Watson </text:span>and used in cases involving trusts with Washington Mutual loans. Deutsche Bank National Trust Company is frequently the trustee that forecloses using these Assignments. In addition to using the title of Vice President of JP Morgan Chase, Dalton has used the following job titles on Mortgage Assignments to assign mortgages TO JP Morgan Chase:</text:p>
        <text:list xml:id="list33543212" text:style-name="L12">
          <text:list-item>
            <text:p text:style-name="P45">Vice President, Bank of America, N.A. as successor-by-merger to LaSalle Bank, N.A. as trustee for WMALT 2006-AR03 Trust, by JP Morgan Chase Bank, N.A., as attorney-in-fact; </text:p>
          </text:list-item>
          <text:list-item>
            <text:p text:style-name="P45">Vice President, Deutsche Bank National Trust Co., as Trustee for Long Beach Mortgage Trust 2006-1, by JP Morgan Chase Bank, N.A., under Limited Power of Attorney; </text:p>
          </text:list-item>
          <text:list-item>
            <text:p text:style-name="P45">Vice President, Deutsche Bank National Trust Co., as Trustee for WAMU Mortgage Pass-Through Certificates, Series 2005-AR6 Trust, by JP Morgan Chase Bank, N.A., under Limited Power of Attorney; </text:p>
          </text:list-item>
          <text:list-item>
            <text:p text:style-name="P45">Vice President, Mortgage Electronic Registration Systems, Inc., acting solely as nominee for Amstar Mortgage Corp.; </text:p>
          </text:list-item>
          <text:list-item>
            <text:p text:style-name="P45">Vice President, Mortgage Electronic Registration Systems, Inc., acting solely as nominee for CTX Mortgage Company, LLC; </text:p>
          </text:list-item>
          <text:list-item>
            <text:p text:style-name="P45">Vice President, Mortgage Electronic Registration Systems, Inc., acting solely as nominee for Everbank; </text:p>
          </text:list-item>
          <text:list-item>
            <text:p text:style-name="P45"><text:soft-page-break/>Vice President, Mortgage Electronic Registration Systems, Inc., acting solely as nominee for First Magnus Financial Corp.; </text:p>
          </text:list-item>
          <text:list-item>
            <text:p text:style-name="P45">Vice President, Mortgage Electronic Registration Systems, Inc., acting solely as nominee for Homeside Lending, Inc.; </text:p>
          </text:list-item>
          <text:list-item>
            <text:p text:style-name="P45"> Vice President, Mortgage Electronic Registration Systems, Inc., acting solely as nominee for Irwin Mortgage Corporation;   </text:p>
          </text:list-item>
          <text:list-item>
            <text:p text:style-name="P12">Vice President, Mortgage Electronic Registration Systems, Inc., acting solely as nominee for United Financial Mortgage Corp. </text:p>
          </text:list-item>
        </text:list>
        <text:p text:style-name="Text_20_body"><text:a xlink:type="simple" xlink:href="http://4closurefraud.org/2010/09/29/can-it-be-true-fraud-digest-mortgage-fraud-jpmorgan-chase-barbara-hindman-et-al/#comments" office:target-frame-name="_new" xlink:show="replace"><text:span text:style-name="Strong_20_Emphasis">4closurefraud.org/2010/09/29/can-it-be-true-fraud-digest-mortgage-fraud-jpmorgan-chase-barbara-hindman-et-al/#comments</text:span></text:a><text:span text:style-name="Strong_20_Emphasis">,  </text:span><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text:span text:style-name="Strong_20_Emphasis">   </text:span><text:a xlink:type="simple" xlink:href="http://whatsignature.com/files/Dalton_Margaret.pdf" office:target-frame-name="_new" xlink:show="replace"><text:span text:style-name="Strong_20_Emphasis">whatsignature.com/files/Dalton_Margaret.pdf</text:span></text:a><text:span text:style-name="Strong_20_Emphasis">  </text:span><text:a xlink:type="simple" xlink:href="http://whatsignature.com/files/Dalton_Margaret.1.pdf" office:target-frame-name="_new" xlink:show="replace"><text:span text:style-name="Strong_20_Emphasis">whatsignature.com/files/Dalton_Margaret.1.pdf</text:span></text:a><text:a xlink:type="simple" xlink:href="http://whatsignature.com/files/Dalton_Margaret.3.pdf" office:target-frame-name="_new" xlink:show="replace"><text:span text:style-name="Strong_20_Emphasis">whatsignature.com/files/Dalton_Margaret.3.pdf</text:span></text:a><text:a xlink:type="simple" xlink:href="http://whatsignature.com/files/Dalton_Margaret.4.pdf" office:target-frame-name="_new" xlink:show="replace"><text:span text:style-name="Strong_20_Emphasis">whatsignature.com/files/Dalton_Margaret.4.pdf</text:span></text:a><text:a xlink:type="simple" xlink:href="http://whatsignature.com/files/Dalton_Margaret.5.pdf" office:target-frame-name="_new" xlink:show="replace"><text:span text:style-name="Strong_20_Emphasis">whatsignature.com/files/Dalton_Margaret.5.pdf</text:span></text:a><text:a xlink:type="simple" xlink:href="http://whatsignature.com/files/Dalton_Margaret.6.pdf" office:target-frame-name="_new" xlink:show="replace"><text:span text:style-name="Strong_20_Emphasis">whatsignature.com/files/Dalton_Margaret.6.pdf</text:span></text:a><text:a xlink:type="simple" xlink:href="http://whatsignature.com/files/Dalton_Margaret.7.pdf" office:target-frame-name="_new" xlink:show="replace"><text:span text:style-name="Strong_20_Emphasis">whatsignature.com/files/Dalton_Margaret.7.pdf</text:span></text:a><text:a xlink:type="simple" xlink:href="http://whatsignature.com/files/Dalton_Margaret.8.pdf" office:target-frame-name="_new" xlink:show="replace"><text:span text:style-name="Strong_20_Emphasis">whatsignature.com/files/Dalton_Margaret.8.pdf</text:span></text:a><text:a xlink:type="simple" xlink:href="http://whatsignature.com/files/Dalton_Margaret.9.pdf" office:target-frame-name="_new" xlink:show="replace"><text:span text:style-name="Strong_20_Emphasis">whatsignature.com/files/Dalton_Margaret.9.pdf</text:span></text:a><text:a xlink:type="simple" xlink:href="http://whatsignature.com/files/Dalton_Margaret.10.pdf" office:target-frame-name="_new" xlink:show="replace"><text:span text:style-name="Strong_20_Emphasis">whatsignature.com/files/Dalton_Margaret.10.pdf</text:span></text:a><text:a xlink:type="simple" xlink:href="http://whatsignature.com/files/Dalton_Margaret.11.JPG" office:target-frame-name="_new" xlink:show="replace"><text:span text:style-name="Strong_20_Emphasis">whatsignature.com/files/Dalton_Margaret.11.JPG</text:span></text:a><text:a xlink:type="simple" xlink:href="http://whatsignature.com/files/Dalton_Margaret.12.pdf" office:target-frame-name="_new" xlink:show="replace"><text:span text:style-name="Strong_20_Emphasis">whatsignature.com/files/Dalton_Margaret.12.pdf</text:span></text:a><text:a xlink:type="simple" xlink:href="http://livinglies.wordpress.com/2010/04/08/notarized-mers-assignment-of-dot-as-nominee-forensic-analysis-and-motion-practice/" office:target-frame-name="_new" xlink:show="replace"><text:span text:style-name="Strong_20_Emphasis">livinglies.wordpress.com/2010/04/08/notarized-mers-assignment-of-dot-as-nominee-forensic-analysis-and-motion-practice/</text:span></text:a><text:span text:style-name="Strong_20_Emphasis">  http://whatsignature.com/files/Dalton_Margaret.10.pdf</text:span></text:p>
        <text:list xml:id="list33546181" text:style-name="L13">
          <text:list-item>
            <text:p text:style-name="P46">Vice President, Mortgage Electronic Registration Systems, Inc., acting solely as nominee for Pinnacle Financial Corp.; </text:p>
          </text:list-item>
          <text:list-item>
            <text:p text:style-name="P46">Vice President, Mortgage Electronic Registration Systems, Inc., acting solely as nominee for Transland Financial Services, Inc.; </text:p>
          </text:list-item>
          <text:list-item>
            <text:p text:style-name="P46">Vice President, Mortgage Electronic Registration Systems, Inc., acting solely as nominee for UBS AG, Tampa Branch; and </text:p>
          </text:list-item>
          <text:list-item>
            <text:p text:style-name="P13"><text:span text:style-name="Strong_20_Emphasis">AFFIDAVIT SIGNED BY AN EXPERT AGAINST DALTON </text:span><text:a xlink:type="simple" xlink:href="http://whatsignature.com/files/Affidavit_of_Robo-Signer_Margaret_Dalton.pdf" office:target-frame-name="_new" xlink:show="replace"><text:span text:style-name="Strong_20_Emphasis">whatsignature.com/files/Affidavit_of_Robo-Signer_Margaret_Dalton.pdf</text:span></text:a> </text:p>
          </text:list-item>
        </text:list>
        <text:p text:style-name="Text_20_body"><text:span text:style-name="Strong_20_Emphasis">Daniel, Latasha</text:span> – <text:a xlink:type="simple" xlink:href="http://takeyourhomeback.com/">Latasha Daniel</text:a> is a Notary Public and as an employee of McCalla Raymer-  <text:a xlink:type="simple" xlink:href="http://www.operationrest.org/GAClassAction" office:target-frame-name="_new" xlink:show="replace">www.operationrest.org/GAClassAction</text:a><text:a xlink:type="simple" xlink:href="http://www.operationrest.org/xSites/Agents/OperationRestorationInc/Content/UploadedFiles/ClassActionLawSuit.pdf" office:target-frame-name="_new" xlink:show="replace">www.operationrest.org/xSites/Agents/OperationRestorationInc/Content/UploadedFiles/ClassActionLawSuit.pdf</text:a></text:p>
        <text:p text:style-name="Text_20_body"><text:span text:style-name="Strong_20_Emphasis">DeLaPaz, Amy – Amy DelaPaz- REALLY OPERATES A COMPANY CALLED Sahstarmax LLC</text:span> 454 E. Stottler Drive, Gilbert 85296 with husband Fernando. This appears to be the new substitute for Lenders Processing Services/DocX. This company has taken over many of the old David Stern Cases. This is a <text:span text:style-name="Strong_20_Emphasis">robo signer for MERS as nominee for America’s Wholesale Lenders. Signed Assignment of Mortgage on June 21, 2011 when American Wholesale Lenders and Trust CWABS Series 2005-16 expired in 2008.  Notarized by Amy Hall- Arizona Notary </text:span><text:a xlink:type="simple" xlink:href="http://205.166.161.12/oncoreV2/showdetails.aspx?id=50655745&amp;rn=0&amp;pi=0&amp;ref=search">http://205.166.161.12/oncoreV2/showdetails.aspx?id=50655745&amp;rn=0&amp;pi=0&amp;ref=search</text:a><text:span text:style-name="Strong_20_Emphasis"> YET SEE  </text:span><text:a xlink:type="simple" xlink:href="http://205.166.161.12/oncoreV2/showdetails.aspx?id=50655756&amp;rn=1&amp;pi=0&amp;ref=search">http://205.166.161.12/oncoreV2/showdetails.aspx?id=50655756&amp;rn=1&amp;pi=0&amp;ref=search</text:a><text:span text:style-name="Strong_20_Emphasis"> </text:span></text:p>
        <text:p text:style-name="Text_20_body"><text:span text:style-name="Strong_20_Emphasis">DEUTSCHE BANK</text:span><text:line-break/>a). Investor and Trustee as per MERS member Org. ID # 1001425. Deutsche Bank cannot be a trustee and investor. If it has both then it has a partnership with the Certificate holders.<text:line-break/>b). Interim Funder and Trustee as per MERS member Org, ID # 1002959<text:line-break/>c). Document Custodian, Trustee and Collateral Agent as per MERS member Org. ID # 1000649<text:line-break/>d). Investor and Trustee as per MERS member ORG. ID # 1001426<text:line-break/>e). Servicer, Subservicers, Investor, Document Custodian, Trustee, Collateral Agent as per MERS <text:soft-page-break/>member Org. ID # 1000648</text:p>
        <text:p text:style-name="Text_20_body">Deutsche Bank is also acting under the various layers 424(b) (5) Prospectus, Pooling &amp; Servicing Agreement (PSA) filed by the THIEVES with the SEC.of Trustees, without any specific description, where One Trustee ends and other Trustee Begins. It is classic obfuscation and musical chairs Note that <text:span text:style-name="Strong_20_Emphasis">Deutsche Bank is identified “as trustee” but the usual language of “under the terms of that certain trust dated….etc” are absent.</text:span> This is because there usually is<text:span text:style-name="Strong_20_Emphasis"> NO TRUST AGREEMENT designated as such and NO TRUST</text:span>. In fact, as stated here<text:span text:style-name="Strong_20_Emphasis"> it is merely an agreement between the co-issuers and Deutsche Bank, which it means that far from being a trust it is more like the operating agreement of an LLC) DEUTSCHE BANK cannot be a Trustee or investor or own the note, less, it becomes a partnership with the certificate holders(Who bought the certificates and invested money).</text:span></text:p>
        <text:p text:style-name="Text_20_body"><text:span text:style-name="Strong_20_Emphasis">Dhimitri, Alisa –Alisa Dhimitri </text:span>is an employee of <text:span text:style-name="Strong_20_Emphasis">Lender Processing Services </text:span>in Jacksonville, FL. She often signs Mortgage Assignments as Assistant Secretary of Mortgage Electronic Registration Systems, Inc. as nominee for American Home Mortgage Acceptance, Inc. These Assignments are often used in cases involving American Home Mortgage Investment Trusts. She signs years after American Home Mortgage Acceptance filed for bankruptcy. These Assignments are often prepared, signed and filed years after the closing date of the trust. Deutsche Bank National Trust Company is frequently the trustee that forecloses using these Assignments. <text:a xlink:type="simple" xlink:href="http://whatsignature.com/files/Dhimitri_Alisa.pdf" office:target-frame-name="_new" xlink:show="replace">whatsignature.com/files/Dhimitri_Alisa.pdf</text:a>  <text:a xlink:type="simple" xlink:href="http://whatsignature.com/files/Dhimitri_Alisa.1.pdf" office:target-frame-name="_new" xlink:show="replace">whatsignature.com/files/Dhimitri_Alisa.1.pdf</text:a></text:p>
        <text:p text:style-name="Text_20_body"><text:span text:style-name="Strong_20_Emphasis">Diaz, Irma</text:span> – Irma Diaz – notary –  <text:a xlink:type="simple" xlink:href="http://205.166.161.12/oncoreV2/showdetails.aspx?id=50394462&amp;rn=0&amp;pi=0&amp;ref=search">http://205.166.161.12/oncoreV2/showdetails.aspx?id=50394462&amp;rn=0&amp;pi=0&amp;ref=search</text:a> <text:a xlink:type="simple" xlink:href="http://205.166.161.12/oncoreV2/showdetails.aspx?id=50394464&amp;rn=1&amp;pi=0&amp;ref=search">http://205.166.161.12/oncoreV2/showdetails.aspx?id=50394464&amp;rn=1&amp;pi=0&amp;ref=search</text:a>  <text:a xlink:type="simple" xlink:href="http://205.166.161.12/oncoreV2/showdetails.aspx?id=50394474&amp;rn=6&amp;pi=0&amp;ref=search">http://205.166.161.12/oncoreV2/showdetails.aspx?id=50394474&amp;rn=6&amp;pi=0&amp;ref=search</text:a><text:span text:style-name="Strong_20_Emphasis"> </text:span></text:p>
        <text:p text:style-name="Text_20_body"><text:span text:style-name="Strong_20_Emphasis">Diaz, Roy – </text:span>Roy Diaz, partner/shareholder of Smith, Hiatt &amp; Diaz full deposition <text:a xlink:type="simple" xlink:href="http://stopforeclosurefraud.com/2011/04/26/full-deposition-transcript-of-roy-diaz-shareholder-of-smith-hiatt-diaz-p-a-law-firm/">http://stopforeclosurefraud.com/2011/04/26/full-deposition-transcript-of-roy-diaz-shareholder-of-smith-hiatt-diaz-p-a-law-firm/</text:a></text:p>
        <text:p text:style-name="Text_20_body"><text:span text:style-name="Strong_20_Emphasis">DiMartini, Linda</text:span>- <text:a xlink:type="simple" xlink:href="http://takeyourhomeback.com/">Linda DiMartini</text:a> – employee of Countrywide/Bank of America, full deposition of <text:a xlink:type="simple" xlink:href="http://takeyourhomeback.com/">Linda  DiMartini</text:a><text:span text:style-name="T1">. <text:s/></text:span><text:s/><text:a xlink:type="simple" xlink:href="http://stopforeclosurefraud.com/wp-content/uploads/2010/09/CountrywideDiMartini112910.pdf" office:target-frame-name="_new" xlink:show="replace">stopforeclosurefraud.com/wp-content/uploads/2010/09/CountrywideDiMartini112910.pdf</text:a>  <text:a xlink:type="simple" xlink:href="http://finance.fortune.cnn.com/2011/06/03/at-bank-of-america-more-incomplete-mortgage-docs-and-more-questions/">http://finance.fortune.cnn.com/2011/06/03/at-bank-of-america-more-incomplete-mortgage-docs-and-more-questions/</text:a></text:p>
        <text:p text:style-name="Text_20_body"><text:span text:style-name="Strong_20_Emphasis">Dixon, Diane –Diane Dixon </text:span>is an employee of <text:span text:style-name="Strong_20_Emphasis">Litton Loan Servicing, LP </text:span>in Harris County, TX.</text:p>
        <text:p text:style-name="Text_20_body"><text:span text:style-name="Strong_20_Emphasis">Doan, Tam</text:span>- <text:a xlink:type="simple" xlink:href="http://takeyourhomeback.com/">Tam Doan</text:a><text:span text:style-name="Strong_20_Emphasis">- </text:span>signer at Bank of America<text:span text:style-name="Strong_20_Emphasis"> </text:span><text:a xlink:type="simple" xlink:href="http://money.cnn.com/2010/10/28/real_estate/robosigner/index.htm" office:target-frame-name="_new" xlink:show="replace">money.cnn.com/2010/10/28/real_estate/robosigner/index.htm</text:a>,<text:a xlink:type="simple" xlink:href="http://www.huffingtonpost.com/2010/10/28/tam-doan-robosigner-bank-of-america_n_775225.html" office:target-frame-name="_new" xlink:show="replace"><text:span text:style-name="Strong_20_Emphasis">www.huffingtonpost.com/2010/10/28/tam-doan-robosigner-bank-of-america_n_775225.html</text:span></text:a><text:span text:style-name="Strong_20_Emphasis">,  </text:span><text:a xlink:type="simple" xlink:href="http://realestate.about.com/b/2010/10/28/tam-doan-i-was-a-bank-of-america-robosigner-oct-28-2010.htm" office:target-frame-name="_new" xlink:show="replace"><text:span text:style-name="Strong_20_Emphasis">realestate.about.com/b/2010/10/28/tam-doan-i-was-a-bank-of-america-robosigner-oct-28-2010.htm</text:span></text:a><text:span text:style-name="Strong_20_Emphasis">l                             http://dealbreaker.com/2010/10/bank-of-america-robo-signer-on-his-craft/</text:span></text:p>
        <text:p text:style-name="Text_20_body"><text:span text:style-name="Strong_20_Emphasis">DOCX, LLC (Alpharetta, Fulton County, GA)- SEE VIDEO- </text:span><text:a xlink:type="simple" xlink:href="http://www.youtube.com/watch?v=Zk7DTZCPWbc&amp;feature=related">http://www.youtube.com/watch?v=Zk7DTZCPWbc&amp;feature=related</text:a><text:span text:style-name="Strong_20_Emphasis"> </text:span><text:line-break/>See Lender Processing Services, Alpharetta, GA</text:p>
        <text:p text:style-name="Text_20_body"> <text:span text:style-name="Strong_20_Emphasis">Doko, Dhurato –</text:span>Dhurato Dokois an employee of Nationwide Title Clearing in Palm Harbor, FL. <text:span text:style-name="Strong_20_Emphasis">EMC MORTGAGE CORP. (Lewisville, TX) see video deposition </text:span>Dhurato Doko<text:span text:style-name="Strong_20_Emphasis">of  at </text:span><text:a xlink:type="simple" xlink:href="http://stopforeclosurefraud.com/2010/11/07/video-deposition-of-nationwide-title-clearing-dhurata-doko/" office:target-frame-name="_new" xlink:show="replace"><text:span text:style-name="Strong_20_Emphasis">stopforeclosurefraud.com/2010/11/07/video-deposition-of-nationwide-title-clearing-dhurata-doko/</text:span></text:a><text:span text:style-name="Strong_20_Emphasis">different signatures, see </text:span><text:a xlink:type="simple" xlink:href="http://www.whatsignature.com/files/Doko_Dhurata.pdf" office:target-frame-name="_new" xlink:show="replace"><text:span text:style-name="Strong_20_Emphasis">www.whatsignature.com/files/Doko_Dhurata.pdf</text:span></text:a><text:span text:style-name="Strong_20_Emphasis">. </text:span><text:a xlink:type="simple" xlink:href="http://www.whatsignature.com/files/Doko_Dhurata.3.pdf" office:target-frame-name="_new" xlink:show="replace"><text:span text:style-name="Strong_20_Emphasis">www.whatsignature.com/files/Doko_Dhurata.3.pdf</text:span></text:a><text:span text:style-name="Strong_20_Emphasis">, </text:span><text:soft-page-break/><text:a xlink:type="simple" xlink:href="http://www.whatsignature.com/files/Doko_Dhurata.4.pdf" office:target-frame-name="_new" xlink:show="replace"><text:span text:style-name="Strong_20_Emphasis">www.whatsignature.com/files/Doko_Dhurata.4.pdf</text:span></text:a><text:span text:style-name="Strong_20_Emphasis">,  </text:span><text:a xlink:type="simple" xlink:href="http://www.whatsignature.com/files/Doko_Dhurata.5.pdf" office:target-frame-name="_new" xlink:show="replace"><text:span text:style-name="Strong_20_Emphasis">www.whatsignature.com/files/Doko_Dhurata.5.pdf</text:span></text:a><text:span text:style-name="Strong_20_Emphasis">,   </text:span><text:a xlink:type="simple" xlink:href="http://www.scribd.com/doc/46528993/Exhibits-O-S-Letter-to-the-NJ-Supreme-Court-re-Foreclosure-Fraud">http://www.scribd.com/doc/46528993/Exhibits-O-S-Letter-to-the-NJ-Supreme-Court-re-Foreclosure-Fraud</text:a><text:span text:style-name="Strong_20_Emphasis"> </text:span></text:p>
        <text:p text:style-name="Text_20_body"><text:a xlink:type="simple" xlink:href="http://www.frauddigest.com/indictments/doza.pdf">Doza, Sherry</text:a>- Sherry Doza-Signature Versions of Sherry Doza, formerly with Stewart Mortgage Information in Houston, TX – now with First American Core Logic, Santa Ana, CA  SIGNATURE VARIATIONS <text:a xlink:type="simple" xlink:href="http://www.frauddigest.com/indictments/doza.pdf">http://www.frauddigest.com/indictments/doza.pdf</text:a> </text:p>
        <text:p text:style-name="Text_20_body"><text:span text:style-name="Strong_20_Emphasis">Esposito, Theresa –Theresa Esposito </text:span>is an employee of <text:span text:style-name="Strong_20_Emphasis">Lender Processing Services </text:span>in Jacksonville, FL. She often signs Mortgage Assignments as Assistant Secretary of Mortgage Electronic Registration Systems, Inc. as nominee for American Home Mortgage Acceptance, Inc. These Assignments are often used in cases involving American Home Mortgage Investment Trusts. She signs years after American Home Mortgage Acceptance filed for bankruptcy. These Assignments are often prepared, signed and filed years after the closing date of the trust. Deutsche Bank National Trust Company is frequently the trustee that forecloses using these Assignments.</text:p>
        <text:p text:style-name="Text_20_body"><text:span text:style-name="Strong_20_Emphasis">Esposito, Michael Roy-</text:span>Michael Roy Esposito attorney at Florida Default Group<text:span text:style-name="Strong_20_Emphasis"> </text:span><text:a xlink:type="simple" xlink:href="http://www.whatsignature.com/files/Esposito_Michael_Roy.JPG" office:target-frame-name="_new" xlink:show="replace"><text:span text:style-name="Strong_20_Emphasis">www.whatsignature.com/files/Esposito_Michael_Roy.JPG</text:span></text:a></text:p>
        <text:p text:style-name="Text_20_body"><text:span text:style-name="Strong_20_Emphasis">Faber, Judy</text:span>- <text:a xlink:type="simple" xlink:href="http://takeyourhomeback.com/">Judy Faber</text:a>-  see full deposition of Judy Faber at <text:a xlink:type="simple" xlink:href="http://stopforeclosurefraud.com/wp-content/uploads/2010/09/WM_FULL_DEPOSITION_OF_RESIDENTIAL-FUNDING.GMAC_JUDY_FABER.pdf" office:target-frame-name="_new" xlink:show="replace">stopforeclosurefraud.com/wp-content/uploads/2010/09/WM_FULL_DEPOSITION_OF_RESIDENTIAL-FUNDING.GMAC_JUDY_FABER.pdf</text:a></text:p>
        <text:p text:style-name="Text_20_body"> <text:span text:style-name="Strong_20_Emphasis">FIDELITY NATIONAL FORECLOSURE SOLUTIONS ( FIS)- </text:span>  <text:a xlink:type="simple" xlink:href="http://www.scribd.com/Fidelity-s-LPS-Secret-Deals-With-Mortgage-Companies-and-Law-Firms/d/27821907">www.scribd.com/Fidelity-s-LPS-Secret-Deals-With-Mortgage-Companies-and-Law-Firms/d/27821907</text:a>      <text:a xlink:type="simple" xlink:href="http://www.msfraud.org/law/lounge/Harrisv.FidelityNational.pdf" office:target-frame-name="_new" xlink:show="replace">www.msfraud.org/law/lounge/Harrisv.FidelityNational.pdf</text:a><text:a xlink:type="simple" xlink:href="http://www.bloomberg.com/news/2010-10-21/how-joseph-lents-dodged-foreclosure-for-eight-years-and-started-a-movement.html" office:target-frame-name="_new" xlink:show="replace">www.bloomberg.com/news/2010-10-21/how-joseph-lents-dodged-foreclosure-for-eight-years-and-started-a-movement.html</text:a>      <text:a xlink:type="simple" xlink:href="http://freedom-school.com/reading-room/foreclosure-machine-thrives-on-woes.pdf" office:target-frame-name="_new" xlink:show="replace">freedom-school.com/reading-room/foreclosure-machine-thrives-on-woes.pdf</text:a>  <text:a xlink:type="simple" xlink:href="http://www.myfloridalegal.com/lit_ec.nsf/mortgage/9B099A9DD32030BE8525771300426A68" office:target-frame-name="_new" xlink:show="replace">www.myfloridalegal.com/lit_ec.nsf/mortgage/9B099A9DD32030BE8525771300426A68</text:a>            <text:a xlink:type="simple" xlink:href="http://www.foreclosurehamlet.org/forum/topics/is-your-fradulent-signatory" office:target-frame-name="_new" xlink:show="replace">www.foreclosurehamlet.org/forum/topics/is-your-fradulent-signatory</text:a>  <text:a xlink:type="simple" xlink:href="http://news.thomasnet.com/companystory/Fidelity-National-Financial-Division-Adds-More-Foreclosure-Properties-and-Educational-Tools-to-BuyBankHomes-com-477570" office:target-frame-name="_new" xlink:show="replace">news.thomasnet.com/companystory/Fidelity-National-Financial-Division-Adds-More-Foreclosure-Properties-and-Educational-Tools-to-BuyBankHomes-com-477570</text:a> <text:a xlink:type="simple" xlink:href="http://blogs.ajc.com/business-beat/2011/02/28/power-breakfast-foreclosure-fraud-measure-advances-sunday-alcohol-falcons-stadium-home-depot-oil-auto-sales/" office:target-frame-name="_new" xlink:show="replace">blogs.ajc.com/business-beat/2011/02/28/power-breakfast-foreclosure-fraud-measure-advances-sunday-alcohol-falcons-stadium-home-depot-oil-auto-sales/</text:a>  <text:a xlink:type="simple" xlink:href="http://4closurefraud.org/2010/10/09/blast-from-the-past-2008-ny-times-article-foreclosure-machine-thrives-on-woes/" office:target-frame-name="_new" xlink:show="replace">4closurefraud.org/2010/10/09/blast-from-the-past-2008-ny-times-article-foreclosure-machine-thrives-on-woes/</text:a></text:p>
        <text:p text:style-name="Text_20_body"><text:a xlink:type="simple" xlink:href="http://takeyourhomeback.com/"><text:span text:style-name="Strong_20_Emphasis">Fintel</text:span></text:a><text:span text:style-name="Strong_20_Emphasis"><text:span text:style-name="T1">, Hollan M. </text:span></text:span><text:span text:style-name="T1"> </text:span><text:span text:style-name="Strong_20_Emphasis">– </text:span>Hollan M. Fintel was an Attorney for <text:a xlink:type="simple" xlink:href="http://takeyourhomeback.com/">Florida Default Group</text:a> and <text:a xlink:type="simple" xlink:href="http://takeyourhomeback.com/">Shapiro &amp; Fishman</text:a>, utilizing false credentials, robo-signing, and supervising robo-signing, See Full deposition of Hollan  Fintel  at   <text:a xlink:type="simple" xlink:href="http://stopforeclosurefraud.com/wp-content/uploads/2010/09/WB1_FULL_DEPOSITION_-of_HOLLAN-FINTEL_-former-associate-attorney-of-Florida-Default-Law-Group.-Executed-assignment-of-mortgage-as-vice-president-of-Wells-Fargo-Bank-N.A..pdf" office:target-frame-name="_new" xlink:show="replace"><text:span text:style-name="Strong_20_Emphasis">stopforeclosurefraud.com/wp-content/uploads/2010/09/WB1_FULL_DEPOSITION_-of_HOLLAN-FINTEL_-former-associate-attorney-of-Florida-Default-Law-Group.-Executed-assignment-of-mortgage-as-vice-president-of-Wells-Fargo-Bank-N.A..pdf</text:span></text:a></text:p>
        <text:p text:style-name="Text_20_body"><text:span text:style-name="Strong_20_Emphasis">FLORIDA DEFAULT LAW GROUP- AFFIDAVIT IN ADMISSION OF FALSE DOCUMENTS FILED  </text:span> <text:a xlink:type="simple" xlink:href="http://www.frauddigest.com/indictments/37452927-FDLG-Admits-to-Violation-of-Professional-Conduct-Code-Jeffrey-Stephan-Affidavits.pdf" office:target-frame-name="_new" xlink:show="replace">www.frauddigest.com/indictments/37452927-FDLG-Admits-to-Violation-of-Professional-Conduct-Code-Jeffrey-Stephan-Affidavits.pdf</text:a></text:p>
        <text:p text:style-name="Text_20_body"><text:span text:style-name="Strong_20_Emphasis">Frazier, Brenda- </text:span>Brenda Frazier- notary for Lenders Processing Services in Duval County/Jacksonville Florida. Has notarized for known robo signers Kathy Smith and Joseph Kaminski<text:span text:style-name="Strong_20_Emphasis"> </text:span> for Shapiro &amp; Fishman <text:a xlink:type="simple" xlink:href="http://www.whatsignature.com/files/Frazier_Brenda.pdf">http://www.whatsignature.com/files/Frazier_Brenda.pdf</text:a><text:span text:style-name="Strong_20_Emphasis">  </text:span><text:a xlink:type="simple" xlink:href="http://www.whatsignature.com/files/Frazier_Brenda.1.pdf">http://www.whatsignature.com/files/Frazier_Brenda.1.pdf</text:a><text:span text:style-name="Strong_20_Emphasis"> </text:span></text:p>
        <text:p text:style-name="Text_20_body"><text:span text:style-name="Strong_20_Emphasis">French, Kim –</text:span>Kim French<text:span text:style-name="Strong_20_Emphasis"> </text:span>is an employee of Lender Processing Services in the Jacksonville, FL <text:soft-page-break/>office. French often signs Mortgage Assignments as Vice President of <text:span text:style-name="Strong_20_Emphasis">American Home Mortgage Servicing. </text:span>These Assignments are often used in cases involving American Home Mortgage Investment Trusts. She signs years after American Home Mortgage Acceptance filed for bankruptcy. These Assignments are often prepared, signed and filed years after the closing date of the trust. Deutsche Bank National Trust Company is frequently the trustee that forecloses using these Assignments.</text:p>
        <text:p text:style-name="Text_20_body"><text:span text:style-name="Strong_20_Emphasis">Fetner, Catherine </text:span>– Catherine Fetner a.k.a. Cathy Fetner, a.k.a. C. Fetner – <text:span text:style-name="Strong_20_Emphasis">Fetner signed as a principal at Hanover Capital Partners for WAMU (where later she was Risk Manager), and Edison Decisioning (sharing same address as Hanover Capital) in Edison, NJ. She may have been involved in creating or spinning off ALLON HILL (a “due diligence” firm which sprang up when gaps in assignment chains needed filling). Her specialty seems to have been “due diligence” which we take to now mean fabricating documents to fill in the gaps in these assignment chains. She is currently at JPM Chase. In one document four years ago, Cathy Fetner’s signature (in NJ) appears on an assignment from Bank United to WAMU dated the day of the Miami closing. The law mill that proffered this fake additional document did so AFTER WAMU became part of JPM/Chase. US Bank National Association became trustee of of SASCO 5 RF 5, the fund that supposedly contained the loan in question when it was still at Lehman Brothers. There was no mention of Lehman Brothers on any assignment. She also signed as </text:span>senior vice president of EMC Mortgage Corp. she was also a power of attorney for the FDIC, ( and a notary) when FDIC sold the servicing rights of the superior bank mortgages to EMC mortgage, she and others poa’s purportedly executed and notarized tens of thousands of mortgages all on one date March 21, 2002! Further her signature varies on the documents, suggesting she did not sign them, further some of these mortgage were not recorded until years later, after the poa from FDIC expired, 12k assignment of these assignments of mortgage, the ones signed by Ms Fetner were usually recorded years later, 2004-2007, suggesting they were not executed on March 21, 2002, as purported on the assignments. Also they were witnessed by 15 different people, of course this is not possible.<text:span text:style-name="Strong_20_Emphasis">  </text:span><text:a xlink:type="simple" xlink:href="http://livinglies.wordpress.com/2011/02/01/from-our-harvard-friend-what-about-lehman/">http://livinglies.wordpress.com/2011/02/01/from-our-harvard-friend-what-about-lehman/</text:a>  <text:span text:style-name="Strong_20_Emphasis">   </text:span><text:a xlink:type="simple" xlink:href="http://wfhmcaught.blogspot.com/2011/02/do-you-have-any-robo-signer-named-c.html">http://wfhmcaught.blogspot.com/2011/02/do-you-have-any-robo-signer-named-c.html</text:a><text:span text:style-name="Strong_20_Emphasis"> </text:span></text:p>
        <text:p text:style-name="Text_20_body"><text:span text:style-name="Strong_20_Emphasis">Freidman, Eric</text:span>- Eric Freidman<text:span text:style-name="T1"> </text:span>signs years after IndyMac Bank, F.S.B. ceased to exist, many of the signers will sign as officers of IndyMac Bank, F.S.B. (the entity that <text:span text:style-name="Emphasis">should have made </text:span>the assignment to the trust years earlier)   <text:a xlink:type="simple" xlink:href="http://pippinghole.blogspot.com/2010/12/robo-signers-signors-names-revealed.html" office:target-frame-name="_new" xlink:show="replace">pippinghole.blogspot.com/2010/12/robo-signers-signors-names-revealed.html</text:a></text:p>
        <text:p text:style-name="Text_20_body"><text:span text:style-name="Strong_20_Emphasis">Fuerstenberger, Andrew – </text:span>Andrew Fuerstenberger signing as Vice President of Sand Canyon, f/k/a Option One for Marshall C. Watson <text:a xlink:type="simple" xlink:href="http://www.pascoclerk.com/i3/66-229-227-216IP2011056838.pdf">http://www.pascoclerk.com/i3/66-229-227-216IP2011056838.pdf</text:a> Notarized by <text:span text:style-name="Strong_20_Emphasis">Tammy Hansen</text:span>, a Florida Notary<text:span text:style-name="Strong_20_Emphasis"> </text:span></text:p>
        <text:p text:style-name="Text_20_body"><text:span text:style-name="Strong_20_Emphasis">Garcia, Paul</text:span> – Paul Garcia – signing as Assistant Vice President of Vericrest Financial, as Attorney-In-Fact for Flagstar Bank, FSB <text:a xlink:type="simple" xlink:href="http://205.166.161.12/oncoreV2/showdetails.aspx?id=50383639&amp;rn=81&amp;pi=8&amp;ref=search">http://205.166.161.12/oncoreV2/showdetails.aspx?id=50383639&amp;rn=81&amp;pi=8&amp;ref=search</text:a><text:span text:style-name="Strong_20_Emphasis"> </text:span></text:p>
        <text:p text:style-name="Text_20_body"><text:span text:style-name="Strong_20_Emphasis">Garrett, Daniella</text:span> -Marie- <text:a xlink:type="simple" xlink:href="http://takeyourhomeback.com/">Daniella Marie Garrett</text:a>-   <text:a xlink:type="simple" xlink:href="http://www.deanmostofi.com/?p=924">http://www.deanmostofi.com/?p=924</text:a>  <text:a xlink:type="simple" xlink:href="http://thehill.com/blogs/on-the-money/banking-financial-institutions/122195-bank-of-america-suspends-foreclosure-proceedings-in-23-states">http://thehill.com/blogs/on-the-money/banking-financial-institutions/122195-bank-of-america-suspends-foreclosure-proceedings-in-23-states</text:a></text:p>
        <text:p text:style-name="Text_20_body"><text:span text:style-name="Strong_20_Emphasis">Garver, Bette – </text:span>Bette Garver signing as Vice President of MERS, one problem, she was in the wrong state when she signed it.<text:span text:style-name="Strong_20_Emphasis"> </text:span><text:a xlink:type="simple" xlink:href="http://205.166.161.12/oncoreV2/showdetails.aspx?id=50631876&amp;rn=7&amp;pi=0&amp;ref=search">http://205.166.161.12/oncoreV2/showdetails.aspx?id=50631876&amp;rn=7&amp;pi=0&amp;ref=search</text:a>  <text:span text:style-name="Strong_20_Emphasis">Notary – Jackie Ealom</text:span></text:p>
        <text:p text:style-name="Text_20_body"><text:span text:style-name="Strong_20_Emphasis">Gerholdt, Maria Lenor</text:span>- Maria Leonor Gerholdt’s notary commission expired on 5/26/09. <text:a xlink:type="simple" xlink:href="http://notaries.dos.state.fl.us/notidsearch.asp?id=1086223">http://notaries.dos.state.fl.us/notidsearch.asp?id=1086223</text:a> <text:span text:style-name="Strong_20_Emphasis"> </text:span></text:p>
        <text:p text:style-name="Text_20_body"><text:soft-page-break/><text:span text:style-name="Strong_20_Emphasis">Gillula, Emily- </text:span>Gillula Emily robo signer signing as Vice President of MERS/Indymac Bank  <text:a xlink:type="simple" xlink:href="http://205.166.161.12/oncoreV2/showdetails.aspx?id=40389227&amp;rn=0&amp;pi=0&amp;ref=search">http://205.166.161.12/oncoreV2/showdetails.aspx?id=40389227&amp;rn=0&amp;pi=0&amp;ref=search</text:a><text:span text:style-name="Strong_20_Emphasis">  Notary – Lucy A. Olvera</text:span></text:p>
        <text:p text:style-name="Text_20_body">NEW ROBO SIGNERS AT GMAC in Upper Dublin Township, Pennsylvania- <text:a xlink:type="simple" xlink:href="http://www.scribd.com/doc/61103865/July-2011-Who-s-Robosigning-Now-The-Latest-Newcomers">http://www.scribd.com/doc/61103865/July-2011-Who-s-Robosigning-Now-The-Latest-Newcomers</text:a></text:p>
        <text:p text:style-name="Text_20_body">Sandy Broughton … <text:s text:c="2"/>Donald Dempsey … <text:s text:c="2"/>Thomas Strain<text:span text:style-name="Strong_20_Emphasis"> </text:span></text:p>
        <text:p text:style-name="Text_20_body"><text:span text:style-name="Strong_20_Emphasis">Gobin, Paul- </text:span>Paul Gobin- robo signer for U.S. Bank ( see comments section for more info)<text:span text:style-name="Strong_20_Emphasis"> </text:span></text:p>
        <text:p text:style-name="Text_20_body"><text:span text:style-name="Strong_20_Emphasis">Grace, Stephen- </text:span>Stephen Grace is a notary who is not sure of his real name<text:span text:style-name="Strong_20_Emphasis">-</text:span>   <text:a xlink:type="simple" xlink:href="http://www.whatsignature.com/files/Kirkpatrick_Dennis.GIF">http://www.whatsignature.com/files/Kirkpatrick_Dennis.GIF</text:a><text:span text:style-name="Strong_20_Emphasis"> </text:span></text:p>
        <text:p text:style-name="Text_20_body"><text:span text:style-name="Strong_20_Emphasis">Graham, Caryn A. – </text:span>Caryn A. Graham, a.k.a. Caryn Graham is an attorney in the <text:span text:style-name="Strong_20_Emphasis">Law Offices of Marshall Watson. ( SEE FLORIDA BAR SITE ) </text:span><text:a xlink:type="simple" xlink:href="http://www.floridabar.org/names.nsf/0/398B69D650C63E2685256AED004E47CC?OpenDocument">http://www.floridabar.org/names.nsf/0/398B69D650C63E2685256AED004E47CC?OpenDocument</text:a><text:span text:style-name="Strong_20_Emphasis"> </text:span>Graham signs Mortgage Assignments as an officer of MERS, without disclosing she is a Watson employee. Graham signs as an officer of many different mortgage companies and servicers. Many of the Assignments signed by Graham are for Assignments to trusts years after the closing date of the trusts. Some of the titles used by Caryn A. Graham include the following:</text:p>
        <text:list xml:id="list33564637" text:style-name="L14">
          <text:list-item>
            <text:p text:style-name="P47">Asst. Secretary, MERS as a nominee for American Brokers Conduit; </text:p>
          </text:list-item>
          <text:list-item>
            <text:p text:style-name="P47">Asst. Secretary, MERS as a nominee for America’s Wholesale Lender; </text:p>
          </text:list-item>
          <text:list-item>
            <text:p text:style-name="P47">Asst. Secretary, MERS as a nominee for BNC Mortgage, Inc.; </text:p>
          </text:list-item>
          <text:list-item>
            <text:p text:style-name="P47">Asst. Secretary, MERS as a nominee for Countrywide Bank, FSB; </text:p>
          </text:list-item>
          <text:list-item>
            <text:p text:style-name="P47">Asst. Secretary, MERS as a nominee for Countrywide Home Loans, </text:p>
          </text:list-item>
          <text:list-item>
            <text:p text:style-name="P47">Asst. Secretary, MERS as a nominee for CTX Mortgage Company, LLC; </text:p>
          </text:list-item>
          <text:list-item>
            <text:p text:style-name="P47">Asst. Secretary, MERS as a nominee for Decision One Mortgage Company; </text:p>
          </text:list-item>
          <text:list-item>
            <text:p text:style-name="P47">Asst. Secretary, MERS as a nominee for Flagstar Bank, FSB; </text:p>
          </text:list-item>
          <text:list-item>
            <text:p text:style-name="P47">Asst. Secretary, MERS as a nominee for Gateway Funding Diversified Mortgage Services, LP; </text:p>
          </text:list-item>
          <text:list-item>
            <text:p text:style-name="P47">Asst. Secretary, MERS acting solely as a nominee for Home Capital, Inc. d/b/a Loan America, Inc.; </text:p>
          </text:list-item>
          <text:list-item>
            <text:p text:style-name="P47">Asst. Secretary, MERS as a nominee for Interstate Home Loan Center, Inc.; </text:p>
          </text:list-item>
          <text:list-item>
            <text:p text:style-name="P47">Asst. Secretary, MERS as a nominee for Ivanhoe Financial, Inc.; </text:p>
          </text:list-item>
          <text:list-item>
            <text:p text:style-name="P47">Asst. Secretary, MERS as a nominee for MFC Mortgage, Inc.; </text:p>
          </text:list-item>
          <text:list-item>
            <text:p text:style-name="P47">Asst. Secretary, MERS as a nominee for Quicken Loans, Inc.; and </text:p>
          </text:list-item>
          <text:list-item>
            <text:p text:style-name="P14">Asst. Secretary, MERS as a nominee for SunTrust Mortgage, Inc. <text:a xlink:type="simple" xlink:href="http://takeyourhomeback.com/?p=230" office:target-frame-name="_new" xlink:show="replace">takeyourhomeback.com/?p=230</text:a>  <text:a xlink:type="simple" xlink:href="http://livinglies.wordpress.com/2010/03/29/caryn-a-graham-–-mers-assistant-secretary-bofa-countrywide-wells-fargo/" office:target-frame-name="_new" xlink:show="replace">livinglies.wordpress.com/2010/03/29/caryn-a-graham-%E2%80%93-mers-assistant-secretary-bofa-countrywide-wells-fargo/</text:a>,   <text:a xlink:type="simple" xlink:href="http://my.firedoglake.com/cindykouril/2010/04/19/the-story-of-the-law-firm-that-built-its-own-evidence-for-foreclosures/">my.firedoglake.com/cindykouril/2010/04/19/the-story-of-the-law-firm-that-built-its-own-evidence-for-foreclosures/</text:a>    <text:a xlink:type="simple" xlink:href="http://www.foreclosurehamlet.org/profiles/blogs/caryn-graham-attorney-at-the" office:target-frame-name="_new" xlink:show="replace">www.foreclosurehamlet.org/profiles/blogs/caryn-graham-attorney-at-the</text:a>,  <text:a xlink:type="simple" xlink:href="http://www.scribd.com/doc/34557527/Caryn-Graham-attorney-at-the-Law-Office-of-Marshall-Watson-signing-for-MERS" office:target-frame-name="_new" xlink:show="replace">www.scribd.com/doc/34557527/Caryn-Graham-attorney-at-the-Law-Office-of-Marshall-Watson-signing-for-MERS</text:a>, <text:a xlink:type="simple" xlink:href="http://www.scribd.com/doc/34557449/Caryn-Graham-attorney-at-the-Law-Office-Of-Marshall-Watson-signing-for-MERS-on-assignment-of-mortgage" office:target-frame-name="_new" xlink:show="replace">www.scribd.com/doc/34557449/Caryn-Graham-attorney-at-the-Law-Office-Of-Marshall-Watson-signing-for-MERS-on-assignment-of-mortgage</text:a>, <text:a xlink:type="simple" xlink:href="http://api.ning.com/files/6MrupP07zeOCtzJg1hjlQO0cgPH7AuDLhu4YlaW6JY3dPdA*I0L*wavvUccY*IDQ01m78tWzagio6ve-ulgmZgNmdvgNFF7I/Grahamv2.pdf" office:target-frame-name="_new" xlink:show="replace">api.ning.com/files/6MrupP07zeOCtzJg1hjlQO0cgPH7AuDLhu4YlaW6JY3dPdA*I0L*wavvUccY*IDQ01m78tWzagio6ve-ulgmZgNmdvgNFF7I/Grahamv2.pdf</text:a>, <text:a xlink:type="simple" xlink:href="http://www.foreclosurehamlet.org/profiles/blogs/protecting-caryn-graham-and-oh" office:target-frame-name="_new" xlink:show="replace">www.foreclosurehamlet.org/profiles/blogs/protecting-caryn-graham-and-oh</text:a>, </text:p>
          </text:list-item>
        </text:list>
        <text:p text:style-name="Text_20_body"><text:span text:style-name="Strong_20_Emphasis">Graves, Donna – </text:span>Donna Graves <text:a xlink:type="simple" xlink:href="http://wfhmcaught.blogspot.com/2011/02/do-you-have-any-robo-signer-named-c.html">http://wfhmcaught.blogspot.com/2011/02/do-you-have-any-robo-signer-named-c.html</text:a> <text:span text:style-name="Strong_20_Emphasis"> </text:span></text:p>
        <text:p text:style-name="Text_20_body"><text:soft-page-break/><text:span text:style-name="Strong_20_Emphasis">Gray, Tina –Tina Gray </text:span>is a notary in Jacksonville, FL, who notarized many of the signatures of employees of <text:span text:style-name="Strong_20_Emphasis">Lender Processing Services.</text:span></text:p>
        <text:p text:style-name="Text_20_body"><text:span text:style-name="Strong_20_Emphasis">Green, Linda –Linda Green – FEATURED ON 60 MINUTES (4-3-2011)     COPY AND PASTE INTO BROWSER TO WATCH FULL STORY </text:span><text:a xlink:type="simple" xlink:href="http://www.cbsnews.com/video/watch/?id=7361572n&amp;tag=contentMain;contentAux">http://www.cbsnews.com/video/watch/?id=7361572n&amp;tag=contentMain;contentAux</text:a><text:span text:style-name="Strong_20_Emphasis">     </text:span>was an employee of <text:span text:style-name="Strong_20_Emphasis">Lender Processing Services </text:span>in Alpharetta, GA. Green <text:span text:style-name="T1">signed several hundred thousand Mortgage Assignments</text:span>. There are many distinctly different versions of the Linda Green signature. There are many distinctly different versions of the Linda Green signature. So far, the <text:a xlink:type="simple" xlink:href="http://boston67.blog.com/mers-mortgage-securitization-county-recorders/peoples-hero/">Registry of Deeds for just part of Essex County</text:a> has found 22 DIFFERENT versions of Linda Green signatures on paperwork from 33 DIFFERENT banks and mortgage companies. ( SEE VIDEO AT <text:a xlink:type="simple" xlink:href="http://www.youtube.com/watch?v=oZc0q7ha3qE&amp;feature=share">http://www.youtube.com/watch?v=oZc0q7ha3qE&amp;feature=share</text:a> ) If one of those phony signatures is on your mortgage paperwork – it puts the ownership of your house in question. <text:span text:style-name="Strong_20_Emphasis">John O’Brien</text:span>, Registar, Southern Essex District Registry of Deeds. Green frequently signed Assignments to trusts several years after the closing dates of the trust. Green also signed as an officer of companies that had filed for bankruptcy or were no longer in existence. Deutsche Bank National Trust Company often uses Linda Green Assignments to foreclose. Job titles claimed by Green include:</text:p>
        <text:p text:style-name="Text_20_body">Vice President, Loan Documentation, Wells Fargo Bank, N.A., successor by merger to Wells Fargo Home Mortgage, Inc.;</text:p>
        <text:p text:style-name="Text_20_body">Vice President, Mortgage Electronic Registration Systems, Inc., as nominee for American Home Mortgage Acceptance, Inc.;</text:p>
        <text:p text:style-name="Text_20_body">Vice President, American Home Mortgage Servicing as successor-in-interest to Option One Mortgage Corporation;</text:p>
        <text:p text:style-name="Text_20_body">Vice President, Mortgage Electronic Registration Systems, Inc., as nominee for American Brokers Conduit;</text:p>
        <text:p text:style-name="Text_20_body"> Vice President &amp; Asst. Secretary, American Home Mortgage Servicing, Inc., as servicer for Ameriquest Mortgage Corporation;</text:p>
        <text:p text:style-name="Text_20_body"> Vice President, Option One Mortgage Corporation;</text:p>
        <text:p text:style-name="Text_20_body"> Vice President, Mortgage Electronic Registration Systems, Inc., as nominee for HLB Mortgage;</text:p>
        <text:p text:style-name="Text_20_body">Vice President, American Home Mortgage Servicing, Inc.;</text:p>
        <text:p text:style-name="Text_20_body">Vice President, Mortgage Electronic Registration Systems, Inc., as nominee for Family Lending Services, Inc.;</text:p>
        <text:p text:style-name="Text_20_body">Vice President, American Home Mortgage Servicing, Inc. as successor-in­interest to Option One Mortgage Corporation;</text:p>
        <text:p text:style-name="Text_20_body">Vice President, Argent Mortgage Company, LLC by Citi Residential Lending Inc., attorney-in-fact;</text:p>
        <text:p text:style-name="Text_20_body">Vice President, Sand Canyon Corporation f/k/a Option One Mortgage Corporation;</text:p>
        <text:p text:style-name="Text_20_body">Vice President, Amtrust Funding  Services, Inc., by American Home Mortgage Servicing, Inc. as Attorney-in-fact; and</text:p>
        <text:p text:style-name="Text_20_body">Vice President, Seattle Mortgage Company.</text:p>
        <text:p text:style-name="Text_20_body"><text:a xlink:type="simple" xlink:href="http://www.frauddigest.com/TOO_MANY_JOBS.pdf" office:target-frame-name="_new" xlink:show="replace">www.frauddigest.com/TOO_MANY_JOBS.pdf</text:a>,  <text:a xlink:type="simple" xlink:href="http://www.whatsignature.com/files/Green_Linda.pdf" office:target-frame-name="_new" xlink:show="replace">www.whatsignature.com/files/Green_Linda.pdf</text:a>, <text:a xlink:type="simple" xlink:href="http://www.whatsignature.com/files/Green_Linda.1.pdf" office:target-frame-name="_new" xlink:show="replace">www.whatsignature.com/files/Green_Linda.1.pdf</text:a>,  <text:a xlink:type="simple" xlink:href="http://www.whatsignature.com/files/Green_Linda.2.pdf" office:target-frame-name="_new" xlink:show="replace">www.whatsignature.com/files/Green_Linda.2.pdf</text:a>,                                                               <text:a xlink:type="simple" xlink:href="http://www.whatsignature.com/files/Green_Linda.3.pdf" office:target-frame-name="_new" xlink:show="replace">www.whatsignature.com/files/Green_Linda.3.pdf</text:a>, <text:a xlink:type="simple" xlink:href="http://www.whatsignature.com/files/Green_Linda.4.pdf" office:target-frame-name="_new" xlink:show="replace">www.whatsignature.com/files/Green_Linda.4.pdf</text:a>,  <text:soft-page-break/><text:a xlink:type="simple" xlink:href="http://www.whatsignature.com/files/Thomas_Tywanna.2.pdf" office:target-frame-name="_new" xlink:show="replace">www.whatsignature.com/files/Thomas_Tywanna.2.pdf</text:a>, <text:a xlink:type="simple" xlink:href="http://www.whatsignature.com/files/Thomas_Tywanna.3.pdf" office:target-frame-name="_new" xlink:show="replace">www.whatsignature.com/files/Thomas_Tywanna.3.pdf</text:a>,  <text:a xlink:type="simple" xlink:href="http://www.whatsignature.com/files/Thoresen_Linda.pdf" office:target-frame-name="_new" xlink:show="replace">www.whatsignature.com/files/Thoresen_Linda.pdf</text:a>, <text:a xlink:type="simple" xlink:href="http://www.whatsignature.com/files/Thoresen_Linda.1.pdf" office:target-frame-name="_new" xlink:show="replace">www.whatsignature.com/files/Thoresen_Linda.1.pdf</text:a>,   <text:a xlink:type="simple" xlink:href="http://www.myprivateaudio.com/11_Trust_Assignment_Fraud_Letter_to_SEC.doc" office:target-frame-name="_new" xlink:show="replace">www.myprivateaudio.com/11_Trust_Assignment_Fraud_Letter_to_SEC.doc</text:a>, <text:a xlink:type="simple" xlink:href="http://www.frauddigest.com/indictments/Cf2fyq-ShowPDF.aspx.pdf.pdf" office:target-frame-name="_new" xlink:show="replace">www.frauddigest.com/indictments/Cf2fyq-ShowPDF.aspx.pdf.pdf</text:a>,  <text:a xlink:type="simple" xlink:href="http://www.frauddigest.com/indictments/JkM4KF-ShowPDF.aspx.pdf.pdf" office:target-frame-name="_new" xlink:show="replace">www.frauddigest.com/indictments/JkM4KF-ShowPDF.aspx.pdf.pdf</text:a>,  <text:a xlink:type="simple" xlink:href="http://www.frauddigest.com/indictments/Linda%20Green%20no%20authority%20to%20sign%20on%20behalf%20of%20MERS%20Sept%202009.pdf" office:target-frame-name="_new" xlink:show="replace">www.frauddigest.com/indictments/Linda%20Green%20no%20authority%20to%20sign%20on%20behalf%20of%20MERS%20Sept%202009.pdf</text:a>,  <text:a xlink:type="simple" xlink:href="http://www.frauddigest.com/indictments/QHOlVR-ShowPDF.aspx.pdf.pdf" office:target-frame-name="_new" xlink:show="replace">www.frauddigest.com/indictments/QHOlVR-ShowPDF.aspx.pdf.pdf</text:a>,  <text:a xlink:type="simple" xlink:href="http://www.frauddigest.com/indictments/Registry%20of%20Deeds.pdf" office:target-frame-name="_new" xlink:show="replace">www.frauddigest.com/indictments/Registry%20of%20Deeds.pdf</text:a>,  <text:a xlink:type="simple" xlink:href="http://www.frauddigest.com/indictments/Untitled.pdf" office:target-frame-name="_new" xlink:show="replace">www.frauddigest.com/indictments/Untitled.pdf</text:a>,  <text:a xlink:type="simple" xlink:href="http://www.frauddigest.com/indictments/VErRd8-ShowPDF.aspx.pdf.pdf" office:target-frame-name="_new" xlink:show="replace">www.frauddigest.com/indictments/VErRd8-ShowPDF.aspx.pdf.pdf</text:a>,  <text:a xlink:type="simple" xlink:href="http://www.frauddigest.com/indictments/green%20titles.pdf" office:target-frame-name="_new" xlink:show="replace">www.frauddigest.com/indictments/green%20titles.pdf</text:a>,  <text:a xlink:type="simple" xlink:href="http://www.frauddigest.com/indictments/l%20green.pdf" office:target-frame-name="_new" xlink:show="replace">www.frauddigest.com/indictments/l%20green.pdf</text:a>, <text:a xlink:type="simple" xlink:href="http://www.frauddigest.com/indictments/Registry%20of%20Deeds.pdf" office:target-frame-name="_new" xlink:show="replace">www.frauddigest.com/indictments/Registry%20of%20Deeds.pdf</text:a>, <text:a xlink:type="simple" xlink:href="http://www.frauddigest.com/indictments/Untitled.pdf" office:target-frame-name="_new" xlink:show="replace">www.frauddigest.com/indictments/Untitled.pdf</text:a>, <text:a xlink:type="simple" xlink:href="http://www.frauddigest.com/indictments/nv_590_16232253_img.pdf" office:target-frame-name="_new" xlink:show="replace">www.frauddigest.com/indictments/nv_590_16232253_img.pdf</text:a>, <text:a xlink:type="simple" xlink:href="http://www.progressivenewsdaily.com/?p=10012" office:target-frame-name="_new" xlink:show="replace">www.progressivenewsdaily.com/?p=10012</text:a><text:a xlink:type="simple" xlink:href="http://api.ning.com/files/aqSARSiTkefAl9393gVzsI3f4SH1*K1goYHMlptGDfY6PAwGI82Ew0u8u0YJVF82HF8Gbyo90CbsDap8NovcnUFMr36wxshl/JessicaOhdesignaturesamples.pdf" office:target-frame-name="_new" xlink:show="replace">api.ning.com/files/aqSARSiTkefAl9393gVzsI3f4SH1*K1goYHMlptGDfY6PAwGI82Ew0u8u0YJVF82HF8Gbyo90CbsDap8NovcnUFMr36wxshl/JessicaOhdesignaturesamples.pdf</text:a>  <text:a xlink:type="simple" xlink:href="http://api.ning.com/files/znwiYjn7FBGiR1q-G6aV1ttAWTjihjjK9WabIYLkCOgT4Hr7uzRUybEIxH6Grn-fe8TaUVTcQwhP1Zp-Xh8F0buIGRwrE3m5/LindaGreen5signaturesamples.pdf" office:target-frame-name="_new" xlink:show="replace">api.ning.com/files/znwiYjn7FBGiR1q-G6aV1ttAWTjihjjK9WabIYLkCOgT4Hr7uzRUybEIxH6Grn-fe8TaUVTcQwhP1Zp-Xh8F0buIGRwrE3m5/LindaGreen5signaturesamples.pdf</text:a>  – 5 different signatures  <text:a xlink:type="simple" xlink:href="http://twainsthoughts.com/2011/05/14/michigan-attorney-generals-office-investigating-possible-mortgage-document-fraud-in-saginaw-county/">http://twainsthoughts.com/2011/05/14/michigan-attorney-generals-office-investigating-possible-mortgage-document-fraud-in-saginaw-county/</text:a></text:p>
        <text:p text:style-name="Text_20_body"><text:span text:style-name="Strong_20_Emphasis"><text:span text:style-name="T1">LINDA GREEN HAD NO AUTHORITY TO SIGN DOCUMENTS:</text:span></text:span> <text:a xlink:type="simple" xlink:href="http://www.frauddigest.com/indictments/Linda%20Green%20no%20authority%20to%20sign%20on%20behalf%20of%20MERS%20Sept%202009.pdf" office:target-frame-name="_new" xlink:show="replace">www.frauddigest.com/indictments/Linda%20Green%20no%20authority%20to%20sign%20on%20behalf%20of%20MERS%20Sept%202009.pdf</text:a>. <text:a xlink:type="simple" xlink:href="http://www.frauddigest.com/indictments/Corrective+Assignment%5B2%5D.pdf" office:target-frame-name="_new" xlink:show="replace">www.frauddigest.com/indictments/Corrective+Assignment%5b2%5d.pdf</text:a>,</text:p>
        <text:p text:style-name="Text_20_body"><text:span text:style-name="Strong_20_Emphasis">Greene, Alfonzo</text:span>- Alfonzo Greene has been employed for many years in the Dakota County, MN offices of Lender Processing Services, Inc. He signs many different job titles on mortgage-related documents, often using different titles on the same day. He often signed as an officer of MERS (“Mortgage Electronic Registration Systems, Inc.”) Titles attributed to Alfonzo Greene include the following: Assistant Secretary, Decision One Mortgage Co., Inc.; Vice President, MERS, as Nominee for American Brokers Conduit; Vice President, MERS, as Nominee for Americorp Lending Group, Inc.; Vice President, MERS, as Nominee for Chapel Mortgage Corp.; Vice President, MERS, as Nominee for Encore Credit Corp.; Vice President, MERS, as Nominee for EquiFirst Corporation; Vice President, MERS, as Nominee for First NLC Financial Financial Services, LLC; Vice President, MERS, as Nominee for Homeowner’s Friend Mortgage Co.; Vice President, MERS, as Nominee for lenders Direct Capital Corporation; Vice President, MERS, as Nominee for Lime Financial Services, Ltd.; Vice President, MERS, as Nominee for New Century Mortgage Corp.; Vice President, MERS, as Nominee for NovaStar Mortgage, Inc.; Vice President, MERS, as Nominee for Ocwen Loan Services, Inc.; and Vice President, MERS, as Nominee for Saxon Mortgage Services, Inc.<text:a xlink:type="simple" xlink:href="http://stopforeclosurefraud.com/2010/10/13/mers-bifurcated-the-note-and-mortgage-now-there-is-trouble/">http://stopforeclosurefraud.com/2010/10/13/mers-bifurcated-the-note-and-mortgage-now-there-is-trouble/</text:a>     <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text:p>
        <text:p text:style-name="Text_20_body"><text:span text:style-name="Strong_20_Emphasis">Hager, Bob</text:span>- Robert Hager an attorney in Reno NV- <text:a xlink:type="simple" xlink:href="http://www.msfraud.org/law/lounge/NevadavMERSetal-recordingfees.pdf">http://www.msfraud.org/law/lounge/NevadavMERSetal-recordingfees.pdf</text:a></text:p>
        <text:p text:style-name="Text_20_body"><text:a xlink:type="simple" xlink:href="http://takeyourhomeback.com/"><text:span text:style-name="Strong_20_Emphasis">Hall</text:span></text:a><text:span text:style-name="Strong_20_Emphasis">, </text:span> <text:span text:style-name="Strong_20_Emphasis">Krystal– </text:span>Krystal Hall was a robo signer, see full <text:span text:style-name="Strong_20_Emphasis">deposition at </text:span><text:a xlink:type="simple" xlink:href="http://stopforeclosurefraud.com/wp-content/uploads/2010/09/DEPOSITION_OF_KRYSTAL-HALL.pdf" office:target-frame-name="_new" xlink:show="replace"><text:span text:style-name="Strong_20_Emphasis">stopforeclosurefraud.com/wp-content/uploads/2010/09/DEPOSITION_OF_KRYSTAL-HALL.pdf</text:span></text:a><text:a xlink:type="simple" xlink:href="http://www.scribd.com/doc/29177122/Full-Deposition-of-Krystal-Hall-Security-Connections-Inc-400-Assignments-of-Mortgage-a-Day" office:target-frame-name="_new" xlink:show="replace"><text:span text:style-name="Strong_20_Emphasis">www.scribd.com/doc/29177122/Full-Deposition-of-Krystal-Hall-Security-Connections-</text:span></text:a><text:soft-page-break/><text:a xlink:type="simple" xlink:href="http://www.scribd.com/doc/29177122/Full-Deposition-of-Krystal-Hall-Security-Connections-Inc-400-Assignments-of-Mortgage-a-Day" office:target-frame-name="_new" xlink:show="replace"><text:span text:style-name="Strong_20_Emphasis">Inc-400-Assignments-of-Mortgage-a-Day</text:span></text:a><text:span text:style-name="Strong_20_Emphasis"> </text:span></text:p>
        <text:p text:style-name="Text_20_body"><text:span text:style-name="Strong_20_Emphasis">Hall, Neva- </text:span>Neva Hall- <text:a xlink:type="simple" xlink:href="http://www.whatsignature.com/files/Hall_Neva.pdf">http://www.whatsignature.com/files/Hall_Neva.pdf</text:a> <text:a xlink:type="simple" xlink:href="http://brokeragentsocial.com/ahphelp/blog/10244/">http://brokeragentsocial.com/ahphelp/blog/10244/</text:a> <text:a xlink:type="simple" xlink:href="http://www.biggerpockets.com/blogs/1634/blog_posts/13336-robo-signer-misdeeds-may-help-homeowners">http://www.biggerpockets.com/blogs/1634/blog_posts/13336-robo-signer-misdeeds-may-help-homeowners</text:a>    <text:a xlink:type="simple" xlink:href="http://www.shamethebanks.org/jorge/robo-signer-misdeeds-may-help-homeowners">http://www.shamethebanks.org/jorge/robo-signer-misdeeds-may-help-homeowners</text:a></text:p>
        <text:p text:style-name="Text_20_body"><text:span text:style-name="Strong_20_Emphasis">Hall, Robert</text:span>- Robert Hall- a..k.a. Robert G. Hall- employee at Bayview Loan Servicing, Coral Gables, Florida, signs as officer of MERS and many other lenders</text:p>
        <text:p text:style-name="Text_20_body"><text:span text:style-name="Strong_20_Emphasis">Hallinan, Francis S</text:span>. – <text:a xlink:type="simple" xlink:href="http://takeyourhomeback.com/">Francis S. Hallinan</text:a>, Esq. – attorney for Wells Fargo, deposition of <text:a xlink:type="simple" xlink:href="http://takeyourhomeback.com/">Francis S. Hallinan</text:a>, Esq.  transcript – <text:a xlink:type="simple" xlink:href="http://www.lsnj.org/keyRecentDevelopments/Foreclosure/materials/EXHIBITLHallinan.pdf" office:target-frame-name="_new" xlink:show="replace">www.lsnj.org/keyRecentDevelopments/Foreclosure/materials/EXHIBITLHallinan.pdf</text:a></text:p>
        <text:p text:style-name="Text_20_body"><text:span text:style-name="Strong_20_Emphasis">Halyard, Michelle-</text:span>Michelle Halyard is an employee of Lender Processing Services in the Jacksonville, FL office. Halyard often signs Mortgage Assignments as Vice President of <text:span text:style-name="Strong_20_Emphasis">American Home Mortgage Servicing. </text:span>These Assignments are often used in cases involving American Home Mortgage Investment Trusts. She signs years after American Home Mortgage Acceptance filed for bankruptcy. These Assignments are often prepared, signed and filed years after the closing date of the trust. Deutsche Bank National Trust Company is frequently the trustee that forecloses using these Assignments.   <text:a xlink:type="simple" xlink:href="http://dm.epiq11.com/AHM/Project/default.aspx">http://dm.epiq11.com/AHM/Project/default.aspx</text:a><text:span text:style-name="Strong_20_Emphasis">  </text:span><text:a xlink:type="simple" xlink:href="http://livinglies.wordpress.com/2010/04/06/ahmsi-american-home-mortgage-servicing-inc-purchased-substantially-all-of-option-one-mortgage/">http://livinglies.wordpress.com/2010/04/06/ahmsi-american-home-mortgage-servicing-inc-purchased-substantially-all-of-option-one-mortgage/</text:a><text:span text:style-name="Strong_20_Emphasis"> </text:span><text:a xlink:type="simple" xlink:href="http://delawarebankruptcy.foxrothschild.com/uploads/file/American%20Home%20Mortgage%282%29.pdf">http://delawarebankruptcy.foxrothschild.com/uploads/file/American%20Home%20Mortgage(2).pdf</text:a><text:span text:style-name="Strong_20_Emphasis">         </text:span><text:a xlink:type="simple" xlink:href="http://www.reuters.com/article/2007/08/08/us-americanhome-bankruptcy-court-idUSWEN023420070808">http://www.reuters.com/article/2007/08/08/us-americanhome-bankruptcy-court-idUSWEN023420070808</text:a><text:span text:style-name="Strong_20_Emphasis">                   </text:span><text:a xlink:type="simple" xlink:href="http://en.wikipedia.org/wiki/American_Home_Mortgage">http://en.wikipedia.org/wiki/American_Home_Mortgage</text:a><text:span text:style-name="Strong_20_Emphasis">   </text:span><text:a xlink:type="simple" xlink:href="http://www.usatoday.com/money/economy/housing/2007-08-06-american-home-mortgage-bankruptcy_N.htm">http://www.usatoday.com/money/economy/housing/2007-08-06-american-home-mortgage-bankruptcy_N.htm</text:a><text:span text:style-name="Strong_20_Emphasis"> </text:span><text:a xlink:type="simple" xlink:href="http://www.davispolk.com/files/uploads/Insolvency/AHM.pdf">http://www.davispolk.com/files/uploads/Insolvency//AHM.pdf</text:a><text:span text:style-name="Strong_20_Emphasis">  </text:span><text:a xlink:type="simple" xlink:href="http://bankruptcy.morrisjames.com/2007/08/articles/news/american-home-mortgage-files-bankruptcy-in-delaware/">http://bankruptcy.morrisjames.com/2007/08/articles/news/american-home-mortgage-files-bankruptcy-in-delaware/</text:a><text:span text:style-name="Strong_20_Emphasis">  </text:span><text:a xlink:type="simple" xlink:href="http://bankrupt.com/periodicals/tcr/AMERICAN%20HOME_%20Case%20Summary%20&amp;%2039%20Largest%20Unsecured%20Creditors.pdf">http://bankrupt.com/periodicals/tcr/AMERICAN%20HOME_%20Case%20Summary%20&amp;%2039%20Largest%20Unsecured%20Creditors.pdf</text:a><text:span text:style-name="Strong_20_Emphasis">  </text:span><text:a xlink:type="simple" xlink:href="http://www.deb.uscourts.gov/Opinions/2009/css031309_07-11047.pdf">http://www.deb.uscourts.gov/Opinions/2009/css031309_07-11047.pdf</text:a><text:span text:style-name="Strong_20_Emphasis">  </text:span><text:a xlink:type="simple" xlink:href="http://www.foreclosuredefenseblog.com/2010/09/screwed-by-american-home-mortg.html">http://www.foreclosuredefenseblog.com/2010/09/screwed-by-american-home-mortg.html</text:a><text:span text:style-name="Strong_20_Emphasis">  </text:span><text:a xlink:type="simple" xlink:href="http://www.foreclosurehamlet.org/profiles/blogs/robosigners-michelle-halyard" office:target-frame-name="_new" xlink:show="replace"><text:span text:style-name="Strong_20_Emphasis">www.foreclosurehamlet.org/profiles/blogs/robosigners-michelle-halyard</text:span></text:a><text:span text:style-name="Strong_20_Emphasis"> </text:span></text:p>
        <text:p text:style-name="Text_20_body"><text:span text:style-name="Strong_20_Emphasis">Hanlon, Craig –</text:span>Craig Hanlon is an employee of <text:span text:style-name="Strong_20_Emphasis">Lender Processing Services, Inc. </text:span>in the Mendota Heights, Dakota County, MN office. He signs Mortgage Assignments as an officer of MERS, servicing companies, and lenders. HANLON often signs these Assignments to trusts years after the closing date of the trusts. HANLON frequently signs Assignments for mortgage companies that filed for bankruptcy years before the effective date of the Assignment. Deutsche Bank National Trust Company is one of the banks that frequently uses Assignments signed by HANLON to foreclose. <text:a xlink:type="simple" xlink:href="http://www.foreclosurehamlet.org/profiles/blogs/robosigners-michelle-halyard" office:target-frame-name="_new" xlink:show="replace"><text:span text:style-name="Strong_20_Emphasis">www.foreclosurehamlet.org/profiles/blogs/robosigners-michelle-halyard</text:span></text:a></text:p>
        <text:p text:style-name="Text_20_body"><text:span text:style-name="Strong_20_Emphasis">Hardcastle, Jamie</text:span>- <text:a xlink:type="simple" xlink:href="http://takeyourhomeback.com/">Jamie Hardcastle</text:a>- employee of CitiBank – <text:a xlink:type="simple" xlink:href="http://mattweidnerlaw.com/blog/2010/07/the-new-foreclosure-fraud-battleground-fraud-and-motions-to-disqualify-counsel/" office:target-frame-name="_new" xlink:show="replace">mattweidnerlaw.com/blog/2010/07/the-new-foreclosure-fraud-battleground-fraud-and-motions-to-disqualify-counsel/</text:a></text:p>
        <text:p text:style-name="Text_20_body"><text:span text:style-name="Strong_20_Emphasis">Harless, Ely-</text:span>Ely Harless<text:span text:style-name="Strong_20_Emphasis"> </text:span>is an employee of <text:span text:style-name="Strong_20_Emphasis">Countrywide Home Loans</text:span>. Harless’s employment history is discussed in <text:span text:style-name="Emphasis">Bank of New York v. Mulligan</text:span>, 2008 NY Slip Op 31501 (U) (June 3, 2008). <text:a xlink:type="simple" xlink:href="http://stopforeclosurefraud.com/2010/11/16/mind-blowing-judge-schack-names-robo-signers-in-many-foreclosure-cases-greatest-hits/" office:target-frame-name="_new" xlink:show="replace">stopforeclosurefraud.com/2010/11/16/mind-blowing-judge-schack-names-robo-signers-in-many-foreclosure-cases-greatest-hits/</text:a></text:p>
        <text:p text:style-name="Text_20_body"><text:span text:style-name="Strong_20_Emphasis">Harp, Korell- </text:span>Korell Harp was an employee of Lender Processing Services in Alpharetta, GA. He signed several hundred thousand Mortgage Assignments. There are many distinctly different versions <text:soft-page-break/>of the Korell Harp signature. Harp frequently signed Assignments to trusts several years after the closing dates of the trust. Harp also signed as an officer of companies that had fled for bankruptcy or were no longer in existence. Deutsche Bank National Trust Company often uses Korell Harp Assignments to foreclose. Job titles claimed by Harp include:</text:p>
        <text:list xml:id="list33571683" text:style-name="L15">
          <text:list-item>
            <text:p text:style-name="P48">Vice President, American Brokers Conduit; </text:p>
          </text:list-item>
          <text:list-item>
            <text:p text:style-name="P48">Vice President, American Home Mortgage Acceptance, Inc.; </text:p>
          </text:list-item>
          <text:list-item>
            <text:p text:style-name="P48">Vice President, American Home Mortgage Servicing, Inc.; </text:p>
          </text:list-item>
          <text:list-item>
            <text:p text:style-name="P48">Vice President &amp; Asst. Secretary, Ameriquest Mortgage Co, by Citi Residential Lending, Inc. as Attorney In Fact; </text:p>
          </text:list-item>
          <text:list-item>
            <text:p text:style-name="P48">Vice President of Argent Mortgage Company, LLC; </text:p>
          </text:list-item>
          <text:list-item>
            <text:p text:style-name="P48">Vice President &amp; Asst. Secretary, Argent Mortgage Company, LLC by Citi Residential Lending, Inc. as Attorney In Fact; </text:p>
          </text:list-item>
          <text:list-item>
            <text:p text:style-name="P48">Vice President, Mortgage Electronic Registration Systems, Inc.,<text:line-break/>as nominee for American Home Mortgage Acceptance, Inc.; </text:p>
          </text:list-item>
          <text:list-item>
            <text:p text:style-name="P48">Vice President, Option One Mortgage Corp.; </text:p>
          </text:list-item>
          <text:list-item>
            <text:p text:style-name="P48">Vice President, Sand Canyon Corporation f/k/a Option One Mortgage Corporation; </text:p>
          </text:list-item>
          <text:list-item>
            <text:p text:style-name="P15">Asst. Vice President, Saxon Mortgage Service, Inc.; and Authorized Signer, USAA Federal Savings Bank.   <text:a xlink:type="simple" xlink:href="http://www.frauddigest.com/TOO_MANY_JOBS.pdf" office:target-frame-name="_new" xlink:show="replace">www.frauddigest.com/TOO_MANY_JOBS.pdf</text:a><text:span text:style-name="T1">, </text:span><text:a xlink:type="simple" xlink:href="http://www.whatsignature.com/files/Green_Linda.pdf" office:target-frame-name="_new" xlink:show="replace">www.whatsignature.com/files/Green_Linda.pdf</text:a>,  <text:a xlink:type="simple" xlink:href="http://www.whatsignature.com/files/Green_Linda.3.pdf" office:target-frame-name="_new" xlink:show="replace">www.whatsignature.com/files/Green_Linda.3.pdf</text:a>,  <text:a xlink:type="simple" xlink:href="http://www.whatsignature.com/files/Green_Linda.4.pdf" office:target-frame-name="_new" xlink:show="replace">www.whatsignature.com/files/Green_Linda.4.pdf</text:a>,  <text:a xlink:type="simple" xlink:href="http://www.whatsignature.com/files/Thomas_Tywanna.1.pdf" office:target-frame-name="_new" xlink:show="replace">www.whatsignature.com/files/Thomas_Tywanna.1.pdf</text:a>, <text:a xlink:type="simple" xlink:href="http://www.whatsignature.com/files/Thomas_Tywanna.3.pdf" office:target-frame-name="_new" xlink:show="replace">www.whatsignature.com/files/Thomas_Tywanna.3.pdf</text:a>, <text:a xlink:type="simple" xlink:href="http://www.whatsignature.com/files/Thoresen_Linda.pdf" office:target-frame-name="_new" xlink:show="replace">www.whatsignature.com/files/Thoresen_Linda.pdf</text:a>,  <text:a xlink:type="simple" xlink:href="http://www.whatsignature.com/files/Thoresen_Linda.1.pdf" office:target-frame-name="_new" xlink:show="replace">www.whatsignature.com/files/Thoresen_Linda.1.pdf</text:a>,  <text:a xlink:type="simple" xlink:href="http://www.myprivateaudio.com/11_Trust_Assignment_Fraud_Letter_to_SEC.doc" office:target-frame-name="_new" xlink:show="replace">www.myprivateaudio.com/11_Trust_Assignment_Fraud_Letter_to_SEC.doc</text:a>, ,  <text:a xlink:type="simple" xlink:href="http://www.frauddigest.com/indictments/FCOT4y-ShowPDF.aspx.pdf.pdf" office:target-frame-name="_new" xlink:show="replace">www.frauddigest.com/indictments/FCOT4y-ShowPDF.aspx.pdf.pdf</text:a>,  <text:a xlink:type="simple" xlink:href="http://www.frauddigest.com/indictments/JkM4KF-ShowPDF.aspx.pdf.pdf" office:target-frame-name="_new" xlink:show="replace">www.frauddigest.com/indictments/JkM4KF-ShowPDF.aspx.pdf.pdf</text:a>,  <text:a xlink:type="simple" xlink:href="http://www.frauddigest.com/indictments/QHOlVR-ShowPDF.aspx.pdf.pdf" office:target-frame-name="_new" xlink:show="replace">www.frauddigest.com/indictments/QHOlVR-ShowPDF.aspx.pdf.pdf</text:a>,  <text:a xlink:type="simple" xlink:href="http://www.frauddigest.com/indictments/RQndQL-ShowPDF.aspx.pdf.pdf" office:target-frame-name="_new" xlink:show="replace">www.frauddigest.com/indictments/RQndQL-ShowPDF.aspx.pdf.pdf</text:a>,  <text:a xlink:type="simple" xlink:href="http://www.frauddigest.com/indictments/VErRd8-ShowPDF.aspx.pdf.pdf" office:target-frame-name="_new" xlink:show="replace">www.frauddigest.com/indictments/VErRd8-ShowPDF.aspx.pdf.pdf</text:a>,  <text:a xlink:type="simple" xlink:href="http://www.frauddigest.com/indictments/W6XJgC-ShowPDF.aspx.pdf.pdf" office:target-frame-name="_new" xlink:show="replace">www.frauddigest.com/indictments/W6XJgC-ShowPDF.aspx.pdf.pdf</text:a>,  <text:a xlink:type="simple" xlink:href="http://www.frauddigest.com/indictments/green%20titles.pdf" office:target-frame-name="_new" xlink:show="replace">www.frauddigest.com/indictments/green%20titles.pdf</text:a>, <text:a xlink:type="simple" xlink:href="http://www.frauddigest.com/indictments/t%20thomas.pdf" office:target-frame-name="_new" xlink:show="replace">www.frauddigest.com/indictments/t%20thomas.pdf</text:a>, <text:a xlink:type="simple" xlink:href="http://api.ning.com/files/aqSARSiTkefAl9393gVzsI3f4SH1*K1goYHMlptGDfY6PAwGI82Ew0u8u0YJVF82HF8Gbyo90CbsDap8NovcnUFMr36wxshl/JessicaOhdesignaturesamples.pdf" office:target-frame-name="_new" xlink:show="replace">api.ning.com/files/aqSARSiTkefAl9393gVzsI3f4SH1*K1goYHMlptGDfY6PAwGI82Ew0u8u0YJVF82HF8Gbyo90CbsDap8NovcnUFMr36wxshl/JessicaOhdesignaturesamples.pdf</text:a>  <text:a xlink:type="simple" xlink:href="http://api.ning.com/files/wcUUmX7oCvO2NtBWk4POMcHmea0acZWXrXKaYOW0K0h-mufX1-k3mk1GX*WGvcLM9frbdOD8LioPGYOg6gu1-yL82y-WI4S3/KorellHarpSignatureSamples.pdf" office:target-frame-name="_new" xlink:show="replace">api.ning.com/files/wcUUmX7oCvO2NtBWk4POMcHmea0acZWXrXKaYOW0K0h-mufX1-k3mk1GX*WGvcLM9frbdOD8LioPGYOg6gu1-yL82y-WI4S3/KorellHarpSignatureSamples.pdf</text:a> </text:p>
          </text:list-item>
        </text:list>
        <text:p text:style-name="Text_20_body"><text:span text:style-name="Strong_20_Emphasis">Halyard, Michelle</text:span>- <text:a xlink:type="simple" xlink:href="http://takeyourhomeback.com/">Michelle Haylard</text:a>- see more info at<text:a xlink:type="simple" xlink:href="http://www.foreclosurehamlet.org/profiles/blogs/robosigners-michelle-halyard" office:target-frame-name="_new" xlink:show="replace"><text:span text:style-name="Strong_20_Emphasis">www.foreclosurehamlet.org/profiles/blogs/robosigners-michelle-halyard</text:span></text:a></text:p>
        <text:p text:style-name="Text_20_body"><text:span text:style-name="Strong_20_Emphasis">HECKERMAN, GERHARD</text:span>- Gerhard Heckerman is often the notary and witness for  Kathy Smith and Michelle Halyard. Assignment prepared by Kahane &amp; Associates with blank addresses.                 <text:a xlink:type="simple" xlink:href="http://api.ning.com/files/Dt4PikNl6Wb*XeKBgW4or20-KsruKs5s05sC41ZWgeKf8Jd4-QAGPSrDjQoSUD5xM0F5ii5Zh9gveEPOcE10owuJwy78OxQH/DeichmanSVKahaneLPSAOM11.18.09.unlocked.pdf">http://api.ning.com/files/Dt4PikNl6Wb*XeKBgW4or20-KsruKs5s05sC41ZWgeKf8Jd4-QAGPSrDjQoSUD5xM0F5ii5Zh9gveEPOcE10owuJwy78OxQH/DeichmanSVKahaneLPSAOM11.18.09.unlocked.pdf</text:a></text:p>
        <text:p text:style-name="Text_20_body"><text:soft-page-break/><text:span text:style-name="Strong_20_Emphasis">Henrickson, Chuck- </text:span>Chuck Henricksonis an employee of <text:span text:style-name="Strong_20_Emphasis">Lender Processing Services </text:span>in Mendota Heights, Dakota County, MN. He signs Mortgage Assignments as an officer of MERS, servicing companies, and lenders. Henrickson often signs these Assignments to trusts years after the closing date of the trusts. Henrickson frequently signs Assignments for mortgage companies that filed for bankruptcy years before the effective date of the Assignment. Deutsche Bank National Trust Company is one of the banks that frequently uses Assignments signed by Henrickson to foreclose.</text:p>
        <text:p text:style-name="Text_20_body"><text:span text:style-name="Strong_20_Emphasis">HERNDON,BARRETT- </text:span>Barrett Herndon<text:span text:style-name="Strong_20_Emphasis"> </text:span>is an employee of <text:span text:style-name="Strong_20_Emphasis">America’s Servicing Company </text:span>in Fort Mill, York County, South Carolina. He often signs Mortgage Assignments as Vice President of Loan Documentation, Wells Fargo Bank, N.A., Attorney-in-Fact for HSBC BANK, N.A. as Trustee. is an employee of America’s Servicing Company in Fort Mill, York County, South Carolina. She often signs Mortgage Assignments as Vice President of Loan Documentation, Wells Fargo Bank, N.A., Attorney-in­ Fact for HSBC BANK, N.A. as Trustee. Assignments signed by Herndon are often used in cases involving Wells Fargo Asset Securities Corp. trusts. These Assignments are often prepared, signed and filed years after the closing date of the trust. HSBC Bank is frequently the trustee that forecloses using these Assignments. Assignments signed by Herndon are often prepared and filed by the <text:span text:style-name="Strong_20_Emphasis">Law Offices of David Stern.</text:span></text:p>
        <text:p text:style-name="Text_20_body"><text:span text:style-name="Strong_20_Emphasis">Hertzler, Renee- </text:span>Renee Hertzler<text:span text:style-name="Strong_20_Emphasis"> </text:span>A Bank of America executive said in a February deposition that she signed as many as 8,000 foreclosure documents a month without reviewing them   <text:a xlink:type="simple" xlink:href="http://stopforeclosurefraud.com/wp-content/uploads/2010/09/WM_FULL_DEPOSITION_TRANSCRIPT_OF_BANK_OF_AMERICA_RENEE_D_HERTZLER.pdf">stopforeclosurefraud.com/wp-content/uploads/2010/09/WM_FULL_DEPOSITION_TRANSCRIPT_OF_BANK_OF_AMERICA_RENEE_D_HERTZLER.pdf</text:a>      <text:a xlink:type="simple" xlink:href="http://www.scribd.com/doc/40927249/Bank-Of-America-Robo-signer-List" office:target-frame-name="_new" xlink:show="replace">www.scribd.com/doc/40927249/Bank-Of-America-Robo-signer-List</text:a>  http://www.massrealestatelawblog.com/2010/10/02/major-lenders-halt-foreclosures-over-concerns-with-faulty-documents/</text:p>
        <text:p text:style-name="Text_20_body"><text:span text:style-name="Strong_20_Emphasis">Hescott, Laura- </text:span>Laura Hescott is an employee of <text:span text:style-name="Strong_20_Emphasis">Lender Processing Services </text:span>in Mendota Heights, Dakota County, MN. She signs Mortgage Assignments as an officer of MERS, servicing companies, and lenders. Hescott often signs these Assignments to trusts years after the closing date of the trusts. Hescott frequently signs Assignments for mortgage companies that filed for bankruptcy years before the effective date of the Assignment. Deutsche Bank National Trust Company is one of the banks that frequently uses Assignments signed by Hescott to foreclose. Job titles claimed by Hescott include:</text:p>
        <text:list xml:id="list33568810" text:style-name="L16">
          <text:list-item>
            <text:p text:style-name="P49">Assistant Secretary, Mortgage Electronic Registration Systems, Inc., as nominee for IndyMac Bank, FSB; </text:p>
          </text:list-item>
          <text:list-item>
            <text:p text:style-name="P49">Vice President, Mortgage Electronic Registration Systems, Inc. as nominee for Market Street Mortgage Corp; </text:p>
          </text:list-item>
          <text:list-item>
            <text:p text:style-name="P49">Vice President, Mortgage Electronic Registration Systems, Inc., as nominee for IndyMac Bank, FSB; </text:p>
          </text:list-item>
          <text:list-item>
            <text:p text:style-name="P49">Vice President, Washington Mutual Bank; </text:p>
          </text:list-item>
          <text:list-item>
            <text:p text:style-name="P16">Assistant Vice President, Washington Mutual Bank, as successor-in­interest to Long Beach Mortgage Company. </text:p>
          </text:list-item>
        </text:list>
        <text:p text:style-name="Text_20_body"><text:span text:style-name="Strong_20_Emphasis">See </text:span><text:a xlink:type="simple" xlink:href="http://www.whatsignature.com/files/Hescott_Laura.pdf" office:target-frame-name="_new" xlink:show="replace"><text:span text:style-name="Strong_20_Emphasis">www.whatsignature.com/files/Hescott_Laura.pdf</text:span></text:a><text:span text:style-name="Strong_20_Emphasis">, and </text:span><text:a xlink:type="simple" xlink:href="http://stopforeclosurefraud.com/2010/03/12/topako-love-laura-hescott-christina-allen-eric-tate-officers-of-way-way-too-many-banks-part-deux-the-twilight-zone/" office:target-frame-name="_new" xlink:show="replace"><text:span text:style-name="Strong_20_Emphasis">stopforeclosurefraud.com/2010/03/12/topako-love-laura-hescott-christina-allen-eric-tate-officers-of-way-way-too-many-banks-part-deux-the-twilight-zone/</text:span></text:a></text:p>
        <text:p text:style-name="Text_20_body"><text:span text:style-name="Strong_20_Emphasis">Hiatt, Virginia- </text:span>Virginia Hiatt is an attorney/partner in the Ft. Lauderdale law firm of <text:span text:style-name="Strong_20_Emphasis">Smith, Hiatt and Diaz, P.A. </text:span>She often signs Mortgage Assignments in cases where lawyers from Smith, Hiatt &amp; Diaz represent the plaintiff. She signs as an officer of MERS, without disclosing she is an employee of Smith, Hiatt and Diaz. The Assignments reference an Agreement for Signing Authority signed in Broward County, but that Agreement is between MERSCORP <text:span text:style-name="Strong_20_Emphasis">and BAC Home Loans Servicing, LP</text:span>, <text:soft-page-break/>where Hiatt signs for America’s Wholesale Lender.</text:p>
        <text:p text:style-name="Text_20_body"><text:span text:style-name="Strong_20_Emphasis">Hill, Shellie- </text:span><text:a xlink:type="simple" xlink:href="http://takeyourhomeback.com/">Shellie Hill</text:a> of <text:a xlink:type="simple" xlink:href="http://takeyourhomeback.com/">Sampson, Lerner, &amp; Rothfuss</text:a> – full deposition of <text:a xlink:type="simple" xlink:href="http://takeyourhomeback.com/">Shellie Hill</text:a> transcript at- <text:a xlink:type="simple" xlink:href="http://stopforeclosurefraud.com/2011/01/06/full-deposition-transcript-of-shellie-hill-of-lerner-sampson-rothfuss-lsr/" office:target-frame-name="_new" xlink:show="replace">stopforeclosurefraud.com/2011/01/06/full-deposition-transcript-of-shellie-hill-of-lerner-sampson-rothfuss-lsr/</text:a></text:p>
        <text:p text:style-name="Text_20_body"><text:span text:style-name="Strong_20_Emphasis">Hill, Tonya</text:span>- Tonya L. Hill is an alleged robo-signer</text:p>
        <text:p text:style-name="Text_20_body"><text:span text:style-name="Strong_20_Emphasis">Hindman, Barbara- </text:span>BARABARA HINDMAN is an “employee” of <text:span text:style-name="Strong_20_Emphasis">JP Morgan Chase Bank </text:span>in Jacksonville, FL. She often signs Mortgage Assignments as Vice President of Mortgage Electronic Registration Systems, Inc. as nominee for First Magnus Financial Corporation. These Assignments are often used in cases involving WaMu Trusts. These Assignments are often prepared, signed and filed years after the closing date of the trust. Bank of America as successor to LaSalle Bank is frequently the trustee that forecloses using these Assignments. Hindman’s signature is often notarized by Deborah McNulty. <text:span text:style-name="Strong_20_Emphasis">Too many jobs at the same time </text:span><text:a xlink:type="simple" xlink:href="http://www.whatsignature.com/files/Hindman_Barbara.1.JPG" office:target-frame-name="_new" xlink:show="replace"><text:span text:style-name="Strong_20_Emphasis">www.whatsignature.com/files/Hindman_Barbara.1.JPG</text:span></text:a><text:span text:style-name="Strong_20_Emphasis">, </text:span><text:a xlink:type="simple" xlink:href="http://www.whatsignature.com/files/Hindman_Barbara.2.pdf" office:target-frame-name="_new" xlink:show="replace"><text:span text:style-name="Strong_20_Emphasis">www.whatsignature.com/files/Hindman_Barbara.2.pdf</text:span></text:a><text:span text:style-name="Strong_20_Emphasis">, </text:span><text:a xlink:type="simple" xlink:href="http://www.whatsignature.com/files/Hindman_Barbara.3.pdf" office:target-frame-name="_new" xlink:show="replace"><text:span text:style-name="Strong_20_Emphasis">www.whatsignature.com/files/Hindman_Barbara.3.pdf</text:span></text:a><text:span text:style-name="Strong_20_Emphasis">, </text:span><text:a xlink:type="simple" xlink:href="http://www.whatsignature.com/files/Hindman_Barbara.4.pdf" office:target-frame-name="_new" xlink:show="replace"><text:span text:style-name="Strong_20_Emphasis">www.whatsignature.com/files/Hindman_Barbara.4.pdf</text:span></text:a><text:span text:style-name="Strong_20_Emphasis">, </text:span><text:a xlink:type="simple" xlink:href="http://www.whatsignature.com/files/Hindman_Barbara.5.pdf" office:target-frame-name="_new" xlink:show="replace"><text:span text:style-name="Strong_20_Emphasis">www.whatsignature.com/files/Hindman_Barbara.5.pdf</text:span></text:a><text:span text:style-name="Strong_20_Emphasis">, </text:span><text:a xlink:type="simple" xlink:href="http://www.whatsignature.com/files/Hindman_Barbara.6.pdf" office:target-frame-name="_new" xlink:show="replace"><text:span text:style-name="Strong_20_Emphasis">www.whatsignature.com/files/Hindman_Barbara.6.pdf</text:span></text:a><text:span text:style-name="Strong_20_Emphasis">, </text:span><text:a xlink:type="simple" xlink:href="http://www.whatsignature.com/files/Hindman_Barbara.8.pdf" office:target-frame-name="_new" xlink:show="replace"><text:span text:style-name="Strong_20_Emphasis">www.whatsignature.com/files/Hindman_Barbara.8.pdf</text:span></text:a><text:span text:style-name="Strong_20_Emphasis">, </text:span><text:a xlink:type="simple" xlink:href="http://www.whatsignature.com/files/Hindman_Barbara.9.pdf" office:target-frame-name="_new" xlink:show="replace"><text:span text:style-name="Strong_20_Emphasis">www.whatsignature.com/files/Hindman_Barbara.9.pdf</text:span></text:a><text:span text:style-name="Strong_20_Emphasis">,  </text:span><text:a xlink:type="simple" xlink:href="http://www.whatsignature.com/files/Hindman_Barbara.10.pdf" office:target-frame-name="_new" xlink:show="replace"><text:span text:style-name="Strong_20_Emphasis">www.whatsignature.com/files/Hindman_Barbara.10.pdf</text:span></text:a><text:span text:style-name="Strong_20_Emphasis">, </text:span><text:a xlink:type="simple" xlink:href="http://www.whatsignature.com/files/Hindman_Barbara.11.pdf" office:target-frame-name="_new" xlink:show="replace"><text:span text:style-name="Strong_20_Emphasis">www.whatsignature.com/files/Hindman_Barbara.11.pdf</text:span></text:a><text:span text:style-name="Strong_20_Emphasis">,  </text:span><text:a xlink:type="simple" xlink:href="http://www.whatsignature.com/files/Hindman_Barbara.12.pdf" office:target-frame-name="_new" xlink:show="replace"><text:span text:style-name="Strong_20_Emphasis">www.whatsignature.com/files/Hindman_Barbara.12.pdf</text:span></text:a><text:span text:style-name="Strong_20_Emphasis">, </text:span><text:a xlink:type="simple" xlink:href="http://www.whatsignature.com/files/Hindman_Barbara.13.pdf" office:target-frame-name="_new" xlink:show="replace"><text:span text:style-name="Strong_20_Emphasis">www.whatsignature.com/files/Hindman_Barbara.13.pdf</text:span></text:a><text:span text:style-name="Strong_20_Emphasis">, </text:span><text:a xlink:type="simple" xlink:href="http://www.whatsignature.com/files/Hindman_Barbara.16.pdf" office:target-frame-name="_new" xlink:show="replace"><text:span text:style-name="Strong_20_Emphasis">www.whatsignature.com/files/Hindman_Barbara.16.pdf</text:span></text:a><text:span text:style-name="Strong_20_Emphasis">, </text:span><text:a xlink:type="simple" xlink:href="http://www.whatsignature.com/files/Hindman_Barbara.pdf" office:target-frame-name="_new" xlink:show="replace"><text:span text:style-name="Strong_20_Emphasis">www.whatsignature.com/files/Hindman_Barbara.pdf</text:span></text:a><text:span text:style-name="Strong_20_Emphasis"><text:span text:style-name="T1">, </text:span></text:span><text:a xlink:type="simple" xlink:href="http://www.whatsignature.com/files/Thievin_Shelley.JPG" office:target-frame-name="_new" xlink:show="replace"><text:span text:style-name="Strong_20_Emphasis">www.whatsignature.com/files/Thievin_Shelley.JPG</text:span></text:a><text:span text:style-name="Strong_20_Emphasis"><text:span text:style-name="T1">, </text:span></text:span><text:a xlink:type="simple" xlink:href="http://www.whatsignature.com/files/Thievin_Shelley.1.pdf" office:target-frame-name="_new" xlink:show="replace"><text:span text:style-name="Strong_20_Emphasis">www.whatsignature.com/files/Thievin_Shelley.1.pdf</text:span></text:a><text:span text:style-name="Strong_20_Emphasis"><text:span text:style-name="T1">, </text:span></text:span><text:a xlink:type="simple" xlink:href="http://www.whatsignature.com/files/Seda_Roderick.pdf" office:target-frame-name="_new" xlink:show="replace"><text:span text:style-name="Strong_20_Emphasis">www.whatsignature.com/files/Seda_Roderick.pdf</text:span></text:a><text:span text:style-name="Strong_20_Emphasis"><text:span text:style-name="T1">, </text:span></text:span><text:a xlink:type="simple" xlink:href="http://www.whatsignature.com/files/Seda_Roderick_1.pdf" office:target-frame-name="_new" xlink:show="replace"><text:span text:style-name="Strong_20_Emphasis">www.whatsignature.com/files/Seda_Roderick_1.pdf</text:span></text:a><text:a xlink:type="simple" xlink:href="http://www.whatsignature.com/files/Seda_Roderick.3.pdf" office:target-frame-name="_new" xlink:show="replace"><text:span text:style-name="Strong_20_Emphasis">www.whatsignature.com/files/Seda_Roderick.3.pdf</text:span></text:a><text:span text:style-name="Strong_20_Emphasis"><text:span text:style-name="T1">, </text:span></text:span><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text:span text:style-name="Strong_20_Emphasis">                 </text:span><text:a xlink:type="simple" xlink:href="http://www.frauddigest.com/indictments/YEHiDw-ShowPDF.aspx.pdf.pdf" office:target-frame-name="_new" xlink:show="replace"><text:span text:style-name="Strong_20_Emphasis">www.frauddigest.com/indictments/YEHiDw-ShowPDF.aspx.pdf.pdf</text:span></text:a><text:span text:style-name="Strong_20_Emphasis"><text:span text:style-name="T1"> </text:span></text:span><text:a xlink:type="simple" xlink:href="http://www.frauddigest.com/indictments/AssignmentofMortgage.pdf.pdf" office:target-frame-name="_new" xlink:show="replace"><text:span text:style-name="Strong_20_Emphasis">www.frauddigest.com/indictments/AssignmentofMortgage.pdf.pdf</text:span></text:a><text:span text:style-name="Strong_20_Emphasis"><text:span text:style-name="T1">, </text:span></text:span><text:a xlink:type="simple" xlink:href="http://www.frauddigest.com/indictments/MTF5p2-ShowPDF.aspx.pdf.pdf" office:target-frame-name="_new" xlink:show="replace"><text:span text:style-name="Strong_20_Emphasis">www.frauddigest.com/indictments/MTF5p2-ShowPDF.aspx.pdf.pdf</text:span></text:a><text:span text:style-name="Strong_20_Emphasis"><text:span text:style-name="T1">,  </text:span></text:span><text:a xlink:type="simple" xlink:href="http://www.frauddigest.com/indictments/MTF5p2-ShowPDF.aspx.pdf.pdf" office:target-frame-name="_new" xlink:show="replace"><text:span text:style-name="Strong_20_Emphasis">www.frauddigest.com/indictments/MTF5p2-ShowPDF.aspx.pdf.pdf</text:span></text:a><text:span text:style-name="Strong_20_Emphasis"><text:span text:style-name="T1">,  </text:span></text:span><text:a xlink:type="simple" xlink:href="http://www.frauddigest.com/indictments/nl6WZo-ShowPDF.aspx.pdf.pdf" office:target-frame-name="_new" xlink:show="replace"><text:span text:style-name="Strong_20_Emphasis">www.frauddigest.com/indictments/nl6WZo-ShowPDF.aspx.pdf.pdf</text:span></text:a><text:span text:style-name="Strong_20_Emphasis"><text:span text:style-name="T1">, </text:span></text:span><text:a xlink:type="simple" xlink:href="http://www.frauddigest.com/indictments/K8LQQ4-ShowPDF.aspx.pdf.pdf" office:target-frame-name="_new" xlink:show="replace"><text:span text:style-name="Strong_20_Emphasis">www.frauddigest.com/indictments/K8LQQ4-ShowPDF.aspx.pdf.pdf</text:span></text:a><text:span text:style-name="Strong_20_Emphasis"><text:span text:style-name="T1">, </text:span></text:span><text:a xlink:type="simple" xlink:href="http://www.frauddigest.com/indictments/YEHiDw-ShowPDF.aspx.pdf.pdf" office:target-frame-name="_new" xlink:show="replace"><text:span text:style-name="Strong_20_Emphasis">www.frauddigest.com/indictments/YEHiDw-ShowPDF.aspx.pdf.pdf</text:span></text:a><text:span text:style-name="Strong_20_Emphasis"><text:span text:style-name="T1">, </text:span></text:span><text:a xlink:type="simple" xlink:href="http://www.frauddigest.com/indictments/AssignmentofMortgage.pdf.pdf" office:target-frame-name="_new" xlink:show="replace"><text:span text:style-name="Strong_20_Emphasis">www.frauddigest.com/indictments/AssignmentofMortgage.pdf.pdf</text:span></text:a></text:p>
        <text:p text:style-name="Text_20_body"> <text:span text:style-name="Strong_20_Emphasis"><text:span text:style-name="T1">ROBO SIGNERS OF HomeEq Servicing Corporation</text:span></text:span> d/b/a Barclays CapitalReal Estate, Inc., North Highlands, California and Pittsburgh, Pennsylvania:</text:p>
        <text:p text:style-name="Text_20_body">Signers – signed mortgage assignments to trusts as officers of MERS and many lenders: </text:p>
        <text:p text:style-name="Text_20_body">Blechinger, Tonya (California)-Tonya Blechinger … <text:s text:c="2"/>Colston, Noriko (California)-Noriko Colston … <text:s text:c="2"/>Nelson, Joyce (California)-Joyce Nelson … <text:s text:c="2"/>Altman, Robert (PA)-Robert Altman … <text:s text:c="2"/>Matthew (PA)-Matthew Coffman … <text:s text:c="2"/>Gonzales, Eileen (PA)-Eileen Gonzales … <text:s text:c="2"/>Hirschfield, Nancy E. (PA) Nancy E. Hirschfield … <text:s text:c="2"/>Kusich, Bryan (PA)- -Bryan Kusich … <text:s text:c="2"/>Madeja, Nancy (PA)-Nancy Madeja … <text:s text:c="2"/><text:soft-page-break/>Thorne, Karen Elizabeth (PA)-Karen Elizabeth Thorne … <text:s text:c="2"/>Willis, Timothy (PA)-Timothy Willis</text:p>
        <text:p text:style-name="Text_20_body"><text:span text:style-name="Strong_20_Emphasis"><text:span text:style-name="T1">Notaries</text:span></text:span> – notarized mortgage assignments to trusts: </text:p>
        <text:p text:style-name="Text_20_body">Cook, J. (California)-J. Cook … <text:s text:c="2"/>Duddy, Karen (PA)-Karen Duddy … <text:s/>Gaal, Eva (PA)-Eva Gaal</text:p>
        <text:p text:style-name="Text_20_body"><text:span text:style-name="Strong_20_Emphasis">Hohz, Lisha – </text:span>Lisha Hohz alleged Asst. Vice President of Bank of America and Attorney –In-Fact <text:a xlink:type="simple" xlink:href="http://www.pascoclerk.com/i3/66-229-227-216IP2011056832.pdf">http://www.pascoclerk.com/i3/66-229-227-216IP2011056832.pdf</text:a> <text:span text:style-name="Strong_20_Emphasis"> </text:span></text:p>
        <text:p text:style-name="Text_20_body"><text:span text:style-name="Strong_20_Emphasis">Hood,Bethany</text:span>- Bethany Hood is an employee of <text:span text:style-name="Strong_20_Emphasis">Lender Processing Services </text:span>in Mendota Heights, Dakota County, MN. She signs Mortgage Assignments as an officer of MERS, servicing companies, and lenders. Hood often signs these Assignments to trusts years after the closing date of the trusts. Hood frequently signs Assignments for mortgage companies that filed for bankruptcy years before the effective date of the Assignment. Deutsche Bank National Trust Company is one of the banks that frequently uses Assignments signed by Hood to foreclose. Job titles claimed by Hood include: <text:span text:style-name="Strong_20_Emphasis">see </text:span><text:a xlink:type="simple" xlink:href="http://www.whatsignature.com/files/Hood_Bethany.GIF" office:target-frame-name="_new" xlink:show="replace"><text:span text:style-name="Strong_20_Emphasis">www.whatsignature.com/files/Hood_Bethany.GIF</text:span></text:a><text:span text:style-name="Strong_20_Emphasis"><text:span text:style-name="T1">, </text:span></text:span><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text:a xlink:type="simple" xlink:href="http://www.gastonforeclosures.org/full_deposition_transcript_of_ticor_title_stanley_silva__notice_of_defaults__lps__fidelity__mers__wells_fargo" office:target-frame-name="_new" xlink:show="replace"><text:span text:style-name="Strong_20_Emphasis">www.gastonforeclosures.org/full_deposition_transcript_of_ticor_title_stanley_silva__notice_of_defaults__lps__fidelity__mers__wells_fargo</text:span></text:a></text:p>
        <text:p text:style-name="Text_20_body"><text:span text:style-name="Strong_20_Emphasis"><text:span text:style-name="T1">ROBO SIGNERS OF  HSBC Mortgage Services, Brandon, Florida</text:span></text:span>:  signed mortgage assignments to trusts as officers of MERS and many lenders:</text:p>
        <text:p text:style-name="Text_20_body">Elliott, Kevin J.-Kevin J. Elliott … <text:s text:c="2"/>Vadney, Maria-Maria Vadney … <text:s text:c="2"/>Wright, Robert-Robert Wright</text:p>
        <text:p text:style-name="Text_20_body"><text:span text:style-name="Strong_20_Emphasis">Huang, Christina – </text:span>Christina Huang was an employee of <text:span text:style-name="Strong_20_Emphasis">Lender Processing Services </text:span>in the Alpharetta, GA office. Huang primarily signed Mortgage Assignments as a witness, but also at times signed as Vice President of Mortgage Electronic Registration Systems, as nominee for American Home Mortgage Acceptance. Huang signed for American Home Mortgage Acceptance several years after the company filed for bankruptcy. There are several distinctly different versions of Huang’s signature. Deutsche Bank National Trust Company is often the bank that forecloses using these Assignments. <text:a xlink:type="simple" xlink:href="http://www.whatsignature.com/files/Huang_Christina.pdf" office:target-frame-name="_new" xlink:show="replace">www.whatsignature.com/files/Huang_Christina.pdf</text:a>,  <text:a xlink:type="simple" xlink:href="http://www.whatsignature.com/files/Huang_Christina.1.pdf" office:target-frame-name="_new" xlink:show="replace">www.whatsignature.com/files/Huang_Christina.1.pdf</text:a>,  <text:a xlink:type="simple" xlink:href="http://www.whatsignature.com/files/Huang_Christina.2.pdf" office:target-frame-name="_new" xlink:show="replace">www.whatsignature.com/files/Huang_Christina.2.pdf</text:a>,  <text:a xlink:type="simple" xlink:href="http://www.whatsignature.com/files/Huang_Christina.3.pdf" office:target-frame-name="_new" xlink:show="replace">www.whatsignature.com/files/Huang_Christina.3.pdf</text:a>,  <text:a xlink:type="simple" xlink:href="http://www.frauddigest.com/indictments/Cf2fyq-ShowPDF.aspx.pdf.pdf" office:target-frame-name="_new" xlink:show="replace">www.frauddigest.com/indictments/Cf2fyq-ShowPDF.aspx.pdf.pdf</text:a>,  <text:a xlink:type="simple" xlink:href="http://www.frauddigest.com/indictments/FCOT4y-ShowPDF.aspx.pdf.pdf" office:target-frame-name="_new" xlink:show="replace">www.frauddigest.com/indictments/FCOT4y-ShowPDF.aspx.pdf.pdf</text:a>,  <text:a xlink:type="simple" xlink:href="http://www.frauddigest.com/indictments/JkM4KF-ShowPDF.aspx.pdf.pdf" office:target-frame-name="_new" xlink:show="replace">www.frauddigest.com/indictments/JkM4KF-ShowPDF.aspx.pdf.pdf</text:a>,  <text:a xlink:type="simple" xlink:href="http://www.frauddigest.com/indictments/RQndQL-ShowPDF.aspx.pdf.pdf" office:target-frame-name="_new" xlink:show="replace">www.frauddigest.com/indictments/RQndQL-ShowPDF.aspx.pdf.pdf</text:a>,  <text:a xlink:type="simple" xlink:href="http://www.frauddigest.com/indictments/W6XJgC-ShowPDF.aspx.pdf.pdf" office:target-frame-name="_new" xlink:show="replace">www.frauddigest.com/indictments/W6XJgC-ShowPDF.aspx.pdf.pdf</text:a>,  <text:a xlink:type="simple" xlink:href="http://www.frauddigest.com/indictments/green%20titles.pdf" office:target-frame-name="_new" xlink:show="replace">www.frauddigest.com/indictments/green%20titles.pdf</text:a></text:p>
        <text:p text:style-name="Text_20_body"><text:span text:style-name="Strong_20_Emphasis">Huftio, Zuhra</text:span>- <text:a xlink:type="simple" xlink:href="http://takeyourhomeback.com/">Zuhra Huftio</text:a>- <text:a xlink:type="simple" xlink:href="http://www.whatsignature.com/files/Huftio_Zuhra.JPG" office:target-frame-name="_new" xlink:show="replace">www.whatsignature.com/files/Huftio_Zuhra.JPG</text:a>,  <text:a xlink:type="simple" xlink:href="http://www.whatsignature.com/files/Huftio_Zuhra.1.pdf" office:target-frame-name="_new" xlink:show="replace">www.whatsignature.com/files/Huftio_Zuhra.1.pdf</text:a>,  <text:a xlink:type="simple" xlink:href="http://www.whatsignature.com/files/Huftio_Zuhra.2.pdf" office:target-frame-name="_new" xlink:show="replace">www.whatsignature.com/files/Huftio_Zuhra.2.pdf</text:a>,  <text:a xlink:type="simple" xlink:href="http://www.whatsignature.com/files/Huftio_Zuhra.3.pdf" office:target-frame-name="_new" xlink:show="replace">www.whatsignature.com/files/Huftio_Zuhra.3.pdf</text:a>,</text:p>
        <text:p text:style-name="Text_20_body"><text:span text:style-name="Strong_20_Emphasis">Hultman, William</text:span>- <text:a xlink:type="simple" xlink:href="http://takeyourhomeback.com/">William Hultman</text:a>-  <text:span text:style-name="Strong_20_Emphasis">actual </text:span> MERS  executive- see full deposition of  <text:a xlink:type="simple" xlink:href="http://takeyourhomeback.com/">William Hultman</text:a> <text:a xlink:type="simple" xlink:href="http://www.frauddigest.com/indictments/MERS%20VP%20William%20Hultman%20Deposition%20NJ.pdf" office:target-frame-name="_new" xlink:show="replace">www.frauddigest.com/indictments/MERS%20VP%20William%20Hultman%20Deposition%20NJ.pdf</text:a></text:p>
        <text:p text:style-name="Text_20_body"><text:span text:style-name="Strong_20_Emphasis">Humphrey, Susan</text:span>- Susan Humphrey – <text:a xlink:type="simple" xlink:href="http://www.loansafe.org/forum/stop-foreclosure-tell-us-your-story/39445-signature-my-substitution-trustee-document-cant-legit-anyone-recognize.html">http://www.loansafe.org/forum/stop-foreclosure-tell-us-your-story/39445-signature-my-substitution-trustee-document-cant-legit-anyone-recognize.html</text:a><text:span text:style-name="Strong_20_Emphasis"> </text:span></text:p>
        <text:p text:style-name="Text_20_body"><text:span text:style-name="Strong_20_Emphasis">Hunter, Rose- </text:span>Rose Hunter- as notary for known robo signer Margaret Dalton <text:a xlink:type="simple" xlink:href="http://www.whatsignature.com/files/Hunter_Rose.pdf">http://www.whatsignature.com/files/Hunter_Rose.pdf</text:a>  <text:a xlink:type="simple" xlink:href="http://www.whatsignature.com/files/Hunter_Rose.1.pdf">http://www.whatsignature.com/files/Hunter_Rose.1.pdf</text:a> <text:soft-page-break/>  <text:a xlink:type="simple" xlink:href="http://www.whatsignature.com/files/Hunter_Rose.2.pdf">http://www.whatsignature.com/files/Hunter_Rose.2.pdf</text:a>  <text:a xlink:type="simple" xlink:href="http://www.whatsignature.com/files/Hunter_Rose.3.pdf">http://www.whatsignature.com/files/Hunter_Rose.3.pdf</text:a>  big mistake here <text:a xlink:type="simple" xlink:href="http://www.whatsignature.com/files/Hunter_Rose.4.pdf">http://www.whatsignature.com/files/Hunter_Rose.4.pdf</text:a>  <text:a xlink:type="simple" xlink:href="http://whatsignature.com/files/Dalton_Margaret.5.pdf">http://whatsignature.com/files/Dalton_Margaret.5.pdf</text:a>  <text:a xlink:type="simple" xlink:href="http://whatsignature.com/files/Dalton_Margaret.6.pdf">http://whatsignature.com/files/Dalton_Margaret.6.pdf</text:a>  <text:a xlink:type="simple" xlink:href="http://whatsignature.com/files/Dalton_Margaret.13.pdf">http://whatsignature.com/files/Dalton_Margaret.13.pdf</text:a></text:p>
        <text:p text:style-name="Text_20_body"><text:span text:style-name="Strong_20_Emphasis">Hutton, Tim- </text:span> Tim Hutton is an administrative employee/manager with <text:span text:style-name="Strong_20_Emphasis">Florida Default Law Group </text:span>in Tampa, Florida. Hutton often signs Mortgage Assignments prepared by Chris Cabrera of Florida Default Law Group as Certified Officer of Wells Fargo Bank, N.A., without disclosing that he is an employee of Florida Default Law Group. His signature is often witnessed (and notarized) by Patricia Ann Hutchens and Yamel A. Hernandez. Assignments signed by Hutton are often used in cases involving LSX trusts. These Assignments are often prepared, signed and filed years after the closing date of the trust. These Assignments are usually notarized in Hillsborough County, FL.</text:p>
        <text:p text:style-name="Text_20_body"><text:span text:style-name="Strong_20_Emphasis">Hymer, Christian</text:span>- <text:a xlink:type="simple" xlink:href="http://takeyourhomeback.com/">Christian S. Hymer</text:a> is1<text:span text:style-name="T4">st</text:span>Vice President of Operations for <text:a xlink:type="simple" xlink:href="http://takeyourhomeback.com/">Lenders Processing Services </text:a> (LPS) of MN full deposition of <text:a xlink:type="simple" xlink:href="http://takeyourhomeback.com/">Christian S. Hymer</text:a> transcript- <text:a xlink:type="simple" xlink:href="http://stopforeclosurefraud.com/2011/01/03/full-deposition-transcript-of-christian-s-hymer-1st-vp-of-operations-for-lender-processing-services-lps-minnesota/" office:target-frame-name="_new" xlink:show="replace">stopforeclosurefraud.com/2011/01/03/full-deposition-transcript-of-christian-s-hymer-1st-vp-of-operations-for-lender-processing-services-lps-minnesota/</text:a></text:p>
        <text:p text:style-name="Text_20_body"><text:span text:style-name="Strong_20_Emphasis"><text:span text:style-name="T1">ROBO SIGNERS FOR INDYMAC BANK</text:span></text:span><text:span text:style-name="Strong_20_Emphasis">, Williamson County, Travis County, TX Friedman, Eric – </text:span><text:a xlink:type="simple" xlink:href="http://www.scribd.com/doc/61146555/ROBO-GALORE-LYNN-S-LIST-OF-TOP-MORTGAGE-SIGNERS-FOR-FIRST-HALF-OF-2011">http://www.scribd.com/doc/61146555/ROBO-GALORE-LYNN-S-LIST-OF-TOP-MORTGAGE-SIGNERS-FOR-FIRST-HALF-OF-2011</text:a><text:span text:style-name="Strong_20_Emphasis"> </text:span></text:p>
        <text:p text:style-name="Text_20_body"><text:span text:style-name="Strong_20_Emphasis">Hutchison, Cheryl … <text:s text:c="2"/>Johnson-Seck, Erica A. … <text:s text:c="2"/>Kirkpatrick, Dennis … <text:s text:c="2"/>Tolar, Barbara … <text:s text:c="2"/>JC San Pedro … <text:s text:c="2"/>David Rodriguez … <text:s text:c="2"/>Mollie Schiffman … <text:s text:c="2"/>Mike Stanford</text:span></text:p>
        <text:p text:style-name="Text_20_body"><text:span text:style-name="Strong_20_Emphasis"><text:span text:style-name="T1">ROBO SIGNERS FOR INDYMAC BANK HOME LOAN SERVICING</text:span></text:span><text:span text:style-name="Strong_20_Emphasis">(TRAVIS CO, TX) Burnett, Brian … <text:s text:c="2"/>Kemp, Kristen … <text:s text:c="2"/>Muray, Suchan … <text:s text:c="2"/>Williams, Chamagne</text:span></text:p>
        <text:p text:style-name="Text_20_body"><text:span text:style-name="Strong_20_Emphasis">Issacs, Marshall – Marshall Issacs, </text:span>an attorney with foreclosure law firm <text:a xlink:type="simple" xlink:href="http://michiganloanhomeinc.com/2880/mers-settlement-on-the-horizon/">Orlans Associates</text:a>. Isaacs’ name did not come up in last year’s investigations, but county officials across Michigan believe his name is being robo-signed.    <text:a xlink:type="simple" xlink:href="http://www.argus-press.com/news/national/article_df8a683a-e1d5-5b4a-b334-a4937e477ff7.html">http://www.argus-press.com/news/national/article_df8a683a-e1d5-5b4a-b334-a4937e477ff7.html</text:a>     <text:a xlink:type="simple" xlink:href="http://michiganloanhomeinc.com/2880/mers-settlement-on-the-horizon/">http://michiganloanhomeinc.com/2880/mers-settlement-on-the-horizon/</text:a></text:p>
        <text:p text:style-name="Text_20_body"><text:span text:style-name="Strong_20_Emphasis">Ivey, Chris-</text:span>Chris Ivey<text:span text:style-name="Strong_20_Emphasis"> </text:span>is a notary who often notarized mortgage-related documents for Lender Processing Services/Docx in Alpharetta, Fulton County, Georgia.</text:p>
        <text:p text:style-name="Text_20_body"><text:span text:style-name="Strong_20_Emphasis">January, Pam</text:span>- <text:a xlink:type="simple" xlink:href="http://takeyourhomeback.com/">Pam January- signer for CR Title and CitiMortgage             </text:a> <text:a xlink:type="simple" xlink:href="http://www.loansafe.org/forum/citi-mortgage/36803-mers-robo-citimortgage-sold-loan-pennymac-aug-2010-a.html">http://www.loansafe.org/forum/citi-mortgage/36803-mers-robo-citimortgage-sold-loan-pennymac-aug-2010-a.html</text:a></text:p>
        <text:p text:style-name="Text_20_body"><text:span text:style-name="Strong_20_Emphasis"><text:span text:style-name="T1">ROBO-SIGNERS FOR JP MORGAN CHASE </text:span></text:span><text:span text:style-name="Strong_20_Emphasis">(Jacksonville, Duval County, FL)</text:span></text:p>
        <text:p text:style-name="Text_20_body"><text:span text:style-name="Strong_20_Emphasis">Boulton, Elizabeth … <text:s text:c="2"/>Brown, Tracey … <text:s text:c="2"/>Dalton, Margaret … <text:s text:c="2"/>Garbis, Ann … <text:s text:c="2"/>Gregory, Eric … <text:s text:c="2"/>Hindman, Barbara … <text:s text:c="2"/>Miner, Patricia … <text:s text:c="2"/>Seda, Roderick … <text:s text:c="2"/>Thieven, Shelley</text:span></text:p>
        <text:p text:style-name="Text_20_body"><text:span text:style-name="Strong_20_Emphasis">Johnson-Seck, Erica –</text:span>Erica Johnson-Seck is a former employee of IndyMac (now One West). Long after IndyMac FSB ceased to exist, Johnson-Seck continued to sign Mortgage Assignments as “Attorney-In-Fact for IndyMac Federal Bank FSB. Johnson-Seck often signs Mortgage Assignments assigning mortgages to trusts years after the closing dates of the trusts. The Assignments are often notarized in Travis County, TX. She is specifically mentioned in <text:span text:style-name="T1">Deutsche Bank National Trust Company v. Rose Harris, </text:span> Index No. 35549/07, Supreme Court of NY (Brooklyn), February 5, 2008:</text:p>
        <text:p text:style-name="Text_20_body">“…Plaintiff’s affidavit, submitted in support of the instant application for a default judgment, was <text:soft-page-break/>executed by Erica Johnson -Seck, who claims to be a Vice President of plaintiff DEUTSCHE BANK. The affidavit was executed in the state of Texas, County of Williamson The Court is perplexed as to why the Assignment was not executed in Pasadena, California, at 460 Sierra Madre Village, the alleged “principal place of business” for both the assignor and the assignee. In my January 31, 2008 decision (<text:span text:style-name="Emphasis">Deutsche Bank National Trust Company v. Maraj </text:span>[citation omitted]), I noted that Erica Johnson-Seck claimed that she was a Vice President of MERS in her July 3, 2007 INDYMAC to DEUTSCHE BANK assignment, and then in her July 31, 2007 affidavit claimed to be a DEUTSCHE BANK Vice President. Just as in <text:span text:style-name="Emphasis">Deutsche Bank National Trust Company v. Maraj </text:span>, at 2, the Court, in the instant action, before granting an application for an order of reference, requires an affidavit from Ms. Johnson-Seck, describing her employment history for the past three years. <text:span text:style-name="Strong_20_Emphasis">see full deposition at </text:span><text:a xlink:type="simple" xlink:href="http://4closurefraud.org/2009/11/15/full-deposition-of-the-infamous-erica-johnson-seck-re-indymac-federal-bank-fsb-plaintiff-vs-israel-a-machado-50-2008-ca-037322xxxx-mb/" office:target-frame-name="_new" xlink:show="replace"><text:span text:style-name="Strong_20_Emphasis">4closurefraud.org/2009/11/15/full-deposition-of-the-infamous-erica-johnson-seck-re-indymac-federal-bank-fsb-plaintiff-vs-israel-a-machado-50-2008-ca-037322xxxx-mb/</text:span></text:a><text:span text:style-name="T1">                                         </text:span><text:a xlink:type="simple" xlink:href="http://www.whatsignature.com/files/Johnson-Seck_Erica.GIF" office:target-frame-name="_new" xlink:show="replace"><text:span text:style-name="Strong_20_Emphasis">www.whatsignature.com/files/Johnson-Seck_Erica.GIF</text:span></text:a><text:span text:style-name="T1">  </text:span><text:a xlink:type="simple" xlink:href="http://www.whatsignature.com/files/Johnson-Seck_Erica_A_attorney_in_fact_.GIF" office:target-frame-name="_new" xlink:show="replace"><text:span text:style-name="Strong_20_Emphasis">www.whatsignature.com/files/Johnson-Seck_Erica_A_attorney_in_fact_.GIF</text:span></text:a></text:p>
        <text:p text:style-name="Text_20_body"><text:span text:style-name="Strong_20_Emphasis">Jones, Chris</text:span>- <text:a xlink:type="simple" xlink:href="http://takeyourhomeback.com/">Chris Jones</text:a> -  <text:a xlink:type="simple" xlink:href="http://www.gastonforeclosures.org/full_deposition_transcript_of_ticor_title_stanley_silva__notice_of_defaults__lps__fidelity__mers__wells_fargo">http://www.gastonforeclosures.org/full_deposition_transcript_of_ticor_title_stanley_silva__notice_of_defaults__lps__fidelity__mers__wells_fargo</text:a> <text:a xlink:type="simple" xlink:href="http://www.whatsignature.com/files/Jones_Chris.pdf">http://www.whatsignature.com/files/Jones_Chris.pdf</text:a>, <text:a xlink:type="simple" xlink:href="http://www.whatsignature.com/files/Jones_Christopher.1.pdf">http://www.whatsignature.com/files/Jones_Christopher.1.pdf</text:a>  http://205.166.161.12/oncoreV2/showdetails.aspx?id=45941736&amp;rn=39&amp;pi=3&amp;ref=search</text:p>
        <text:p text:style-name="Text_20_body"><text:span text:style-name="Strong_20_Emphasis">Kaminski, Joseph –</text:span>Joseph Kaminski was an employee of <text:span text:style-name="Strong_20_Emphasis">Lender Processing Services </text:span>in Jacksonville, FL. He often signs Mortgage Assignments as Assistant Secretary of Mortgage Electronic Registration Systems, Inc. as nominee for American Home Mortgage Acceptance, Inc. These Assignments are often used in cases involving American Home Mortgage Investment Trusts. He signs years after American Home Mortgage Acceptance filed for bankruptcy and without any authority from the bankruptcy court to assign these assets. These Assignments are often prepared, signed and filed years after the closing date of the trust. Deutsche Bank National Trust Company is frequently the trustee that forecloses using these Assignments. Kaminski’s signature is often witnessed by Coleman Stokes. His signature is often notarized by Valerie Broom or Tina Gray. <text:a xlink:type="simple" xlink:href="http://www.whatsignature.com/files/Kaminski_Joseph.6.pdf" office:target-frame-name="_new" xlink:show="replace"><text:span text:style-name="Strong_20_Emphasis">www.whatsignature.com/files/Kaminski_Joseph.6.pdf</text:span></text:a><text:a xlink:type="simple" xlink:href="http://www.whatsignature.com/files/Smith_Kathy.2.pdf" office:target-frame-name="_new" xlink:show="replace"><text:span text:style-name="Strong_20_Emphasis">www.whatsignature.com/files/Smith_Kathy.2.pdf</text:span></text:a><text:span text:style-name="Strong_20_Emphasis">  , </text:span><text:a xlink:type="simple" xlink:href="http://www.whatsignature.com/files/Kaminski_Joseph.pdf" office:target-frame-name="_new" xlink:show="replace"><text:span text:style-name="Strong_20_Emphasis">www.whatsignature.com/files/Kaminski_Joseph.pdf</text:span></text:a><text:span text:style-name="Strong_20_Emphasis">, </text:span><text:a xlink:type="simple" xlink:href="http://www.whatsignature.com/files/Kaminski_Joseph.1.pdf" office:target-frame-name="_new" xlink:show="replace"><text:span text:style-name="Strong_20_Emphasis">www.whatsignature.com/files/Kaminski_Joseph.1.pdf</text:span></text:a><text:span text:style-name="Strong_20_Emphasis">, </text:span><text:a xlink:type="simple" xlink:href="http://www.whatsignature.com/files/Kaminski_Joseph.2.pdf" office:target-frame-name="_new" xlink:show="replace"><text:span text:style-name="Strong_20_Emphasis">www.whatsignature.com/files/Kaminski_Joseph.2.pdf</text:span></text:a><text:span text:style-name="Strong_20_Emphasis">, </text:span><text:a xlink:type="simple" xlink:href="http://www.whatsignature.com/files/Kaminski_Joseph.3.pdf" office:target-frame-name="_new" xlink:show="replace"><text:span text:style-name="Strong_20_Emphasis">www.whatsignature.com/files/Kaminski_Joseph.3.pdf</text:span></text:a><text:span text:style-name="Strong_20_Emphasis">, </text:span><text:a xlink:type="simple" xlink:href="http://www.whatsignature.com/files/Kaminski_Joseph.6.pdf" office:target-frame-name="_new" xlink:show="replace"><text:span text:style-name="Strong_20_Emphasis">www.whatsignature.com/files/Kaminski_Joseph.6.pdf</text:span></text:a><text:span text:style-name="Strong_20_Emphasis"><text:span text:style-name="T1">, </text:span></text:span><text:a xlink:type="simple" xlink:href="http://www.frauddigest.com/indictments/Corrective+Assignment%5B2%5D.pdf" office:target-frame-name="_new" xlink:show="replace"><text:span text:style-name="Strong_20_Emphasis">www.frauddigest.com/indictments/Corrective+Assignment%5b2%5d.pdf</text:span></text:a><text:span text:style-name="Strong_20_Emphasis"><text:span text:style-name="T1">, </text:span></text:span><text:a xlink:type="simple" xlink:href="http://www.frauddigest.com/indictments/Gx12P0-ShowPDF.aspx.pdf.pdf" office:target-frame-name="_new" xlink:show="replace"><text:span text:style-name="Strong_20_Emphasis">www.frauddigest.com/indictments/Gx12P0-ShowPDF.aspx.pdf.pdf</text:span></text:a><text:span text:style-name="Strong_20_Emphasis"><text:span text:style-name="T1">,  </text:span></text:span><text:a xlink:type="simple" xlink:href="http://www.frauddigest.com/indictments/Linda%20Green%20no%20authority%20to%20sign%20on%20behalf%20of%20MERS%20Sept%202009.pdf" office:target-frame-name="_new" xlink:show="replace"><text:span text:style-name="Strong_20_Emphasis">www.frauddigest.com/indictments/Linda%20Green%20no%20authority%20to%20sign%20on%20behalf%20of%20MERS%20Sept%202009.pdf</text:span></text:a><text:span text:style-name="Strong_20_Emphasis"><text:span text:style-name="T1">,  </text:span></text:span><text:a xlink:type="simple" xlink:href="http://www.frauddigest.com/indictments/Corrective+Assignment%5B2%5D.pdf" office:target-frame-name="_new" xlink:show="replace"><text:span text:style-name="Strong_20_Emphasis">www.frauddigest.com/indictments/Corrective+Assignment%5b2%5d.pdf</text:span></text:a><text:span text:style-name="Strong_20_Emphasis"><text:span text:style-name="T1">,</text:span></text:span></text:p>
        <text:p text:style-name="Text_20_body"><text:span text:style-name="Strong_20_Emphasis">Kaur, Varinderjit</text:span>- Varinderjit Kaur- robo signer for GMAC Mortgage and Marshall Watson <text:a xlink:type="simple" xlink:href="http://www.pascoclerk.com/i3/66-229-227-216IP2011056837.pdf">http://www.pascoclerk.com/i3/66-229-227-216IP2011056837.pdf</text:a></text:p>
        <text:p text:style-name="Text_20_body"><text:a xlink:type="simple" xlink:href="http://www.mfi-miami.com/2010/07/schack-attack-3-another-smackdown-for-steven-j-baums-office/">JUDGE SCHACK’S</text:a><text:span text:style-name="Strong_20_Emphasis"><text:span text:style-name="T1"> (BROOKLYN, NY ) FAVORITE ROBO-SIGNERS /ATTORNEYS</text:span></text:span></text:p>
        <text:p text:style-name="Text_20_body"><text:span text:style-name="Strong_20_Emphasis">Dalton, Margaret- </text:span>MARGARET DALTON is an officer/employee of <text:span text:style-name="Strong_20_Emphasis">JP Morgan Chase Bank </text:span>in Jacksonville, Florida.She has signed Mortgage Assignments as Vice President of JP Morgan Chase Bank.  She also signs as J.P. Morgan Chase Bank, N.A., successor in interest from the FDIC, as receiver for Washington Mutual Bank, f/k/a Washington Mutual Bank, F.A. On many Mortgage Assignments, however, Dalton signs as a MERS officer to assign mortgage TO JP Morgan Chase, <text:soft-page-break/>without disclosing she is actually working FOR JP Morgan Chase. Dalton’s name often appears on Mortgage Assignments to securitized trusts where the Assignment is supposedly being made many years after the closing date of the trusts. Mortgage Assignments signed by Dalton are often prepared by <text:span text:style-name="Strong_20_Emphasis">Shapiro &amp; Fishman, LLP</text:span>, in Boca Raton, Florida or <text:span text:style-name="Strong_20_Emphasis">Ben-Ezra &amp; Katz, P.A. </text:span>or <text:span text:style-name="Strong_20_Emphasis">Law Offices of Marshall Watson </text:span>and used in cases involving trusts with Washington Mutual loans. Deutsche Bank National Trust Company is frequently the trustee that forecloses using these Assignments. In addition to using the title of Vice President of JP Morgan Chase, Dalton has used the following job titles on Mortgage Assignments to assign mortgages TO JP Morgan Chase:</text:p>
        <text:list xml:id="list33545161" text:style-name="L17">
          <text:list-item>
            <text:p text:style-name="P50">Vice President, Bank of America, N.A. as successor-by-merger to LaSalle Bank, N.A. as trustee for WMALT 2006-AR03 Trust, by JP Morgan Chase Bank, N.A., as attorney-in-fact; </text:p>
          </text:list-item>
          <text:list-item>
            <text:p text:style-name="P50">Vice President, Deutsche Bank National Trust Co., as Trustee for Long Beach Mortgage Trust 2006-1, by JP Morgan Chase Bank, N.A., under Limited Power of Attorney; </text:p>
          </text:list-item>
          <text:list-item>
            <text:p text:style-name="P50">Vice President, Deutsche Bank National Trust Co., as Trustee for WAMU Mortgage Pass-Through Certificates, Series 2005-AR6 Trust, by JP Morgan Chase Bank, N.A., under Limited Power of Attorney; </text:p>
          </text:list-item>
          <text:list-item>
            <text:p text:style-name="P50">Vice President, Mortgage Electronic Registration Systems, Inc., acting solely as nominee for Amstar Mortgage Corp.; </text:p>
          </text:list-item>
          <text:list-item>
            <text:p text:style-name="P50">Vice President, Mortgage Electronic Registration Systems, Inc., acting solely as nominee for CTX Mortgage Company, LLC; </text:p>
          </text:list-item>
          <text:list-item>
            <text:p text:style-name="P50">Vice President, Mortgage Electronic Registration Systems, Inc., acting solely as nominee for Everbank; </text:p>
          </text:list-item>
          <text:list-item>
            <text:p text:style-name="P50">Vice President, Mortgage Electronic Registration Systems, Inc., acting solely as nominee for First Magnus Financial Corp.; </text:p>
          </text:list-item>
          <text:list-item>
            <text:p text:style-name="P50">Vice President, Mortgage Electronic Registration Systems, Inc., acting solely as nominee for Homeside Lending, Inc.; </text:p>
          </text:list-item>
          <text:list-item>
            <text:p text:style-name="P50"> Vice President, Mortgage Electronic Registration Systems, Inc., acting solely as nominee for Irwin Mortgage Corporation;   </text:p>
          </text:list-item>
          <text:list-item>
            <text:p text:style-name="P17">Vice President, Mortgage Electronic Registration Systems, Inc., acting solely as nominee for United Financial Mortgage Corp. </text:p>
          </text:list-item>
        </text:list>
        <text:p text:style-name="Text_20_body"><text:a xlink:type="simple" xlink:href="http://4closurefraud.org/2010/09/29/can-it-be-true-fraud-digest-mortgage-fraud-jpmorgan-chase-barbara-hindman-et-al/#comments" office:target-frame-name="_new" xlink:show="replace"><text:span text:style-name="Strong_20_Emphasis">4closurefraud.org/2010/09/29/can-it-be-true-fraud-digest-mortgage-fraud-jpmorgan-chase-barbara-hindman-et-al/#comments</text:span></text:a><text:span text:style-name="Strong_20_Emphasis">,  </text:span><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text:span text:style-name="Strong_20_Emphasis">   </text:span><text:a xlink:type="simple" xlink:href="http://whatsignature.com/files/Dalton_Margaret.pdf" office:target-frame-name="_new" xlink:show="replace"><text:span text:style-name="Strong_20_Emphasis">whatsignature.com/files/Dalton_Margaret.pdf</text:span></text:a><text:span text:style-name="Strong_20_Emphasis">  </text:span><text:a xlink:type="simple" xlink:href="http://whatsignature.com/files/Dalton_Margaret.1.pdf" office:target-frame-name="_new" xlink:show="replace"><text:span text:style-name="Strong_20_Emphasis">whatsignature.com/files/Dalton_Margaret.1.pdf</text:span></text:a><text:a xlink:type="simple" xlink:href="http://whatsignature.com/files/Dalton_Margaret.3.pdf" office:target-frame-name="_new" xlink:show="replace"><text:span text:style-name="Strong_20_Emphasis">whatsignature.com/files/Dalton_Margaret.3.pdf</text:span></text:a><text:a xlink:type="simple" xlink:href="http://whatsignature.com/files/Dalton_Margaret.4.pdf" office:target-frame-name="_new" xlink:show="replace"><text:span text:style-name="Strong_20_Emphasis">whatsignature.com/files/Dalton_Margaret.4.pdf</text:span></text:a><text:a xlink:type="simple" xlink:href="http://whatsignature.com/files/Dalton_Margaret.5.pdf" office:target-frame-name="_new" xlink:show="replace"><text:span text:style-name="Strong_20_Emphasis">whatsignature.com/files/Dalton_Margaret.5.pdf</text:span></text:a><text:a xlink:type="simple" xlink:href="http://whatsignature.com/files/Dalton_Margaret.6.pdf" office:target-frame-name="_new" xlink:show="replace"><text:span text:style-name="Strong_20_Emphasis">whatsignature.com/files/Dalton_Margaret.6.pdf</text:span></text:a><text:a xlink:type="simple" xlink:href="http://whatsignature.com/files/Dalton_Margaret.7.pdf" office:target-frame-name="_new" xlink:show="replace"><text:span text:style-name="Strong_20_Emphasis">whatsignature.com/files/Dalton_Margaret.7.pdf</text:span></text:a><text:a xlink:type="simple" xlink:href="http://whatsignature.com/files/Dalton_Margaret.8.pdf" office:target-frame-name="_new" xlink:show="replace"><text:span text:style-name="Strong_20_Emphasis">whatsignature.com/files/Dalton_Margaret.8.pdf</text:span></text:a><text:a xlink:type="simple" xlink:href="http://whatsignature.com/files/Dalton_Margaret.9.pdf" office:target-frame-name="_new" xlink:show="replace"><text:span text:style-name="Strong_20_Emphasis">whatsignature.com/files/Dalton_Margaret.9.pdf</text:span></text:a><text:a xlink:type="simple" xlink:href="http://whatsignature.com/files/Dalton_Margaret.10.pdf" office:target-frame-name="_new" xlink:show="replace"><text:span text:style-name="Strong_20_Emphasis">whatsignature.com/files/Dalton_Margaret.10.pdf</text:span></text:a><text:a xlink:type="simple" xlink:href="http://whatsignature.com/files/Dalton_Margaret.11.JPG" office:target-frame-name="_new" xlink:show="replace"><text:span text:style-name="Strong_20_Emphasis">whatsignature.com/files/Dalton_Margaret.11.JPG</text:span></text:a><text:a xlink:type="simple" xlink:href="http://whatsignature.com/files/Dalton_Margaret.12.pdf" office:target-frame-name="_new" xlink:show="replace"><text:span text:style-name="Strong_20_Emphasis">whatsignature.com/files/Dalton_Margaret.12.pdf</text:span></text:a><text:a xlink:type="simple" xlink:href="http://livinglies.wordpress.com/2010/04/08/notarized-mers-assignment-of-dot-as-nominee-forensic-analysis-and-motion-practice/" office:target-frame-name="_new" xlink:show="replace"><text:span text:style-name="Strong_20_Emphasis">livinglies.wordpress.com/2010/04/08/notarized-mers-assignment-of-dot-as-nominee-forensic-analysis-and-motion-practice/</text:span></text:a><text:span text:style-name="Strong_20_Emphasis">  http://whatsignature.com/files/Dalton_Margaret.10.pdf</text:span></text:p>
        <text:list xml:id="list33563472" text:style-name="L18">
          <text:list-item>
            <text:p text:style-name="P51">Vice President, Mortgage Electronic Registration Systems, Inc., acting solely as nominee for Pinnacle Financial Corp.; </text:p>
          </text:list-item>
          <text:list-item>
            <text:p text:style-name="P51">Vice President, Mortgage Electronic Registration Systems, Inc., acting solely as nominee for Transland Financial Services, Inc.; </text:p>
          </text:list-item>
          <text:list-item>
            <text:p text:style-name="P51">Vice President, Mortgage Electronic Registration Systems, Inc., acting solely as nominee for <text:soft-page-break/>UBS AG, Tampa Branch; and </text:p>
          </text:list-item>
          <text:list-item>
            <text:p text:style-name="P18"><text:span text:style-name="Strong_20_Emphasis">AFFIDAVIT SIGNED BY AN EXPERT AGAINST DALTON </text:span><text:a xlink:type="simple" xlink:href="http://whatsignature.com/files/Affidavit_of_Robo-Signer_Margaret_Dalton.pdf" office:target-frame-name="_new" xlink:show="replace"><text:span text:style-name="Strong_20_Emphasis">whatsignature.com/files/Affidavit_of_Robo-Signer_Margaret_Dalton.pdf</text:span></text:a> </text:p>
          </text:list-item>
        </text:list>
        <text:p text:style-name="Text_20_body"><text:span text:style-name="Strong_20_Emphasis">Daniel, Latasha</text:span> – <text:a xlink:type="simple" xlink:href="http://takeyourhomeback.com/">Latasha Daniel</text:a> is a Notary Public and as an employee of McCalla Raymer-  <text:a xlink:type="simple" xlink:href="http://www.operationrest.org/GAClassAction" office:target-frame-name="_new" xlink:show="replace">www.operationrest.org/GAClassAction</text:a><text:a xlink:type="simple" xlink:href="http://www.operationrest.org/xSites/Agents/OperationRestorationInc/Content/UploadedFiles/ClassActionLawSuit.pdf" office:target-frame-name="_new" xlink:show="replace">www.operationrest.org/xSites/Agents/OperationRestorationInc/Content/UploadedFiles/ClassActionLawSuit.pdf</text:a></text:p>
        <text:p text:style-name="Text_20_body"><text:span text:style-name="Strong_20_Emphasis">DeLaPaz, Amy – Amy DelaPaz- REALLY OPERATES A COMPANY CALLED Sahstarmax LLC</text:span> 454 E. Stottler Drive, Gilbert 85296 with husband Fernando. This appears to be the new substitute for Lenders Processing Services/DocX. This company has taken over many of the old David Stern Cases. This is a <text:span text:style-name="Strong_20_Emphasis">robo signer for MERS as nominee for America’s Wholesale Lenders. Signed Assignment of Mortgage on June 21, 2011 when American Wholesale Lenders and Trust CWABS Series 2005-16 expired in 2008.  Notarized by Amy Hall- Arizona Notary </text:span><text:a xlink:type="simple" xlink:href="http://205.166.161.12/oncoreV2/showdetails.aspx?id=50655745&amp;rn=0&amp;pi=0&amp;ref=search">http://205.166.161.12/oncoreV2/showdetails.aspx?id=50655745&amp;rn=0&amp;pi=0&amp;ref=search</text:a><text:span text:style-name="Strong_20_Emphasis"> YET SEE  </text:span><text:a xlink:type="simple" xlink:href="http://205.166.161.12/oncoreV2/showdetails.aspx?id=50655756&amp;rn=1&amp;pi=0&amp;ref=search">http://205.166.161.12/oncoreV2/showdetails.aspx?id=50655756&amp;rn=1&amp;pi=0&amp;ref=search</text:a><text:span text:style-name="Strong_20_Emphasis"> </text:span></text:p>
        <text:p text:style-name="Text_20_body"><text:span text:style-name="Strong_20_Emphasis">DEUTSCHE BANK</text:span><text:line-break/>a). Investor and Trustee as per MERS member Org. ID # 1001425. Deutsche Bank cannot be a trustee and investor. If it has both then it has a partnership with the Certificate holders.<text:line-break/>b). Interim Funder and Trustee as per MERS member Org, ID # 1002959<text:line-break/>c). Document Custodian, Trustee and Collateral Agent as per MERS member Org. ID # 1000649<text:line-break/>d). Investor and Trustee as per MERS member ORG. ID # 1001426<text:line-break/>e). Servicer, Subservicers, Investor, Document Custodian, Trustee, Collateral Agent as per MERS member Org. ID # 1000648</text:p>
        <text:p text:style-name="Text_20_body">Deutsche Bank is also acting under the various layers 424(b) (5) Prospectus, Pooling &amp; Servicing Agreement (PSA) filed by the THIEVES with the SEC.of Trustees, without any specific description, where One Trustee ends and other Trustee Begins. It is classic obfuscation and musical chairs Note that <text:span text:style-name="Strong_20_Emphasis">Deutsche Bank is identified “as trustee” but the usual language of “under the terms of that certain trust dated….etc” are absent.</text:span> This is because there usually is<text:span text:style-name="Strong_20_Emphasis"> NO TRUST AGREEMENT designated as such and NO TRUST</text:span>. In fact, as stated here<text:span text:style-name="Strong_20_Emphasis"> it is merely an agreement between the co-issuers and Deutsche Bank, which it means that far from being a trust it is more like the operating agreement of an LLC) DEUTSCHE BANK cannot be a Trustee or investor or own the note, less, it becomes a partnership with the certificate holders(Who bought the certificates and invested money).</text:span></text:p>
        <text:p text:style-name="Text_20_body"><text:span text:style-name="Strong_20_Emphasis">Dhimitri, Alisa –Alisa Dhimitri </text:span>is an employee of <text:span text:style-name="Strong_20_Emphasis">Lender Processing Services </text:span>in Jacksonville, FL. She often signs Mortgage Assignments as Assistant Secretary of Mortgage Electronic Registration Systems, Inc. as nominee for American Home Mortgage Acceptance, Inc. These Assignments are often used in cases involving American Home Mortgage Investment Trusts. She signs years after American Home Mortgage Acceptance filed for bankruptcy. These Assignments are often prepared, signed and filed years after the closing date of the trust. Deutsche Bank National Trust Company is frequently the trustee that forecloses using these Assignments. <text:a xlink:type="simple" xlink:href="http://whatsignature.com/files/Dhimitri_Alisa.pdf" office:target-frame-name="_new" xlink:show="replace">whatsignature.com/files/Dhimitri_Alisa.pdf</text:a>  <text:a xlink:type="simple" xlink:href="http://whatsignature.com/files/Dhimitri_Alisa.1.pdf" office:target-frame-name="_new" xlink:show="replace">whatsignature.com/files/Dhimitri_Alisa.1.pdf</text:a></text:p>
        <text:p text:style-name="Text_20_body"><text:span text:style-name="Strong_20_Emphasis">Diaz, Irma</text:span> – Irma Diaz – notary –  <text:a xlink:type="simple" xlink:href="http://205.166.161.12/oncoreV2/showdetails.aspx?id=50394462&amp;rn=0&amp;pi=0&amp;ref=search">http://205.166.161.12/oncoreV2/showdetails.aspx?id=50394462&amp;rn=0&amp;pi=0&amp;ref=search</text:a> <text:a xlink:type="simple" xlink:href="http://205.166.161.12/oncoreV2/showdetails.aspx?id=50394464&amp;rn=1&amp;pi=0&amp;ref=search">http://205.166.161.12/oncoreV2/showdetails.aspx?id=50394464&amp;rn=1&amp;pi=0&amp;ref=search</text:a>  <text:a xlink:type="simple" xlink:href="http://205.166.161.12/oncoreV2/showdetails.aspx?id=50394474&amp;rn=6&amp;pi=0&amp;ref=search">http://205.166.161.12/oncoreV2/showdetails.aspx?id=50394474&amp;rn=6&amp;pi=0&amp;ref=search</text:a></text:p>
        <text:p text:style-name="Text_20_body"><text:span text:style-name="Strong_20_Emphasis">Diaz, Roy – </text:span>Roy Diaz, partner/shareholder of Smith, Hiatt &amp; Diaz full deposition <text:a xlink:type="simple" xlink:href="http://stopforeclosurefraud.com/2011/04/26/full-deposition-transcript-of-roy-diaz-shareholder-of-smith-hiatt-diaz-p-a-law-firm/">http://stopforeclosurefraud.com/2011/04/26/full-deposition-transcript-of-roy-diaz-shareholder-of-</text:a><text:soft-page-break/><text:a xlink:type="simple" xlink:href="http://stopforeclosurefraud.com/2011/04/26/full-deposition-transcript-of-roy-diaz-shareholder-of-smith-hiatt-diaz-p-a-law-firm/">smith-hiatt-diaz-p-a-law-firm/</text:a></text:p>
        <text:p text:style-name="Text_20_body"><text:span text:style-name="Strong_20_Emphasis">DiMartini, Linda</text:span>- <text:a xlink:type="simple" xlink:href="http://takeyourhomeback.com/">Linda DiMartini</text:a> – employee of Countrywide/Bank of America, full deposition of <text:a xlink:type="simple" xlink:href="http://takeyourhomeback.com/">Linda  DiMartini</text:a><text:span text:style-name="T1">. </text:span><text:s/><text:a xlink:type="simple" xlink:href="http://stopforeclosurefraud.com/wp-content/uploads/2010/09/CountrywideDiMartini112910.pdf" office:target-frame-name="_new" xlink:show="replace">stopforeclosurefraud.com/wp-content/uploads/2010/09/CountrywideDiMartini112910.pdf</text:a>  <text:a xlink:type="simple" xlink:href="http://finance.fortune.cnn.com/2011/06/03/at-bank-of-america-more-incomplete-mortgage-docs-and-more-questions/">http://finance.fortune.cnn.com/2011/06/03/at-bank-of-america-more-incomplete-mortgage-docs-and-more-questions/</text:a></text:p>
        <text:p text:style-name="Text_20_body"><text:span text:style-name="Strong_20_Emphasis">Dixon, Diane –Diane Dixon </text:span>is an employee of <text:span text:style-name="Strong_20_Emphasis">Litton Loan Servicing, LP </text:span>in Harris County, TX.</text:p>
        <text:p text:style-name="Text_20_body"><text:span text:style-name="Strong_20_Emphasis">Doan, Tam</text:span>- <text:a xlink:type="simple" xlink:href="http://takeyourhomeback.com/">Tam Doan</text:a><text:span text:style-name="Strong_20_Emphasis">- </text:span>signer at Bank of America<text:span text:style-name="Strong_20_Emphasis"> </text:span><text:a xlink:type="simple" xlink:href="http://money.cnn.com/2010/10/28/real_estate/robosigner/index.htm" office:target-frame-name="_new" xlink:show="replace">money.cnn.com/2010/10/28/real_estate/robosigner/index.htm</text:a>,<text:a xlink:type="simple" xlink:href="http://www.huffingtonpost.com/2010/10/28/tam-doan-robosigner-bank-of-america_n_775225.html" office:target-frame-name="_new" xlink:show="replace"><text:span text:style-name="Strong_20_Emphasis">www.huffingtonpost.com/2010/10/28/tam-doan-robosigner-bank-of-america_n_775225.html</text:span></text:a><text:span text:style-name="Strong_20_Emphasis">,  </text:span><text:a xlink:type="simple" xlink:href="http://realestate.about.com/b/2010/10/28/tam-doan-i-was-a-bank-of-america-robosigner-oct-28-2010.htm" office:target-frame-name="_new" xlink:show="replace"><text:span text:style-name="Strong_20_Emphasis">realestate.about.com/b/2010/10/28/tam-doan-i-was-a-bank-of-america-robosigner-oct-28-2010.htm</text:span></text:a><text:span text:style-name="Strong_20_Emphasis">l                             http://dealbreaker.com/2010/10/bank-of-america-robo-signer-on-his-craft/</text:span></text:p>
        <text:p text:style-name="Text_20_body"><text:span text:style-name="Strong_20_Emphasis">DOCX, LLC (Alpharetta, Fulton County, GA)- SEE VIDEO- </text:span><text:a xlink:type="simple" xlink:href="http://www.youtube.com/watch?v=Zk7DTZCPWbc&amp;feature=related">http://www.youtube.com/watch?v=Zk7DTZCPWbc&amp;feature=related</text:a><text:span text:style-name="Strong_20_Emphasis"> </text:span><text:line-break/>See Lender Processing Services, Alpharetta, GA</text:p>
        <text:p text:style-name="Text_20_body"> <text:span text:style-name="Strong_20_Emphasis">Doko, Dhurato –</text:span>Dhurato Dokois an employee of Nationwide Title Clearing in Palm Harbor, FL. <text:span text:style-name="Strong_20_Emphasis">EMC MORTGAGE CORP. (Lewisville, TX) see video deposition </text:span>Dhurato Doko<text:span text:style-name="Strong_20_Emphasis">of  at </text:span><text:a xlink:type="simple" xlink:href="http://stopforeclosurefraud.com/2010/11/07/video-deposition-of-nationwide-title-clearing-dhurata-doko/" office:target-frame-name="_new" xlink:show="replace"><text:span text:style-name="Strong_20_Emphasis">stopforeclosurefraud.com/2010/11/07/video-deposition-of-nationwide-title-clearing-dhurata-doko/</text:span></text:a><text:span text:style-name="Strong_20_Emphasis">different signatures, see </text:span><text:a xlink:type="simple" xlink:href="http://www.whatsignature.com/files/Doko_Dhurata.pdf" office:target-frame-name="_new" xlink:show="replace"><text:span text:style-name="Strong_20_Emphasis">www.whatsignature.com/files/Doko_Dhurata.pdf</text:span></text:a><text:span text:style-name="Strong_20_Emphasis">. </text:span><text:a xlink:type="simple" xlink:href="http://www.whatsignature.com/files/Doko_Dhurata.3.pdf" office:target-frame-name="_new" xlink:show="replace"><text:span text:style-name="Strong_20_Emphasis">www.whatsignature.com/files/Doko_Dhurata.3.pdf</text:span></text:a><text:span text:style-name="Strong_20_Emphasis">, </text:span><text:a xlink:type="simple" xlink:href="http://www.whatsignature.com/files/Doko_Dhurata.4.pdf" office:target-frame-name="_new" xlink:show="replace"><text:span text:style-name="Strong_20_Emphasis">www.whatsignature.com/files/Doko_Dhurata.4.pdf</text:span></text:a><text:span text:style-name="Strong_20_Emphasis">,  </text:span><text:a xlink:type="simple" xlink:href="http://www.whatsignature.com/files/Doko_Dhurata.5.pdf" office:target-frame-name="_new" xlink:show="replace"><text:span text:style-name="Strong_20_Emphasis">www.whatsignature.com/files/Doko_Dhurata.5.pdf</text:span></text:a><text:span text:style-name="Strong_20_Emphasis">,    </text:span><text:a xlink:type="simple" xlink:href="http://www.scribd.com/doc/46528993/Exhibits-O-S-Letter-to-the-NJ-Supreme-Court-re-Foreclosure-Fraud">http://www.scribd.com/doc/46528993/Exhibits-O-S-Letter-to-the-NJ-Supreme-Court-re-Foreclosure-Fraud</text:a><text:span text:style-name="Strong_20_Emphasis"> </text:span></text:p>
        <text:p text:style-name="Text_20_body"><text:a xlink:type="simple" xlink:href="http://www.frauddigest.com/indictments/doza.pdf">Doza, Sherry</text:a>- Sherry Doza-Signature Versions of Sherry Doza, formerly with Stewart Mortgage Information in Houston, TX – now with First American Core Logic, Santa Ana, CA  SIGNATURE VARIATIONS <text:a xlink:type="simple" xlink:href="http://www.frauddigest.com/indictments/doza.pdf">http://www.frauddigest.com/indictments/doza.pdf</text:a> </text:p>
        <text:p text:style-name="Text_20_body"><text:span text:style-name="Strong_20_Emphasis">Esposito, Theresa –Theresa Esposito </text:span>is an employee of <text:span text:style-name="Strong_20_Emphasis">Lender Processing Services </text:span>in Jacksonville, FL. She often signs Mortgage Assignments as Assistant Secretary of Mortgage Electronic Registration Systems, Inc. as nominee for American Home Mortgage Acceptance, Inc. These Assignments are often used in cases involving American Home Mortgage Investment Trusts. She signs years after American Home Mortgage Acceptance filed for bankruptcy. These Assignments are often prepared, signed and filed years after the closing date of the trust. Deutsche Bank National Trust Company is frequently the trustee that forecloses using these Assignments.</text:p>
        <text:p text:style-name="Text_20_body"><text:span text:style-name="Strong_20_Emphasis">Esposito, Michael Roy-</text:span>Michael Roy Esposito attorney at Florida Default Group<text:span text:style-name="Strong_20_Emphasis"> </text:span><text:a xlink:type="simple" xlink:href="http://www.whatsignature.com/files/Esposito_Michael_Roy.JPG" office:target-frame-name="_new" xlink:show="replace"><text:span text:style-name="Strong_20_Emphasis">www.whatsignature.com/files/Esposito_Michael_Roy.JPG</text:span></text:a></text:p>
        <text:p text:style-name="Text_20_body"><text:span text:style-name="Strong_20_Emphasis">Faber, Judy</text:span>- <text:a xlink:type="simple" xlink:href="http://takeyourhomeback.com/">Judy Faber</text:a>-  see full deposition of Judy Faber at <text:a xlink:type="simple" xlink:href="http://stopforeclosurefraud.com/wp-content/uploads/2010/09/WM_FULL_DEPOSITION_OF_RESIDENTIAL-FUNDING.GMAC_JUDY_FABER.pdf" office:target-frame-name="_new" xlink:show="replace">stopforeclosurefraud.com/wp-content/uploads/2010/09/WM_FULL_DEPOSITION_OF_RESIDENTIAL-FUNDING.GMAC_JUDY_FABER.pdf</text:a></text:p>
        <text:p text:style-name="Text_20_body"> <text:span text:style-name="Strong_20_Emphasis">FIDELITY NATIONAL FORECLOSURE SOLUTIONS ( FIS)- </text:span>  <text:a xlink:type="simple" xlink:href="http://www.scribd.com/Fidelity-s-LPS-Secret-Deals-With-Mortgage-Companies-and-Law-Firms/d/27821907">www.scribd.com/Fidelity-s-LPS-Secret-Deals-With-Mortgage-Companies-and-Law-Firms/d/27821907</text:a>      <text:a xlink:type="simple" xlink:href="http://www.msfraud.org/law/lounge/Harrisv.FidelityNational.pdf" office:target-frame-name="_new" xlink:show="replace">www.msfraud.org/law/lounge/Harrisv.FidelityNational.pdf</text:a><text:a xlink:type="simple" xlink:href="http://www.bloomberg.com/news/2010-10-21/how-joseph-lents-dodged-foreclosure-for-eight-years-and-started-a-movement.html" office:target-frame-name="_new" xlink:show="replace">www.bloomberg.com/news/2010-10-21/how-joseph-lents-dodged-foreclosure-for-eight-years-and-started-a-movement.html</text:a>      <text:a xlink:type="simple" xlink:href="http://freedom-school.com/reading-room/foreclosure-machine-thrives-on-woes.pdf" office:target-frame-name="_new" xlink:show="replace">freedom-school.com/reading-room/foreclosure-machine-thrives-on-woes.pdf</text:a>  <text:soft-page-break/><text:a xlink:type="simple" xlink:href="http://www.myfloridalegal.com/lit_ec.nsf/mortgage/9B099A9DD32030BE8525771300426A68" office:target-frame-name="_new" xlink:show="replace">www.myfloridalegal.com/lit_ec.nsf/mortgage/9B099A9DD32030BE8525771300426A68</text:a>           <text:a xlink:type="simple" xlink:href="http://www.foreclosurehamlet.org/forum/topics/is-your-fradulent-signatory" office:target-frame-name="_new" xlink:show="replace">www.foreclosurehamlet.org/forum/topics/is-your-fradulent-signatory</text:a>  <text:a xlink:type="simple" xlink:href="http://news.thomasnet.com/companystory/Fidelity-National-Financial-Division-Adds-More-Foreclosure-Properties-and-Educational-Tools-to-BuyBankHomes-com-477570" office:target-frame-name="_new" xlink:show="replace">news.thomasnet.com/companystory/Fidelity-National-Financial-Division-Adds-More-Foreclosure-Properties-and-Educational-Tools-to-BuyBankHomes-com-477570</text:a> <text:a xlink:type="simple" xlink:href="http://blogs.ajc.com/business-beat/2011/02/28/power-breakfast-foreclosure-fraud-measure-advances-sunday-alcohol-falcons-stadium-home-depot-oil-auto-sales/" office:target-frame-name="_new" xlink:show="replace">blogs.ajc.com/business-beat/2011/02/28/power-breakfast-foreclosure-fraud-measure-advances-sunday-alcohol-falcons-stadium-home-depot-oil-auto-sales/</text:a>  <text:a xlink:type="simple" xlink:href="http://4closurefraud.org/2010/10/09/blast-from-the-past-2008-ny-times-article-foreclosure-machine-thrives-on-woes/" office:target-frame-name="_new" xlink:show="replace">4closurefraud.org/2010/10/09/blast-from-the-past-2008-ny-times-article-foreclosure-machine-thrives-on-woes/</text:a></text:p>
        <text:p text:style-name="Text_20_body"><text:a xlink:type="simple" xlink:href="http://takeyourhomeback.com/"><text:span text:style-name="Strong_20_Emphasis">Fintel</text:span></text:a><text:span text:style-name="Strong_20_Emphasis"><text:span text:style-name="T1">, Hollan M. </text:span></text:span><text:span text:style-name="T1"> </text:span><text:span text:style-name="Strong_20_Emphasis">– </text:span>Hollan M. Fintel was an Attorney for <text:a xlink:type="simple" xlink:href="http://takeyourhomeback.com/">Florida Default Group</text:a> and <text:a xlink:type="simple" xlink:href="http://takeyourhomeback.com/">Shapiro &amp; Fishman</text:a>, utilizing false credentials, robo-signing, and supervising robo-signing, See Full deposition of Hollan  Fintel  at   <text:a xlink:type="simple" xlink:href="http://stopforeclosurefraud.com/wp-content/uploads/2010/09/WB1_FULL_DEPOSITION_-of_HOLLAN-FINTEL_-former-associate-attorney-of-Florida-Default-Law-Group.-Executed-assignment-of-mortgage-as-vice-president-of-Wells-Fargo-Bank-N.A..pdf" office:target-frame-name="_new" xlink:show="replace"><text:span text:style-name="Strong_20_Emphasis">stopforeclosurefraud.com/wp-content/uploads/2010/09/WB1_FULL_DEPOSITION_-of_HOLLAN-FINTEL_-former-associate-attorney-of-Florida-Default-Law-Group.-Executed-assignment-of-mortgage-as-vice-president-of-Wells-Fargo-Bank-N.A..pdf</text:span></text:a></text:p>
        <text:p text:style-name="Text_20_body"><text:span text:style-name="Strong_20_Emphasis">FLORIDA DEFAULT LAW GROUP- AFFIDAVIT IN ADMISSION OF FALSE DOCUMENTS FILED  </text:span> <text:a xlink:type="simple" xlink:href="http://www.frauddigest.com/indictments/37452927-FDLG-Admits-to-Violation-of-Professional-Conduct-Code-Jeffrey-Stephan-Affidavits.pdf" office:target-frame-name="_new" xlink:show="replace">www.frauddigest.com/indictments/37452927-FDLG-Admits-to-Violation-of-Professional-Conduct-Code-Jeffrey-Stephan-Affidavits.pdf</text:a></text:p>
        <text:p text:style-name="Text_20_body"><text:span text:style-name="Strong_20_Emphasis">Frazier, Brenda- </text:span>Brenda Frazier- notary for Lenders Processing Services in Duval County/Jacksonville Florida. Has notarized for known robo signers Kathy Smith and Joseph Kaminski<text:span text:style-name="Strong_20_Emphasis"> </text:span> for Shapiro &amp; Fishman <text:a xlink:type="simple" xlink:href="http://www.whatsignature.com/files/Frazier_Brenda.pdf">http://www.whatsignature.com/files/Frazier_Brenda.pdf</text:a><text:span text:style-name="Strong_20_Emphasis">  </text:span><text:a xlink:type="simple" xlink:href="http://www.whatsignature.com/files/Frazier_Brenda.1.pdf">http://www.whatsignature.com/files/Frazier_Brenda.1.pdf</text:a><text:span text:style-name="Strong_20_Emphasis"> </text:span></text:p>
        <text:p text:style-name="Text_20_body"><text:span text:style-name="Strong_20_Emphasis">French, Kim –</text:span>Kim French<text:span text:style-name="Strong_20_Emphasis"> </text:span>is an employee of Lender Processing Services in the Jacksonville, FL office. French often signs Mortgage Assignments as Vice President of <text:span text:style-name="Strong_20_Emphasis">American Home Mortgage Servicing. </text:span>These Assignments are often used in cases involving American Home Mortgage Investment Trusts. She signs years after American Home Mortgage Acceptance filed for bankruptcy. These Assignments are often prepared, signed and filed years after the closing date of the trust. Deutsche Bank National Trust Company is frequently the trustee that forecloses using these Assignments.</text:p>
        <text:p text:style-name="Text_20_body"><text:span text:style-name="Strong_20_Emphasis">Fetner, Catherine </text:span>– Catherine Fetner a.k.a. Cathy Fetner, a.k.a. C. Fetner – <text:span text:style-name="Strong_20_Emphasis">Fetner signed as a principal at Hanover Capital Partners for WAMU (where later she was Risk Manager), and Edison Decisioning (sharing same address as Hanover Capital) in Edison, NJ. She may have been involved in creating or spinning off ALLON HILL (a “due diligence” firm which sprang up when gaps in assignment chains needed filling). Her specialty seems to have been “due diligence” which we take to now mean fabricating documents to fill in the gaps in these assignment chains. She is currently at JPM Chase. In one document four years ago, Cathy Fetner’s signature (in NJ) appears on an assignment from Bank United to WAMU dated the day of the Miami closing. The law mill that proffered this fake additional document did so AFTER WAMU became part of JPM/Chase. US Bank National Association became trustee of of SASCO 5 RF 5, the fund that supposedly contained the loan in question when it was still at Lehman Brothers. There was no mention of Lehman Brothers on any assignment. She also signed as </text:span>senior vice president of EMC Mortgage Corp. she was also a power of attorney for the FDIC, ( and a notary) when FDIC sold the servicing rights of the superior bank mortgages to EMC mortgage, she and others poa’s purportedly executed and notarized tens of thousands of mortgages all on one date March 21, 2002! Further her signature varies on the documents, suggesting she did not sign them, further some of these mortgage were not recorded until years later, after the poa from FDIC expired, 12k assignment of these assignments of mortgage, the ones signed by Ms Fetner were usually recorded years later, 2004-2007, suggesting they were not executed on March 21, 2002, as purported on the assignments. Also they were witnessed by 15 different people, of course this is not possible.<text:span text:style-name="Strong_20_Emphasis">   </text:span><text:a xlink:type="simple" xlink:href="http://livinglies.wordpress.com/2011/02/01/from-our-harvard-friend-what-about-lehman/">http://livinglies.wordpress.com/2011/02/01/from-our-harvard-friend-what-about-lehman/</text:a>                   <text:soft-page-break/><text:span text:style-name="Strong_20_Emphasis">  </text:span><text:a xlink:type="simple" xlink:href="http://wfhmcaught.blogspot.com/2011/02/do-you-have-any-robo-signer-named-c.html">http://wfhmcaught.blogspot.com/2011/02/do-you-have-any-robo-signer-named-c.html</text:a><text:span text:style-name="Strong_20_Emphasis"> </text:span></text:p>
        <text:p text:style-name="Text_20_body"><text:span text:style-name="Strong_20_Emphasis">Freidman, Eric</text:span>- Eric Freidman<text:span text:style-name="T1"> </text:span>signs years after IndyMac Bank, F.S.B. ceased to exist, many of the signers will sign as officers of IndyMac Bank, F.S.B. (the entity that <text:span text:style-name="Emphasis">should have made </text:span>the assignment to the trust years earlier)     <text:a xlink:type="simple" xlink:href="http://pippinghole.blogspot.com/2010/12/robo-signers-signors-names-revealed.html" office:target-frame-name="_new" xlink:show="replace">pippinghole.blogspot.com/2010/12/robo-signers-signors-names-revealed.html</text:a></text:p>
        <text:p text:style-name="Text_20_body"><text:span text:style-name="Strong_20_Emphasis">Fuerstenberger, Andrew – </text:span>Andrew Fuerstenberger signing as Vice President of Sand Canyon, f/k/a Option One for Marshall C. Watson <text:a xlink:type="simple" xlink:href="http://www.pascoclerk.com/i3/66-229-227-216IP2011056838.pdf">http://www.pascoclerk.com/i3/66-229-227-216IP2011056838.pdf</text:a> Notarized by <text:span text:style-name="Strong_20_Emphasis">Tammy Hansen</text:span>, a Florida Notary</text:p>
        <text:p text:style-name="Text_20_body"><text:span text:style-name="Strong_20_Emphasis">Garcia, Paul</text:span> – Paul Garcia – signing as Assistant Vice President of Vericrest Financial, as Attorney-In-Fact for Flagstar Bank, FSB <text:a xlink:type="simple" xlink:href="http://205.166.161.12/oncoreV2/showdetails.aspx?id=50383639&amp;rn=81&amp;pi=8&amp;ref=search">http://205.166.161.12/oncoreV2/showdetails.aspx?id=50383639&amp;rn=81&amp;pi=8&amp;ref=search</text:a></text:p>
        <text:p text:style-name="Text_20_body"><text:span text:style-name="Strong_20_Emphasis">Garrett, Daniella</text:span> -Marie- <text:a xlink:type="simple" xlink:href="http://takeyourhomeback.com/">Daniella Marie Garrett</text:a>-  <text:a xlink:type="simple" xlink:href="http://www.deanmostofi.com/?p=924">http://www.deanmostofi.com/?p=924</text:a>  <text:a xlink:type="simple" xlink:href="http://thehill.com/blogs/on-the-money/banking-financial-institutions/122195-bank-of-america-suspends-foreclosure-proceedings-in-23-states">http://thehill.com/blogs/on-the-money/banking-financial-institutions/122195-bank-of-america-suspends-foreclosure-proceedings-in-23-states</text:a></text:p>
        <text:p text:style-name="Text_20_body"><text:span text:style-name="Strong_20_Emphasis">Garver, Bette – </text:span>Bette Garver signing as Vice President of MERS, one problem, she was in the wrong state when she signed it.<text:span text:style-name="Strong_20_Emphasis"> </text:span><text:a xlink:type="simple" xlink:href="http://205.166.161.12/oncoreV2/showdetails.aspx?id=50631876&amp;rn=7&amp;pi=0&amp;ref=search">http://205.166.161.12/oncoreV2/showdetails.aspx?id=50631876&amp;rn=7&amp;pi=0&amp;ref=search</text:a>  <text:span text:style-name="Strong_20_Emphasis">Notary – Jackie Ealom</text:span></text:p>
        <text:p text:style-name="Text_20_body"><text:span text:style-name="Strong_20_Emphasis">Gerholdt, Maria Lenor</text:span>- Maria Leonor Gerholdt’s notary commission expired on 5/26/09. <text:a xlink:type="simple" xlink:href="http://notaries.dos.state.fl.us/notidsearch.asp?id=1086223">http://notaries.dos.state.fl.us/notidsearch.asp?id=1086223</text:a> </text:p>
        <text:p text:style-name="Text_20_body"><text:span text:style-name="Strong_20_Emphasis">Gillula, Emily- </text:span>Gillula Emily robo signer signing as Vice President of MERS/Indymac Bank  <text:a xlink:type="simple" xlink:href="http://205.166.161.12/oncoreV2/showdetails.aspx?id=40389227&amp;rn=0&amp;pi=0&amp;ref=search">http://205.166.161.12/oncoreV2/showdetails.aspx?id=40389227&amp;rn=0&amp;pi=0&amp;ref=search</text:a><text:span text:style-name="Strong_20_Emphasis">  Notary – Lucy A. Olvera</text:span></text:p>
        <text:p text:style-name="Text_20_body">NEW ROBO SIGNERS AT GMAC in Upper Dublin Township, Pennsylvania- <text:a xlink:type="simple" xlink:href="http://www.scribd.com/doc/61103865/July-2011-Who-s-Robosigning-Now-The-Latest-Newcomers">http://www.scribd.com/doc/61103865/July-2011-Who-s-Robosigning-Now-The-Latest-Newcomers</text:a></text:p>
        <text:p text:style-name="Text_20_body">Sandy Broughton … <text:s text:c="2"/>Donald Dempsey … <text:s text:c="2"/>Thomas Strain</text:p>
        <text:p text:style-name="Text_20_body"><text:span text:style-name="Strong_20_Emphasis">Gobin, Paul- </text:span>Paul Gobin- robo signer for U.S. Bank ( see comments section for more info)</text:p>
        <text:p text:style-name="Text_20_body"><text:span text:style-name="Strong_20_Emphasis">Grace, Stephen- </text:span>Stephen Grace is a notary who is not sure of his real name<text:span text:style-name="Strong_20_Emphasis">-</text:span>   <text:a xlink:type="simple" xlink:href="http://www.whatsignature.com/files/Kirkpatrick_Dennis.GIF">http://www.whatsignature.com/files/Kirkpatrick_Dennis.GIF</text:a><text:span text:style-name="Strong_20_Emphasis"> </text:span></text:p>
        <text:p text:style-name="Text_20_body"><text:span text:style-name="Strong_20_Emphasis">Graham, Caryn A. – </text:span>Caryn A. Graham, a.k.a. Caryn Graham is an attorney in the <text:span text:style-name="Strong_20_Emphasis">Law Offices of Marshall Watson. ( SEE FLORIDA BAR SITE ) </text:span><text:a xlink:type="simple" xlink:href="http://www.floridabar.org/names.nsf/0/398B69D650C63E2685256AED004E47CC?OpenDocument">http://www.floridabar.org/names.nsf/0/398B69D650C63E2685256AED004E47CC?OpenDocument</text:a><text:span text:style-name="Strong_20_Emphasis"> </text:span>Graham signs Mortgage Assignments as an officer of MERS, without disclosing she is a Watson employee. Graham signs as an officer of many different mortgage companies and servicers. Many of the Assignments signed by Graham are for Assignments to trusts years after the closing date of the trusts. Some of the titles used by Caryn A. Graham include the following:</text:p>
        <text:list xml:id="list33541392" text:style-name="L19">
          <text:list-item>
            <text:p text:style-name="P52">Asst. Secretary, MERS as a nominee for American Brokers Conduit; </text:p>
          </text:list-item>
          <text:list-item>
            <text:p text:style-name="P52">Asst. Secretary, MERS as a nominee for America’s Wholesale Lender; </text:p>
          </text:list-item>
          <text:list-item>
            <text:p text:style-name="P52">Asst. Secretary, MERS as a nominee for BNC Mortgage, Inc.; </text:p>
          </text:list-item>
          <text:list-item>
            <text:p text:style-name="P52">Asst. Secretary, MERS as a nominee for Countrywide Bank, FSB; </text:p>
          </text:list-item>
          <text:list-item>
            <text:p text:style-name="P52">Asst. Secretary, MERS as a nominee for Countrywide Home Loans, </text:p>
          </text:list-item>
          <text:list-item>
            <text:p text:style-name="P52">Asst. Secretary, MERS as a nominee for CTX Mortgage Company, LLC; </text:p>
          </text:list-item>
          <text:list-item>
            <text:p text:style-name="P52">Asst. Secretary, MERS as a nominee for Decision One Mortgage Company; </text:p>
          </text:list-item>
          <text:list-item>
            <text:p text:style-name="P52"><text:soft-page-break/>Asst. Secretary, MERS as a nominee for Flagstar Bank, FSB; </text:p>
          </text:list-item>
          <text:list-item>
            <text:p text:style-name="P52">Asst. Secretary, MERS as a nominee for Gateway Funding Diversified Mortgage Services, LP; </text:p>
          </text:list-item>
          <text:list-item>
            <text:p text:style-name="P52">Asst. Secretary, MERS acting solely as a nominee for Home Capital, Inc. d/b/a Loan America, Inc.; </text:p>
          </text:list-item>
          <text:list-item>
            <text:p text:style-name="P52">Asst. Secretary, MERS as a nominee for Interstate Home Loan Center, Inc.; </text:p>
          </text:list-item>
          <text:list-item>
            <text:p text:style-name="P52">Asst. Secretary, MERS as a nominee for Ivanhoe Financial, Inc.; </text:p>
          </text:list-item>
          <text:list-item>
            <text:p text:style-name="P52">Asst. Secretary, MERS as a nominee for MFC Mortgage, Inc.; </text:p>
          </text:list-item>
          <text:list-item>
            <text:p text:style-name="P52">Asst. Secretary, MERS as a nominee for Quicken Loans, Inc.; and </text:p>
          </text:list-item>
          <text:list-item>
            <text:p text:style-name="P19">Asst. Secretary, MERS as a nominee for SunTrust Mortgage, Inc. <text:a xlink:type="simple" xlink:href="http://takeyourhomeback.com/?p=230" office:target-frame-name="_new" xlink:show="replace">takeyourhomeback.com/?p=230</text:a>    <text:a xlink:type="simple" xlink:href="http://livinglies.wordpress.com/2010/03/29/caryn-a-graham-–-mers-assistant-secretary-bofa-countrywide-wells-fargo/" office:target-frame-name="_new" xlink:show="replace">livinglies.wordpress.com/2010/03/29/caryn-a-graham-%E2%80%93-mers-assistant-secretary-bofa-countrywide-wells-fargo/</text:a>,   <text:a xlink:type="simple" xlink:href="http://my.firedoglake.com/cindykouril/2010/04/19/the-story-of-the-law-firm-that-built-its-own-evidence-for-foreclosures/">my.firedoglake.com/cindykouril/2010/04/19/the-story-of-the-law-firm-that-built-its-own-evidence-for-foreclosures/</text:a>        <text:a xlink:type="simple" xlink:href="http://www.foreclosurehamlet.org/profiles/blogs/caryn-graham-attorney-at-the" office:target-frame-name="_new" xlink:show="replace">www.foreclosurehamlet.org/profiles/blogs/caryn-graham-attorney-at-the</text:a>,  <text:a xlink:type="simple" xlink:href="http://www.scribd.com/doc/34557527/Caryn-Graham-attorney-at-the-Law-Office-of-Marshall-Watson-signing-for-MERS" office:target-frame-name="_new" xlink:show="replace">www.scribd.com/doc/34557527/Caryn-Graham-attorney-at-the-Law-Office-of-Marshall-Watson-signing-for-MERS</text:a>, <text:a xlink:type="simple" xlink:href="http://www.scribd.com/doc/34557449/Caryn-Graham-attorney-at-the-Law-Office-Of-Marshall-Watson-signing-for-MERS-on-assignment-of-mortgage" office:target-frame-name="_new" xlink:show="replace">www.scribd.com/doc/34557449/Caryn-Graham-attorney-at-the-Law-Office-Of-Marshall-Watson-signing-for-MERS-on-assignment-of-mortgage</text:a>, <text:a xlink:type="simple" xlink:href="http://api.ning.com/files/6MrupP07zeOCtzJg1hjlQO0cgPH7AuDLhu4YlaW6JY3dPdA*I0L*wavvUccY*IDQ01m78tWzagio6ve-ulgmZgNmdvgNFF7I/Grahamv2.pdf" office:target-frame-name="_new" xlink:show="replace">api.ning.com/files/6MrupP07zeOCtzJg1hjlQO0cgPH7AuDLhu4YlaW6JY3dPdA*I0L*wavvUccY*IDQ01m78tWzagio6ve-ulgmZgNmdvgNFF7I/Grahamv2.pdf</text:a>, <text:a xlink:type="simple" xlink:href="http://www.foreclosurehamlet.org/profiles/blogs/protecting-caryn-graham-and-oh" office:target-frame-name="_new" xlink:show="replace">www.foreclosurehamlet.org/profiles/blogs/protecting-caryn-graham-and-oh</text:a>, </text:p>
          </text:list-item>
        </text:list>
        <text:p text:style-name="Text_20_body"><text:span text:style-name="Strong_20_Emphasis">Graves, Donna – </text:span>Donna Graves <text:a xlink:type="simple" xlink:href="http://wfhmcaught.blogspot.com/2011/02/do-you-have-any-robo-signer-named-c.html">http://wfhmcaught.blogspot.com/2011/02/do-you-have-any-robo-signer-named-c.html</text:a> </text:p>
        <text:p text:style-name="Text_20_body"><text:span text:style-name="Strong_20_Emphasis">Gray, Tina –Tina Gray </text:span>is a notary in Jacksonville, FL, who notarized many of the signatures of employees of <text:span text:style-name="Strong_20_Emphasis">Lender Processing Services.</text:span></text:p>
        <text:p text:style-name="Text_20_body"><text:span text:style-name="Strong_20_Emphasis">Green, Linda –Linda Green – FEATURED ON 60 MINUTES (4-3-2011)    COPY AND PASTE INTO BROWSER TO WATCH FULL STORY </text:span><text:a xlink:type="simple" xlink:href="http://www.cbsnews.com/video/watch/?id=7361572n&amp;tag=contentMain;contentAux">http://www.cbsnews.com/video/watch/?id=7361572n&amp;tag=contentMain;contentAux</text:a><text:span text:style-name="Strong_20_Emphasis">     </text:span>was an employee of <text:span text:style-name="Strong_20_Emphasis">Lender Processing Services </text:span>in Alpharetta, GA. Green <text:span text:style-name="T1">signed several hundred thousand Mortgage Assignments</text:span>. There are many distinctly different versions of the Linda Green signature. There are many distinctly different versions of the Linda Green signature. So far, the <text:a xlink:type="simple" xlink:href="http://boston67.blog.com/mers-mortgage-securitization-county-recorders/peoples-hero/">Registry of Deeds for just part of Essex County</text:a> has found 22 DIFFERENT versions of Linda Green signatures on paperwork from 33 DIFFERENT banks and mortgage companies. ( SEE VIDEO AT <text:a xlink:type="simple" xlink:href="http://www.youtube.com/watch?v=oZc0q7ha3qE&amp;feature=share">http://www.youtube.com/watch?v=oZc0q7ha3qE&amp;feature=share</text:a> ) If one of those phony signatures is on your mortgage paperwork – it puts the ownership of your house in question. <text:span text:style-name="Strong_20_Emphasis">John O’Brien</text:span>, Registar, Southern Essex District Registry of Deeds. Green frequently signed Assignments to trusts several years after the closing dates of the trust. Green also signed as an officer of companies that had filed for bankruptcy or were no longer in existence. Deutsche Bank National Trust Company often uses Linda Green Assignments to foreclose. Job titles claimed by Green include:</text:p>
        <text:p text:style-name="Text_20_body">Vice President, Loan Documentation, Wells Fargo Bank, N.A., successor by merger to Wells Fargo Home Mortgage, Inc.;</text:p>
        <text:p text:style-name="Text_20_body">Vice President, Mortgage Electronic Registration Systems, Inc., as nominee for American Home Mortgage Acceptance, Inc.;</text:p>
        <text:p text:style-name="Text_20_body">Vice President, American Home Mortgage Servicing as successor-in-interest to Option One Mortgage Corporation;</text:p>
        <text:p text:style-name="Text_20_body">Vice President, Mortgage Electronic Registration Systems, Inc., as nominee for American Brokers Conduit;</text:p>
        <text:p text:style-name="Text_20_body"><text:soft-page-break/> Vice President &amp; Asst. Secretary, American Home Mortgage Servicing, Inc., as servicer for Ameriquest Mortgage Corporation;</text:p>
        <text:p text:style-name="Text_20_body"> Vice President, Option One Mortgage Corporation;</text:p>
        <text:p text:style-name="Text_20_body"> Vice President, Mortgage Electronic Registration Systems, Inc., as nominee for HLB Mortgage;</text:p>
        <text:p text:style-name="Text_20_body">Vice President, American Home Mortgage Servicing, Inc.;</text:p>
        <text:p text:style-name="Text_20_body">Vice President, Mortgage Electronic Registration Systems, Inc., as nominee for Family Lending Services, Inc.;</text:p>
        <text:p text:style-name="Text_20_body">Vice President, American Home Mortgage Servicing, Inc. as successor-in­interest to Option One Mortgage Corporation;</text:p>
        <text:p text:style-name="Text_20_body">Vice President, Argent Mortgage Company, LLC by Citi Residential Lending Inc., attorney-in-fact;</text:p>
        <text:p text:style-name="Text_20_body">Vice President, Sand Canyon Corporation f/k/a Option One Mortgage Corporation;</text:p>
        <text:p text:style-name="Text_20_body">Vice President, Amtrust Funding  Services, Inc., by American Home Mortgage Servicing, Inc. as Attorney-in-fact; and</text:p>
        <text:p text:style-name="Text_20_body">Vice President, Seattle Mortgage Company.</text:p>
        <text:p text:style-name="Text_20_body"><text:a xlink:type="simple" xlink:href="http://www.frauddigest.com/TOO_MANY_JOBS.pdf" office:target-frame-name="_new" xlink:show="replace">www.frauddigest.com/TOO_MANY_JOBS.pdf</text:a>,  <text:a xlink:type="simple" xlink:href="http://www.whatsignature.com/files/Green_Linda.pdf" office:target-frame-name="_new" xlink:show="replace">www.whatsignature.com/files/Green_Linda.pdf</text:a>, <text:a xlink:type="simple" xlink:href="http://www.whatsignature.com/files/Green_Linda.1.pdf" office:target-frame-name="_new" xlink:show="replace">www.whatsignature.com/files/Green_Linda.1.pdf</text:a>,  <text:a xlink:type="simple" xlink:href="http://www.whatsignature.com/files/Green_Linda.2.pdf" office:target-frame-name="_new" xlink:show="replace">www.whatsignature.com/files/Green_Linda.2.pdf</text:a>,   <text:a xlink:type="simple" xlink:href="http://www.whatsignature.com/files/Green_Linda.3.pdf" office:target-frame-name="_new" xlink:show="replace">www.whatsignature.com/files/Green_Linda.3.pdf</text:a>, <text:a xlink:type="simple" xlink:href="http://www.whatsignature.com/files/Green_Linda.4.pdf" office:target-frame-name="_new" xlink:show="replace">www.whatsignature.com/files/Green_Linda.4.pdf</text:a>,  <text:a xlink:type="simple" xlink:href="http://www.whatsignature.com/files/Thomas_Tywanna.2.pdf" office:target-frame-name="_new" xlink:show="replace">www.whatsignature.com/files/Thomas_Tywanna.2.pdf</text:a>, <text:a xlink:type="simple" xlink:href="http://www.whatsignature.com/files/Thomas_Tywanna.3.pdf" office:target-frame-name="_new" xlink:show="replace">www.whatsignature.com/files/Thomas_Tywanna.3.pdf</text:a>,  <text:a xlink:type="simple" xlink:href="http://www.whatsignature.com/files/Thoresen_Linda.pdf" office:target-frame-name="_new" xlink:show="replace">www.whatsignature.com/files/Thoresen_Linda.pdf</text:a>, <text:a xlink:type="simple" xlink:href="http://www.whatsignature.com/files/Thoresen_Linda.1.pdf" office:target-frame-name="_new" xlink:show="replace">www.whatsignature.com/files/Thoresen_Linda.1.pdf</text:a>,   <text:a xlink:type="simple" xlink:href="http://www.myprivateaudio.com/11_Trust_Assignment_Fraud_Letter_to_SEC.doc" office:target-frame-name="_new" xlink:show="replace">www.myprivateaudio.com/11_Trust_Assignment_Fraud_Letter_to_SEC.doc</text:a>, <text:a xlink:type="simple" xlink:href="http://www.frauddigest.com/indictments/Cf2fyq-ShowPDF.aspx.pdf.pdf" office:target-frame-name="_new" xlink:show="replace">www.frauddigest.com/indictments/Cf2fyq-ShowPDF.aspx.pdf.pdf</text:a>,  <text:a xlink:type="simple" xlink:href="http://www.frauddigest.com/indictments/JkM4KF-ShowPDF.aspx.pdf.pdf" office:target-frame-name="_new" xlink:show="replace">www.frauddigest.com/indictments/JkM4KF-ShowPDF.aspx.pdf.pdf</text:a>,  <text:a xlink:type="simple" xlink:href="http://www.frauddigest.com/indictments/Linda%20Green%20no%20authority%20to%20sign%20on%20behalf%20of%20MERS%20Sept%202009.pdf" office:target-frame-name="_new" xlink:show="replace">www.frauddigest.com/indictments/Linda%20Green%20no%20authority%20to%20sign%20on%20behalf%20of%20MERS%20Sept%202009.pdf</text:a>,  <text:a xlink:type="simple" xlink:href="http://www.frauddigest.com/indictments/QHOlVR-ShowPDF.aspx.pdf.pdf" office:target-frame-name="_new" xlink:show="replace">www.frauddigest.com/indictments/QHOlVR-ShowPDF.aspx.pdf.pdf</text:a>,  <text:a xlink:type="simple" xlink:href="http://www.frauddigest.com/indictments/Registry%20of%20Deeds.pdf" office:target-frame-name="_new" xlink:show="replace">www.frauddigest.com/indictments/Registry%20of%20Deeds.pdf</text:a>,  <text:a xlink:type="simple" xlink:href="http://www.frauddigest.com/indictments/Untitled.pdf" office:target-frame-name="_new" xlink:show="replace">www.frauddigest.com/indictments/Untitled.pdf</text:a>,  <text:a xlink:type="simple" xlink:href="http://www.frauddigest.com/indictments/VErRd8-ShowPDF.aspx.pdf.pdf" office:target-frame-name="_new" xlink:show="replace">www.frauddigest.com/indictments/VErRd8-ShowPDF.aspx.pdf.pdf</text:a>,  <text:a xlink:type="simple" xlink:href="http://www.frauddigest.com/indictments/green%20titles.pdf" office:target-frame-name="_new" xlink:show="replace">www.frauddigest.com/indictments/green%20titles.pdf</text:a>,  <text:a xlink:type="simple" xlink:href="http://www.frauddigest.com/indictments/l%20green.pdf" office:target-frame-name="_new" xlink:show="replace">www.frauddigest.com/indictments/l%20green.pdf</text:a>, <text:a xlink:type="simple" xlink:href="http://www.frauddigest.com/indictments/Registry%20of%20Deeds.pdf" office:target-frame-name="_new" xlink:show="replace">www.frauddigest.com/indictments/Registry%20of%20Deeds.pdf</text:a>, <text:a xlink:type="simple" xlink:href="http://www.frauddigest.com/indictments/Untitled.pdf" office:target-frame-name="_new" xlink:show="replace">www.frauddigest.com/indictments/Untitled.pdf</text:a>, <text:a xlink:type="simple" xlink:href="http://www.frauddigest.com/indictments/nv_590_16232253_img.pdf" office:target-frame-name="_new" xlink:show="replace">www.frauddigest.com/indictments/nv_590_16232253_img.pdf</text:a>, <text:a xlink:type="simple" xlink:href="http://www.progressivenewsdaily.com/?p=10012" office:target-frame-name="_new" xlink:show="replace">www.progressivenewsdaily.com/?p=10012</text:a><text:a xlink:type="simple" xlink:href="http://api.ning.com/files/aqSARSiTkefAl9393gVzsI3f4SH1*K1goYHMlptGDfY6PAwGI82Ew0u8u0YJVF82HF8Gbyo90CbsDap8NovcnUFMr36wxshl/JessicaOhdesignaturesamples.pdf" office:target-frame-name="_new" xlink:show="replace">api.ning.com/files/aqSARSiTkefAl9393gVzsI3f4SH1*K1goYHMlptGDfY6PAwGI82Ew0u8u0YJVF82HF8Gbyo90CbsDap8NovcnUFMr36wxshl/JessicaOhdesignaturesamples.pdf</text:a>  <text:a xlink:type="simple" xlink:href="http://api.ning.com/files/znwiYjn7FBGiR1q-G6aV1ttAWTjihjjK9WabIYLkCOgT4Hr7uzRUybEIxH6Grn-fe8TaUVTcQwhP1Zp-Xh8F0buIGRwrE3m5/LindaGreen5signaturesamples.pdf" office:target-frame-name="_new" xlink:show="replace">api.ning.com/files/znwiYjn7FBGiR1q-G6aV1ttAWTjihjjK9WabIYLkCOgT4Hr7uzRUybEIxH6Grn-fe8TaUVTcQwhP1Zp-Xh8F0buIGRwrE3m5/LindaGreen5signaturesamples.pdf</text:a>  – 5 different signatures  <text:a xlink:type="simple" xlink:href="http://twainsthoughts.com/2011/05/14/michigan-attorney-generals-office-investigating-possible-mortgage-document-fraud-in-saginaw-county/">http://twainsthoughts.com/2011/05/14/michigan-attorney-generals-office-investigating-possible-mortgage-document-fraud-in-saginaw-county/</text:a></text:p>
        <text:p text:style-name="Text_20_body"><text:span text:style-name="Strong_20_Emphasis"><text:span text:style-name="T1">LINDA GREEN HAD NO AUTHORITY TO SIGN DOCUMENTS:</text:span></text:span> <text:a xlink:type="simple" xlink:href="http://www.frauddigest.com/indictments/Linda%20Green%20no%20authority%20to%20sign%20on%20behalf%20of%20MERS%20Sept%202009.pdf" office:target-frame-name="_new" xlink:show="replace">www.frauddigest.com/indictments/Linda%20Green%20no%20authority%20to%20sign%20on%20behalf%20of%20MERS%20Sept%202009.pdf</text:a>. <text:a xlink:type="simple" xlink:href="http://www.frauddigest.com/indictments/Corrective+Assignment%5B2%5D.pdf" office:target-frame-name="_new" xlink:show="replace">www.frauddigest.com/indictments/Corrective+Assignment%5b2%5d.pdf</text:a>,</text:p>
        <text:p text:style-name="Text_20_body"><text:span text:style-name="Strong_20_Emphasis">Greene, Alfonzo</text:span>- Alfonzo Greene has been employed for many years in the Dakota County, MN <text:soft-page-break/>offices of Lender Processing Services, Inc. He signs many different job titles on mortgage-related documents, often using different titles on the same day. He often signed as an officer of MERS (“Mortgage Electronic Registration Systems, Inc.”) Titles attributed to Alfonzo Greene include the following: Assistant Secretary, Decision One Mortgage Co., Inc.; Vice President, MERS, as Nominee for American Brokers Conduit; Vice President, MERS, as Nominee for Americorp Lending Group, Inc.; Vice President, MERS, as Nominee for Chapel Mortgage Corp.; Vice President, MERS, as Nominee for Encore Credit Corp.; Vice President, MERS, as Nominee for EquiFirst Corporation; Vice President, MERS, as Nominee for First NLC Financial Financial Services, LLC; Vice President, MERS, as Nominee for Homeowner’s Friend Mortgage Co.; Vice President, MERS, as Nominee for lenders Direct Capital Corporation; Vice President, MERS, as Nominee for Lime Financial Services, Ltd.; Vice President, MERS, as Nominee for New Century Mortgage Corp.; Vice President, MERS, as Nominee for NovaStar Mortgage, Inc.; Vice President, MERS, as Nominee for Ocwen Loan Services, Inc.; and Vice President, MERS, as Nominee for Saxon Mortgage Services, Inc.<text:a xlink:type="simple" xlink:href="http://stopforeclosurefraud.com/2010/10/13/mers-bifurcated-the-note-and-mortgage-now-there-is-trouble/">http://stopforeclosurefraud.com/2010/10/13/mers-bifurcated-the-note-and-mortgage-now-there-is-trouble/</text:a>     <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text:p>
        <text:p text:style-name="Text_20_body"><text:span text:style-name="Strong_20_Emphasis">Hager, Bob</text:span>- Robert Hager an attorney in Reno NV- <text:a xlink:type="simple" xlink:href="http://www.msfraud.org/law/lounge/NevadavMERSetal-recordingfees.pdf">http://www.msfraud.org/law/lounge/NevadavMERSetal-recordingfees.pdf</text:a></text:p>
        <text:p text:style-name="Text_20_body"><text:a xlink:type="simple" xlink:href="http://takeyourhomeback.com/"><text:span text:style-name="Strong_20_Emphasis">Hall</text:span></text:a><text:span text:style-name="Strong_20_Emphasis">, </text:span> <text:span text:style-name="Strong_20_Emphasis">Krystal– </text:span>Krystal Hall was a robo signer, see full <text:span text:style-name="Strong_20_Emphasis">deposition at </text:span><text:a xlink:type="simple" xlink:href="http://stopforeclosurefraud.com/wp-content/uploads/2010/09/DEPOSITION_OF_KRYSTAL-HALL.pdf" office:target-frame-name="_new" xlink:show="replace"><text:span text:style-name="Strong_20_Emphasis">stopforeclosurefraud.com/wp-content/uploads/2010/09/DEPOSITION_OF_KRYSTAL-HALL.pdf</text:span></text:a><text:a xlink:type="simple" xlink:href="http://www.scribd.com/doc/29177122/Full-Deposition-of-Krystal-Hall-Security-Connections-Inc-400-Assignments-of-Mortgage-a-Day" office:target-frame-name="_new" xlink:show="replace"><text:span text:style-name="Strong_20_Emphasis">www.scribd.com/doc/29177122/Full-Deposition-of-Krystal-Hall-Security-Connections-Inc-400-Assignments-of-Mortgage-a-Day</text:span></text:a></text:p>
        <text:p text:style-name="Text_20_body"><text:span text:style-name="Strong_20_Emphasis">Hall, Neva- </text:span>Neva Hall- <text:a xlink:type="simple" xlink:href="http://www.whatsignature.com/files/Hall_Neva.pdf">http://www.whatsignature.com/files/Hall_Neva.pdf</text:a> <text:a xlink:type="simple" xlink:href="http://brokeragentsocial.com/ahphelp/blog/10244/">http://brokeragentsocial.com/ahphelp/blog/10244/</text:a> <text:a xlink:type="simple" xlink:href="http://www.biggerpockets.com/blogs/1634/blog_posts/13336-robo-signer-misdeeds-may-help-homeowners">http://www.biggerpockets.com/blogs/1634/blog_posts/13336-robo-signer-misdeeds-may-help-homeowners</text:a>    <text:a xlink:type="simple" xlink:href="http://www.shamethebanks.org/jorge/robo-signer-misdeeds-may-help-homeowners">http://www.shamethebanks.org/jorge/robo-signer-misdeeds-may-help-homeowners</text:a></text:p>
        <text:p text:style-name="Text_20_body"><text:span text:style-name="Strong_20_Emphasis">Hall, Robert</text:span>- Robert Hall- a..k.a. Robert G. Hall- employee at Bayview Loan Servicing, Coral Gables, Florida, signs as officer of MERS and many other lenders</text:p>
        <text:p text:style-name="Text_20_body"><text:span text:style-name="Strong_20_Emphasis">Hallinan, Francis S</text:span>. – <text:a xlink:type="simple" xlink:href="http://takeyourhomeback.com/">Francis S. Hallinan</text:a>, Esq. – attorney for Wells Fargo, deposition of <text:a xlink:type="simple" xlink:href="http://takeyourhomeback.com/">Francis S. Hallinan</text:a>, Esq.  transcript – <text:a xlink:type="simple" xlink:href="http://www.lsnj.org/keyRecentDevelopments/Foreclosure/materials/EXHIBITLHallinan.pdf" office:target-frame-name="_new" xlink:show="replace">www.lsnj.org/keyRecentDevelopments/Foreclosure/materials/EXHIBITLHallinan.pdf</text:a></text:p>
        <text:p text:style-name="Text_20_body"><text:span text:style-name="Strong_20_Emphasis">Halyard, Michelle-</text:span>Michelle Halyard is an employee of Lender Processing Services in the Jacksonville, FL office. Halyard often signs Mortgage Assignments as Vice President of <text:span text:style-name="Strong_20_Emphasis">American Home Mortgage Servicing. </text:span>These Assignments are often used in cases involving American Home Mortgage Investment Trusts. She signs years after American Home Mortgage Acceptance filed for bankruptcy. These Assignments are often prepared, signed and filed years after the closing date of the trust. Deutsche Bank National Trust Company is frequently the trustee that forecloses using these Assignments.    <text:a xlink:type="simple" xlink:href="http://dm.epiq11.com/AHM/Project/default.aspx">http://dm.epiq11.com/AHM/Project/default.aspx</text:a><text:span text:style-name="Strong_20_Emphasis">  </text:span><text:a xlink:type="simple" xlink:href="http://livinglies.wordpress.com/2010/04/06/ahmsi-american-home-mortgage-servicing-inc-purchased-substantially-all-of-option-one-mortgage/">http://livinglies.wordpress.com/2010/04/06/ahmsi-american-home-mortgage-servicing-inc-purchased-substantially-all-of-option-one-mortgage/</text:a><text:span text:style-name="Strong_20_Emphasis"> </text:span><text:a xlink:type="simple" xlink:href="http://delawarebankruptcy.foxrothschild.com/uploads/file/American%20Home%20Mortgage%282%29.pdf">http://delawarebankruptcy.foxrothschild.com/uploads/file/American%20Home%20Mortgage(2).pdf</text:a><text:span text:style-name="Strong_20_Emphasis">            </text:span><text:a xlink:type="simple" xlink:href="http://www.reuters.com/article/2007/08/08/us-americanhome-bankruptcy-court-idUSWEN023420070808">http://www.reuters.com/article/2007/08/08/us-americanhome-bankruptcy-court-idUSWEN023420070808</text:a><text:span text:style-name="Strong_20_Emphasis">    </text:span><text:a xlink:type="simple" xlink:href="http://en.wikipedia.org/wiki/American_Home_Mortgage">http://en.wikipedia.org/wiki/American_Home_Mortgage</text:a><text:span text:style-name="Strong_20_Emphasis">   </text:span><text:a xlink:type="simple" xlink:href="http://www.usatoday.com/money/economy/housing/2007-08-06-american-home-mortgage-bankruptcy_N.htm">http://www.usatoday.com/money/economy/housing/2007-08-06-american-home-mortgage-bankruptcy_N.htm</text:a><text:span text:style-name="Strong_20_Emphasis"> </text:span><text:a xlink:type="simple" xlink:href="http://www.davispolk.com/files/uploads/Insolvency/AHM.pdf">http://www.davispolk.com/files/uploads/Insolvency//AHM.pdf</text:a><text:span text:style-name="Strong_20_Emphasis">  </text:span><text:a xlink:type="simple" xlink:href="http://bankruptcy.morrisjames.com/2007/08/articles/news/american-home-mortgage-files-bankruptcy-in-delaware/">http://bankruptcy.morrisjames.com/2007/08/articles/news/american-home-mortgage-files-bankruptcy-</text:a><text:soft-page-break/><text:a xlink:type="simple" xlink:href="http://bankruptcy.morrisjames.com/2007/08/articles/news/american-home-mortgage-files-bankruptcy-in-delaware/">in-delaware/</text:a><text:span text:style-name="Strong_20_Emphasis">  </text:span><text:a xlink:type="simple" xlink:href="http://bankrupt.com/periodicals/tcr/AMERICAN%20HOME_%20Case%20Summary%20&amp;%2039%20Largest%20Unsecured%20Creditors.pdf">http://bankrupt.com/periodicals/tcr/AMERICAN%20HOME_%20Case%20Summary%20&amp;%2039%20Largest%20Unsecured%20Creditors.pdf</text:a><text:span text:style-name="Strong_20_Emphasis">  </text:span><text:a xlink:type="simple" xlink:href="http://www.deb.uscourts.gov/Opinions/2009/css031309_07-11047.pdf">http://www.deb.uscourts.gov/Opinions/2009/css031309_07-11047.pdf</text:a><text:span text:style-name="Strong_20_Emphasis">  </text:span><text:a xlink:type="simple" xlink:href="http://www.foreclosuredefenseblog.com/2010/09/screwed-by-american-home-mortg.html">http://www.foreclosuredefenseblog.com/2010/09/screwed-by-american-home-mortg.html</text:a><text:span text:style-name="Strong_20_Emphasis">  </text:span><text:a xlink:type="simple" xlink:href="http://www.foreclosurehamlet.org/profiles/blogs/robosigners-michelle-halyard" office:target-frame-name="_new" xlink:show="replace"><text:span text:style-name="Strong_20_Emphasis">www.foreclosurehamlet.org/profiles/blogs/robosigners-michelle-halyard</text:span></text:a></text:p>
        <text:p text:style-name="Text_20_body"><text:span text:style-name="Strong_20_Emphasis">Hanlon, Craig –</text:span>Craig Hanlon is an employee of <text:span text:style-name="Strong_20_Emphasis">Lender Processing Services, Inc. </text:span>in the Mendota Heights, Dakota County, MN office. He signs Mortgage Assignments as an officer of MERS, servicing companies, and lenders. HANLON often signs these Assignments to trusts years after the closing date of the trusts. HANLON frequently signs Assignments for mortgage companies that filed for bankruptcy years before the effective date of the Assignment. Deutsche Bank National Trust Company is one of the banks that frequently uses Assignments signed by HANLON to foreclose. <text:a xlink:type="simple" xlink:href="http://www.foreclosurehamlet.org/profiles/blogs/robosigners-michelle-halyard" office:target-frame-name="_new" xlink:show="replace"><text:span text:style-name="Strong_20_Emphasis">www.foreclosurehamlet.org/profiles/blogs/robosigners-michelle-halyard</text:span></text:a></text:p>
        <text:p text:style-name="Text_20_body"><text:span text:style-name="Strong_20_Emphasis">Hardcastle, Jamie</text:span>- <text:a xlink:type="simple" xlink:href="http://takeyourhomeback.com/">Jamie Hardcastle</text:a>- employee of CitiBank – <text:a xlink:type="simple" xlink:href="http://mattweidnerlaw.com/blog/2010/07/the-new-foreclosure-fraud-battleground-fraud-and-motions-to-disqualify-counsel/" office:target-frame-name="_new" xlink:show="replace">mattweidnerlaw.com/blog/2010/07/the-new-foreclosure-fraud-battleground-fraud-and-motions-to-disqualify-counsel/</text:a></text:p>
        <text:p text:style-name="Text_20_body"><text:span text:style-name="Strong_20_Emphasis">Harless, Ely-</text:span>Ely Harless<text:span text:style-name="Strong_20_Emphasis"> </text:span>is an employee of <text:span text:style-name="Strong_20_Emphasis">Countrywide Home Loans</text:span>. Harless’s employment history is discussed in <text:span text:style-name="Emphasis">Bank of New York v. Mulligan</text:span>, 2008 NY Slip Op 31501 (U) (June 3, 2008). <text:a xlink:type="simple" xlink:href="http://stopforeclosurefraud.com/2010/11/16/mind-blowing-judge-schack-names-robo-signers-in-many-foreclosure-cases-greatest-hits/" office:target-frame-name="_new" xlink:show="replace">stopforeclosurefraud.com/2010/11/16/mind-blowing-judge-schack-names-robo-signers-in-many-foreclosure-cases-greatest-hits/</text:a></text:p>
        <text:p text:style-name="Text_20_body"><text:span text:style-name="Strong_20_Emphasis">Harp, Korell- </text:span>Korell Harp was an employee of Lender Processing Services in Alpharetta, GA. He signed several hundred thousand Mortgage Assignments. There are many distinctly different versions of the Korell Harp signature. Harp frequently signed Assignments to trusts several years after the closing dates of the trust. Harp also signed as an officer of companies that had fled for bankruptcy or were no longer in existence. Deutsche Bank National Trust Company often uses Korell Harp Assignments to foreclose. Job titles claimed by Harp include:</text:p>
        <text:list xml:id="list33573005" text:style-name="L20">
          <text:list-item>
            <text:p text:style-name="P53">Vice President, American Brokers Conduit; </text:p>
          </text:list-item>
          <text:list-item>
            <text:p text:style-name="P53">Vice President, American Home Mortgage Acceptance, Inc.; </text:p>
          </text:list-item>
          <text:list-item>
            <text:p text:style-name="P53">Vice President, American Home Mortgage Servicing, Inc.; </text:p>
          </text:list-item>
          <text:list-item>
            <text:p text:style-name="P53">Vice President &amp; Asst. Secretary, Ameriquest Mortgage Co, by Citi Residential Lending, Inc. as Attorney In Fact; </text:p>
          </text:list-item>
          <text:list-item>
            <text:p text:style-name="P53">Vice President of Argent Mortgage Company, LLC; </text:p>
          </text:list-item>
          <text:list-item>
            <text:p text:style-name="P53">Vice President &amp; Asst. Secretary, Argent Mortgage Company, LLC by Citi Residential Lending, Inc. as Attorney In Fact; </text:p>
          </text:list-item>
          <text:list-item>
            <text:p text:style-name="P53">Vice President, Mortgage Electronic Registration Systems, Inc.,<text:line-break/>as nominee for American Home Mortgage Acceptance, Inc.; </text:p>
          </text:list-item>
          <text:list-item>
            <text:p text:style-name="P53">Vice President, Option One Mortgage Corp.; </text:p>
          </text:list-item>
          <text:list-item>
            <text:p text:style-name="P53">Vice President, Sand Canyon Corporation f/k/a Option One Mortgage Corporation; </text:p>
          </text:list-item>
          <text:list-item>
            <text:p text:style-name="P20">Asst. Vice President, Saxon Mortgage Service, Inc.; and Authorized Signer, USAA Federal Savings Bank.     <text:a xlink:type="simple" xlink:href="http://www.frauddigest.com/TOO_MANY_JOBS.pdf" office:target-frame-name="_new" xlink:show="replace">www.frauddigest.com/TOO_MANY_JOBS.pdf</text:a><text:span text:style-name="T1">, </text:span><text:a xlink:type="simple" xlink:href="http://www.whatsignature.com/files/Green_Linda.pdf" office:target-frame-name="_new" xlink:show="replace">www.whatsignature.com/files/Green_Linda.pdf</text:a>,  <text:a xlink:type="simple" xlink:href="http://www.whatsignature.com/files/Green_Linda.3.pdf" office:target-frame-name="_new" xlink:show="replace">www.whatsignature.com/files/Green_Linda.3.pdf</text:a>,  <text:a xlink:type="simple" xlink:href="http://www.whatsignature.com/files/Green_Linda.4.pdf" office:target-frame-name="_new" xlink:show="replace">www.whatsignature.com/files/Green_Linda.4.pdf</text:a>,  <text:a xlink:type="simple" xlink:href="http://www.whatsignature.com/files/Thomas_Tywanna.1.pdf" office:target-frame-name="_new" xlink:show="replace">www.whatsignature.com/files/Thomas_Tywanna.1.pdf</text:a>, <text:a xlink:type="simple" xlink:href="http://www.whatsignature.com/files/Thomas_Tywanna.3.pdf" office:target-frame-name="_new" xlink:show="replace">www.whatsignature.com/files/Thomas_Tywanna.3.pdf</text:a>, <text:a xlink:type="simple" xlink:href="http://www.whatsignature.com/files/Thoresen_Linda.pdf" office:target-frame-name="_new" xlink:show="replace">www.whatsignature.com/files/Thoresen_Linda.pdf</text:a>,  <text:a xlink:type="simple" xlink:href="http://www.whatsignature.com/files/Thoresen_Linda.1.pdf" office:target-frame-name="_new" xlink:show="replace">www.whatsignature.com/files/Thoresen_Linda.1.pdf</text:a>,  <text:a xlink:type="simple" xlink:href="http://www.myprivateaudio.com/11_Trust_Assignment_Fraud_Letter_to_SEC.doc" office:target-frame-name="_new" xlink:show="replace">www.myprivateaudio.com/11_Trust_Assignment_Fraud_Letter_to_SEC.doc</text:a>, ,  <text:soft-page-break/><text:a xlink:type="simple" xlink:href="http://www.frauddigest.com/indictments/FCOT4y-ShowPDF.aspx.pdf.pdf" office:target-frame-name="_new" xlink:show="replace">www.frauddigest.com/indictments/FCOT4y-ShowPDF.aspx.pdf.pdf</text:a>,  <text:a xlink:type="simple" xlink:href="http://www.frauddigest.com/indictments/JkM4KF-ShowPDF.aspx.pdf.pdf" office:target-frame-name="_new" xlink:show="replace">www.frauddigest.com/indictments/JkM4KF-ShowPDF.aspx.pdf.pdf</text:a>,  <text:a xlink:type="simple" xlink:href="http://www.frauddigest.com/indictments/QHOlVR-ShowPDF.aspx.pdf.pdf" office:target-frame-name="_new" xlink:show="replace">www.frauddigest.com/indictments/QHOlVR-ShowPDF.aspx.pdf.pdf</text:a>,  <text:a xlink:type="simple" xlink:href="http://www.frauddigest.com/indictments/RQndQL-ShowPDF.aspx.pdf.pdf" office:target-frame-name="_new" xlink:show="replace">www.frauddigest.com/indictments/RQndQL-ShowPDF.aspx.pdf.pdf</text:a>,  <text:a xlink:type="simple" xlink:href="http://www.frauddigest.com/indictments/VErRd8-ShowPDF.aspx.pdf.pdf" office:target-frame-name="_new" xlink:show="replace">www.frauddigest.com/indictments/VErRd8-ShowPDF.aspx.pdf.pdf</text:a>,  <text:a xlink:type="simple" xlink:href="http://www.frauddigest.com/indictments/W6XJgC-ShowPDF.aspx.pdf.pdf" office:target-frame-name="_new" xlink:show="replace">www.frauddigest.com/indictments/W6XJgC-ShowPDF.aspx.pdf.pdf</text:a>,  <text:a xlink:type="simple" xlink:href="http://www.frauddigest.com/indictments/green%20titles.pdf" office:target-frame-name="_new" xlink:show="replace">www.frauddigest.com/indictments/green%20titles.pdf</text:a>, <text:a xlink:type="simple" xlink:href="http://www.frauddigest.com/indictments/t%20thomas.pdf" office:target-frame-name="_new" xlink:show="replace">www.frauddigest.com/indictments/t%20thomas.pdf</text:a>, <text:a xlink:type="simple" xlink:href="http://api.ning.com/files/aqSARSiTkefAl9393gVzsI3f4SH1*K1goYHMlptGDfY6PAwGI82Ew0u8u0YJVF82HF8Gbyo90CbsDap8NovcnUFMr36wxshl/JessicaOhdesignaturesamples.pdf" office:target-frame-name="_new" xlink:show="replace">api.ning.com/files/aqSARSiTkefAl9393gVzsI3f4SH1*K1goYHMlptGDfY6PAwGI82Ew0u8u0YJVF82HF8Gbyo90CbsDap8NovcnUFMr36wxshl/JessicaOhdesignaturesamples.pdf</text:a>  <text:a xlink:type="simple" xlink:href="http://api.ning.com/files/wcUUmX7oCvO2NtBWk4POMcHmea0acZWXrXKaYOW0K0h-mufX1-k3mk1GX*WGvcLM9frbdOD8LioPGYOg6gu1-yL82y-WI4S3/KorellHarpSignatureSamples.pdf" office:target-frame-name="_new" xlink:show="replace">api.ning.com/files/wcUUmX7oCvO2NtBWk4POMcHmea0acZWXrXKaYOW0K0h-mufX1-k3mk1GX*WGvcLM9frbdOD8LioPGYOg6gu1-yL82y-WI4S3/KorellHarpSignatureSamples.pdf</text:a> </text:p>
          </text:list-item>
        </text:list>
        <text:p text:style-name="Text_20_body"><text:span text:style-name="Strong_20_Emphasis">Halyard, Michelle</text:span>- <text:a xlink:type="simple" xlink:href="http://takeyourhomeback.com/">Michelle Haylard</text:a>- see more info at<text:a xlink:type="simple" xlink:href="http://www.foreclosurehamlet.org/profiles/blogs/robosigners-michelle-halyard" office:target-frame-name="_new" xlink:show="replace"><text:span text:style-name="Strong_20_Emphasis">www.foreclosurehamlet.org/profiles/blogs/robosigners-michelle-halyard</text:span></text:a></text:p>
        <text:p text:style-name="Text_20_body"><text:span text:style-name="Strong_20_Emphasis">HECKERMAN, GERHARD</text:span>- Gerhard Heckerman is often the notary and witness for  Kathy Smith and Michelle Halyard. Assignment prepared by Kahane &amp; Associates with blank addresses.                 <text:a xlink:type="simple" xlink:href="http://api.ning.com/files/Dt4PikNl6Wb*XeKBgW4or20-KsruKs5s05sC41ZWgeKf8Jd4-QAGPSrDjQoSUD5xM0F5ii5Zh9gveEPOcE10owuJwy78OxQH/DeichmanSVKahaneLPSAOM11.18.09.unlocked.pdf">http://api.ning.com/files/Dt4PikNl6Wb*XeKBgW4or20-KsruKs5s05sC41ZWgeKf8Jd4-QAGPSrDjQoSUD5xM0F5ii5Zh9gveEPOcE10owuJwy78OxQH/DeichmanSVKahaneLPSAOM11.18.09.unlocked.pdf</text:a></text:p>
        <text:p text:style-name="Text_20_body"><text:span text:style-name="Strong_20_Emphasis">Henrickson, Chuck- </text:span>Chuck Henricksonis an employee of <text:span text:style-name="Strong_20_Emphasis">Lender Processing Services </text:span>in Mendota Heights, Dakota County, MN. He signs Mortgage Assignments as an officer of MERS, servicing companies, and lenders. Henrickson often signs these Assignments to trusts years after the closing date of the trusts. Henrickson frequently signs Assignments for mortgage companies that filed for bankruptcy years before the effective date of the Assignment. Deutsche Bank National Trust Company is one of the banks that frequently uses Assignments signed by Henrickson to foreclose.</text:p>
        <text:p text:style-name="Text_20_body"><text:span text:style-name="Strong_20_Emphasis">HERNDON,BARRETT- </text:span>Barrett Herndon<text:span text:style-name="Strong_20_Emphasis"> </text:span>is an employee of <text:span text:style-name="Strong_20_Emphasis">America’s Servicing Company </text:span>in Fort Mill, York County, South Carolina. He often signs Mortgage Assignments as Vice President of Loan Documentation, Wells Fargo Bank, N.A., Attorney-in-Fact for HSBC BANK, N.A. as Trustee. is an employee of America’s Servicing Company in Fort Mill, York County, South Carolina. She often signs Mortgage Assignments as Vice President of Loan Documentation, Wells Fargo Bank, N.A., Attorney-in­ Fact for HSBC BANK, N.A. as Trustee. Assignments signed by Herndon are often used in cases involving Wells Fargo Asset Securities Corp. trusts. These Assignments are often prepared, signed and filed years after the closing date of the trust. HSBC Bank is frequently the trustee that forecloses using these Assignments. Assignments signed by Herndon are often prepared and filed by the <text:span text:style-name="Strong_20_Emphasis">Law Offices of David Stern.</text:span></text:p>
        <text:p text:style-name="Text_20_body"><text:span text:style-name="Strong_20_Emphasis">Hertzler, Renee- </text:span>Renee Hertzler<text:span text:style-name="Strong_20_Emphasis"> </text:span>A Bank of America executive said in a February deposition that she signed as many as 8,000 foreclosure documents a month without reviewing them     <text:a xlink:type="simple" xlink:href="http://stopforeclosurefraud.com/wp-content/uploads/2010/09/WM_FULL_DEPOSITION_TRANSCRIPT_OF_BANK_OF_AMERICA_RENEE_D_HERTZLER.pdf">stopforeclosurefraud.com/wp-content/uploads/2010/09/WM_FULL_DEPOSITION_TRANSCRIPT_OF_BANK_OF_AMERICA_RENEE_D_HERTZLER.pdf</text:a>    <text:a xlink:type="simple" xlink:href="http://www.scribd.com/doc/40927249/Bank-Of-America-Robo-signer-List" office:target-frame-name="_new" xlink:show="replace">www.scribd.com/doc/40927249/Bank-Of-America-Robo-signer-List</text:a>  http://www.massrealestatelawblog.com/2010/10/02/major-lenders-halt-foreclosures-over-concerns-with-faulty-documents/</text:p>
        <text:p text:style-name="Text_20_body"><text:span text:style-name="Strong_20_Emphasis">Hescott, Laura- </text:span>Laura Hescott is an employee of <text:span text:style-name="Strong_20_Emphasis">Lender Processing Services </text:span>in Mendota Heights, Dakota County, MN. She signs Mortgage Assignments as an officer of MERS, servicing companies, and lenders. Hescott often signs these Assignments to trusts years after the closing date of the trusts. <text:soft-page-break/>Hescott frequently signs Assignments for mortgage companies that filed for bankruptcy years before the effective date of the Assignment. Deutsche Bank National Trust Company is one of the banks that frequently uses Assignments signed by Hescott to foreclose. Job titles claimed by Hescott include:</text:p>
        <text:list xml:id="list33570529" text:style-name="L21">
          <text:list-item>
            <text:p text:style-name="P54">Assistant Secretary, Mortgage Electronic Registration Systems, Inc., as nominee for IndyMac Bank, FSB; </text:p>
          </text:list-item>
          <text:list-item>
            <text:p text:style-name="P54">Vice President, Mortgage Electronic Registration Systems, Inc. as nominee for Market Street Mortgage Corp; </text:p>
          </text:list-item>
          <text:list-item>
            <text:p text:style-name="P54">Vice President, Mortgage Electronic Registration Systems, Inc., as nominee for IndyMac Bank, FSB; </text:p>
          </text:list-item>
          <text:list-item>
            <text:p text:style-name="P54">Vice President, Washington Mutual Bank; </text:p>
          </text:list-item>
          <text:list-item>
            <text:p text:style-name="P21">Assistant Vice President, Washington Mutual Bank, as successor-in­interest to Long Beach Mortgage Company. </text:p>
          </text:list-item>
        </text:list>
        <text:p text:style-name="Text_20_body"><text:span text:style-name="Strong_20_Emphasis">See </text:span><text:a xlink:type="simple" xlink:href="http://www.whatsignature.com/files/Hescott_Laura.pdf" office:target-frame-name="_new" xlink:show="replace"><text:span text:style-name="Strong_20_Emphasis">www.whatsignature.com/files/Hescott_Laura.pdf</text:span></text:a><text:span text:style-name="Strong_20_Emphasis">, and </text:span><text:a xlink:type="simple" xlink:href="http://stopforeclosurefraud.com/2010/03/12/topako-love-laura-hescott-christina-allen-eric-tate-officers-of-way-way-too-many-banks-part-deux-the-twilight-zone/" office:target-frame-name="_new" xlink:show="replace"><text:span text:style-name="Strong_20_Emphasis">stopforeclosurefraud.com/2010/03/12/topako-love-laura-hescott-christina-allen-eric-tate-officers-of-way-way-too-many-banks-part-deux-the-twilight-zone/</text:span></text:a></text:p>
        <text:p text:style-name="Text_20_body"><text:span text:style-name="Strong_20_Emphasis">Hiatt, Virginia- </text:span>Virginia Hiatt is an attorney/partner in the Ft. Lauderdale law firm of <text:span text:style-name="Strong_20_Emphasis">Smith, Hiatt and Diaz, P.A. </text:span>She often signs Mortgage Assignments in cases where lawyers from Smith, Hiatt &amp; Diaz represent the plaintiff. She signs as an officer of MERS, without disclosing she is an employee of Smith, Hiatt and Diaz. The Assignments reference an Agreement for Signing Authority signed in Broward County, but that Agreement is between MERSCORP <text:span text:style-name="Strong_20_Emphasis">and BAC Home Loans Servicing, LP</text:span>, where Hiatt signs for America’s Wholesale Lender.</text:p>
        <text:p text:style-name="Text_20_body"><text:span text:style-name="Strong_20_Emphasis">Hill, Shellie- </text:span><text:a xlink:type="simple" xlink:href="http://takeyourhomeback.com/">Shellie Hill</text:a> of <text:a xlink:type="simple" xlink:href="http://takeyourhomeback.com/">Sampson, Lerner, &amp; Rothfuss</text:a> – full deposition of <text:a xlink:type="simple" xlink:href="http://takeyourhomeback.com/">Shellie Hill</text:a> transcript at- <text:a xlink:type="simple" xlink:href="http://stopforeclosurefraud.com/2011/01/06/full-deposition-transcript-of-shellie-hill-of-lerner-sampson-rothfuss-lsr/" office:target-frame-name="_new" xlink:show="replace">stopforeclosurefraud.com/2011/01/06/full-deposition-transcript-of-shellie-hill-of-lerner-sampson-rothfuss-lsr/</text:a></text:p>
        <text:p text:style-name="Text_20_body"><text:span text:style-name="Strong_20_Emphasis">Hill, Tonya</text:span>- Tonya L. Hill is an alleged robo-signer</text:p>
        <text:p text:style-name="Text_20_body"><text:span text:style-name="Strong_20_Emphasis">Hindman, Barbara- </text:span>BARABARA HINDMAN is an “employee” of <text:span text:style-name="Strong_20_Emphasis">JP Morgan Chase Bank </text:span>in Jacksonville, FL. She often signs Mortgage Assignments as Vice President of Mortgage Electronic Registration Systems, Inc. as nominee for First Magnus Financial Corporation. These Assignments are often used in cases involving WaMu Trusts. These Assignments are often prepared, signed and filed years after the closing date of the trust. Bank of America as successor to LaSalle Bank is frequently the trustee that forecloses using these Assignments. Hindman’s signature is often notarized by Deborah McNulty. <text:span text:style-name="Strong_20_Emphasis">Too many jobs at the same time </text:span><text:a xlink:type="simple" xlink:href="http://www.whatsignature.com/files/Hindman_Barbara.1.JPG" office:target-frame-name="_new" xlink:show="replace"><text:span text:style-name="Strong_20_Emphasis">www.whatsignature.com/files/Hindman_Barbara.1.JPG</text:span></text:a><text:span text:style-name="Strong_20_Emphasis">, </text:span><text:a xlink:type="simple" xlink:href="http://www.whatsignature.com/files/Hindman_Barbara.2.pdf" office:target-frame-name="_new" xlink:show="replace"><text:span text:style-name="Strong_20_Emphasis">www.whatsignature.com/files/Hindman_Barbara.2.pdf</text:span></text:a><text:span text:style-name="Strong_20_Emphasis">, </text:span><text:a xlink:type="simple" xlink:href="http://www.whatsignature.com/files/Hindman_Barbara.3.pdf" office:target-frame-name="_new" xlink:show="replace"><text:span text:style-name="Strong_20_Emphasis">www.whatsignature.com/files/Hindman_Barbara.3.pdf</text:span></text:a><text:span text:style-name="Strong_20_Emphasis">, </text:span><text:a xlink:type="simple" xlink:href="http://www.whatsignature.com/files/Hindman_Barbara.4.pdf" office:target-frame-name="_new" xlink:show="replace"><text:span text:style-name="Strong_20_Emphasis">www.whatsignature.com/files/Hindman_Barbara.4.pdf</text:span></text:a><text:span text:style-name="Strong_20_Emphasis">, </text:span><text:a xlink:type="simple" xlink:href="http://www.whatsignature.com/files/Hindman_Barbara.5.pdf" office:target-frame-name="_new" xlink:show="replace"><text:span text:style-name="Strong_20_Emphasis">www.whatsignature.com/files/Hindman_Barbara.5.pdf</text:span></text:a><text:span text:style-name="Strong_20_Emphasis">, </text:span><text:a xlink:type="simple" xlink:href="http://www.whatsignature.com/files/Hindman_Barbara.6.pdf" office:target-frame-name="_new" xlink:show="replace"><text:span text:style-name="Strong_20_Emphasis">www.whatsignature.com/files/Hindman_Barbara.6.pdf</text:span></text:a><text:span text:style-name="Strong_20_Emphasis">, </text:span><text:a xlink:type="simple" xlink:href="http://www.whatsignature.com/files/Hindman_Barbara.8.pdf" office:target-frame-name="_new" xlink:show="replace"><text:span text:style-name="Strong_20_Emphasis">www.whatsignature.com/files/Hindman_Barbara.8.pdf</text:span></text:a><text:span text:style-name="Strong_20_Emphasis">, </text:span><text:a xlink:type="simple" xlink:href="http://www.whatsignature.com/files/Hindman_Barbara.9.pdf" office:target-frame-name="_new" xlink:show="replace"><text:span text:style-name="Strong_20_Emphasis">www.whatsignature.com/files/Hindman_Barbara.9.pdf</text:span></text:a><text:span text:style-name="Strong_20_Emphasis">,  </text:span><text:a xlink:type="simple" xlink:href="http://www.whatsignature.com/files/Hindman_Barbara.10.pdf" office:target-frame-name="_new" xlink:show="replace"><text:span text:style-name="Strong_20_Emphasis">www.whatsignature.com/files/Hindman_Barbara.10.pdf</text:span></text:a><text:span text:style-name="Strong_20_Emphasis">, </text:span><text:a xlink:type="simple" xlink:href="http://www.whatsignature.com/files/Hindman_Barbara.11.pdf" office:target-frame-name="_new" xlink:show="replace"><text:span text:style-name="Strong_20_Emphasis">www.whatsignature.com/files/Hindman_Barbara.11.pdf</text:span></text:a><text:span text:style-name="Strong_20_Emphasis">,  </text:span><text:a xlink:type="simple" xlink:href="http://www.whatsignature.com/files/Hindman_Barbara.12.pdf" office:target-frame-name="_new" xlink:show="replace"><text:span text:style-name="Strong_20_Emphasis">www.whatsignature.com/files/Hindman_Barbara.12.pdf</text:span></text:a><text:span text:style-name="Strong_20_Emphasis">, </text:span><text:a xlink:type="simple" xlink:href="http://www.whatsignature.com/files/Hindman_Barbara.13.pdf" office:target-frame-name="_new" xlink:show="replace"><text:span text:style-name="Strong_20_Emphasis">www.whatsignature.com/files/Hindman_Barbara.13.pdf</text:span></text:a><text:span text:style-name="Strong_20_Emphasis">, </text:span><text:a xlink:type="simple" xlink:href="http://www.whatsignature.com/files/Hindman_Barbara.16.pdf" office:target-frame-name="_new" xlink:show="replace"><text:span text:style-name="Strong_20_Emphasis">www.whatsignature.com/files/Hindman_Barbara.16.pdf</text:span></text:a><text:span text:style-name="Strong_20_Emphasis">, </text:span><text:a xlink:type="simple" xlink:href="http://www.whatsignature.com/files/Hindman_Barbara.pdf" office:target-frame-name="_new" xlink:show="replace"><text:span text:style-name="Strong_20_Emphasis">www.whatsignature.com/files/Hindman_Barbara.pdf</text:span></text:a><text:span text:style-name="Strong_20_Emphasis"><text:span text:style-name="T1">, </text:span></text:span><text:soft-page-break/><text:a xlink:type="simple" xlink:href="http://www.whatsignature.com/files/Thievin_Shelley.JPG" office:target-frame-name="_new" xlink:show="replace"><text:span text:style-name="Strong_20_Emphasis">www.whatsignature.com/files/Thievin_Shelley.JPG</text:span></text:a><text:span text:style-name="Strong_20_Emphasis"><text:span text:style-name="T1">, </text:span></text:span><text:a xlink:type="simple" xlink:href="http://www.whatsignature.com/files/Thievin_Shelley.1.pdf" office:target-frame-name="_new" xlink:show="replace"><text:span text:style-name="Strong_20_Emphasis">www.whatsignature.com/files/Thievin_Shelley.1.pdf</text:span></text:a><text:span text:style-name="Strong_20_Emphasis"><text:span text:style-name="T1">, </text:span></text:span><text:a xlink:type="simple" xlink:href="http://www.whatsignature.com/files/Seda_Roderick.pdf" office:target-frame-name="_new" xlink:show="replace"><text:span text:style-name="Strong_20_Emphasis">www.whatsignature.com/files/Seda_Roderick.pdf</text:span></text:a><text:span text:style-name="Strong_20_Emphasis"><text:span text:style-name="T1">, </text:span></text:span><text:a xlink:type="simple" xlink:href="http://www.whatsignature.com/files/Seda_Roderick_1.pdf" office:target-frame-name="_new" xlink:show="replace"><text:span text:style-name="Strong_20_Emphasis">www.whatsignature.com/files/Seda_Roderick_1.pdf</text:span></text:a><text:a xlink:type="simple" xlink:href="http://www.whatsignature.com/files/Seda_Roderick.3.pdf" office:target-frame-name="_new" xlink:show="replace"><text:span text:style-name="Strong_20_Emphasis">www.whatsignature.com/files/Seda_Roderick.3.pdf</text:span></text:a><text:span text:style-name="Strong_20_Emphasis"><text:span text:style-name="T1">, </text:span></text:span><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text:span text:style-name="Strong_20_Emphasis">                 </text:span><text:a xlink:type="simple" xlink:href="http://www.frauddigest.com/indictments/YEHiDw-ShowPDF.aspx.pdf.pdf" office:target-frame-name="_new" xlink:show="replace"><text:span text:style-name="Strong_20_Emphasis">www.frauddigest.com/indictments/YEHiDw-ShowPDF.aspx.pdf.pdf</text:span></text:a><text:span text:style-name="Strong_20_Emphasis"><text:span text:style-name="T1"> </text:span></text:span><text:a xlink:type="simple" xlink:href="http://www.frauddigest.com/indictments/AssignmentofMortgage.pdf.pdf" office:target-frame-name="_new" xlink:show="replace"><text:span text:style-name="Strong_20_Emphasis">www.frauddigest.com/indictments/AssignmentofMortgage.pdf.pdf</text:span></text:a><text:span text:style-name="Strong_20_Emphasis"><text:span text:style-name="T1">, </text:span></text:span><text:a xlink:type="simple" xlink:href="http://www.frauddigest.com/indictments/MTF5p2-ShowPDF.aspx.pdf.pdf" office:target-frame-name="_new" xlink:show="replace"><text:span text:style-name="Strong_20_Emphasis">www.frauddigest.com/indictments/MTF5p2-ShowPDF.aspx.pdf.pdf</text:span></text:a><text:span text:style-name="Strong_20_Emphasis"><text:span text:style-name="T1">,  </text:span></text:span><text:a xlink:type="simple" xlink:href="http://www.frauddigest.com/indictments/MTF5p2-ShowPDF.aspx.pdf.pdf" office:target-frame-name="_new" xlink:show="replace"><text:span text:style-name="Strong_20_Emphasis">www.frauddigest.com/indictments/MTF5p2-ShowPDF.aspx.pdf.pdf</text:span></text:a><text:span text:style-name="Strong_20_Emphasis"><text:span text:style-name="T1">,  </text:span></text:span><text:a xlink:type="simple" xlink:href="http://www.frauddigest.com/indictments/nl6WZo-ShowPDF.aspx.pdf.pdf" office:target-frame-name="_new" xlink:show="replace"><text:span text:style-name="Strong_20_Emphasis">www.frauddigest.com/indictments/nl6WZo-ShowPDF.aspx.pdf.pdf</text:span></text:a><text:span text:style-name="Strong_20_Emphasis"><text:span text:style-name="T1">, </text:span></text:span><text:a xlink:type="simple" xlink:href="http://www.frauddigest.com/indictments/K8LQQ4-ShowPDF.aspx.pdf.pdf" office:target-frame-name="_new" xlink:show="replace"><text:span text:style-name="Strong_20_Emphasis">www.frauddigest.com/indictments/K8LQQ4-ShowPDF.aspx.pdf.pdf</text:span></text:a><text:span text:style-name="Strong_20_Emphasis"><text:span text:style-name="T1">, </text:span></text:span><text:a xlink:type="simple" xlink:href="http://www.frauddigest.com/indictments/YEHiDw-ShowPDF.aspx.pdf.pdf" office:target-frame-name="_new" xlink:show="replace"><text:span text:style-name="Strong_20_Emphasis">www.frauddigest.com/indictments/YEHiDw-ShowPDF.aspx.pdf.pdf</text:span></text:a><text:span text:style-name="Strong_20_Emphasis"><text:span text:style-name="T1">, </text:span></text:span><text:a xlink:type="simple" xlink:href="http://www.frauddigest.com/indictments/AssignmentofMortgage.pdf.pdf" office:target-frame-name="_new" xlink:show="replace"><text:span text:style-name="Strong_20_Emphasis">www.frauddigest.com/indictments/AssignmentofMortgage.pdf.pdf</text:span></text:a></text:p>
        <text:p text:style-name="Text_20_body"> <text:span text:style-name="Strong_20_Emphasis"><text:span text:style-name="T1">ROBO SIGNERS OF HomeEq Servicing Corporation</text:span></text:span> d/b/a Barclays CapitalReal Estate, Inc., North Highlands, California and Pittsburgh, Pennsylvania:</text:p>
        <text:p text:style-name="Text_20_body">Signers – signed mortgage assignments to trusts as officers of MERS and many lenders: </text:p>
        <text:p text:style-name="Text_20_body">Blechinger, Tonya (California)-Tonya Blechinger … <text:s text:c="2"/>Colston, Noriko (California)-Noriko Colston … <text:s text:c="2"/>Nelson, Joyce (California)-Joyce Nelson … <text:s text:c="2"/>Altman, Robert (PA)-Robert Altman … <text:s text:c="2"/>Coffman, Matthew (PA)-Matthew Coffman … <text:s text:c="2"/>Gonzales, Eileen (PA)-Eileen Gonzales … <text:s text:c="2"/>Hirschfield, Nancy E. (PA) Nancy E. Hirschfield … <text:s text:c="2"/>Kusich, Bryan (PA)- -Bryan Kusich … <text:s text:c="2"/>Madeja, Nancy (PA)-Nancy Madeja … <text:s text:c="2"/>Thorne, Karen Elizabeth (PA)-Karen Elizabeth Thorne … <text:s text:c="2"/>Willis, Timothy (PA)-Timothy Willis</text:p>
        <text:p text:style-name="Text_20_body"><text:span text:style-name="Strong_20_Emphasis"><text:span text:style-name="T1">Notaries</text:span></text:span> – notarized mortgage assignments to trusts: </text:p>
        <text:p text:style-name="Text_20_body">Cook, J. (California)-J. Cook … <text:s text:c="2"/>Duddy, Karen (PA)-Karen Duddy … <text:s text:c="2"/>Gaal, Eva (PA)-Eva Gaal</text:p>
        <text:p text:style-name="Text_20_body"><text:span text:style-name="Strong_20_Emphasis">Hohz, Lisha – </text:span>Lisha Hohz alleged Asst. Vice President of Bank of America and Attorney –In-Fact <text:a xlink:type="simple" xlink:href="http://www.pascoclerk.com/i3/66-229-227-216IP2011056832.pdf">http://www.pascoclerk.com/i3/66-229-227-216IP2011056832.pdf</text:a> </text:p>
        <text:p text:style-name="Text_20_body"><text:span text:style-name="Strong_20_Emphasis">Hood,Bethany</text:span>- Bethany Hood is an employee of <text:span text:style-name="Strong_20_Emphasis">Lender Processing Services </text:span>in Mendota Heights, Dakota County, MN. She signs Mortgage Assignments as an officer of MERS, servicing companies, and lenders. Hood often signs these Assignments to trusts years after the closing date of the trusts. Hood frequently signs Assignments for mortgage companies that filed for bankruptcy years before the effective date of the Assignment. Deutsche Bank National Trust Company is one of the banks that frequently uses Assignments signed by Hood to foreclose. Job titles claimed by Hood include: <text:span text:style-name="Strong_20_Emphasis">see </text:span><text:a xlink:type="simple" xlink:href="http://www.whatsignature.com/files/Hood_Bethany.GIF" office:target-frame-name="_new" xlink:show="replace"><text:span text:style-name="Strong_20_Emphasis">www.whatsignature.com/files/Hood_Bethany.GIF</text:span></text:a><text:span text:style-name="Strong_20_Emphasis"><text:span text:style-name="T1">, </text:span></text:span><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text:a xlink:type="simple" xlink:href="http://www.gastonforeclosures.org/full_deposition_transcript_of_ticor_title_stanley_silva__notice_of_defaults__lps__fidelity__mers__wells_fargo" office:target-frame-name="_new" xlink:show="replace"><text:span text:style-name="Strong_20_Emphasis">www.gastonforeclosures.org/full_deposition_transcript_of_ticor_title_stanley_silva__notice_of_defaults__lps__fidelity__mers__wells_fargo</text:span></text:a></text:p>
        <text:p text:style-name="Text_20_body"><text:span text:style-name="Strong_20_Emphasis"><text:span text:style-name="T1">ROBO SIGNERS OF  HSBC Mortgage Services, Brandon, Florida</text:span></text:span>:  signed mortgage assignments to trusts as officers of MERS and many lenders:</text:p>
        <text:p text:style-name="Text_20_body">Elliott, Kevin J.-Kevin J. Elliott … <text:s text:c="2"/>Vadney, Maria-Maria Vadney … <text:s text:c="2"/>Wright, Robert-Robert Wright</text:p>
        <text:p text:style-name="Text_20_body"><text:span text:style-name="Strong_20_Emphasis">Huang, Christina – </text:span>Christina Huang was an employee of <text:span text:style-name="Strong_20_Emphasis">Lender Processing Services </text:span>in the Alpharetta, GA office. Huang primarily signed Mortgage Assignments as a witness, but also at times signed as Vice President of Mortgage Electronic Registration Systems, as nominee for American Home Mortgage Acceptance. Huang signed for American Home Mortgage Acceptance several years after the company filed for bankruptcy. There are several distinctly different versions of Huang’s signature. <text:soft-page-break/>Deutsche Bank National Trust Company is often the bank that forecloses using these Assignments. <text:a xlink:type="simple" xlink:href="http://www.whatsignature.com/files/Huang_Christina.pdf" office:target-frame-name="_new" xlink:show="replace">www.whatsignature.com/files/Huang_Christina.pdf</text:a>,  <text:a xlink:type="simple" xlink:href="http://www.whatsignature.com/files/Huang_Christina.1.pdf" office:target-frame-name="_new" xlink:show="replace">www.whatsignature.com/files/Huang_Christina.1.pdf</text:a>,  <text:a xlink:type="simple" xlink:href="http://www.whatsignature.com/files/Huang_Christina.2.pdf" office:target-frame-name="_new" xlink:show="replace">www.whatsignature.com/files/Huang_Christina.2.pdf</text:a>,  <text:a xlink:type="simple" xlink:href="http://www.whatsignature.com/files/Huang_Christina.3.pdf" office:target-frame-name="_new" xlink:show="replace">www.whatsignature.com/files/Huang_Christina.3.pdf</text:a>,  <text:a xlink:type="simple" xlink:href="http://www.frauddigest.com/indictments/Cf2fyq-ShowPDF.aspx.pdf.pdf" office:target-frame-name="_new" xlink:show="replace">www.frauddigest.com/indictments/Cf2fyq-ShowPDF.aspx.pdf.pdf</text:a>,  <text:a xlink:type="simple" xlink:href="http://www.frauddigest.com/indictments/FCOT4y-ShowPDF.aspx.pdf.pdf" office:target-frame-name="_new" xlink:show="replace">www.frauddigest.com/indictments/FCOT4y-ShowPDF.aspx.pdf.pdf</text:a>,  <text:a xlink:type="simple" xlink:href="http://www.frauddigest.com/indictments/JkM4KF-ShowPDF.aspx.pdf.pdf" office:target-frame-name="_new" xlink:show="replace">www.frauddigest.com/indictments/JkM4KF-ShowPDF.aspx.pdf.pdf</text:a>,  <text:a xlink:type="simple" xlink:href="http://www.frauddigest.com/indictments/RQndQL-ShowPDF.aspx.pdf.pdf" office:target-frame-name="_new" xlink:show="replace">www.frauddigest.com/indictments/RQndQL-ShowPDF.aspx.pdf.pdf</text:a>,  <text:a xlink:type="simple" xlink:href="http://www.frauddigest.com/indictments/W6XJgC-ShowPDF.aspx.pdf.pdf" office:target-frame-name="_new" xlink:show="replace">www.frauddigest.com/indictments/W6XJgC-ShowPDF.aspx.pdf.pdf</text:a>,  <text:a xlink:type="simple" xlink:href="http://www.frauddigest.com/indictments/green%20titles.pdf" office:target-frame-name="_new" xlink:show="replace">www.frauddigest.com/indictments/green%20titles.pdf</text:a></text:p>
        <text:p text:style-name="Text_20_body"><text:span text:style-name="Strong_20_Emphasis">Huftio, Zuhra</text:span>- <text:a xlink:type="simple" xlink:href="http://takeyourhomeback.com/">Zuhra Huftio</text:a>- <text:a xlink:type="simple" xlink:href="http://www.whatsignature.com/files/Huftio_Zuhra.JPG" office:target-frame-name="_new" xlink:show="replace">www.whatsignature.com/files/Huftio_Zuhra.JPG</text:a>,  <text:a xlink:type="simple" xlink:href="http://www.whatsignature.com/files/Huftio_Zuhra.1.pdf" office:target-frame-name="_new" xlink:show="replace">www.whatsignature.com/files/Huftio_Zuhra.1.pdf</text:a>,  <text:a xlink:type="simple" xlink:href="http://www.whatsignature.com/files/Huftio_Zuhra.2.pdf" office:target-frame-name="_new" xlink:show="replace">www.whatsignature.com/files/Huftio_Zuhra.2.pdf</text:a>,  <text:a xlink:type="simple" xlink:href="http://www.whatsignature.com/files/Huftio_Zuhra.3.pdf" office:target-frame-name="_new" xlink:show="replace">www.whatsignature.com/files/Huftio_Zuhra.3.pdf</text:a>,</text:p>
        <text:p text:style-name="Text_20_body"><text:span text:style-name="Strong_20_Emphasis">Hultman, William</text:span>- <text:a xlink:type="simple" xlink:href="http://takeyourhomeback.com/">William Hultman</text:a>-  <text:span text:style-name="Strong_20_Emphasis">actual </text:span> MERS  executive- see full deposition of  <text:a xlink:type="simple" xlink:href="http://takeyourhomeback.com/">William Hultman</text:a> <text:a xlink:type="simple" xlink:href="http://www.frauddigest.com/indictments/MERS%20VP%20William%20Hultman%20Deposition%20NJ.pdf" office:target-frame-name="_new" xlink:show="replace">www.frauddigest.com/indictments/MERS%20VP%20William%20Hultman%20Deposition%20NJ.pdf</text:a></text:p>
        <text:p text:style-name="Text_20_body"><text:span text:style-name="Strong_20_Emphasis">Humphrey, Susan</text:span>- Susan Humphrey – <text:a xlink:type="simple" xlink:href="http://www.loansafe.org/forum/stop-foreclosure-tell-us-your-story/39445-signature-my-substitution-trustee-document-cant-legit-anyone-recognize.html">http://www.loansafe.org/forum/stop-foreclosure-tell-us-your-story/39445-signature-my-substitution-trustee-document-cant-legit-anyone-recognize.html</text:a></text:p>
        <text:p text:style-name="Text_20_body"><text:span text:style-name="Strong_20_Emphasis">Hunter, Rose- </text:span>Rose Hunter- as notary for known robo signer Margaret Dalton <text:a xlink:type="simple" xlink:href="http://www.whatsignature.com/files/Hunter_Rose.pdf">http://www.whatsignature.com/files/Hunter_Rose.pdf</text:a>  <text:a xlink:type="simple" xlink:href="http://www.whatsignature.com/files/Hunter_Rose.1.pdf">http://www.whatsignature.com/files/Hunter_Rose.1.pdf</text:a>   <text:a xlink:type="simple" xlink:href="http://www.whatsignature.com/files/Hunter_Rose.2.pdf">http://www.whatsignature.com/files/Hunter_Rose.2.pdf</text:a>  <text:a xlink:type="simple" xlink:href="http://www.whatsignature.com/files/Hunter_Rose.3.pdf">http://www.whatsignature.com/files/Hunter_Rose.3.pdf</text:a>  big mistake here <text:a xlink:type="simple" xlink:href="http://www.whatsignature.com/files/Hunter_Rose.4.pdf">http://www.whatsignature.com/files/Hunter_Rose.4.pdf</text:a>  <text:a xlink:type="simple" xlink:href="http://whatsignature.com/files/Dalton_Margaret.5.pdf">http://whatsignature.com/files/Dalton_Margaret.5.pdf</text:a>  <text:a xlink:type="simple" xlink:href="http://whatsignature.com/files/Dalton_Margaret.6.pdf">http://whatsignature.com/files/Dalton_Margaret.6.pdf</text:a>  <text:a xlink:type="simple" xlink:href="http://whatsignature.com/files/Dalton_Margaret.13.pdf">http://whatsignature.com/files/Dalton_Margaret.13.pdf</text:a></text:p>
        <text:p text:style-name="Text_20_body"><text:span text:style-name="Strong_20_Emphasis">Hutton, Tim- </text:span> Tim Hutton is an administrative employee/manager with <text:span text:style-name="Strong_20_Emphasis">Florida Default Law Group </text:span>in Tampa, Florida. Hutton often signs Mortgage Assignments prepared by Chris Cabrera of Florida Default Law Group as Certified Officer of Wells Fargo Bank, N.A., without disclosing that he is an employee of Florida Default Law Group. His signature is often witnessed (and notarized) by Patricia Ann Hutchens and Yamel A. Hernandez. Assignments signed by Hutton are often used in cases involving LSX trusts. These Assignments are often prepared, signed and filed years after the closing date of the trust. These Assignments are usually notarized in Hillsborough County, FL.</text:p>
        <text:p text:style-name="Text_20_body"><text:span text:style-name="Strong_20_Emphasis">Hymer, Christian</text:span>- <text:a xlink:type="simple" xlink:href="http://takeyourhomeback.com/">Christian S. Hymer</text:a> is1<text:span text:style-name="T4">st</text:span>Vice President of Operations for <text:a xlink:type="simple" xlink:href="http://takeyourhomeback.com/">Lenders Processing Services </text:a> (LPS) of MN full deposition of <text:a xlink:type="simple" xlink:href="http://takeyourhomeback.com/">Christian S. Hymer</text:a> transcript- <text:a xlink:type="simple" xlink:href="http://stopforeclosurefraud.com/2011/01/03/full-deposition-transcript-of-christian-s-hymer-1st-vp-of-operations-for-lender-processing-services-lps-minnesota/" office:target-frame-name="_new" xlink:show="replace">stopforeclosurefraud.com/2011/01/03/full-deposition-transcript-of-christian-s-hymer-1st-vp-of-operations-for-lender-processing-services-lps-minnesota/</text:a></text:p>
        <text:p text:style-name="Text_20_body"><text:span text:style-name="Strong_20_Emphasis"><text:span text:style-name="T1">ROBO SIGNERS FOR INDYMAC BANK</text:span></text:span><text:span text:style-name="Strong_20_Emphasis">, Williamson County, Travis County, TX Friedman, Eric – </text:span><text:a xlink:type="simple" xlink:href="http://www.scribd.com/doc/61146555/ROBO-GALORE-LYNN-S-LIST-OF-TOP-MORTGAGE-SIGNERS-FOR-FIRST-HALF-OF-2011">http://www.scribd.com/doc/61146555/ROBO-GALORE-LYNN-S-LIST-OF-TOP-MORTGAGE-SIGNERS-FOR-FIRST-HALF-OF-2011</text:a><text:span text:style-name="Strong_20_Emphasis"> </text:span></text:p>
        <text:p text:style-name="Text_20_body"><text:span text:style-name="Strong_20_Emphasis">Hutchison, Cheryl … <text:s text:c="2"/>Johnson-Seck, Erica A. … <text:s text:c="2"/>Kirkpatrick, Dennis … <text:s text:c="2"/>Tolar, Barbara … <text:s text:c="2"/>JC San Pedro … <text:s text:c="2"/>David Rodriguez … <text:s text:c="2"/>Mollie Schiffman … <text:s text:c="2"/>Mike Stanford</text:span></text:p>
        <text:p text:style-name="Text_20_body"><text:span text:style-name="Strong_20_Emphasis"><text:span text:style-name="T1">ROBO SIGNERS FOR INDYMAC BANK HOME LOAN SERVICING</text:span></text:span><text:span text:style-name="Strong_20_Emphasis">(TRAVIS CO, TX) Burnett, Brian … <text:s text:c="2"/>Kemp, Kristen … <text:s text:c="2"/>Muray, Suchan … <text:s text:c="2"/>Williams, Chamagne</text:span></text:p>
        <text:p text:style-name="Text_20_body"><text:soft-page-break/><text:span text:style-name="Strong_20_Emphasis">Issacs, Marshall – Marshall Issacs, </text:span>an attorney with foreclosure law firm <text:a xlink:type="simple" xlink:href="http://michiganloanhomeinc.com/2880/mers-settlement-on-the-horizon/">Orlans Associates</text:a>. Isaacs’ name did not come up in last year’s investigations, but county officials across Michigan believe his name is being robo-signed.   <text:a xlink:type="simple" xlink:href="http://www.argus-press.com/news/national/article_df8a683a-e1d5-5b4a-b334-a4937e477ff7.html">http://www.argus-press.com/news/national/article_df8a683a-e1d5-5b4a-b334-a4937e477ff7.html</text:a>      <text:a xlink:type="simple" xlink:href="http://michiganloanhomeinc.com/2880/mers-settlement-on-the-horizon/">http://michiganloanhomeinc.com/2880/mers-settlement-on-the-horizon/</text:a></text:p>
        <text:p text:style-name="Text_20_body"><text:span text:style-name="Strong_20_Emphasis">Ivey, Chris-</text:span>Chris Ivey<text:span text:style-name="Strong_20_Emphasis"> </text:span>is a notary who often notarized mortgage-related documents for Lender Processing Services/Docx in Alpharetta, Fulton County, Georgia.</text:p>
        <text:p text:style-name="Text_20_body"><text:span text:style-name="Strong_20_Emphasis">January, Pam</text:span>- <text:a xlink:type="simple" xlink:href="http://takeyourhomeback.com/">Pam January- signer for CR Title and CitiMortgage             </text:a> <text:a xlink:type="simple" xlink:href="http://www.loansafe.org/forum/citi-mortgage/36803-mers-robo-citimortgage-sold-loan-pennymac-aug-2010-a.html">http://www.loansafe.org/forum/citi-mortgage/36803-mers-robo-citimortgage-sold-loan-pennymac-aug-2010-a.html</text:a></text:p>
        <text:p text:style-name="Text_20_body"><text:span text:style-name="Strong_20_Emphasis"><text:span text:style-name="T1">ROBO-SIGNERS FOR JP MORGAN CHASE </text:span></text:span><text:span text:style-name="Strong_20_Emphasis">(Jacksonville, Duval County, FL)</text:span></text:p>
        <text:p text:style-name="Text_20_body"><text:span text:style-name="Strong_20_Emphasis">Boulton, Elizabeth … <text:s text:c="2"/>Brown, Tracey … <text:s text:c="2"/>Dalton, Margaret … <text:s text:c="2"/>Garbis, Ann <text:s/>… <text:s text:c="2"/>Gregory, Eric … <text:s text:c="2"/>Hindman, Barbara <text:s/>… <text:s text:c="2"/>Miner, Patricia … <text:s text:c="2"/>Seda, Roderick … <text:s text:c="2"/>Thieven, Shelley</text:span></text:p>
        <text:p text:style-name="Text_20_body"><text:span text:style-name="Strong_20_Emphasis">Johnson-Seck, Erica –</text:span>Erica Johnson-Seck is a former employee of IndyMac (now One West). Long after IndyMac FSB ceased to exist, Johnson-Seck continued to sign Mortgage Assignments as “Attorney-In-Fact for IndyMac Federal Bank FSB. Johnson-Seck often signs Mortgage Assignments assigning mortgages to trusts years after the closing dates of the trusts. The Assignments are often notarized in Travis County, TX. She is specifically mentioned in <text:span text:style-name="T1">Deutsche Bank National Trust Company v. Rose Harris, </text:span> Index No. 35549/07, Supreme Court of NY (Brooklyn), February 5, 2008:</text:p>
        <text:p text:style-name="Text_20_body">“…Plaintiff’s affidavit, submitted in support of the instant application for a default judgment, was executed by Erica Johnson -Seck, who claims to be a Vice President of plaintiff DEUTSCHE BANK. The affidavit was executed in the state of Texas, County of Williamson The Court is perplexed as to why the Assignment was not executed in Pasadena, California, at 460 Sierra Madre Village, the alleged “principal place of business” for both the assignor and the assignee. In my January 31, 2008 decision (<text:span text:style-name="Emphasis">Deutsche Bank National Trust Company v. Maraj </text:span>[citation omitted]), I noted that Erica Johnson-Seck claimed that she was a Vice President of MERS in her July 3, 2007 INDYMAC to DEUTSCHE BANK assignment, and then in her July 31, 2007 affidavit claimed to be a DEUTSCHE BANK Vice President. Just as in <text:span text:style-name="Emphasis">Deutsche Bank National Trust Company v. Maraj </text:span>, at 2, the Court, in the instant action, before granting an application for an order of reference, requires an affidavit from Ms. Johnson-Seck, describing her employment history for the past three years. <text:span text:style-name="Strong_20_Emphasis">see full deposition at </text:span><text:a xlink:type="simple" xlink:href="http://4closurefraud.org/2009/11/15/full-deposition-of-the-infamous-erica-johnson-seck-re-indymac-federal-bank-fsb-plaintiff-vs-israel-a-machado-50-2008-ca-037322xxxx-mb/" office:target-frame-name="_new" xlink:show="replace"><text:span text:style-name="Strong_20_Emphasis">4closurefraud.org/2009/11/15/full-deposition-of-the-infamous-erica-johnson-seck-re-indymac-federal-bank-fsb-plaintiff-vs-israel-a-machado-50-2008-ca-037322xxxx-mb/</text:span></text:a><text:span text:style-name="T1">        </text:span><text:a xlink:type="simple" xlink:href="http://www.whatsignature.com/files/Johnson-Seck_Erica.GIF" office:target-frame-name="_new" xlink:show="replace"><text:span text:style-name="Strong_20_Emphasis">www.whatsignature.com/files/Johnson-Seck_Erica.GIF</text:span></text:a><text:span text:style-name="T1">  </text:span><text:a xlink:type="simple" xlink:href="http://www.whatsignature.com/files/Johnson-Seck_Erica_A_attorney_in_fact_.GIF" office:target-frame-name="_new" xlink:show="replace"><text:span text:style-name="Strong_20_Emphasis">www.whatsignature.com/files/Johnson-Seck_Erica_A_attorney_in_fact_.GIF</text:span></text:a></text:p>
        <text:p text:style-name="Text_20_body"><text:span text:style-name="Strong_20_Emphasis">Jones, Chris</text:span>- <text:a xlink:type="simple" xlink:href="http://takeyourhomeback.com/">Chris Jones</text:a> -  <text:a xlink:type="simple" xlink:href="http://www.gastonforeclosures.org/full_deposition_transcript_of_ticor_title_stanley_silva__notice_of_defaults__lps__fidelity__mers__wells_fargo">http://www.gastonforeclosures.org/full_deposition_transcript_of_ticor_title_stanley_silva__notice_of_defaults__lps__fidelity__mers__wells_fargo</text:a> <text:a xlink:type="simple" xlink:href="http://www.whatsignature.com/files/Jones_Chris.pdf">http://www.whatsignature.com/files/Jones_Chris.pdf</text:a>, <text:a xlink:type="simple" xlink:href="http://www.whatsignature.com/files/Jones_Christopher.1.pdf">http://www.whatsignature.com/files/Jones_Christopher.1.pdf</text:a>  http://205.166.161.12/oncoreV2/showdetails.aspx?id=45941736&amp;rn=39&amp;pi=3&amp;ref=search</text:p>
        <text:p text:style-name="Text_20_body"><text:span text:style-name="Strong_20_Emphasis">Kaminski, Joseph –</text:span>Joseph Kaminski was an employee of <text:span text:style-name="Strong_20_Emphasis">Lender Processing Services </text:span>in Jacksonville, FL. He often signs Mortgage Assignments as Assistant Secretary of Mortgage Electronic Registration Systems, Inc. as nominee for American Home Mortgage Acceptance, Inc. These Assignments are often used in cases involving American Home Mortgage Investment Trusts. He signs years after American Home Mortgage Acceptance filed for bankruptcy and without any authority from the bankruptcy court to assign these assets. These Assignments are often prepared, signed and filed years after the closing date of the trust. Deutsche Bank National Trust Company is frequently the <text:soft-page-break/>trustee that forecloses using these Assignments. Kaminski’s signature is often witnessed by Coleman Stokes. His signature is often notarized by Valerie Broom or Tina Gray. <text:a xlink:type="simple" xlink:href="http://www.whatsignature.com/files/Kaminski_Joseph.6.pdf" office:target-frame-name="_new" xlink:show="replace"><text:span text:style-name="Strong_20_Emphasis">www.whatsignature.com/files/Kaminski_Joseph.6.pdf</text:span></text:a><text:a xlink:type="simple" xlink:href="http://www.whatsignature.com/files/Smith_Kathy.2.pdf" office:target-frame-name="_new" xlink:show="replace"><text:span text:style-name="Strong_20_Emphasis">www.whatsignature.com/files/Smith_Kathy.2.pdf</text:span></text:a><text:span text:style-name="Strong_20_Emphasis">  , </text:span><text:a xlink:type="simple" xlink:href="http://www.whatsignature.com/files/Kaminski_Joseph.pdf" office:target-frame-name="_new" xlink:show="replace"><text:span text:style-name="Strong_20_Emphasis">www.whatsignature.com/files/Kaminski_Joseph.pdf</text:span></text:a><text:span text:style-name="Strong_20_Emphasis">, </text:span><text:a xlink:type="simple" xlink:href="http://www.whatsignature.com/files/Kaminski_Joseph.1.pdf" office:target-frame-name="_new" xlink:show="replace"><text:span text:style-name="Strong_20_Emphasis">www.whatsignature.com/files/Kaminski_Joseph.1.pdf</text:span></text:a><text:span text:style-name="Strong_20_Emphasis">, </text:span><text:a xlink:type="simple" xlink:href="http://www.whatsignature.com/files/Kaminski_Joseph.2.pdf" office:target-frame-name="_new" xlink:show="replace"><text:span text:style-name="Strong_20_Emphasis">www.whatsignature.com/files/Kaminski_Joseph.2.pdf</text:span></text:a><text:span text:style-name="Strong_20_Emphasis">, </text:span><text:a xlink:type="simple" xlink:href="http://www.whatsignature.com/files/Kaminski_Joseph.3.pdf" office:target-frame-name="_new" xlink:show="replace"><text:span text:style-name="Strong_20_Emphasis">www.whatsignature.com/files/Kaminski_Joseph.3.pdf</text:span></text:a><text:span text:style-name="Strong_20_Emphasis">, </text:span><text:a xlink:type="simple" xlink:href="http://www.whatsignature.com/files/Kaminski_Joseph.6.pdf" office:target-frame-name="_new" xlink:show="replace"><text:span text:style-name="Strong_20_Emphasis">www.whatsignature.com/files/Kaminski_Joseph.6.pdf</text:span></text:a><text:span text:style-name="Strong_20_Emphasis"><text:span text:style-name="T1">, </text:span></text:span><text:a xlink:type="simple" xlink:href="http://www.frauddigest.com/indictments/Corrective+Assignment%5B2%5D.pdf" office:target-frame-name="_new" xlink:show="replace"><text:span text:style-name="Strong_20_Emphasis">www.frauddigest.com/indictments/Corrective+Assignment%5b2%5d.pdf</text:span></text:a><text:span text:style-name="Strong_20_Emphasis"><text:span text:style-name="T1">, </text:span></text:span><text:a xlink:type="simple" xlink:href="http://www.frauddigest.com/indictments/Gx12P0-ShowPDF.aspx.pdf.pdf" office:target-frame-name="_new" xlink:show="replace"><text:span text:style-name="Strong_20_Emphasis">www.frauddigest.com/indictments/Gx12P0-ShowPDF.aspx.pdf.pdf</text:span></text:a><text:span text:style-name="Strong_20_Emphasis"><text:span text:style-name="T1">,  </text:span></text:span><text:a xlink:type="simple" xlink:href="http://www.frauddigest.com/indictments/Linda%20Green%20no%20authority%20to%20sign%20on%20behalf%20of%20MERS%20Sept%202009.pdf" office:target-frame-name="_new" xlink:show="replace"><text:span text:style-name="Strong_20_Emphasis">www.frauddigest.com/indictments/Linda%20Green%20no%20authority%20to%20sign%20on%20behalf%20of%20MERS%20Sept%202009.pdf</text:span></text:a><text:span text:style-name="Strong_20_Emphasis"><text:span text:style-name="T1">,  </text:span></text:span><text:a xlink:type="simple" xlink:href="http://www.frauddigest.com/indictments/Corrective+Assignment%5B2%5D.pdf" office:target-frame-name="_new" xlink:show="replace"><text:span text:style-name="Strong_20_Emphasis">www.frauddigest.com/indictments/Corrective+Assignment%5b2%5d.pdf</text:span></text:a><text:span text:style-name="Strong_20_Emphasis"><text:span text:style-name="T1">,</text:span></text:span></text:p>
        <text:p text:style-name="Text_20_body"><text:span text:style-name="Strong_20_Emphasis">Kaur, Varinderjit</text:span>- Varinderjit Kaur- robo signer for GMAC Mortgage and Marshall Watson <text:a xlink:type="simple" xlink:href="http://www.pascoclerk.com/i3/66-229-227-216IP2011056837.pdf">http://www.pascoclerk.com/i3/66-229-227-216IP2011056837.pdf</text:a></text:p>
        <text:p text:style-name="Text_20_body"><text:span text:style-name="Strong_20_Emphasis">JUDGE SCHACK’S LASTEST RULING AGAINST HSBC- </text:span><text:a xlink:type="simple" xlink:href="http://www.nydailynews.com/money/2011/07/06/2011-07-06_wotta_bank_job_judge_hits_hsbc_for_frivolous_motion_in_foreclosure_asks_boss_to_.html?r=news/national"><text:span text:style-name="Strong_20_Emphasis">http://www.nydailynews.com/money/2011/07/06/2011-07-06_wotta_bank_job_judge_hits_hsbc_for_frivolous_motion_in_foreclosure_asks_boss_to_.html?r=news/national</text:span></text:a><text:span text:style-name="Strong_20_Emphasis">    </text:span><text:a xlink:type="simple" xlink:href="http://blog.bluestonelawfirm.com/legal-malpractice-news-robo-signers-and-legal-malpractice.html?utm_source=twitterfeed&amp;utm_medium=twitter"><text:span text:style-name="Strong_20_Emphasis">http://blog.bluestonelawfirm.com/legal-malpractice-news-robo-signers-and-legal-malpractice.html?utm_source=twitterfeed&amp;utm_medium=twitter</text:span></text:a><text:span text:style-name="Strong_20_Emphasis"> </text:span></text:p>
        <text:p text:style-name="Text_20_body"><text:a xlink:type="simple" xlink:href="http://takeyourhomeback.com/"><text:span text:style-name="Strong_20_Emphasis">Rosa C. Lara</text:span></text:a>-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Tamara Price</text:span></text:a> –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Christopher M. Zeis</text:span></text:a> –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John Shelley</text:span></text:a> –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Ely Harless</text:span></text:a>-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Jeff Rivas</text:span></text:a> –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Cathy Menchise</text:span></text:a> –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Bryan Kusich</text:span></text:a> –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Margery Rotundo</text:span></text:a>- <text:a xlink:type="simple" xlink:href="http://stopforeclosurefraud.com/2010/11/16/mind-blowing-judge-schack-names-robo-signers-in-many-foreclosure-cases-greatest-hits/">http://stopforeclosurefraud.com/2010/11/16/mind-blowing-judge-schack-names-robo-signers-in-many-foreclosure-cases-greatest-hits/</text:a>   <text:a xlink:type="simple" xlink:href="http://blog.bluestonelawfirm.com/legal-malpractice-news-robo-signers-and-legal-malpractice.html?utm_source=twitterfeed&amp;utm_medium=twitter">http://blog.bluestonelawfirm.com/legal-malpractice-news-robo-signers-and-legal-malpractice.html?utm_source=twitterfeed&amp;utm_medium=twitter</text:a></text:p>
        <text:p text:style-name="Text_20_body"><text:a xlink:type="simple" xlink:href="http://takeyourhomeback.com/"><text:span text:style-name="Strong_20_Emphasis">Jessica Dybas</text:span></text:a> –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Albert Fiorell</text:span></text:a><text:a xlink:type="simple" xlink:href="http://takeyourhomeback.com/"><text:span text:style-name="Strong_20_Emphasis"><text:span text:style-name="T1">o</text:span></text:span></text:a><text:span text:style-name="Strong_20_Emphasis"> </text:span>- <text:a xlink:type="simple" xlink:href="http://stopforeclosurefraud.com/2010/11/16/mind-blowing-judge-schack-names-robo-signers-in-many-foreclosure-cases-greatest-hits/">http://stopforeclosurefraud.com/2010/11/16/mind-blowing-judge-schack-names-robo-</text:a><text:soft-page-break/><text:a xlink:type="simple" xlink:href="http://stopforeclosurefraud.com/2010/11/16/mind-blowing-judge-schack-names-robo-signers-in-many-foreclosure-cases-greatest-hits/">signers-in-many-foreclosure-cases-greatest-hits/</text:a></text:p>
        <text:p text:style-name="Text_20_body"><text:a xlink:type="simple" xlink:href="http://takeyourhomeback.com/"><text:span text:style-name="Strong_20_Emphasis">Victor F. Parisi</text:span></text:a> –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Leo Ortega, Jr</text:span></text:a>.-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Keri Selman</text:span></text:a> –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a xlink:type="simple" xlink:href="http://takeyourhomeback.com/"><text:span text:style-name="Strong_20_Emphasis">Joe Lanning</text:span></text:a> – <text:a xlink:type="simple" xlink:href="http://stopforeclosurefraud.com/2010/11/16/mind-blowing-judge-schack-names-robo-signers-in-many-foreclosure-cases-greatest-hits/">http://stopforeclosurefraud.com/2010/11/16/mind-blowing-judge-schack-names-robo-signers-in-many-foreclosure-cases-greatest-hits/</text:a></text:p>
        <text:p text:style-name="Text_20_body"><text:span text:style-name="Strong_20_Emphasis"><text:span text:style-name="T1">Steven J. Baum</text:span></text:span> – attorney- <text:a xlink:type="simple" xlink:href="http://www.mfi-miami.com/2010/03/schack-attack-judge-schack-smacks-down-steven-j-baum-again/">http://www.mfi-miami.com/2010/03/schack-attack-judge-schack-smacks-down-steven-j-baum-again/</text:a>  <text:a xlink:type="simple" xlink:href="http://www.mfi-miami.com/2010/07/schack-attack-3-another-smackdown-for-steven-j-baums-office/">http://www.mfi-miami.com/2010/07/schack-attack-3-another-smackdown-for-steven-j-baums-office/</text:a></text:p>
        <text:p text:style-name="Text_20_body"><text:span text:style-name="Strong_20_Emphasis"><text:span text:style-name="T1">Elpiniki Bechakas</text:span></text:span>- attorney for Steven J. Baum, P.C. – <text:a xlink:type="simple" xlink:href="http://www.mfi-miami.com/2010/03/schack-attack-judge-schack-smacks-down-steven-j-baum-again/">http://www.mfi-miami.com/2010/03/schack-attack-judge-schack-smacks-down-steven-j-baum-again/</text:a>  <text:a xlink:type="simple" xlink:href="http://www.mfi-miami.com/2010/07/schack-attack-3-another-smackdown-for-steven-j-baums-office/">http://www.mfi-miami.com/2010/07/schack-attack-3-another-smackdown-for-steven-j-baums-office/</text:a></text:p>
        <text:p text:style-name="Text_20_body"><text:span text:style-name="Strong_20_Emphasis">Kamyabi, Bud</text:span> – Bud Kamyabi- signing as MERS Assistant Secretary <text:a xlink:type="simple" xlink:href="http://205.166.161.12/oncoreV2/showdetails.aspx?id=50394462&amp;rn=0&amp;pi=0&amp;ref=search">http://205.166.161.12/oncoreV2/showdetails.aspx?id=50394462&amp;rn=0&amp;pi=0&amp;ref=search</text:a>  <text:a xlink:type="simple" xlink:href="http://205.166.161.12/oncoreV2/showdetails.aspx?id=50394464&amp;rn=1&amp;pi=0&amp;ref=search">http://205.166.161.12/oncoreV2/showdetails.aspx?id=50394464&amp;rn=1&amp;pi=0&amp;ref=search</text:a> <text:a xlink:type="simple" xlink:href="http://205.166.161.12/oncoreV2/showdetails.aspx?id=50394474&amp;rn=6&amp;pi=0&amp;ref=search">http://205.166.161.12/oncoreV2/showdetails.aspx?id=50394474&amp;rn=6&amp;pi=0&amp;ref=search</text:a></text:p>
        <text:p text:style-name="Text_20_body"><text:span text:style-name="Strong_20_Emphasis">Kapusta, Tammie Lou</text:span>- <text:a xlink:type="simple" xlink:href="http://takeyourhomeback.com/">Tammie Lou Kapusta</text:a><text:span text:style-name="Strong_20_Emphasis">– </text:span>David J. Stern former employee- see Florida Attorney General’s full deposition of <text:a xlink:type="simple" xlink:href="http://takeyourhomeback.com/">Tammie Lou Kapusta</text:a> at<text:span text:style-name="Strong_20_Emphasis">:   </text:span><text:a xlink:type="simple" xlink:href="http://www.scribd.com/doc/38890568/Full-Deposition-of-Tammie-Lou-Kapusta-Law-Office-of-David-J-Stern"><text:span text:style-name="Strong_20_Emphasis">www.scribd.com/doc/38890568/Full-Deposition-of-Tammie-Lou-Kapusta-Law-Office-of-David-J-Stern</text:span></text:a>   <text:a xlink:type="simple" xlink:href="http://www.palmbeachpost.com/money/real-estate/foreclosure-robo-signers-appear-to-be-widespread-968114.html" office:target-frame-name="_new" xlink:show="replace"><text:span text:style-name="Strong_20_Emphasis">www.palmbeachpost.com/money/real-estate/foreclosure-robo-signers-appear-to-be-widespread-968114.html</text:span></text:a><text:a xlink:type="simple" xlink:href="http://www.heraldtribune.com/article/20101128/ARTICLE/11281042/2055/NEWS?Title=Shortcuts-on-the-foreclosure-paper-trail" office:target-frame-name="_new" xlink:show="replace"><text:span text:style-name="Strong_20_Emphasis">www.heraldtribune.com/article/20101128/ARTICLE/11281042/2055/NEWS?Title=Shortcuts-on-the-foreclosure-paper-trail</text:span></text:a></text:p>
        <text:p text:style-name="Text_20_body"><text:span text:style-name="Strong_20_Emphasis">Kearney, Kenneth – </text:span>Kenneth Kearney, notary in PA Allegheny County for Bank of America   <text:a xlink:type="simple" xlink:href="http://www.pascoclerk.com/i3/66-229-227-216IP2011056831.pdf">http://www.pascoclerk.com/i3/66-229-227-216IP2011056831.pdf</text:a></text:p>
        <text:p text:style-name="Text_20_body"><text:span text:style-name="Strong_20_Emphasis">KENNEDY, ROCKY</text:span> – Rocky Kennedy- FULTON COUNTY GA- FALSE NOTARY <text:a xlink:type="simple" xlink:href="http://www.frauddigest.com/indictments/Registry%20of%20Deeds.pdf">http://www.frauddigest.com/indictments/Registry%20of%20Deeds.pdf</text:a></text:p>
        <text:p text:style-name="Text_20_body"><text:span text:style-name="Strong_20_Emphasis">Kennerty, Herman John – </text:span>John Herman Kennerty is an employee of <text:span text:style-name="Strong_20_Emphasis">America’s Servicing Company </text:span>in Fort Mill, South Carolina. He often signs Mortgage Assignments as Vice President of Loan Documentation for Wells Fargo Bank, N.A. These Assignments are often used in cases involving Wells Fargo Asset Securities Corp. Home Equity Trusts, Morgan Stanley Mortgage Loan trusts. Kennerty signs years after the closing date of the trust. U.S. Bank, Deutsche Bank and HSBC Bank are frequently the trustees that foreclose using these assignments. The Assignments are often notarized in York County, South Carolina by Wendy Albertson Al­Hammadi or Lisa Rhyne. Assignments signed by Kennerty are often prepared and filed by the <text:span text:style-name="Strong_20_Emphasis">Law Offices of David Stern. </text:span></text:p>
        <text:p text:style-name="Text_20_body">Kennerty has used the following job titles:</text:p>
        <text:list xml:id="list33548484" text:style-name="L22">
          <text:list-item>
            <text:p text:style-name="P55">Vice President of Loan Documentation, Wells Fargo Bank, N.A., Attorney – in – Fact for HSBC Bank, USA, N.A. As Trustee; </text:p>
          </text:list-item>
          <text:list-item>
            <text:p text:style-name="P55">Vice President of Loan Documentation, Wells Fargo Bank, N.A. Attorney-in-Fact for New Century Mortgage Corp.; </text:p>
          </text:list-item>
          <text:list-item>
            <text:p text:style-name="P55">Asst. Secretary, Mortgage Electronic Registration Systems, Inc. </text:p>
          </text:list-item>
          <text:list-item>
            <text:p text:style-name="P55"><text:soft-page-break/>Asst. Secretary, Mortgage Electronic Registration Systems, Inc. as nominee for Americash; </text:p>
          </text:list-item>
          <text:list-item>
            <text:p text:style-name="P55">Asst. Secretary, Mortgage Electronic Registration Systems, Inc., as nominee for BNC Mortgage, Inc.; </text:p>
          </text:list-item>
          <text:list-item>
            <text:p text:style-name="P55">Asst. Secretary, Mortgage Electronic Registration Systems, Inc., as nominee for First National Bank of Nassau County; </text:p>
          </text:list-item>
          <text:list-item>
            <text:p text:style-name="P22">Asst. Secretary, Mortgage Electronic Registration Systems, Inc., as nominee for Mortgage Lenders Network USA, Inc.; </text:p>
          </text:list-item>
        </text:list>
        <text:p text:style-name="Text_20_body"> • Asst. Secretary, Mortgage Electronic Registration Systems, Inc., as nominee for NovaStar Mortgage.   <text:a xlink:type="simple" xlink:href="http://stopforeclosurefraud.com/wp-content/uploads/2010/09/Full-Deposition-of-Wells_Fargo_John-Herman-Kennerty.pdf"><text:span text:style-name="Strong_20_Emphasis">stopforeclosurefraud.com/wp-content/uploads/2010/09/Full-Deposition-of-Wells_Fargo_John-Herman-Kennerty.pdf</text:span></text:a><text:span text:style-name="Strong_20_Emphasis"><text:span text:style-name="T1">,  </text:span></text:span><text:a xlink:type="simple" xlink:href="http://www.whatsignature.com/files/Kennerty_Herman_John.1.pdf" office:target-frame-name="_new" xlink:show="replace"><text:span text:style-name="Strong_20_Emphasis">www.whatsignature.com/files/Kennerty_Herman_John.1.pdf</text:span></text:a><text:span text:style-name="Strong_20_Emphasis"><text:span text:style-name="T1">, </text:span></text:span><text:a xlink:type="simple" xlink:href="http://www.whatsignature.com/files/Kennerty_Herman_John.2.pdf" office:target-frame-name="_new" xlink:show="replace"><text:span text:style-name="Strong_20_Emphasis">www.whatsignature.com/files/Kennerty_Herman_John.2.pdf</text:span></text:a><text:span text:style-name="Strong_20_Emphasis"><text:span text:style-name="T1">, </text:span></text:span><text:a xlink:type="simple" xlink:href="http://www.whatsignature.com/files/Kennerty_Herman_John.3.pdf" office:target-frame-name="_new" xlink:show="replace"><text:span text:style-name="Strong_20_Emphasis">www.whatsignature.com/files/Kennerty_Herman_John.3.pdf</text:span></text:a><text:span text:style-name="Strong_20_Emphasis"><text:span text:style-name="T1">, </text:span></text:span><text:a xlink:type="simple" xlink:href="http://www.whatsignature.com/files/Kennerty_John.pdf" office:target-frame-name="_new" xlink:show="replace"><text:span text:style-name="Strong_20_Emphasis">www.whatsignature.com/files/Kennerty_John.pdf</text:span></text:a><text:span text:style-name="Strong_20_Emphasis"><text:span text:style-name="T1">, </text:span></text:span><text:a xlink:type="simple" xlink:href="http://www.whatsignature.com/files/Kennerty_John.1.pdf" office:target-frame-name="_new" xlink:show="replace"><text:span text:style-name="Strong_20_Emphasis">www.whatsignature.com/files/Kennerty_John.1.pdf</text:span></text:a><text:span text:style-name="Strong_20_Emphasis"><text:span text:style-name="T1">, </text:span></text:span><text:a xlink:type="simple" xlink:href="http://livinglies.wordpress.com/2010/03/29/caryn-a-graham-–-mers-assistant-secretary-bofa-countrywide-wells-fargo/" office:target-frame-name="_new" xlink:show="replace"><text:span text:style-name="Strong_20_Emphasis">livinglies.wordpress.com/2010/03/29/caryn-a-graham-%E2%80%93-mers-assistant-secretary-bofa-countrywide-wells-fargo/</text:span></text:a>         <text:a xlink:type="simple" xlink:href="http://www.dsnews.com/articles/jpmorgan-halts-foreclosures-robo-signers-appear-commonplace-2010-09-30" office:target-frame-name="_new" xlink:show="replace"><text:span text:style-name="Strong_20_Emphasis">www.dsnews.com/articles/jpmorgan-halts-foreclosures-robo-signers-appear-commonplace-2010-09-30</text:span></text:a><text:a xlink:type="simple" xlink:href="http://www.gastonforeclosures.org/full_deposition_transcript_of_ticor_title_stanley_silva__notice_of_defaults__lps__fidelity__mers__wells_fargo" office:target-frame-name="_new" xlink:show="replace"><text:span text:style-name="Strong_20_Emphasis">www.gastonforeclosures.org/full_deposition_transcript_of_ticor_title_stanley_silva__notice_of_defaults__lps__fidelity__mers__wells_fargo</text:span></text:a></text:p>
        <text:p text:style-name="Text_20_body"><text:span text:style-name="Strong_20_Emphasis">Kingston, Pat-</text:span>Pat Kingston<text:span text:style-name="Strong_20_Emphasis">  </text:span>was an employee of Lender Processing Services in the Alpharetta, GA offices. Kingston often signed Mortgage Assignments as Assistant Secretary of American Home Mortgage Servicing. <text:a xlink:type="simple" xlink:href="http://www.whatsignature.com/files/Kingston_Pat.pdf" office:target-frame-name="_new" xlink:show="replace">www.whatsignature.com/files/Kingston_Pat.pdf</text:a> <text:a xlink:type="simple" xlink:href="http://www.whatsignature.com/files/Kingston_Pat.1.pdf" office:target-frame-name="_new" xlink:show="replace">www.whatsignature.com/files/Kingston_Pat.1.pdf</text:a></text:p>
        <text:p text:style-name="Text_20_body"><text:span text:style-name="Strong_20_Emphasis">Kirkpatrick, Dennis – </text:span>Dennis Kirkpatrick<text:span text:style-name="Strong_20_Emphasis"> -</text:span>employee of  IndyMac Bank,  Williamson County, TX (years after IndyMac Bank, F.S.B. ceased to exist, many of the signers will sign as officers of IndyMac Bank, F.S.B. (the entity that <text:span text:style-name="Emphasis">should have made </text:span>the assignment to the trust years earlier) <text:a xlink:type="simple" xlink:href="http://pippinghole.blogspot.com/2010/12/robo-signers-signors-names-revealed.html">http://pippinghole.blogspot.com/2010/12/robo-signers-signors-names-revealed.html</text:a> <text:a xlink:type="simple" xlink:href="http://www.whatsignature.com/files/Kirkpatrick_Dennis.GIF" office:target-frame-name="_new" xlink:show="replace"><text:span text:style-name="Strong_20_Emphasis">www.whatsignature.com/files/Kirkpatrick_Dennis.GIF</text:span></text:a><text:span text:style-name="Strong_20_Emphasis">, </text:span></text:p>
        <text:p text:style-name="Text_20_body"><text:span text:style-name="Strong_20_Emphasis">Kisiel, Greg –</text:span>Greg Kisiel<text:span text:style-name="Strong_20_Emphasis"> </text:span>is an employee of <text:span text:style-name="Strong_20_Emphasis">Chase Home Finance, LLC </text:span>in San Diego County, CA. Kisiel often signs Assignments where the original lender was Aames Home Loan, and where the Mortgage was part of a Friedman, Billings and Ramsey Group (FBR) trust. Kisiel signs years after the closing date of the trust. Deutsche Bank is frequently the trustees that forecloses using these assignments.</text:p>
        <text:p text:style-name="Text_20_body"><text:span text:style-name="Strong_20_Emphasis">Kist, Mary – </text:span>Mary Kist Signing as V.P. of<text:span text:style-name="Strong_20_Emphasis"> </text:span>BAC Home Loans Servicing</text:p>
        <text:p text:style-name="Text_20_body"><text:span text:style-name="Strong_20_Emphasis">Knighton, LeNeicia –</text:span> <text:span text:style-name="Strong_20_Emphasis">Lenecia Knighton</text:span> quoted as saying  on <text:a xlink:type="simple" xlink:href="http://livinglies.wordpress.com/2010/12/20/payback-time-5-1-in-punitive-damages-against-servicer-on-a-79k-case/#comment-60583">December 20, 2010 at 9:11 am</text:a>: “ yes I do feel bad about all the thousands of documents I signed for BankUnited as AVP and VP.” You can contact me at that number .     <text:a xlink:type="simple" xlink:href="http://livinglies.wordpress.com/2010/12/20/payback-time-5-1-in-punitive-damages-against-servicer-on-a-79k-case/">http://livinglies.wordpress.com/2010/12/20/payback-time-5-1-in-punitive-damages-against-servicer-on-a-79k-case/</text:a>  signing as Assistant Vice President of BankUnited- <text:a xlink:type="simple" xlink:href="http://www.foreclosurehamlet.org/forum/topics/help-needed-for-bankunited?x=1&amp;id=4164911%3ATopic%3A5550&amp;page=1">http://www.foreclosurehamlet.org/forum/topics/help-needed-for-bankunited?x=1&amp;id=4164911%3ATopic%3A5550&amp;page=1</text:a></text:p>
        <text:p text:style-name="Text_20_body"><text:span text:style-name="Strong_20_Emphasis">Knox, Cecelia – </text:span>Cecelia Knox is an employee of <text:span text:style-name="Strong_20_Emphasis">Lender Processing Services </text:span>in Mendota Heights, Dakota County, MN. She signs Mortgage Assignments as an officer of MERS, servicing companies, and lenders. Knox often signs these Assignments to trusts years after the closing date of the trusts. Knox frequently signs Assignments for mortgage companies that filed for bankruptcy years before the effective date of the Assignment. Deutsche Bank National Trust Company is one of the banks that <text:soft-page-break/>frequently uses Assignments signed by Knox to foreclose. <text:span text:style-name="Strong_20_Emphasis">SEE </text:span><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  <text:a xlink:type="simple" xlink:href="http://foreclosureblues.wordpress.com/2010/10/04/the-dirty-dozen-banks-most-responsible-for-foreclosure-fraud/" office:target-frame-name="_new" xlink:show="replace"><text:span text:style-name="Strong_20_Emphasis">foreclosureblues.wordpress.com/2010/10/04/the-dirty-dozen-banks-most-responsible-for-foreclosure-fraud/</text:span></text:a></text:p>
        <text:p text:style-name="Text_20_body"><text:span text:style-name="Strong_20_Emphasis">Koch, Bill –</text:span>William “Bill” Koch<text:span text:style-name="Strong_20_Emphasis"> </text:span>is a “Document Control Officer” for a mortgage servicing company, <text:span text:style-name="Strong_20_Emphasis">Select Portfolio Servicing, Inc</text:span>. f/k/a Fairbanks Capital Corporation in Salt Lake City, Utah. Mortgage Assignments signed by Koch are often used in cases involving trusts with loans from Accredited Home Lenders, Inc., a/k/a Aames Funding Corporation, a/k/a Aames Home Loan. These Assignments are often prepared, signed and filed years after the closing date of the trust. Deutsche Bank National Trust Company is frequently the trustee that forecloses using these Assignments.           <text:a xlink:type="simple" xlink:href="http://pippinghole.blogspot.com/2010/12/robo-signers-signors-names-revealed.html" office:target-frame-name="_new" xlink:show="replace">pippinghole.blogspot.com/2010/12/robo-signers-signors-names-revealed.html</text:a>           </text:p>
        <text:h text:style-name="Heading_20_2" text:outline-level="2">Kogak, Jennie- Jennie Kogak- notary for MERS in California that notarizes signatures from other states of false MERS officers- <text:a xlink:type="simple" xlink:href="http://www.pascoclerk.com/i3/66-229-227-216IP2011056829.pdf">http://www.pascoclerk.com/i3/66-229-227-216IP2011056829.pdf</text:a></text:h>
        <text:h text:style-name="Heading_20_2" text:outline-level="2">Kroussakis, Elsie- Elsie Kroussakis’s is a Contract Temp for <text:a xlink:type="simple" xlink:href="http://www.linkedin.com/company/peoplequest-staffing?trk=ppro_cprof">PeopleQuest Staffing</text:a><text:span text:style-name="Strong_20_Emphasis"> </text:span>January 2010 – Present (1 year 5 months) Clerical Assistant position with Bank America – Ft Worth, TX<text:line-break/>Primary responsibility – Notarization of Foreclosure Documents</text:h>
        <text:p text:style-name="Text_20_body"><text:span text:style-name="Strong_20_Emphasis">Kunkle, Martha</text:span>- <text:a xlink:type="simple" xlink:href="http://takeyourhomeback.com/">Martha Kunkle</text:a><text:span text:style-name="Strong_20_Emphasis"> </text:span>is one of my favorite robo-signers, she died in 1995-see <text:a xlink:type="simple" xlink:href="http://online.wsj.com/article/SB10001424052970204204004576049902142690400.html?mod=googlenews_wsj">http://online.wsj.com/article/SB10001424052970204204004576049902142690400.html?mod=googlenews_wsj</text:a>      http://www.fdcpa.me/deceased-robo-signerl-signing/</text:p>
        <text:p text:style-name="Text_20_body"><text:span text:style-name="Strong_20_Emphasis">Kusich, Bryan G. –</text:span>Bryan G. Kusich<text:span text:style-name="Strong_20_Emphasis"> </text:span>is a Vice President of <text:span text:style-name="Strong_20_Emphasis">Home Loan Service, Inc</text:span>., a mortgage servicing company in Pittsburgh, Pennsylvania. These Assignments are often used in cases involving trusts with First Franklin Financial Corporation loans. These Assignments are often prepared, signed and filed years after the closing date of the trust. These Assignments often include an Effective Date several years prior to the date the Assignment was executed. A favorite of Judge Schack, Brooklyn, NY. Deutsche Bank National Trust Company is frequently the trustee that forecloses using these Assignments. <text:a xlink:type="simple" xlink:href="http://stopforeclosurefraud.com/2010/11/16/mind-blowing-judge-schack-names-robo-signers-in-many-foreclosure-cases-greatest-hits/" office:target-frame-name="_new" xlink:show="replace">stopforeclosurefraud.com/2010/11/16/mind-blowing-judge-schack-names-robo-signers-in-many-foreclosure-cases-greatest-hits/</text:a></text:p>
        <text:p text:style-name="Text_20_body"><text:span text:style-name="Strong_20_Emphasis">Lade, Joshua –</text:span>Joshua Lade<text:span text:style-name="Strong_20_Emphasis"> </text:span>is an employee of <text:span text:style-name="Strong_20_Emphasis">Lender Processing Services </text:span>in Mendota Heights, Dakota County, MN. He signs Mortgage Assignments as an officer of MERS, servicing companies, and lenders. Lade often signs these Assignments to trusts years after the closing date of the trusts. Lade frequently signs Assignments for mortgage companies that filed for bankruptcy years before the effective date of the Assignment. Deutsche Bank National Trust Company is one of the banks that frequently uses Assignments signed by Lade to foreclose.</text:p>
        <text:p text:style-name="Text_20_body"><text:span text:style-name="Strong_20_Emphasis">Lance, Erica</text:span>- <text:a xlink:type="simple" xlink:href="http://takeyourhomeback.com/">Erica Lance</text:a><text:span text:style-name="Strong_20_Emphasis">-</text:span>Senior Vice President of Nationwide Title Clearing, Palm Harbor, FL- full deposition of <text:a xlink:type="simple" xlink:href="http://takeyourhomeback.com/">Erica Lance</text:a>- <text:a xlink:type="simple" xlink:href="http://stopforeclosurefraud.com/wp-content/uploads/2010/09/WM_FULL-DEPOSITION-TRANSCRIPT-OF-NATIONWIDE-TITLE-CLEARING-ERICA-LANCE-BRYAN-BLY.pdf" office:target-frame-name="_new" xlink:show="replace">stopforeclosurefraud.com/wp-content/uploads/2010/09/WM_FULL-DEPOSITION-TRANSCRIPT-OF-NATIONWIDE-TITLE-CLEARING-ERICA-LANCE-BRYAN-BLY.pdf</text:a></text:p>
        <text:p text:style-name="Text_20_body"><text:soft-page-break/><text:span text:style-name="Strong_20_Emphasis">Lara, Rose</text:span>- a.k.a. <text:a xlink:type="simple" xlink:href="http://takeyourhomeback.com/">Rosa C. Lara</text:a>- <text:a xlink:type="simple" xlink:href="http://stopforeclosurefraud.com/2010/11/16/mind-blowing-judge-schack-names-robo-signers-in-many-foreclosure-cases-greatest-hits/" office:target-frame-name="_new" xlink:show="replace">stopforeclosurefraud.com/2010/11/16/mind-blowing-judge-schack-names-robo-signers-in-many-foreclosure-cases-greatest-hits/</text:a></text:p>
        <text:p text:style-name="Text_20_body"><text:span text:style-name="Strong_20_Emphasis">Leary, Suzanne- </text:span>Suzanne Leary- robo signer as an MERS Assistant Secretary and Attorney in Fact for and by Marshall C. Watson-TOO MANY JOBS AT THE SAME TIME <text:a xlink:type="simple" xlink:href="http://www.pascoclerk.com/i3/66-229-227-216IP2010102980.pdf">http://www.pascoclerk.com/i3/66-229-227-216IP2010102980.pdf</text:a>  <text:a xlink:type="simple" xlink:href="http://www.pascoclerk.com/i3/66-229-227-216IP2010102973.pdf">http://www.pascoclerk.com/i3/66-229-227-216IP2010102973.pdf</text:a>   <text:a xlink:type="simple" xlink:href="http://www.pascoclerk.com/i3/66-229-227-216IP2010102972.pdf">http://www.pascoclerk.com/i3/66-229-227-216IP2010102972.pdf</text:a>  <text:a xlink:type="simple" xlink:href="http://www.pascoclerk.com/i3/66-229-227-216IP2010102974.pdf">http://www.pascoclerk.com/i3/66-229-227-216IP2010102974.pdf</text:a>   <text:a xlink:type="simple" xlink:href="http://www.pascoclerk.com/i3/66-229-227-216IP2010102984.pdf">http://www.pascoclerk.com/i3/66-229-227-216IP2010102984.pdf</text:a> <text:a xlink:type="simple" xlink:href="http://www.pascoclerk.com/i3/66-229-227-216IP2010102982.pdf">http://www.pascoclerk.com/i3/66-229-227-216IP2010102982.pdf</text:a>  <text:a xlink:type="simple" xlink:href="http://www.pascoclerk.com/i3/66-229-227-216IP2010102976.pdf">http://www.pascoclerk.com/i3/66-229-227-216IP2010102976.pdf</text:a>  <text:a xlink:type="simple" xlink:href="http://www.pascoclerk.com/i3/66-229-227-216IP2010102975.pdf">http://www.pascoclerk.com/i3/66-229-227-216IP2010102975.pdf</text:a> <text:a xlink:type="simple" xlink:href="http://www.pascoclerk.com/i3/66-229-227-216IP2010102983.pdf">http://www.pascoclerk.com/i3/66-229-227-216IP2010102983.pdf</text:a>  <text:a xlink:type="simple" xlink:href="http://www.pascoclerk.com/i3/66-229-227-216IP2010102977.pdf">http://www.pascoclerk.com/i3/66-229-227-216IP2010102977.pdf</text:a>  <text:a xlink:type="simple" xlink:href="http://www.pascoclerk.com/i3/66-229-227-216IP2010102981.pdf">http://www.pascoclerk.com/i3/66-229-227-216IP2010102981.pdf</text:a></text:p>
        <text:p text:style-name="Text_20_body"><text:span text:style-name="Strong_20_Emphasis">Leete, Jessica</text:span>- <text:a xlink:type="simple" xlink:href="http://takeyourhomeback.com/">Jessica Leete</text:a> is an employee of Lenders Processing, Fulton County Georgia.     <text:a xlink:type="simple" xlink:href="http://www.frauddigest.com/indictments/Untitled.pdf" office:target-frame-name="_new" xlink:show="replace">www.frauddigest.com/indictments/Untitled.pdf</text:a>, <text:a xlink:type="simple" xlink:href="http://www.frauddigest.com/indictments/nv_590_16232253_img.pdf" office:target-frame-name="_new" xlink:show="replace">www.frauddigest.com/indictments/nv_590_16232253_img.pdf</text:a></text:p>
        <text:p text:style-name="Text_20_body"><text:span text:style-name="Strong_20_Emphasis">Leetham, Mindy</text:span>- Mindy Leetham- Select Portfolio Servicing / Bank of New York deposition <text:a xlink:type="simple" xlink:href="http://stopforeclosurefraud.com/2011/03/18/deposition-transcript-of-select-portfolio-servicing-sps-mindy-leetham/">http://stopforeclosurefraud.com/2011/03/18/deposition-transcript-of-select-portfolio-servicing-sps-mindy-leetham/</text:a></text:p>
        <text:p text:style-name="Text_20_body"><text:span text:style-name="Strong_20_Emphasis">LeRaybaud, Tina</text:span> – Tina LeRaybaud- witness of signing for BAC / Bank America Documents- <text:a xlink:type="simple" xlink:href="http://205.166.161.12/oncoreV2/showdetails.aspx?id=50646665&amp;rn=0&amp;pi=0&amp;ref=search">http://205.166.161.12/oncoreV2/showdetails.aspx?id=50646665&amp;rn=0&amp;pi=0&amp;ref=search</text:a>  same day signed as Assistant Secretary of MERS <text:a xlink:type="simple" xlink:href="http://205.166.161.12/oncoreV2/showdetails.aspx?id=50646667&amp;rn=1&amp;pi=0&amp;ref=search">http://205.166.161.12/oncoreV2/showdetails.aspx?id=50646667&amp;rn=1&amp;pi=0&amp;ref=search</text:a></text:p>
        <text:p text:style-name="Text_20_body"><text:span text:style-name="Strong_20_Emphasis"><text:span text:style-name="T1">LENDER PROCESSING SERVICES (Alpharetta, GA)</text:span></text:span></text:p>
        <text:p text:style-name="Text_20_body"><text:span text:style-name="Strong_20_Emphasis">Officers &amp; Former Officers of Lender Processing Services </text:span></text:p>
        <text:p text:style-name="Text_20_body">Fidelity National Foreclosure Solutions, Inc. (f/k/a Fidelity National Foreclosure &amp; Bankruptcy Solutions), is a Delaware corporation with its principal place of business at 1270 Northland Drive, Suite 200, Mendota Heights, Minnesota 55120. Fidelity National Foreclosure Solutions, Inc. can be served through its registered agent for service of process, the Corporation Trust Company, Corporation Trust Center, 1209 Orange Street, Wilmington, Delaware 19801.</text:p>
        <text:p text:style-name="Text_20_body"><text:span text:style-name="Strong_20_Emphasis"> </text:span>Brown, Lorraine O’Reilly, President … <text:s text:c="2"/>DocX-  Carbiener, Jeffrey, President, … <text:s text:c="2"/>Lender Processing Services- Cornett, Clay, President, … <text:s text:c="2"/> Fidelity National Default Solutions- Gaglione, Rene … <text:s text:c="2"/>Meharg, Ron- Vice President … <text:s text:c="2"/>Schilling, Thomas- CFO</text:p>
        <text:p text:style-name="Text_20_body"> <text:span text:style-name="Strong_20_Emphasis"><text:span text:style-name="T1">LIST OF ROBO SIGNERS FOR LENDERS PROCESSING SERVICES (LPS) </text:span></text:span></text:p>
        <text:p text:style-name="Text_20_body"><text:span text:style-name="Strong_20_Emphasis">Bagley, Brent <text:s/>… <text:s text:c="2"/>Baldwin, Christie <text:s/>… <text:s text:c="2"/>Green, Linda … <text:s text:c="2"/>Harp, Korell … <text:s text:c="2"/>Huang, Christina … <text:s text:c="2"/> Ivey, Chris M. … <text:s text:c="2"/> Ohde, Jessica <text:s/>… <text:s text:c="2"/>Miller, Sharita <text:s/>… <text:s text:c="2"/>Moonan, Debbie … <text:s text:c="2"/> Snow, Brittany … <text:s text:c="2"/> Thomas, Cheryl <text:s/>… <text:s text:c="2"/>Thomas, Tywanna <text:s/>… <text:s text:c="2"/>Thoresen, Linda <text:s/>… <text:s text:c="2"/>Williams, Dawn</text:span></text:p>
        <text:p text:style-name="Text_20_body"><text:span text:style-name="Strong_20_Emphasis"><text:span text:style-name="T1">ROBO SIGNER LIST FOR LENDER PROCESSING SERVICES (Dakota Co, MN)</text:span></text:span></text:p>
        <text:p text:style-name="Text_20_body"><text:span text:style-name="Strong_20_Emphasis">Allen, Christina … <text:s text:c="2"/>Allen, Greg … <text:s text:c="3"/>Allotey, Liquenda … <text:s text:c="2"/>Anderson, Christine … <text:s text:c="2"/>Cody, John … <text:s text:c="2"/>Greene, Alfonzo … <text:s text:c="2"/>Hanlon, Craig … <text:s text:c="2"/>Henrickson, Chuck … <text:s text:c="2"/>Hescott, Laura … <text:s text:c="2"/>Hessler, Wayne … <text:s text:c="2"/>Hood, Bethany … <text:s text:c="2"/>Knox, Cecelia … <text:s text:c="2"/>Lade, Joshua … <text:s text:c="2"/>Love, Topako … <text:s text:c="2"/>North, Becky … <text:s text:c="2"/>Sobotta, Jodi … <text:s text:c="2"/>Tate, Eric … <text:s text:c="2"/>Wilken, Rick</text:span></text:p>
        <text:p text:style-name="Text_20_body"><text:span text:style-name="T1">LENDERS PROCESSING SERVICES (LPS) LOCATED AT 1270 NORTHLAND DRIVE, SUITE 200, MENDOTA HEIGHTS, MN , 55120- WITH THE SAME ADDRESS AS THE FOLLOWING </text:span><text:soft-page-break/><text:span text:style-name="T1">AND BUYING UP HOMES</text:span>:</text:p>
        <text:p text:style-name="Text_20_body">DEUTSCHE BANK &amp; WELLS FARGO BANK- SAME ADDRESS <text:a xlink:type="simple" xlink:href="http://www.tampagov.net/CEBAgendas/20071001.pdf">http://www.tampagov.net/CEBAgendas/20071001.pdf</text:a></text:p>
        <text:p text:style-name="Text_20_body">AEGIS MORTGAGE- <text:a xlink:type="simple" xlink:href="http://www.newspapernotice.com/details.aspx?id=1889632">http://www.newspapernotice.com/details.aspx?id=1889632</text:a></text:p>
        <text:p text:style-name="Text_20_body">BANK ONE, LONG BEACH LOAN &amp; TRUST,  HomeEq  SERVICING, INDYMAC BANK, SAXON MORTGAGE, HOMECOMINGS FINANCIAL, FEDERAL NATIONAL MORTGAGE, J.P. MORTGAN/CHASE <text:a xlink:type="simple" xlink:href="http://stopforeclosurefraud.com/2010/06/01/lender-processing-services-lps-buying-up-homes-at-auctions-take-a-look-to-see-if-this-address-is-on-your-documents/">http://stopforeclosurefraud.com/2010/06/01/lender-processing-services-lps-buying-up-homes-at-auctions-take-a-look-to-see-if-this-address-is-on-your-documents/</text:a></text:p>
        <text:p text:style-name="Text_20_body"><text:span text:style-name="Strong_20_Emphasis"><text:span text:style-name="T1">LIST OF ROBO-SIGNERS FOR LENDER PROCESSING SERVICES </text:span></text:span><text:span text:style-name="Strong_20_Emphasis">(Jacksonville, Duval County,FL)</text:span></text:p>
        <text:p text:style-name="Text_20_body"><text:span text:style-name="Strong_20_Emphasis">Esposito, Theresa … <text:s text:c="2"/>Halyard, Michelle … <text:s text:c="2"/>Kaminski, Joseph … <text:s text:c="2"/>Smith, Kathy … <text:s text:c="2"/>Stevens, Cynthia … <text:s text:c="2"/>Stokes, Coleman</text:span></text:p>
        <text:p text:style-name="Text_20_body"><text:span text:style-name="Strong_20_Emphasis"><text:span text:style-name="T1">ROBO SIGNER LIST FOR LITTON LOAN SERVICING, LP (Houston, Harris Co, TX)</text:span></text:span></text:p>
        <text:p text:style-name="Text_20_body"><text:span text:style-name="Strong_20_Emphasis">Littleford, Carol Marie</text:span> – Carol Marie Littleford as notary <text:a xlink:type="simple" xlink:href="http://205.166.161.12/oncoreV2/showdetails.aspx?id=50497339&amp;rn=90&amp;pi=9&amp;ref=search">http://205.166.161.12/oncoreV2/showdetails.aspx?id=50497339&amp;rn=90&amp;pi=9&amp;ref=search</text:a></text:p>
        <text:p text:style-name="Text_20_body"><text:span text:style-name="Strong_20_Emphasis">CONTROL/CLICK TO WATCH LITTON VIDEO:  </text:span><text:a xlink:type="simple" xlink:href="http://www.youtube.com/watch?v=9HsdSdwBObs"><text:span text:style-name="Strong_20_Emphasis">http://www.youtube.com/watch?v=9HsdSdwBObs</text:span></text:a><text:span text:style-name="Strong_20_Emphasis"> </text:span></text:p>
        <text:p text:style-name="Text_20_body"><text:span text:style-name="Strong_20_Emphasis">Bailey, Denise … <text:s text:c="2"/>Dixon, Diane</text:span></text:p>
        <text:p text:style-name="Text_20_body"><text:span text:style-name="Strong_20_Emphasis">Lyman, Debra – Debra Lyman- </text:span><text:a xlink:type="simple" xlink:href="http://www.scribd.com/doc/61146555/ROBO-GALORE-LYNN-S-LIST-OF-TOP-MORTGAGE-SIGNERS-FOR-FIRST-HALF-OF-2011"><text:span text:style-name="Strong_20_Emphasis">http://www.scribd.com/doc/61146555/ROBO-GALORE-LYNN-S-LIST-OF-TOP-MORTGAGE-SIGNERS-FOR-FIRST-HALF-OF-2011</text:span></text:a><text:span text:style-name="Strong_20_Emphasis"> </text:span></text:p>
        <text:p text:style-name="Text_20_body"><text:span text:style-name="Strong_20_Emphasis">Noriega, Marti-</text:span> Marti Noriega, robo signer for LPS.    <text:a xlink:type="simple" xlink:href="http://members.beforeitsnews.com/story/520/933/Robo_Signers_h-z_Updated_April_1,_2011.html">http://members.beforeitsnews.com/story/520/933/Robo_Signers_h-z_Updated_April_1,_2011.html</text:a>           <text:a xlink:type="simple" xlink:href="http://4closurefraud.org/2011/03/30/full-deposition-of-tywanna-thomas-mother-cheryl-denise-thomas-of-docx-lps/">http://4closurefraud.org/2011/03/30/full-deposition-of-tywanna-thomas-mother-cheryl-denise-thomas-of-docx-lps/</text:a>      <text:a xlink:type="simple" xlink:href="http://stopforeclosurefraud.com/2011/04/11/foreclosure-diaries-litton-loan-mod-attempt-2-steven-j-baum-foreclosure-mill/">http://stopforeclosurefraud.com/2011/04/11/foreclosure-diaries-litton-loan-mod-attempt-2-steven-j-baum-foreclosure-mill/</text:a>   <text:a xlink:type="simple" xlink:href="http://stopforeclosurefraud.com/2010/10/10/false-statements-bank-of-america-florida-default-law-group-law-offices-of-david-stern-lender-processing-services-litton-loan-servicing-cheryl-samons-security-connections-inc/">http://stopforeclosurefraud.com/2010/10/10/false-statements-bank-of-america-florida-default-law-group-law-offices-of-david-stern-lender-processing-services-litton-loan-servicing-cheryl-samons-security-connections-inc/</text:a>     <text:a xlink:type="simple" xlink:href="http://www.deanmostofi.com/?p=924">http://www.deanmostofi.com/?p=924</text:a>     <text:a xlink:type="simple" xlink:href="http://livinglies.wordpress.com/2010/02/25/hers-info-invalid-notarization/">http://livinglies.wordpress.com/2010/02/25/hers-info-invalid-notarization/</text:a>  <text:a xlink:type="simple" xlink:href="http://www.massrealestatelawblog.com/2010/10/02/major-lenders-halt-foreclosures-over-concerns-with-faulty-documents/">http://www.massrealestatelawblog.com/2010/10/02/major-lenders-halt-foreclosures-over-concerns-with-faulty-documents/</text:a>     <text:a xlink:type="simple" xlink:href="http://www.scribd.com/doc/61146555/ROBO-GALORE-LYNN-S-LIST-OF-TOP-MORTGAGE-SIGNERS-FOR-FIRST-HALF-OF-2011">http://www.scribd.com/doc/61146555/ROBO-GALORE-LYNN-S-LIST-OF-TOP-MORTGAGE-SIGNERS-FOR-FIRST-HALF-OF-2011</text:a></text:p>
        <text:p text:style-name="Text_20_body">Notaries for Litton Loan include <text:span text:style-name="Strong_20_Emphasis">Cheryl BUTLER</text:span>, <text:span text:style-name="Strong_20_Emphasis">Mattie MILLER</text:span>, <text:span text:style-name="Strong_20_Emphasis">Monica HARDAWAY</text:span>, <text:span text:style-name="Strong_20_Emphasis">Alvin DENMAN</text:span>, <text:span text:style-name="Strong_20_Emphasis">Leigh BLACKWELL</text:span>, <text:span text:style-name="Strong_20_Emphasis">Brenda McKINZY</text:span>, and <text:span text:style-name="Strong_20_Emphasis">Karen QUILLER</text:span>.  There are probably far more notaries and there may be a few other primary or alternate signers. <text:span text:style-name="Emphasis">The fact that multiple notaries are regularly signing for a single signer are consistent with the volume operations characteristic of “robo-signing”.</text:span>  An intermittent, but regular signer might very well have a secretary or regular assistant with a notary seal and consistently use the same person.</text:p>
        <text:p text:style-name="Text_20_body"><text:span text:style-name="Strong_20_Emphasis">Lofaro, Elizabeth</text:span> -<text:a xlink:type="simple" xlink:href="http://takeyourhomeback.com/">Elizabeth Lofaro</text:a> is a<text:span text:style-name="T1"> </text:span>notary and employee at McCalla Raymer- <text:a xlink:type="simple" xlink:href="http://www.operationrest.org/GAClassAction" office:target-frame-name="_new" xlink:show="replace">www.operationrest.org/GAClassAction</text:a> <text:a xlink:type="simple" xlink:href="http://www.operationrest.org/xSites/Agents/OperationRestorationInc/Content/UploadedFiles/ClassActionLawSuit.pdf" office:target-frame-name="_new" xlink:show="replace">www.operationrest.org/xSites/Agents/OperationRestorationInc/Content/UploadedFiles/ClassActionLawSuit.pdf</text:a></text:p>
        <text:p text:style-name="Text_20_body"><text:span text:style-name="Strong_20_Emphasis">Lofton, Adrian- </text:span>Adrian Lofton, former employee of LPS tells all. See Video at: <text:a xlink:type="simple" xlink:href="http://www.youtube.com/watch?v=GzC4YKRCkG8">http://www.youtube.com/watch?v=GzC4YKRCkG8</text:a><text:span text:style-name="Strong_20_Emphasis">   </text:span>deposition of Adrian Lofton<text:span text:style-name="Strong_20_Emphasis">: </text:span><text:a xlink:type="simple" xlink:href="http://www.scribd.com/doc/51504071/Adrian-Lofton-Cert">http://www.scribd.com/doc/51504071/Adrian-Lofton-Cert</text:a><text:span text:style-name="Strong_20_Emphasis">  </text:span></text:p>
        <text:p text:style-name="Text_20_body"><text:soft-page-break/><text:span text:style-name="Strong_20_Emphasis">Logan, Randolyn</text:span> – Randolyn Logan signed as a MERS Officer, signed as a Recontrust Officer, signed as a Federal National Mortgage Association Officer  <text:a xlink:type="simple" xlink:href="http://www.loansafe.org/forum/short-sale-outpost/30791-who-owns-my-mortgages-2.html">http://www.loansafe.org/forum/short-sale-outpost/30791-who-owns-my-mortgages-2.html</text:a> </text:p>
        <text:p text:style-name="Text_20_body"><text:span text:style-name="Strong_20_Emphasis">Love, Topako- </text:span>Topako Love is an employee of <text:span text:style-name="Strong_20_Emphasis">Lender Processing Services </text:span>in Mendota Heights, Dakota County, MN. She signs Mortgage Assignments as an officer of MERS, servicing companies, and lenders. Love often signs these Assignments to trusts years after the closing date of the trusts. Love frequently signs Assignments for mortgage companies that filed for bankruptcy years before the effective date of the Assignment. Deutsche Bank National Trust Company is one of the banks that frequently use Assignments signed by Love to foreclose. <text:a xlink:type="simple" xlink:href="http://205.166.161.12/oncoreV2/showdetails.aspx?id=46409658&amp;rn=0&amp;pi=0&amp;ref=search">http://205.166.161.12/oncoreV2/showdetails.aspx?id=46409658&amp;rn=0&amp;pi=0&amp;ref=search</text:a> <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 signers/</text:span></text:a>     <text:a xlink:type="simple" xlink:href="http://foreclosureblues.wordpress.com/2010/10/04/the-dirty-dozen-banks-most-responsible-for-foreclosure-fraud/" office:target-frame-name="_new" xlink:show="replace"><text:span text:style-name="Strong_20_Emphasis">foreclosureblues.wordpress.com/2010/10/04/the-dirty-dozen-banks-most-responsible-for-foreclosure-fraud/</text:span></text:a><text:span text:style-name="Strong_20_Emphasis">, </text:span><text:a xlink:type="simple" xlink:href="http://pippinghole.blogspot.com/2010/12/robo-signers-signors-names-revealed.html" office:target-frame-name="_new" xlink:show="replace"><text:span text:style-name="Strong_20_Emphasis">pippinghole.blogspot.com/2010/12/robo-signers-signors-names-revealed.html</text:span></text:a></text:p>
        <text:p text:style-name="Text_20_body"><text:a xlink:type="simple" xlink:href="http://stopforeclosurefraud.com/2010/03/12/topako-love-laura-hescott-christina-allen-eric-tate-officers-of-way-way-too-many-banks-part-deux-the-twilight-zone/" office:target-frame-name="_new" xlink:show="replace"><text:span text:style-name="Strong_20_Emphasis">stopforeclosurefraud.com/2010/03/12/topako-love-laura-hescott-christina-allen-eric-tate-officers-of-way-way-too-many-banks-part-deux-the-twilight-zone/</text:span></text:a></text:p>
        <text:p text:style-name="Text_20_body"><text:span text:style-name="Strong_20_Emphasis">Lyman, Debra</text:span>- <text:a xlink:type="simple" xlink:href="http://takeyourhomeback.com/">Debra Lyman</text:a>- <text:a xlink:type="simple" xlink:href="http://www.deanmostofi.com/?p=924">http://www.deanmostofi.com/?p=924</text:a> <text:a xlink:type="simple" xlink:href="http://thehill.com/blogs/on-the-money/banking-financial-institutions/122195-bank-of-america-suspends-foreclosure-proceedings-in-23-states">http://thehill.com/blogs/on-the-money/banking-financial-institutions/122195-bank-of-america-suspends-foreclosure-proceedings-in-23-states</text:a></text:p>
        <text:p text:style-name="Text_20_body"><text:span text:style-name="Strong_20_Emphasis">Marchal, Penny Russo</text:span>- Penny Russo Marchal- notary <text:a xlink:type="simple" xlink:href="http://205.166.161.12/oncoreV2/showdetails.aspx?id=50492574&amp;rn=0&amp;pi=0&amp;ref=search">http://205.166.161.12/oncoreV2/showdetails.aspx?id=50492574&amp;rn=0&amp;pi=0&amp;ref=search</text:a> <text:a xlink:type="simple" xlink:href="http://205.166.161.12/oncoreV2/showdetails.aspx?id=50492576&amp;rn=1&amp;pi=0&amp;ref=search">http://205.166.161.12/oncoreV2/showdetails.aspx?id=50492576&amp;rn=1&amp;pi=0&amp;ref=search</text:a> <text:a xlink:type="simple" xlink:href="http://205.166.161.12/oncoreV2/showdetails.aspx?id=50492578&amp;rn=2&amp;pi=0&amp;ref=search">http://205.166.161.12/oncoreV2/showdetails.aspx?id=50492578&amp;rn=2&amp;pi=0&amp;ref=search</text:a>   <text:a xlink:type="simple" xlink:href="http://205.166.161.12/oncoreV2/showdetails.aspx?id=50492580&amp;rn=3&amp;pi=0&amp;ref=search">http://205.166.161.12/oncoreV2/showdetails.aspx?id=50492580&amp;rn=3&amp;pi=0&amp;ref=search</text:a>  <text:a xlink:type="simple" xlink:href="http://205.166.161.12/oncoreV2/showdetails.aspx?id=50492582&amp;rn=4&amp;pi=0&amp;ref=search">http://205.166.161.12/oncoreV2/showdetails.aspx?id=50492582&amp;rn=4&amp;pi=0&amp;ref=search</text:a> <text:a xlink:type="simple" xlink:href="http://205.166.161.12/oncoreV2/showdetails.aspx?id=50492584&amp;rn=5&amp;pi=0&amp;ref=search">http://205.166.161.12/oncoreV2/showdetails.aspx?id=50492584&amp;rn=5&amp;pi=0&amp;ref=search</text:a></text:p>
        <text:p text:style-name="Text_20_body"><text:span text:style-name="Strong_20_Emphasis">Maki, Gene</text:span> – Gene Maki, robo signer for MERS, no title listed <text:a xlink:type="simple" xlink:href="http://www.pascoclerk.com/i3/66-229-227-216IP2011056835.pdf">http://www.pascoclerk.com/i3/66-229-227-216IP2011056835.pdf</text:a>       Notary – Cynthia S. Macioce, Franklin County, Ohio</text:p>
        <text:p text:style-name="Text_20_body"><text:span text:style-name="Strong_20_Emphasis">Markham, Lisa</text:span>- <text:a xlink:type="simple" xlink:href="http://takeyourhomeback.com/">Lisa Markham</text:a>- robo signer for CR Title, CitiMortgage and Deutsche Bank <text:a xlink:type="simple" xlink:href="http://www.loansafe.org/forum/citi-mortgage/36803-mers-robo-citimortgage-sold-loan-pennymac-aug-2010-a.html">http://www.loansafe.org/forum/citi-mortgage/36803-mers-robo-citimortgage-sold-loan-pennymac-aug-2010-a.html</text:a></text:p>
        <text:p text:style-name="Text_20_body"><text:span text:style-name="Strong_20_Emphasis">Martinez, Kim – </text:span>Kim Martinez – signing as Asst Vice President of American Home Mortgage as Attorney-In-Fact for Taylor Bean &amp; Whitaker    <text:a xlink:type="simple" xlink:href="http://www.pascoclerk.com/i3/66-229-227-216IP2011056833.pdf">http://www.pascoclerk.com/i3/66-229-227-216IP2011056833.pdf</text:a><text:span text:style-name="Strong_20_Emphasis"> </text:span></text:p>
        <text:p text:style-name="Text_20_body"><text:span text:style-name="Strong_20_Emphasis">Mathews, M.-M. Mathews  </text:span>robo-signer for CitiMortgage-            http://www.dailyfinance.com/2010/10/02/robo-signing-scandal-spreads-documents-show-citi-and-wells-also/</text:p>
        <text:p text:style-name="Text_20_body"><text:span text:style-name="Strong_20_Emphasis">Mathis, Elizabeth –Elizabeth Mathis </text:span>is an employee of <text:span text:style-name="Strong_20_Emphasis">America’s Servicing Company </text:span>in Fort Mill, South Carolina. Mathis has signed Mortgage Assignments as Vice President of Loan Documentation, New Century Mortgage Corp. and Assistant Secretary of Mortgage Electronic Registration Systems, Inc. and as Vice President of Loan Documentation for Wells Fargo Bank, N.A., Attorney-in-Fact for New Century Mortgage Corporation.</text:p>
        <text:p text:style-name="Text_20_body"><text:span text:style-name="Strong_20_Emphasis">McEwen, Wendy- </text:span>Wendy McEwen notary for Margaret Dalton and Barbara Hindman <text:a xlink:type="simple" xlink:href="http://whatsignature.com/files/Dalton_Margaret.12.pdf">http://whatsignature.com/files/Dalton_Margaret.12.pdf</text:a>  <text:soft-page-break/><text:a xlink:type="simple" xlink:href="http://www.whatsignature.com/files/McEwen_Wendy.2.pdf">http://www.whatsignature.com/files/McEwen_Wendy.2.pdf</text:a>  <text:a xlink:type="simple" xlink:href="http://www.whatsignature.com/files/McEwen_Wendy.3.pdf">http://www.whatsignature.com/files/McEwen_Wendy.3.pdf</text:a>  <text:a xlink:type="simple" xlink:href="http://www.whatsignature.com/files/McEwen_Wendy.4.pdf">http://www.whatsignature.com/files/McEwen_Wendy.4.pdf</text:a>  <text:a xlink:type="simple" xlink:href="http://www.whatsignature.com/files/McEwen_Wendy.5.pdf">http://www.whatsignature.com/files/McEwen_Wendy.5.pdf</text:a> </text:p>
        <text:p text:style-name="Text_20_body"><text:span text:style-name="Strong_20_Emphasis">McGowan, Mary Jo</text:span>- Mary Jo McGowans’ notary expired on 7/3/07. Has signed for 6 different banks. <text:a xlink:type="simple" xlink:href="http://notaries.dos.state.fl.us/notidsearch.asp?id=1012235">http://notaries.dos.state.fl.us/notidsearch.asp?id=1012235</text:a></text:p>
        <text:p text:style-name="Text_20_body"><text:span text:style-name="Strong_20_Emphasis">McKinnon, Elsa –Elsa McKinnon </text:span>is an employee of Nationwide Title Clearing in Palm Harbor, FL. She signs as an officer of many different mortgage companies. She often signs to assign mortgages to trusts many years after the closing date of the trusts. Also a notary. <text:a xlink:type="simple" xlink:href="http://www.whatsignature.com/files/McKinnon_Elsa.pdf" office:target-frame-name="_new" xlink:show="replace">www.whatsignature.com/files/McKinnon_Elsa.pdf</text:a></text:p>
        <text:p text:style-name="Text_20_body"><text:span text:style-name="Strong_20_Emphasis">McKinzy, Brenda</text:span>- <text:a xlink:type="simple" xlink:href="http://takeyourhomeback.com/">Brenda McKinzy</text:a>- <text:a xlink:type="simple" xlink:href="http://www.deanmostofi.com/?p=924">http://www.deanmostofi.com/?p=924</text:a> <text:a xlink:type="simple" xlink:href="http://thehill.com/blogs/on-the-money/banking-financial-institutions/122195-bank-of-america-suspends-foreclosure-proceedings-in-23-states">http://thehill.com/blogs/on-the-money/banking-financial-institutions/122195-bank-of-america-suspends-foreclosure-proceedings-in-23-states</text:a></text:p>
        <text:p text:style-name="Text_20_body"><text:span text:style-name="Strong_20_Emphasis">McNulty, Deborah</text:span>- Deborah McNulty notary providing false notarization for various robo-signers. <text:a xlink:type="simple" xlink:href="http://members.beforeitsnews.com/story/520/933/Robo_Signers_h-z_Updated_April_1,_2011.html">http://members.beforeitsnews.com/story/520/933/Robo_Signers_h-z_Updated_April_1,_2011.html</text:a> <text:a xlink:type="simple" xlink:href="http://livinglies.wordpress.com/2011/01/28/foreclosure-hamlet-you-know-its-robo-signed-if-their-name-is/">http://livinglies.wordpress.com/2011/01/28/foreclosure-hamlet-you-know-its-robo-signed-if-their-name-is/</text:a>     <text:a xlink:type="simple" xlink:href="http://shamethebanks.org/jorge/robo-signer-misdeeds-may-help-homeowners">http://shamethebanks.org/jorge/robo-signer-misdeeds-may-help-homeowners</text:a>    <text:a xlink:type="simple" xlink:href="http://www.scribd.com/doc/47314589/ROBOSIGNOR-LIST-Robo-Signer-Alpha-List-Not-Updated">http://www.scribd.com/doc/47314589/ROBOSIGNOR-LIST-Robo-Signer-Alpha-List-Not-Updated</text:a>    <text:a xlink:type="simple" xlink:href="http://www.biggerpockets.com/blogs/1634">http://www.biggerpockets.com/blogs/1634</text:a> <text:a xlink:type="simple" xlink:href="http://gofightforeclosure.com/blog/category/preventing-foreclosure/">http://gofightforeclosure.com/blog/category/preventing-foreclosure/</text:a>  </text:p>
        <text:p text:style-name="Text_20_body"><text:span text:style-name="Strong_20_Emphasis">Menchise, Cathy</text:span>- <text:a xlink:type="simple" xlink:href="http://takeyourhomeback.com/">Cathy Menchise</text:a>- <text:a xlink:type="simple" xlink:href="http://stopforeclosurefraud.com/2010/11/16/mind-blowing-judge-schack-names-robo-signers-in-many-foreclosure-cases-greatest-hits/" office:target-frame-name="_new" xlink:show="replace">stopforeclosurefraud.com/2010/11/16/mind-blowing-judge-schack-names-robo-signers-in-many-foreclosure-cases-greatest-hits/</text:a></text:p>
        <text:h text:style-name="Heading_20_3" text:outline-level="3">Micholas, Matthew T. – Matthew T. Micholas signing as Attorney in Fact for BAC / Bank of America Assistant Vice President  <text:a xlink:type="simple" xlink:href="http://www.pascoclerk.com/i3/66-229-227-216IP2011056831.pdf">http://www.pascoclerk.com/i3/66-229-227-216IP2011056831.pdf</text:a></text:h>
        <text:h text:style-name="Heading_20_3" text:outline-level="3">Miller, Ric – Ric Miller signed for Wells Fargo and MERS as Officer for Both</text:h>
        <text:p text:style-name="Text_20_body"><text:a xlink:type="simple" xlink:href="http://general-practice.lawyers.com/blogs/archives/9516-Be-Aware-Of-Robo-Signers.html">http://general-practice.lawyers.com/blogs/archives/9516-Be-Aware-Of-Robo-Signers.html</text:a></text:p>
        <text:p text:style-name="Text_20_body"><text:span text:style-name="Strong_20_Emphasis">Miller, Sharita – </text:span>Sharita Miller was an employee in the Alpharetta, GA, office of Lender Processing Services. She often witnessed signatures on Mortgage Assignments.</text:p>
        <text:p text:style-name="Text_20_body"><text:span text:style-name="Strong_20_Emphasis">Mills, Liz- </text:span>Liz Mills, a process server in Palm Beach County, FL, had her signature “robo signed” by her employer, Gissen &amp; Zawyer, to “speed things up”.<text:span text:style-name="Strong_20_Emphasis"> </text:span><text:a xlink:type="simple" xlink:href="http://www.palmbeachpost.com/money/foreclosures/local-robo-signer-alleges-her-signatures-were-forged-1430142.html"><text:span text:style-name="Strong_20_Emphasis">http://www.palmbeachpost.com/money/foreclosures/local-robo-signer-alleges-her-signatures-were-forged-1430142.html</text:span></text:a><text:span text:style-name="Strong_20_Emphasis"> </text:span></text:p>
        <text:p text:style-name="Text_20_body"><text:span text:style-name="Strong_20_Emphasis">Moonan, Debbie – Debbie Moonan </text:span>was an employee of <text:span text:style-name="Strong_20_Emphasis">Lender Processing Services</text:span> in the office in Alpharetta, GA. Moonan signed Mortgage Assignments using various titles, including Vice President of American Home Mortgage Servicing. Moonan often signs these Assignments to trusts years after the closing date of the trusts. Moonan frequently signs Assignments for mortgage companies that filed for bankruptcy years before the effective date of the Assignment. Deutsche Bank National Trust Company is one of the banks that frequently uses Assignments signed by Moonan to foreclose.</text:p>
        <text:p text:style-name="Text_20_body"><text:span text:style-name="Strong_20_Emphasis">Moua, Shoua –</text:span>Shoua<text:span text:style-name="Strong_20_Emphasis"> </text:span>Moua is a notary in the Mendota Heights, MN, office of <text:span text:style-name="Strong_20_Emphasis">Lender Processing Services. </text:span><text:a xlink:type="simple" xlink:href="http://www.whatsignature.com/files/Moua_Shoua.pdf" office:target-frame-name="_new" xlink:show="replace">www.whatsignature.com/files/Moua_Shoua.pdf</text:a> <text:soft-page-break/><text:a xlink:type="simple" xlink:href="http://www.whatsignature.com/files/Moua_Shoua.1.pdf" office:target-frame-name="_new" xlink:show="replace">www.whatsignature.com/files/Moua_Shoua.1.pdf</text:a> <text:a xlink:type="simple" xlink:href="http://www.whatsignature.com/files/Moua_Shoua.2.pdf" office:target-frame-name="_new" xlink:show="replace">www.whatsignature.com/files/Moua_Shoua.2.pdf</text:a>  <text:a xlink:type="simple" xlink:href="http://www.whatsignature.com/files/Moua_Shoua.3.pdf" office:target-frame-name="_new" xlink:show="replace">www.whatsignature.com/files/Moua_Shoua.3.pdf</text:a> <text:a xlink:type="simple" xlink:href="http://www.whatsignature.com/files/Moua_Shoua.4.pdf" office:target-frame-name="_new" xlink:show="replace">www.whatsignature.com/files/Moua_Shoua.4.pdf</text:a></text:p>
        <text:p text:style-name="Text_20_body"><text:span text:style-name="Strong_20_Emphasis"><text:span text:style-name="T1">Moua,  Xee</text:span></text:span>- Xee Moua is an employee of  America’s Servicing Company, York County, SC – Moua full deposition <text:a xlink:type="simple" xlink:href="http://www.lsnj.org/keyRecentDevelopments/Foreclosure/materials/EXHIBITGWellsFargoDepositionMoua.pdf" office:target-frame-name="_new" xlink:show="replace">www.lsnj.org/keyRecentDevelopments/Foreclosure/materials/EXHIBITGWellsFargoDepositionMoua.pdf</text:a>   <text:a xlink:type="simple" xlink:href="http://www.bloomberg.com/news/2010-11-01/wells-fargo-foreclosure-robo-signer-draws-maryland-dismissal-motion.html" office:target-frame-name="_new" xlink:show="replace">www.bloomberg.com/news/2010-11-01/wells-fargo-foreclosure-robo-signer-draws-maryland-dismissal-motion.html</text:a>  <text:a xlink:type="simple" xlink:href="http://www.gastonforeclosures.org/full_deposition_transcript_of_ticor_title_stanley_silva__notice_of_defaults__lps__fidelity__mers__wells_fargo" office:target-frame-name="_new" xlink:show="replace">www.gastonforeclosures.org/full_deposition_transcript_of_ticor_title_stanley_silva__notice_of_defaults__lps__fidelity__mers__wells_fargo</text:a>  <text:a xlink:type="simple" xlink:href="http://www.whatsignature.com/files/Kennerty_Herman_John.1.pdf" office:target-frame-name="_new" xlink:show="replace">www.whatsignature.com/files/Kennerty_Herman_John.1.pdf</text:a>     http://4closurefraud.org/2011/02/20/hawaii-foreclosure-xee-moua-robo-signing-concerns-forestall-action/</text:p>
        <text:p text:style-name="Text_20_body"><text:span text:style-name="Strong_20_Emphasis">Moore, Crystal – </text:span>Crystal Moore is an employee at <text:a xlink:type="simple" xlink:href="http://takeyourhomeback.com/">Nationwide Title Clearing</text:a> <text:a xlink:type="simple" xlink:href="http://www.argus-press.com/news/national/article_df8a683a-e1d5-5b4a-b334-a4937e477ff7.html">http://www.argus-press.com/news/national/article_df8a683a-e1d5-5b4a-b334-a4937e477ff7.html</text:a> <text:a xlink:type="simple" xlink:href="http://www.whatsignature.com/files/Doko_Dhurata.3.pdf" office:target-frame-name="_new" xlink:show="replace"><text:span text:style-name="Strong_20_Emphasis">www.whatsignature.com/files/Doko_Dhurata.3.pdf</text:span></text:a><text:span text:style-name="Strong_20_Emphasis">,  </text:span><text:a xlink:type="simple" xlink:href="http://www.whatsignature.com/files/Doko_Dhurata.4.pdf" office:target-frame-name="_new" xlink:show="replace"><text:span text:style-name="Strong_20_Emphasis">www.whatsignature.com/files/Doko_Dhurata.4.pdf</text:span></text:a><text:span text:style-name="Strong_20_Emphasis">, </text:span><text:a xlink:type="simple" xlink:href="http://www.whatsignature.com/files/Doko_Dhurata.5.pdf" office:target-frame-name="_new" xlink:show="replace"><text:span text:style-name="Strong_20_Emphasis">www.whatsignature.com/files/Doko_Dhurata.5.pdf</text:span></text:a><text:span text:style-name="Strong_20_Emphasis">,    See video deposition of Crystal Moore at: </text:span><text:a xlink:type="simple" xlink:href="http://stopforeclosurefraud.com/2010/11/07/sff-exclusive-video-deposition-of-nationwide-title-crystal-moore/" office:target-frame-name="_new" xlink:show="replace"><text:span text:style-name="Strong_20_Emphasis">stopforeclosurefraud.com/2010/11/07/sff-exclusive-video-deposition-of-nationwide-title-crystal-moore/</text:span></text:a>  <text:s text:c="3"/><text:a xlink:type="simple" xlink:href="http://search.wn.com/?template=cheetah-search-adv/index.txt&amp;action=search&amp;results_type=news&amp;search_string=crystal" office:target-frame-name="_new" xlink:show="replace"><text:span text:style-name="Strong_20_Emphasis">search.wn.com/?template=cheetah-search-adv/index.txt&amp;action=search&amp;results_type=news&amp;search_string=crystal</text:span></text:a><text:span text:style-name="Strong_20_Emphasis"><text:span text:style-name="T1"> moore robosigner deposition on mortgage fraud of 4mp4&amp;language_id=1&amp;sort_type=-pub-datetime&amp;corpus=current&amp;search_type=expression    </text:span></text:span><text:a xlink:type="simple" xlink:href="http://www.argus-press.com/news/national/article_df8a683a-e1d5-5b4a-b334-a4937e477ff7.html"><text:span text:style-name="Strong_20_Emphasis">http://www.argus-press.com/news/national/article_df8a683a-e1d5-5b4a-b334-a4937e477ff7.html</text:span></text:a><text:span text:style-name="Strong_20_Emphasis"><text:span text:style-name="T1"> </text:span></text:span></text:p>
        <text:p text:style-name="Text_20_body"><text:span text:style-name="Strong_20_Emphasis">Moreland, Treva- </text:span>Treva Moreland- title-Collateral Control Team Leader on behalf of MetLife Bank, NA, by IBM Process Services. Inc. as Attorney-In-Fact <text:a xlink:type="simple" xlink:href="http://www.foreclosurehamlet.org/page/iso-signers?id=4164911%3APage%3A3955&amp;page=6">http://www.foreclosurehamlet.org/page/iso-signers?id=4164911%3APage%3A3955&amp;page=6</text:a><text:span text:style-name="Strong_20_Emphasis">  </text:span><text:a xlink:type="simple" xlink:href="http://carollawsonpa.blogspot.com/2011/02/more-accused-robo-signers.html">http://carollawsonpa.blogspot.com/2011/02/more-accused-robo-signers.html</text:a><text:span text:style-name="Strong_20_Emphasis"> </text:span></text:p>
        <text:p text:style-name="Text_20_body"><text:span text:style-name="Strong_20_Emphasis">Munoz, Florina</text:span>- Florina Munoz- notary for Margaret Dalton- <text:a xlink:type="simple" xlink:href="http://whatsignature.com/files/Dalton_Margaret.7.pdf">http://whatsignature.com/files/Dalton_Margaret.7.pdf</text:a>  <text:a xlink:type="simple" xlink:href="http://whatsignature.com/files/Dalton_Margaret.8.pdf">http://whatsignature.com/files/Dalton_Margaret.8.pdf</text:a> <text:a xlink:type="simple" xlink:href="http://whatsignature.com/files/Dalton_Margaret.9.pdf">http://whatsignature.com/files/Dalton_Margaret.9.pdf</text:a>  <text:a xlink:type="simple" xlink:href="http://whatsignature.com/files/Dalton_Margaret.11.JPG">http://whatsignature.com/files/Dalton_Margaret.11.JPG</text:a>  <text:a xlink:type="simple" xlink:href="http://whatsignature.com/files/Dalton_Margaret.14.pdf">http://whatsignature.com/files/Dalton_Margaret.14.pdf</text:a></text:p>
        <text:p text:style-name="Text_20_body"><text:span text:style-name="Strong_20_Emphasis">Munoz, Martha</text:span>- Martha Munoz- signs as MERS Assistant Secretary <text:a xlink:type="simple" xlink:href="http://205.166.161.12/oncoreV2/showdetails.aspx?id=50492574&amp;rn=0&amp;pi=0&amp;ref=search">http://205.166.161.12/oncoreV2/showdetails.aspx?id=50492574&amp;rn=0&amp;pi=0&amp;ref=search</text:a>  <text:a xlink:type="simple" xlink:href="http://205.166.161.12/oncoreV2/showdetails.aspx?id=50492576&amp;rn=1&amp;pi=0&amp;ref=search">http://205.166.161.12/oncoreV2/showdetails.aspx?id=50492576&amp;rn=1&amp;pi=0&amp;ref=search</text:a> <text:a xlink:type="simple" xlink:href="http://205.166.161.12/oncoreV2/showdetails.aspx?id=50492578&amp;rn=2&amp;pi=0&amp;ref=search">http://205.166.161.12/oncoreV2/showdetails.aspx?id=50492578&amp;rn=2&amp;pi=0&amp;ref=search</text:a>   <text:a xlink:type="simple" xlink:href="http://205.166.161.12/oncoreV2/showdetails.aspx?id=50492580&amp;rn=3&amp;pi=0&amp;ref=search">http://205.166.161.12/oncoreV2/showdetails.aspx?id=50492580&amp;rn=3&amp;pi=0&amp;ref=search</text:a>  <text:a xlink:type="simple" xlink:href="http://205.166.161.12/oncoreV2/showdetails.aspx?id=50492582&amp;rn=4&amp;pi=0&amp;ref=search">http://205.166.161.12/oncoreV2/showdetails.aspx?id=50492582&amp;rn=4&amp;pi=0&amp;ref=search</text:a>  <text:a xlink:type="simple" xlink:href="http://205.166.161.12/oncoreV2/showdetails.aspx?id=50492584&amp;rn=5&amp;pi=0&amp;ref=search">http://205.166.161.12/oncoreV2/showdetails.aspx?id=50492584&amp;rn=5&amp;pi=0&amp;ref=search</text:a> <text:a xlink:type="simple" xlink:href="http://205.166.161.12/oncoreV2/showdetails.aspx?id=50646665&amp;rn=0&amp;pi=0&amp;ref=search">http://205.166.161.12/oncoreV2/showdetails.aspx?id=50646665&amp;rn=0&amp;pi=0&amp;ref=search</text:a></text:p>
        <text:p text:style-name="Text_20_body">Muradyan, Srbui – Srbui Muradyan – robo signer for BAC / Countrywide <text:a xlink:type="simple" xlink:href="http://pubrec3.hillsclerk.com/oncore/showdetails.aspx?id=16039374&amp;rn=0&amp;pi=0&amp;ref=search">http://pubrec3.hillsclerk.com/oncore/showdetails.aspx?id=16039374&amp;rn=0&amp;pi=0&amp;ref=search</text:a>  SEE REPLY SECTION  FOR MORE INFORMATION</text:p>
        <text:p text:style-name="Text_20_body"><text:a xlink:type="simple" xlink:href="http://takeyourhomeback.com/"><text:span text:style-name="Strong_20_Emphasis">Murray, Suchan</text:span></text:a><text:a xlink:type="simple" xlink:href="http://takeyourhomeback.com/">– Suchan Murray was an employee of  IndyMac Bank Home Loan Servicing</text:a>, Travis County, TX <text:a xlink:type="simple" xlink:href="http://members.beforeitsnews.com/story/384/230/Robo_Signer_Update_List_For_Jan._30,_2011.html" office:target-frame-name="_new" xlink:show="replace">members.beforeitsnews.com/story/384/230/Robo_Signer_Update_List_For_Jan._30,_2011.html</text:a>     <text:soft-page-break/> <text:a xlink:type="simple" xlink:href="http://beforeitsnews.info/story/376/219/Robo_Signer_Updated_List.html" office:target-frame-name="_new" xlink:show="replace">beforeitsnews.info/story/376/219/Robo_Signer_Updated_List.html</text:a>  <text:a xlink:type="simple" xlink:href="http://uncrc.info/anderson-ctx-mortgage-rodney" office:target-frame-name="_new" xlink:show="replace">uncrc.info/anderson-ctx-mortgage-rodney</text:a><text:a xlink:type="simple" xlink:href="http://mariokenny.wordpress.com/2010/08/23/fake-assignments-of-mortgagefraudmicheal-kochndex-technologies-llcsteven-kanescott-andersonjohn-codytamara-pricedory-or-dorey-coebelbernice-thellsarah-rubinamy-paymentjoseph-alvaradofeli/" office:target-frame-name="_new" xlink:show="replace">mariokenny.wordpress.com/2010/08/23/fake-assignments-of-mortgagefraudmicheal-kochndex-technologies-llcsteven-kanescott-andersonjohn-codytamara-pricedory-or-dorey-coebelbernice-thellsarah-rubinamy-paymentjoseph-alvaradofeli/</text:a>     <text:a xlink:type="simple" xlink:href="http://pippinghole.blogspot.com/2010/12/robo-signers-signors-names-revealed.html" office:target-frame-name="_new" xlink:show="replace">pippinghole.blogspot.com/2010/12/robo-signers-signors-names-revealed.html</text:a><text:a xlink:type="simple" xlink:href="http://livinglies.wordpress.com/2010/04/20/new-mers-case-bellistri-v-ocwen-loan-servicing-mo-app-20100309/" office:target-frame-name="_new" xlink:show="replace">livinglies.wordpress.com/2010/04/20/new-mers-case-bellistri-v-ocwen-loan-servicing-mo-app-20100309/</text:a>    <text:a xlink:type="simple" xlink:href="http://livinglies.wordpress.com/2010/11/16/pardon-me-here-it-is-congressional-oversight-report-mers-discussion/" office:target-frame-name="_new" xlink:show="replace">livinglies.wordpress.com/2010/11/16/pardon-me-here-it-is-congressional-oversight-report-mers-discussion/</text:a>    <text:a xlink:type="simple" xlink:href="http://www.foreclosurehamlet.org/profiles/blogs/brian-burnett-of-onewest-bank" office:target-frame-name="_new" xlink:show="replace">www.foreclosurehamlet.org/profiles/blogs/brian-burnett-of-onewest-bank</text:a>  <text:a xlink:type="simple" xlink:href="http://www.scribd.com/doc/44670159/Motion-re-MERS-assignment-no-signing-authority" office:target-frame-name="_new" xlink:show="replace">www.scribd.com/doc/44670159/Motion-re-MERS-assignment-no-signing-authority</text:a><text:a xlink:type="simple" xlink:href="http://www.certifiedforensicloanauditors.com/securitization_research_memorandum_loan_audit.pdf" office:target-frame-name="_new" xlink:show="replace">www.certifiedforensicloanauditors.com/securitization_research_memorandum_loan_audit.pdf</text:a></text:p>
        <text:p text:style-name="Text_20_body"><text:span text:style-name="Strong_20_Emphasis">Musella, Karina- </text:span>Karina Musella was an attorney for David J. Stern. She now works here: <text:a xlink:type="simple" xlink:href="http://www.floridabar.org/names.nsf/0/3C1BD2B86B9F7B1A85257212004E678F?OpenDocument">http://www.floridabar.org/names.nsf/0/3C1BD2B86B9F7B1A85257212004E678F?OpenDocument</text:a>    <text:a xlink:type="simple" xlink:href="http://pibillwarner.wordpress.com/2009/05/18/connecticut-man-files-massive-lawsuit-against-david-j-stern-law-firm-attorney-karina-musella-of-plantation-fl-for-illegal-foreclosure/">http://pibillwarner.wordpress.com/2009/05/18/connecticut-man-files-massive-lawsuit-against-david-j-stern-law-firm-attorney-karina-musella-of-plantation-fl-for-illegal-foreclosure/</text:a>     <text:a xlink:type="simple" xlink:href="http://www.zimbio.com/Crime,+Background+Checks,+Foul-Play,+Fraud+And+Investigations/articles/8IO_nQZsOFu/WSJ+Judge+Finds+Fraud+Foreclosure+Mess+David">http://www.zimbio.com/Crime,+Background+Checks,+Foul-Play,+Fraud+And+Investigations/articles/8IO_nQZsOFu/WSJ+Judge+Finds+Fraud+Foreclosure+Mess+David</text:a> </text:p>
        <text:p text:style-name="Text_20_body"><text:span text:style-name="Strong_20_Emphasis">Nadaravic, Nura- Nura Nadaravic </text:span>is the top Mortgage Signer between January – July 2011 representing JPMorgan Chase Bank, NA in Jacksonville, Florida. She appears to work with Margaret Dalton, Barbara Hindman, Flornina Munoz aka Nina Munoz in Florida office</text:p>
        <text:p text:style-name="Text_20_body"><text:span text:style-name="Strong_20_Emphasis">Nagy, Steve –</text:span>Steve Nagy<text:span text:style-name="Strong_20_Emphasis"> </text:span>signs Mortgage Assignments as Vice President, Records Management, New Century Mortgage Corporation.    <text:a xlink:type="simple" xlink:href="http://www.scribd.com/doc/20887303/New-Century-Mortgage-Forgeries-Notarized-Illegal-Stamped-Signatures-Newsletter-Nagy" office:target-frame-name="_new" xlink:show="replace">www.scribd.com/doc/20887303/New-Century-Mortgage-Forgeries-Notarized-Illegal-Stamped-Signatures-Newsletter-Nagy</text:a>  <text:a xlink:type="simple" xlink:href="http://www.frauddigest.com/indictments/0LNWLQ-ShowPDF.aspx.pdf.pdf" office:target-frame-name="_new" xlink:show="replace">www.frauddigest.com/indictments/0LNWLQ-ShowPDF.aspx.pdf.pdf</text:a><text:a xlink:type="simple" xlink:href="http://4closurefraud.org/2011/01/09/fraudclosuregate-grandma-in-california-does-some-sleuthing-and-uncovers-major-robo-notary-violations/" office:target-frame-name="_new" xlink:show="replace">4closurefraud.org/2011/01/09/fraudclosuregate-grandma-in-california-does-some-sleuthing-and-uncovers-major-robo-notary-violations/</text:a>     <text:a xlink:type="simple" xlink:href="http://www.frauddigest.com/indictments/0LNWLQ-ShowPDF.aspx.pdf.pdf">http://www.frauddigest.com/indictments/0LNWLQ-ShowPDF.aspx.pdf.pdf</text:a></text:p>
        <text:p text:style-name="Text_20_body">Naiman, Randall – Randall Naiman – <text:span text:style-name="Strong_20_Emphasis"><text:span text:style-name="Emphasis">Mr. Randall Naiman , Esquire is an attorney representing LEHMAN BROTHERS STRUCTURED ASSET SECURITIES CORPORATION. Sidenote: I don’t know if this has any bearing but Lehman filed for Bankruptcy September 15, 2008  they are the owner of our note and Chase is the server for them. Shouldn’t this be a part of the court proceedings ?     </text:span></text:span><text:a xlink:type="simple" xlink:href="http://shamethebanks.org/mortgage-stories/porter-sandra-johnson-clovis-ca">http://shamethebanks.org/mortgage-stories/porter-sandra-johnson-clovis-ca</text:a>   <text:a xlink:type="simple" xlink:href="http://www.scribd.com/doc/27800258/pos040-PROOF-OF-SERVICE—CIVIL">http://www.scribd.com/doc/27800258/pos040-PROOF-OF-SERVICE%E2%80%94CIVIL</text:a>   <text:a xlink:type="simple" xlink:href="http://tenantstogether.org/downloads/Third%20Annual%20Report,%20California%20Renters%20in%20the%20Foreclosure%20Crisis.pdf">http://tenantstogether.org/downloads/Third%20Annual%20Report,%20California%20Renters%20in%20the%20Foreclosure%20Crisis.pdf</text:a>     <text:a xlink:type="simple" xlink:href="http://merscaught.blogspot.com/2010/03/mers-fraudulant-assignments-illegal.html">http://merscaught.blogspot.com/2010/03/mers-fraudulant-assignments-illegal.html</text:a>   <text:a xlink:type="simple" xlink:href="http://www.huffingtonpost.com/2010/10/20/fortune-defends-the-banks_n_769808.html">http://www.huffingtonpost.com/2010/10/20/fortune-defends-the-banks_n_769808.html</text:a>   <text:a xlink:type="simple" xlink:href="http://www.docstoc.com/docs/63018555/Default-Servicing-Technologies--Llc">http://www.docstoc.com/docs/63018555/Default-Servicing-Technologies–Llc</text:a></text:p>
        <text:p text:style-name="Text_20_body"><text:a xlink:type="simple" xlink:href="http://takeyourhomeback.com/"><text:span text:style-name="Strong_20_Emphasis"><text:span text:style-name="T1">NATIONAL DEFAULT SERVICING COMPANY</text:span></text:span></text:a><text:span text:style-name="Strong_20_Emphasis">–      FULL DEPOSITION </text:span><text:a xlink:type="simple" xlink:href="http://www.gastonforeclosures.org/full_deposition_transcript_of_ticor_title_stanley_silva__notice_of_defaults__lps__fidelity__mers__wells_fargo" office:target-frame-name="_new" xlink:show="replace"><text:span text:style-name="Strong_20_Emphasis">www.gastonforeclosures.org/full_deposition_transcript_of_ticor_title_stanley_silva__notice_of_defaults__lps__fidelity__mers__wells_fargo</text:span></text:a></text:p>
        <text:p text:style-name="Text_20_body"><text:span text:style-name="Strong_20_Emphasis"><text:span text:style-name="T1">ROBO SIGNER LIST FOR NATIONWIDE TITLE CLEARING</text:span></text:span><text:span text:style-name="Strong_20_Emphasis">, Palm Harbor, FL (Pinellas County)</text:span></text:p>
        <text:p text:style-name="Text_20_body"><text:span text:style-name="Strong_20_Emphasis">Bly, Bryan … <text:s text:c="2"/>Castro, Vilma … <text:s text:c="2"/>Doko, Dhurato … <text:s text:c="2"/>Jones, Christopher … <text:s text:c="2"/>McKinnon, Elsa … <text:s text:c="2"/>Moore, Crystal <text:s/>… <text:s text:c="2"/>Nelson, Joyce</text:span></text:p>
        <text:p text:style-name="Text_20_body"><text:span text:style-name="Strong_20_Emphasis">Kim Goelz</text:span> – <text:a xlink:type="simple" xlink:href="http://www.scribd.com/doc/61146555/ROBO-GALORE-LYNN-S-LIST-OF-TOP-MORTGAGE-SIGNERS-FOR-FIRST-HALF-OF-2011">http://www.scribd.com/doc/61146555/ROBO-GALORE-LYNN-S-LIST-OF-TOP-MORTGAGE-SIGNERS-FOR-FIRST-HALF-OF-2011</text:a></text:p>
        <text:p text:style-name="Text_20_body"><text:span text:style-name="Strong_20_Emphasis">Mary Sarmiento</text:span> – <text:a xlink:type="simple" xlink:href="http://www.scribd.com/doc/61146555/ROBO-GALORE-LYNN-S-LIST-OF-TOP-MORTGAGE-SIGNERS-FOR-FIRST-HALF-OF-2011">http://www.scribd.com/doc/61146555/ROBO-GALORE-LYNN-S-LIST-OF-TOP-</text:a><text:soft-page-break/><text:a xlink:type="simple" xlink:href="http://www.scribd.com/doc/61146555/ROBO-GALORE-LYNN-S-LIST-OF-TOP-MORTGAGE-SIGNERS-FOR-FIRST-HALF-OF-2011">MORTGAGE-SIGNERS-FOR-FIRST-HALF-OF-2011</text:a> </text:p>
        <text:p text:style-name="Text_20_body">List of most notaries utilized by <text:span text:style-name="Strong_20_Emphasis"><text:span text:style-name="T1">New Century</text:span></text:span> and <text:span text:style-name="Strong_20_Emphasis"><text:span text:style-name="T1">Home123</text:span></text:span> (<text:a xlink:type="simple" xlink:href="http://foreclosuredefensenationwide.com/?p=254">http://foreclosuredefensenationwide.com/?p=254</text:a> ) all CA notaries:<text:line-break/><text:span text:style-name="Strong_20_Emphasis">Andres Rojas … <text:s text:c="2"/>Erika Reyes … <text:s text:c="2"/>Marisa G. Carrasco … <text:s text:c="2"/>Azin Rahmanpanah … <text:s text:c="2"/>Michelle Flores … <text:s text:c="2"/>Victor Perez</text:span></text:p>
        <text:p text:style-name="Text_20_body"><text:span text:style-name="Strong_20_Emphasis">Newland, William</text:span>- a.k.a.<text:a xlink:type="simple" xlink:href="http://takeyourhomeback.com/">William “Bill” Newland</text:a>-  Vice President of Security and Compliance at <text:span text:style-name="Strong_20_Emphasis">Lenders Processing (LPS)</text:span> see full    deposition      <text:a xlink:type="simple" xlink:href="http://stopforeclosurefraud.com/2010/12/16/sff-bombshell-deposition-transcript-of-lps-fidelity-bill-newland/" office:target-frame-name="_new" xlink:show="replace">stopforeclosurefraud.com/2010/12/16/sff-bombshell-deposition-transcript-of-lps-fidelity-bill-newland/</text:a><text:a xlink:type="simple" xlink:href="http://4closurefraud.org/2011/03/28/daily-finance-why-your-bank-may-be-wrong-about-what-you-owe-on-your-mortgage/" office:target-frame-name="_new" xlink:show="replace">4closurefraud.org/2011/03/28/daily-finance-why-your-bank-may-be-wrong-about-what-you-owe-on-your-mortgage/</text:a></text:p>
        <text:p text:style-name="Text_20_body"><text:span text:style-name="Strong_20_Emphasis">Nieblas, Debbie</text:span> – Debbie Nieblas – prepared assignment of mortgage for CoreLogic <text:a xlink:type="simple" xlink:href="http://205.166.161.12/oncoreV2/showdetails.aspx?id=50394462&amp;rn=0&amp;pi=0&amp;ref=search">http://205.166.161.12/oncoreV2/showdetails.aspx?id=50394462&amp;rn=0&amp;pi=0&amp;ref=search</text:a> <text:a xlink:type="simple" xlink:href="http://205.166.161.12/oncoreV2/showdetails.aspx?id=50394464&amp;rn=1&amp;pi=0&amp;ref=search">http://205.166.161.12/oncoreV2/showdetails.aspx?id=50394464&amp;rn=1&amp;pi=0&amp;ref=search</text:a></text:p>
        <text:p text:style-name="Text_20_body"><text:span text:style-name="Strong_20_Emphasis">Nolan, Angela</text:span>- <text:a xlink:type="simple" xlink:href="http://takeyourhomeback.com/">Angela Nolan</text:a>- V.P. with Chase. See full deposition at <text:a xlink:type="simple" xlink:href="http://stopforeclosurefraud.com/wp-content/uploads/2010/09/Deposition_of_Angela_Nolan.pdf" office:target-frame-name="_new" xlink:show="replace"><text:span text:style-name="Strong_20_Emphasis">stopforeclosurefraud.com/wp-content/uploads/2010/09/Deposition_of_Angela_Nolan.pdf</text:span></text:a><text:a xlink:type="simple" xlink:href="http://www.scribd.com/doc/27975756/Full-Deposition-of-Angela-Nolan-Robo-Signer-at-Chase-Home-Finance-DeUTSCHE-BANK-NATIONAL-TRUST-COMPANY" office:target-frame-name="_new" xlink:show="replace"><text:span text:style-name="Strong_20_Emphasis">www.scribd.com/doc/27975756/Full-Deposition-of-Angela-Nolan-Robo-Signer-at-Chase-Home-Finance-DeUTSCHE-BANK-NATIONAL-TRUST-COMPANY</text:span></text:a><text:span text:style-name="Strong_20_Emphasis">                           http://www.how2fightforeclosure.com/2010/09/re-introducing-angela-nolan-of-jp-morgan-chase-%e2%80%93-another-form-of-robo-signer-%e2%80%93-autopen/</text:span></text:p>
        <text:p text:style-name="Text_20_body"><text:span text:style-name="Strong_20_Emphasis">Nord, Harold – Harold Nord III – robo signer as Assistant Secretary for Sand Canyon f/k/a/ Option One   </text:span><text:a xlink:type="simple" xlink:href="http://www.pascoclerk.com/i3/66-229-227-216IP2011056834.pdf"><text:span text:style-name="Strong_20_Emphasis">http://www.pascoclerk.com/i3/66-229-227-216IP2011056834.pdf</text:span></text:a><text:span text:style-name="Strong_20_Emphasis">   Notary- Gerhard Heckermann</text:span></text:p>
        <text:p text:style-name="Text_20_body"><text:span text:style-name="Strong_20_Emphasis">Noriega, Marti –Marti Noriega </text:span>is an employee of Litton Loan Servicing in Harris Co, TX (Texas).   <text:a xlink:type="simple" xlink:href="http://members.beforeitsnews.com/story/520/933/Robo_Signers_h-z_Updated_April_1,_2011.html">http://members.beforeitsnews.com/story/520/933/Robo_Signers_h-z_Updated_April_1,_2011.html</text:a>          <text:a xlink:type="simple" xlink:href="http://4closurefraud.org/2011/03/30/full-deposition-of-tywanna-thomas-mother-cheryl-denise-thomas-of-docx-lps/">http://4closurefraud.org/2011/03/30/full-deposition-of-tywanna-thomas-mother-cheryl-denise-thomas-of-docx-lps/</text:a>     <text:a xlink:type="simple" xlink:href="http://stopforeclosurefraud.com/2011/04/11/foreclosure-diaries-litton-loan-mod-attempt-2-steven-j-baum-foreclosure-mill/">http://stopforeclosurefraud.com/2011/04/11/foreclosure-diaries-litton-loan-mod-attempt-2-steven-j-baum-foreclosure-mill/</text:a>    <text:a xlink:type="simple" xlink:href="http://stopforeclosurefraud.com/2010/10/10/false-statements-bank-of-america-florida-default-law-group-law-offices-of-david-stern-lender-processing-services-litton-loan-servicing-cheryl-samons-security-connections-inc/">http://stopforeclosurefraud.com/2010/10/10/false-statements-bank-of-america-florida-default-law-group-law-offices-of-david-stern-lender-processing-services-litton-loan-servicing-cheryl-samons-security-connections-inc/</text:a>     <text:a xlink:type="simple" xlink:href="http://www.deanmostofi.com/?p=924">http://www.deanmostofi.com/?p=924</text:a>      <text:a xlink:type="simple" xlink:href="http://livinglies.wordpress.com/2010/02/25/hers-info-invalid-notarization/">http://livinglies.wordpress.com/2010/02/25/hers-info-invalid-notarization/</text:a>  <text:a xlink:type="simple" xlink:href="http://www.massrealestatelawblog.com/2010/10/02/major-lenders-halt-foreclosures-over-concerns-with-faulty-documents/">http://www.massrealestatelawblog.com/2010/10/02/major-lenders-halt-foreclosures-over-concerns-with-faulty-documents/</text:a>      <text:a xlink:type="simple" xlink:href="http://whatsignature.com/files/Unknown_-%20from_South_Carolina.pdf">whatsignature.com/files/Unknown_- from_South_Carolina.pdf</text:a>  <text:a xlink:type="simple" xlink:href="http://www.deanmostofi.com/?p=924" office:target-frame-name="_new" xlink:show="replace">www.deanmostofi.com/?p=924</text:a></text:p>
        <text:p text:style-name="Text_20_body"><text:span text:style-name="Strong_20_Emphasis">North, Becky –Becky North </text:span>is an employee of <text:span text:style-name="Strong_20_Emphasis">Lender Processing Services </text:span>in Mendota Heights, Dakota County, MN. She signs Mortgage Assignments as an officer of MERS, servicing companies, and lenders. North often signs these Assignments to trusts years after the closing date of the trusts. North frequently signs Assignments for mortgage companies that filed for bankruptcy years before the effective date of the Assignment. Deutsche Bank National Trust Company is one of the banks that frequently uses Assignments signed by North to foreclose.</text:p>
        <text:p text:style-name="Text_20_body"><text:span text:style-name="Strong_20_Emphasis"><text:span text:style-name="T1">OCWEN FINANCIAL CORP.</text:span></text:span></text:p>
        <text:p text:style-name="Text_20_body"><text:span text:style-name="Strong_20_Emphasis"><text:span text:style-name="T1">ROBO SIGNER LIST FOR OCWEN LOAN SERVICING, LLC (Palm Beach County, FL) BEWARE OF ATTEMPTED SHORT SALES WITH OCWEN- </text:span></text:span><text:a xlink:type="simple" xlink:href="http://shortsaledailynews.com/hey-ocwen-you-are-short-sale-busted/"><text:span text:style-name="Strong_20_Emphasis">http://shortsaledailynews.com/hey-ocwen-you-are-short-sale-busted/</text:span></text:a><text:span text:style-name="Strong_20_Emphasis"><text:span text:style-name="T1"> </text:span></text:span></text:p>
        <text:p text:style-name="Text_20_body"><text:span text:style-name="Strong_20_Emphasis">Anderson, Scott … <text:s text:c="2"/>Arias, Leticia <text:s/>… <text:s text:c="2"/>Burgess, Jonathan … <text:s text:c="2"/>Carter, Christina … <text:s text:c="2"/>Chapman, Doris <text:s/>… <text:s text:c="2"/>Eller, Nancy … <text:s text:c="2"/>Hanna, Michael <text:s/>… <text:s text:c="2"/>Jackson, Kevin </text:span></text:p>
        <text:p text:style-name="Text_20_body"><text:soft-page-break/><text:span text:style-name="Strong_20_Emphasis">Lesli Goodman</text:span> – <text:a xlink:type="simple" xlink:href="http://www.scribd.com/doc/61146555/ROBO-GALORE-LYNN-S-LIST-OF-TOP-MORTGAGE-SIGNERS-FOR-FIRST-HALF-OF-2011">http://www.scribd.com/doc/61146555/ROBO-GALORE-LYNN-S-LIST-OF-TOP-MORTGAGE-SIGNERS-FOR-FIRST-HALF-OF-2011</text:a></text:p>
        <text:p text:style-name="Text_20_body"><text:span text:style-name="Strong_20_Emphasis">Rene Martinez</text:span> – <text:a xlink:type="simple" xlink:href="http://www.scribd.com/doc/61146555/ROBO-GALORE-LYNN-S-LIST-OF-TOP-MORTGAGE-SIGNERS-FOR-FIRST-HALF-OF-2011">http://www.scribd.com/doc/61146555/ROBO-GALORE-LYNN-S-LIST-OF-TOP-MORTGAGE-SIGNERS-FOR-FIRST-HALF-OF-2011</text:a> </text:p>
        <text:p text:style-name="Text_20_body"><text:span text:style-name="Strong_20_Emphasis">Ramirez, Elsie <text:s/>… <text:s text:c="2"/>Taveras, Oscar <text:s/>… <text:s text:c="2"/>Turner, William</text:span></text:p>
        <text:p text:style-name="Text_20_body"><text:span text:style-name="Strong_20_Emphasis">Odom, Christine</text:span> – Christine Odom a Vice President of MERS / Fremont Investment &amp; Loan  <text:a xlink:type="simple" xlink:href="http://205.166.161.12/oncoreV2/showdetails.aspx?id=47976466&amp;rn=67&amp;pi=6&amp;ref=search">http://205.166.161.12/oncoreV2/showdetails.aspx?id=47976466&amp;rn=67&amp;pi=6&amp;ref=search</text:a>  </text:p>
        <text:p text:style-name="Text_20_body"><text:span text:style-name="Strong_20_Emphasis">Ohde, Jessica –Jessica Ohde </text:span> was an employee of Lender Processing Services in Alpharetta, GA. She signed several hundred thousand Mortgage Assignments. There are many distinctly different versions of the Jessica Ohde signature. Ohde frequently signed Assignments to trusts several years after the closing dates of the trust. Ohde also signed as an officer of companies that had fled for bankruptcy or were no longer in existence. Deutsche Bank National Trust Company often uses Jessica Ohde Assignments to foreclose. Job titles claimed by Ohde include:</text:p>
        <text:list xml:id="list33566476" text:style-name="L23">
          <text:list-item>
            <text:p text:style-name="P56">Vice President, Bank of America, N.A.; </text:p>
          </text:list-item>
          <text:list-item>
            <text:p text:style-name="P56">Assistant Vice President, American Home Mortgage Servicing, as successor-in-interest to Option One Mortgage Corp.; </text:p>
          </text:list-item>
          <text:list-item>
            <text:p text:style-name="P56">Assistant Secretary, American Home Mortgage Servicing; </text:p>
          </text:list-item>
          <text:list-item>
            <text:p text:style-name="P56">Assistant Secretary, Atlantic Bay Mortgage Group, LLC, by American Home Mortgage Servicing, as Attorney-in-Fact; </text:p>
          </text:list-item>
          <text:list-item>
            <text:p text:style-name="P56">Assistant Secretary, Mortgage Electronic Registration Systems, Inc., as nominee for American Brokers Conduit; </text:p>
          </text:list-item>
          <text:list-item>
            <text:p text:style-name="P56">Assistant Secretary, Mortgage Electronic Registration Systems, Inc., as nominee for American Home Mortgage Acceptance; </text:p>
          </text:list-item>
          <text:list-item>
            <text:p text:style-name="P56">Assistant Secretary, Sand Canyon Corporation </text:p>
          </text:list-item>
          <text:list-item>
            <text:p text:style-name="P23">Vice President, Seattle Mortgage Company.  <text:a xlink:type="simple" xlink:href="http://www.whatsignature.com/files/Green_Linda.pdf" office:target-frame-name="_new" xlink:show="replace">www.whatsignature.com/files/Green_Linda.pdf</text:a>, <text:a xlink:type="simple" xlink:href="http://www.whatsignature.com/files/Thoresen_Linda.pdf" office:target-frame-name="_new" xlink:show="replace">www.whatsignature.com/files/Thoresen_Linda.pdf</text:a>,  <text:a xlink:type="simple" xlink:href="http://www.frauddigest.com/indictments/VErRd8-ShowPDF.aspx.pdf.pdf" office:target-frame-name="_new" xlink:show="replace">www.frauddigest.com/indictments/VErRd8-ShowPDF.aspx.pdf.pdf</text:a>, <text:a xlink:type="simple" xlink:href="http://api.ning.com/files/aqSARSiTkefAl9393gVzsI3f4SH1*K1goYHMlptGDfY6PAwGI82Ew0u8u0YJVF82HF8Gbyo90CbsDap8NovcnUFMr36wxshl/JessicaOhdesignaturesamples.pdf" office:target-frame-name="_new" xlink:show="replace">api.ning.com/files/aqSARSiTkefAl9393gVzsI3f4SH1*K1goYHMlptGDfY6PAwGI82Ew0u8u0YJVF82HF8Gbyo90CbsDap8NovcnUFMr36wxshl/JessicaOhdesignaturesamples.pdf</text:a>  – 5different signatures <text:a xlink:type="simple" xlink:href="http://foreclosureblues.wordpress.com/2010/10/04/the-dirty-dozen-banks-most-responsible-for-foreclosure-" office:target-frame-name="_new" xlink:show="replace">foreclosureblues.wordpress.com/2010/10/04/the-dirty-dozen-banks-most-responsible-for-foreclosure-</text:a> fraud/<text:a xlink:type="simple" xlink:href="http://www.whatsignature.com/files/Ohde_Jessica.pdf" office:target-frame-name="_new" xlink:show="replace">www.whatsignature.com/files/Ohde_Jessica.pdf</text:a><text:span text:style-name="T1">  </text:span><text:a xlink:type="simple" xlink:href="http://www.whatsignature.com/files/Ohde_Jessica.1.pdf" office:target-frame-name="_new" xlink:show="replace">www.whatsignature.com/files/Ohde_Jessica.1.pdf</text:a> </text:p>
          </text:list-item>
        </text:list>
        <text:p text:style-name="Text_20_body"><text:span text:style-name="Strong_20_Emphasis">ONEWEST BANK</text:span>- <text:a xlink:type="simple" xlink:href="http://tiffanylarthur.wordpress.com/2011/06/27/false-statements/">http://tiffanylarthur.wordpress.com/2011/06/27/false-statements/</text:a></text:p>
        <text:p text:style-name="Text_20_body">Robo Signers From <text:span text:style-name="Strong_20_Emphasis">Orion Financial Group</text:span>, Southlake, Texas:</text:p>
        <text:p text:style-name="Text_20_body">signed mortgage assignments to trusts as officers of MERS and many lenders:</text:p>
        <text:p text:style-name="Text_20_body"><text:span text:style-name="Strong_20_Emphasis">M. Arndt</text:span> – <text:a xlink:type="simple" xlink:href="http://www.scribd.com/doc/61146555/ROBO-GALORE-LYNN-S-LIST-OF-TOP-MORTGAGE-SIGNERS-FOR-FIRST-HALF-OF-2011">http://www.scribd.com/doc/61146555/ROBO-GALORE-LYNN-S-LIST-OF-TOP-MORTGAGE-SIGNERS-FOR-FIRST-HALF-OF-2011</text:a></text:p>
        <text:p text:style-name="Text_20_body"><text:span text:style-name="Strong_20_Emphasis">Wileman, D.M</text:span>. – D.M Wileman as Authorized Signatory <text:a xlink:type="simple" xlink:href="http://205.166.161.12/oncoreV2/showdetails.aspx?id=37125920&amp;rn=52&amp;pi=5&amp;ref=search">http://205.166.161.12/oncoreV2/showdetails.aspx?id=37125920&amp;rn=52&amp;pi=5&amp;ref=search</text:a>                http://www.scribd.com/doc/61146555/ROBO-GALORE-LYNN-S-LIST-OF-TOP-MORTGAGE-SIGNERS-FOR-FIRST-HALF-OF-2011</text:p>
        <text:p text:style-name="Text_20_body"><text:span text:style-name="Strong_20_Emphasis">Pardo, Juan</text:span>- Juan Pardo MERS/Ocwen cross employment- <text:a xlink:type="simple" xlink:href="http://livinglies.wordpress.com/2010/03/27/juan-pardo-mersocwen-cross-employment/">http://livinglies.wordpress.com/2010/03/27/juan-pardo-mersocwen-cross-employment/</text:a> <text:soft-page-break/><text:a xlink:type="simple" xlink:href="http://stopforeclosurefraud.com/2010/03/31/juan-pardo-i-wear-many-hats-too-mers-ocwen-union-capital-berkeley/">http://stopforeclosurefraud.com/2010/03/31/juan-pardo-i-wear-many-hats-too-mers-ocwen-union-capital-berkeley/</text:a>    <text:a xlink:type="simple" xlink:href="http://www.scribd.com/doc/29254946/Juan-Pardo-Assignment-Master-Pieces-MERS-OCWEN-UNION-CAPITAL">http://www.scribd.com/doc/29254946/Juan-Pardo-Assignment-Master-Pieces-MERS-OCWEN-UNION-CAPITAL</text:a> http://www.facebook.com/note.php?note_id=200870583270955&amp;comments</text:p>
        <text:p text:style-name="Text_20_body"><text:span text:style-name="Strong_20_Emphasis">Pendley, Chris –Chris Pendley </text:span>was an employee of <text:span text:style-name="Strong_20_Emphasis">Lender Processing Services </text:span>in the Alpharetta, GA office. Pendley signed Mortgage Assignments as Assistant Secretary of Mortgage Electronic Registration Systems.</text:p>
        <text:p text:style-name="Text_20_body"><text:span text:style-name="Strong_20_Emphasis">Peter, Michael</text:span> – Michael Peter Robo signer for HSBC Mortgage Corp. in Depew, New York    <text:a xlink:type="simple" xlink:href="http://www.scribd.com/doc/61103865/July-2011-Who-s-Robosigning-Now-The-Latest-Newcomers">http://www.scribd.com/doc/61103865/July-2011-Who-s-Robosigning-Now-The-Latest-Newcomers</text:a> </text:p>
        <text:p text:style-name="Text_20_body"><text:span text:style-name="Strong_20_Emphasis">Prommis Solutions</text:span> Robo Signers, Atlanta, Georgia:  – signed mortgage assignments to trusts as officers of MERS and many lenders:</text:p>
        <text:p text:style-name="Text_20_body">Jones, Tina … <text:s text:c="2"/>Lee, Patricia</text:p>
        <text:p text:style-name="Text_20_body">Notaries – notarized mortgage assignments to trusts:</text:p>
        <text:p text:style-name="Text_20_body">Busby, Giner … <text:s text:c="2"/>Coats, Kay … <text:s text:c="2"/>Wright, Tracy</text:p>
        <text:p text:style-name="Text_20_body">SEE CLASS ACTION LAWSUIT AGAINST <text:span text:style-name="Strong_20_Emphasis">PROMISS</text:span></text:p>
        <text:p text:style-name="Text_20_body"><text:a xlink:type="simple" xlink:href="http://www.scribd.com/doc/38731720/Mississippi-Bankruptcy-Court-LPS-Prommis-Solutions-Great-Hill-Class-Action-Complaint">http://www.scribd.com/doc/38731720/Mississippi-Bankruptcy-Court-LPS-Prommis-Solutions-Great-Hill-Class-Action-Complaint</text:a></text:p>
        <text:p text:style-name="Text_20_body"><text:span text:style-name="Strong_20_Emphasis">Provest</text:span>- a service of process company being investigated for improper service of by AG’s Office- <text:a xlink:type="simple" xlink:href="http://www.floridaforeclosuredefenselawyersblog.com/2010/12/florida-ag-investigates-two-foreclosure-process-servicing-companies.html">http://www.floridaforeclosuredefenselawyersblog.com/2010/12/florida-ag-investigates-two-foreclosure-process-servicing-companies.html</text:a></text:p>
        <text:p text:style-name="Text_20_body"><text:span text:style-name="Strong_20_Emphasis">Quintana, Leticia</text:span> – Leticia Quintana – MERS robo signer  <text:a xlink:type="simple" xlink:href="http://www.foreclosurehamlet.org/profiles/blogs/leticia-quintana-robo-signer">http://www.foreclosurehamlet.org/profiles/blogs/leticia-quintana-robo-signer</text:a>  <text:a xlink:type="simple" xlink:href="http://livinglies.wordpress.com/2011/06/25/recording-office-refuses-robo-signed-documents/">http://livinglies.wordpress.com/2011/06/25/recording-office-refuses-robo-signed-documents/</text:a>     <text:a xlink:type="simple" xlink:href="http://www.foreclosurehamlet.org/profiles/blogs/not-to-offend-anybody-by">http://www.foreclosurehamlet.org/profiles/blogs/not-to-offend-anybody-by</text:a></text:p>
        <text:p text:style-name="Text_20_body"><text:span text:style-name="Strong_20_Emphasis">Quintanilla, Yomari</text:span> – Yomari Quintantilla signing as MERS Assistant Secretary  <text:a xlink:type="simple" xlink:href="http://205.166.161.12/oncoreV2/showdetails.aspx?id=50492574&amp;rn=0&amp;pi=0&amp;ref=search">http://205.166.161.12/oncoreV2/showdetails.aspx?id=50492574&amp;rn=0&amp;pi=0&amp;ref=search</text:a>  <text:a xlink:type="simple" xlink:href="http://205.166.161.12/oncoreV2/showdetails.aspx?id=50492576&amp;rn=1&amp;pi=0&amp;ref=search">http://205.166.161.12/oncoreV2/showdetails.aspx?id=50492576&amp;rn=1&amp;pi=0&amp;ref=search</text:a>  <text:a xlink:type="simple" xlink:href="http://205.166.161.12/oncoreV2/showdetails.aspx?id=50492578&amp;rn=2&amp;pi=0&amp;ref=search">http://205.166.161.12/oncoreV2/showdetails.aspx?id=50492578&amp;rn=2&amp;pi=0&amp;ref=search</text:a>  <text:a xlink:type="simple" xlink:href="http://205.166.161.12/oncoreV2/showdetails.aspx?id=50492580&amp;rn=3&amp;pi=0&amp;ref=search">http://205.166.161.12/oncoreV2/showdetails.aspx?id=50492580&amp;rn=3&amp;pi=0&amp;ref=search</text:a> <text:a xlink:type="simple" xlink:href="http://205.166.161.12/oncoreV2/showdetails.aspx?id=50492582&amp;rn=4&amp;pi=0&amp;ref=search">http://205.166.161.12/oncoreV2/showdetails.aspx?id=50492582&amp;rn=4&amp;pi=0&amp;ref=search</text:a> <text:a xlink:type="simple" xlink:href="http://205.166.161.12/oncoreV2/showdetails.aspx?id=50492584&amp;rn=5&amp;pi=0&amp;ref=search">http://205.166.161.12/oncoreV2/showdetails.aspx?id=50492584&amp;rn=5&amp;pi=0&amp;ref=search</text:a> <text:a xlink:type="simple" xlink:href="http://205.166.161.12/oncoreV2/showdetails.aspx?id=50492582&amp;rn=4&amp;pi=0&amp;ref=search">http://205.166.161.12/oncoreV2/showdetails.aspx?id=50492582&amp;rn=4&amp;pi=0&amp;ref=search</text:a> <text:a xlink:type="simple" xlink:href="http://205.166.161.12/oncoreV2/showdetails.aspx?id=50646665&amp;rn=0&amp;pi=0&amp;ref=search">http://205.166.161.12/oncoreV2/showdetails.aspx?id=50646665&amp;rn=0&amp;pi=0&amp;ref=search</text:a> <text:a xlink:type="simple" xlink:href="http://205.166.161.12/oncoreV2/showdetails.aspx?id=50646667&amp;rn=1&amp;pi=0&amp;ref=search">http://205.166.161.12/oncoreV2/showdetails.aspx?id=50646667&amp;rn=1&amp;pi=0&amp;ref=search</text:a>   Witness here for Bank of America prepared for CoreLogic- <text:a xlink:type="simple" xlink:href="http://205.166.161.12/oncoreV2/showdetails.aspx?id=50497339&amp;rn=90&amp;pi=9&amp;ref=search">http://205.166.161.12/oncoreV2/showdetails.aspx?id=50497339&amp;rn=90&amp;pi=9&amp;ref=search</text:a>  <text:a xlink:type="simple" xlink:href="http://205.166.161.12/oncoreV2/showdetails.aspx?id=50497348&amp;rn=91&amp;pi=9&amp;ref=search">http://205.166.161.12/oncoreV2/showdetails.aspx?id=50497348&amp;rn=91&amp;pi=9&amp;ref=search</text:a></text:p>
        <text:p text:style-name="Text_20_body"><text:span text:style-name="Strong_20_Emphasis">Rader, Kelly</text:span>-  Kelly Rader -  robo signer     <text:a xlink:type="simple" xlink:href="http://shamethebanks.org/jorge/robo-signer-misdeeds-may-help-homeowners">http://shamethebanks.org/jorge/robo-signer-misdeeds-may-help-homeowners</text:a>   <text:a xlink:type="simple" xlink:href="http://livinglies.wordpress.com/2011/01/28/foreclosure-hamlet-you-know-its-robo-signed-if-their-name-is/">http://livinglies.wordpress.com/2011/01/28/foreclosure-hamlet-you-know-its-robo-signed-if-their-name-is/</text:a></text:p>
        <text:p text:style-name="Text_20_body"><text:a xlink:type="simple" xlink:href="http://takeyourhomeback.com/"><text:span text:style-name="Strong_20_Emphasis">Raglin</text:span></text:a><text:span text:style-name="Strong_20_Emphasis"><text:span text:style-name="T1">,Chiquita</text:span></text:span>– Chiquita Raglin is a Notary Public and as an employee of McCalla Raymer- <text:a xlink:type="simple" xlink:href="http://www.operationrest.org/GAClassAction" office:target-frame-name="_new" xlink:show="replace">www.operationrest.org/GAClassAction</text:a><text:a xlink:type="simple" xlink:href="http://www.operationrest.org/xSites/Agents/OperationRestorationInc/Content/UploadedFiles/ClassActionLawSuit.pdf" office:target-frame-name="_new" xlink:show="replace">www.operationrest.org/xSites/Agents/OperationRestorationInc/Content/UploadedFiles/ClassActionLawSuit.pdf</text:a>  <text:a xlink:type="simple" xlink:href="http://dockets.justia.com/search?query=Prommis+Solutions%2C+LLC&amp;circuit=11" office:target-frame-name="_new" xlink:show="replace">dockets.justia.com/search?</text:a><text:soft-page-break/><text:a xlink:type="simple" xlink:href="http://dockets.justia.com/search?query=Prommis+Solutions%2C+LLC&amp;circuit=11" office:target-frame-name="_new" xlink:show="replace">query=Prommis+Solutions%2C+LLC&amp;circuit=11</text:a></text:p>
        <text:p text:style-name="Text_20_body"><text:span text:style-name="Strong_20_Emphasis">Ramirez, Elsie –</text:span>Elsie Ramirez is a notary in West Palm Beach, FL, who often notarizes the signature of Scott Anderson of Ocwen.</text:p>
        <text:p text:style-name="Text_20_body"><text:span text:style-name="Strong_20_Emphasis">Ramos, Vincente Ekachai</text:span> – Vincente Ekachai Ramos notary <text:a xlink:type="simple" xlink:href="http://205.166.161.12/oncoreV2/showdetails.aspx?id=50497348&amp;rn=91&amp;pi=9&amp;ref=search">http://205.166.161.12/oncoreV2/showdetails.aspx?id=50497348&amp;rn=91&amp;pi=9&amp;ref=search</text:a></text:p>
        <text:p text:style-name="Text_20_body"><text:span text:style-name="Strong_20_Emphasis">Raymond, Tony </text:span></text:p>
        <text:p text:style-name="Text_20_body"><text:span text:style-name="Strong_20_Emphasis">ReconTrust Company- </text:span>ReconTrust Co., the foreclosure arm of Bank of America Corp.  <text:a xlink:type="simple" xlink:href="http://www.mfi-miami.com/2011/03/hundreds-of-oregon-foreclosure-sales-stopped-after-judges-rulings/">http://www.mfi-miami.com/2011/03/hundreds-of-oregon-foreclosure-sales-stopped-after-judges-rulings/</text:a>   <text:a xlink:type="simple" xlink:href="http://twainsthoughts.com/2011/05/14/michigan-attorney-generals-office-investigating-possible-mortgage-document-fraud-in-saginaw-county/">http://twainsthoughts.com/2011/05/14/michigan-attorney-generals-office-investigating-possible-mortgage-document-fraud-in-saginaw-county/</text:a>    <text:a xlink:type="simple" xlink:href="http://www.nakedcapitalism.com/2011/01/bank-of-america-fighting-to-reverse-foreclosure-freeze-in-nevada.html">http://www.nakedcapitalism.com/2011/01/bank-of-america-fighting-to-reverse-foreclosure-freeze-in-nevada.html</text:a>   <text:a xlink:type="simple" xlink:href="http://www.bestbendhomes.com/deschutes-county-foreclosures-halted/">http://www.bestbendhomes.com/deschutes-county-foreclosures-halted/</text:a>   <text:a xlink:type="simple" xlink:href="http://4closurefraud.org/2010/12/31/utah-class-action-against-recontrustbank-of-america-two-federal-judges-recuse-themselves/">http://4closurefraud.org/2010/12/31/utah-class-action-against-recontrustbank-of-america-two-federal-judges-recuse-themselves/</text:a>   <text:a xlink:type="simple" xlink:href="http://4closurefraud.org/2011/08/05/kaboom-washington-state-ag-mckenna-sues-recontrust-in-state-of-washington-v-recontrust/#comment-51836">http://4closurefraud.org/2011/08/05/kaboom-washington-state-ag-mckenna-sues-recontrust-in-state-of-washington-v-recontrust/#comment-51836</text:a></text:p>
        <text:p text:style-name="Text_20_body"><text:span text:style-name="Strong_20_Emphasis">Rein, Joann – Joann Rein signing as Vice President of MERS  </text:span><text:a xlink:type="simple" xlink:href="http://205.166.161.12/oncoreV2/showdetails.aspx?id=47414322&amp;rn=70&amp;pi=7&amp;ref=search"><text:span text:style-name="Strong_20_Emphasis">http://205.166.161.12/oncoreV2/showdetails.aspx?id=47414322&amp;rn=70&amp;pi=7&amp;ref=search</text:span></text:a><text:span text:style-name="Strong_20_Emphasis"> </text:span></text:p>
        <text:p text:style-name="Text_20_body"><text:span text:style-name="Strong_20_Emphasis">Reynolds, Jamelia</text:span> – <text:a xlink:type="simple" xlink:href="http://takeyourhomeback.com/">Jamelia Reynolds</text:a> Is a<text:span text:style-name="T1"> </text:span>Notary Public and as an employee of McCalla Raymer- <text:a xlink:type="simple" xlink:href="http://www.operationrest.org/GAClassAction" office:target-frame-name="_new" xlink:show="replace">www.operationrest.org/GAClassAction</text:a><text:a xlink:type="simple" xlink:href="http://www.operationrest.org/xSites/Agents/OperationRestorationInc/Content/UploadedFiles/ClassActionLawSuit.pdf" office:target-frame-name="_new" xlink:show="replace">www.operationrest.org/xSites/Agents/OperationRestorationInc/Content/UploadedFiles/ClassActionLawSuit.pdf</text:a></text:p>
        <text:p text:style-name="Text_20_body"><text:span text:style-name="Strong_20_Emphasis">Reyes, Ronaldo –</text:span>Ronaldo Reyes<text:span text:style-name="Strong_20_Emphasis"> </text:span>is a Vice President of Deutsche Bank National Trust Company in Santa Ana, Orange County, California. He has signed to transfer properties from American Housing Trust X to CitiMortgage. Full deposition transcript  <text:a xlink:type="simple" xlink:href="http://stopforeclosurefraud.com/2011/02/27/deposition-transcript-of-deutsche-bank-national-trust-co-vp-ronaldo-reyes/">http://stopforeclosurefraud.com/2011/02/27/deposition-transcript-of-deutsche-bank-national-trust-co-vp-ronaldo-reyes/</text:a> </text:p>
        <text:p text:style-name="Text_20_body"><text:span text:style-name="Strong_20_Emphasis">Rice, Rhoena –</text:span>Rhoena Rice<text:span text:style-name="Strong_20_Emphasis">  </text:span>is an employee of BAC Home Loan Servicing f/k/a Countrywide Home Loan Servicing in Tarrant Co, TX signs as a Vice President of Bank of America.</text:p>
        <text:p text:style-name="Text_20_body"><text:span text:style-name="Strong_20_Emphasis">Riley, Cynthia- </text:span>Cynthia Riley “employee” of Washington Mutual Bank <text:a xlink:type="simple" xlink:href="http://www.whatsignature.com/files/Riley_Cynthia.pdf">http://www.whatsignature.com/files/Riley_Cynthia.pdf</text:a>  <text:a xlink:type="simple" xlink:href="http://www.whatsignature.com/files/Riley_Cynthia.1.pdf">http://www.whatsignature.com/files/Riley_Cynthia.1.pdf</text:a>   <text:a xlink:type="simple" xlink:href="http://api.ning.com/files/Qh25wJrAdqjbaQEW8-Lajq8j*7QPR5FhVQfzyIrcqQWcLSFHoAx2ZvgxU-D-39yZIbYwa-GEGG5PxaD4LB4TqR2becqm*Xx-/FrostAppellateBrief.pdf">http://api.ning.com/files/Qh25wJrAdqjbaQEW8-Lajq8j*7QPR5FhVQfzyIrcqQWcLSFHoAx2ZvgxU-D-39yZIbYwa-GEGG5PxaD4LB4TqR2becqm*Xx-/FrostAppellateBrief.pdf</text:a>  </text:p>
        <text:p text:style-name="Text_20_body"><text:span text:style-name="Strong_20_Emphasis">Rivas, Jeff</text:span>- <text:a xlink:type="simple" xlink:href="http://takeyourhomeback.com/">Jeff Rivas</text:a>- <text:a xlink:type="simple" xlink:href="http://stopforeclosurefraud.com/2010/11/16/mind-blowing-judge-schack-names-robo-signers-in-many-foreclosure-cases-greatest-hits/" office:target-frame-name="_new" xlink:show="replace">stopforeclosurefraud.com/2010/11/16/mind-blowing-judge-schack-names-robo-signers-in-many-foreclosure-cases-greatest-hits/</text:a></text:p>
        <text:p text:style-name="Text_20_body"><text:span text:style-name="Strong_20_Emphasis">Roldan, Luis</text:span> – Luis Roldan signing as MERS Assistant Secretary   <text:a xlink:type="simple" xlink:href="http://www.free-press-release.com/news-bank-of-america-files-a-new-robo-signed-assignment-of-mortgage-on-florida-couple-suing-bank-of-america-for-racketeering-1313011461.html">http://www.free-press-release.com/news-bank-of-america-files-a-new-robo-signed-assignment-of-mortgage-on-florida-couple-suing-bank-of-america-for-racketeering-1313011461.html</text:a> <text:a xlink:type="simple" xlink:href="http://205.166.161.12/oncoreV2/showdetails.aspx?id=50497348&amp;rn=91&amp;pi=9&amp;ref=search">http://205.166.161.12/oncoreV2/showdetails.aspx?id=50497348&amp;rn=91&amp;pi=9&amp;ref=search</text:a> <text:a xlink:type="simple" xlink:href="http://205.166.161.12/oncoreV2/showdetails.aspx?id=50394462&amp;rn=0&amp;pi=0&amp;ref=search">http://205.166.161.12/oncoreV2/showdetails.aspx?id=50394462&amp;rn=0&amp;pi=0&amp;ref=search</text:a> <text:a xlink:type="simple" xlink:href="http://205.166.161.12/oncoreV2/showdetails.aspx?id=50394474&amp;rn=6&amp;pi=0&amp;ref=search">http://205.166.161.12/oncoreV2/showdetails.aspx?id=50394474&amp;rn=6&amp;pi=0&amp;ref=search</text:a></text:p>
        <text:p text:style-name="Text_20_body"><text:span text:style-name="Strong_20_Emphasis">Romero, Miguel</text:span> – Miguel Romero signing as Assistant Secretary of MERS <text:a xlink:type="simple" xlink:href="http://205.166.161.12/oncoreV2/showdetails.aspx?id=50497339&amp;rn=90&amp;pi=9&amp;ref=search">http://205.166.161.12/oncoreV2/showdetails.aspx?id=50497339&amp;rn=90&amp;pi=9&amp;ref=search</text:a> <text:a xlink:type="simple" xlink:href="http://205.166.161.12/oncoreV2/showdetails.aspx?id=50497348&amp;rn=91&amp;pi=9&amp;ref=search">http://205.166.161.12/oncoreV2/showdetails.aspx?id=50497348&amp;rn=91&amp;pi=9&amp;ref=search</text:a></text:p>
        <text:p text:style-name="Text_20_body"><text:soft-page-break/><text:span text:style-name="Strong_20_Emphasis">Rooney, Ronald -</text:span>Ronald<text:span text:style-name="Strong_20_Emphasis"> </text:span>Rooney  is an employee of <text:span text:style-name="Strong_20_Emphasis">FA Document Solutions </text:span>in Chapin, Lexington Co, SC.</text:p>
        <text:p text:style-name="Text_20_body"><text:span text:style-name="Strong_20_Emphasis">Rosales, Rene – </text:span>Rene Rosales- prepared false assignments<text:span text:style-name="T1"> </text:span>for  MERS  &amp; Bank of New York <text:a xlink:type="simple" xlink:href="http://205.166.161.12/oncoreV2/showdetails.aspx?id=50492574&amp;rn=0&amp;pi=0&amp;ref=search">http://205.166.161.12/oncoreV2/showdetails.aspx?id=50492574&amp;rn=0&amp;pi=0&amp;ref=search</text:a><text:span text:style-name="Strong_20_Emphasis"><text:span text:style-name="T1">  </text:span></text:span><text:a xlink:type="simple" xlink:href="http://205.166.161.12/oncoreV2/showdetails.aspx?id=50492576&amp;rn=1&amp;pi=0&amp;ref=search">http://205.166.161.12/oncoreV2/showdetails.aspx?id=50492576&amp;rn=1&amp;pi=0&amp;ref=search</text:a><text:span text:style-name="T1">   </text:span><text:a xlink:type="simple" xlink:href="http://205.166.161.12/oncoreV2/showdetails.aspx?id=50492578&amp;rn=2&amp;pi=0&amp;ref=search">http://205.166.161.12/oncoreV2/showdetails.aspx?id=50492578&amp;rn=2&amp;pi=0&amp;ref=search</text:a><text:span text:style-name="T1"> </text:span><text:a xlink:type="simple" xlink:href="http://205.166.161.12/oncoreV2/showdetails.aspx?id=50492580&amp;rn=3&amp;pi=0&amp;ref=search">http://205.166.161.12/oncoreV2/showdetails.aspx?id=50492580&amp;rn=3&amp;pi=0&amp;ref=search</text:a><text:span text:style-name="T1">  </text:span><text:a xlink:type="simple" xlink:href="http://205.166.161.12/oncoreV2/showdetails.aspx?id=50492584&amp;rn=5&amp;pi=0&amp;ref=search">http://205.166.161.12/oncoreV2/showdetails.aspx?id=50492584&amp;rn=5&amp;pi=0&amp;ref=search</text:a></text:p>
        <text:p text:style-name="Text_20_body"><text:span text:style-name="Strong_20_Emphasis">Rowland, Erin T – </text:span>Erin T. Roland- attorney at Albertelli Law<text:span text:style-name="Strong_20_Emphasis"> </text:span>http://www.whatsignature.com/files/Rowland_Erin_T.GIF</text:p>
        <text:p text:style-name="Text_20_body"><text:span text:style-name="Strong_20_Emphasis">Salvatierra, Daisy – Salvatirra Daisy – notary for BAC </text:span><text:a xlink:type="simple" xlink:href="http://pubrec3.hillsclerk.com/oncore/showdetails.aspx?id=16039374&amp;rn=0&amp;pi=0&amp;ref=search"><text:span text:style-name="Strong_20_Emphasis">http://pubrec3.hillsclerk.com/oncore/showdetails.aspx?id=16039374&amp;rn=0&amp;pi=0&amp;ref=search</text:span></text:a><text:span text:style-name="Strong_20_Emphasis"> </text:span></text:p>
        <text:p text:style-name="Text_20_body"><text:span text:style-name="Strong_20_Emphasis">Samons, Cheryl- </text:span>Cheryl SAMONS was the Office Manager for the <text:span text:style-name="Strong_20_Emphasis">Law Offices of David Stern. </text:span>Samons often signs Mortgage Assignments in cases where Stern lawyers represent the plaintiff. In many cases, these Assignments are prepared AFTER the foreclosure lawsuit has been filed. Samons signs as an officer of MERS, without disclosing she is a STERN employee. Samons often signs Assignments to trusts several years after the closing date of the trusts. Samons’ signature is often notarized by Elizabeth Lee. The same signature used by Samons has also appeared as the signature of Beth Cerni, another employee of <text:span text:style-name="Strong_20_Emphasis">the Law Offices of David Stern. see full deposition AT: </text:span><text:a xlink:type="simple" xlink:href="http://4closurefraud.org/2010/02/23/full-deposition-of-the-soon-to-be-infamous-cheryl-samons-re-deutsche-bank-national-trust-company-as-trustee-for-morgan-stanley-abs-capital-inc-plaintiff-vs-belourdes-pierre-50-2008-ca-028558-xx/" office:target-frame-name="_new" xlink:show="replace"><text:span text:style-name="Strong_20_Emphasis">4closurefraud.org/2010/02/23/full-deposition-of-the-soon-to-be-infamous-cheryl-samons-re-deutsche-bank-national-trust-company-as-trustee-for-morgan-stanley-abs-capital-inc-plaintiff-vs-belourdes-pierre-50-2008-ca-028558-xx/</text:span></text:a><text:span text:style-name="Strong_20_Emphasis">For different signatures see </text:span><text:a xlink:type="simple" xlink:href="http://www.whatsignature.com/files/Samons_Cheryl.GIF" office:target-frame-name="_new" xlink:show="replace"><text:span text:style-name="Strong_20_Emphasis">www.whatsignature.com/files/Samons_Cheryl.GIF</text:span></text:a><text:span text:style-name="Strong_20_Emphasis">, </text:span><text:a xlink:type="simple" xlink:href="http://www.whatsignature.com/files/Samons_Cheryl.1.pdf" office:target-frame-name="_new" xlink:show="replace"><text:span text:style-name="Strong_20_Emphasis">www.whatsignature.com/files/Samons_Cheryl.1.pdf</text:span></text:a><text:span text:style-name="Strong_20_Emphasis"><text:span text:style-name="T1">, </text:span></text:span><text:a xlink:type="simple" xlink:href="http://www.frauddigest.com/indictments/BsIiyb-ShowPDF.aspx.pdf.pdf" office:target-frame-name="_new" xlink:show="replace"><text:span text:style-name="Strong_20_Emphasis">www.frauddigest.com/indictments/BsIiyb-ShowPDF.aspx.pdf.pdf</text:span></text:a><text:span text:style-name="Strong_20_Emphasis"><text:span text:style-name="T1">, </text:span></text:span><text:a xlink:type="simple" xlink:href="http://www.frauddigest.com/indictments/NY4Csi-ShowPDF.aspx.pdf.pdf" office:target-frame-name="_new" xlink:show="replace"><text:span text:style-name="Strong_20_Emphasis">www.frauddigest.com/indictments/NY4Csi-ShowPDF.aspx.pdf.pdf</text:span></text:a><text:span text:style-name="Strong_20_Emphasis"><text:span text:style-name="T1">, </text:span></text:span><text:a xlink:type="simple" xlink:href="http://www.frauddigest.com/indictments/Snowbound.pdf" office:target-frame-name="_new" xlink:show="replace"><text:span text:style-name="Strong_20_Emphasis">www.frauddigest.com/indictments/Snowbound.pdf</text:span></text:a><text:span text:style-name="Strong_20_Emphasis"><text:span text:style-name="T1">,  </text:span></text:span><text:a xlink:type="simple" xlink:href="http://www.palmbeachpost.com/money/real-estate/foreclosure-robo-signers-appear-to-be-widespread-968114.html" office:target-frame-name="_new" xlink:show="replace"><text:span text:style-name="Strong_20_Emphasis">www.palmbeachpost.com/money/real-estate/foreclosure-robo-signers-appear-to-be-widespread-968114.html</text:span></text:a><text:a xlink:type="simple" xlink:href="http://www.heraldtribune.com/article/20101128/ARTICLE/11281042/2055/NEWS?Title=Shortcuts-on-the-foreclosure-paper-trail" office:target-frame-name="_new" xlink:show="replace"><text:span text:style-name="Strong_20_Emphasis">www.heraldtribune.com/article/20101128/ARTICLE/11281042/2055/NEWS?Title=Shortcuts-on-the-foreclosure-paper-trail</text:span></text:a><text:span text:style-name="T1">   </text:span></text:p>
        <text:p text:style-name="Text_20_body"> <text:span text:style-name="Strong_20_Emphasis">Savery, Tamara</text:span>- <text:a xlink:type="simple" xlink:href="http://takeyourhomeback.com/">Tamara Savery</text:a> is a Wells Fargo/ASC employee. See full deposition at:      <text:a xlink:type="simple" xlink:href="http://stopforeclosurefraud.com/wp-content/uploads/2010/09/WM_FULL-DEPOSITION-TRANSCRIPT-OF-WELLS-FARGO-TAMARA-SAVERY.pdf" office:target-frame-name="_new" xlink:show="replace"><text:span text:style-name="Strong_20_Emphasis">stopforeclosurefraud.com/wp-content/uploads/2010/09/WM_FULL-DEPOSITION-TRANSCRIPT-OF-WELLS-FARGO-TAMARA-SAVERY.pdf</text:span></text:a></text:p>
        <text:p text:style-name="Text_20_body"><text:span text:style-name="Strong_20_Emphasis"><text:span text:style-name="T1">ROBO SIGNERS FOR SAXON MORTGAGE SERVICES  </text:span></text:span><text:span text:style-name="Strong_20_Emphasis">(Irving, TX, Tarrant County) SAXON MORTGAGE FOR SALE BY MORGAN STANLEY SEE: </text:span><text:a xlink:type="simple" xlink:href="http://www.sfgate.com/cgi-bin/article.cgi?f=/g/a/2011/08/03/bloomberg1376-LPCTAL1A74E901-48MMUV1D7J5ND7TV7S7S40NKFD.DTL">http://www.sfgate.com/cgi-bin/article.cgi?f=/g/a/2011/08/03/bloomberg1376-LPCTAL1A74E901-48MMUV1D7J5ND7TV7S7S40NKFD.DTL</text:a></text:p>
        <text:p text:style-name="Text_20_body"><text:span text:style-name="Strong_20_Emphasis">Alexander, Regina – </text:span>Regina Alexander – <text:a xlink:type="simple" xlink:href="http://www.scribd.com/doc/61146555/ROBO-GALORE-LYNN-S-LIST-OF-TOP-MORTGAGE-SIGNERS-FOR-FIRST-HALF-OF-2011">http://www.scribd.com/doc/61146555/ROBO-GALORE-LYNN-S-LIST-OF-TOP-MORTGAGE-SIGNERS-FOR-FIRST-HALF-OF-2011</text:a>     <text:span text:style-name="Strong_20_Emphasis">Clark, Valerie</text:span><text:line-break/><text:span text:style-name="Strong_20_Emphasis">Cottrell, John</text:span></text:p>
        <text:p text:style-name="Text_20_body"><text:span text:style-name="Strong_20_Emphasis">Scheffey, Shelly – </text:span>Shelly Scheffey was an employee of <text:span text:style-name="Strong_20_Emphasis">Lender Processing Services </text:span>in the office in Alpharetta, GA. Scheffey signed Mortgage Assignments using various titles, including Vice President of American Home Mortgage Servicing. Scheffey often signs these Assignments to trusts years after the closing date of the trusts. Scheffey frequently signs Assignments for mortgage companies that filed for bankruptcy years before the effective date of the Assignment. Deutsche Bank National Trust Company is one of the banks that frequently uses Assignments signed by Scheffey to foreclose. <text:soft-page-break/><text:a xlink:type="simple" xlink:href="http://www.frauddigest.com/TOO_MANY_JOBS.pdf" office:target-frame-name="_new" xlink:show="replace">www.frauddigest.com/TOO_MANY_JOBS.pdf</text:a>,</text:p>
        <text:p text:style-name="Text_20_body"><text:span text:style-name="Strong_20_Emphasis">Scheiner, Scott – Scott Scheiner signing as an  Asst Secretary of MERS / CitiMortgage </text:span><text:a xlink:type="simple" xlink:href="http://205.166.161.12/oncoreV2/showdetails.aspx?id=49571932&amp;rn=6&amp;pi=0&amp;ref=search"><text:span text:style-name="Strong_20_Emphasis">http://205.166.161.12/oncoreV2/showdetails.aspx?id=49571932&amp;rn=6&amp;pi=0&amp;ref=search</text:span></text:a><text:span text:style-name="Strong_20_Emphasis"> Notary Tonya Graham</text:span></text:p>
        <text:p text:style-name="Text_20_body"><text:span text:style-name="Strong_20_Emphasis">Scott, Kelly</text:span>-  Kelly Scott was an employee at David J. Stern, P.A. and legal assistant to Cheryl Samons. See Attorney General’s full deposition of October 4, 2010 at:<text:span text:style-name="Strong_20_Emphasis">   </text:span><text:a xlink:type="simple" xlink:href="http://stopforeclosurefraud.com/wp-content/uploads/2010/09/WM_FULL-DEPOSITION-TRANSCRIPT-OF-KELLY-SCOTT-OF-LAW-OFFICES-OF-DAVID-J.-STERN.pdf" office:target-frame-name="_new" xlink:show="replace"><text:span text:style-name="Strong_20_Emphasis">stopforeclosurefraud.com/wp-content/uploads/2010/09/WM_FULL-DEPOSITION-TRANSCRIPT-OF-KELLY-SCOTT-OF-LAW-OFFICES-OF-DAVID-J.-STERN.pdf</text:span></text:a><text:span text:style-name="Strong_20_Emphasis">  </text:span><text:a xlink:type="simple" xlink:href="http://myfloridalegal.com/webfiles.nsf/WF/JFAO-8ACMY5/$file/KellyScott.pdf"><text:span text:style-name="Strong_20_Emphasis">http://myfloridalegal.com/webfiles.nsf/WF/JFAO-8ACMY5/$file/KellyScott.pdf</text:span></text:a><text:span text:style-name="Strong_20_Emphasis"> </text:span></text:p>
        <text:p text:style-name="Text_20_body"><text:span text:style-name="Strong_20_Emphasis">Schultz, Theodore</text:span> – Theodore Schultz, MERS robo signer, see page 11 <text:a xlink:type="simple" xlink:href="http://4closurefraud.org/2010/10/03/kaboom-class-action-vs-mortgage-electronic-registration-systems-gmac-deutsche-bank-nationstar-aurora-bac-citi-us-bank-lps-et-al/">http://4closurefraud.org/2010/10/03/kaboom-class-action-vs-mortgage-electronic-registration-systems-gmac-deutsche-bank-nationstar-aurora-bac-citi-us-bank-lps-et-al/</text:a> </text:p>
        <text:p text:style-name="Text_20_body"><text:span text:style-name="Strong_20_Emphasis">Seda</text:span><text:span text:style-name="Strong_20_Emphasis"><text:span text:style-name="T1">,Roderick</text:span></text:span><text:span text:style-name="Strong_20_Emphasis">– </text:span>Roderick Seda <text:a xlink:type="simple" xlink:href="http://www.whatsignature.com/files/Seda_Roderick.pdf" office:target-frame-name="_new" xlink:show="replace"><text:span text:style-name="Strong_20_Emphasis">www.whatsignature.com/files/Seda_Roderick.pdf</text:span></text:a><text:span text:style-name="Strong_20_Emphasis">, </text:span><text:a xlink:type="simple" xlink:href="http://www.whatsignature.com/files/Seda_Roderick_1.pdf" office:target-frame-name="_new" xlink:show="replace"><text:span text:style-name="Strong_20_Emphasis">www.whatsignature.com/files/Seda_Roderick_1.pdf</text:span></text:a><text:span text:style-name="Strong_20_Emphasis">, </text:span><text:a xlink:type="simple" xlink:href="http://www.whatsignature.com/files/Seda_Roderick.2.pdf" office:target-frame-name="_new" xlink:show="replace"><text:span text:style-name="Strong_20_Emphasis">www.whatsignature.com/files/Seda_Roderick.2.pdf</text:span></text:a><text:span text:style-name="Strong_20_Emphasis">, </text:span><text:a xlink:type="simple" xlink:href="http://www.whatsignature.com/files/Seda_Roderick.3.pdf" office:target-frame-name="_new" xlink:show="replace"><text:span text:style-name="Strong_20_Emphasis">www.whatsignature.com/files/Seda_Roderick.3.pdf</text:span></text:a><text:span text:style-name="Strong_20_Emphasis">,  </text:span><text:a xlink:type="simple" xlink:href="http://www.whatsignature.com/files/Seda_Roderick.4.pdf" office:target-frame-name="_new" xlink:show="replace"><text:span text:style-name="Strong_20_Emphasis">www.whatsignature.com/files/Seda_Roderick.4.pdf</text:span></text:a><text:span text:style-name="Strong_20_Emphasis">, </text:span><text:a xlink:type="simple" xlink:href="http://www.whatsignature.com/files/Seda_Roderick.5.pdf" office:target-frame-name="_new" xlink:show="replace"><text:span text:style-name="Strong_20_Emphasis">www.whatsignature.com/files/Seda_Roderick.5.pdf</text:span></text:a><text:span text:style-name="Strong_20_Emphasis">, </text:span></text:p>
        <text:p text:style-name="Text_20_body"><text:span text:style-name="Strong_20_Emphasis"><text:span text:style-name="T1">ROBO SIGNERS FOR SELECT PORTFOLIO SERVICING </text:span></text:span><text:span text:style-name="Strong_20_Emphasis">(Salt Lake City, UT) </text:span>Select Portfolio was formerly known as Fairbanks Capital, Inc.</text:p>
        <text:p text:style-name="Text_20_body"><text:span text:style-name="Strong_20_Emphasis">Alfonso, Luisa … <text:s text:c="2"/>Koch, Bill</text:span></text:p>
        <text:p text:style-name="Text_20_body"><text:span text:style-name="Strong_20_Emphasis">Young, Jeff</text:span> – Jeff Young – <text:a xlink:type="simple" xlink:href="http://www.scribd.com/doc/61146555/ROBO-GALORE-LYNN-S-LIST-OF-TOP-MORTGAGE-SIGNERS-FOR-FIRST-HALF-OF-2011">http://www.scribd.com/doc/61146555/ROBO-GALORE-LYNN-S-LIST-OF-TOP-MORTGAGE-SIGNERS-FOR-FIRST-HALF-OF-2011</text:a></text:p>
        <text:p text:style-name="Text_20_body"><text:span text:style-name="Strong_20_Emphasis"><text:span text:style-name="T1">Securities Connection</text:span></text:span>, Robo Signers, Boise, Idaho:  – signed mortgage assignments to trusts as officers of MERS and many lenders:</text:p>
        <text:p text:style-name="Text_20_body"><text:span text:style-name="Strong_20_Emphasis">Hively, Melissa … <text:s text:c="2"/>Sorg, Vicki </text:span></text:p>
        <text:p text:style-name="Text_20_body"><text:span text:style-name="Strong_20_Emphasis">Seda, Roderick- </text:span>Roderick Seda – multiple signatures<text:span text:style-name="Strong_20_Emphasis">   </text:span><text:a xlink:type="simple" xlink:href="http://whatsignature.com/files/Cavka_Esad.1.pdf"><text:span text:style-name="Strong_20_Emphasis">http://whatsignature.com/files/Cavka_Esad.1.pdf</text:span></text:a><text:span text:style-name="Strong_20_Emphasis"> </text:span><text:a xlink:type="simple" xlink:href="http://www.whatsignature.com/files/Seda_Roderick.pdf">http://www.whatsignature.com/files/Seda_Roderick.pdf</text:a><text:span text:style-name="Strong_20_Emphasis">, </text:span><text:a xlink:type="simple" xlink:href="http://www.whatsignature.com/files/Seda_Roderick_1.pdf">http://www.whatsignature.com/files/Seda_Roderick_1.pdf</text:a><text:span text:style-name="Strong_20_Emphasis">, </text:span><text:a xlink:type="simple" xlink:href="http://www.whatsignature.com/files/Seda_Roderick.2.pdf">http://www.whatsignature.com/files/Seda_Roderick.2.pdf</text:a><text:span text:style-name="Strong_20_Emphasis">, </text:span><text:a xlink:type="simple" xlink:href="http://www.whatsignature.com/files/Seda_Roderick.3.pdf">http://www.whatsignature.com/files/Seda_Roderick.3.pdf</text:a><text:span text:style-name="Strong_20_Emphasis">,  </text:span><text:a xlink:type="simple" xlink:href="http://www.whatsignature.com/files/Seda_Roderick.4.pdf">http://www.whatsignature.com/files/Seda_Roderick.4.pdf</text:a><text:span text:style-name="Strong_20_Emphasis">, </text:span><text:a xlink:type="simple" xlink:href="http://www.whatsignature.com/files/Seda_Roderick.5.pdf">http://www.whatsignature.com/files/Seda_Roderick.5.pdf</text:a></text:p>
        <text:p text:style-name="Text_20_body"><text:span text:style-name="Strong_20_Emphasis">Selman, Keri- </text:span>Keri Selman is an employee of BAC Home Loan Servicing, formerly known as Countrywide Home Loans Servicing, LP. Selman is mentioned in <text:span text:style-name="Emphasis">Countrywide Home Loans Servicing, L.P. v. Shifflet</text:span>, 2010-Ohio-1266; and there is an extensive discussion of the various job titles used by Selman in <text:span text:style-name="Emphasis">Bank of New York v. Myers, </text:span>Supreme Court of New York, Kings County, 2009 NY S,ip Op 50159U, 22 Misc. 3d 1117A, 880 N.Y.S.2d 871, where the Honorable Arthur M. Schack stated:</text:p>
        <text:p text:style-name="Text_20_body">The June 20, 2008 assignment from MERS, as nominee for HOMEBRIDGE, to BNY, was executed by “Keri Selman, Assistant Vice President” of MERS for the assignor. Five days later, Ms. Selman, as Assistant Vice President of BNY, executed plaintiff’s affidavit of facts in support of the instant motion. Ms. Selman is a milliner’s delight by virtue of the number of hats she wears. In my November 19, 2007 <text:soft-page-break/>decision and order (BANK OF NEW YORK A TRUSTEE FOR THE NOTEHOLDERS OF CWABS, INC. ASSET-BACKED NOTES, SERIES 2006-SD2 v SANDRA OROSCO NUNEZ, et. al. [Index No., 32052/07]), I observed that:</text:p>
        <text:p text:style-name="Text_20_body">Plaintiff’s application is the third application for an order of reference received by me in the past several days that contain an affidavit from Keri Selman. In the instant action, she alleges to be an Assistant Vice President of the Bank of New York. On November 16, 2007, I denied an application for an order of reference (BANK OF NEW YORK A TRUSTEE FOR THE CERTIFICATEHOLDERS OF CWABS, INC. ASSET-BACKED CERTIFICATES, SERIES 2006-8 v JOSE NUNEZ, et. al., Index No. 10457), in which Keri Selman, in her affidavit of merit claims to be “Vice President of COUNTRYWIDE HOME LOANS, Attorney in fact for BANK OF NEW YORK.” The Court is concerned that Ms. Selman might be engaged in a subterfuge, wearing various corporate hats. Before granting an application for an order of reference, the Court requires an affidavit from Ms. Selman describing her employment history for the past three years. This Court has not yet received any affidavit from Ms. Selman describing her employment history, whether it is with MERS, BNY, COUNTRYWIDE HOME LOANS, or any other entity.</text:p>
        <text:p text:style-name="Text_20_body">Further, the Court needs to address the conflict of interest in the June 20, 2008 assignment by Ms. Selman to her alleged employer, BNY. MERS, as nominee for HOMEBRIDGE, had a duty to its principal, HOMEBRIDGE, to protect HOMEBRIDGE’s interest in the assignment to BNY. Did MERS take advantage of HOMEBRIDGE, and assign the mortgage for below market value? Was HOMEBRIDGE aware of the dual representation by the conflicted Ms. Selman, and, if so, did HOMEBRIDGE consent? <text:a xlink:type="simple" xlink:href="http://stopforeclosurefraud.com/2010/11/16/mind-blowing-judge-schack-names-robo-signers-in-many-foreclosure-cases-greatest-hits/" office:target-frame-name="_new" xlink:show="replace">stopforeclosurefraud.com/2010/11/16/mind-blowing-judge-schack-names-robo-signers-in-many-foreclosure-cases-greatest-hits/</text:a></text:p>
        <text:p text:style-name="Text_20_body"><text:span text:style-name="Strong_20_Emphasis">Sevillano, T. – </text:span>T. Sevillano robo signer- she signs for Bofa, Mers, and Recontrust. My document meets the following indicators of robo-signing:</text:p>
        <text:list xml:id="list33558838" text:style-name="L24">
          <text:list-item>
            <text:p text:style-name="P57">The name of the signing party is stamped on the documents in block letters. </text:p>
          </text:list-item>
          <text:list-item>
            <text:p text:style-name="P57">The date of the signature and the date of the notarization are not the same. </text:p>
          </text:list-item>
          <text:list-item>
            <text:p text:style-name="P57">The party who signed the document executed it as a representative of the servicer. (I believe Sevillano is not an actual employee of the servicer.) </text:p>
          </text:list-item>
          <text:list-item>
            <text:p text:style-name="P57">The document purports to assign the mortgage or the deed of trust from the originator <text:span text:style-name="T1">directly</text:span> to the trust. (I think that is correct) </text:p>
          </text:list-item>
          <text:list-item>
            <text:p text:style-name="P57">The document that purports to assign the mortgage of deed of trust to the Trust was signed AFTER the cut-off date for the transfer of all such to the Trust pursuant to the Pooling and Servicing Agreement. </text:p>
          </text:list-item>
          <text:list-item>
            <text:p text:style-name="P24">The assignment of mortgage or deed of trust was filed or signed after the foreclosure proceeding began/was filed </text:p>
          </text:list-item>
        </text:list>
        <text:p text:style-name="Text_20_body"><text:span text:style-name="Strong_20_Emphasis">Shelley, John</text:span>- <text:a xlink:type="simple" xlink:href="http://takeyourhomeback.com/">John Shelley</text:a>- <text:a xlink:type="simple" xlink:href="http://stopforeclosurefraud.com/2010/11/16/mind-blowing-judge-schack-names-robo-signers-in-many-foreclosure-cases-greatest-hits/" office:target-frame-name="_new" xlink:show="replace">stopforeclosurefraud.com/2010/11/16/mind-blowing-judge-schack-names-robo-signers-in-many-foreclosure-cases-greatest-hits/</text:a></text:p>
        <text:p text:style-name="Text_20_body"><text:span text:style-name="Strong_20_Emphasis">Silva, Stanley</text:span>- <text:a xlink:type="simple" xlink:href="http://takeyourhomeback.com/">Stanley Silva</text:a><text:span text:style-name="Strong_20_Emphasis">- </text:span>deposition of <text:a xlink:type="simple" xlink:href="http://takeyourhomeback.com/">Stanley Silva</text:a>     <text:a xlink:type="simple" xlink:href="http://4closurefraud.org/2011/01/21/more-wells-fargo-woes-full-deposition-of-stanley-silva-notice-of-default-robo-signer/#comment-18380" office:target-frame-name="_new" xlink:show="replace">4closurefraud.org/2011/01/21/more-wells-fargo-woes-full-deposition-of-stanley-silva-notice-of-default-robo-signer/#comment-18380</text:a>, http://www.msfraud.org/law/lounge/NevadavMERSetal-recordingfees.pdf</text:p>
        <text:p text:style-name="Text_20_body"><text:span text:style-name="Strong_20_Emphasis">Simon, Lubica – </text:span>Lubica Simon, notary for robo signers in Florida       <text:a xlink:type="simple" xlink:href="http://www.pascoclerk.com/i3/66-229-227-216IP2011056833.pdf">http://www.pascoclerk.com/i3/66-229-227-216IP2011056833.pdf</text:a><text:span text:style-name="Strong_20_Emphasis"> </text:span></text:p>
        <text:p text:style-name="Text_20_body"><text:span text:style-name="Strong_20_Emphasis">Smith, Kathy- </text:span>Kathy Smith is an employee in the Jacksonville, FL, office of <text:span text:style-name="Strong_20_Emphasis">Lender Processing Services. </text:span>She signs Mortgage Assignments as an officer of MERS, servicing companies, and lenders. Smith often signs these Assignments to trusts years after the closing date of the trusts. Smith frequently <text:soft-page-break/>signs Assignments for mortgage companies that filed for bankruptcy years before the effective date of the Assignment. Deutsche Bank National Trust Company is one of the banks that frequently uses Assignments signed by Smith to foreclose. She has used the following job titles:</text:p>
        <text:list xml:id="list33556938" text:style-name="L25">
          <text:list-item>
            <text:p text:style-name="P58">Vice President, Argent Mortgage Co, LLC by Citi Residential Lending, Inc., as Attorney-In-Fact; </text:p>
          </text:list-item>
          <text:list-item>
            <text:p text:style-name="P58">Asst. Secretary, Mortgage Electronic Registration Systems, Inc., as nominee for American Brokers Conduit; </text:p>
          </text:list-item>
          <text:list-item>
            <text:p text:style-name="P58">Asst. Secretary, Mortgage Electronic Registration Systems, Inc., as nominee for American Home Mortgage; </text:p>
          </text:list-item>
          <text:list-item>
            <text:p text:style-name="P58">Attorney-in-Fact, American Home Mortgage Servicing; </text:p>
          </text:list-item>
          <text:list-item>
            <text:p text:style-name="P58">Attorney-in-Fact, Ameriquest Mortgage Company; </text:p>
          </text:list-item>
          <text:list-item>
            <text:p text:style-name="P25">Asst. Secretary, Mortgage Electronic Registration Systems, acting </text:p>
          </text:list-item>
        </text:list>
        <text:p text:style-name="Text_20_body">solely as nominee for Homestar Mortgage Lending Corp;</text:p>
        <text:list xml:id="list33573146" text:style-name="L26">
          <text:list-item>
            <text:p text:style-name="P26">Asst. Secretary, Sand Canyon Corp., f/k/a Option One Mortgage Corp.   (<text:a xlink:type="simple" xlink:href="http://www.scribd.com/doc/46562142/In-Re-Wilson-Affidavit-of-Dale-M-SUGIMOTO-Pres-of-Sand-Canyon-19-Mar-2009">http://www.scribd.com/doc/46562142/In-Re-Wilson-Affidavit-of-Dale-M-SUGIMOTO-Pres-of-Sand-Canyon-19-Mar-2009</text:a>    <text:a xlink:type="simple" xlink:href="http://www.foreclosurehamlet.org/profiles/blogs/robosigners-michelle-halyard" office:target-frame-name="_new" xlink:show="replace"><text:span text:style-name="Strong_20_Emphasis">www.foreclosurehamlet.org/profiles/blogs/robosigners-michelle-halyard</text:span></text:a><text:span text:style-name="Strong_20_Emphasis">, and signature and false credentials at </text:span><text:a xlink:type="simple" xlink:href="http://www.whatsignature.com/files/Smith_Kathy.2.pdf" office:target-frame-name="_new" xlink:show="replace"><text:span text:style-name="Strong_20_Emphasis">www.whatsignature.com/files/Smith_Kathy.2.pdf</text:span></text:a><text:a xlink:type="simple" xlink:href="http://www.whatsignature.com/files/Kaminski_Joseph.6.pdf" office:target-frame-name="_new" xlink:show="replace"><text:span text:style-name="Strong_20_Emphasis">www.whatsignature.com/files/Kaminski_Joseph.6.pdf</text:span></text:a><text:span text:style-name="Strong_20_Emphasis">, </text:span><text:a xlink:type="simple" xlink:href="http://www.frauddigest.com/indictments/Corrective+Assignment%5B2%5D.pdf" office:target-frame-name="_new" xlink:show="replace"><text:span text:style-name="Strong_20_Emphasis">www.frauddigest.com/indictments/Corrective+Assignment%5b2%5d.pdf</text:span></text:a><text:span text:style-name="Strong_20_Emphasis">,  </text:span><text:a xlink:type="simple" xlink:href="http://www.frauddigest.com/indictments/Gx12P0-ShowPDF.aspx.pdf.pdf" office:target-frame-name="_new" xlink:show="replace"><text:span text:style-name="Strong_20_Emphasis">www.frauddigest.com/indictments/Gx12P0-ShowPDF.aspx.pdf.pdf</text:span></text:a><text:span text:style-name="Strong_20_Emphasis">,  </text:span><text:a xlink:type="simple" xlink:href="http://www.frauddigest.com/indictments/Linda%20Green%20no%20authority%20to%20sign%20on%20behalf%20of%20MERS%20Sept%202009.pdf" office:target-frame-name="_new" xlink:show="replace"><text:span text:style-name="Strong_20_Emphasis">www.frauddigest.com/indictments/Linda%20Green%20no%20authority%20to%20sign%20on%20behalf%20of%20MERS%20Sept%202009.pdf</text:span></text:a><text:span text:style-name="Strong_20_Emphasis">,  </text:span><text:a xlink:type="simple" xlink:href="http://www.frauddigest.com/indictments/Sanisidro%20Garcia%20Aff%20Lost%20Note%20by%20Kathy%20Smith.pdf" office:target-frame-name="_new" xlink:show="replace"><text:span text:style-name="Strong_20_Emphasis">www.frauddigest.com/indictments/Sanisidro%20Garcia%20Aff%20Lost%20Note%20by%20Kathy%20Smith.pdf</text:span></text:a><text:span text:style-name="Strong_20_Emphasis">,  </text:span><text:a xlink:type="simple" xlink:href="http://www.frauddigest.com/indictments/Linda%20Green%20no%20authority%20to%20sign%20on%20behalf%20of%20MERS%20Sept%202009.pdf" office:target-frame-name="_new" xlink:show="replace"><text:span text:style-name="Strong_20_Emphasis">www.frauddigest.com/indictments/Linda%20Green%20no%20authority%20to%20sign%20on%20behalf%20of%20MERS%20Sept%202009.pdf</text:span></text:a><text:span text:style-name="Strong_20_Emphasis">, </text:span><text:a xlink:type="simple" xlink:href="http://www.frauddigest.com/indictments/Corrective+Assignment%5B2%5D.pdf" office:target-frame-name="_new" xlink:show="replace"><text:span text:style-name="Strong_20_Emphasis">www.frauddigest.com/indictments/Corrective+Assignment%5b2%5d.pdf</text:span></text:a><text:span text:style-name="Strong_20_Emphasis">, </text:span><text:a xlink:type="simple" xlink:href="http://www.frauddigest.com/indictments/nv_42_4247609_img.pdf.pdf" office:target-frame-name="_new" xlink:show="replace"><text:span text:style-name="Strong_20_Emphasis">www.frauddigest.com/indictments/nv_42_4247609_img.pdf.pdf</text:span></text:a><text:span text:style-name="Strong_20_Emphasis">,</text:span> </text:p>
          </text:list-item>
        </text:list>
        <text:p text:style-name="Text_20_body"><text:span text:style-name="Strong_20_Emphasis">Skogg, Ric</text:span>- Ric Skogg a.k.a. Ric Skogg- robo signer for Aurora-  <text:line-break/>Aurora Loan Services Inc.<text:line-break/>Corporate Headquartes<text:line-break/>10350 Park Meadows Drive<text:line-break/>Littleton, CO 80124<text:line-break/>Telephone: (303) 720-945-3000</text:p>
        <text:p text:style-name="Text_20_body">Aurora Loan Services &amp; Lehman Brothers<text:line-break/>Rick started as ‘President’ 1997 through 2006<text:line-break/>Rick was sooooo good he held two positions<text:line-break/>2003-2006<text:line-break/>1) Aurora Loan Services COO &amp;<text:line-break/>2) Managing Director – Lehman Brothers</text:p>
        <text:p text:style-name="Text_20_body">In 1997 Rick Skogg President started<text:line-break/>Aurora Loan Services. Rick Skogg came from Harbourton Mortgage Co. LP. President &amp; CEO. Originally Platte Valley Mortgage Co LPdid a reverse merger reanmed Platte Valley Mortgage Co. Harbourton Mortgage Co.</text:p>
        <text:p text:style-name="Text_20_body">Harbourton Funding Corporation is located at<text:line-break/><text:soft-page-break/>2530 S Parker Rd Ste 500 Aurora, CO 80014.<text:line-break/>The officers include Rick W Skogg. Harbourton Funding Corporation was incorporated on Wednesday, February 19, 1992 and is currently not active. C T Corporation System represents Harbourton Funding Corporation as their registered agent.</text:p>
        <text:p text:style-name="Text_20_body">Rick Skogg does not report where he worked 2006-2008</text:p>
        <text:p text:style-name="Text_20_body">10/2008 – 8/2010 Rick Skogg<text:line-break/>SUMMARY &amp; Accomplishments<text:line-break/>DENVER, CO. – W.J. Bradley (WJB), a privately held independent retail mortgage lender, announced today the addition of Rick Skogg as the Company’s new President. Skogg joins WJB from Aurora Loan Services, where he served as Chief Operating Officer and was instrumental in successfully establishing retail, correspondent and broker platforms.</text:p>
        <text:p text:style-name="Text_20_body">His accomplishments at Aurora included developing a master servicing division that oversaw $170 billion of mortgage assets and building a primary servicing unit that serviced in excess of $90 billion of mortgage rights and a warehouse lending unit that provided interim financing to Aurora’s clients.</text:p>
        <text:p text:style-name="Text_20_body">Skogg has more than 20 years of extensive experience in leading successful mortgage organizations, including spearheading the sale of Harbourton Mortgage Company to Lehman Brothers Holdings and serving as President and Chief Executive of Platte Valley Mortgage Corporation.</text:p>
        <text:p text:style-name="Text_20_body">“I am proud to be joining a company with a solid vision and mission for the future. WJB’s commitment to outstanding customer service backed by an exceptional sales force and operations team will allow us to gain significant market share while raising the standards of excellence in our industry to newer heights,” shared Skogg.</text:p>
        <text:p text:style-name="Text_20_body">Skogg will serve as President of WJB, overseeing all day-to-day aspects of the WJB business, including sales, operations, marketing and customer service. He will also work with the WJB team to increase production and promote continuous and profitable growth of the business.</text:p>
        <text:p text:style-name="Text_20_body">Chief Executive Officer Bill Bradley said, “I am pleased to have Rick on board. I believe the combination of his experience, focus and dedication will be critical factors to WJB’s continued success during this historic time in our industry.   <text:a xlink:type="simple" xlink:href="http://www.linkedin.com/pub/rick-skogg/b/440/b91">http://www.linkedin.com/pub/rick-skogg/b/440/b91</text:a>   <text:a xlink:type="simple" xlink:href="http://livinglies.wordpress.com/2011/05/07/cochrane-robosigning-at-aurora/">http://livinglies.wordpress.com/2011/05/07/cochrane-robosigning-at-aurora/</text:a>   <text:a xlink:type="simple" xlink:href="http://dockets.justia.com/docket/nevada/nvdce/2:2010cv01121/74641/">http://dockets.justia.com/docket/nevada/nvdce/2:2010cv01121/74641/</text:a>   <text:a xlink:type="simple" xlink:href="http://livinglies.wordpress.com/2011/03/25/wisconsin-appeals-ct-aurora-is-not-owner-of-note-trial-court-reversed/">http://livinglies.wordpress.com/2011/03/25/wisconsin-appeals-ct-aurora-is-not-owner-of-note-trial-court-reversed/</text:a></text:p>
        <text:p text:style-name="Text_20_body"><text:a xlink:type="simple" xlink:href="http://takeyourhomeback.com/"><text:span text:style-name="Strong_20_Emphasis">Smith</text:span></text:a><text:span text:style-name="Strong_20_Emphasis"><text:span text:style-name="T1">, Shannon</text:span></text:span><text:span text:style-name="Strong_20_Emphasis">- </text:span>Shannon Smith was an employee of David J. Stern, P.A. Illegally claimed she is a paralegal, lacks any credentials and not certified, false notarization<text:span text:style-name="Strong_20_Emphasis">. See full depo at </text:span><text:a xlink:type="simple" xlink:href="http://stopforeclosurefraud.com/wp-content/uploads/2010/09/FULL-DEPOSITION-OF-DAVID-J.-STERNS-SHANNON-SMITH.pdf" office:target-frame-name="_new" xlink:show="replace"><text:span text:style-name="Strong_20_Emphasis">stopforeclosurefraud.com/wp-content/uploads/2010/09/FULL-DEPOSITION-OF-DAVID-J.-STERNS-SHANNON-SMITH.pdf</text:span></text:a></text:p>
        <text:p text:style-name="Text_20_body"><text:span text:style-name="Strong_20_Emphasis">Snow, Brittany – </text:span>Brittany Snow was a notary who worked in the Alpharetta, Georgia offices of <text:span text:style-name="Strong_20_Emphasis">Lender Processing Services </text:span>who <text:span text:style-name="T1">notarized several hundred thousand Mortgage Assignments</text:span>. There are several significantly different versions of the Snow signature. Snow notarized several different versions of the Linda Green, Jessica Ohde and Korell Harp signatures. She also notarized signatures of individuals signing as officers of “Bogus Assignee” and “A Bad Bene.”</text:p>
        <text:p text:style-name="Text_20_body"><text:span text:style-name="Strong_20_Emphasis">Sobotta, Jodi- </text:span>Jodi Sobotta is an employee of <text:span text:style-name="Strong_20_Emphasis">Lender Processing Services </text:span>in Mendota Heights, Dakota County, MN. She signs Mortgage Assignments as an officer of MERS, servicing companies, and lenders. Sobotta often signs these Assignments to trusts years after the closing date of the trusts. Sobotta frequently signs Assignments for mortgage companies that filed for bankruptcy years before <text:soft-page-break/>the effective date of the Assignment. Deutsche Bank National Trust Company is one of the banks that frequently uses Assignments signed by Sobotta to foreclose. <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text:p>
        <text:p text:style-name="Text_20_body"><text:span text:style-name="Strong_20_Emphasis">Spradling, Christopher- </text:span>Christopher Spradling, Litton Loans Litigation Mangaer full deposition <text:a xlink:type="simple" xlink:href="http://stopforeclosurefraud.com/2011/03/21/deposition-transcript-of-litton-loan-servicing-litigation-manager-christopher-spradling/">http://stopforeclosurefraud.com/2011/03/21/deposition-transcript-of-litton-loan-servicing-litigation-manager-christopher-spradling/</text:a></text:p>
        <text:p text:style-name="Text_20_body"><text:span text:style-name="Strong_20_Emphasis">Spohn, Stacy</text:span>- <text:a xlink:type="simple" xlink:href="http://takeyourhomeback.com/">Stacy Spohn</text:a> is an Employee of Lenders Processing Services. See<text:a xlink:type="simple" xlink:href="http://4closurefraud.org/2010/09/29/can-it-be-true-fraud-digest-mortgage-fraud-jpmorgan-chase-barbara-hindman-et-al/#comments" office:target-frame-name="_new" xlink:show="replace"><text:span text:style-name="Strong_20_Emphasis">4closurefraud.org/2010/09/29/can-it-be-true-fraud-digest-mortgage-fraud-jpmorgan-chase-barbara-hindman-et-al/#comments</text:span></text:a></text:p>
        <text:p text:style-name="Text_20_body"><text:span text:style-name="Strong_20_Emphasis">Slee, Swarupa</text:span> – Swarupa Slee signing as MERS Assistant Secretary <text:a xlink:type="simple" xlink:href="http://205.166.161.12/oncoreV2/showdetails.aspx?id=50497339&amp;rn=90&amp;pi=9&amp;ref=search">http://205.166.161.12/oncoreV2/showdetails.aspx?id=50497339&amp;rn=90&amp;pi=9&amp;ref=search</text:a>  <text:a xlink:type="simple" xlink:href="http://205.166.161.12/oncoreV2/showdetails.aspx?id=50646665&amp;rn=0&amp;pi=0&amp;ref=search">http://205.166.161.12/oncoreV2/showdetails.aspx?id=50646665&amp;rn=0&amp;pi=0&amp;ref=search</text:a> </text:p>
        <text:p text:style-name="Text_20_body"><text:span text:style-name="Strong_20_Emphasis">Stabile, Tara-</text:span>Tara Stabile<text:span text:style-name="Strong_20_Emphasis"> </text:span>employee of Shapiro &amp; Fishman, LLP signing as Vice President and Asst. Secretary of MERS for America’s Wholesale Lender, Hillsborough County, Florida <text:a xlink:type="simple" xlink:href="http://205.166.161.12/oncoreV2/showdetails.aspx?id=48737170&amp;rn=0&amp;pi=0&amp;ref=search">http://205.166.161.12/oncoreV2/showdetails.aspx?id=48737170&amp;rn=0&amp;pi=0&amp;ref=search</text:a></text:p>
        <text:p text:style-name="Text_20_body"><text:span text:style-name="Strong_20_Emphasis">Steeg, Shannon – </text:span>Shannon Steeg- Notary public for MERS <text:a xlink:type="simple" xlink:href="http://205.166.161.12/oncoreV2/showdetails.aspx?id=50646712&amp;rn=19&amp;pi=1&amp;ref=search">http://205.166.161.12/oncoreV2/showdetails.aspx?id=50646712&amp;rn=19&amp;pi=1&amp;ref=search</text:a><text:span text:style-name="Strong_20_Emphasis"> </text:span></text:p>
        <text:p text:style-name="Text_20_body"><text:span text:style-name="Strong_20_Emphasis">Steiner, Diana</text:span>- Diana M. Steiner robo signer  <text:a xlink:type="simple" xlink:href="http://dockets.justia.com/docket/nevada/nvdce/2:2010cv01121/74641/">http://dockets.justia.com/docket/nevada/nvdce/2:2010cv01121/74641/</text:a> </text:p>
        <text:p text:style-name="Text_20_body"><text:span text:style-name="Strong_20_Emphasis">Stephan, Jeffrey-</text:span>Jeffrey Stephan is an employee of GMAC Mortgage Services in Montgomery County, PA. Stephan has also used the following titles:</text:p>
        <text:list xml:id="list33570165" text:style-name="L27">
          <text:list-item>
            <text:p text:style-name="P59">Asst. Secretary, Mortgage Electronic Registration Systems, Inc., as nominee for Liberty Home Lending, Inc.; </text:p>
          </text:list-item>
          <text:list-item>
            <text:p text:style-name="P59">Limited Signing Officer, Residential Funding Company, LLC, as Trustee, under the Pooling and Servicing Agreement with Pooling ID#3950, distribution Series #2006KWH3, dated December 28, 2006; </text:p>
          </text:list-item>
          <text:list-item>
            <text:p text:style-name="P27">Vice President, Mortgage Electronic Registration Systems, Inc., as nominee for Mortgage Network Inc.; </text:p>
          </text:list-item>
        </text:list>
        <text:p text:style-name="Text_20_body">• Vice President, Mortgage Electronic Registration Systems, Inc., as nominee for Homefield Financial, Inc. <text:span text:style-name="Strong_20_Emphasis">One of the largest robo-signers in the country, approx. 400 per week.  See depo  at <text:s/> </text:span><text:a xlink:type="simple" xlink:href="http://stopforeclosurefraud.com/wp-" office:target-frame-name="_new" xlink:show="replace"><text:span text:style-name="Strong_20_Emphasis">stopforeclosurefraud.com/wp-</text:span></text:a><text:span text:style-name="Strong_20_Emphasis"> content/uploads/2010/09/Deposition_of_Jeffrey_Stephan.pdf, </text:span><text:a xlink:type="simple" xlink:href="http://www.whatsignature.com/files/Stephan_Jeffrey.BMP" office:target-frame-name="_new" xlink:show="replace"><text:span text:style-name="Strong_20_Emphasis">www.whatsignature.com/files/Stephan_Jeffrey.BMP</text:span></text:a><text:span text:style-name="Strong_20_Emphasis">   </text:span><text:a xlink:type="simple" xlink:href="http://www.propublica.org/article/gmac-mortgage-whistleblower-foreclosure"><text:span text:style-name="Strong_20_Emphasis">http://www.propublica.org/article/gmac-mortgage-whistleblower-foreclosure</text:span></text:a><text:span text:style-name="Strong_20_Emphasis"> </text:span></text:p>
        <text:p text:style-name="Text_20_body"><text:span text:style-name="Strong_20_Emphasis">Stevens, Cynthia –</text:span>Cynthia Stevens<text:span text:style-name="Strong_20_Emphasis"> </text:span>is an employee in the Jacksonville, FL, office of <text:span text:style-name="Strong_20_Emphasis">Lender Processing Services. </text:span>She signs Mortgage Assignments as an officer of MERS, servicing companies, and lenders. Stevens often signs these Assignments to trusts years after the closing date of the trusts. Stevens frequently signs Assignments for mortgage companies that filed for bankruptcy years before the effective date of the Assignment. Deutsche Bank National Trust Company is one of the banks that frequently uses Assignments signed by Stevens to foreclose</text:p>
        <text:p text:style-name="Text_20_body"><text:span text:style-name="Strong_20_Emphasis">Stewart, Kim –  </text:span>Kim Stewart<text:span text:style-name="Strong_20_Emphasis"> </text:span>is an employee of <text:span text:style-name="Strong_20_Emphasis">U.S. Bank Home Mortgage </text:span>in Owensboro, Kentucky. She frequently signs Mortgage Assignments as an Assistant Secretary of MERS. These Assignments are often used by the <text:span text:style-name="Strong_20_Emphasis">Law Offices of David Stern </text:span>to foreclose.</text:p>
        <text:p text:style-name="Text_20_body"><text:soft-page-break/><text:span text:style-name="Strong_20_Emphasis">Stotts, Roger</text:span>- <text:a xlink:type="simple" xlink:href="http://takeyourhomeback.com/">Roger Stotts</text:a>- different signatures and credentials see  at <text:a xlink:type="simple" xlink:href="http://www.whatsignature.com/files/Stotts_Roger.2.pdf" office:target-frame-name="_new" xlink:show="replace">www.whatsignature.com/files/Stotts_Roger.2.pdf</text:a>, <text:a xlink:type="simple" xlink:href="http://www.whatsignature.com/files/Stotts_Roger.1.GIF" office:target-frame-name="_new" xlink:show="replace">www.whatsignature.com/files/Stotts_Roger.1.GIF</text:a>, <text:a xlink:type="simple" xlink:href="http://www.whatsignature.com/files/Stotts_Roger.3.JPG" office:target-frame-name="_new" xlink:show="replace">www.whatsignature.com/files/Stotts_Roger.3.JPG</text:a>,  <text:a xlink:type="simple" xlink:href="http://www.whatsignature.com/files/Stotts_Roger.4.JPG" office:target-frame-name="_new" xlink:show="replace">www.whatsignature.com/files/Stotts_Roger.4.JPG</text:a>, <text:a xlink:type="simple" xlink:href="http://www.whatsignature.com/files/Stotts_Roger_D.GIF" office:target-frame-name="_new" xlink:show="replace">www.whatsignature.com/files/Stotts_Roger_D.GIF</text:a>, <text:a xlink:type="simple" xlink:href="http://www.whatsignature.com/files/Stotts_Roger_D.1.GIF" office:target-frame-name="_new" xlink:show="replace">www.whatsignature.com/files/Stotts_Roger_D.1.GIF</text:a></text:p>
        <text:p text:style-name="Text_20_body"> <text:span text:style-name="Strong_20_Emphasis">Stoudmire, Robert</text:span>- <text:a xlink:type="simple" xlink:href="http://takeyourhomeback.com/">Robert R. Stoudmire</text:a>- see signature and false credentials at <text:a xlink:type="simple" xlink:href="http://www.whatsignature.com/files/Stoudemire_Robert.pdf" office:target-frame-name="_new" xlink:show="replace">www.whatsignature.com/files/Stoudemire_Robert.pdf</text:a></text:p>
        <text:p text:style-name="Text_20_body"><text:span text:style-name="Strong_20_Emphasis">Suarez, Peter –</text:span> Peter Suarez- employee at Bayview Loan Servicing, Coral Gables, Florida. Signs as officers of MERS and many other lenders.</text:p>
        <text:p text:style-name="Text_20_body"><text:span text:style-name="Strong_20_Emphasis">SUNTRUST BANK – refilling over 4000 admitted robo signed foreclosures-  </text:span><text:a xlink:type="simple" xlink:href="http://www.reuters.com/article/2011/02/25/us-suntrust-foreclosure-idUSTRE71O50R20110225"><text:span text:style-name="Strong_20_Emphasis">http://www.reuters.com/article/2011/02/25/us-suntrust-foreclosure-idUSTRE71O50R20110225</text:span></text:a><text:span text:style-name="Strong_20_Emphasis"> </text:span></text:p>
        <text:p text:style-name="Text_20_body"><text:span text:style-name="Strong_20_Emphasis">Tate, Eric – </text:span> Eric Tate is an employee of <text:span text:style-name="Strong_20_Emphasis">Lender Processing Services </text:span>in Mendota Heights, Dakota County, MN. He signs Mortgage Assignments as an officer of MERS, servicing companies, and lenders. Tate often signs these Assignments to trusts years after the closing date of the trusts. Tate frequently signs Assignments for mortgage companies that filed for bankruptcy years before the effective date of the Assignment. Deutsche Bank National Trust Company is one of the banks that frequently uses Assignments signed by Tate to foreclose.  <text:a xlink:type="simple" xlink:href="http://stopforeclosurefraud.com/2010/03/12/topako-love-laura-hescott-christina-allen-eric-tate-officers-of-way-way-too-many-banks-part-deux-the-twilight-zone/" office:target-frame-name="_new" xlink:show="replace"><text:span text:style-name="Strong_20_Emphasis">stopforeclosurefraud.com/2010/03/12/topako-love-laura-hescott-christina-allen-eric-tate-officers-of-way-way-too-many-banks-part-deux-the-twilight-zone/</text:span></text:a><text:span text:style-name="Strong_20_Emphasis"><text:span text:style-name="T1">, </text:span></text:span><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text:span text:style-name="Strong_20_Emphasis"><text:span text:style-name="T1">,  </text:span></text:span><text:a xlink:type="simple" xlink:href="http://api.ning.com/files/IN7DOxLK*PapXxV-uZDChSsmMAGRm7HQxjDVuPRFO9pnm78LhIWshrFM4eQ*SPmDwOWZ1x2QuIzocuM03w3Z1-MbfnME4nb*/FrostConfessionofError.pdf" office:target-frame-name="_new" xlink:show="replace"><text:span text:style-name="Strong_20_Emphasis">api.ning.com/files/IN7DOxLK*PapXxV-uZDChSsmMAGRm7HQxjDVuPRFO9pnm78LhIWshrFM4eQ*SPmDwOWZ1x2QuIzocuM03w3Z1-MbfnME4nb*/FrostConfessionofError.pdf</text:span></text:a><text:span text:style-name="Strong_20_Emphasis"><text:span text:style-name="T1">, </text:span></text:span><text:a xlink:type="simple" xlink:href="http://api.ning.com/files/Qh25wJrAdqjbaQEW8-Lajq8j*7QPR5FhVQfzyIrcqQWcLSFHoAx2ZvgxU-D-39yZIbYwa-GEGG5PxaD4LB4TqR2becqm*Xx-/FrostAppellateBrief.pdf" office:target-frame-name="_new" xlink:show="replace"><text:span text:style-name="Strong_20_Emphasis">api.ning.com/files/Qh25wJrAdqjbaQEW8-Lajq8j*7QPR5FhVQfzyIrcqQWcLSFHoAx2ZvgxU-D-39yZIbYwa-GEGG5PxaD4LB4TqR2becqm*Xx-/FrostAppellateBrief.pdf</text:span></text:a></text:p>
        <text:p text:style-name="Text_20_body"><text:span text:style-name="Strong_20_Emphasis">Taveras, Oscar –</text:span>Oscar Taveras is an employee of Ocwen Loan Services in West Palm Beach, FL.   <text:a xlink:type="simple" xlink:href="http://pippinghole.blogspot.com/2010/12/robo-signers-signors-names-revealed.html" office:target-frame-name="_new" xlink:show="replace">pippinghole.blogspot.com/2010/12/robo-signers-signors-names-revealed.html</text:a> <text:a xlink:type="simple" xlink:href="http://www.frauddigest.com/indictments/nv_52_17505354_img.pdf.pdf" office:target-frame-name="_new" xlink:show="replace">www.frauddigest.com/indictments/nv_52_17505354_img.pdf.pdf</text:a>, <text:a xlink:type="simple" xlink:href="http://www.frauddigest.com/indictments/nv_646_17433704_img.pdf.pdf" office:target-frame-name="_new" xlink:show="replace">www.frauddigest.com/indictments/nv_646_17433704_img.pdf.pdf</text:a>, <text:a xlink:type="simple" xlink:href="http://www.frauddigest.com/indictments/nv_52_17505354_img.pdf.pdf" office:target-frame-name="_new" xlink:show="replace">www.frauddigest.com/indictments/nv_52_17505354_img.pdf.pdf</text:a>,  </text:p>
        <text:p text:style-name="Text_20_body"><text:span text:style-name="Strong_20_Emphasis">Thieven, Shelley</text:span>- <text:a xlink:type="simple" xlink:href="http://takeyourhomeback.com/">Shelley Thieven</text:a>-                    <text:a xlink:type="simple" xlink:href="http://www.whatsignature.com/files/Thievin_Shelley.JPG" office:target-frame-name="_new" xlink:show="replace">www.whatsignature.com/files/Thievin_Shelley.JPG</text:a>, <text:a xlink:type="simple" xlink:href="http://www.whatsignature.com/files/Thievin_Shelley.1.pdf" office:target-frame-name="_new" xlink:show="replace">www.whatsignature.com/files/Thievin_Shelley.1.pdf</text:a>,  <text:a xlink:type="simple" xlink:href="http://www.whatsignature.com/files/Thievin_Shelley.2.pdf" office:target-frame-name="_new" xlink:show="replace">www.whatsignature.com/files/Thievin_Shelley.2.pdf</text:a>, <text:a xlink:type="simple" xlink:href="http://www.whatsignature.com/files/Thieven_Shelley.7.pdf" office:target-frame-name="_new" xlink:show="replace">www.whatsignature.com/files/Thieven_Shelley.7.pdf</text:a>,  <text:a xlink:type="simple" xlink:href="http://www.frauddigest.com/indictments/AssignmentofMortgage.pdf.pdf" office:target-frame-name="_new" xlink:show="replace">www.frauddigest.com/indictments/AssignmentofMortgage.pdf.pdf</text:a>,</text:p>
        <text:p text:style-name="Text_20_body"><text:span text:style-name="Strong_20_Emphasis">Thomas, Cheryl – </text:span>CHERYL THOMAS was an employee of <text:span text:style-name="Strong_20_Emphasis">Lender Processing Services </text:span>in the Alpharetta, GA office. Thomas often signed as Vice President of American Home Mortgage Servicing. She signs Mortgage Assignments as an officer of MERS, servicing companies, and lenders. Thomas often signs these Assignments to trusts years after the closing date of the trusts. Thomas frequently signs Assignments for mortgage companies that filed for bankruptcy years before the effective date of the Assignment. Deutsche Bank National Trust Company is one of the banks that frequently uses Assignments signed by Thomas to foreclose.   <text:a xlink:type="simple" xlink:href="http://pippinghole.blogspot.com/2010/12/robo-signers-signors-names-revealed.html" office:target-frame-name="_new" xlink:show="replace">pippinghole.blogspot.com/2010/12/robo-signers-signors-names-revealed.html</text:a></text:p>
        <text:p text:style-name="Text_20_body"><text:span text:style-name="Strong_20_Emphasis">Thomas, Tywanna- </text:span>Tywanna Thomas was an employee of Lender Processing Services in Alpharetta, GA. She signed several hundred thousand Mortgage Assignments. There are many distinctly different <text:soft-page-break/>versions of the Tywanna Thomas signature. Thomas frequently signed Assignments to trusts several years after the closing dates of the trust. Thomas also signed as an officer of companies that had fled for bankruptcy or were no longer in existence. Deutsche Bank National Trust Company often uses Tywanna Thomas Assignments to foreclose. Job titles claimed by Thomas include:</text:p>
        <text:list xml:id="list33554743" text:style-name="L28">
          <text:list-item>
            <text:p text:style-name="P60">Assistant Vice President, American Home Mortgage Acceptance. Assistant Vice President, American Home Mortgage Servicing; </text:p>
          </text:list-item>
          <text:list-item>
            <text:p text:style-name="P60">Vice President &amp; Assistant Secretary, Argent Mortgage Company, LLC; </text:p>
          </text:list-item>
          <text:list-item>
            <text:p text:style-name="P60">Assistant Vice President, Deutsche Bank National Trust Company; </text:p>
          </text:list-item>
          <text:list-item>
            <text:p text:style-name="P60">Assistant Vice President, HomeBanc Mortgage Corp.; </text:p>
          </text:list-item>
          <text:list-item>
            <text:p text:style-name="P60">Assistant Vice President, Mortgage Electronic Registration Systems; </text:p>
          </text:list-item>
          <text:list-item>
            <text:p text:style-name="P60">Assistant Vice President, Mortgage Electronic Registration Systems as nominee for ABC; </text:p>
          </text:list-item>
          <text:list-item>
            <text:p text:style-name="P60">Assistant Vice President, Mortgage Electronic Registration Systems as nominee for Colonial Bank; </text:p>
          </text:list-item>
          <text:list-item>
            <text:p text:style-name="P60">Assistant Secretary, Mortgage Electronic Registration Systems as nominee for HLB Mortgage; </text:p>
          </text:list-item>
          <text:list-item>
            <text:p text:style-name="P28">Assistant Vice President, Nationwide Home Loans, Inc. by American Home Mortgage Servicing, Inc. as Attorney In Fact; </text:p>
          </text:list-item>
        </text:list>
        <text:p text:style-name="Text_20_body">• Assistant Vice President, Option One Mortgage Corporation;</text:p>
        <text:p text:style-name="Text_20_body"> Assistant Vice President, Quick Fund, Inc.;</text:p>
        <text:p text:style-name="Text_20_body">Assistant Vice President, Riverside Bank of Gulf Coast;</text:p>
        <text:p text:style-name="Text_20_body">Assistant Vice President, Sand Canyon Corporation.</text:p>
        <text:p text:style-name="Text_20_body"><text:span text:style-name="Strong_20_Emphasis">see different signatures at </text:span><text:a xlink:type="simple" xlink:href="http://www.whatsignature.com/files/Green_Linda.1.pdf" office:target-frame-name="_new" xlink:show="replace"><text:span text:style-name="Strong_20_Emphasis">www.whatsignature.com/files/Green_Linda.1.pdf</text:span></text:a><text:span text:style-name="Strong_20_Emphasis">, </text:span><text:a xlink:type="simple" xlink:href="http://www.whatsignature.com/files/Green_Linda.2.pdf" office:target-frame-name="_new" xlink:show="replace"><text:span text:style-name="Strong_20_Emphasis">www.whatsignature.com/files/Green_Linda.2.pdf</text:span></text:a><text:span text:style-name="Strong_20_Emphasis">,  </text:span><text:a xlink:type="simple" xlink:href="http://www.whatsignature.com/files/Green_Linda.3.pdf" office:target-frame-name="_new" xlink:show="replace"><text:span text:style-name="Strong_20_Emphasis">www.whatsignature.com/files/Green_Linda.3.pdf</text:span></text:a><text:span text:style-name="Strong_20_Emphasis">, </text:span><text:a xlink:type="simple" xlink:href="http://www.whatsignature.com/files/Thomas_Tywanna.1.pdf" office:target-frame-name="_new" xlink:show="replace"><text:span text:style-name="Strong_20_Emphasis">www.whatsignature.com/files/Thomas_Tywanna.1.pdf</text:span></text:a><text:span text:style-name="Strong_20_Emphasis">, </text:span><text:a xlink:type="simple" xlink:href="http://www.whatsignature.com/files/Thomas_Tywanna.2.pdf" office:target-frame-name="_new" xlink:show="replace"><text:span text:style-name="Strong_20_Emphasis">www.whatsignature.com/files/Thomas_Tywanna.2.pdf</text:span></text:a><text:span text:style-name="Strong_20_Emphasis">, </text:span><text:a xlink:type="simple" xlink:href="http://www.whatsignature.com/files/Thomas_Tywanna.3.pdf" office:target-frame-name="_new" xlink:show="replace"><text:span text:style-name="Strong_20_Emphasis">www.whatsignature.com/files/Thomas_Tywanna.3.pdf</text:span></text:a><text:span text:style-name="Strong_20_Emphasis">, </text:span><text:a xlink:type="simple" xlink:href="http://www.whatsignature.com/files/Thoresen_Linda.pdf" office:target-frame-name="_new" xlink:show="replace"><text:span text:style-name="Strong_20_Emphasis">www.whatsignature.com/files/Thoresen_Linda.pdf</text:span></text:a><text:span text:style-name="Strong_20_Emphasis">,  </text:span><text:a xlink:type="simple" xlink:href="http://www.myprivateaudio.com/11_Trust_Assignment_Fraud_Letter_to_SEC.doc" office:target-frame-name="_new" xlink:show="replace">www.myprivateaudio.com/11_Trust_Assignment_Fraud_Letter_to_SEC.doc</text:a>, <text:a xlink:type="simple" xlink:href="http://www.frauddigest.com/indictments/t%20thomas.pdf" office:target-frame-name="_new" xlink:show="replace">www.frauddigest.com/indictments/t%20thomas.pdf</text:a>, <text:a xlink:type="simple" xlink:href="http://www.frauddigest.com/indictments/l%20green.pdf" office:target-frame-name="_new" xlink:show="replace">www.frauddigest.com/indictments/l%20green.pdf</text:a>,  <text:a xlink:type="simple" xlink:href="http://www.progressivenewsdaily.com/?p=10012" office:target-frame-name="_new" xlink:show="replace">www.progressivenewsdaily.com/?p=10012</text:a>  <text:a xlink:type="simple" xlink:href="http://api.ning.com/files/znwiYjn7FBGiR1q-G6aV1ttAWTjihjjK9WabIYLkCOgT4Hr7uzRUybEIxH6Grn-fe8TaUVTcQwhP1Zp-Xh8F0buIGRwrE3m5/LindaGreen5signaturesamples.pdf" office:target-frame-name="_new" xlink:show="replace">api.ning.com/files/znwiYjn7FBGiR1q-G6aV1ttAWTjihjjK9WabIYLkCOgT4Hr7uzRUybEIxH6Grn-fe8TaUVTcQwhP1Zp-Xh8F0buIGRwrE3m5/LindaGreen5signaturesamples.pdf</text:a>  <text:a xlink:type="simple" xlink:href="http://api.ning.com/files/aqSARSiTkee3tbDeMIFoHE4wu1iHuumF-uiTADvL*knBNwLuoZg8h*a5CYRPbQbQtPiu2qQOgXIx58z8lsR3FMFtVwNko7hy/TywannaThomassignaturesamples.pdf" office:target-frame-name="_new" xlink:show="replace">api.ning.com/files/aqSARSiTkee3tbDeMIFoHE4wu1iHuumF-uiTADvL*knBNwLuoZg8h*a5CYRPbQbQtPiu2qQOgXIx58z8lsR3FMFtVwNko7hy/TywannaThomassignaturesamples.pdf</text:a>  <text:a xlink:type="simple" xlink:href="http://foreclosureblues.wordpress.com/2010/10/04/the-dirty-dozen-banks-most-responsible-for-foreclosure-fraud/" office:target-frame-name="_new" xlink:show="replace">foreclosureblues.wordpress.com/2010/10/04/the-dirty-dozen-banks-most-responsible-for-foreclosure-fraud/</text:a></text:p>
        <text:p text:style-name="Text_20_body"><text:a xlink:type="simple" xlink:href="http://takeyourhomeback.com/"><text:span text:style-name="Strong_20_Emphasis">Tawanna Thomas – TOO MANY JOBS</text:span></text:a><text:span text:style-name="Strong_20_Emphasis">-</text:span><text:a xlink:type="simple" xlink:href="http://www.frauddigest.com/TOO_MANY_JOBS.pdf" office:target-frame-name="_new" xlink:show="replace">www.frauddigest.com/TOO_MANY_JOBS.pdf</text:a>,    <text:a xlink:type="simple" xlink:href="http://www.frauddigest.com/indictments/Cf2fyq-ShowPDF.aspx.pdf.pdf" office:target-frame-name="_new" xlink:show="replace">www.frauddigest.com/indictments/Cf2fyq-ShowPDF.aspx.pdf.pdf</text:a>,  <text:a xlink:type="simple" xlink:href="http://www.frauddigest.com/indictments/FCOT4y-ShowPDF.aspx.pdf.pdf" office:target-frame-name="_new" xlink:show="replace">www.frauddigest.com/indictments/FCOT4y-ShowPDF.aspx.pdf.pdf</text:a>,  <text:a xlink:type="simple" xlink:href="http://www.frauddigest.com/indictments/JkM4KF-ShowPDF.aspx.pdf.pdf" office:target-frame-name="_new" xlink:show="replace">www.frauddigest.com/indictments/JkM4KF-ShowPDF.aspx.pdf.pdf</text:a>,  <text:a xlink:type="simple" xlink:href="http://www.frauddigest.com/indictments/QHOlVR-ShowPDF.aspx.pdf.pdf" office:target-frame-name="_new" xlink:show="replace">www.frauddigest.com/indictments/QHOlVR-ShowPDF.aspx.pdf.pdf</text:a>,  <text:a xlink:type="simple" xlink:href="http://www.frauddigest.com/indictments/RQndQL-ShowPDF.aspx.pdf.pdf" office:target-frame-name="_new" xlink:show="replace">www.frauddigest.com/indictments/RQndQL-ShowPDF.aspx.pdf.pdf</text:a>,  <text:a xlink:type="simple" xlink:href="http://www.frauddigest.com/indictments/W6XJgC-ShowPDF.aspx.pdf.pdf" office:target-frame-name="_new" xlink:show="replace">www.frauddigest.com/indictments/W6XJgC-ShowPDF.aspx.pdf.pdf</text:a>,  <text:a xlink:type="simple" xlink:href="http://www.frauddigest.com/indictments/green%20titles.pdf" office:target-frame-name="_new" xlink:show="replace">www.frauddigest.com/indictments/green%20titles.pdf</text:a>,  <text:a xlink:type="simple" xlink:href="http://www.progressivenewsdaily.com/?p=10012" office:target-frame-name="_new" xlink:show="replace">www.progressivenewsdaily.com/?p=10012</text:a>  <text:a xlink:type="simple" xlink:href="http://foreclosureblues.wordpress.com/2010/10/04/the-dirty-dozen-banks-most-responsible-for-foreclosure-fraud/" office:target-frame-name="_new" xlink:show="replace">foreclosureblues.wordpress.com/2010/10/04/the-dirty-dozen-banks-most-responsible-for-foreclosure-</text:a><text:soft-page-break/><text:a xlink:type="simple" xlink:href="http://foreclosureblues.wordpress.com/2010/10/04/the-dirty-dozen-banks-most-responsible-for-foreclosure-fraud/" office:target-frame-name="_new" xlink:show="replace">fraud/</text:a></text:p>
        <text:p text:style-name="Text_20_body"><text:span text:style-name="Strong_20_Emphasis">Thomson, Leslie- </text:span>Leslie R. Thomson- notary for Lenders Processing Services (LPS) <text:a xlink:type="simple" xlink:href="http://www.whatsignature.com/files/Kaminski_Joseph.2.pdf">http://www.whatsignature.com/files/Kaminski_Joseph.2.pdf</text:a></text:p>
        <text:p text:style-name="Text_20_body"><text:span text:style-name="Strong_20_Emphasis">Thoresen, Linda – </text:span>Linda Thoresen ( a.k.a. Linda Thorsen) was an employee of Lender Processing Services in Alpharetta, GA. Thoresen signed thousands of Mortgage Assignments. There are many distinctly different versions of the Linda Thoresen signature. Thoresen frequently signed Assignments to trusts several years after the closing dates of the trust. Thoresen also signed as an officer of companies that had fled for bankruptcy or were no longer in existence. Deutsche Bank National Trust Company often uses Linda Thoresen Assignments to foreclose. <text:a xlink:type="simple" xlink:href="http://www.whatsignature.com/files/Green_Linda.4.pdf" office:target-frame-name="_new" xlink:show="replace"><text:span text:style-name="Strong_20_Emphasis">www.whatsignature.com/files/Green_Linda.4.pdf</text:span></text:a><text:span text:style-name="Strong_20_Emphasis">,  </text:span><text:a xlink:type="simple" xlink:href="http://www.whatsignature.com/files/Thoresen_Linda.pdf" office:target-frame-name="_new" xlink:show="replace"><text:span text:style-name="Strong_20_Emphasis">www.whatsignature.com/files/Thoresen_Linda.pdf</text:span></text:a><text:span text:style-name="Strong_20_Emphasis">, </text:span><text:a xlink:type="simple" xlink:href="http://www.whatsignature.com/files/Thoresen_Linda.1.pdf" office:target-frame-name="_new" xlink:show="replace"><text:span text:style-name="Strong_20_Emphasis">www.whatsignature.com/files/Thoresen_Linda.1.pdf</text:span></text:a><text:span text:style-name="Strong_20_Emphasis">,    </text:span> <text:a xlink:type="simple" xlink:href="http://www.frauddigest.com/indictments/t%20thomas.pdf" office:target-frame-name="_new" xlink:show="replace">www.frauddigest.com/indictments/t%20thomas.pdf</text:a>, <text:a xlink:type="simple" xlink:href="http://www.frauddigest.com/indictments/l%20green.pdf" office:target-frame-name="_new" xlink:show="replace">www.frauddigest.com/indictments/l%20green.pdf</text:a>,  <text:a xlink:type="simple" xlink:href="http://www.myprivateaudio.com/11_Trust_Assignment_Fraud_Letter_to_SEC.doc" office:target-frame-name="_new" xlink:show="replace">www.myprivateaudio.com/11_Trust_Assignment_Fraud_Letter_to_SEC.doc</text:a></text:p>
        <text:p text:style-name="Text_20_body"><text:a xlink:type="simple" xlink:href="http://takeyourhomeback.com/"><text:span text:style-name="Strong_20_Emphasis">TICOR TITLE</text:span></text:a><text:span text:style-name="T1">- FULL DEPOSITION </text:span><text:a xlink:type="simple" xlink:href="http://www.gastonforeclosures.org/full_deposition_transcript_of_ticor_title_stanley_silva__notice_of_defaults__lps__fidelity__mers__wells_fargo" office:target-frame-name="_new" xlink:show="replace"><text:span text:style-name="Strong_20_Emphasis">www.gastonforeclosures.org/full_deposition_transcript_of_ticor_title_stanley_silva__notice_of_defaults__lps__fidelity__mers__wells_fargo</text:span></text:a></text:p>
        <text:p text:style-name="Text_20_body"><text:span text:style-name="Strong_20_Emphasis">Tinoco, Carla</text:span>- <text:a xlink:type="simple" xlink:href="http://takeyourhomeback.com/">Carla Tinoco</text:a> is an employee of Ocwen- false notary- Carla Tinoco, witnessing and notarizing Pardo’s MERS docs. Ms. Tinoco is also a confirmed Ocwen employee as she has appeared as Doc prep for Ocwen. Ms. Tinoco’s FL Notary registration also confirms business address of Ocwen: Notary ID:1264522, Tinoco, Carla,  Birth Date:07/30/75, Transaction Type:NEW, Certificate:DD 912557, Status:ACT, Issue Date:07/31/09<text:line-break/>Expire Date:07/30/13, Bonding Agency:Atlantic Bonding Company<text:line-break/>Mailing Address:1661 Worthington Rd., Ste. #100, WEST PALM BEACH, FL 33409-0000     <text:a xlink:type="simple" xlink:href="http://livinglies.wordpress.com/2010/03/27/juan-pardo-mersocwen-cross-employment/" office:target-frame-name="_new" xlink:show="replace">livinglies.wordpress.com/2010/03/27/juan-pardo-mersocwen-cross-employment/</text:a></text:p>
        <text:p text:style-name="Text_20_body"><text:span text:style-name="Strong_20_Emphasis">Tomasino, Gino- </text:span><text:a xlink:type="simple" xlink:href="http://takeyourhomeback.com/">Gino Tomasino</text:a> – signing as Assistant Secretary of <text:a xlink:type="simple" xlink:href="http://takeyourhomeback.com/">American Home Mortgage Servicing</text:a>, Orange County, CA</text:p>
        <text:p text:style-name="Text_20_body"><text:span text:style-name="Strong_20_Emphasis">Todd, Olivia – </text:span>Olivia Todd – MERS robo signer. She is really the President of National Default Servicing Corp. ( NDSC) – <text:a xlink:type="simple" xlink:href="http://starpas.azcc.gov/scripts/cgiip.exe/WService=wsbroker1/names-detail.p?name-id=07639409&amp;type=CORPORATION">http://starpas.azcc.gov/scripts/cgiip.exe/WService=wsbroker1/names-detail.p?name-id=07639409&amp;type=CORPORATION</text:a> </text:p>
        <text:p text:style-name="Text_20_body"><text:span text:style-name="Strong_20_Emphasis">Topp, Brenden – </text:span>BrendenTopp is an employee of <text:span text:style-name="Strong_20_Emphasis">Lender Processing Services </text:span>in Jacksonville, FL. Topp often signs Mortgage Assignments as a witness. He signs Mortgage Assignments as an officer of MERS, servicing companies, and lenders. Topp often signs these Assignments to trusts years after the closing date of the trusts. Topp has signed Assignments for mortgage companies that filed for bankruptcy years before the effective date of the Assignment. Deutsche Bank National Trust Company is one of the banks that frequently uses Assignments signed by Topp to foreclose.</text:p>
        <text:p text:style-name="Text_20_body"><text:span text:style-name="Strong_20_Emphasis">Trotter, Michelle- </text:span> Michelle Trotter- alleged Asst. Vice President of America Home Mortgage Servicing, Inc. America Home Mortgage Servicing, Inc. has been defunct since August 2009 and assets liquidated in U.S. Bankruptcy Court, Delaware, Case # 07-11050 <text:a xlink:type="simple" xlink:href="http://205.166.161.12/oncorev2/ShowDetails.aspx?CFN=108778366">http://205.166.161.12/oncorev2/ShowDetails.aspx?CFN=108778366</text:a></text:p>
        <text:p text:style-name="Text_20_body"><text:span text:style-name="Strong_20_Emphasis">Trowbridge, Christina-</text:span>Christina Trowbridge is an employee of <text:span text:style-name="Strong_20_Emphasis">Chase Financial Services, Inc</text:span>. in Franklin County, Ohio. She often signs as a Vice President of Chase Bank U.S.A., N.A. She often signs on Assignments prepared by <text:span text:style-name="Strong_20_Emphasis">Shapiro &amp; Fishman </text:span>in Boca Raton, FL. Assignments signed by Whitney K. Cook are frequently used in cases involving JP Morgan Mortgage Acquisition trusts. These Assignments are often prepared, signed and filed years after the closing date of the trust. Deutsche <text:soft-page-break/>Bank National Trust Company is frequently the trustee that forecloses using these Assignments.    <text:a xlink:type="simple" xlink:href="http://stopforeclosurefraud.com/2010/09/29/here-comes-jpmorgan-chase-lender-processing-services-and-its-robo-signers/" office:target-frame-name="_new" xlink:show="replace">stopforeclosurefraud.com/2010/09/29/here-comes-jpmorgan-chase-lender-processing-services-and-its-robo-signers/</text:a><text:a xlink:type="simple" xlink:href="http://api.ning.com/files/tlbopfq3IZ0rstKpWUwhKXuuhfsfFdGnDCFaVjhwU3zbo1YTXQHRy8OczkZTiaqKRsnKVwKz4vaDqg6H1IIk-2DS1sQryfJW/TowbridgeandCookChaseBankUSA6809.pdf" office:target-frame-name="_new" xlink:show="replace">api.ning.com/files/tlbopfq3IZ0rstKpWUwhKXuuhfsfFdGnDCFaVjhwU3zbo1YTXQHRy8OczkZTiaqKRsnKVwKz4vaDqg6H1IIk-2DS1sQryfJW/TowbridgeandCookChaseBankUSA6809.pdf</text:a>  <text:a xlink:type="simple" xlink:href="http://api.ning.com/files/wwpdBrEz4Fz-ltD8ICz0te23fyFAAGjKHhznRJQEvlZXVqIAZoaEIGle2NJI7vHqmdid7QnQRFOmmRNiiT7RHzomi7tJV7tr/TowbridgeandCookJPMorganChaseBank122008.pdf" office:target-frame-name="_new" xlink:show="replace">api.ning.com/files/wwpdBrEz4Fz-ltD8ICz0te23fyFAAGjKHhznRJQEvlZXVqIAZoaEIGle2NJI7vHqmdid7QnQRFOmmRNiiT7RHzomi7tJV7tr/TowbridgeandCookJPMorganChaseBank122008.pdf</text:a>  <text:a xlink:type="simple" xlink:href="http://api.ning.com/files/i0L51jUXROyI7sEHaUnVJtPbmqwdSlsf*XSl1ERD2xNKyqL9pmmYfqXKxJdvfwUB8iMy4HLlR-WsO3JtdNSu7pyfcdQvHwJI/TowbridgeandCookMERS52109.pdf" office:target-frame-name="_new" xlink:show="replace">api.ning.com/files/i0L51jUXROyI7sEHaUnVJtPbmqwdSlsf*XSl1ERD2xNKyqL9pmmYfqXKxJdvfwUB8iMy4HLlR-WsO3JtdNSu7pyfcdQvHwJI/TowbridgeandCookMERS52109.pdf</text:a></text:p>
        <text:p text:style-name="Text_20_body"><text:span text:style-name="Strong_20_Emphasis">Troxell, Pam – </text:span>Pam Troxell-<text:span text:style-name="Strong_20_Emphasis"> </text:span></text:p>
        <text:p text:style-name="Text_20_body"><text:span text:style-name="Strong_20_Emphasis">Turner, Tiaquanda – </text:span>Tiaquanda Turner is an employee of <text:span text:style-name="Strong_20_Emphasis">BAC Home Loans Servicing, LP </text:span>in Collin County, TX. She has signed as an Assistant Vice President of Lenders Direct Capital Corporation (Assignments, St. Lucie County, FL, Book 3206, Page 1340). These Assignments are often used in cases involving Morgan Stanley ABS Captial 1, Inc. trusts with New Century Mortgage loans. These Assignments are often prepared, signed and filed years after the closing date of the trust. These Assignments are often prepared and filed by the <text:span text:style-name="Strong_20_Emphasis">Law Offices of David Stern</text:span>. Deutsche Bank National Trust Company is frequently the trustee that forecloses using these Assignments.</text:p>
        <text:p text:style-name="Text_20_body"><text:span text:style-name="Strong_20_Emphasis">Vazquez, Richard </text:span>– Richard Vazquez- alleged Vice President of PRIMEQUITY, LLC<text:span text:style-name="Strong_20_Emphasis"><text:span text:style-name="T1"> </text:span></text:span><text:a xlink:type="simple" xlink:href="http://pubrec3.hillsclerk.com/oncore/showdetails.aspx?id=12898126&amp;rn=0&amp;pi=0&amp;ref=search"><text:span text:style-name="Strong_20_Emphasis">http://pubrec3.hillsclerk.com/oncore/showdetails.aspx?id=12898126&amp;rn=0&amp;pi=0&amp;ref=search</text:span></text:a><text:span text:style-name="Strong_20_Emphasis"><text:span text:style-name="T1"> </text:span></text:span></text:p>
        <text:p text:style-name="Text_20_body"><text:span text:style-name="Strong_20_Emphasis"><text:span text:style-name="T1">VENTURA COUNTY CALIFORNIA ROBO-SIGNERS </text:span></text:span></text:p>
        <text:p text:style-name="Text_20_body"><text:span text:style-name="Strong_20_Emphasis">Rosales, Rene – </text:span>Rene Rosales- prepared false assignments<text:span text:style-name="T1"> </text:span>for  MERS  &amp; Bank of New York <text:a xlink:type="simple" xlink:href="http://205.166.161.12/oncoreV2/showdetails.aspx?id=50492574&amp;rn=0&amp;pi=0&amp;ref=search">http://205.166.161.12/oncoreV2/showdetails.aspx?id=50492574&amp;rn=0&amp;pi=0&amp;ref=search</text:a><text:span text:style-name="Strong_20_Emphasis"><text:span text:style-name="T1">  </text:span></text:span><text:a xlink:type="simple" xlink:href="http://205.166.161.12/oncoreV2/showdetails.aspx?id=50492576&amp;rn=1&amp;pi=0&amp;ref=search">http://205.166.161.12/oncoreV2/showdetails.aspx?id=50492576&amp;rn=1&amp;pi=0&amp;ref=search</text:a><text:span text:style-name="T1">   </text:span><text:a xlink:type="simple" xlink:href="http://205.166.161.12/oncoreV2/showdetails.aspx?id=50492578&amp;rn=2&amp;pi=0&amp;ref=search">http://205.166.161.12/oncoreV2/showdetails.aspx?id=50492578&amp;rn=2&amp;pi=0&amp;ref=search</text:a><text:span text:style-name="T1"> </text:span><text:a xlink:type="simple" xlink:href="http://205.166.161.12/oncoreV2/showdetails.aspx?id=50492580&amp;rn=3&amp;pi=0&amp;ref=search">http://205.166.161.12/oncoreV2/showdetails.aspx?id=50492580&amp;rn=3&amp;pi=0&amp;ref=search</text:a><text:span text:style-name="T1">  </text:span><text:a xlink:type="simple" xlink:href="http://205.166.161.12/oncoreV2/showdetails.aspx?id=50492584&amp;rn=5&amp;pi=0&amp;ref=search">http://205.166.161.12/oncoreV2/showdetails.aspx?id=50492584&amp;rn=5&amp;pi=0&amp;ref=search</text:a><text:span text:style-name="T1"> </text:span></text:p>
        <text:p text:style-name="Text_20_body"><text:span text:style-name="Strong_20_Emphasis">Marchal, Penny Russo</text:span>- Penny Russo Marchal- notary <text:a xlink:type="simple" xlink:href="http://205.166.161.12/oncoreV2/showdetails.aspx?id=50492574&amp;rn=0&amp;pi=0&amp;ref=search">http://205.166.161.12/oncoreV2/showdetails.aspx?id=50492574&amp;rn=0&amp;pi=0&amp;ref=search</text:a> <text:a xlink:type="simple" xlink:href="http://205.166.161.12/oncoreV2/showdetails.aspx?id=50492576&amp;rn=1&amp;pi=0&amp;ref=search">http://205.166.161.12/oncoreV2/showdetails.aspx?id=50492576&amp;rn=1&amp;pi=0&amp;ref=search</text:a> <text:a xlink:type="simple" xlink:href="http://205.166.161.12/oncoreV2/showdetails.aspx?id=50492578&amp;rn=2&amp;pi=0&amp;ref=search">http://205.166.161.12/oncoreV2/showdetails.aspx?id=50492578&amp;rn=2&amp;pi=0&amp;ref=search</text:a>   <text:a xlink:type="simple" xlink:href="http://205.166.161.12/oncoreV2/showdetails.aspx?id=50492580&amp;rn=3&amp;pi=0&amp;ref=search">http://205.166.161.12/oncoreV2/showdetails.aspx?id=50492580&amp;rn=3&amp;pi=0&amp;ref=search</text:a>  <text:a xlink:type="simple" xlink:href="http://205.166.161.12/oncoreV2/showdetails.aspx?id=50492582&amp;rn=4&amp;pi=0&amp;ref=search">http://205.166.161.12/oncoreV2/showdetails.aspx?id=50492582&amp;rn=4&amp;pi=0&amp;ref=search</text:a> <text:a xlink:type="simple" xlink:href="http://205.166.161.12/oncoreV2/showdetails.aspx?id=50492584&amp;rn=5&amp;pi=0&amp;ref=search">http://205.166.161.12/oncoreV2/showdetails.aspx?id=50492584&amp;rn=5&amp;pi=0&amp;ref=search</text:a></text:p>
        <text:p text:style-name="Text_20_body"><text:span text:style-name="Strong_20_Emphasis">Munoz, Martha</text:span>- Martha Munoz- signs as MERS Assistant Secretary <text:a xlink:type="simple" xlink:href="http://205.166.161.12/oncoreV2/showdetails.aspx?id=50492574&amp;rn=0&amp;pi=0&amp;ref=search">http://205.166.161.12/oncoreV2/showdetails.aspx?id=50492574&amp;rn=0&amp;pi=0&amp;ref=search</text:a>  <text:a xlink:type="simple" xlink:href="http://205.166.161.12/oncoreV2/showdetails.aspx?id=50492576&amp;rn=1&amp;pi=0&amp;ref=search">http://205.166.161.12/oncoreV2/showdetails.aspx?id=50492576&amp;rn=1&amp;pi=0&amp;ref=search</text:a> <text:a xlink:type="simple" xlink:href="http://205.166.161.12/oncoreV2/showdetails.aspx?id=50492578&amp;rn=2&amp;pi=0&amp;ref=search">http://205.166.161.12/oncoreV2/showdetails.aspx?id=50492578&amp;rn=2&amp;pi=0&amp;ref=search</text:a>   <text:a xlink:type="simple" xlink:href="http://205.166.161.12/oncoreV2/showdetails.aspx?id=50492580&amp;rn=3&amp;pi=0&amp;ref=search">http://205.166.161.12/oncoreV2/showdetails.aspx?id=50492580&amp;rn=3&amp;pi=0&amp;ref=search</text:a>  <text:a xlink:type="simple" xlink:href="http://205.166.161.12/oncoreV2/showdetails.aspx?id=50492582&amp;rn=4&amp;pi=0&amp;ref=search">http://205.166.161.12/oncoreV2/showdetails.aspx?id=50492582&amp;rn=4&amp;pi=0&amp;ref=search</text:a>  <text:a xlink:type="simple" xlink:href="http://205.166.161.12/oncoreV2/showdetails.aspx?id=50492584&amp;rn=5&amp;pi=0&amp;ref=search">http://205.166.161.12/oncoreV2/showdetails.aspx?id=50492584&amp;rn=5&amp;pi=0&amp;ref=search</text:a>  <text:a xlink:type="simple" xlink:href="http://205.166.161.12/oncoreV2/showdetails.aspx?id=50646667&amp;rn=1&amp;pi=0&amp;ref=search">http://205.166.161.12/oncoreV2/showdetails.aspx?id=50646667&amp;rn=1&amp;pi=0&amp;ref=search</text:a></text:p>
        <text:p text:style-name="Text_20_body"><text:span text:style-name="Strong_20_Emphasis">Quintanilla, Yomari</text:span> – Yomari Quintantilla signing as MERS Assistant Secretary  <text:a xlink:type="simple" xlink:href="http://205.166.161.12/oncoreV2/showdetails.aspx?id=50492574&amp;rn=0&amp;pi=0&amp;ref=search">http://205.166.161.12/oncoreV2/showdetails.aspx?id=50492574&amp;rn=0&amp;pi=0&amp;ref=search</text:a>  <text:a xlink:type="simple" xlink:href="http://205.166.161.12/oncoreV2/showdetails.aspx?id=50492576&amp;rn=1&amp;pi=0&amp;ref=search">http://205.166.161.12/oncoreV2/showdetails.aspx?id=50492576&amp;rn=1&amp;pi=0&amp;ref=search</text:a>  <text:soft-page-break/><text:a xlink:type="simple" xlink:href="http://205.166.161.12/oncoreV2/showdetails.aspx?id=50492578&amp;rn=2&amp;pi=0&amp;ref=search">http://205.166.161.12/oncoreV2/showdetails.aspx?id=50492578&amp;rn=2&amp;pi=0&amp;ref=search</text:a>  <text:a xlink:type="simple" xlink:href="http://205.166.161.12/oncoreV2/showdetails.aspx?id=50492580&amp;rn=3&amp;pi=0&amp;ref=search">http://205.166.161.12/oncoreV2/showdetails.aspx?id=50492580&amp;rn=3&amp;pi=0&amp;ref=search</text:a> <text:a xlink:type="simple" xlink:href="http://205.166.161.12/oncoreV2/showdetails.aspx?id=50492582&amp;rn=4&amp;pi=0&amp;ref=search">http://205.166.161.12/oncoreV2/showdetails.aspx?id=50492582&amp;rn=4&amp;pi=0&amp;ref=search</text:a> <text:a xlink:type="simple" xlink:href="http://205.166.161.12/oncoreV2/showdetails.aspx?id=50492584&amp;rn=5&amp;pi=0&amp;ref=search">http://205.166.161.12/oncoreV2/showdetails.aspx?id=50492584&amp;rn=5&amp;pi=0&amp;ref=search</text:a> <text:a xlink:type="simple" xlink:href="http://205.166.161.12/oncoreV2/showdetails.aspx?id=50492582&amp;rn=4&amp;pi=0&amp;ref=search">http://205.166.161.12/oncoreV2/showdetails.aspx?id=50492582&amp;rn=4&amp;pi=0&amp;ref=search</text:a>  Witness here for Bank of America prepared for CoreLogic- <text:a xlink:type="simple" xlink:href="http://205.166.161.12/oncoreV2/showdetails.aspx?id=50497339&amp;rn=90&amp;pi=9&amp;ref=search">http://205.166.161.12/oncoreV2/showdetails.aspx?id=50497339&amp;rn=90&amp;pi=9&amp;ref=search</text:a>  <text:a xlink:type="simple" xlink:href="http://205.166.161.12/oncoreV2/showdetails.aspx?id=50497348&amp;rn=91&amp;pi=9&amp;ref=search">http://205.166.161.12/oncoreV2/showdetails.aspx?id=50497348&amp;rn=91&amp;pi=9&amp;ref=search</text:a></text:p>
        <text:p text:style-name="Text_20_body"><text:span text:style-name="Strong_20_Emphasis">Slee, Swarupa</text:span> – Swarupa Slee signing as MERS Assistant Secretary <text:a xlink:type="simple" xlink:href="http://205.166.161.12/oncoreV2/showdetails.aspx?id=50497339&amp;rn=90&amp;pi=9&amp;ref=search">http://205.166.161.12/oncoreV2/showdetails.aspx?id=50497339&amp;rn=90&amp;pi=9&amp;ref=search</text:a></text:p>
        <text:p text:style-name="Text_20_body"><text:span text:style-name="Strong_20_Emphasis">Romero, Miguel</text:span> – Miguel Romero signing as Assistant Secretary of MERS <text:a xlink:type="simple" xlink:href="http://205.166.161.12/oncoreV2/showdetails.aspx?id=50497339&amp;rn=90&amp;pi=9&amp;ref=search">http://205.166.161.12/oncoreV2/showdetails.aspx?id=50497339&amp;rn=90&amp;pi=9&amp;ref=search</text:a> <text:a xlink:type="simple" xlink:href="http://205.166.161.12/oncoreV2/showdetails.aspx?id=50497348&amp;rn=91&amp;pi=9&amp;ref=search">http://205.166.161.12/oncoreV2/showdetails.aspx?id=50497348&amp;rn=91&amp;pi=9&amp;ref=search</text:a></text:p>
        <text:p text:style-name="Text_20_body"><text:span text:style-name="Strong_20_Emphasis">Littleford, Carol Marie</text:span> – Carol Marie Littleford as notary <text:a xlink:type="simple" xlink:href="http://205.166.161.12/oncoreV2/showdetails.aspx?id=50497339&amp;rn=90&amp;pi=9&amp;ref=search">http://205.166.161.12/oncoreV2/showdetails.aspx?id=50497339&amp;rn=90&amp;pi=9&amp;ref=search</text:a></text:p>
        <text:p text:style-name="Text_20_body"><text:span text:style-name="Strong_20_Emphasis">Roldan, Luis</text:span> – Luis Roldan signing as MERS Assistant Secretary <text:a xlink:type="simple" xlink:href="http://205.166.161.12/oncoreV2/showdetails.aspx?id=50497348&amp;rn=91&amp;pi=9&amp;ref=search">http://205.166.161.12/oncoreV2/showdetails.aspx?id=50497348&amp;rn=91&amp;pi=9&amp;ref=search</text:a> <text:a xlink:type="simple" xlink:href="http://205.166.161.12/oncoreV2/showdetails.aspx?id=50394462&amp;rn=0&amp;pi=0&amp;ref=search">http://205.166.161.12/oncoreV2/showdetails.aspx?id=50394462&amp;rn=0&amp;pi=0&amp;ref=search</text:a> <text:a xlink:type="simple" xlink:href="http://205.166.161.12/oncoreV2/showdetails.aspx?id=50394474&amp;rn=6&amp;pi=0&amp;ref=search">http://205.166.161.12/oncoreV2/showdetails.aspx?id=50394474&amp;rn=6&amp;pi=0&amp;ref=search</text:a> </text:p>
        <text:p text:style-name="Text_20_body"><text:span text:style-name="Strong_20_Emphasis">Ramos, Vincente Ekachai</text:span> – Vincente Ekachai Ramos notary <text:a xlink:type="simple" xlink:href="http://205.166.161.12/oncoreV2/showdetails.aspx?id=50497348&amp;rn=91&amp;pi=9&amp;ref=search">http://205.166.161.12/oncoreV2/showdetails.aspx?id=50497348&amp;rn=91&amp;pi=9&amp;ref=search</text:a></text:p>
        <text:p text:style-name="Text_20_body"><text:span text:style-name="Strong_20_Emphasis">Crain, Youda</text:span> – Youda Crain-  claims she is an independent Mortgage Funder, previously employed by Skyline Financial Corp. <text:a xlink:type="simple" xlink:href="http://www.linkedin.com/profile/view?id=64746719&amp;authType=name&amp;authToken=z2Hr&amp;locale=en_US&amp;pvs=pp&amp;trk=ppro_viewmore">http://www.linkedin.com/profile/view?id=64746719&amp;authType=name&amp;authToken=z2Hr&amp;locale=en_US&amp;pvs=pp&amp;trk=ppro_viewmore</text:a></text:p>
        <text:p text:style-name="Text_20_body"><text:span text:style-name="Strong_20_Emphasis">Diaz, Irma</text:span> – Irma Diaz – notary – in Ventura County, CA <text:a xlink:type="simple" xlink:href="http://205.166.161.12/oncoreV2/showdetails.aspx?id=50394462&amp;rn=0&amp;pi=0&amp;ref=search">http://205.166.161.12/oncoreV2/showdetails.aspx?id=50394462&amp;rn=0&amp;pi=0&amp;ref=search</text:a> <text:a xlink:type="simple" xlink:href="http://205.166.161.12/oncoreV2/showdetails.aspx?id=50394464&amp;rn=1&amp;pi=0&amp;ref=search">http://205.166.161.12/oncoreV2/showdetails.aspx?id=50394464&amp;rn=1&amp;pi=0&amp;ref=search</text:a>  <text:a xlink:type="simple" xlink:href="http://205.166.161.12/oncoreV2/showdetails.aspx?id=50394474&amp;rn=6&amp;pi=0&amp;ref=search">http://205.166.161.12/oncoreV2/showdetails.aspx?id=50394474&amp;rn=6&amp;pi=0&amp;ref=search</text:a></text:p>
        <text:p text:style-name="Text_20_body"><text:span text:style-name="Strong_20_Emphasis">Kamyabi, Bud</text:span> – Bud Kamyabi- signing as MERS Assistant Secretary <text:a xlink:type="simple" xlink:href="http://205.166.161.12/oncoreV2/showdetails.aspx?id=50394462&amp;rn=0&amp;pi=0&amp;ref=search">http://205.166.161.12/oncoreV2/showdetails.aspx?id=50394462&amp;rn=0&amp;pi=0&amp;ref=search</text:a>  <text:a xlink:type="simple" xlink:href="http://205.166.161.12/oncoreV2/showdetails.aspx?id=50394464&amp;rn=1&amp;pi=0&amp;ref=search">http://205.166.161.12/oncoreV2/showdetails.aspx?id=50394464&amp;rn=1&amp;pi=0&amp;ref=search</text:a> <text:a xlink:type="simple" xlink:href="http://205.166.161.12/oncoreV2/showdetails.aspx?id=50394474&amp;rn=6&amp;pi=0&amp;ref=search">http://205.166.161.12/oncoreV2/showdetails.aspx?id=50394474&amp;rn=6&amp;pi=0&amp;ref=search</text:a> </text:p>
        <text:p text:style-name="Text_20_body"><text:span text:style-name="Strong_20_Emphasis">Nieblas, Debbie</text:span> – Debbie Nieblas – prepared assignments of mortgage for CoreLogic <text:a xlink:type="simple" xlink:href="http://205.166.161.12/oncoreV2/showdetails.aspx?id=50394462&amp;rn=0&amp;pi=0&amp;ref=search">http://205.166.161.12/oncoreV2/showdetails.aspx?id=50394462&amp;rn=0&amp;pi=0&amp;ref=search</text:a> <text:a xlink:type="simple" xlink:href="http://205.166.161.12/oncoreV2/showdetails.aspx?id=50394464&amp;rn=1&amp;pi=0&amp;ref=search">http://205.166.161.12/oncoreV2/showdetails.aspx?id=50394464&amp;rn=1&amp;pi=0&amp;ref=search</text:a></text:p>
        <text:p text:style-name="Text_20_body">Other robo signers in Ventura County, CA office:</text:p>
        <text:p text:style-name="Text_20_body"><text:span text:style-name="Strong_20_Emphasis"><text:span text:style-name="T5">Mary Ann Hierman … <text:s text:c="3"/>Mercedes Judilla … <text:s text:c="2"/>Srbui Muradyan … <text:s text:c="2"/>Diana De Avila … <text:s text:c="2"/>Aida Duenas … <text:s text:c="2"/>Edward Gallegos … <text:s text:c="2"/>Debbie Nieblas … <text:s text:c="2"/>Kathy Oviard … <text:s text:c="2"/>Lori Fitch</text:span></text:span></text:p>
        <text:p text:style-name="Text_20_body">   Notary: <text:span text:style-name="Strong_20_Emphasis">Daisy Salvattierra</text:span></text:p>
        <text:p text:style-name="Text_20_body"><text:span text:style-name="Strong_20_Emphasis">Vericrest Financial</text:span>, Oklahoma City, Oklahoma signed mortgage assignments to trusts as officers of MERS and many lenders: </text:p>
        <text:p text:style-name="Text_20_body"><text:a xlink:type="simple" xlink:href="http://205.166.161.12/oncoreV2/showdetails.aspx?id=50383639&amp;rn=81&amp;pi=8&amp;ref=search">http://205.166.161.12/oncoreV2/showdetails.aspx?id=50383639&amp;rn=81&amp;pi=8&amp;ref=search</text:a></text:p>
        <text:p text:style-name="Text_20_body"><text:soft-page-break/>Bartow, Hal … <text:s text:c="2"/>Laird, Paul</text:p>
        <text:p text:style-name="Text_20_body"><text:span text:style-name="Strong_20_Emphasis">Walker, Nancy – </text:span>Nancy Walker<text:span text:style-name="Strong_20_Emphasis"> </text:span>is an employee of <text:span text:style-name="Strong_20_Emphasis">Aurora Loan Services</text:span>. Walker often signs Mortgage Assignments as a MERS officer. On these Assignments, Walker does not disclose to the court or to the mortgagor/homeowners that she is actually employed by Aurora Loan Services. Instead, using the title of a MERS officer, Nancy Walker signs as the officer or on behalf of various mortgage companies, as GRANTORS, even though she is actually working for the GRANTEE, Aurora Loan Services. Walker signs as Vice President of MERS, as nominee for Fairway Independent Mortgage Corporation, to transfer mortgages to Aurora Loan Services; and as Vice President of MERS, as nominee for Centric Mortgage, and as Vice President of MERS, as nominee for First Magnus Financial Corporation.</text:p>
        <text:p text:style-name="Text_20_body"><text:span text:style-name="Strong_20_Emphasis">Walter, Scott – </text:span>a.k.a. Scott A. Walter is an employee of <text:span text:style-name="Strong_20_Emphasis">Lender Processing Services </text:span>in Mendota Heights, Dakota County, MN. He signs Mortgage Assignments as an officer of MERS, servicing companies, and lenders. Walter often signs these Assignments to trusts years after the closing date of the trusts. Walter frequently signs Assignments for mortgage companies that filed for bankruptcy years before the effective date of the Assignment. Deutsche Bank National Trust Company is one of the banks that frequently uses Assignments signed by Scott A. Walter to foreclose.   See full deposition of Scott A. Walter( 2 parts)  <text:a xlink:type="simple" xlink:href="http://stopforeclosurefraud.com/2010/12/18/full-deposition-transcript-of-lender-processing-services-lps-scott-a-walter-part-1/" office:target-frame-name="_new" xlink:show="replace">stopforeclosurefraud.com/2010/12/18/full-deposition-transcript-of-lender-processing-services-lps-scott-a-walter-part-1/</text:a>  <text:a xlink:type="simple" xlink:href="http://stopforeclosurefraud.com/2010/12/18/full-deposition-transcript-of-lender-processing-services-scott-a-walter-part-2-steven-j-baum-p-c-o-max-gardner-us-trustee/" office:target-frame-name="_new" xlink:show="replace">stopforeclosurefraud.com/2010/12/18/full-deposition-transcript-of-lender-processing-services-scott-a-walter-part-2-steven-j-baum-p-c-o-max-gardner-us-trustee/</text:a></text:p>
        <text:p text:style-name="Text_20_body"><text:span text:style-name="Strong_20_Emphasis">Watson, Shane – </text:span>Shane Watson robo signer <text:a xlink:type="simple" xlink:href="http://dockets.justia.com/docket/nevada/nvdce/2:2010cv01121/74641/">http://dockets.justia.com/docket/nevada/nvdce/2:2010cv01121/74641/</text:a><text:span text:style-name="Strong_20_Emphasis"> </text:span></text:p>
        <text:p text:style-name="Text_20_body"><text:span text:style-name="Strong_20_Emphasis">Weis, Amy- </text:span>Amy Weis is an employee of <text:span text:style-name="Strong_20_Emphasis">Lender Processing Services </text:span>in Mendota Heights, Dakota County, MN. She signs Mortgage Assignments as an officer of MERS, servicing companies, and lenders. Weis often signs these Assignments to trusts years after the closing date of the trusts. Weis frequently signs Assignments for mortgage companies that filed for bankruptcy years before the effective date of the Assignment. Deutsche Bank National Trust Company is one of the banks that frequently uses Assignments signed by Weis to foreclose.</text:p>
        <text:p text:style-name="Text_20_body"><text:span text:style-name="Strong_20_Emphasis">Robo Signers from Wells Fargo Home Mortgage d/b/a America’s Servicing Company,</text:span> Ft. Mill, South Carolina:  – signed mortgage assignments to trusts as officers of MERS and many lenders: </text:p>
        <text:p text:style-name="Text_20_body">Antonelli, Anita … <text:s text:c="2"/>Brown, China … <text:s text:c="2"/>Carrico, Heather … <text:s text:c="2"/>Clark, Natasha … <text:s text:c="2"/>Cureton, Nikki … <text:s text:c="2"/>Herndon, Barrett … <text:s text:c="2"/>Kennerty, Herman John, a/k/a John Kennerty … <text:s text:c="2"/>Layton, Derick … <text:s text:c="2"/>Mathis, Elizabeth … <text:s text:c="2"/>Payne, Jennifer … <text:s text:c="2"/>Williams, Yolanda</text:p>
        <text:p text:style-name="Text_20_body"><text:span text:style-name="Strong_20_Emphasis">Nicholas Hoye</text:span> – Nicholas Hoye from the Minneapolis, Minnesota offices of Wells Fargo Home Mortgage is the winner of the Busiest Robo Signer award of 2011. Hoye signed thousands of mortgage assignments in the first six months of 2011. Hoye most often signs to convey mortgages to his employer, Wells Fargo. Hoye has signed as a Certifying Officer for MERS as Nominee for at least 40 mortgage companies. The runner-up is Ricky L. Thompson, also from Wells Fargo.    <text:a xlink:type="simple" xlink:href="http://www.scribd.com/doc/61146555/ROBO-GALORE-LYNN-S-LIST-OF-TOP-MORTGAGE-SIGNERS-FOR-FIRST-HALF-OF-2011">http://www.scribd.com/doc/61146555/ROBO-GALORE-LYNN-S-LIST-OF-TOP-MORTGAGE-SIGNERS-FOR-FIRST-HALF-OF-2011</text:a></text:p>
        <text:p text:style-name="Text_20_body">Janet L. Jones – <text:a xlink:type="simple" xlink:href="http://www.scribd.com/doc/61146555/ROBO-GALORE-LYNN-S-LIST-OF-TOP-MORTGAGE-SIGNERS-FOR-FIRST-HALF-OF-2011">http://www.scribd.com/doc/61146555/ROBO-GALORE-LYNN-S-LIST-OF-TOP-MORTGAGE-SIGNERS-FOR-FIRST-HALF-OF-2011</text:a></text:p>
        <text:p text:style-name="Text_20_body">Carissa Keeler – <text:a xlink:type="simple" xlink:href="http://www.scribd.com/doc/61146555/ROBO-GALORE-LYNN-S-LIST-OF-TOP-MORTGAGE-SIGNERS-FOR-FIRST-HALF-OF-2011">http://www.scribd.com/doc/61146555/ROBO-GALORE-LYNN-S-LIST-OF-TOP-MORTGAGE-SIGNERS-FOR-FIRST-HALF-OF-2011</text:a>  </text:p>
        <text:p text:style-name="Text_20_body"><text:soft-page-break/>Carla Naughton – <text:a xlink:type="simple" xlink:href="http://www.scribd.com/doc/61146555/ROBO-GALORE-LYNN-S-LIST-OF-TOP-MORTGAGE-SIGNERS-FOR-FIRST-HALF-OF-2011">http://www.scribd.com/doc/61146555/ROBO-GALORE-LYNN-S-LIST-OF-TOP-MORTGAGE-SIGNERS-FOR-FIRST-HALF-OF-2011</text:a>  </text:p>
        <text:p text:style-name="Text_20_body">Ricky Thompson – <text:a xlink:type="simple" xlink:href="http://www.scribd.com/doc/61146555/ROBO-GALORE-LYNN-S-LIST-OF-TOP-MORTGAGE-SIGNERS-FOR-FIRST-HALF-OF-2011">http://www.scribd.com/doc/61146555/ROBO-GALORE-LYNN-S-LIST-OF-TOP-MORTGAGE-SIGNERS-FOR-FIRST-HALF-OF-2011</text:a></text:p>
        <text:p text:style-name="Text_20_body">Notaries – notarized mortgage assignments to trusts: </text:p>
        <text:p text:style-name="Text_20_body">Al-Hammadi, Wendy Albertson … <text:s text:c="2"/>Rhyne, Lisa … <text:s text:c="2"/>Rivard, Amy … <text:s text:c="2"/>Rivers, Christel … <text:s text:c="2"/>Ruff, Kelly … <text:s text:c="2"/>Santos, Monique</text:p>
        <text:p text:style-name="Text_20_body"> <text:span text:style-name="Strong_20_Emphasis">Weston, Rhonda</text:span>-  <text:a xlink:type="simple" xlink:href="http://takeyourhomeback.com/">Rhonda Weston</text:a> is one of <text:span text:style-name="Strong_20_Emphasis">10,000</text:span> listed Vice Presidents for Bank of America. see affidavit on Exhibit “B” at    <text:a xlink:type="simple" xlink:href="http://stopforeclosurefraud.com/2010/10/24/ohio-woman-sues-bank-of-america-robo-signer-fannie-mae-ag-cordray/" office:target-frame-name="_new" xlink:show="replace"><text:span text:style-name="Strong_20_Emphasis">stopforeclosurefraud.com/2010/10/24/ohio-woman-sues-bank-of-america-robo-signer-fannie-mae-ag-   cordray/</text:span></text:a>,    <text:a xlink:type="simple" xlink:href="http://www.msfraud.org/fraudsterlist.html" office:target-frame-name="_new" xlink:show="replace"><text:span text:style-name="Strong_20_Emphasis">www.msfraud.org/fraudsterlist.html</text:span></text:a></text:p>
        <text:p text:style-name="Text_20_body"><text:span text:style-name="Strong_20_Emphasis">Whitfield, Lisa- </text:span>Lisa Whitfield was an employee of Lender Processing Services in the Alpharetta, GA office. She often signed Mortgage Assignments as a witness for the other employees who signed as officers of many different lenders.</text:p>
        <text:p text:style-name="Text_20_body"><text:a xlink:type="simple" xlink:href="http://takeyourhomeback.com/"><text:span text:style-name="Strong_20_Emphasis">Wilder</text:span></text:a><text:span text:style-name="Strong_20_Emphasis">,Crystal</text:span>– Crystal Wilder is a notary and employee at McCalla Raymer- <text:a xlink:type="simple" xlink:href="http://www.operationrest.org/GAClassAction" office:target-frame-name="_new" xlink:show="replace">www.operationrest.org/GAClassAction</text:a>  <text:a xlink:type="simple" xlink:href="http://www.operationrest.org/xSites/Agents/OperationRestorationInc/Content/UploadedFiles/ClassActionLawSuit.pdf" office:target-frame-name="_new" xlink:show="replace">www.operationrest.org/xSites/Agents/OperationRestorationInc/Content/UploadedFiles/ClassActionLawSuit.pdf</text:a>  <text:a xlink:type="simple" xlink:href="http://dockets.justia.com/search?query=Prommis+Solutions%2C+LLC&amp;circuit=11" office:target-frame-name="_new" xlink:show="replace">dockets.justia.com/search?query=Prommis+Solutions%2C+LLC&amp;circuit=11</text:a></text:p>
        <text:p text:style-name="Text_20_body"><text:span text:style-name="Strong_20_Emphasis">Wileman, D.M</text:span>. – D.M Wileman as Authorized Signatory <text:a xlink:type="simple" xlink:href="http://205.166.161.12/oncoreV2/showdetails.aspx?id=37125920&amp;rn=52&amp;pi=5&amp;ref=search">http://205.166.161.12/oncoreV2/showdetails.aspx?id=37125920&amp;rn=52&amp;pi=5&amp;ref=search</text:a></text:p>
        <text:p text:style-name="Text_20_body"><text:span text:style-name="Strong_20_Emphasis">Wilken, Rick – </text:span>Rick Wilken is an employee of <text:span text:style-name="Strong_20_Emphasis">Lender Processing Services </text:span>in Mendota Heights, Dakota County, MN. He signs Mortgage Assignments as an officer of MERS, servicing companies, and lenders. Wilken often signs these Assignments to trusts years after the closing date of the trusts. Wilken frequently signs Assignments for mortgage companies that filed for bankruptcy years before the effective date of the Assignment. Deutsche Bank National Trust Company is one of the banks that frequently uses Assignments signed by Wilken to foreclose. <text:span text:style-name="Strong_20_Emphasis">see </text:span><text:a xlink:type="simple" xlink:href="http://www.whatsignature.com/files/Hood_Bethany.GIF" office:target-frame-name="_new" xlink:show="replace"><text:span text:style-name="Strong_20_Emphasis">www.whatsignature.com/files/Hood_Bethany.GIF</text:span></text:a><text:span text:style-name="Strong_20_Emphasis"><text:span text:style-name="T1">, </text:span></text:span><text:a xlink:type="simple" xlink:href="http://stopforeclosurefraud.com/2010/09/29/here-comes-jpmorgan-chase-lender-processing-services-and-its-robo-signers/" office:target-frame-name="_new" xlink:show="replace"><text:span text:style-name="Strong_20_Emphasis">stopforeclosurefraud.com/2010/09/29/here-comes-jpmorgan-chase-lender-processing-services-and-its-robo-signers/</text:span></text:a><text:a xlink:type="simple" xlink:href="http://www.gastonforeclosures.org/full_deposition_transcript_of_ticor_title_stanley_silva__notice_of_defaults__lps__fidelity__mers__wells_fargo" office:target-frame-name="_new" xlink:show="replace"><text:span text:style-name="Strong_20_Emphasis">www.gastonforeclosures.org/full_deposition_transcript_of_ticor_title_stanley_silva__notice_of_defaults__lps__fidelity__mers__wells_fargo</text:span></text:a></text:p>
        <text:p text:style-name="Text_20_body"><text:span text:style-name="Strong_20_Emphasis">Williams, Chamagne</text:span>, <text:a xlink:type="simple" xlink:href="http://takeyourhomeback.com/">Chamagne Williams</text:a>- employee of  IndyMac Bank Home Loan Servicing, Travis County, TX <text:a xlink:type="simple" xlink:href="http://pippinghole.blogspot.com/2010/12/robo-signers-signors-names-revealed.html">http://pippinghole.blogspot.com/2010/12/robo-signers-signors-names-revealed.html</text:a></text:p>
        <text:p text:style-name="Text_20_body"><text:span text:style-name="Strong_20_Emphasis">Williams, Dawn</text:span>- <text:a xlink:type="simple" xlink:href="http://takeyourhomeback.com/">Dawn Williams</text:a> is an employee of Lenders Processing Services, Fulton County, Georgia <text:a xlink:type="simple" xlink:href="http://www.frauddigest.com/indictments/l%20green.pdf" office:target-frame-name="_new" xlink:show="replace">www.frauddigest.com/indictments/l%20green.pdf</text:a></text:p>
        <text:p text:style-name="Text_20_body"><text:span text:style-name="Strong_20_Emphasis">Williams, Sonya</text:span>- Sonya Williams is the notary for the robo-signers in Duval County Florida. <text:a xlink:type="simple" xlink:href="http://www.frauddigest.com/indictments/Linda%20Green%20no%20authority%20to%20sign%20on%20behalf%20of%20MERS%20Sept%202009.pdf">http://www.frauddigest.com/indictments/Linda%20Green%20no%20authority%20to%20sign%20on%20behalf%20of%20MERS%20Sept%202009.pdf</text:a></text:p>
        <text:p text:style-name="Text_20_body"><text:span text:style-name="Strong_20_Emphasis">Wolfe, Ronald</text:span>-Ronald Wolfe  is the <text:a xlink:type="simple" xlink:href="http://takeyourhomeback.com/">Managing Partner of Florida Default Group</text:a>- full deposition of <text:a xlink:type="simple" xlink:href="http://takeyourhomeback.com/">Ronald Wolfe</text:a>’s transcript-<text:a xlink:type="simple" xlink:href="http://stopforeclosurefraud.com/wp-content/uploads/2010/09/WM_FULL-DEPOSITION-OF-FLORIDA-DEFAULT-LAW-GROUP-MANAGING-PARTNER-RONALD-WOLFE.pdf" office:target-frame-name="_new" xlink:show="replace">stopforeclosurefraud.com/wp-content/uploads/2010/09/WM_FULL-DEPOSITION-OF-FLORIDA-DEFAULT-LAW-GROUP-MANAGING-PARTNER-RONALD-WOLFE.pdf</text:a></text:p>
        <text:p text:style-name="Text_20_body"><text:span text:style-name="Strong_20_Emphasis">U.S. BANK- LIST OF ROBO SIGNERS </text:span></text:p>
        <text:p text:style-name="Text_20_body"><text:span text:style-name="Strong_20_Emphasis"><text:span text:style-name="T6">Paul Gobin- Signs as a Vice President, Account Administrator and witness</text:span></text:span></text:p>
        <text:p text:style-name="Text_20_body"><text:soft-page-break/><text:span text:style-name="Strong_20_Emphasis"><text:span text:style-name="T6">Lorie October- Signs as a Vice President … <text:s text:c="2"/>Kathleen Sullivan- Signs as a Vice President … <text:s text:c="2"/>David Duclos- … <text:s text:c="2"/>Damaris Ortiz- … <text:s text:c="2"/>Yan Tang- as notary … <text:s text:c="2"/>Grace Lee- as notary … <text:s text:c="2"/>Beth Nally- signs as Assistant Vice President … <text:s text:c="2"/>Natalia Gutierrez- … <text:s text:c="2"/>Jody Scully- robo signs as Asst. Vice President … <text:s text:c="2"/>Courtney Coleman … <text:s text:c="2"/>Lisa Rhyne … <text:s text:c="2"/>Yolanda Williams … <text:s text:c="2"/>Camille Garcia</text:span></text:span></text:p>
        <text:p text:style-name="Text_20_body"><text:span text:style-name="Strong_20_Emphasis">Zeis, Christopher</text:span>- Christopher Zeis a.k.a. <text:a xlink:type="simple" xlink:href="http://takeyourhomeback.com/">Christopher M. Zeis</text:a>- <text:a xlink:type="simple" xlink:href="http://stopforeclosurefraud.com/2010/11/16/mind-blowing-judge-schack-names-robo-signers-in-many-foreclosure-cases-greatest-hits/" office:target-frame-name="_new" xlink:show="replace">stopforeclosurefraud.com/2010/11/16/mind-blowing-judge-schack-names-robo-signers-in-many-foreclosure-cases-greatest-hits/</text:a></text:p>
        <text:p text:style-name="Text_20_body"><text:span text:style-name="Strong_20_Emphasis"><text:span text:style-name="T1">SUSPECTED ROBO SIGNERS</text:span></text:span></text:p>
        <text:p text:style-name="Text_20_body"> ( IF YOU HAVE ANY INFORMATION ON THE LIST BELOW, PLEASE SHARE WITH US SO THAT WE CAN SHARE WITH OTHERS)</text:p>
        <text:p text:style-name="Text_20_body"><text:span text:style-name="Strong_20_Emphasis">John Gilvarry</text:span> (Supposedly a Chase employee in Jacksonville, FL.  I called this office and was told there was not a person there by that name).<text:line-break/><text:span text:style-name="Strong_20_Emphasis">Don Mace</text:span> (Signed Reconveyance in 2004 for CRC but in Houston, TX )<text:line-break/><text:span text:style-name="Strong_20_Emphasis">Debbie K. Day</text:span> (Notary in Houston, TX)<text:line-break/><text:span text:style-name="Strong_20_Emphasis">N. Staton</text:span> (Signed Reconveyance Deed as Asst VP in San Antonio, TX)<text:line-break/><text:span text:style-name="Strong_20_Emphasis">M. Baggs</text:span> (Notary for M. Baggs in San Antonio, TX)</text:p>
        <text:p text:style-name="Text_20_body"><text:span text:style-name="Strong_20_Emphasis"><text:span text:style-name="T6">Francis J. Nolan … <text:s text:c="2"/>Irene Guerrero- Notary … <text:s text:c="2"/>Natasha Jones … <text:s text:c="2"/>Steven Green … <text:s text:c="2"/>Andrew Moore- David Stern’s Office … <text:s text:c="2"/>Anissa Hickerson … <text:s text:c="2"/>Deeann Gregory … <text:s text:c="2"/>Rodney Cadwell … <text:s text:c="2"/>Sharon Morgan … <text:s text:c="2"/>Bob Okon … <text:s text:c="2"/>Paula Okon … <text:s text:c="2"/>Carla McCalla … <text:s text:c="2"/>Charlene Busselaar … <text:s text:c="2"/>Cody B. West … <text:s text:c="2"/>Daniel Charles- signing as V.P. of MERS … <text:s text:c="2"/>Derrick White … <text:s text:c="2"/>Edward Olsen – signing as V.P. of loan documentation … <text:s text:c="2"/>Howard Bierman … <text:s text:c="2"/>Jaime Epstein – Law Offices of Marshall Watson … <text:s text:c="2"/>Jessica Ulary … <text:s text:c="2"/>Judy Faber Hutchinson … <text:s text:c="2"/>Katrina Fisher- Lenders Processing … <text:s text:c="2"/>Katrina Jordan- Homecomings Financial and MERS … <text:s text:c="2"/>Kelli Conner – Aurora Loan Services … <text:s text:c="2"/>Leo Ortega … <text:s text:c="2"/>Michelle Rice- Aurora Loan Services … <text:s text:c="2"/>Nancy Farber- Notary … <text:s text:c="2"/>Nick Miller … <text:s text:c="2"/>Nicole Miles a.k.a. Nicole Miles-Todd … <text:s text:c="2"/>Penny Garcia – signing as Assistant Secretary of Option One … <text:s text:c="2"/>Roy Stringfellow – Saxon Mortgage … <text:s text:c="2"/>Carolyn Brown- Notary in Texas … <text:s text:c="2"/>Beverly Brooks- MERS signer … <text:s text:c="2"/>Diane M. Johnson- M&amp;T Mortgage … <text:s text:c="2"/>Jennifer Ramos- Chase Bank … <text:s text:c="2"/>Linda Wheeler- alleged Vice President of Wells Fargo … <text:s text:c="2"/>Carolyn Burgess- Horizon Mortgage … <text:s text:c="2"/>Jessica Peters – Bank of America … <text:s text:c="2"/>Leticia Arias- Notary for Ocwen … <text:s text:c="2"/>Melissa Taylor- Lenders Processing … <text:s text:c="2"/>Colleen Irby- robo signer for WAMU JP Morgan/Chase … <text:s text:c="2"/>Heather Malone … <text:s text:c="2"/>Angelia Ward Jones … <text:s text:c="2"/>Bernadette Moore … <text:s text:c="2"/>Derrick White – as a MERS robo signer … <text:s text:c="2"/>Judith T. Romano – alleged Vice President of MERS … <text:s text:c="2"/>Robert Bourne</text:span></text:span></text:p>
        <text:p text:style-name="Text_20_body"><text:span text:style-name="Strong_20_Emphasis">Debra Wojciechoski</text:span>- alleges to be an authorized officer for BAC Home Loans     Servicing, LP F/K/A Countrywide Home Loans Servicing</text:p>
        <text:p text:style-name="Text_20_body"><text:span text:style-name="Strong_20_Emphasis">Carolyn Holleman</text:span> – ReconTrust, signs as MERS officer</text:p>
        <text:p text:style-name="Text_20_body"><text:span text:style-name="Strong_20_Emphasis">Angela Nava</text:span>- ReconTrust, signs as MERS officer</text:p>
        <text:p text:style-name="Text_20_body"><text:span text:style-name="Strong_20_Emphasis">David Gregory</text:span> – ReconTrust, signs as MERS officer</text:p>
        <text:p text:style-name="Text_20_body"><text:span text:style-name="Strong_20_Emphasis">Carmella Boone</text:span>- ReconTrust, signs as MERS officer</text:p>
        <text:p text:style-name="Text_20_body"><text:span text:style-name="Strong_20_Emphasis">Joseph M Papariella – </text:span>alleged<text:span text:style-name="Strong_20_Emphasis"> </text:span>Assistant Vice President Bank of America NA successor by merger to BAC Home Loans Servicing LP<text:span text:style-name="Strong_20_Emphasis">.</text:span></text:p>
        <text:p text:style-name="Text_20_body"><text:span text:style-name="Strong_20_Emphasis">Linda Collins- </text:span>alleged Assistant Secretary at Chase</text:p>
        <text:p text:style-name="Text_20_body"><text:span text:style-name="Strong_20_Emphasis">Perry Lerner – </text:span>Ocwen</text:p>
        <text:p text:style-name="Text_20_body"><text:span text:style-name="Strong_20_Emphasis">Ryan Hyland</text:span> – Select Portfolio Servicing</text:p>
        <text:p text:style-name="Text_20_body"><text:soft-page-break/><text:span text:style-name="Strong_20_Emphasis">Becky North</text:span> – NDEX and LPS signer</text:p>
        <text:p text:style-name="Text_20_body"><text:span text:style-name="Strong_20_Emphasis">Jessica Larsen</text:span> – notary</text:p>
        <text:p text:style-name="Text_20_body"><text:span text:style-name="Strong_20_Emphasis">Marco Marquez</text:span> –</text:p>
        <text:p text:style-name="Text_20_body"><text:span text:style-name="Strong_20_Emphasis">Olga Cox</text:span> – robo signer</text:p>
        <text:p text:style-name="Text_20_body"><text:span text:style-name="Strong_20_Emphasis">Rebecca Nilsen</text:span> – attorney at Marshall C. Watson</text:p>
        <text:p text:style-name="Text_20_body"><text:span text:style-name="Strong_20_Emphasis">Sonya Moore</text:span> – Wells Fargo</text:p>
        <text:p text:style-name="Text_20_body"><text:span text:style-name="Strong_20_Emphasis">Tammy Bohon – </text:span>Wells Fargo</text:p>
        <text:p text:style-name="Text_20_body">* The individuals named above are not accused of wrong-doing or fraudulent activity or criminal fabrication of any sort</text:p>
        <text:section text:style-name="Sect1" text:name="comment-section">
          <text:p text:style-name="Text_20_body"><text:bookmark text:name="comments"/>303 Responses to “ROBO-SIGNER LIST FOR NOVEMBER 1, 2012”</text:p>
          <text:section text:style-name="Sect1" text:name="comment-25545">
            <text:list xml:id="list33549424" text:style-name="L29">
              <text:list-item>
                <text:p text:style-name="P61"><text:s/></text:p>
                <text:p text:style-name="P61"><text:span text:style-name="Citation">Garry Fourre</text:span> says: </text:p>
                <text:p text:style-name="P29"><text:a xlink:type="simple" xlink:href="http://takeyourhomeback.com/?p=428#comment-25545">April 26, 2011 at 5:49 PM</text:a></text:p>
                <text:p text:style-name="P29">I have four different signature for a notary and not one are<text:line-break/>her offical signature as filed with the State of Missouri</text:p>
              </text:list-item>
            </text:list>
          </text:section>
          <text:section text:style-name="Sect1" text:name="comment-25570">
            <text:list xml:id="list28585806" text:continue-numbering="true" text:style-name="L29">
              <text:list-item>
                <text:list>
                  <text:list-item>
                    <text:p text:style-name="P61"><text:s/></text:p>
                    <text:p text:style-name="P61"><text:span text:style-name="Citation">admin</text:span> says: </text:p>
                    <text:p text:style-name="P29"><text:a xlink:type="simple" xlink:href="http://takeyourhomeback.com/?p=428#comment-25570">April 26, 2011 at 7:38 PM</text:a></text:p>
                    <text:p text:style-name="P29">whose signature. we are always looking to update our list if you can prove it. please provide the name</text:p>
                  </text:list-item>
                </text:list>
              </text:list-item>
            </text:list>
          </text:section>
          <text:section text:style-name="Sect1" text:name="comment-35405">
            <text:list xml:id="list28583504" text:continue-numbering="true" text:style-name="L29">
              <text:list-item>
                <text:list>
                  <text:list-item>
                    <text:list>
                      <text:list-item>
                        <text:p text:style-name="P61"><text:s/></text:p>
                        <text:p text:style-name="P61"><text:span text:style-name="Citation">John P</text:span> says: </text:p>
                        <text:p text:style-name="P29"><text:a xlink:type="simple" xlink:href="http://takeyourhomeback.com/?p=428#comment-35405">June 2, 2011 at 6:49 AM</text:a></text:p>
                        <text:p text:style-name="P29">I have Theodore Schultz as VP MERS, who works for ALS (Scottsbluff, NE) and Darline Dietz, also of ALS as Notary on my docs. They are listed here. What evidence can you provide that I could show in Court to prove they are robo-signers?</text:p>
                      </text:list-item>
                    </text:list>
                  </text:list-item>
                </text:list>
              </text:list-item>
            </text:list>
          </text:section>
          <text:section text:style-name="Sect1" text:name="comment-35470">
            <text:list xml:id="list28590695" text:continue-numbering="true" text:style-name="L29">
              <text:list-item>
                <text:list>
                  <text:list-item>
                    <text:list>
                      <text:list-item>
                        <text:list>
                          <text:list-item>
                            <text:p text:style-name="P61"><text:s/></text:p>
                            <text:p text:style-name="P61"><text:span text:style-name="Citation">admin</text:span> says: </text:p>
                            <text:p text:style-name="P29"><text:a xlink:type="simple" xlink:href="http://takeyourhomeback.com/?p=428#comment-35470">June 2, 2011 at 8:05 PM</text:a></text:p>
                            <text:p text:style-name="P29">I REALLY NEED MORE INFO TO HELP YOU. PLEASE PROVIDE STATE, COUNTY, ORB AND PAGE YOUR DOCUMENTS ARE RECORDED IN. I CAN TRACK THEM FROM THERE AND GET YOU SOME PROOF, WHETHER ADMISSABLE IS UP TO YOU OR YOUR ATTORNEY.</text:p>
                          </text:list-item>
                        </text:list>
                      </text:list-item>
                    </text:list>
                  </text:list-item>
                </text:list>
              </text:list-item>
            </text:list>
          </text:section>
          <text:section text:style-name="Sect1" text:name="comment-43727">
            <text:list xml:id="list28594300" text:continue-numbering="true" text:style-name="L29">
              <text:list-item>
                <text:list>
                  <text:list-item>
                    <text:list>
                      <text:list-item>
                        <text:list>
                          <text:list-item>
                            <text:p text:style-name="P61"><text:s/></text:p>
                            <text:p text:style-name="P61"><text:span text:style-name="Citation">admin</text:span> says: </text:p>
                            <text:p text:style-name="P29"><text:a xlink:type="simple" xlink:href="http://takeyourhomeback.com/?p=428#comment-43727">July 10, 2011 at 8:20 PM</text:a></text:p>
                            <text:p text:style-name="P29">HERE IS YOU ANSWER<text:line-break/>Schultz, Theodore – Theodore Schultz, MERS robo signer, see page 11 <text:a xlink:type="simple" xlink:href="http://4closurefraud.org/2010/10/03/kaboom-class-action-vs-mortgage-electronic-registration-systems-gmac-deutsche-bank-nationstar-aurora-bac-citi-us-bank-lps-et-al/">http://4closurefraud.org/2010/10/03/kaboom-class-action-vs-mortgage-</text:a><text:soft-page-break/><text:a xlink:type="simple" xlink:href="http://4closurefraud.org/2010/10/03/kaboom-class-action-vs-mortgage-electronic-registration-systems-gmac-deutsche-bank-nationstar-aurora-bac-citi-us-bank-lps-et-al/">electronic-registration-systems-gmac-deutsche-bank-nationstar-aurora-bac-citi-us-bank-lps-et-al/</text:a></text:p>
                          </text:list-item>
                        </text:list>
                      </text:list-item>
                    </text:list>
                  </text:list-item>
                </text:list>
              </text:list-item>
            </text:list>
          </text:section>
          <text:section text:style-name="Sect1" text:name="comment-272152">
            <text:list xml:id="list28577323" text:continue-numbering="true" text:style-name="L29">
              <text:list-item>
                <text:list>
                  <text:list-item>
                    <text:list>
                      <text:list-item>
                        <text:list>
                          <text:list-item>
                            <text:p text:style-name="P61"><text:s/></text:p>
                            <text:p text:style-name="P61"><text:span text:style-name="Citation">syuzi18</text:span> says: </text:p>
                            <text:p text:style-name="P29"><text:a xlink:type="simple" xlink:href="http://takeyourhomeback.com/?p=428#comment-272152">June 23, 2012 at 3:32 PM</text:a></text:p>
                            <text:p text:style-name="P29">Hi I have some names on my documents that I did not see on this list.<text:line-break/>Khadija Gullen- as assistant secretary for MERS or Bank of America, notarizid by Paula Y. Vance.(texas)<text:line-break/>Melody Dewald, recontrust, notarized by Elsie E. Kroussakis<text:line-break/>Tim BArgenquast- as assistant vice president Bank of America<text:line-break/>notarized by B. Perez (san diego)<text:line-break/>Ronald Alonzo- quality loan service corp.<text:line-break/>And Jamie Colleran, who prepares deed of trusts.<text:line-break/>Can you please help me find out if these are also part of the robo signers or not. thank you.</text:p>
                          </text:list-item>
                        </text:list>
                      </text:list-item>
                    </text:list>
                  </text:list-item>
                </text:list>
              </text:list-item>
            </text:list>
          </text:section>
          <text:section text:style-name="Sect1" text:name="comment-29865">
            <text:list xml:id="list28586126" text:continue-numbering="true" text:style-name="L29">
              <text:list-item>
                <text:list>
                  <text:list-item>
                    <text:p text:style-name="P61"><text:s/></text:p>
                    <text:p text:style-name="P61"><text:span text:style-name="Citation">FAITH</text:span> says: </text:p>
                    <text:p text:style-name="P29"><text:a xlink:type="simple" xlink:href="http://takeyourhomeback.com/?p=428#comment-29865">May 12, 2011 at 9:56 AM</text:a></text:p>
                    <text:p text:style-name="P29">Darlene K. Opalski for Chevy Chase Bank signs as<text:line-break/>assistant Vice President<text:line-break/>and Assistant Secretary of shipping??</text:p>
                  </text:list-item>
                </text:list>
              </text:list-item>
            </text:list>
          </text:section>
          <text:section text:style-name="Sect1" text:name="comment-29881">
            <text:list xml:id="list28589451" text:continue-numbering="true" text:style-name="L29">
              <text:list-item>
                <text:list>
                  <text:list-item>
                    <text:list>
                      <text:list-item>
                        <text:p text:style-name="P61"><text:s/></text:p>
                        <text:p text:style-name="P61"><text:span text:style-name="Citation">admin</text:span> says: </text:p>
                        <text:p text:style-name="P29"><text:a xlink:type="simple" xlink:href="http://takeyourhomeback.com/?p=428#comment-29881">May 12, 2011 at 11:41 AM</text:a></text:p>
                        <text:p text:style-name="P29">I THOUGHT I HEARD IT ALL. THIS IS FUNNY. DO YOU HAVE PROOF SO THAT I CAN INCLUDE IT IN THE JUNE VERSION OF ROBO-SIGNERS?<text:line-break/>WE ONCE HAD A CUSTODIAN SIGN AS A VICE PRESIDENT, BUT I LIKE THIS ONE BETTER.</text:p>
                      </text:list-item>
                    </text:list>
                  </text:list-item>
                </text:list>
              </text:list-item>
            </text:list>
          </text:section>
          <text:section text:style-name="Sect1" text:name="comment-30166">
            <text:list xml:id="list28600024" text:continue-numbering="true" text:style-name="L29">
              <text:list-item>
                <text:list>
                  <text:list-item>
                    <text:list>
                      <text:list-item>
                        <text:list>
                          <text:list-item>
                            <text:p text:style-name="P61"><text:s/></text:p>
                            <text:p text:style-name="P61"><text:span text:style-name="Citation">FAITH</text:span> says: </text:p>
                            <text:p text:style-name="P29"><text:a xlink:type="simple" xlink:href="http://takeyourhomeback.com/?p=428#comment-30166">May 13, 2011 at 9:53 AM</text:a></text:p>
                            <text:p text:style-name="P29">Yes It was sent to me as part of a reply to my QWR. I think whomever put the paperwork together for my QWR was really stupid or else a friend trying to help me out. Where do I send a copy of the scan?</text:p>
                          </text:list-item>
                        </text:list>
                      </text:list-item>
                    </text:list>
                  </text:list-item>
                </text:list>
              </text:list-item>
            </text:list>
          </text:section>
          <text:section text:style-name="Sect1" text:name="comment-28845">
            <text:list xml:id="list28587025" text:continue-numbering="true" text:style-name="L29">
              <text:list-item>
                <text:p text:style-name="P61"><text:s/></text:p>
                <text:p text:style-name="P61"><text:span text:style-name="Citation">j</text:span> says: </text:p>
                <text:p text:style-name="P29"><text:a xlink:type="simple" xlink:href="http://takeyourhomeback.com/?p=428#comment-28845">May 8, 2011 at 2:17 PM</text:a></text:p>
                <text:p text:style-name="P29">looking for robert hussman 111 , mark codina , emerald guzman , meredith farr , notary is mark codina</text:p>
              </text:list-item>
            </text:list>
          </text:section>
          <text:section text:style-name="Sect1" text:name="comment-28855">
            <text:list xml:id="list28574527" text:continue-numbering="true" text:style-name="L29">
              <text:list-item>
                <text:list>
                  <text:list-item>
                    <text:p text:style-name="P61"><text:s/></text:p>
                    <text:p text:style-name="P61"><text:span text:style-name="Citation">admin</text:span> says: </text:p>
                    <text:p text:style-name="P29"><text:a xlink:type="simple" xlink:href="http://takeyourhomeback.com/?p=428#comment-28855">May 8, 2011 at 3:46 PM</text:a></text:p>
                    <text:p text:style-name="P29">WE NEED MORE INFO BEFORE WE CAN HELP. WHAT COMPANY DID THEY <text:soft-page-break/>SIGN FOR, WHERE IS THE NOTARY LOCATED, ETC</text:p>
                  </text:list-item>
                </text:list>
              </text:list-item>
            </text:list>
          </text:section>
          <text:section text:style-name="Sect1" text:name="comment-29460">
            <text:list xml:id="list28572330" text:continue-numbering="true" text:style-name="L29">
              <text:list-item>
                <text:p text:style-name="P61"><text:s/></text:p>
                <text:p text:style-name="P61"><text:span text:style-name="Citation">Carole Dickson</text:span> says: </text:p>
                <text:p text:style-name="P29"><text:a xlink:type="simple" xlink:href="http://takeyourhomeback.com/?p=428#comment-29460">May 10, 2011 at 7:35 PM</text:a></text:p>
                <text:p text:style-name="P29">Trying to locate Matthew McBride, Assistant Secretary for MERS. Document signed in Texas, Notarized by Sebrena Jones of McKinney, TX. I am unable to read the county she signed in, but it looks like Dallas County. Signed on 1/24/11 and notarized on 1/25/11</text:p>
                <text:p text:style-name="P29">Also trying to locate a Wilder Gomez, Authorized Officer of GMAC Mortgage. Document notarized by Apryl L Pitman, Dallas, TX in Dallas County. Document signed on 1/18/11 and notarized on 1/19/11 (Notary went over the date and changed it)</text:p>
                <text:p text:style-name="P29">How can I track these people down. I believe they do not work for the companies they say they represent. Thanks, Carole</text:p>
              </text:list-item>
            </text:list>
          </text:section>
          <text:section text:style-name="Sect1" text:name="comment-29572">
            <text:list xml:id="list28576062" text:continue-numbering="true" text:style-name="L29">
              <text:list-item>
                <text:list>
                  <text:list-item>
                    <text:p text:style-name="P61"><text:s/></text:p>
                    <text:p text:style-name="P61"><text:span text:style-name="Citation">admin</text:span> says: </text:p>
                    <text:p text:style-name="P29"><text:a xlink:type="simple" xlink:href="http://takeyourhomeback.com/?p=428#comment-29572">May 11, 2011 at 5:16 AM</text:a></text:p>
                    <text:p text:style-name="P29">THE 10,000 OR SO “ROBO SIGNERS” ARE WELL KNOWN NOW. A NEW “GENERATION” OF ROBO SIGNERS HAS BEGUN, MAKING IT DIFFICULT FOR US TO TRACK AND PROVE IT, BUT WE WILL.IT’S PEOPLE LIKE YOU THAT GIVE US OUR LEADS TO FOLLOW UP, KEEP HELPING US HELP OTHERS</text:p>
                  </text:list-item>
                </text:list>
              </text:list-item>
            </text:list>
          </text:section>
          <text:section text:style-name="Sect1" text:name="comment-29884">
            <text:list xml:id="list28595202" text:continue-numbering="true" text:style-name="L29">
              <text:list-item>
                <text:p text:style-name="P61"><text:s/></text:p>
                <text:p text:style-name="P61"><text:span text:style-name="Citation">Peter</text:span> says: </text:p>
                <text:p text:style-name="P29"><text:a xlink:type="simple" xlink:href="http://takeyourhomeback.com/?p=428#comment-29884">May 12, 2011 at 11:55 AM</text:a></text:p>
                <text:p text:style-name="P29">I’m looking for any assignments or affidavits signed by Elizabeth Anselmo, who works for Fidelity Foreclosure Solutions (a.k.a F.I.S.) in Dakota County Minnesota. I have an affidavit she signed as a “duly authorized officer” of Select Portfolio Servicing, and I would like to get as many documents as I can that she signed as an “officer” of other lenders</text:p>
              </text:list-item>
            </text:list>
          </text:section>
          <text:section text:style-name="Sect1" text:name="comment-29912">
            <text:list xml:id="list28594540" text:continue-numbering="true" text:style-name="L29">
              <text:list-item>
                <text:list>
                  <text:list-item>
                    <text:p text:style-name="P61"><text:s/></text:p>
                    <text:p text:style-name="P61"><text:span text:style-name="Citation">admin</text:span> says: </text:p>
                    <text:p text:style-name="P29"><text:a xlink:type="simple" xlink:href="http://takeyourhomeback.com/?p=428#comment-29912">May 12, 2011 at 1:52 PM</text:a></text:p>
                    <text:p text:style-name="P29">SHE IS AN ATTORNEY IN THE IL LAW FIRM OF FREEDMAN, ANSELMO, LINDBERG &amp; RAPPE. SEE OUR LIST AT <text:a xlink:type="simple" xlink:href="http://takeyourhomeback.com/?p=532">http://takeyourhomeback.com/?p=532</text:a></text:p>
                  </text:list-item>
                </text:list>
              </text:list-item>
            </text:list>
          </text:section>
          <text:section text:style-name="Sect1" text:name="comment-31133">
            <text:list xml:id="list28589188" text:continue-numbering="true" text:style-name="L29">
              <text:list-item>
                <text:p text:style-name="P61"><text:s/></text:p>
                <text:p text:style-name="P61"><text:span text:style-name="Citation">Susan Lorenzi</text:span> says: </text:p>
                <text:p text:style-name="P29"><text:a xlink:type="simple" xlink:href="http://takeyourhomeback.com/?p=428#comment-31133">May 16, 2011 at 2:39 PM</text:a></text:p>
                <text:p text:style-name="P29">Has anyone heard of Olivia A. Todd, VP for MERS / National Default Servicing Corporation. She is who signed my “assignment”. The assignment has never been filed with the county for over 1.5 years. Signed in Oct 2009 and still not filed with Washoe County.</text:p>
              </text:list-item>
            </text:list>
          </text:section>
          <text:section text:style-name="Sect1" text:name="comment-40525">
            <text:list xml:id="list28580851" text:continue-numbering="true" text:style-name="L29">
              <text:list-item>
                <text:list>
                  <text:list-item>
                    <text:p text:style-name="P61"><text:s/></text:p>
                    <text:p text:style-name="P61"><text:span text:style-name="Citation">Susan Murphey</text:span> says: </text:p>
                    <text:p text:style-name="P29"><text:a xlink:type="simple" xlink:href="http://takeyourhomeback.com/?p=428#comment-40525">June 26, 2011 at 7:51 AM</text:a></text:p>
                    <text:p text:style-name="P29">1I have heard of Olivia Todd. She is the one who signed the substitute of Trustee in my foreclosure. She signed for USBank (so-called beneficiary)as President when they were <text:soft-page-break/>substituting National Default Servicing Corp (NDSC) as the Trustee for my property in the San Diego area.</text:p>
                    <text:p text:style-name="P29">I did some research and found out that she is actually the President of NDSC. You should be able to get that info on the Secretary of State website in AZ. Also, if you call them and go into their list of employees, you will confirm that.</text:p>
                  </text:list-item>
                </text:list>
              </text:list-item>
            </text:list>
          </text:section>
          <text:section text:style-name="Sect1" text:name="comment-40526">
            <text:list xml:id="list28572528" text:continue-numbering="true" text:style-name="L29">
              <text:list-item>
                <text:list>
                  <text:list-item>
                    <text:list>
                      <text:list-item>
                        <text:p text:style-name="P61"><text:s/></text:p>
                        <text:p text:style-name="P61"><text:span text:style-name="Citation">admin</text:span> says: </text:p>
                        <text:p text:style-name="P29"><text:a xlink:type="simple" xlink:href="http://takeyourhomeback.com/?p=428#comment-40526">June 26, 2011 at 7:55 AM</text:a></text:p>
                        <text:p text:style-name="P29">THANK YOU FOR THE INFORMATION. WE WILL VERIFY AND ADD TO JULY 1, 2011 LIST OF ROBO SIGNERS.</text:p>
                      </text:list-item>
                    </text:list>
                  </text:list-item>
                </text:list>
              </text:list-item>
            </text:list>
          </text:section>
          <text:section text:style-name="Sect1" text:name="comment-40541">
            <text:list xml:id="list28574670" text:continue-numbering="true" text:style-name="L29">
              <text:list-item>
                <text:list>
                  <text:list-item>
                    <text:list>
                      <text:list-item>
                        <text:list>
                          <text:list-item>
                            <text:p text:style-name="P61"><text:s/></text:p>
                            <text:p text:style-name="P61"><text:span text:style-name="Citation">Susan Murphey</text:span> says: </text:p>
                            <text:p text:style-name="P29"><text:a xlink:type="simple" xlink:href="http://takeyourhomeback.com/?p=428#comment-40541">June 26, 2011 at 9:04 AM</text:a></text:p>
                            <text:p text:style-name="P29">My Pleasure! Glad I found y</text:p>
                          </text:list-item>
                        </text:list>
                      </text:list-item>
                    </text:list>
                  </text:list-item>
                </text:list>
              </text:list-item>
            </text:list>
          </text:section>
          <text:section text:style-name="Sect1" text:name="comment-31508">
            <text:list xml:id="list28595634" text:continue-numbering="true" text:style-name="L29">
              <text:list-item>
                <text:p text:style-name="P61"><text:s/></text:p>
                <text:p text:style-name="P61"><text:span text:style-name="Citation">Carole Dickson</text:span> says: </text:p>
                <text:p text:style-name="P29"><text:a xlink:type="simple" xlink:href="http://takeyourhomeback.com/?p=428#comment-31508">May 17, 2011 at 12:38 PM</text:a></text:p>
                <text:p text:style-name="P29">Does anyone have documents signed by:</text:p>
                <text:p text:style-name="P29">Matthew McBride, Assistant Secretary, Mers<text:line-break/>Notarized in Dallas County Tx, by Sebrena Jones of Mckinney, Tx </text:p>
                <text:p text:style-name="P29">Wilder Gomez, Officer, GMAC Mortgage, LLC – signed in Dallas County Tx. Nortarized in Dallas Count, Txby Apryl Pitman of Dallas Tx</text:p>
                <text:p text:style-name="P29">email to: <text:a xlink:type="simple" xlink:href="mailto:carole12842@yahoo.com">carole12842@yahoo.com</text:a></text:p>
              </text:list-item>
            </text:list>
          </text:section>
          <text:section text:style-name="Sect1" text:name="comment-32180">
            <text:list xml:id="list28590272" text:continue-numbering="true" text:style-name="L29">
              <text:list-item>
                <text:p text:style-name="P61"><text:s/></text:p>
                <text:p text:style-name="P61"><text:span text:style-name="Citation">Judy</text:span> says: </text:p>
                <text:p text:style-name="P29"><text:a xlink:type="simple" xlink:href="http://takeyourhomeback.com/?p=428#comment-32180">May 20, 2011 at 1:06 PM</text:a></text:p>
                <text:p text:style-name="P29">Suzanne Leary works for the Law office of Marshall C. Watson and signs as Attorney in fact for JPMorgan Chase Bank, NA, Assistant Secretary for Mers and Attorney in fact for Chase Bank USA, N.A.<text:line-break/>Her assignments I have convey from chase bank usa, N.a to JPMorgan Chase Bank, N.A; JPMorgan Chase Bank, NA to Chase Home Finance, LLC; Mers to Chase Home Finance, LLC.</text:p>
              </text:list-item>
            </text:list>
          </text:section>
          <text:section text:style-name="Sect1" text:name="comment-32209">
            <text:list xml:id="list28588125" text:continue-numbering="true" text:style-name="L29">
              <text:list-item>
                <text:p text:style-name="P61"><text:s/></text:p>
                <text:p text:style-name="P61"><text:span text:style-name="Citation">Michael</text:span> says: </text:p>
                <text:p text:style-name="P29"><text:a xlink:type="simple" xlink:href="http://takeyourhomeback.com/?p=428#comment-32209">May 20, 2011 at 4:12 PM</text:a></text:p>
                <text:p text:style-name="P29">Anyone have information on “Mary Ladd” “assistant Secretary” who signs their name MA LUE (derivation thereof) on a notarized document with the year scratched out and other hand written-in notes. Anyone have a link to a site with EXAMPLE robo signatures and what to look for? Appreciate the information and this site rocks!</text:p>
              </text:list-item>
            </text:list>
          </text:section>
          <text:section text:style-name="Sect1" text:name="comment-32216">
            <text:list xml:id="list28595824" text:continue-numbering="true" text:style-name="L29">
              <text:list-item>
                <text:list>
                  <text:list-item>
                    <text:p text:style-name="P61"><text:s/></text:p>
                    <text:p text:style-name="P61"><text:span text:style-name="Citation">Michael</text:span> says: </text:p>
                    <text:p text:style-name="P29"><text:a xlink:type="simple" xlink:href="http://takeyourhomeback.com/?p=428#comment-32216">May 20, 2011 at 4:37 PM</text:a></text:p>
                    <text:p text:style-name="P29"><text:soft-page-break/>This is a person with MERS (Mary Ladd)</text:p>
                  </text:list-item>
                </text:list>
              </text:list-item>
            </text:list>
          </text:section>
          <text:section text:style-name="Sect1" text:name="comment-32902">
            <text:list xml:id="list28581867" text:continue-numbering="true" text:style-name="L29">
              <text:list-item>
                <text:p text:style-name="P61"><text:s/></text:p>
                <text:p text:style-name="P61"><text:span text:style-name="Citation">Bea</text:span> says: </text:p>
                <text:p text:style-name="P29"><text:a xlink:type="simple" xlink:href="http://takeyourhomeback.com/?p=428#comment-32902">May 23, 2011 at 7:29 PM</text:a></text:p>
                <text:p text:style-name="P29">Is anyone familiar with Chase Bank N.A mortgage sales procedures? Chase was my original lender and claims to hold the note in my foreclsure. However, my acct number changed twice, and I believe this is a sign that it went into a mortgage pool. Also, Chase is one of the shareholders of MERS, so I find it hard to believe it would hold on to my loan when it’s so much more profitable to securitize it. I believe my loan was securitized but how do I prove it? Where can I look to see where my loan actually went? I would appreciate any help from anyone with knowledge about Chase.</text:p>
              </text:list-item>
            </text:list>
          </text:section>
          <text:section text:style-name="Sect1" text:name="comment-32914">
            <text:list xml:id="list28573972" text:continue-numbering="true" text:style-name="L29">
              <text:list-item>
                <text:list>
                  <text:list-item>
                    <text:p text:style-name="P61"><text:s/></text:p>
                    <text:p text:style-name="P61"><text:span text:style-name="Citation">admin</text:span> says: </text:p>
                    <text:p text:style-name="P29"><text:a xlink:type="simple" xlink:href="http://takeyourhomeback.com/?p=428#comment-32914">May 23, 2011 at 8:06 PM</text:a></text:p>
                    <text:p text:style-name="P29">TO FIND OUT IF A LOAN HAS BEEN SECURITIZED, GO TO <text:a xlink:type="simple" xlink:href="http://www.sec.gov/edgar/searchedgar/companysearch.html">http://www.sec.gov/edgar/searchedgar/companysearch.html</text:a> BUT YOU WILL NEED MORE INFO. TO FIND OUT WHO IS THE REAL HOLDER OF YOUR NOTE, SEND A QWR TO YOUR SERVICE PROVIDER. FREE COPY OF A QWR (QUALIFIED WRITTEN RESPONSE) IS AVAILABLE AT: <text:a xlink:type="simple" xlink:href="http://www.foreclosureself-defense.com/company/free-stuff/">http://www.foreclosureself-defense.com/company/free-stuff/</text:a><text:line-break/>PLEASE HELP US HELP OTHERS LIKE YOURSELF, SEE: <text:a xlink:type="simple" xlink:href="http://www.foreclosureself-defense.com/donate/">http://www.foreclosureself-defense.com/donate/</text:a></text:p>
                  </text:list-item>
                </text:list>
              </text:list-item>
            </text:list>
          </text:section>
          <text:section text:style-name="Sect1" text:name="comment-35533">
            <text:list xml:id="list28601025" text:continue-numbering="true" text:style-name="L29">
              <text:list-item>
                <text:list>
                  <text:list-item>
                    <text:list>
                      <text:list-item>
                        <text:p text:style-name="P61"><text:s/></text:p>
                        <text:p text:style-name="P61"><text:span text:style-name="Citation">Dianne Boyter</text:span> says: </text:p>
                        <text:p text:style-name="P29"><text:a xlink:type="simple" xlink:href="http://takeyourhomeback.com/?p=428#comment-35533">June 3, 2011 at 1:50 AM</text:a></text:p>
                        <text:p text:style-name="P29">It took me forever to find the pooling and service agreement my loan was contained in because of the cute little names they file under.</text:p>
                        <text:p text:style-name="P29">If this is helpful to anyone, Countrywide Funding aka Bank of America files with the SEC under the name CWABS . Bank of New York Mellon bought the note. The agreement states Countrywide must forward the notes to Bank of NY; however Countrywide has admitted they never complied which is being used as a defense in several cases. Here is a link to mine, maybe you can start there and search for the year in which your mortgage was issued:</text:p>
                        <text:p text:style-name="P29"><text:a xlink:type="simple" xlink:href="http://www.secinfo.com/drjtj.v776.d.htm">http://www.secinfo.com/drjtj.v776.d.htm</text:a></text:p>
                        <text:p text:style-name="P29">I believe GMAC files under the name RAMP.</text:p>
                      </text:list-item>
                    </text:list>
                  </text:list-item>
                </text:list>
              </text:list-item>
            </text:list>
          </text:section>
          <text:section text:style-name="Sect1" text:name="comment-35562">
            <text:list xml:id="list28603516" text:continue-numbering="true" text:style-name="L29">
              <text:list-item>
                <text:list>
                  <text:list-item>
                    <text:list>
                      <text:list-item>
                        <text:list>
                          <text:list-item>
                            <text:p text:style-name="P61"><text:s/></text:p>
                            <text:p text:style-name="P61"><text:span text:style-name="Citation">admin</text:span> says: </text:p>
                            <text:p text:style-name="P29"><text:a xlink:type="simple" xlink:href="http://takeyourhomeback.com/?p=428#comment-35562">June 3, 2011 at 5:51 AM</text:a></text:p>
                            <text:p text:style-name="P29">HELPFUL HINTS TO FIND YOUR POOLING AND SERVICING AGREEMENT CAN ALSO BE FOUND AT <text:a xlink:type="simple" xlink:href="http://takeyourhomeback.com/?p=398">http://takeyourhomeback.com/?p=398</text:a></text:p>
                          </text:list-item>
                        </text:list>
                      </text:list-item>
                    </text:list>
                  </text:list-item>
                </text:list>
              </text:list-item>
            </text:list>
          </text:section>
          <text:section text:style-name="Sect1" text:name="comment-33183">
            <text:list xml:id="list28571777" text:continue-numbering="true" text:style-name="L29">
              <text:list-item>
                <text:p text:style-name="P61"><text:s/></text:p>
                <text:p text:style-name="P61"><text:span text:style-name="Citation">admin</text:span> says: </text:p>
                <text:p text:style-name="P29"><text:soft-page-break/><text:a xlink:type="simple" xlink:href="http://takeyourhomeback.com/?p=428#comment-33183">May 24, 2011 at 7:19 PM</text:a></text:p>
                <text:p text:style-name="P29">WE FOUND ELSIE KROUSSAKIS. Kroussakis, Elsie- Elsie Kroussakis’s is a Contract Temp for PeopleQuest Staffing January 2010 – Present (1 year 5 months) Clerical Assistant position with Bank America – Ft Worth, TX<text:line-break/>Primary responsibility – Notarization of Foreclosure Documents<text:line-break/>IT SEEMS THE GREEDY/SNEAKY BANKS ARE HIRING TEMPS BECAUSE ALL THE OTHER ROBO-SIGNERS ARE KNOWN NOW AND THEY CAN JUST LET THE TEMPS GO WITHOUT FIRING THEM AND CAUSING THEM TO TELL THE TRUTH TO OTHERS.</text:p>
              </text:list-item>
            </text:list>
          </text:section>
          <text:section text:style-name="Sect1" text:name="comment-35052">
            <text:list xml:id="list28600455" text:continue-numbering="true" text:style-name="L29">
              <text:list-item>
                <text:p text:style-name="P61"><text:s/></text:p>
                <text:p text:style-name="P61"><text:span text:style-name="Citation">Tim</text:span> says: </text:p>
                <text:p text:style-name="P29"><text:a xlink:type="simple" xlink:href="http://takeyourhomeback.com/?p=428#comment-35052">May 31, 2011 at 11:09 AM</text:a></text:p>
                <text:p text:style-name="P29">Anyone have anything from a Kaitlin Rebecca Mann, or a notary J.M. Holm? it is from One West (formerly IndyMac)on an affidavit of indebtedness?</text:p>
                <text:p text:style-name="P29">For that matter is there any more information available on One West?</text:p>
                <text:p text:style-name="P29">Thanks</text:p>
              </text:list-item>
            </text:list>
          </text:section>
          <text:section text:style-name="Sect1" text:name="comment-35154">
            <text:list xml:id="list28591404" text:continue-numbering="true" text:style-name="L29">
              <text:list-item>
                <text:list>
                  <text:list-item>
                    <text:p text:style-name="P61"><text:s/></text:p>
                    <text:p text:style-name="P61"><text:span text:style-name="Citation">admin</text:span> says: </text:p>
                    <text:p text:style-name="P29"><text:a xlink:type="simple" xlink:href="http://takeyourhomeback.com/?p=428#comment-35154">May 31, 2011 at 7:22 PM</text:a></text:p>
                    <text:p text:style-name="P29">FOR MORE INFO ON ONEWEST BANK SEE OUR VIDEO- WHY BANKS WON’T MODIFY.<text:line-break/><text:a xlink:type="simple" xlink:href="http://www.foreclosureself-defense.com/the-library/videos/">http://www.foreclosureself-defense.com/the-library/videos/</text:a></text:p>
                  </text:list-item>
                </text:list>
              </text:list-item>
            </text:list>
          </text:section>
          <text:section text:style-name="Sect1" text:name="comment-35825">
            <text:list xml:id="list28575311" text:continue-numbering="true" text:style-name="L29">
              <text:list-item>
                <text:list>
                  <text:list-item>
                    <text:p text:style-name="P61"><text:s/></text:p>
                    <text:p text:style-name="P61"><text:span text:style-name="Citation">admin</text:span> says: </text:p>
                    <text:p text:style-name="P29"><text:a xlink:type="simple" xlink:href="http://takeyourhomeback.com/?p=428#comment-35825">June 4, 2011 at 7:27 AM</text:a></text:p>
                    <text:p text:style-name="P29">OK here is an example<text:line-break/>I am particularly interested in” Countrywide and Mers officer” Rene Rosales and notary Daisy Salvatierra</text:p>
                    <text:p text:style-name="P29">Hills county C C Court<text:line-break/>instrument 2011141850 BK 20485 PG 943-944<text:line-break/>Prepared by Florida default group</text:p>
                    <text:p text:style-name="P29">Assignment from Countrywide(MERS) to BAC home loan servicing<text:line-break/>mortgagor Clifford Gude and Judy Gude</text:p>
                    <text:p text:style-name="P29">There is no official seal from MERS on the document<text:line-break/>Bottom of assignment where notary is supposed to attest is scratched off (not noted by whom or when-…before signing? after signing? by the same person/different person? no initials like you would need if you made corrections on a check)and “see attached” written in by hand</text:p>
                    <text:p text:style-name="P29">then a generic “acknowledgment” on a separate piece of paper is attached with the notary signature referring to “the within instrument” but no identifying reference to which actual instrument- it would be very easy to have notary sign one original “acknowledgement” and then attach copies of it to thousands of documents signed that day.</text:p>
                    <text:p text:style-name="P29"><text:soft-page-break/>She testifies that the signer “executed the same in her authorized capacity” but no oath was taken and California notary laws states that California notaries are not allowed to certify such authorities for out of state documents.</text:p>
                    <text:p text:style-name="P29">Hills county bylaws require all signers and notaries of assignments to include their address so they can be deposed, but no such addresses are included in the assignments<text:line-break/>(other than the addresses of the banks )<text:line-break/>Sometimes this notary signs off on documents more than a MONTH after they were supposedly signed by the officers.</text:p>
                    <text:p text:style-name="P29">I suspect these banks purposely use out of state signers and notaries to make questioning harder</text:p>
                    <text:p text:style-name="P29">These names take turns signing as officers for different banks and for MERS and being attesting secretaries or witnesses.<text:line-break/>The notaries all have addresses in Los Angeles, Simi valley, Ventura county.</text:p>
                    <text:p text:style-name="P29">If you read many assignments you will see these same group of people again and again in different combinations<text:line-break/>Sometimes the documents come from law offices of Florida Default Group, Cosuegra, Marshall Watson and other foreclosure mills.<text:line-break/>When these law firms lost their contracts, for a while the documents were being prepared at the request of B of A but return address Corelogic in SC- yet these same officers and witnesses now were actually preparing the documents for assigning to each other</text:p>
                    <text:p text:style-name="P29">Lately the documents are being prepared by private attorneys in Tampa that do not claim to belong to any law firm, but they all share the address P O Box 800 Tampa</text:p>
                    <text:p text:style-name="P29">If you search for “assignments” with countrywide, Bankofamerica and MERS as parties you will get many many documents signed by this group. I have found about 40 in Hills county alone, only in the last few months but their documents are also to be found in many other counties.</text:p>
                    <text:p text:style-name="P29">These assignments are batched in groups. For a day or two these 5 people would appear on every document assigned, then they disappear (most likely to submit documents to other counties only to reappear with different combinations of people from the same pool again a few weeks later.</text:p>
                    <text:p text:style-name="P29">I have complained to Pat Frank and her personal legal counsel but I am given the run around<text:line-break/>Mysteriously, after my complaints, these same signers and notaries have started mending their ways and started signing on the same page and same date.</text:p>
                  </text:list-item>
                </text:list>
              </text:list-item>
            </text:list>
          </text:section>
          <text:section text:style-name="Sect1" text:name="comment-41106">
            <text:list xml:id="list28599851" text:continue-numbering="true" text:style-name="L29">
              <text:list-item>
                <text:list>
                  <text:list-item>
                    <text:list>
                      <text:list-item>
                        <text:p text:style-name="P61"><text:s/></text:p>
                        <text:p text:style-name="P61"><text:span text:style-name="Citation">admin</text:span> says: </text:p>
                        <text:p text:style-name="P29"><text:a xlink:type="simple" xlink:href="http://takeyourhomeback.com/?p=428#comment-41106">June 28, 2011 at 12:37 PM</text:a></text:p>
                        <text:p text:style-name="P29">WE FOUND ROSALES FOR YOU, SHE AND OTHER ROBO SIGNERS FROM VENTURA COUNTY CA. WILL BE INCLUDED IN THE JULY 1, 2011 ROBO-SIGNER SECTION. WHILE LOOKING FOR HER, I HIT A “GOLDMINE” OF OTHER ROBO-SIGNERS.</text:p>
                      </text:list-item>
                    </text:list>
                  </text:list-item>
                </text:list>
              </text:list-item>
            </text:list>
          </text:section>
          <text:section text:style-name="Sect1" text:name="comment-36785">
            <text:list xml:id="list28582787" text:continue-numbering="true" text:style-name="L29">
              <text:list-item>
                <text:p text:style-name="P61"><text:s/></text:p>
                <text:p text:style-name="P61"><text:span text:style-name="Citation">Kim Martino</text:span> says: </text:p>
                <text:p text:style-name="P29"><text:soft-page-break/><text:a xlink:type="simple" xlink:href="http://takeyourhomeback.com/?p=428#comment-36785">June 8, 2011 at 5:02 PM</text:a></text:p>
                <text:p text:style-name="P29">She is PRESIDENT of National Default Servicing Corporation and DIRECTOR for Great American Title Agency, Inc.</text:p>
                <text:p text:style-name="P29">Signed Substitution of Trustee as PRESIDENT of Wells Fargo Bank by limited power of attorney.</text:p>
                <text:p text:style-name="P29">Signed Corporation Assignment of Deed of Trust for MERS and New Freedom Mortgage Corporation as attorney in fact (National Default Servicing Corp.) PRESIDENT</text:p>
                <text:p text:style-name="P29">I have collected all of the documentation to prove that the paperwork is defective, but am out of time and money. I will provide all of the details if you need them.</text:p>
              </text:list-item>
            </text:list>
          </text:section>
          <text:section text:style-name="Sect1" text:name="comment-36805">
            <text:list xml:id="list28590252" text:continue-numbering="true" text:style-name="L29">
              <text:list-item>
                <text:list>
                  <text:list-item>
                    <text:p text:style-name="P61"><text:s/></text:p>
                    <text:p text:style-name="P61"><text:span text:style-name="Citation">admin</text:span> says: </text:p>
                    <text:p text:style-name="P29"><text:a xlink:type="simple" xlink:href="http://takeyourhomeback.com/?p=428#comment-36805">June 8, 2011 at 7:55 PM</text:a></text:p>
                    <text:p text:style-name="P29">WHO? YOU FORGOT THE NAME. PLEASE PROVIDE NAME, STATE, COUNTY, PUBLIC RECORD BOOK AND PAGE AND ANY OTHER INFO YOU HAVE AND WANT TO SHARE</text:p>
                  </text:list-item>
                </text:list>
              </text:list-item>
            </text:list>
          </text:section>
          <text:section text:style-name="Sect1" text:name="comment-40527">
            <text:list xml:id="list28599759" text:continue-numbering="true" text:style-name="L29">
              <text:list-item>
                <text:list>
                  <text:list-item>
                    <text:p text:style-name="P61"><text:s/></text:p>
                    <text:p text:style-name="P61"><text:span text:style-name="Citation">Susan Murphey</text:span> says: </text:p>
                    <text:p text:style-name="P29"><text:a xlink:type="simple" xlink:href="http://takeyourhomeback.com/?p=428#comment-40527">June 26, 2011 at 7:57 AM</text:a></text:p>
                    <text:p text:style-name="P29">You must be talking about Olivia Todd–I would be interested in seeing your paperwork as she signed for my Substitute of Trustee for US Bank as President “limited POA” also</text:p>
                  </text:list-item>
                </text:list>
              </text:list-item>
            </text:list>
          </text:section>
          <text:section text:style-name="Sect1" text:name="comment-50052">
            <text:list xml:id="list28593158" text:continue-numbering="true" text:style-name="L29">
              <text:list-item>
                <text:list>
                  <text:list-item>
                    <text:list>
                      <text:list-item>
                        <text:p text:style-name="P61"><text:s/></text:p>
                        <text:p text:style-name="P61"><text:span text:style-name="Citation">Kim Martino</text:span> says: </text:p>
                        <text:p text:style-name="P29"><text:a xlink:type="simple" xlink:href="http://takeyourhomeback.com/?p=428#comment-50052">August 9, 2011 at 12:15 PM</text:a></text:p>
                        <text:p text:style-name="P29">Clark County, NV parcel #125-14-510-004. It’s over for me . . . They won. Hope this helps</text:p>
                      </text:list-item>
                    </text:list>
                  </text:list-item>
                </text:list>
              </text:list-item>
            </text:list>
          </text:section>
          <text:section text:style-name="Sect1" text:name="comment-36962">
            <text:list xml:id="list28603966" text:continue-numbering="true" text:style-name="L29">
              <text:list-item>
                <text:p text:style-name="P61"><text:s/></text:p>
                <text:p text:style-name="P61"><text:span text:style-name="Citation">SUSAN</text:span> says: </text:p>
                <text:p text:style-name="P29"><text:a xlink:type="simple" xlink:href="http://takeyourhomeback.com/?p=428#comment-36962">June 9, 2011 at 7:45 PM</text:a></text:p>
                <text:p text:style-name="P29">THANK YOU FOR ALL THE TIME AND EFFORT YOU MUST HAVE SPENT PUTTING THIS LIST OF ROBO SIGNERS TOGETHER. I FOUND OUT SO MUCH AND I GAVE THE INFO TO MY ATTORNEY AND HE SAID IT WILL DEFINITELY HELP OUR CASE, PROBABLY A DISMISSAL FOR FRAUD AT LEAST FOR NOW.<text:line-break/>THANKS AGAIN<text:line-break/>SUSAN</text:p>
              </text:list-item>
            </text:list>
          </text:section>
          <text:section text:style-name="Sect1" text:name="comment-38429">
            <text:list xml:id="list28575730" text:continue-numbering="true" text:style-name="L29">
              <text:list-item>
                <text:p text:style-name="P61"><text:s/></text:p>
                <text:p text:style-name="P61"><text:span text:style-name="Citation">JML</text:span> says: </text:p>
                <text:p text:style-name="P29"><text:a xlink:type="simple" xlink:href="http://takeyourhomeback.com/?p=428#comment-38429">June 16, 2011 at 3:13 PM</text:a></text:p>
                <text:p text:style-name="P29">Youda Crain Asst. Secretary of Mers<text:line-break/>Aida Duenas<text:line-break/>Mercedes Judilla<text:line-break/>Jennie M. Kogac Notary Ventura, Ca.<text:line-break/>Also stumbled across the same notarty online(Jennie M. Kogak) on an assignment in MA :</text:p>
                <text:p text:style-name="P29"><text:soft-page-break/>Middlesex North Registry of Deeds<text:line-break/>Book # 24961<text:line-break/>Page # 258</text:p>
              </text:list-item>
            </text:list>
          </text:section>
          <text:section text:style-name="Sect1" text:name="comment-38430">
            <text:list xml:id="list28601597" text:continue-numbering="true" text:style-name="L29">
              <text:list-item>
                <text:list>
                  <text:list-item>
                    <text:p text:style-name="P61"><text:s/></text:p>
                    <text:p text:style-name="P61"><text:span text:style-name="Citation">JML</text:span> says: </text:p>
                    <text:p text:style-name="P29"><text:a xlink:type="simple" xlink:href="http://takeyourhomeback.com/?p=428#comment-38430">June 16, 2011 at 3:15 PM</text:a></text:p>
                    <text:p text:style-name="P29">Have all of the above on an assignment in Pasco county FL</text:p>
                    <text:p text:style-name="P29">Book # 8537<text:line-break/>Page # 3754</text:p>
                  </text:list-item>
                </text:list>
              </text:list-item>
            </text:list>
          </text:section>
          <text:section text:style-name="Sect1" text:name="comment-40843">
            <text:list xml:id="list28593629" text:continue-numbering="true" text:style-name="L29">
              <text:list-item>
                <text:p text:style-name="P61"><text:s/></text:p>
                <text:p text:style-name="P61"><text:span text:style-name="Citation">Rachel</text:span> says: </text:p>
                <text:p text:style-name="P29"><text:a xlink:type="simple" xlink:href="http://takeyourhomeback.com/?p=428#comment-40843">June 27, 2011 at 12:27 PM</text:a></text:p>
                <text:p text:style-name="P29">U.S. BANK N.A.- This bank rides under the radar when it comes to notariaty in the foreclosure fraud mess but I can tell you that the Florida Public Records are loaded with thousands of rob – signed, and otherwise bad documents associated with U.S. BANK N.A.</text:p>
                <text:p text:style-name="P29">Kim Stewart- Listed above also signs foreclosure affidavits for US BANK NA and I have seen many docs in county records she signs as MERS exec. also in connection with Douglas C. Zahm PA. Pinellas County Florida</text:p>
                <text:p text:style-name="P29">Douglas C Zahm PA- Pinellas County Florida, this lawyer also signs as MERS exec. and handels docs. and a lot of foreclosures for US BANK NA</text:p>
                <text:p text:style-name="P29">Douglas M Bales- Attorney with Douglas C Zahm PA also signs as MERS exec.and handels docs. and a lot of foreclosures for US BANK NA which include robo signers</text:p>
                <text:p text:style-name="P29">Stephanie Schoff now Ingram- Notary with KEY FINANCIAL CORP. notarizes assignments usually between KEY FINANCIAL CORP. and U.S. BANK N.A. also has some bad notary dates and has false acknowledgements on forged signature. Panillas County and other florida counties.</text:p>
              </text:list-item>
            </text:list>
          </text:section>
          <text:section text:style-name="Sect1" text:name="comment-40853">
            <text:list xml:id="list285818671" text:continue-numbering="true" text:style-name="L29">
              <text:list-item>
                <text:p text:style-name="P61"><text:s/></text:p>
                <text:p text:style-name="P61"><text:span text:style-name="Citation">admin</text:span> says: </text:p>
                <text:p text:style-name="P29"><text:a xlink:type="simple" xlink:href="http://takeyourhomeback.com/?p=428#comment-40853">June 27, 2011 at 12:52 PM</text:a></text:p>
                <text:p text:style-name="P29">FROM SILE BY ADMIN:<text:line-break/>Lou,<text:line-break/>Thanks for getting back to me. I too have a bogus assignment with that magical date of MARCH 21, 2002 (there are THOUSANDS of these) and all prepared by Hanover Capital Partners (for the likes of EMC, LaSalle, BoA, WAMU, Deutche, etc) and were filed not only years after the closing date of the trust but AFTER a foreclosure action was initiated. I’ve attached a document from El Paso County CO. where the FDIC has granted Power of Attorney rights to employees of Hanover Captial Partner’s employees. IT’S THE ROBO SIGNERS Hall of Fame!!!! These powers were issue in thousands of Counties in dozens, if not all of the States. Thanks to a guy named Dave, who sent me a State’s Compatibility Mode (attached) that matches the names of the merrry robo signers with land records in various counties. So I took a few days and BINGO. I have dozens of different signitures and job titles for the same name as the people who signed, witnessed and notarized my “Specialty Assignment” I hope you can get some of this information out with your July report. Dave’s info on Catherine Fetner is via a post and that is at the top of the attached Word document. The states and counties to search for the <text:soft-page-break/>robo signers followings below that. The FDIC was complicit in all this. I have Alll kinds of documents implicating them. In my case they took over Superior Bank FSB. Superior never transfered my mortgage to the Trust, LaSalle Bank. I’ll stay in touch and share my stuff. You’re doing God’s work! Let me know what you think.<text:line-break/>Sile</text:p>
              </text:list-item>
            </text:list>
          </text:section>
          <text:section text:style-name="Sect1" text:name="comment-287938">
            <text:list xml:id="list28581296" text:continue-numbering="true" text:style-name="L29">
              <text:list-item>
                <text:list>
                  <text:list-item>
                    <text:p text:style-name="P61"><text:s/></text:p>
                    <text:p text:style-name="P61"><text:span text:style-name="Citation">Kat Torrenga</text:span> says: </text:p>
                    <text:p text:style-name="P29"><text:a xlink:type="simple" xlink:href="http://takeyourhomeback.com/?p=428#comment-287938">July 25, 2012 at 11:28 PM</text:a></text:p>
                    <text:p text:style-name="P29">I was hoping to ask for copies of anything to do with LaSalle…I recently discovered they are my creditor whom debt is owned. (securitized) i would really appreciate it. I also wanted to see if anyone had proof of robo-signer, Eileen J. Gonzales…she signed as a notary on one of my assignments and I loooking for a depo concerning her and her signatures. Thanks in advance. Kat</text:p>
                  </text:list-item>
                </text:list>
              </text:list-item>
            </text:list>
          </text:section>
          <text:section text:style-name="Sect1" text:name="comment-41799">
            <text:list xml:id="list28578510" text:continue-numbering="true" text:style-name="L29">
              <text:list-item>
                <text:p text:style-name="P61"><text:s/></text:p>
                <text:p text:style-name="P61"><text:span text:style-name="Citation">admin</text:span> says: </text:p>
                <text:p text:style-name="P29"><text:a xlink:type="simple" xlink:href="http://takeyourhomeback.com/?p=428#comment-41799">July 2, 2011 at 6:17 AM</text:a></text:p>
                <text:p text:style-name="P29">POSTED BY ADMIN FROM TOM:<text:line-break/>On June 28th 2011 MERS filed two assignments of Deed Of Trust on my house. The first was a Corporate Assignment Of Deed of Trust and was initialed by Mary D. Sarmiento as Vice President of MERS. The document was noterized by Miranda Avila a notery for the state of Florida in the County of Pinellas. She also only put her initials. The assignment was to CitiMortgage. The second was filed an hour later as Assignment of Deed of Trust and signed by someone whose name I can’t read, but the last name might be Stubbs, as assistant Secretary for MERS. This document was noterized by Angela Renea England, State of Texas County of Dallas and assignment was to CitiMortgage. I ran across another document that Mary D. Sarmiento had Initialed as Vice President of Loan Documentation for Wells Fargo Bank back on 2/25/2011 and the in! tials don’t appear to have been done by the same person. My loan was originated back in 2003 and the servicing rights where transferred to CitiMortgage right before the mortgage company went out of business. FNMA now owns the note, but it is still serviced by CitiMortgage. There have been no recorded Assignments since the original Deed Of Trust was recorded back in 2003.</text:p>
                <text:p text:style-name="P29">I just got CitiMortgage to agree to a trial Loan Mod and was wondering if either one of the documents I described might be fraudulent or signed by known Robo Signers? Thanks, Tom</text:p>
              </text:list-item>
            </text:list>
          </text:section>
          <text:section text:style-name="Sect1" text:name="comment-42625">
            <text:list xml:id="list28592553" text:continue-numbering="true" text:style-name="L29">
              <text:list-item>
                <text:p text:style-name="P61"><text:s/></text:p>
                <text:p text:style-name="P61"><text:a xlink:type="simple" xlink:href="http://www.legalforeclosurehelpnow.com/"><text:span text:style-name="Citation">Barbara</text:span></text:a> says: </text:p>
                <text:p text:style-name="P29"><text:a xlink:type="simple" xlink:href="http://takeyourhomeback.com/?p=428#comment-42625">July 5, 2011 at 2:23 PM</text:a></text:p>
                <text:p text:style-name="P29">Looking for other signatures for following: Bud Kamyabi, Asst Secy for MERS, notarized by Irma Diaz in Ventura County, CA, but listing MERS as being located in Ocala, FL, recording of assignment requested by CoreLogic in Chapin, SC. Thanks!</text:p>
              </text:list-item>
            </text:list>
          </text:section>
          <text:section text:style-name="Sect1" text:name="comment-42654">
            <text:list xml:id="list28573233" text:continue-numbering="true" text:style-name="L29">
              <text:list-item>
                <text:list>
                  <text:list-item>
                    <text:p text:style-name="P61"><text:s/></text:p>
                    <text:p text:style-name="P61"><text:span text:style-name="Citation">admin</text:span> says: </text:p>
                    <text:p text:style-name="P29"><text:a xlink:type="simple" xlink:href="http://takeyourhomeback.com/?p=428#comment-42654">July 5, 2011 at 4:20 PM</text:a></text:p>
                    <text:p text:style-name="P29">Diaz, Irma – Irma Diaz – notary – <text:a xlink:type="simple" xlink:href="http://205.166.161.12/oncoreV2/showdetails.aspx?id=50394462&amp;rn=0&amp;pi=0&amp;ref=search">http://205.166.161.12/oncoreV2/showdetails.aspx?id=50394462&amp;rn=0&amp;pi=0&amp;ref=search</text:a> <text:a xlink:type="simple" xlink:href="http://205.166.161.12/oncoreV2/showdetails.aspx?id=50394464&amp;rn=1&amp;pi=0&amp;ref=search">http://205.166.161.12/oncoreV2/showdetails.aspx?</text:a><text:soft-page-break/><text:a xlink:type="simple" xlink:href="http://205.166.161.12/oncoreV2/showdetails.aspx?id=50394464&amp;rn=1&amp;pi=0&amp;ref=search">id=50394464&amp;rn=1&amp;pi=0&amp;ref=search</text:a> <text:a xlink:type="simple" xlink:href="http://205.166.161.12/oncoreV2/showdetails.aspx?id=50394474&amp;rn=6&amp;pi=0&amp;ref=search">http://205.166.161.12/oncoreV2/showdetails.aspx?id=50394474&amp;rn=6&amp;pi=0&amp;ref=search</text:a><text:line-break/>Kamyabi, Bud – Bud Kamyabi- signing as MERS Assistant Secretary <text:a xlink:type="simple" xlink:href="http://205.166.161.12/oncoreV2/showdetails.aspx?id=50394462&amp;rn=0&amp;pi=0&amp;ref=search">http://205.166.161.12/oncoreV2/showdetails.aspx?id=50394462&amp;rn=0&amp;pi=0&amp;ref=search</text:a> <text:a xlink:type="simple" xlink:href="http://205.166.161.12/oncoreV2/showdetails.aspx?id=50394464&amp;rn=1&amp;pi=0&amp;ref=search">http://205.166.161.12/oncoreV2/showdetails.aspx?id=50394464&amp;rn=1&amp;pi=0&amp;ref=search</text:a> <text:a xlink:type="simple" xlink:href="http://205.166.161.12/oncoreV2/showdetails.aspx?id=50394474&amp;rn=6&amp;pi=0&amp;ref=search">http://205.166.161.12/oncoreV2/showdetails.aspx?id=50394474&amp;rn=6&amp;pi=0&amp;ref=search</text:a></text:p>
                  </text:list-item>
                </text:list>
              </text:list-item>
            </text:list>
          </text:section>
          <text:section text:style-name="Sect1" text:name="comment-90931">
            <text:list xml:id="list28590662" text:continue-numbering="true" text:style-name="L29">
              <text:list-item>
                <text:list>
                  <text:list-item>
                    <text:p text:style-name="P61"><text:s/></text:p>
                    <text:p text:style-name="P61"><text:span text:style-name="Citation">Liz</text:span> says: </text:p>
                    <text:p text:style-name="P29"><text:a xlink:type="simple" xlink:href="http://takeyourhomeback.com/?p=428#comment-90931">October 30, 2011 at 2:47 AM</text:a></text:p>
                    <text:p text:style-name="P29">Very similar to my assignment in Flagler County FL but the names are different: notary James Negrete, MERS Assistant Secretaries Wayne Choe and Yolanda Rodriguez. Please help.</text:p>
                  </text:list-item>
                </text:list>
              </text:list-item>
            </text:list>
          </text:section>
          <text:section text:style-name="Sect1" text:name="comment-91091">
            <text:list xml:id="list28592696" text:continue-numbering="true" text:style-name="L29">
              <text:list-item>
                <text:list>
                  <text:list-item>
                    <text:list>
                      <text:list-item>
                        <text:p text:style-name="P61"><text:s/></text:p>
                        <text:p text:style-name="P61"><text:span text:style-name="Citation">admin</text:span> says: </text:p>
                        <text:p text:style-name="P29"><text:a xlink:type="simple" xlink:href="http://takeyourhomeback.com/?p=428#comment-91091">October 30, 2011 at 9:15 AM</text:a></text:p>
                        <text:p text:style-name="P29">IF YOU CAN PROVIDE THE BOOK &amp; PAGE NUMBER WHERE THIS IS RECORDED, WE WOULD BE GLAD TO REVEAL AND EXPOSE THESE ROBO SIGNERS IN ORDER TO HELP OTHERS</text:p>
                      </text:list-item>
                    </text:list>
                  </text:list-item>
                </text:list>
              </text:list-item>
            </text:list>
          </text:section>
          <text:section text:style-name="Sect1" text:name="comment-315541">
            <text:list xml:id="list28576341" text:continue-numbering="true" text:style-name="L29">
              <text:list-item>
                <text:list>
                  <text:list-item>
                    <text:list>
                      <text:list-item>
                        <text:list>
                          <text:list-item>
                            <text:p text:style-name="P61"><text:s/></text:p>
                            <text:p text:style-name="P61"><text:span text:style-name="Citation">rey</text:span> says: </text:p>
                            <text:p text:style-name="P29"><text:a xlink:type="simple" xlink:href="http://takeyourhomeback.com/?p=428#comment-315541">August 28, 2012 at 3:48 PM</text:a></text:p>
                            <text:p text:style-name="P29">I have yolanda rodriguez in my AMO. B of A has not filed Lis Pendens yet but is getting ready.</text:p>
                          </text:list-item>
                        </text:list>
                      </text:list-item>
                    </text:list>
                  </text:list-item>
                </text:list>
              </text:list-item>
            </text:list>
          </text:section>
          <text:section text:style-name="Sect1" text:name="comment-42725">
            <text:list xml:id="list28574941" text:continue-numbering="true" text:style-name="L29">
              <text:list-item>
                <text:p text:style-name="P61"><text:s/></text:p>
                <text:p text:style-name="P61"><text:span text:style-name="Citation">JamesForeclosure</text:span> says: </text:p>
                <text:p text:style-name="P29"><text:a xlink:type="simple" xlink:href="http://takeyourhomeback.com/?p=428#comment-42725">July 5, 2011 at 8:44 PM</text:a></text:p>
                <text:p text:style-name="P29">Can you help out with the following?</text:p>
                <text:p text:style-name="P29">Ventura County:<text:line-break/>Leticia Quintana, Randolyn Logan, Gary Nord, Angelica Medina, Elizabeth Lopez, Michelle I Miller, Janet L. Koch, Betty-Jo Livingston</text:p>
                <text:p text:style-name="P29">Cal-Western Reconveyance:<text:line-break/>Rhonda Rorie, Jeffrey Starling, C. Archuleta, J. Archuleta</text:p>
                <text:p text:style-name="P29">NorthWest Trustee Services:<text:line-break/>Heather Westfall, Melissa Myers</text:p>
                <text:p text:style-name="P29">Chase Manhattan, JPMorgan Custody Services<text:line-break/>Tiffany Carroll, Ann Thorn</text:p>
                <text:p text:style-name="P29">San Diego County:<text:line-break/>Joe Krasovic, Jeffrey Starling</text:p>
              </text:list-item>
            </text:list>
          </text:section>
          <text:section text:style-name="Sect1" text:name="comment-42852">
            <text:list xml:id="list28597404" text:continue-numbering="true" text:style-name="L29">
              <text:list-item>
                <text:list>
                  <text:list-item>
                    <text:p text:style-name="P61"><text:soft-page-break/><text:s/></text:p>
                    <text:p text:style-name="P61"><text:span text:style-name="Citation">admin</text:span> says: </text:p>
                    <text:p text:style-name="P29"><text:a xlink:type="simple" xlink:href="http://takeyourhomeback.com/?p=428#comment-42852">July 6, 2011 at 4:47 AM</text:a></text:p>
                    <text:p text:style-name="P29">WE WILL DO OUR BEST TO “REVEAL” THESE PEOPLE FOR YOU. CAN YOU PROVIDE ANY OTHER INFORMATION, I.E. WHERE DID YOU GET THESE NAMES FROM, OFFICIAL BOOK &amp; PAGE OF ANY DOCUMENTS THEY MAY HAVE SIGNED, ETC. WE NEED A STARTING POINT TO TRACK THEM.</text:p>
                  </text:list-item>
                </text:list>
              </text:list-item>
            </text:list>
          </text:section>
          <text:section text:style-name="Sect1" text:name="comment-58170">
            <text:list xml:id="list28596104" text:continue-numbering="true" text:style-name="L29">
              <text:list-item>
                <text:list>
                  <text:list-item>
                    <text:list>
                      <text:list-item>
                        <text:p text:style-name="P61"><text:s/></text:p>
                        <text:p text:style-name="P61"><text:span text:style-name="Citation">Bill Stevenson</text:span> says: </text:p>
                        <text:p text:style-name="P29"><text:a xlink:type="simple" xlink:href="http://takeyourhomeback.com/?p=428#comment-58170">September 4, 2011 at 5:07 PM</text:a></text:p>
                        <text:p text:style-name="P29">Joe Krasovic appears on Deed of Trust Assignment documents as Asst. Sec. for MERS. His signature is notarized by Rosalyn Hall of San Diego County.</text:p>
                        <text:p text:style-name="P29">Joe Krasovic also appears on Notice of Default as A.V.P. for Cal-Western Reconveyance. Signature notarized by Jeffrey Starling of San Diego County.</text:p>
                        <text:p text:style-name="P29">The two Krasovic signatures are clearly different.</text:p>
                        <text:p text:style-name="P29">Rhonda Rorie appears on Notice of Trustee’s Sale as A.V.P. for Cal-Western Reconveyance. Her signature is notarized by C. Hoy of San Diego County.</text:p>
                        <text:p text:style-name="P29">I also have Cal-Western documents with clearly different signatures for the following notaries: Beckie M. Nuti, Clark County NV; and M. Spencer, Orange County, CA.</text:p>
                      </text:list-item>
                    </text:list>
                  </text:list-item>
                </text:list>
              </text:list-item>
            </text:list>
          </text:section>
          <text:section text:style-name="Sect1" text:name="comment-58214">
            <text:list xml:id="list28579779" text:continue-numbering="true" text:style-name="L29">
              <text:list-item>
                <text:list>
                  <text:list-item>
                    <text:list>
                      <text:list-item>
                        <text:list>
                          <text:list-item>
                            <text:p text:style-name="P61"><text:s/></text:p>
                            <text:p text:style-name="P61"><text:span text:style-name="Citation">admin</text:span> says: </text:p>
                            <text:p text:style-name="P29"><text:a xlink:type="simple" xlink:href="http://takeyourhomeback.com/?p=428#comment-58214">September 4, 2011 at 7:33 PM</text:a></text:p>
                            <text:p text:style-name="P29">IF YOU CAN TELL US WHERE THIS DOCUMENTS ARE FILED, WE WILL BE GLAD TO DO THE ADDITIONAL RESEARCH AND ADD IT TO OUR ROBO SIGNER DATABASE AND WEBSITE<text:line-break/>THANKS FOR THE INFO</text:p>
                          </text:list-item>
                        </text:list>
                      </text:list-item>
                    </text:list>
                  </text:list-item>
                </text:list>
              </text:list-item>
            </text:list>
          </text:section>
          <text:section text:style-name="Sect1" text:name="comment-58558">
            <text:list xml:id="list28597716" text:continue-numbering="true" text:style-name="L29">
              <text:list-item>
                <text:list>
                  <text:list-item>
                    <text:list>
                      <text:list-item>
                        <text:list>
                          <text:list-item>
                            <text:list>
                              <text:list-item>
                                <text:p text:style-name="P61"><text:s/></text:p>
                                <text:p text:style-name="P61"><text:span text:style-name="Citation">Bill Stevenson</text:span> says: </text:p>
                                <text:p text:style-name="P29"><text:a xlink:type="simple" xlink:href="http://takeyourhomeback.com/?p=428#comment-58558">September 5, 2011 at 4:40 PM</text:a></text:p>
                                <text:p text:style-name="P29">Joe Krasovic:<text:line-break/>Polk County, OR<text:line-break/>9/27/2010<text:line-break/>No. 2010-009364<text:line-break/>Douglas County, NV<text:line-break/>1/20/2011<text:line-break/>No. 777206</text:p>
                                <text:p text:style-name="P29">Rhonda Rorie<text:line-break/>Douglas County, NV<text:line-break/>Trustee Sale No. 1302372-14</text:p>
                              </text:list-item>
                            </text:list>
                          </text:list-item>
                        </text:list>
                      </text:list-item>
                    </text:list>
                  </text:list-item>
                </text:list>
              </text:list-item>
            </text:list>
          </text:section>
          <text:section text:style-name="Sect1" text:name="comment-68667">
            <text:list xml:id="list28600914" text:continue-numbering="true" text:style-name="L29">
              <text:list-item>
                <text:list>
                  <text:list-item>
                    <text:p text:style-name="P61"><text:s/></text:p>
                    <text:p text:style-name="P61"><text:span text:style-name="Citation">Mary Carter</text:span> says: </text:p>
                    <text:p text:style-name="P29"><text:a xlink:type="simple" xlink:href="http://takeyourhomeback.com/?p=428#comment-68667">September 26, 2011 at 12:20 PM</text:a></text:p>
                    <text:p text:style-name="P29"><text:soft-page-break/>I have a Michelle I.Miller (notary)and a Betty Jo Livingston on two different documents of mine. Michelle I. Miller was a notary for T. Sevillano on my Substitution of Trustee and Assignment of Mortgage. Michelles commission number is#1836833 expires Feb 15, 2013. Unfortunately she spelled her name wrong. Used only one L.:) looks different from others I’ve seen. There are two different dates by the names being signed. The form was dated and signed AFTER the default was filed and after almost 8 years had passed since the original mortgage was completed. (Doc#2010-0397044) 8/20/2010 recorded in official records County of Riverside Recontrust in Simi Valley Ca/Landsafe Title TS #10-0093721. T. Sevillano signed as MERS Assis Secretary / State of CA county of Ventura.<text:line-break/>Betty Jo Livingston signed a default election to sell notice on August 11th 2010 under Recontrust Company as an agent for the beneficiary(MERS) The mortgage hadn’t even been assigned at this time. (doc#2010-0379306)dated 8/12/2010 County of Riverside. Original mortgage was in 2003. There was also a notice of default filed in 2008 by a Stacey Kershberg. If you could possibly help me with any of these I would really appreciate it. Thank you so much for all the hard work you do.</text:p>
                  </text:list-item>
                </text:list>
              </text:list-item>
            </text:list>
          </text:section>
          <text:section text:style-name="Sect1" text:name="comment-68820">
            <text:list xml:id="list28577787" text:continue-numbering="true" text:style-name="L29">
              <text:list-item>
                <text:list>
                  <text:list-item>
                    <text:list>
                      <text:list-item>
                        <text:p text:style-name="P61"><text:s/></text:p>
                        <text:p text:style-name="P61"><text:span text:style-name="Citation">admin</text:span> says: </text:p>
                        <text:p text:style-name="P29"><text:a xlink:type="simple" xlink:href="http://takeyourhomeback.com/?p=428#comment-68820">September 26, 2011 at 9:22 PM</text:a></text:p>
                        <text:p text:style-name="P29">WE WILL BE GLAD TO LOOK INTO THIS FOR FUTURE PUBLICATION AND EXPOSURE OF ADDITIONAL ROBO-SIGNERS.SEE <text:a xlink:type="simple" xlink:href="http://takeyourhomeback.com/?p=428">http://takeyourhomeback.com/?p=428</text:a> IN THE FUTURE.</text:p>
                      </text:list-item>
                    </text:list>
                  </text:list-item>
                </text:list>
              </text:list-item>
            </text:list>
          </text:section>
          <text:section text:style-name="Sect1" text:name="comment-70847">
            <text:list xml:id="list28592147" text:continue-numbering="true" text:style-name="L29">
              <text:list-item>
                <text:list>
                  <text:list-item>
                    <text:p text:style-name="P61"><text:s/></text:p>
                    <text:p text:style-name="P61"><text:span text:style-name="Citation">Mary Carter</text:span> says: </text:p>
                    <text:p text:style-name="P29"><text:a xlink:type="simple" xlink:href="http://takeyourhomeback.com/?p=428#comment-70847">September 30, 2011 at 10:39 AM</text:a></text:p>
                    <text:p text:style-name="P29">How can I get the original authentic signature of the robo signed names above. I tried the Ca Secretary of States office and requested a copy of the bond application. They said I would have to subpoena it. Any suggestions?</text:p>
                  </text:list-item>
                </text:list>
              </text:list-item>
            </text:list>
          </text:section>
          <text:section text:style-name="Sect1" text:name="comment-426647">
            <text:list xml:id="list28591435" text:continue-numbering="true" text:style-name="L29">
              <text:list-item>
                <text:list>
                  <text:list-item>
                    <text:p text:style-name="P61"><text:s/></text:p>
                    <text:p text:style-name="P61"><text:a xlink:type="simple" xlink:href="http://deleted/"><text:span text:style-name="Citation">Bern DeLuca</text:span></text:a> says: </text:p>
                    <text:p text:style-name="P29"><text:a xlink:type="simple" xlink:href="http://takeyourhomeback.com/?p=428#comment-426647">December 30, 2012 at 12:39 AM</text:a></text:p>
                    <text:p text:style-name="P29">I have Stacey KErschberg on a Notice of Default in 2008 by ReconTrust as agent for the beneficiary with Kershberg’s signature for Land Safe Title as attorney-in-fact. Also Angelica Medina as a ReconTrust team member on a Notice of Trustee Sale in October, 2010.</text:p>
                  </text:list-item>
                </text:list>
              </text:list-item>
            </text:list>
          </text:section>
          <text:section text:style-name="Sect1" text:name="comment-44211">
            <text:list xml:id="list28588823" text:continue-numbering="true" text:style-name="L29">
              <text:list-item>
                <text:p text:style-name="P61"><text:s/></text:p>
                <text:p text:style-name="P61"><text:span text:style-name="Citation">Donna Dolan</text:span> says: </text:p>
                <text:p text:style-name="P29"><text:a xlink:type="simple" xlink:href="http://takeyourhomeback.com/?p=428#comment-44211">July 13, 2011 at 9:29 AM</text:a></text:p>
                <text:p text:style-name="P29">Please advise if Juanita Jennette, (vice president) is a proven robo signer.</text:p>
              </text:list-item>
            </text:list>
          </text:section>
          <text:section text:style-name="Sect1" text:name="comment-44213">
            <text:list xml:id="list28587915" text:continue-numbering="true" text:style-name="L29">
              <text:list-item>
                <text:p text:style-name="P61"><text:s/></text:p>
                <text:p text:style-name="P61"><text:span text:style-name="Citation">Donna Dolan</text:span> says: </text:p>
                <text:p text:style-name="P29"><text:a xlink:type="simple" xlink:href="http://takeyourhomeback.com/?p=428#comment-44213">July 13, 2011 at 9:31 AM</text:a></text:p>
                <text:p text:style-name="P29">Please inform me (very very important) if Juanita Jennette (vice president) is a proven robo signer.</text:p>
              </text:list-item>
            </text:list>
          </text:section>
          <text:section text:style-name="Sect1" text:name="comment-44221">
            <text:list xml:id="list28603937" text:continue-numbering="true" text:style-name="L29">
              <text:list-item>
                <text:list>
                  <text:list-item>
                    <text:p text:style-name="P61"><text:soft-page-break/><text:s/></text:p>
                    <text:p text:style-name="P61"><text:span text:style-name="Citation">admin</text:span> says: </text:p>
                    <text:p text:style-name="P29"><text:a xlink:type="simple" xlink:href="http://takeyourhomeback.com/?p=428#comment-44221">July 13, 2011 at 10:39 AM</text:a></text:p>
                    <text:p text:style-name="P29">I DON’T HAVE HER ON ANY OF MY LISTS. IF YOU CAN PROVIDE MORE INFO TO TRACK HER DOWN WE WOULD BE GLAD TO EXPOSE HER FOR WHAT SHE TRULY IS. GIVE US THE NAME OF COMPANY SHE WORKS, STATE, CITY, COUNTY, ANY PUBLIC RECORDS SHE SIGNED, ETC. WE NEED SOMETHING TO WORK WITH.</text:p>
                  </text:list-item>
                </text:list>
              </text:list-item>
            </text:list>
          </text:section>
          <text:section text:style-name="Sect1" text:name="comment-44506">
            <text:list xml:id="list28603962" text:continue-numbering="true" text:style-name="L29">
              <text:list-item>
                <text:p text:style-name="P61"><text:s/></text:p>
                <text:p text:style-name="P61"><text:span text:style-name="Citation">James-Andrew: Eslick</text:span> says: </text:p>
                <text:p text:style-name="P29"><text:a xlink:type="simple" xlink:href="http://takeyourhomeback.com/?p=428#comment-44506">July 15, 2011 at 3:38 AM</text:a></text:p>
                <text:p text:style-name="P29">I have a Robo signer out of South Carolina I want to say Fort Mill. Ive done a whitepages look up and cant find her anywhere. Although it said she is a Notary, at the notary website in SC.</text:p>
              </text:list-item>
            </text:list>
          </text:section>
          <text:section text:style-name="Sect1" text:name="comment-44510">
            <text:list xml:id="list28572502" text:continue-numbering="true" text:style-name="L29">
              <text:list-item>
                <text:list>
                  <text:list-item>
                    <text:p text:style-name="P61"><text:s/></text:p>
                    <text:p text:style-name="P61"><text:span text:style-name="Citation">James-Andrew: Eslick</text:span> says: </text:p>
                    <text:p text:style-name="P29"><text:a xlink:type="simple" xlink:href="http://takeyourhomeback.com/?p=428#comment-44510">July 15, 2011 at 3:42 AM</text:a></text:p>
                    <text:p text:style-name="P29">Adding on this is a Wells Fargo Bank that gave me an Affidavit of Lost Promissory Note, HA. Now i need to find out about the President of loan Documentation, a Joanne M. Thoma-Ball</text:p>
                  </text:list-item>
                </text:list>
              </text:list-item>
            </text:list>
          </text:section>
          <text:section text:style-name="Sect1" text:name="comment-44535">
            <text:list xml:id="list28602634" text:continue-numbering="true" text:style-name="L29">
              <text:list-item>
                <text:list>
                  <text:list-item>
                    <text:list>
                      <text:list-item>
                        <text:p text:style-name="P61"><text:s/></text:p>
                        <text:p text:style-name="P61"><text:span text:style-name="Citation">admin</text:span> says: </text:p>
                        <text:p text:style-name="P29"><text:a xlink:type="simple" xlink:href="http://takeyourhomeback.com/?p=428#comment-44535">July 15, 2011 at 5:57 AM</text:a></text:p>
                        <text:p text:style-name="P29">CAN YOU GIVE US MORE INFORMATION TO “REVEAL” THIS PERSON TO THE GENERAL PUBLIC, I.E. STATE, COUNTY, OFFICIAL RECORD BOOK, DATES, ANYTHING</text:p>
                      </text:list-item>
                    </text:list>
                  </text:list-item>
                </text:list>
              </text:list-item>
            </text:list>
          </text:section>
          <text:section text:style-name="Sect1" text:name="comment-44657">
            <text:list xml:id="list28574032" text:continue-numbering="true" text:style-name="L29">
              <text:list-item>
                <text:p text:style-name="P61"><text:s/></text:p>
                <text:p text:style-name="P61"><text:span text:style-name="Citation">marine farmer</text:span> says: </text:p>
                <text:p text:style-name="P29"><text:a xlink:type="simple" xlink:href="http://takeyourhomeback.com/?p=428#comment-44657">July 15, 2011 at 4:36 PM</text:a></text:p>
                <text:p text:style-name="P29">ProSe need as much evidence as possible on Cynthia Riley, Margaret Dalton, David Arnold, florina Munoz aka Nina muno and nura nardavic (spelling). Can’t find securitization of note, 417k, Wamu fa, 3-17-06. Also, Washington mutual bank fa changed name to Wamu one year prior to my note being assigned to them in blank w/ Riley’s rubberstamp signature w/o date corporation seal or anything else. Thank you for this work you are doing and may God make His face to shine upon you-all. IJNIP AMEN<text:line-break/>SEMPER FIDELIS FROM JAWGA.</text:p>
              </text:list-item>
            </text:list>
          </text:section>
          <text:section text:style-name="Sect1" text:name="comment-44687">
            <text:list xml:id="list28588813" text:continue-numbering="true" text:style-name="L29">
              <text:list-item>
                <text:list>
                  <text:list-item>
                    <text:p text:style-name="P61"><text:s/></text:p>
                    <text:p text:style-name="P61"><text:span text:style-name="Citation">admin</text:span> says: </text:p>
                    <text:p text:style-name="P29"><text:a xlink:type="simple" xlink:href="http://takeyourhomeback.com/?p=428#comment-44687">July 15, 2011 at 6:52 PM</text:a></text:p>
                    <text:p text:style-name="P29">FOR MOST RECENT LIST OF ROBO SIGNERS <text:a xlink:type="simple" xlink:href="http://takeyourhomeback.com/?p=428">http://takeyourhomeback.com/?p=428</text:a><text:line-break/>FOR FREE ANSWERS/INFO TO YOUR FORECLOSURE-RELATED QUESTIONS- <text:a xlink:type="simple" xlink:href="http://www.foreclosureself-defense.com/questions/">http://www.foreclosureself-defense.com/questions/</text:a><text:line-break/>MAIN WEBSITE FOR DEFENSE INFO- <text:a xlink:type="simple" xlink:href="http://WWW.FORECLOSURESELF-DEFENSE.COM/">http://WWW.FORECLOSURESELF-DEFENSE.COM</text:a><text:line-break/><text:soft-page-break/>WEBSITE IF YOU ALREADY LOST YOUR HOME- <text:a xlink:type="simple" xlink:href="http://WWW.TAKEYOURHOMEBACK.COM/">http://WWW.TAKEYOURHOMEBACK.COM</text:a><text:line-break/>SIGN UP AS A FRIEND FACEBOOK- <text:a xlink:type="simple" xlink:href="http://www.facebook.com/?ref=home#">http://www.facebook.com/?ref=home#</text:a>!/4closuredefense<text:line-break/>FOLLOW US ON TWITTER- <text:a xlink:type="simple" xlink:href="https://twitter.com/4CLOSUREDEFENSE">https://twitter.com/4CLOSUREDEFENSE</text:a><text:line-break/>LINKEDIN- <text:a xlink:type="simple" xlink:href="http://www.linkedin.com/pub/lou-carr/26/159/84">http://www.linkedin.com/pub/lou-carr/26/159/84</text:a><text:line-break/>POSTEROUS- <text:a xlink:type="simple" xlink:href="http://foreclosureselfdefense.posterous.com/">http://foreclosureselfdefense.posterous.com/</text:a><text:line-break/>OUR YOUTUBE VIDEOS- <text:a xlink:type="simple" xlink:href="http://www.youtube.com/4closuredefense">http://www.youtube.com/4closuredefense</text:a><text:line-break/>YAMMER- <text:a xlink:type="simple" xlink:href="https://www.yammer.com/account/profile_info">https://www.yammer.com/account/profile_info</text:a><text:line-break/>E MAIL ADDRESS- <text:a xlink:type="simple" xlink:href="mailto:FORECLOSURESELFDEFENSE@GMAIL.COM">FORECLOSURESELFDEFENSE@GMAIL.COM</text:a><text:line-break/>BEFORE ITS NEWS- FORECLOSURE DEFENDER – <text:a xlink:type="simple" xlink:href="http://beforeitsnews.com/bio/">http://beforeitsnews.com/bio/</text:a><text:line-break/>BLOGS &amp; CURRENT INFORMATION- <text:a xlink:type="simple" xlink:href="http://foreclosureselfdefense.wordpress.com/">http://foreclosureselfdefense.wordpress.com/</text:a><text:line-break/>ADMINISTRATION- <text:a xlink:type="simple" xlink:href="mailto:lou@foreclosureself-defense.com">lou@foreclosureself-defense.com</text:a><text:line-break/>HELP US HELP OTHERS AND YOURSELF<text:line-break/>DONATIONS – <text:a xlink:type="simple" xlink:href="http://www.foreclosureself-defense.com/donate/">http://www.foreclosureself-defense.com/donate/</text:a></text:p>
                  </text:list-item>
                </text:list>
              </text:list-item>
            </text:list>
          </text:section>
          <text:section text:style-name="Sect1" text:name="comment-45172">
            <text:list xml:id="list28594716" text:continue-numbering="true" text:style-name="L29">
              <text:list-item>
                <text:p text:style-name="P61"><text:s/></text:p>
                <text:p text:style-name="P61"><text:span text:style-name="Citation">Cindy O'Neal</text:span> says: </text:p>
                <text:p text:style-name="P29"><text:a xlink:type="simple" xlink:href="http://takeyourhomeback.com/?p=428#comment-45172">July 18, 2011 at 6:44 AM</text:a></text:p>
                <text:p text:style-name="P29">I am posting what I have just found on my documents and it looks like the robo-signing took place even at the very beginning of our fraudclosure. I just keep finding names on these documents……!!!</text:p>
                <text:p text:style-name="P29">I have an assignment to New Century(the only assignment in our case), with the famous Steve Nagy stamp on it. Also, stamp says: Ryan A. Colley, Fayette County, GA. Signature says: Ryan A. Colly</text:p>
                <text:p text:style-name="P29">I have a “Missing Assignment Affidavit” filed in the Coweta County records on May 25, 2010 with these signatures:<text:line-break/>Camille Garcia<text:line-break/>Lisa Rhyne<text:line-break/>Yolanda Williams<text:line-break/>Attached POA has these signatures:<text:line-break/>Kathleen Sullivan<text:line-break/>Damaris Ortiz<text:line-break/>Paul Gobin, Acct. Administrator (I have another document with Paul Gobin’s signature on it and it is different)<text:line-break/>Claire A. Fusco<text:line-break/>Lorie October<text:line-break/>The notary on this doc is: Yan Tang, Suffolk County, Mass.<text:line-break/>Commission expires: 7/11/2014 On the signature, looks like ole Yan Tang kept on signing; hand more scrible after the T and the A.<text:line-break/>Here’s the real kicker:<text:line-break/>Foreclosure Deed filed January 25, 2011<text:line-break/>Looks like: Courty Coleman (does not look like Courtney)<text:line-break/>Notary signed by: Nicki Peacock, Barrow County, GA (search shows no such person)<text:line-break/>On the POA, signatures include: Paul Gobin, again, Natalia Gutierrez, Beth Nally, Asst. VP, David Duclos, VP, Jodi Scully, Asst. VP US Bank Natl Assn.<text:line-break/>Notary stamp signed by: Grace Lee (which clearly looks like the first name is spelled like: ervace. Suffolk county, Mass. Her commission expires 7/11/2014 also.</text:p>
                <text:p text:style-name="P29"><text:soft-page-break/>Man, these papers are so hot, I’m afraid to touch them!!</text:p>
                <text:p text:style-name="P29">They had better get the frig on, shut the front door, and give me my house back! Like, NOW!!<text:line-break/>DA is investigating as we speak. Guess we will see what happens? We are expecting a knock on our door from the deputy to throw us out at anytime now. DA said he could not stop a judges order. Come on, who is he kidding?<text:line-break/>Now, how sad and sick is this? I may get arrested….for staying in my OWN HOUSE!!</text:p>
              </text:list-item>
            </text:list>
          </text:section>
          <text:section text:style-name="Sect1" text:name="comment-45174">
            <text:list xml:id="list28603505" text:continue-numbering="true" text:style-name="L29">
              <text:list-item>
                <text:p text:style-name="P61"><text:s/></text:p>
                <text:p text:style-name="P61"><text:span text:style-name="Citation">admin</text:span> says: </text:p>
                <text:p text:style-name="P29"><text:a xlink:type="simple" xlink:href="http://takeyourhomeback.com/?p=428#comment-45174">July 18, 2011 at 6:49 AM</text:a></text:p>
                <text:p text:style-name="P29">FROM ADMIN FROM CINDY:<text:line-break/>Its me again, Cindy O’Neal. I just keep searching and now guess what I found? PROOF of a forged signature!! This is a good one….Paul Gobin, US Bank.</text:p>
                <text:p text:style-name="P29">I previously sent you the “Missing Assignment Affidavit” that was filed May 25, 2010 with various forged signatures on it. Well, just happened to be looking at the foreclosure deed that they filed in January 2011 and golly by gosh, look at Paul Gobin’s signature!! Check out the notary signature as well and both have commission expires dates the same; 7/11/2014.<text:line-break/>Now, check out under the “Acknowledgement”, one was signed on June 1, 2009 and one on August 24, 2009. Ya think they changed officers that quick at the bank? NOT!!</text:p>
                <text:p text:style-name="P29">Thank you Prommis Solutions and Shapiro &amp; Swertfeger for filing these fraudulent documents!</text:p>
                <text:p text:style-name="P29">WE WIN! Get the frig on…..shut the front door…..and give me my house!!!!</text:p>
                <text:p text:style-name="P29">And, this is in Georgia and Yes, you have my permission to print this ALL over your website and the internet so that it reaches as many people as it can.<text:line-break/>I am thinking, I am about to form a group as you did….The Georgia Foreclosure Resistance Assistance? I want to help people here too!</text:p>
                <text:p text:style-name="P29">Thanks a bunch!!</text:p>
              </text:list-item>
            </text:list>
          </text:section>
          <text:section text:style-name="Sect1" text:name="comment-45215">
            <text:list xml:id="list28572300" text:continue-numbering="true" text:style-name="L29">
              <text:list-item>
                <text:list>
                  <text:list-item>
                    <text:p text:style-name="P61"><draw:frame draw:style-name="fr1" draw:name="graphics69" text:anchor-type="as-char" svg:width="0.4165in" svg:height="0.4165in" draw:z-index="0"><draw:image xlink:href="http://0.gravatar.com/avatar/ca0c937d71515d1cd4ddb13f35042db7?s=50&amp;d=http%3A%2F%2F0.gravatar.com%2Favatar%2Fad516503a11cd5ca435acc9bb6523536%3Fs%3D50&amp;r=G" xlink:type="simple" xlink:show="embed" xlink:actuate="onLoad"/></draw:frame> </text:p>
                    <text:p text:style-name="P61"><text:span text:style-name="Citation">admin</text:span> says: </text:p>
                    <text:p text:style-name="P29"><text:a xlink:type="simple" xlink:href="http://takeyourhomeback.com/?p=428#comment-45215">July 18, 2011 at 10:35 AM</text:a></text:p>
                    <text:p text:style-name="P29">BY ADMIN FROM CINDY:<text:line-break/>I am posting what I have just found on my documents and it looks like the robo-signing took place even at the very beginning of our fraudclosure. I just keep finding names on these documents……!!!</text:p>
                    <text:p text:style-name="P29">I have an assignment to New Century(the only assignment in our case), with the famous Steve Nagy stamp on it. Also, stamp says: Ryan A. Colley, Fayette County, GA. Signature says: Ryan A. Colly</text:p>
                    <text:p text:style-name="P29">I have a “Missing Assignment Affidavit” filed in the Coweta County records on May 25, 2010 with these signatures:<text:line-break/>Camille Garcia<text:line-break/>Lisa Rhyne<text:line-break/>Yolanda Williams<text:line-break/>Attached POA has these signatures:<text:line-break/>Kathleen Sullivan<text:line-break/><text:soft-page-break/>Damaris Ortiz<text:line-break/>Paul Gobin, Acct. Administrator (I have another document with Paul Gobin’s signature on it and it is different)<text:line-break/>Claire A. Fusco<text:line-break/>Lorie October<text:line-break/>The notary on this doc is: Yan Tang, Suffolk County, Mass.<text:line-break/>Commission expires: 7/11/2014 On the signature, looks like ole Yan Tang kept on signing; hand more scrible after the T and the A.<text:line-break/>Here’s the real kicker:<text:line-break/>Foreclosure Deed filed January 25, 2011<text:line-break/>Looks like: Courty Coleman (does not look like Courtney)<text:line-break/>Notary signed by: Nicki Peacock, Barrow County, GA (search shows no such person)<text:line-break/>On the POA, signatures include: Paul Gobin, again, Natalia Gutierrez, Beth Nally, Asst. VP, David Duclos, VP, Jodi Scully, Asst. VP US Bank Natl Assn.<text:line-break/>Notary stamp signed by: Grace Lee (which clearly looks like the first name is spelled like: ervace. Suffolk county, Mass. Her commission expires 7/11/2014 also.</text:p>
                    <text:p text:style-name="P29">Man, these papers are so hot, I’m afraid to touch them!!</text:p>
                    <text:p text:style-name="P29">They had better get the frig on, shut the front door, and give me my house back! Like, NOW!!<text:line-break/>DA is investigating as we speak. Guess we will see what happens? We are expecting a knock on our door from the deputy to throw us out at anytime now. DA said he could not stop a judges order. Come on, who is he kidding?<text:line-break/>Now, how sad and sick is this? I may get arrested….for staying in my OWN HOUSE!!</text:p>
                  </text:list-item>
                </text:list>
              </text:list-item>
            </text:list>
          </text:section>
          <text:section text:style-name="Sect1" text:name="comment-45592">
            <text:list xml:id="list28604066" text:continue-numbering="true" text:style-name="L29">
              <text:list-item>
                <text:p text:style-name="P61"><text:s/></text:p>
                <text:p text:style-name="P61"><text:span text:style-name="Citation">Christy</text:span> says: </text:p>
                <text:p text:style-name="P29"><text:a xlink:type="simple" xlink:href="http://takeyourhomeback.com/?p=428#comment-45592">July 20, 2011 at 5:33 AM</text:a></text:p>
                <text:p text:style-name="P29">What about JEANNE M Kivi She signed as MERS vice president but I believe she works for Trott &amp; trott law firm who works for Bank Of America the notary is D.M thompson of oakland county michigan the assignmet was recorded in monroe mi</text:p>
              </text:list-item>
            </text:list>
          </text:section>
          <text:section text:style-name="Sect1" text:name="comment-45604">
            <text:list xml:id="list28579370" text:continue-numbering="true" text:style-name="L29">
              <text:list-item>
                <text:list>
                  <text:list-item>
                    <text:p text:style-name="P61"><text:s/></text:p>
                    <text:p text:style-name="P61"><text:span text:style-name="Citation">admin</text:span> says: </text:p>
                    <text:p text:style-name="P29"><text:a xlink:type="simple" xlink:href="http://takeyourhomeback.com/?p=428#comment-45604">July 20, 2011 at 8:01 AM</text:a></text:p>
                    <text:p text:style-name="P29">FUNNY YOU BROUGHT UP THIS NAME. I HAD A LEAD ON HER LAST WEEK, HOWEVER, COULD NOT FIND ANY EVIDENCE AGAINST HER. IF YOU CAN PROVIDE THE OFFICIAL BOOK AND PAGE NUMBER WHERE ANY LEGAL DOCUMENT IS EXECUTED BY HER, PLEASE SHARE IT WITH US AND OTHERS.</text:p>
                  </text:list-item>
                </text:list>
              </text:list-item>
            </text:list>
          </text:section>
          <text:section text:style-name="Sect1" text:name="comment-46473">
            <text:list xml:id="list28573552" text:continue-numbering="true" text:style-name="L29">
              <text:list-item>
                <text:list>
                  <text:list-item>
                    <text:list>
                      <text:list-item>
                        <text:p text:style-name="P61"><text:s/></text:p>
                        <text:p text:style-name="P61"><text:span text:style-name="Citation">Christy</text:span> says: </text:p>
                        <text:p text:style-name="P29"><text:a xlink:type="simple" xlink:href="http://takeyourhomeback.com/?p=428#comment-46473">July 25, 2011 at 9:51 AM</text:a></text:p>
                        <text:p text:style-name="P29">She is on page 1 of my assignment of mortgage recorded on 7/13/2010 in monroe county Michigan. The signature itself does not look like her name. it was filed right before Trott &amp; Trott sent the leter to accelerate.</text:p>
                      </text:list-item>
                    </text:list>
                  </text:list-item>
                </text:list>
              </text:list-item>
            </text:list>
          </text:section>
          <text:section text:style-name="Sect1" text:name="comment-45667">
            <text:list xml:id="list28582527" text:continue-numbering="true" text:style-name="L29">
              <text:list-item>
                <text:p text:style-name="P61"><text:s/></text:p>
                <text:p text:style-name="P61"><text:span text:style-name="Citation">Dory Tallent</text:span> says: </text:p>
                <text:p text:style-name="P29"><text:soft-page-break/><text:a xlink:type="simple" xlink:href="http://takeyourhomeback.com/?p=428#comment-45667">July 20, 2011 at 3:33 PM</text:a></text:p>
                <text:p text:style-name="P29">I am very happy I ran across this website on my quest for a list of robo-signers from Bank of America(BAC Home Loans Servicing, LP). Very valuable site, keep up the fantastic work!<text:line-break/>I would like to add a few things to the ever-growing list of robo-signers and foreclosure mills. Can you please add this one to you list?<text:line-break/>Birmingham, AL Sirote and Permutt, PC. Po Box 55727, Birmingham, AL 35255.<text:line-break/>Robo signer in residence: Ginny C. Rutledge. Ginny C. Rutledge also likes to put herself on Assignments of Mortgage as Assistant Secretary and Vice President of Mortgage Electronic Registration Systems, Inc. </text:p>
                <text:p text:style-name="P29">And, I can’t be certtain about this one, because the signature looks like chicken scratch, but on the Agreement for Signing Authority I have attached to my lovely Assignment Of Mortgage (which, from looking at this list of robo-signers is a complete piece of waste), there’s a signature for what looks like SHARON HORTZCAMP as Vice President of Merscorp, Inc. I can make out the Sharon (the S looks like an 8)and Ho——p. Can only assume at this point. Would be happy to scan the signature so you can post it, if it’d help.<text:line-break/>And, the last signature that is questionable belongs to William C. Hutman, who appears on this with a signature of just “W”. He is listed on this doc as Secretary/Treasurer of Mortgage Electronic Systems, Inc.</text:p>
              </text:list-item>
            </text:list>
          </text:section>
          <text:section text:style-name="Sect1" text:name="comment-45677">
            <text:list xml:id="list28588388" text:continue-numbering="true" text:style-name="L29">
              <text:list-item>
                <text:list>
                  <text:list-item>
                    <text:p text:style-name="P61"><text:s/></text:p>
                    <text:p text:style-name="P61"><text:span text:style-name="Citation">admin</text:span> says: </text:p>
                    <text:p text:style-name="P29"><text:a xlink:type="simple" xlink:href="http://takeyourhomeback.com/?p=428#comment-45677">July 20, 2011 at 4:32 PM</text:a></text:p>
                    <text:p text:style-name="P29">PLEASE SEE THE FOLLOWING LINKS FOR ADDITIONAL HELP</text:p>
                    <text:p text:style-name="P29"><text:a xlink:type="simple" xlink:href="http://members.beforeitsnews.com/story/833/333/Robo_Signing_Still_Going_Strong.html">http://members.beforeitsnews.com/story/833/333/Robo_Signing_Still_Going_Strong.html</text:a><text:line-break/><text:a xlink:type="simple" xlink:href="http://takeyourhomeback.com/?p=428">http://takeyourhomeback.com/?p=428</text:a><text:line-break/><text:a xlink:type="simple" xlink:href="http://takeyourhomeback.com/?p=676">http://takeyourhomeback.com/?p=676</text:a><text:line-break/><text:a xlink:type="simple" xlink:href="http://takeyourhomeback.com/?p=63">http://takeyourhomeback.com/?p=63</text:a><text:line-break/><text:a xlink:type="simple" xlink:href="http://takeyourhomeback.com/?p=71">http://takeyourhomeback.com/?p=71</text:a><text:line-break/><text:a xlink:type="simple" xlink:href="http://takeyourhomeback.com/?p=532">http://takeyourhomeback.com/?p=532</text:a><text:line-break/><text:a xlink:type="simple" xlink:href="http://takeyourhomeback.com/?p=398">http://takeyourhomeback.com/?p=398</text:a><text:line-break/><text:a xlink:type="simple" xlink:href="http://takeyourhomeback.com/?p=230">http://takeyourhomeback.com/?p=230</text:a><text:line-break/><text:a xlink:type="simple" xlink:href="http://www.foreclosureself-defense.com/the-library/videos/">http://www.foreclosureself-defense.com/the-library/videos/</text:a><text:line-break/><text:a xlink:type="simple" xlink:href="http://www.foreclosureself-defense.com/company/free-stuff/">http://www.foreclosureself-defense.com/company/free-stuff/</text:a><text:line-break/>VERY IMPORTANT ONE<text:line-break/><text:a xlink:type="simple" xlink:href="http://www.foreclosureself-defense.com/2011/01/new-point-of-foreclosure-contention-default-notice/">http://www.foreclosureself-defense.com/2011/01/new-point-of-foreclosure-contention-default-notice/</text:a><text:line-break/>IF YOU FEEL OUR INFORMATION WAS HELPFUL, THEN HELP US HELP OTHERS<text:line-break/><text:a xlink:type="simple" xlink:href="http://www.foreclosureself-defense.com/donate/">http://www.foreclosureself-defense.com/donate/</text:a></text:p>
                  </text:list-item>
                </text:list>
              </text:list-item>
            </text:list>
          </text:section>
          <text:section text:style-name="Sect1" text:name="comment-46457">
            <text:list xml:id="list28597876" text:continue-numbering="true" text:style-name="L29">
              <text:list-item>
                <text:p text:style-name="P61"><text:s/></text:p>
                <text:p text:style-name="P61"><text:span text:style-name="Citation">Lee Johnson</text:span> says: </text:p>
                <text:p text:style-name="P29"><text:a xlink:type="simple" xlink:href="http://takeyourhomeback.com/?p=428#comment-46457">July 25, 2011 at 8:36 AM</text:a></text:p>
                <text:p text:style-name="P29">Hi Everyone,</text:p>
                <text:p text:style-name="P29">I’m still looking for information on Jan Walsh. She appears to be a “robo-signer” for MERS. I have not been able to find anything on her. If you have info please share it with me! Thanks </text:p>
                <text:p text:style-name="P29"><text:soft-page-break/>FIGHT, FIGHT, FIGHT…WE WILL WIN!!!</text:p>
              </text:list-item>
            </text:list>
          </text:section>
          <text:section text:style-name="Sect1" text:name="comment-46472">
            <text:list xml:id="list28587086" text:continue-numbering="true" text:style-name="L29">
              <text:list-item>
                <text:p text:style-name="P61"><text:s/></text:p>
                <text:p text:style-name="P61"><text:span text:style-name="Citation">Isabel S - Florida</text:span> says: </text:p>
                <text:p text:style-name="P29"><text:a xlink:type="simple" xlink:href="http://takeyourhomeback.com/?p=428#comment-46472">July 25, 2011 at 9:49 AM</text:a></text:p>
                <text:p text:style-name="P29">This is called F-R-A-U-D!! They need to be exterminated like a bad roach infestation that has corrupted this country’s economy. They are committing “widespread” fraud. </text:p>
                <text:p text:style-name="P29">For those of you that SADLY have Bank of America, I feel sorry for you. The unnecessary emotional abuse that Bank of America has caused me and my family caused long-term damage. I might be impaired but I am still fighting back. Please read our press releases: <text:a xlink:type="simple" xlink:href="http://www.free-press-release.com/news-florida-couple-file-lawsuit-against-bank-of-america-for-mortgage-servicing-fraud-loan-modification-and-rico-without-an-attorney-1299633088.html">http://www.free-press-release.com/news-florida-couple-file-lawsuit-against-bank-of-america-for-mortgage-servicing-fraud-loan-modification-and-rico-without-an-attorney-1299633088.html</text:a></text:p>
                <text:p text:style-name="P29">Mark my words, Bank of America is a Racketeering Enterprise! If you don’t believe me, you can read it here: <text:a xlink:type="simple" xlink:href="http://www.piggybankblog.com/2010/11/16/bofa-racketeering/">http://www.piggybankblog.com/2010/11/16/bofa-racketeering/</text:a></text:p>
                <text:p text:style-name="P29">Bank of America must be held accountable under RICO for Racketeering. Please sign this petition: <text:a xlink:type="simple" xlink:href="http://www.change.org/petitions/the-president-of-the-united-states-hold-bank-of-america-accountable-under-rico-laws">http://www.change.org/petitions/the-president-of-the-united-states-hold-bank-of-america-accountable-under-rico-laws</text:a></text:p>
                <text:p text:style-name="P29">Do whatever you have to do to stop this Mafia from ruining your lives. Get an attorney, join a class-action or even sue them yourself (pro se). We need to stop this Monster called Bank of America before more lives are destroyed. Don’t let them STEAL your home, fight back. Bank of America wants you to give up and the statistics show that most of their victims do. Don’t be a Bank of America Victim any longer!!</text:p>
              </text:list-item>
            </text:list>
          </text:section>
          <text:section text:style-name="Sect1" text:name="comment-47992">
            <text:list xml:id="list28581172" text:continue-numbering="true" text:style-name="L29">
              <text:list-item>
                <text:p text:style-name="P61"><text:s/></text:p>
                <text:p text:style-name="P61"><text:span text:style-name="Citation">Christy</text:span> says: </text:p>
                <text:p text:style-name="P29"><text:a xlink:type="simple" xlink:href="http://takeyourhomeback.com/?p=428#comment-47992">August 1, 2011 at 6:28 AM</text:a></text:p>
                <text:p text:style-name="P29">I am still looking for anything on Jeanne M. Kivi She is on my assignment of mortgage. She works for Trott &amp; Trott P.C</text:p>
              </text:list-item>
            </text:list>
          </text:section>
          <text:section text:style-name="Sect1" text:name="comment-239772">
            <text:list xml:id="list28587749" text:continue-numbering="true" text:style-name="L29">
              <text:list-item>
                <text:list>
                  <text:list-item>
                    <text:p text:style-name="P61"><text:s/></text:p>
                    <text:p text:style-name="P61"><text:span text:style-name="Citation">Kat Torrenga</text:span> says: </text:p>
                    <text:p text:style-name="P29"><text:a xlink:type="simple" xlink:href="http://takeyourhomeback.com/?p=428#comment-239772">April 13, 2012 at 7:03 AM</text:a></text:p>
                    <text:p text:style-name="P29">I have been going bonkers dealing with my mortgage mess…first of all, this will be 19 yrs. that I have been in my home, made my pmts on time 90% of the time. All was well, so I thought. Anyway, my original lender, First Franklin, a Division of National City, decided to assign my mortgage to Citibank N.A, as a Trustee for First Franklin Mortgage Loan Trust, Mortgage Loan Asset-Backed Certificates, Series 2005-FF12. The date of assignment says Nov. 1, 2007, someone actually hand wrote the legal description on it and it had some sketchy squiggles on it. Back then I didn’t think to question it. Okay, I do have a point in a sec. lol In Oct. 2010, I recieved a one thin paper from BAC saying they were my new “servicer” and to call the customer service # within 3 days. I called immediately. I was told they were a debt collector and they needed to know what I owed on my mortgage, what my pmts were…yeah, a mess. But it may be worth the yr. and a half of hell they put me thru, the knowledge I HAD to cram in my brain, researching, the lingo, Fed-Exed 1,000 docs B of A demanded, faxes…yeah…and googled myself half to death!…I went to the Register of Deeds to get a current copy of my mortgage 2 weeks ago and realized just how much I had learned! B Of A never transfered the note! Guess <text:soft-page-break/>that’s why they never complied with the 6 QWRs I sent…and National City had gone bankrupt, First Franklin, Citybank, are non-existant. Awesome. While looking over my mortgage, I realized that the names and their signatures, er loop-dee-doops were very familiar! Let me share ‘em with ya…the assignment was done by Trott and Trott P.C., Farmington Hills, MI, and was prepared and witnessed by Jackie Woods from Home Loan Services, another witness is Timothy Willis, Eileen J. Gonzales as Ass’t VP, Notorized by Nancy E. Madeja…whew! Sooo…I looked further and found some more…in 2005, my loan was assigned to a diff. branch of First Franklin and whaddaya know, it was prepared through Security Connections, Idaho Falls, ID…Bonneville Co., VP signed M. L. Marcum, secretary, Angie Scott, Witnesses, Krystal Hall and Mary Enos. Karleen Maughan signed with no title, and was notorized by Joan Cook. Do I even have to bother with B of A anymore? And I did speak with an attorney. He can’t wrap his head around it all but was very curious, a bit upset, but is on my side! We’ll see! God bless Ya’ll. Keep up the fight!</text:p>
                  </text:list-item>
                </text:list>
              </text:list-item>
            </text:list>
          </text:section>
          <text:section text:style-name="Sect1" text:name="comment-242334">
            <text:list xml:id="list28602799" text:continue-numbering="true" text:style-name="L29">
              <text:list-item>
                <text:list>
                  <text:list-item>
                    <text:list>
                      <text:list-item>
                        <text:p text:style-name="P61"><text:s/></text:p>
                        <text:p text:style-name="P61"><text:span text:style-name="Citation">Kat Torrenga</text:span> says: </text:p>
                        <text:p text:style-name="P29"><text:a xlink:type="simple" xlink:href="http://takeyourhomeback.com/?p=428#comment-242334">April 19, 2012 at 10:29 PM</text:a></text:p>
                        <text:p text:style-name="P29">Can you help me find cases involving Trott and Trott P.C., Ellen Coon, Jackie Woods, Mary Enos, Angie Scott, M.L. Marcum (VP), Krystal Hall, (witness) notaries-Joan Cook, of ID and Nancy Madeja, of PA, Eileen J. Gonzalez-(Ass’t VP)Timothy Willis (witness)…court cases needed asap! This is what’s on my Mortgage Assignment, dated 1st day of Sept. 2005, recorded liber 3667, page 338, Doc # 5167755, Muskegon Co. Register of Deeds. Thank you again! I’m indeed taking this to court!! :c)~</text:p>
                      </text:list-item>
                    </text:list>
                  </text:list-item>
                </text:list>
              </text:list-item>
            </text:list>
          </text:section>
          <text:section text:style-name="Sect1" text:name="comment-48084">
            <text:list xml:id="list28596979" text:continue-numbering="true" text:style-name="L29">
              <text:list-item>
                <text:p text:style-name="P61"><text:s/></text:p>
                <text:p text:style-name="P61"><text:span text:style-name="Citation">STEPHANIE</text:span> says: </text:p>
                <text:p text:style-name="P29"><text:a xlink:type="simple" xlink:href="http://takeyourhomeback.com/?p=428#comment-48084">August 1, 2011 at 2:42 PM</text:a></text:p>
                <text:p text:style-name="P29">Great site! great info!<text:line-break/>well I just made my final hamp trial payment! Aurora bank is my servicer and Deutche is my investor. Ahey took 12 months to deny my “traditional modification. that gave them enough deferment to race to foreclosure. I was never late and not in arears until my workout agreement expired. I immediately asked for a HAMP app. in 12/2010. They screwed up as much as they could and sat on paperwork or rejected it while speeding to a sale date. I filed a complaint against them and appealed their HAMP denial but they said they wouldn’t review the appeal in time. Well got a call out of the blue saying I miraculously got my HAMP approval (as soon as the OTS was watching.<text:line-break/>I do NOT feel that they should legally put all those foreclosure fees on my loan! It was soo illegal. I was fully qualified all along!<text:line-break/>All they have in the papers is a note and deed from 7/07 MERS nominee to First Magnus Financial. No papers at all no signatures never an assignment of any kind from when ALS took over servicing nor Deutche bought the Note.<text:line-break/>My signatures are from Auroras attorny and his notaries. The Statement by Attorney for Qualified Holder andhis notary. Also that they have attatched true and corect copy of of the Original Deed of trust.<text:line-break/>I wish to file a suit against them as COLORADO needs to speak up and be heard! they are killing us out here! I am thankful to stay and pay for my home but I sure want to make them pay their own needless foreclosure, I should not have the mortgage lates on my Credit either! I made <text:soft-page-break/>the payments they sent them back so they could just take my Home!<text:line-break/>What now? I know I have a Broken chain of title now as well!<text:line-break/>My Notaries are Heather Herrman, and Megan Quiet, both from the Attorney of Aurora in Denver.<text:line-break/>I am nervous they still have a sale date they push out every time I make a payment</text:p>
              </text:list-item>
            </text:list>
          </text:section>
          <text:section text:style-name="Sect1" text:name="comment-48089">
            <text:list xml:id="list28573369" text:continue-numbering="true" text:style-name="L29">
              <text:list-item>
                <text:list>
                  <text:list-item>
                    <text:p text:style-name="P61"><text:s/></text:p>
                    <text:p text:style-name="P61"><text:span text:style-name="Citation">admin</text:span> says: </text:p>
                    <text:p text:style-name="P29"><text:a xlink:type="simple" xlink:href="http://takeyourhomeback.com/?p=428#comment-48089">August 1, 2011 at 3:15 PM</text:a></text:p>
                    <text:p text:style-name="P29">STEPHANIE SEE THE FOLLOWING LINKS<text:line-break/>WHY HAMP FAILEDhttp://takeyourhomeback.com/?p=676<text:line-break/>WHY THEY WON’T MODIFY – <text:a xlink:type="simple" xlink:href="http://www.foreclosureself-defense.com/the-library/videos/">http://www.foreclosureself-defense.com/the-library/videos/</text:a> AND THAT IS JUST A START</text:p>
                  </text:list-item>
                </text:list>
              </text:list-item>
            </text:list>
          </text:section>
          <text:section text:style-name="Sect1" text:name="comment-49108">
            <text:list xml:id="list28585834" text:continue-numbering="true" text:style-name="L29">
              <text:list-item>
                <text:p text:style-name="P61"><text:s/></text:p>
                <text:p text:style-name="P61"><text:span text:style-name="Citation">Roger Clare</text:span> says: </text:p>
                <text:p text:style-name="P29"><text:a xlink:type="simple" xlink:href="http://takeyourhomeback.com/?p=428#comment-49108">August 5, 2011 at 10:12 AM</text:a></text:p>
                <text:p text:style-name="P29">On the Quit claim from One West bank to Fannie Mae there are 2 signatures Autumn Barrow and Steven Delgado. Any one know if these are Robo signers?</text:p>
              </text:list-item>
            </text:list>
          </text:section>
          <text:section text:style-name="Sect1" text:name="comment-49516">
            <text:list xml:id="list28596544" text:continue-numbering="true" text:style-name="L29">
              <text:list-item>
                <text:p text:style-name="P61"><text:s/></text:p>
                <text:p text:style-name="P61"><text:span text:style-name="Citation">admin</text:span> says: </text:p>
                <text:p text:style-name="P29"><text:a xlink:type="simple" xlink:href="http://takeyourhomeback.com/?p=428#comment-49516">August 7, 2011 at 8:50 AM</text:a></text:p>
                <text:p text:style-name="P29">My situation:<text:line-break/>Bank: PNC NA<text:line-break/>Substitute Trustee: Shapiro &amp; Burson in Virginia Beach</text:p>
                <text:p text:style-name="P29">The White Pages Name Searchs are screen shots of the search and the search results. There is only one person by the name of Laura Cauper in the Greater Dayton Metro Area<text:line-break/>The Laura Cauper files (3) show her signature on business filings in Ohio and also show her current address as 9320 Streamview court, Centerville, OH, 45458<text:line-break/>I’ve also attached the Substitute Trustee Affidavit.</text:p>
                <text:p text:style-name="P29">Please note the different signatures! Laura Cauper’s signature on her own business documents differs greatly from any of her signatures on forclosure documents executed on behalf of PNC or Deutsche. So who exactly is Teresa Slaven, the notary, identifying as Laura Cauper?</text:p>
                <text:p text:style-name="P29">I’ve attached two foreclosure deeds/affidavits signed my Laura Cauper for…..DEUTSCHE BANK on April 27, 2010 and June 2, 2010!</text:p>
                <text:p text:style-name="P29">I’m sure there is more out there. Only Massachusetts records are indexed and searchable in such a way that Laura Cauper can be found.</text:p>
                <text:p text:style-name="P29">Let me know if this is enough for a listing. It does seem enough for Shapiro &amp; Burson – I haven’t heard from them in months after threatening to take them to court and joining others in a class action against them.</text:p>
                <text:p text:style-name="P29">Paula L.</text:p>
              </text:list-item>
            </text:list>
          </text:section>
          <text:section text:style-name="Sect1" text:name="comment-52018">
            <text:list xml:id="list28588094" text:continue-numbering="true" text:style-name="L29">
              <text:list-item>
                <text:p text:style-name="P61"><text:s/></text:p>
                <text:p text:style-name="P61"><text:span text:style-name="Citation">bob guillory</text:span> says: </text:p>
                <text:p text:style-name="P29"><text:a xlink:type="simple" xlink:href="http://takeyourhomeback.com/?p=428#comment-52018">August 17, 2011 at 6:55 AM</text:a></text:p>
                <text:p text:style-name="P29">Anyone have any proof of robosigning for Pamela Troxell who is listed above?</text:p>
              </text:list-item>
            </text:list>
          </text:section>
          <text:section text:style-name="Sect1" text:name="comment-53770">
            <text:list xml:id="list28579135" text:continue-numbering="true" text:style-name="L29">
              <text:list-item>
                <text:p text:style-name="P61"><text:soft-page-break/><text:s/></text:p>
                <text:p text:style-name="P61"><text:span text:style-name="Citation">Alice</text:span> says: </text:p>
                <text:p text:style-name="P29"><text:a xlink:type="simple" xlink:href="http://takeyourhomeback.com/?p=428#comment-53770">August 23, 2011 at 6:52 PM</text:a></text:p>
                <text:p text:style-name="P29">Looking for information and signatures of these Robo-signers – LEO ORTEGA,as Vice President of Option One, LYDIA TANNER-FLORES, Assistant Vice President of Option One, AMELIA CHUTE – Wells Fargo,Substitute Verification, JACQUELINE M. BULLOCK – North Carolina Notary for MERS, TRENT THOMPSON, Vice President – New Century Mortgage, JILL WOSNAK – Vice President – New Century Mortgage, CHRISTINE ALBERT, Vice President – New Century Mortgage, PETRA GAJATE, Assistant Secretary – Option One Mortgage Corporation, JEFF SZYMENDERA, Vice President – MERS, TANYA MITCHELL-ALLEN, Vice President – MERS.</text:p>
                <text:p text:style-name="P29">Thanks.</text:p>
              </text:list-item>
            </text:list>
          </text:section>
          <text:section text:style-name="Sect1" text:name="comment-53799">
            <text:list xml:id="list28582401" text:continue-numbering="true" text:style-name="L29">
              <text:list-item>
                <text:list>
                  <text:list-item>
                    <text:p text:style-name="P61"><text:s/></text:p>
                    <text:p text:style-name="P61"><text:span text:style-name="Citation">admin</text:span> says: </text:p>
                    <text:p text:style-name="P29"><text:a xlink:type="simple" xlink:href="http://takeyourhomeback.com/?p=428#comment-53799">August 23, 2011 at 8:58 PM</text:a></text:p>
                    <text:p text:style-name="P29">IF YOU HAVE ANY INFORMATION ON THESE “CRIMINALS” CONTACT US SO WE CAN PASS THE INFORMATION ONTO ALICE AND OTHERS.</text:p>
                  </text:list-item>
                </text:list>
              </text:list-item>
            </text:list>
          </text:section>
          <text:section text:style-name="Sect1" text:name="comment-214791">
            <text:list xml:id="list28580702" text:continue-numbering="true" text:style-name="L29">
              <text:list-item>
                <text:list>
                  <text:list-item>
                    <text:list>
                      <text:list-item>
                        <text:p text:style-name="P61"><text:s/></text:p>
                        <text:p text:style-name="P61"><text:a xlink:type="simple" xlink:href="http://theclarionedict.me/index.html"><text:span text:style-name="Citation">Debby Reagan</text:span></text:a> says: </text:p>
                        <text:p text:style-name="P29"><text:a xlink:type="simple" xlink:href="http://takeyourhomeback.com/?p=428#comment-214791">February 25, 2012 at 10:14 AM</text:a></text:p>
                        <text:p text:style-name="P29">boy, this jill gets around! She’s VP of Countrywide, then BoA when they bought them, supposedly VP of US Bank, NA (who’s foreclosing on me and i have her signature on MY papers)…. and now New Century Mortgage? Is there any way that you &amp; I can share the signatures and info with each other? If so, visit my newspaper website and click on the ‘Write the Editor’ link at the bottom of the page, Alice! TNX!</text:p>
                      </text:list-item>
                    </text:list>
                  </text:list-item>
                </text:list>
              </text:list-item>
            </text:list>
          </text:section>
          <text:section text:style-name="Sect1" text:name="comment-214802">
            <text:list xml:id="list28602270" text:continue-numbering="true" text:style-name="L29">
              <text:list-item>
                <text:list>
                  <text:list-item>
                    <text:list>
                      <text:list-item>
                        <text:list>
                          <text:list-item>
                            <text:p text:style-name="P61"><text:s/></text:p>
                            <text:p text:style-name="P61"><text:span text:style-name="Citation">admin</text:span> says: </text:p>
                            <text:p text:style-name="P29"><text:a xlink:type="simple" xlink:href="http://takeyourhomeback.com/?p=428#comment-214802">February 25, 2012 at 10:29 AM</text:a></text:p>
                            <text:p text:style-name="P29">PLEASE IDENTIFY WHO YOU ARE REFERRING TO</text:p>
                          </text:list-item>
                        </text:list>
                      </text:list-item>
                    </text:list>
                  </text:list-item>
                </text:list>
              </text:list-item>
            </text:list>
          </text:section>
          <text:section text:style-name="Sect1" text:name="comment-214842">
            <text:list xml:id="list28578896" text:continue-numbering="true" text:style-name="L29">
              <text:list-item>
                <text:list>
                  <text:list-item>
                    <text:list>
                      <text:list-item>
                        <text:list>
                          <text:list-item>
                            <text:list>
                              <text:list-item>
                                <text:p text:style-name="P61"><text:s/></text:p>
                                <text:p text:style-name="P61"><text:a xlink:type="simple" xlink:href="http://theclarionedict.me/index.html"><text:span text:style-name="Citation">Debby Reagan</text:span></text:a> says: </text:p>
                                <text:p text:style-name="P29"><text:a xlink:type="simple" xlink:href="http://takeyourhomeback.com/?p=428#comment-214842">February 25, 2012 at 12:06 PM</text:a></text:p>
                                <text:p text:style-name="P29">“If so, visit my newspaper website and click on the ‘Write the Editor’ link at the bottom of the page, Alice! TNX!”… was referring to Alice. TY! <draw:frame draw:style-name="fr1" draw:name="graphics90" text:anchor-type="as-char" svg:width="0.1252in" svg:height="0.1252in" draw:z-index="1"><draw:image xlink:href="http://takeyourhomeback.com/wp-includes/images/smilies/icon_smile.gif" xlink:type="simple" xlink:show="embed" xlink:actuate="onLoad"/><svg:title>:-)</svg:title></draw:frame> </text:p>
                              </text:list-item>
                            </text:list>
                          </text:list-item>
                        </text:list>
                      </text:list-item>
                    </text:list>
                  </text:list-item>
                </text:list>
              </text:list-item>
            </text:list>
          </text:section>
          <text:section text:style-name="Sect1" text:name="comment-214950">
            <text:list xml:id="list28596895" text:continue-numbering="true" text:style-name="L29">
              <text:list-item>
                <text:list>
                  <text:list-item>
                    <text:list>
                      <text:list-item>
                        <text:list>
                          <text:list-item>
                            <text:list>
                              <text:list-item>
                                <text:p text:style-name="P61"><text:s/></text:p>
                                <text:p text:style-name="P61"><text:a xlink:type="simple" xlink:href="http://theclarionedict.me/index.html"><text:span text:style-name="Citation">Debby Reagan</text:span></text:a> says: </text:p>
                                <text:p text:style-name="P29"><text:a xlink:type="simple" xlink:href="http://takeyourhomeback.com/?p=428#comment-214950">February 25, 2012 at 5:20 PM</text:a></text:p>
                                <text:p text:style-name="P29">OOOPS! Sorry… was asking Alice about JILL WOSNAK – Vice President – New Century Mortgage…. seems she’s VP of a LOT of banks at the same time!</text:p>
                              </text:list-item>
                            </text:list>
                          </text:list-item>
                        </text:list>
                      </text:list-item>
                    </text:list>
                  </text:list-item>
                </text:list>
              </text:list-item>
            </text:list>
          </text:section>
          <text:section text:style-name="Sect1" text:name="comment-245038">
            <text:list xml:id="list28598390" text:continue-numbering="true" text:style-name="L29">
              <text:list-item>
                <text:list>
                  <text:list-item>
                    <text:list>
                      <text:list-item>
                        <text:list>
                          <text:list-item>
                            <text:p text:style-name="P61"><text:s/></text:p>
                            <text:p text:style-name="P61"><text:soft-page-break/><text:span text:style-name="Citation">Vernon</text:span> says: </text:p>
                            <text:p text:style-name="P29"><text:a xlink:type="simple" xlink:href="http://takeyourhomeback.com/?p=428#comment-245038">April 28, 2012 at 4:34 PM</text:a></text:p>
                            <text:p text:style-name="P29">I have a Quit Claim Deed with Jill Wosnak singing as VP for BAC and trying to stop them from throwing my neb and his family out of there home, were fighting (pro se), can you email me back so that we can share this info.</text:p>
                          </text:list-item>
                        </text:list>
                      </text:list-item>
                    </text:list>
                  </text:list-item>
                </text:list>
              </text:list-item>
            </text:list>
          </text:section>
          <text:section text:style-name="Sect1" text:name="comment-248330">
            <text:list xml:id="list28582624" text:continue-numbering="true" text:style-name="L29">
              <text:list-item>
                <text:list>
                  <text:list-item>
                    <text:list>
                      <text:list-item>
                        <text:list>
                          <text:list-item>
                            <text:list>
                              <text:list-item>
                                <text:p text:style-name="P61"><text:s/></text:p>
                                <text:p text:style-name="P61"><text:span text:style-name="Citation">Debby Reagan</text:span> says: </text:p>
                                <text:p text:style-name="P29"><text:a xlink:type="simple" xlink:href="http://takeyourhomeback.com/?p=428#comment-248330">May 10, 2012 at 11:23 PM</text:a></text:p>
                                <text:p text:style-name="P29">Sure…. will gladly send you a copy of my Jill Wosnak signature. How can we share our email addys to do this?</text:p>
                              </text:list-item>
                            </text:list>
                          </text:list-item>
                        </text:list>
                      </text:list-item>
                    </text:list>
                  </text:list-item>
                </text:list>
              </text:list-item>
            </text:list>
          </text:section>
          <text:section text:style-name="Sect1" text:name="comment-248333">
            <text:list xml:id="list28575058" text:continue-numbering="true" text:style-name="L29">
              <text:list-item>
                <text:list>
                  <text:list-item>
                    <text:list>
                      <text:list-item>
                        <text:list>
                          <text:list-item>
                            <text:list>
                              <text:list-item>
                                <text:p text:style-name="P61"><text:s/></text:p>
                                <text:p text:style-name="P61"><text:span text:style-name="Citation">Debby Reagan</text:span> says: </text:p>
                                <text:p text:style-name="P29"><text:a xlink:type="simple" xlink:href="http://takeyourhomeback.com/?p=428#comment-248333">May 11, 2012 at 12:09 AM</text:a></text:p>
                                <text:p text:style-name="P29">I just sent a copy of my 2 Jill Wosnak signatures to the admin here. Just ask them, they should have no problems sending them on to you. If you could do the same for me, it’d be very much appreciated. TYVM!</text:p>
                              </text:list-item>
                            </text:list>
                          </text:list-item>
                        </text:list>
                      </text:list-item>
                    </text:list>
                  </text:list-item>
                </text:list>
              </text:list-item>
            </text:list>
          </text:section>
          <text:section text:style-name="Sect1" text:name="comment-56999">
            <text:list xml:id="list28586143" text:continue-numbering="true" text:style-name="L29">
              <text:list-item>
                <text:p text:style-name="P61"><text:s/></text:p>
                <text:p text:style-name="P61"><text:a xlink:type="simple" xlink:href="http://investor.wedbush.com/wedbush/news/read?GUID=19129253"><text:span text:style-name="Citation">medela breast pump reviews</text:span></text:a> says: </text:p>
                <text:p text:style-name="P29"><text:a xlink:type="simple" xlink:href="http://takeyourhomeback.com/?p=428#comment-56999">September 1, 2011 at 1:25 PM</text:a></text:p>
                <text:p text:style-name="P29">magnificent issues altogether, you simply won a new reader. What might you suggest about your post that you just made some days in the past? Any positive?</text:p>
              </text:list-item>
            </text:list>
          </text:section>
          <text:section text:style-name="Sect1" text:name="comment-57419">
            <text:list xml:id="list28575690" text:continue-numbering="true" text:style-name="L29">
              <text:list-item>
                <text:p text:style-name="P61"><text:s/></text:p>
                <text:p text:style-name="P61"><text:a xlink:type="simple" xlink:href="http://www.officema.org/tag/post/"><text:span text:style-name="Citation">office ma</text:span></text:a> says: </text:p>
                <text:p text:style-name="P29"><text:a xlink:type="simple" xlink:href="http://takeyourhomeback.com/?p=428#comment-57419">September 2, 2011 at 1:10 PM</text:a></text:p>
                <text:p text:style-name="P29">Hello there, simply turned into aware of your blog thru Google, and found that it is really informative. I?m gonna watch out for brussels. I will appreciate if you continue this in future. A lot of other folks will be benefited from your writing. Cheers!</text:p>
              </text:list-item>
            </text:list>
          </text:section>
          <text:section text:style-name="Sect1" text:name="comment-58528">
            <text:list xml:id="list28591175" text:continue-numbering="true" text:style-name="L29">
              <text:list-item>
                <text:p text:style-name="P61"><text:s/></text:p>
                <text:p text:style-name="P61"><text:a xlink:type="simple" xlink:href="http://iztn.com/"><text:span text:style-name="Citation">article directory site</text:span></text:a> says: </text:p>
                <text:p text:style-name="P29"><text:a xlink:type="simple" xlink:href="http://takeyourhomeback.com/?p=428#comment-58528">September 5, 2011 at 2:11 PM</text:a></text:p>
                <text:p text:style-name="P29">We’re a gaggle of volunteers and opening a brand new scheme in our community. Your site offered us with helpful information to paintings on. You’ve performed a formidable task and our entire community will likely be thankful to you.</text:p>
              </text:list-item>
            </text:list>
          </text:section>
          <text:section text:style-name="Sect1" text:name="comment-61934">
            <text:list xml:id="list28582224" text:continue-numbering="true" text:style-name="L29">
              <text:list-item>
                <text:p text:style-name="P61"><text:s/></text:p>
                <text:p text:style-name="P61"><text:span text:style-name="Citation">LORIE</text:span> says: </text:p>
                <text:p text:style-name="P29"><text:a xlink:type="simple" xlink:href="http://takeyourhomeback.com/?p=428#comment-61934">September 12, 2011 at 8:46 PM</text:a></text:p>
                <text:p text:style-name="P29">RUSS WARD is he a robo signer ?the pretender I am dealing with claimed he is an assistant vice president of equifirst. He endorsed the blank note in no date and no entity to whom it is endorsed. I have search the Internet on the company list of officers of Equifirst and Barclay. I have not foud Russ Ward as an officer Kindly help me if you have any or aything about this name. Fraudster always use names that are very familiar and and often used or claimed.<text:line-break/><text:soft-page-break/>Thank you,<text:line-break/>Lorie</text:p>
              </text:list-item>
            </text:list>
          </text:section>
          <text:section text:style-name="Sect1" text:name="comment-62524">
            <text:list xml:id="list28576111" text:continue-numbering="true" text:style-name="L29">
              <text:list-item>
                <text:p text:style-name="P61"><text:s/></text:p>
                <text:p text:style-name="P61"><text:span text:style-name="Citation">admin</text:span> says: </text:p>
                <text:p text:style-name="P29"><text:a xlink:type="simple" xlink:href="http://takeyourhomeback.com/?p=428#comment-62524">September 13, 2011 at 8:17 PM</text:a></text:p>
                <text:p text:style-name="P29">Is George Slingerland from New York a Robo Signer?</text:p>
              </text:list-item>
            </text:list>
          </text:section>
          <text:section text:style-name="Sect1" text:name="comment-65249">
            <text:list xml:id="list28602207" text:continue-numbering="true" text:style-name="L29">
              <text:list-item>
                <text:p text:style-name="P61"><text:s/></text:p>
                <text:p text:style-name="P61"><text:span text:style-name="Citation">admin</text:span> says: </text:p>
                <text:p text:style-name="P29"><text:a xlink:type="simple" xlink:href="http://takeyourhomeback.com/?p=428#comment-65249">September 19, 2011 at 8:45 PM</text:a></text:p>
                <text:p text:style-name="P29">I am an experienced attorney who has decided to bring my litigation skills to fighting the banks, and help my clients stay in their homes permanently, in some cases. (NM cases only)</text:p>
                <text:p text:style-name="P29">I stumbled across your site while I was researching the names of a couple of robosigners in new cases (takes 2 minutes, for those techno-phobe attorneys out there). I have been tackling this area in pretty much all of my cases, it is so prevalent. Thank you for your compilation and a place to contribute.<text:line-break/>SO, I found your site a little hard to search, because it didn’t direct me to the right place. But I’d like to post my phony signed assignments, affidavits, etc, for the benefit of all who are fighting this travesty of taking away homes after they’ve been paid, so many times, and so many people have gotten extremely wealthy on the backs of unsuspecting “borrowers”. </text:p>
                <text:p text:style-name="P29">I’d love to post to the blog, to help others. Many just have to do it pro se/pro per because they have no other choice. Any way that I can get this info out is great.<text:line-break/>Ana Garner<text:line-break/>Attorney at Law</text:p>
              </text:list-item>
            </text:list>
          </text:section>
          <text:section text:style-name="Sect1" text:name="comment-99345">
            <text:list xml:id="list28593885" text:continue-numbering="true" text:style-name="L29">
              <text:list-item>
                <text:list>
                  <text:list-item>
                    <text:p text:style-name="P61"><text:s/></text:p>
                    <text:p text:style-name="P61"><text:span text:style-name="Citation">RENEE LINDSEY</text:span> says: </text:p>
                    <text:p text:style-name="P29"><text:a xlink:type="simple" xlink:href="http://takeyourhomeback.com/?p=428#comment-99345">November 8, 2011 at 11:10 PM</text:a></text:p>
                    <text:p text:style-name="P29">You are in NM? I need help fast. I think im on to something concerning my forcloser.</text:p>
                  </text:list-item>
                </text:list>
              </text:list-item>
            </text:list>
          </text:section>
          <text:section text:style-name="Sect1" text:name="comment-356715">
            <text:list xml:id="list28571644" text:continue-numbering="true" text:style-name="L29">
              <text:list-item>
                <text:list>
                  <text:list-item>
                    <text:p text:style-name="P61"><text:s/></text:p>
                    <text:p text:style-name="P61"><text:span text:style-name="Citation">Clista</text:span> says: </text:p>
                    <text:p text:style-name="P29"><text:a xlink:type="simple" xlink:href="http://takeyourhomeback.com/?p=428#comment-356715">October 11, 2012 at 5:00 PM</text:a></text:p>
                    <text:p text:style-name="P29">Signers are Raymond Marquez Asst. Secretary for Mers and Carol Marie Littlefield Los Angeles County Ca. Here is my horror story and yes I am going to have to do pro se as I am finding lawyers don’t want to work and all the pro bono are booked solid, but I am a fighter and will fight Bank of America. </text:p>
                    <text:p text:style-name="P29">I had never had a loan on my home. It was free and clear. I filed for bankruptcy and it was discharged January 23, 2006.<text:line-break/>This was during the period when Mortgage Companies were calling people repeatedly to solicit loans. I was contacted by Full Spectrum Lending which was a wholly owned subsidiary of Countrywide Home Loans Inc. I told them that I had never been able to get a mortgage as “dad had a life estate clause.” I told them he would not sign and I would not ask him too. I was told let’s do an application and see what we can do, so I proceeded. I have since learned that Full Spectrum originated sub-prime first mortgages primarily through referrals from other divisions of the Company, direct mailing, outbound telemarketing and other business partners. Full Spectrum’s Branch managers <text:soft-page-break/>were paid a bonus which included overall branch loan production and the sales personnel were paid a commission based on individual loan production according to Countrywide’s Pooling &amp; Servicing Agreements.<text:line-break/>Warranty Title Company from Bedford, New Hampshire, who was an approved agent for Chicago Title Company contacted me and took the application information over the phone. A few days later they called and said they had figured a way to get the loan through. I was naive and didn’t ask. At the time I was looking to rebuild my credit and make some improvements to the house.<text:line-break/>I was told by an associate at Warranty Title and have the taped conversation: “Chicago Title did the search, Stewart Title did the closing and Warranty Title did the rest.” He mentioned points of 112 which I still do not understand.<text:line-break/>I was told by Warranty Title they would put me in an ARM “interest only” for 2 years and after 6 months or so when I got my FICO up from the 587 it was at, I could refinance and lock into a fixed rate. I ended up paying for 112 points and was told that 99% of the banks wouldn’t have done a loan for me.<text:line-break/>Closing was February 23, 2006, exactly 1 month after bankruptcy discharge. The closing was done at Noble Book Store at the mall in Augusta, Maine. There were multiple people there to close that day. We stood in line and one by one went behind a cubicle and signed the papers. It was hectic and moved fast. No time to read each paper. I trusted these people. I made payments faithfully and on time for almost 2 years. There was contact on and off during the early part of 2007. When time was nearing in July of 2007 for a reset in 2008, I started making calls to Countrywide about getting a locked fixed rate.<text:line-break/>SHOCKED!!!! I was TOLD; by Nadine Price from the office of the President 661-951-5450 X1319, we cannot refinance this and lock you in without your dads’ signature. I asked why as they didn’t have it in 2006. I was told “the loan should never have gone through.” I asked how it could have gone through. As I recorded, a conversation with “Michelle” from the Office of The President I was told the underwriter should not have put the loan through.<text:line-break/>By now I was very upset, so I called Warranty Title Company, Bedford, N.H. August, 2007. I spoke with a Brenda at Warranty Title Company and she said my file was 24 pages long and that the life estate was omitted from the deed and then added back in order to get the loan approved. I was shocked. Brenda put Robert Steuks (a licensed attorney) on the phone and he told me “I did not tell the Lender about the life estate.” Warranty Title Company was actually owned by Barbara Steuks, Robert’s wife.<text:line-break/>I continued to call Countrywide and spoke with a Kelly Matzen, Candy on 12/11/2007, Noel, Dorothy on 12/11/2007 who was supervisor. Then again on 12/13/2007 and was told by Bryan Simon that the manager was reviewing and working on it.<text:line-break/>I tried to get copies of the file from N.H. Warranty Title, but learnt that shortly after my phone conversation with Warranty Title in August the office was shut down and their parent company, Chicago Title Company, in which they were an approved agent for in Maine, Mass. and New Hampshire, was suing Mr. Steuks for FRAUD.” All the documents were seized by the parent Company. In a web search I found the contact number for an attorney handling the case for Chicago Title Company. The firm was Divine Millimet.<text:line-break/>When I called Devine Millimet I spoke with Nancy L. Clayton around March 2008, she told me to email my complaint to them. They are located at 111 Amherst Street Manchester, N.H. 03101. Phone is 603-695-8657. Email is <text:a xlink:type="simple" xlink:href="mailto:nclayton@divinemillmet.com">nclayton@divinemillmet.com</text:a> . I did send the complaint. On March 21, 2008 Nancy told me, we got the files from the <text:soft-page-break/>office of Warranty Title but unfortunately “YOURS ARE MISSING”. She said they had them back to about February 2006. I asked her how could that be as Brenda and Bob had the files in August, 2007 and I was told it contained approximately 24 pages. Nancy referred me to a Howard Kleiman Claims Counsel for Fidelity National Title Company, 716-362-0440 ext. 17. Fidelity National Title Company is the parent Company to Chicago Title Company through the completed acquisition in 2000.<text:line-break/>I contacted Mr. Kleiman and was given a claim #266701. His response was, Your claim has been forwarded to me to investigate. I note that you have alleged that Warranty Title “misrepresented the title to be free and clear” and insured title to Countrywide Home Loans. Specifically, your father owns a life estate and should have been a signatory to the mortgage made by you on February 28, 2006. I will attempt to retrieve the Warranty Title transactional file for this loan to determine exactly what may have transpired. Generally speaking it is true that all parties that have an interest in real property must join in any conveyance or mortgage. However, mistakes such as this happen from time to time without any intentional misrepresentation or deception on the part of anyone. I have not made a coverage determination as of the date of this e-mail (March 11, 2008) and the investigation is ongoing.<text:line-break/>Howard Kleiman<text:line-break/>AVP &amp; Claims Counsel<text:line-break/>Fidelity National Title Group<text:line-break/>350 Main Street, Suite 1550<text:line-break/>Buffalo, New York 14202<text:line-break/>(716) 362-0440, ext. 17<text:line-break/>(716) 362-0441, fax<text:line-break/><text:a xlink:type="simple" xlink:href="mailto:howard.kleiman@fnf.com">howard.kleiman@fnf.com</text:a><text:line-break/>His final decision was that the only party who had right to a claim was Countrywide and to that date no claim had been filed. Policy #266701. Partial files were attached to the email but I could not open them. They were suppose to send the files through the mail but I never got them.<text:line-break/>On 12/19/2007 at 8:00 P.M., I contacted The Office of The President. The number was 800-799-5540 Ended up with a “Marchelle Barell Wilston” who told me to call in January 800-669-6650 to lock in for another 2 years because of my fixed income and to explain that the legal department was in the progress of investigating things. I kept in touch with Michelle and on February 20, 2008 at 5:30 P.M. I called again and was told by Michelle they had to buy the loan back before they could do a modified fixed rate. She said to continue making the interest only payments in the meantime.<text:line-break/>Finally after many phone calls, Countrywide did modify the loan, BUT to an interest only again at 3.5% for $211.21 monthly through 2014, when it will increase to 6.85%. It still wasn’t fixing the problem. I was told it was the only modification they could do, so as my payments were due to increase, I accepted as I had no other choice. This was another way for Countrywide to prey upon me for more interest only. If they had a right to redo the figures, then why not lock in a fixed rate at that time.<text:line-break/>I have since continued to investigate things and have discovered Robert L. Steuks did plead guilty and was convicted of Fraud in 2008. He was disbarred in Maine and New Hampshire. The family moved to Oregon and is doing an online business with a line of 20 wine and spice infused jams and jellies, named Vintner’s Kitchen in Talent, Oregon. Robert Steuks, is listed as the sole owner of Vintners. They hold a New Hampshire cell phone number which is 603-759-9262 and reside at 2970 Madrona Lane, Medford, Oregon 97501. Their home in Oregon has an estimated value of $129K.<text:line-break/><text:soft-page-break/>Robert Steuks also shows in a search online as being affiliated with Devon Designs Limited Inc. from Longwood, Florida. It says, Director is an active role held by Steuk, Robert L and references Exeter, N.H. and updated as of May, 2012. Filed for Domestic for Profit Corporation on Friday, July 02, 2004. I cannot get information as to what it is.<text:line-break/>I have tried repeatedly to get the banks to acknowledge their involvement in this fraud and to resolve the problem and have been constantly denied multiple fixed rate modifications. There has been a total neglect for me and I have been used like I am the crook and I must pay. I have sent QWR for specific information and some papers that have arrived have figures of $110,000.00 crossed out and $70,000.00 written above, whereas others only have the $70,000.00 typed in. Then I was sent an assignment notice from Bank of America N.A. BUT this was dated April of 2012. I have been paying Bank of America since 2008 should the assignment not reflect that year and date?<text:line-break/>I searched the Securities Exchange for six months and finally on September 25, 2012 found my loan in<text:line-break/>CWABS Asset Backed Certificates Trust 2006-6 which is a swap with Barclay Bank of England. It consists of 600 plus pages that need to be scrutinized closely.</text:p>
                  </text:list-item>
                </text:list>
              </text:list-item>
            </text:list>
          </text:section>
          <text:section text:style-name="Sect1" text:name="comment-65262">
            <text:list xml:id="list28603275" text:continue-numbering="true" text:style-name="L29">
              <text:list-item>
                <text:p text:style-name="P61"><text:s/></text:p>
                <text:p text:style-name="P61"><text:span text:style-name="Citation">admin</text:span> says: </text:p>
                <text:p text:style-name="P29"><text:a xlink:type="simple" xlink:href="http://takeyourhomeback.com/?p=428#comment-65262">September 19, 2011 at 9:34 PM</text:a></text:p>
                <text:p text:style-name="P29">I have also the Joan Cook of Idaho ( vp of MERS )and Krystal Hall on my documents. I know they are robosigner. I have one named April Smith of American Default Management and a Notary in California, I hope you can help me find if she is a robosigner because she had notarized 4 assignments and sale with 4 different signature that no need to get signature expert for the differences of the signature.<text:line-break/>Thank you,<text:line-break/>Lorie</text:p>
              </text:list-item>
            </text:list>
          </text:section>
          <text:section text:style-name="Sect1" text:name="comment-68273">
            <text:list xml:id="list28603158" text:continue-numbering="true" text:style-name="L29">
              <text:list-item>
                <text:list>
                  <text:list-item>
                    <text:p text:style-name="P61"><text:s/></text:p>
                    <text:p text:style-name="P61"><text:span text:style-name="Citation">TexasAngel</text:span> says: </text:p>
                    <text:p text:style-name="P29"><text:a xlink:type="simple" xlink:href="http://takeyourhomeback.com/?p=428#comment-68273">September 25, 2011 at 3:23 PM</text:a></text:p>
                    <text:p text:style-name="P29">Hi Admin:</text:p>
                    <text:p text:style-name="P29">I would suggest you take your documents to the district attorney’s office and see if they have a handwritting expert. Perhaps they have criminal laws concerning falsifying documents and filing them with the county recorder’s office. It’s worth a shot.</text:p>
                  </text:list-item>
                </text:list>
              </text:list-item>
            </text:list>
          </text:section>
          <text:section text:style-name="Sect1" text:name="comment-68374">
            <text:list xml:id="list28596486" text:continue-numbering="true" text:style-name="L29">
              <text:list-item>
                <text:list>
                  <text:list-item>
                    <text:list>
                      <text:list-item>
                        <text:p text:style-name="P61"><text:s/></text:p>
                        <text:p text:style-name="P61"><text:span text:style-name="Citation">admin</text:span> says: </text:p>
                        <text:p text:style-name="P29"><text:a xlink:type="simple" xlink:href="http://takeyourhomeback.com/?p=428#comment-68374">September 25, 2011 at 8:47 PM</text:a></text:p>
                        <text:p text:style-name="P29">AS YOU HAVE READ, MANY OF THESE PEOPLE HAVE OPENLY ADMITTED TO ROBO-SIGNING, HOWEVER, NOT ONE HAS BEEN PROSECUTED. WHY? I DON’T HAVE A CLUE. YOU HAVE A CRIMINAL, THEY CONFESS TO THE CRIME, AND THEY LET THEM GO AND THEY CONTINUE TO PERFORM THE SAME ILLEGAL ACTS WITH NO FEAR OR PROSECUTION. WELCOME TO THE “NEW AMERICAN JUSTICE SYSTEM”</text:p>
                      </text:list-item>
                    </text:list>
                  </text:list-item>
                </text:list>
              </text:list-item>
            </text:list>
          </text:section>
          <text:section text:style-name="Sect1" text:name="comment-68377">
            <text:list xml:id="list28575731" text:continue-numbering="true" text:style-name="L29">
              <text:list-item>
                <text:p text:style-name="P61"><text:s/></text:p>
                <text:p text:style-name="P61"><text:span text:style-name="Citation">admin</text:span> says: </text:p>
                <text:p text:style-name="P29"><text:soft-page-break/><text:a xlink:type="simple" xlink:href="http://takeyourhomeback.com/?p=428#comment-68377">September 25, 2011 at 8:52 PM</text:a></text:p>
                <text:p text:style-name="P29">I was trying to find out if I have been exposed Robo-signers, as it relates to the Assignment of Mortgage document.</text:p>
                <text:p text:style-name="P29">The signers in question are as follows:</text:p>
                <text:p text:style-name="P29">Elena Vinas for Option One<text:line-break/>Richard Vasquez as VP of PRIMEQUITY LLC.</text:p>
                <text:p text:style-name="P29">To my understanding PRIMEQUITY LLC made the transfer to Option One.</text:p>
                <text:p text:style-name="P29">Thanks!</text:p>
              </text:list-item>
            </text:list>
          </text:section>
          <text:section text:style-name="Sect1" text:name="comment-99921">
            <text:list xml:id="list28601766" text:continue-numbering="true" text:style-name="L29">
              <text:list-item>
                <text:list>
                  <text:list-item>
                    <text:p text:style-name="P61"><text:s/></text:p>
                    <text:p text:style-name="P61"><text:span text:style-name="Citation">frdmfytr</text:span> says: </text:p>
                    <text:p text:style-name="P29"><text:a xlink:type="simple" xlink:href="http://takeyourhomeback.com/?p=428#comment-99921">November 9, 2011 at 11:01 AM</text:a></text:p>
                    <text:p text:style-name="P29">1 way to find a robosigner signature or doc that has worked well for me is to google their name followed by “pdf” or “bank” “pdf” name.</text:p>
                    <text:p text:style-name="P29">Cardless Dixon was the one I needed. You can get an idea by googling “cardless dixon pdf”</text:p>
                    <text:p text:style-name="P29">you will find many different sigs and positions held by him.</text:p>
                    <text:p text:style-name="P29">MERS. First Horizon. First Tennesse. Notary. etc</text:p>
                    <text:p text:style-name="P29">you will notice the same people do alot of switching around. cardless dixon and roshonda turner like to go back and forth on alot of docs</text:p>
                  </text:list-item>
                </text:list>
              </text:list-item>
            </text:list>
          </text:section>
          <text:section text:style-name="Sect1" text:name="comment-69115">
            <text:list xml:id="list28600088" text:continue-numbering="true" text:style-name="L29">
              <text:list-item>
                <text:p text:style-name="P61"><text:s/></text:p>
                <text:p text:style-name="P61"><text:a xlink:type="simple" xlink:href="http://www.lakehouseplans.org/huser1.homeflip.hop.clickbank.net"><text:span text:style-name="Citation">lakehouse,lakehouseplans,cabinplans,lakeplans,houseplans,cabinlayouts</text:span></text:a> says: </text:p>
                <text:p text:style-name="P29"><text:a xlink:type="simple" xlink:href="http://takeyourhomeback.com/?p=428#comment-69115">September 27, 2011 at 10:54 AM</text:a></text:p>
                <text:p text:style-name="P29">I just like the helpful info you provide to your articles. I?ll bookmark your weblog and check once more here frequently. I’m slightly sure I?ll learn many new stuff proper right here! Good luck for the following!</text:p>
              </text:list-item>
            </text:list>
          </text:section>
          <text:section text:style-name="Sect1" text:name="comment-70142">
            <text:list xml:id="list28587354" text:continue-numbering="true" text:style-name="L29">
              <text:list-item>
                <text:p text:style-name="P61"><text:s/></text:p>
                <text:p text:style-name="P61"><text:span text:style-name="Citation">DOUGLAS NEWTON</text:span> says: </text:p>
                <text:p text:style-name="P29"><text:a xlink:type="simple" xlink:href="http://takeyourhomeback.com/?p=428#comment-70142">September 29, 2011 at 6:53 AM</text:a></text:p>
                <text:p text:style-name="P29">i WAS FORECLOSED UPON IN VERMONT BY ATTORNEYS LOBE AND FORTINE IN BURLINGTON VERMONT.I REALLY DONT KNOW HOW TO RESEARCH LIKE SOME ON THIS SIGHT.MY LOAN WAS WELLS FARGO,N.A. IN THE CITY OF FORT MILL SOUTH CAROLINA.CITIZENS BANK,N.A.THIS IS FROM THE ATTORNEY LOBE AND FORTINE ON THE COMPLAINT FOR FORCLOSURE.IT SAYS THAT ON JULY 9 2004 EXCUTED PROMISSORY NOTE IN FAVOR OF CTX MORTAGE COMPANY.THE NOTE IS SECURED BY MORTAGE DEED DATED JULY 9 2004 TO MORTAGE ELECTRONICS REGISTRATION SYSTEMS,AS NOMINEE FOR CTX MORTAGE.SAID PROMISSORY NOTE AND MORTAGE DEED WERE ASSIGNED FROM MORTAGE ELECTTRONICS REGISTRATION INC,AS NOMINEE FOR CTX MORTAGE COMPANY,LLC TO WELLS FARGOBANK,NA BY INSTRUMENT DATED APRIL 29 2009 AND RECORDED IN THE PANTON VERMONT LAND RECORDS ON ABOUT MAY 5,2009.WELL IT ACTUALLY WENT FROM CTX TO WASHINGTON MUTUAL BANK AND THEN TO WELLS FARGO.ALSO IT SHOWS TWO PEOPLE LATOYIA GOFFNEY AS DOC SIGNER CTX <text:soft-page-break/>MORTAGE COMPANY THEN WASHINGTON MUTUAL BANK FA THEN PAY TO THE ORDER OF WITHOUT RECOURSE WASHINGTON MUTUAL BANK,FA BRENDA F.BRENDLE FIRST VICE PRESIDENT.ANY HELP WOULD BE DEEPLY APPRECIATED.DOUGLAS NEWTON PANTON VT.</text:p>
              </text:list-item>
            </text:list>
          </text:section>
          <text:section text:style-name="Sect1" text:name="comment-75659">
            <text:list xml:id="list28585027" text:continue-numbering="true" text:style-name="L29">
              <text:list-item>
                <text:p text:style-name="P61"><text:s/></text:p>
                <text:p text:style-name="P61"><text:a xlink:type="simple" xlink:href="http://www.minecrafthacking.com/tags/"><text:span text:style-name="Citation">minecraft hacking</text:span></text:a> says: </text:p>
                <text:p text:style-name="P29"><text:a xlink:type="simple" xlink:href="http://takeyourhomeback.com/?p=428#comment-75659">October 8, 2011 at 11:14 AM</text:a></text:p>
                <text:p text:style-name="P29">Heya i?m for the first time here. I found this board and I find It really useful &amp; it helped me out a lot. I’m hoping to provide something again and aid others such as you helped me.</text:p>
              </text:list-item>
            </text:list>
          </text:section>
          <text:section text:style-name="Sect1" text:name="comment-75815">
            <text:list xml:id="list28585518" text:continue-numbering="true" text:style-name="L29">
              <text:list-item>
                <text:p text:style-name="P61"><text:s/></text:p>
                <text:p text:style-name="P61"><text:a xlink:type="simple" xlink:href="http://www.animalcrossingwildworld.com/screenshots/21509"><text:span text:style-name="Citation">animal crossing wild world friend code exchange 2011</text:span></text:a> says: </text:p>
                <text:p text:style-name="P29"><text:a xlink:type="simple" xlink:href="http://takeyourhomeback.com/?p=428#comment-75815">October 8, 2011 at 4:22 PM</text:a></text:p>
                <text:p text:style-name="P29">Pretty content. I simply stumbled upon your web site and I get actually loved your weblog posts. Anyway I will be subscribing to your feeds .</text:p>
              </text:list-item>
            </text:list>
          </text:section>
          <text:section text:style-name="Sect1" text:name="comment-76445">
            <text:list xml:id="list28578167" text:continue-numbering="true" text:style-name="L29">
              <text:list-item>
                <text:p text:style-name="P61"><text:s/></text:p>
                <text:p text:style-name="P61"><text:span text:style-name="Citation">Camille Williams</text:span> says: </text:p>
                <text:p text:style-name="P29"><text:a xlink:type="simple" xlink:href="http://takeyourhomeback.com/?p=428#comment-76445">October 9, 2011 at 8:29 PM</text:a></text:p>
                <text:p text:style-name="P29">Does anyone know who debra l wojciechowski is? She states she is a officer authorized for BAC Home Loans Servicing, LP F/K/A Countrywide Home Loans Servicing but I do not show her as a robo signer.</text:p>
              </text:list-item>
            </text:list>
          </text:section>
          <text:section text:style-name="Sect1" text:name="comment-76714">
            <text:list xml:id="list28579252" text:continue-numbering="true" text:style-name="L29">
              <text:list-item>
                <text:list>
                  <text:list-item>
                    <text:p text:style-name="P61"><text:s/></text:p>
                    <text:p text:style-name="P61"><text:span text:style-name="Citation">admin</text:span> says: </text:p>
                    <text:p text:style-name="P29"><text:a xlink:type="simple" xlink:href="http://takeyourhomeback.com/?p=428#comment-76714">October 10, 2011 at 8:30 AM</text:a></text:p>
                    <text:p text:style-name="P29">NEVER HEARD OF HER, HOWEVER, HER NAME WILL BE ADDED TO OUR NEW LIST OF SUSPECTED ROBO SIGNERS AND TRY TO EXPOSE HER FOR YOU</text:p>
                  </text:list-item>
                </text:list>
              </text:list-item>
            </text:list>
          </text:section>
          <text:section text:style-name="Sect1" text:name="comment-81028">
            <text:list xml:id="list28574507" text:continue-numbering="true" text:style-name="L29">
              <text:list-item>
                <text:p text:style-name="P61"><text:s/></text:p>
                <text:p text:style-name="P61"><text:span text:style-name="Citation">all star plumbing sacramento</text:span> says: </text:p>
                <text:p text:style-name="P29"><text:a xlink:type="simple" xlink:href="http://takeyourhomeback.com/?p=428#comment-81028">October 16, 2011 at 6:32 AM</text:a></text:p>
                <text:p text:style-name="P29">Hey There. I found your blog the usage of msn. This is a really neatly written article. I?ll make sure to bookmark it and come back to read more of your helpful info. Thank you for the post. I?ll definitely return.</text:p>
              </text:list-item>
            </text:list>
          </text:section>
          <text:section text:style-name="Sect1" text:name="comment-81680">
            <text:list xml:id="list28573426" text:continue-numbering="true" text:style-name="L29">
              <text:list-item>
                <text:p text:style-name="P61"><text:s/></text:p>
                <text:p text:style-name="P61"><text:span text:style-name="Citation">admin</text:span> says: </text:p>
                <text:p text:style-name="P29"><text:a xlink:type="simple" xlink:href="http://takeyourhomeback.com/?p=428#comment-81680">October 17, 2011 at 7:25 AM</text:a></text:p>
                <text:p text:style-name="P29">Bj wrote: “FYI..we are thinking that many of these are being done in a foreign land. If you notice that the initials or squiggle marks are incoherent, it is because they writer is not accustomed to writing in English. The result would be very much like you or I trying to sign the name of a foreigner. Something to think about!” we are beginning to see names that are ungoogleable!”</text:p>
              </text:list-item>
            </text:list>
          </text:section>
          <text:section text:style-name="Sect1" text:name="comment-81683">
            <text:list xml:id="list28600082" text:continue-numbering="true" text:style-name="L29">
              <text:list-item>
                <text:p text:style-name="P61"><text:s/></text:p>
                <text:p text:style-name="P61"><text:span text:style-name="Citation">admin</text:span> says: </text:p>
                <text:p text:style-name="P29"><text:a xlink:type="simple" xlink:href="http://takeyourhomeback.com/?p=428#comment-81683">October 17, 2011 at 7:36 AM</text:a></text:p>
                <text:p text:style-name="P29"><text:soft-page-break/>Robosigner Judy Faber is on the assignment of my mortgage note. Her “signature” is her stamp, and not actually signed in person. The signature of the employee of the original lender, Peggy Cliff, who claims to be vice presidenti of First Savings Mortgage Corp., a large scribble. Next to Peggy’s signature is a round seal of First Savings Mortgage. Neither “signature” is notarized. I don’t understand if this is considered actual fraud in Virginia, which is a nonjudicial state.</text:p>
              </text:list-item>
            </text:list>
          </text:section>
          <text:section text:style-name="Sect1" text:name="comment-81756">
            <text:list xml:id="list28599431" text:continue-numbering="true" text:style-name="L29">
              <text:list-item>
                <text:p text:style-name="P61"><text:s/></text:p>
                <text:p text:style-name="P61"><text:a xlink:type="simple" xlink:href="http://twitter.com/#%21/mousepatch"><text:span text:style-name="Citation">computer repair Chicago</text:span></text:a> says: </text:p>
                <text:p text:style-name="P29"><text:a xlink:type="simple" xlink:href="http://takeyourhomeback.com/?p=428#comment-81756">October 17, 2011 at 9:23 AM</text:a></text:p>
                <text:p text:style-name="P29">magnificent issues altogether, you just won a new reader. What would you recommend in regards to your put up that you made a few days in the past? Any positive?</text:p>
              </text:list-item>
            </text:list>
          </text:section>
          <text:section text:style-name="Sect1" text:name="comment-82418">
            <text:list xml:id="list28586530" text:continue-numbering="true" text:style-name="L29">
              <text:list-item>
                <text:p text:style-name="P61"><text:s/></text:p>
                <text:p text:style-name="P61"><text:a xlink:type="simple" xlink:href="http://scam.com/newreply.php?do=newreply&amp;p=1094816"><text:span text:style-name="Citation">Easy Click Commissions scam</text:span></text:a> says: </text:p>
                <text:p text:style-name="P29"><text:a xlink:type="simple" xlink:href="http://takeyourhomeback.com/?p=428#comment-82418">October 18, 2011 at 2:11 PM</text:a></text:p>
                <text:p text:style-name="P29">F*ckin? awesome issues here. I?m very glad to look your post. Thank you a lot and i am taking a look forward to touch you. Will you kindly drop me a mail?</text:p>
              </text:list-item>
            </text:list>
          </text:section>
          <text:section text:style-name="Sect1" text:name="comment-83343">
            <text:list xml:id="list28573982" text:continue-numbering="true" text:style-name="L29">
              <text:list-item>
                <text:p text:style-name="P61"><text:s/></text:p>
                <text:p text:style-name="P61"><text:a xlink:type="simple" xlink:href="http://maps.google.com/maps/place?hl=en&amp;georestrict=input_srcid:5aa0b9f28a075bee"><text:span text:style-name="Citation">bathroom remodel</text:span></text:a> says: </text:p>
                <text:p text:style-name="P29"><text:a xlink:type="simple" xlink:href="http://takeyourhomeback.com/?p=428#comment-83343">October 19, 2011 at 9:31 PM</text:a></text:p>
                <text:p text:style-name="P29">My brother suggested I may like this web site. He was totally right. This put up truly made my day. You can’t consider simply how so much time you had spent for this info! Thanks!</text:p>
              </text:list-item>
            </text:list>
          </text:section>
          <text:section text:style-name="Sect1" text:name="comment-83428">
            <text:list xml:id="list28577722" text:continue-numbering="true" text:style-name="L29">
              <text:list-item>
                <text:p text:style-name="P61"><text:s/></text:p>
                <text:p text:style-name="P61"><text:a xlink:type="simple" xlink:href="http://www.radionicsbox.com/tag/clippings/"><text:span text:style-name="Citation">radionics</text:span></text:a> says: </text:p>
                <text:p text:style-name="P29"><text:a xlink:type="simple" xlink:href="http://takeyourhomeback.com/?p=428#comment-83428">October 20, 2011 at 12:10 AM</text:a></text:p>
                <text:p text:style-name="P29">I do trust all of the concepts you’ve introduced on your post. They’re really convincing and will certainly work. Nonetheless, the posts are very quick for novices. Thank you for the post.</text:p>
              </text:list-item>
            </text:list>
          </text:section>
          <text:section text:style-name="Sect1" text:name="comment-85947">
            <text:list xml:id="list28592241" text:continue-numbering="true" text:style-name="L29">
              <text:list-item>
                <text:p text:style-name="P61"><text:s/></text:p>
                <text:p text:style-name="P61"><text:span text:style-name="Citation">Deborah Tyson</text:span> says: </text:p>
                <text:p text:style-name="P29"><text:a xlink:type="simple" xlink:href="http://takeyourhomeback.com/?p=428#comment-85947">October 23, 2011 at 6:49 AM</text:a></text:p>
                <text:p text:style-name="P29">I was wondering if anyone heard of these names<text:line-break/>Beth Cray An Associate authorized for DB Structured Products LLc.. she had a Tennille A. Henderson as a block stmap notary State of Fla unable to read signature or whats behind stamp due to they stamped it on the oath.</text:p>
                <text:p text:style-name="P29">Also on loan app and note their are Blocked out areas in black marker unable to read , is their reasons for this?</text:p>
                <text:p text:style-name="P29">Also on note from Long Beach is Jess Almanza VP and Angelia Shepard asst VP</text:p>
                <text:p text:style-name="P29">Than I have First VP James Mark from Washington Mutual<text:line-break/>Than Peter Prinicipato (in block letters) with authorized signature under it and scribbles on the name . Which is from DB Structured Products Inc</text:p>
                <text:p text:style-name="P29">Signing Assignment of mortgage,I have Wendy Mitchell Deutsche Bank jacksonville Fla<text:line-break/>Katrina Fisher DB Structured Products LLC Asst VP<text:line-break/>Fla, County of Duval<text:line-break/>Janet M Kanzig Notary Block stamp Fla County of Duval</text:p>
                <text:p text:style-name="P29"><text:soft-page-break/>Than I have the Assignment of mortgage signed this year ( it was supposedly bought in 2006 but began in 2004)<text:line-break/>by:<text:line-break/>Ingrid Whitty VP Washinton Mutual bank successor by merger to Long Beach Mortgage Company but you’ll love this one <text:a xlink:type="simple" xlink:href="http://www.pottco.org/deed_pdf/2011/6/2/3/2011-6235.pdf">http://www.pottco.org/deed_pdf/2011/6/2/3/2011-6235.pdf</text:a> She is Asst Secretary to Donna Acree who signed my note as wittness but on this link she is now a VP. I have a number of different signatures by these two.<text:line-break/>I COULDN’T GET A COPY OF THESE<text:line-break/><text:a xlink:type="simple" xlink:href="http://www.pottco.org/deed_pdf/2011/6/2/3/2011-6235.pdf">http://www.pottco.org/deed_pdf/2011/6/2/3/2011-6235.pdf</text:a><text:line-break/><text:a xlink:type="simple" xlink:href="http://www.pottco.org/deed_pdf/2010/1/6/5/2010-16544.pdf">http://www.pottco.org/deed_pdf/2010/1/6/5/2010-16544.pdf</text:a><text:line-break/><text:a xlink:type="simple" xlink:href="ftp://ftp.skagitcounty.net/RecordingImages/2010/02/05/201002050012.pdf">ftp://ftp.skagitcounty.net/RecordingImages/2010/02/05/201002050012.pdf</text:a><text:line-break/><text:a xlink:type="simple" xlink:href="ftp://ftp.skagitcounty.net/RecordingImages/2011/07/15/201107150050.pdf">ftp://ftp.skagitcounty.net/RecordingImages/2011/07/15/201107150050.pdf</text:a><text:line-break/><text:a xlink:type="simple" xlink:href="ftp://ftp.skagitcounty.net/RecordingImages/2010/10/15/201010150020.pdf">ftp://ftp.skagitcounty.net/RecordingImages/2010/10/15/201010150020.pdf</text:a><text:line-break/><text:a xlink:type="simple" xlink:href="http://www.pottco.org/deed_pdf/2011/4/9/4/2011-4945.pdf">http://www.pottco.org/deed_pdf/2011/4/9/4/2011-4945.pdf</text:a><text:line-break/><text:a xlink:type="simple" xlink:href="http://www.pottco.org/deed_pdf/2011/9/1/1/2011-9113.pdf">http://www.pottco.org/deed_pdf/2011/9/1/1/2011-9113.pdf</text:a><text:line-break/><text:a xlink:type="simple" xlink:href="ftp://ftp.skagitcounty.net/RecordingImages/2009/09/10/200909100034.pdf">ftp://ftp.skagitcounty.net/RecordingImages/2009/09/10/200909100034.pdf</text:a><text:line-break/>You will also see different signatures of Donna Acree</text:p>
                <text:p text:style-name="P29">Vicki C. Knighten notary lifetime member from Ouachita Parish LA. ( this signature does not match whats on my paperwork,</text:p>
                <text:p text:style-name="P29">Christine K. Sahyers Quantum Services ( any information on this one?)</text:p>
                <text:p text:style-name="P29">Mary Anne Pandolfo notary state of fla ( any information on this one?)<text:line-break/>Also ArchBay Holdings LLC series 2010B Any information on this note or company Would be very helpful.</text:p>
                <text:p text:style-name="P29">Thank you<text:line-break/>Deborah</text:p>
              </text:list-item>
            </text:list>
          </text:section>
          <text:section text:style-name="Sect1" text:name="comment-86013">
            <text:list xml:id="list28584735" text:continue-numbering="true" text:style-name="L29">
              <text:list-item>
                <text:p text:style-name="P61"><text:s/></text:p>
                <text:p text:style-name="P61"><text:span text:style-name="Citation">Deborah Tyson</text:span> says: </text:p>
                <text:p text:style-name="P29"><text:a xlink:type="simple" xlink:href="http://takeyourhomeback.com/?p=428#comment-86013">October 23, 2011 at 9:46 AM</text:a></text:p>
                <text:p text:style-name="P29">Can anyone give me information how -Katrina Fisher was found on Lenders Processing Services as a signer? Seems she signed my Assigment of Mortgage as Asst Vice President of Db Structured Products INC a subsidy of Deutsche Bank in Jacksonville Fla.<text:line-break/>Thanks</text:p>
              </text:list-item>
            </text:list>
          </text:section>
          <text:section text:style-name="Sect1" text:name="comment-86293">
            <text:list xml:id="list28601707" text:continue-numbering="true" text:style-name="L29">
              <text:list-item>
                <text:p text:style-name="P61"><text:s/></text:p>
                <text:p text:style-name="P61"><text:span text:style-name="Citation">Dawn</text:span> says: </text:p>
                <text:p text:style-name="P29"><text:a xlink:type="simple" xlink:href="http://takeyourhomeback.com/?p=428#comment-86293">October 23, 2011 at 6:20 PM</text:a></text:p>
                <text:p text:style-name="P29">Do you live in Massachusetts go to <text:a xlink:type="simple" xlink:href="http://www.salemdeeds.com/">http://www.salemdeeds.com</text:a> and see what my favorite Register of Deeds is doing about the robo-signing in Massachusetts.<text:line-break/>In an attempt to provide people with more assistance, O’Brien is now offering any homeowner in his district who has a document in their chain of title signed by a known robo-signer, an affidavit signed by him as Register of Deeds attesting to the presence of that signature which has been recorded at his Registry. For those homeowners that are currently being foreclosed upon, this affidavit may be presented to their attorney, the lender or the court to show that their chain of title has been corrupted. For those who are not in foreclosure, the affidavit may be presented to their current lender to show that a robo-signed document has in fact been recorded in their chain of title and be part of a request to investigate how this happened and what the <text:soft-page-break/>lender is going to do to correct it.<text:line-break/>Homeowners may check to see if there is a known robo-signer in their chain of title by visiting his website <text:a xlink:type="simple" xlink:href="http://www.salemdeeds.com/">http://www.salemdeeds.com</text:a> or by calling his Customer Service Department at 978-542-1704.</text:p>
                <text:p text:style-name="P29">If you don’t live in Massachusetts you should still know that every Register of Deeds in the country knows what John O’Brien is doing, so call yours and demand to know what they are going to do for you and your county.</text:p>
                <text:p text:style-name="P29">Lastly, John O’Brien is running for reelection in 2012 you know they don’t want him in again. Show them no one is going to take your home without the right to do so.</text:p>
                <text:p text:style-name="P29"><text:a xlink:type="simple" xlink:href="http://registerjohnobrien.org/">http://registerjohnobrien.org/</text:a><text:line-break/>Donate to his cause, because it too is ours, a single vote could save your home. </text:p>
                <text:p text:style-name="P29">ALSO his election site gives you even more of an education in how your local register should help you in your county </text:p>
                <text:p text:style-name="P29"><text:a xlink:type="simple" xlink:href="http://registerjohnobrien.org/">http://registerjohnobrien.org/</text:a></text:p>
              </text:list-item>
            </text:list>
          </text:section>
          <text:section text:style-name="Sect1" text:name="comment-86456">
            <text:list xml:id="list28603800" text:continue-numbering="true" text:style-name="L29">
              <text:list-item>
                <text:p text:style-name="P61"><text:s/></text:p>
                <text:p text:style-name="P61"><text:a xlink:type="simple" xlink:href="http://www.sleep-tonite.com/feed/rss/"><text:span text:style-name="Citation">trouble sleeping</text:span></text:a> says: </text:p>
                <text:p text:style-name="P29"><text:a xlink:type="simple" xlink:href="http://takeyourhomeback.com/?p=428#comment-86456">October 24, 2011 at 1:07 AM</text:a></text:p>
                <text:p text:style-name="P29">Thanks for every other magnificent post. Where else could anyone get that type of information in such a perfect approach of writing? I have a presentation subsequent week, and I’m at the look for such info.</text:p>
              </text:list-item>
            </text:list>
          </text:section>
          <text:section text:style-name="Sect1" text:name="comment-87401">
            <text:list xml:id="list28575255" text:continue-numbering="true" text:style-name="L29">
              <text:list-item>
                <text:p text:style-name="P61"><text:s/></text:p>
                <text:p text:style-name="P61"><text:a xlink:type="simple" xlink:href="http://www.sublimeleadsinger.com/"><text:span text:style-name="Citation">sublime lead singer</text:span></text:a> says: </text:p>
                <text:p text:style-name="P29"><text:a xlink:type="simple" xlink:href="http://takeyourhomeback.com/?p=428#comment-87401">October 25, 2011 at 4:23 AM</text:a></text:p>
                <text:p text:style-name="P29">Wonderful work! That is the kind of info that should be shared across the net. Disgrace on Google for no longer positioning this higher! Thanks =)</text:p>
              </text:list-item>
            </text:list>
          </text:section>
          <text:section text:style-name="Sect1" text:name="comment-88632">
            <text:list xml:id="list28595980" text:continue-numbering="true" text:style-name="L29">
              <text:list-item>
                <text:p text:style-name="P61"><text:s/></text:p>
                <text:p text:style-name="P61"><text:span text:style-name="Citation">Silvia</text:span> says: </text:p>
                <text:p text:style-name="P29"><text:a xlink:type="simple" xlink:href="http://takeyourhomeback.com/?p=428#comment-88632">October 26, 2011 at 1:25 PM</text:a></text:p>
                <text:p text:style-name="P29">I had a Mortgage with Sendera Funding a/k/a Avelo. They transfered Servicint to Litton. Forclosure filed by MTGLQ Investors LP 2/13/09. MERS showed Litton and Goldman Sachs as Investor. During forclosure they sold the loand to WL R/IVZ Resi NPL LLC August 2010… Your guess is as good as mine. Servicer AHMSI… Case was dismissed FWOP 6/2011. Till 2 days ago, Litton was still listed with GS in MERS. Today, AHMSI shows both as servicer and investor. My note was lost. All Litton sent was a “NOTE ALLONGE” signed by “VP for Litton and Attorney in fact for MTGLQ”, Mr. Richard Williams. Dated over a year after the foreclosure was filed. Attached was an assignment of Mtg dated 1 month after filing as well. Signed by “Jackie Freeman as Asst. Secretary for MERS” the last name on signature looks like a figure eight, only an initial… Notarized by Debra Money in Texas… Do any of these names ring a bell? The attorneys that filed about 300 assignments in florida on the same day were Butler &amp; Hosch…</text:p>
              </text:list-item>
            </text:list>
          </text:section>
          <text:section text:style-name="Sect1" text:name="comment-88689">
            <text:list xml:id="list28583058" text:continue-numbering="true" text:style-name="L29">
              <text:list-item>
                <text:list>
                  <text:list-item>
                    <text:p text:style-name="P61"><text:s/></text:p>
                    <text:p text:style-name="P61"><text:span text:style-name="Citation">admin</text:span> says: </text:p>
                    <text:p text:style-name="P29"><text:a xlink:type="simple" xlink:href="http://takeyourhomeback.com/?p=428#comment-88689">October 26, 2011 at 3:47 PM</text:a></text:p>
                    <text:p text:style-name="P29"><text:soft-page-break/>PLEASE TELL US THE DATE &amp; COUNTY THESE ASSIGNMENTS WERE FILED. I’LL BET YOUR FEELING ARE CORRECT. PLEASE HELP US IDENTIFY THESE ROBO-SIGNERS AND FRAUDSTERS.</text:p>
                  </text:list-item>
                </text:list>
              </text:list-item>
            </text:list>
          </text:section>
          <text:section text:style-name="Sect1" text:name="comment-133823">
            <text:list xml:id="list28599235" text:continue-numbering="true" text:style-name="L29">
              <text:list-item>
                <text:list>
                  <text:list-item>
                    <text:p text:style-name="P61"><text:s/></text:p>
                    <text:p text:style-name="P61"><text:span text:style-name="Citation">Elizabeth</text:span> says: </text:p>
                    <text:p text:style-name="P29"><text:a xlink:type="simple" xlink:href="http://takeyourhomeback.com/?p=428#comment-133823">December 7, 2011 at 1:34 PM</text:a></text:p>
                    <text:p text:style-name="P29">Can you send me a copy of the assignment? I also have one with Jackie Freemans signature. Ownit Mortgage is the original lender. my email is <text:a xlink:type="simple" xlink:href="mailto:peronusa@hotmail.com">peronusa@hotmail.com</text:a></text:p>
                  </text:list-item>
                </text:list>
              </text:list-item>
            </text:list>
          </text:section>
          <text:section text:style-name="Sect1" text:name="comment-134287">
            <text:list xml:id="list28587043" text:continue-numbering="true" text:style-name="L29">
              <text:list-item>
                <text:list>
                  <text:list-item>
                    <text:list>
                      <text:list-item>
                        <text:p text:style-name="P61"><text:s/></text:p>
                        <text:p text:style-name="P61"><text:span text:style-name="Citation">admin</text:span> says: </text:p>
                        <text:p text:style-name="P29"><text:a xlink:type="simple" xlink:href="http://takeyourhomeback.com/?p=428#comment-134287">December 7, 2011 at 8:36 PM</text:a></text:p>
                        <text:p text:style-name="P29">Which assignment are you refrring to??</text:p>
                      </text:list-item>
                    </text:list>
                  </text:list-item>
                </text:list>
              </text:list-item>
            </text:list>
          </text:section>
          <text:section text:style-name="Sect1" text:name="comment-88860">
            <text:list xml:id="list28592545" text:continue-numbering="true" text:style-name="L29">
              <text:list-item>
                <text:p text:style-name="P61"><text:s/></text:p>
                <text:p text:style-name="P61"><text:span text:style-name="Citation">Angela</text:span> says: </text:p>
                <text:p text:style-name="P29"><text:a xlink:type="simple" xlink:href="http://takeyourhomeback.com/?p=428#comment-88860">October 26, 2011 at 9:13 PM</text:a></text:p>
                <text:p text:style-name="P29">I found an assignment of deed to Bank of America from MERS at my county records today. It was prepared by George Gallegos and documents are to be sent to CoreLogic in Chapin, SC. The assistant secretaries for MERS were LuisRolden and Alice Rowe. Witnessed by Malik Basurto and Chester Levings. It was notarized by George A. Pinedo, Ventura County, Calfornia wih an expiration date 06/14/2013. Please let me know if you can find out whether or not these are robo-signers. I just saw Luis Rolden’s name on your list. Thank for the great work you are doing.</text:p>
              </text:list-item>
            </text:list>
          </text:section>
          <text:section text:style-name="Sect1" text:name="comment-89099">
            <text:list xml:id="list28582915" text:continue-numbering="true" text:style-name="L29">
              <text:list-item>
                <text:list>
                  <text:list-item>
                    <text:p text:style-name="P61"><text:s/></text:p>
                    <text:p text:style-name="P61"><text:span text:style-name="Citation">admin</text:span> says: </text:p>
                    <text:p text:style-name="P29"><text:a xlink:type="simple" xlink:href="http://takeyourhomeback.com/?p=428#comment-89099">October 27, 2011 at 5:30 AM</text:a></text:p>
                    <text:p text:style-name="P29">PLEASE PROVIDE US WITH THE COUNTY AND BOOK/PAGE SO WE CAN REVIEW AND ADD TO OUR LIST, THIS HELPS OTHERS ALSO</text:p>
                  </text:list-item>
                </text:list>
              </text:list-item>
            </text:list>
          </text:section>
          <text:section text:style-name="Sect1" text:name="comment-185573">
            <text:list xml:id="list28571706" text:continue-numbering="true" text:style-name="L29">
              <text:list-item>
                <text:list>
                  <text:list-item>
                    <text:list>
                      <text:list-item>
                        <text:p text:style-name="P61"><text:s/></text:p>
                        <text:p text:style-name="P61"><text:span text:style-name="Citation">Clarence</text:span> says: </text:p>
                        <text:p text:style-name="P29"><text:a xlink:type="simple" xlink:href="http://takeyourhomeback.com/?p=428#comment-185573">January 18, 2012 at 8:59 PM</text:a></text:p>
                        <text:p text:style-name="P29">I have Chester Levings’ signature on an assignment doc RE: MERS and BoA/Countrywide. Marion County FL 10/25/2011 at 12:08:31, Book Type: O, Book/Page: 5585/1150, Legal: RE 5379-328. He signed as witness along with Edward Gallegos. Signatories were Richard Paz and Maria Medina Rodriguez.</text:p>
                        <text:p text:style-name="P29">If anyone has additional docs with signatures of these people, please post info. </text:p>
                        <text:p text:style-name="P29">Thanks</text:p>
                      </text:list-item>
                    </text:list>
                  </text:list-item>
                </text:list>
              </text:list-item>
            </text:list>
          </text:section>
          <text:section text:style-name="Sect1" text:name="comment-198054">
            <text:list xml:id="list28603829" text:continue-numbering="true" text:style-name="L29">
              <text:list-item>
                <text:list>
                  <text:list-item>
                    <text:list>
                      <text:list-item>
                        <text:p text:style-name="P61"><text:s/></text:p>
                        <text:p text:style-name="P61"><text:span text:style-name="Citation">tim</text:span> says: </text:p>
                        <text:p text:style-name="P29"><text:a xlink:type="simple" xlink:href="http://takeyourhomeback.com/?p=428#comment-198054">January 30, 2012 at 10:45 AM</text:a></text:p>
                        <text:p text:style-name="P29">chester levings<text:line-break/>luis rolden</text:p>
                        <text:p text:style-name="P29">duval county, fl.<text:line-break/><text:soft-page-break/>12141/1847</text:p>
                      </text:list-item>
                    </text:list>
                  </text:list-item>
                </text:list>
              </text:list-item>
            </text:list>
          </text:section>
          <text:section text:style-name="Sect1" text:name="comment-89335">
            <text:list xml:id="list28598874" text:continue-numbering="true" text:style-name="L29">
              <text:list-item>
                <text:p text:style-name="P61"><text:s/></text:p>
                <text:p text:style-name="P61"><text:a xlink:type="simple" xlink:href="http://best-listbuilding.com/"><text:span text:style-name="Citation">Best List Building</text:span></text:a> says: </text:p>
                <text:p text:style-name="P29"><text:a xlink:type="simple" xlink:href="http://takeyourhomeback.com/?p=428#comment-89335">October 27, 2011 at 3:14 PM</text:a></text:p>
                <text:p text:style-name="P29">It’s perfect time to make a few plans for the long run and it is time to be happy. I have learn this put up and if I want attention-grabbing issues or advice. Maybe you can write subsequent articles referring to this article. I wish to read even more things about it!</text:p>
              </text:list-item>
            </text:list>
          </text:section>
          <text:section text:style-name="Sect1" text:name="comment-89358">
            <text:list xml:id="list28586716" text:continue-numbering="true" text:style-name="L29">
              <text:list-item>
                <text:list>
                  <text:list-item>
                    <text:p text:style-name="P61"><text:s/></text:p>
                    <text:p text:style-name="P61"><text:span text:style-name="Citation">admin</text:span> says: </text:p>
                    <text:p text:style-name="P29"><text:a xlink:type="simple" xlink:href="http://takeyourhomeback.com/?p=428#comment-89358">October 27, 2011 at 4:15 PM</text:a></text:p>
                    <text:p text:style-name="P29">FOR MORE RELATED BLOGS AND ARTICLES TO ROBO SIGNING, SEE:<text:line-break/><text:a xlink:type="simple" xlink:href="http://takeyourhomeback.com/">http://takeyourhomeback.com/</text:a><text:line-break/><text:a xlink:type="simple" xlink:href="http://takeyourhomeback.com/?p=1005">http://takeyourhomeback.com/?p=1005</text:a><text:line-break/><text:a xlink:type="simple" xlink:href="http://members.beforeitsnews.com/story/833/333/Robo_Signing_Still_Going_Strong.html">http://members.beforeitsnews.com/story/833/333/Robo_Signing_Still_Going_Strong.html</text:a><text:line-break/>(BOOKMARK THESE LINKS BECAUSE THEY ARE CONSTANTLY UPDATED)</text:p>
                  </text:list-item>
                </text:list>
              </text:list-item>
            </text:list>
          </text:section>
          <text:section text:style-name="Sect1" text:name="comment-90375">
            <text:list xml:id="list28601596" text:continue-numbering="true" text:style-name="L29">
              <text:list-item>
                <text:p text:style-name="P61"><text:s/></text:p>
                <text:p text:style-name="P61"><text:a xlink:type="simple" xlink:href="http://www.85mortgagesuk.co.uk/"><text:span text:style-name="Citation">85 mortgage</text:span></text:a> says: </text:p>
                <text:p text:style-name="P29"><text:a xlink:type="simple" xlink:href="http://takeyourhomeback.com/?p=428#comment-90375">October 29, 2011 at 5:45 AM</text:a></text:p>
                <text:p text:style-name="P29">It’s actually a nice and helpful piece of information. I’m happy that you shared this helpful info with us. Please stay us up to date like this. Thank you for sharing.</text:p>
              </text:list-item>
            </text:list>
          </text:section>
          <text:section text:style-name="Sect1" text:name="comment-90446">
            <text:list xml:id="list28585704" text:continue-numbering="true" text:style-name="L29">
              <text:list-item>
                <text:list>
                  <text:list-item>
                    <text:p text:style-name="P61"><text:s/></text:p>
                    <text:p text:style-name="P61"><text:span text:style-name="Citation">admin</text:span> says: </text:p>
                    <text:p text:style-name="P29"><text:a xlink:type="simple" xlink:href="http://takeyourhomeback.com/?p=428#comment-90446">October 29, 2011 at 8:02 AM</text:a></text:p>
                    <text:p text:style-name="P29">FOR UPDATED ROBO SIGNER LIST WITH NEW NAMES, VIDEOS, DEPOSITION OF ROBO SIGNERS , SUPPORTING EVIDENCE AGAINST ROBO SIGNERS AND RELATED ARTICLES FROM AROUND THE COUNTRY <text:a xlink:type="simple" xlink:href="http://takeyourhomeback.com/?p=428">http://takeyourhomeback.com/?p=428</text:a><text:line-break/>FOR THE LASTEST ROBO SIGNING SCAM AND THE MOST RECENT LIST OF NEW ROBO SIGNERS SEE: <text:a xlink:type="simple" xlink:href="http://takeyourhomeback.com/?p=1005">http://takeyourhomeback.com/?p=1005</text:a><text:line-break/>FOR PUBLISHED ARTICLE “ ROBO SIGNING STILL GOING STRONG” SEE: <text:a xlink:type="simple" xlink:href="http://members.beforeitsnews.com/story/833/333/Robo_Signing_Still_Going_Strong.html">http://members.beforeitsnews.com/story/833/333/Robo_Signing_Still_Going_Strong.html</text:a> ( PLEASE MARK RECOMMEND THIS STORY WHEN VIEWING)<text:line-break/>INFORMATION REGARDING MERS ( MORTGAGE ELECTRONIC REGISTRATION SYSTEMS) <text:a xlink:type="simple" xlink:href="http://takeyourhomeback.com/?p=71">http://takeyourhomeback.com/?p=71</text:a><text:line-break/>TO HELP SPREAD THE WORD, PLEASE TWEET, MARK LIKEON FACEBBOK OR COPY TO YOUR FACEBOOK WALL. IT HELPS OTHERS AS WELL.</text:p>
                  </text:list-item>
                </text:list>
              </text:list-item>
            </text:list>
          </text:section>
          <text:section text:style-name="Sect1" text:name="comment-90740">
            <text:list xml:id="list28573377" text:continue-numbering="true" text:style-name="L29">
              <text:list-item>
                <text:p text:style-name="P61"><text:s/></text:p>
                <text:p text:style-name="P61"><text:a xlink:type="simple" xlink:href="http://www.robertsmobilemechanics.com/cities/franklin.html"><text:span text:style-name="Citation">mobile mechanic nashville</text:span></text:a> says: </text:p>
                <text:p text:style-name="P29"><text:a xlink:type="simple" xlink:href="http://takeyourhomeback.com/?p=428#comment-90740">October 29, 2011 at 7:02 PM</text:a></text:p>
                <text:p text:style-name="P29">Thanks for the post.</text:p>
              </text:list-item>
            </text:list>
          </text:section>
          <text:section text:style-name="Sect1" text:name="comment-90750">
            <text:list xml:id="list28597016" text:continue-numbering="true" text:style-name="L29">
              <text:list-item>
                <text:p text:style-name="P61"><text:s/></text:p>
                <text:p text:style-name="P61"><text:a xlink:type="simple" xlink:href="http://www.cheaphotelssydney.net/sydney-australia-outdoors/"><text:span text:style-name="Citation">cheap hotels sydney</text:span></text:a> says: </text:p>
                <text:p text:style-name="P29"><text:a xlink:type="simple" xlink:href="http://takeyourhomeback.com/?p=428#comment-90750">October 29, 2011 at 7:42 PM</text:a></text:p>
                <text:p text:style-name="P29"><text:soft-page-break/>Great blog here! Also your web site rather a lot up fast! What host are you the usage of? Can I am getting your affiliate hyperlink for your host? I want my site loaded up as quickly as yours lol</text:p>
              </text:list-item>
            </text:list>
          </text:section>
          <text:section text:style-name="Sect1" text:name="comment-90753">
            <text:list xml:id="list28572779" text:continue-numbering="true" text:style-name="L29">
              <text:list-item>
                <text:p text:style-name="P61"><text:s/></text:p>
                <text:p text:style-name="P61"><text:a xlink:type="simple" xlink:href="http://jack3d-reviews.com/usp-labs-jack3d-raspberry-lemonade-flavor-8-80-ounce/"><text:span text:style-name="Citation">Jack3d</text:span></text:a> says: </text:p>
                <text:p text:style-name="P29"><text:a xlink:type="simple" xlink:href="http://takeyourhomeback.com/?p=428#comment-90753">October 29, 2011 at 7:49 PM</text:a></text:p>
                <text:p text:style-name="P29">I like the valuable information you provide on your articles. I will bookmark your weblog and take a look at once more right here frequently. I am reasonably sure I will be informed many new stuff proper here! Good luck for the next!</text:p>
              </text:list-item>
            </text:list>
          </text:section>
          <text:section text:style-name="Sect1" text:name="comment-91890">
            <text:list xml:id="list28600228" text:continue-numbering="true" text:style-name="L29">
              <text:list-item>
                <text:p text:style-name="P61"><text:s/></text:p>
                <text:p text:style-name="P61"><text:span text:style-name="Citation">admin</text:span> says: </text:p>
                <text:p text:style-name="P29"><text:a xlink:type="simple" xlink:href="http://takeyourhomeback.com/?p=428#comment-91890">October 31, 2011 at 4:00 PM</text:a></text:p>
                <text:p text:style-name="P29">Georgia<text:line-break/>Question: where can I find information on robo signers Attorneys at Shapiro &amp; Swertfeger,LLP Philip A. Hasty, Vice President loan documentation &amp; Sean R. Quirk, Asst. Secretary loan documentation for wells fargo. Information on Gerald Shapiro disbarred fined and sanction.Notary fraud on Amanda Blankenship Gwinnett County Georgia</text:p>
              </text:list-item>
            </text:list>
          </text:section>
          <text:section text:style-name="Sect1" text:name="comment-92998">
            <text:list xml:id="list28582377" text:continue-numbering="true" text:style-name="L29">
              <text:list-item>
                <text:p text:style-name="P61"><text:s/></text:p>
                <text:p text:style-name="P61"><text:a xlink:type="simple" xlink:href="http://www.certifit.org/"><text:span text:style-name="Citation">certi Fitlcertafitlcerttifit</text:span></text:a> says: </text:p>
                <text:p text:style-name="P29"><text:a xlink:type="simple" xlink:href="http://takeyourhomeback.com/?p=428#comment-92998">November 2, 2011 at 9:53 AM</text:a></text:p>
                <text:p text:style-name="P29">This is really interesting, You are an excessively skilled blogger. I have joined your feed and looking for more of your excellent posts. Additionally, I have shared your website in my social networks</text:p>
              </text:list-item>
            </text:list>
          </text:section>
          <text:section text:style-name="Sect1" text:name="comment-93037">
            <text:list xml:id="list28574466" text:continue-numbering="true" text:style-name="L29">
              <text:list-item>
                <text:list>
                  <text:list-item>
                    <text:p text:style-name="P61"><text:s/></text:p>
                    <text:p text:style-name="P61"><text:span text:style-name="Citation">admin</text:span> says: </text:p>
                    <text:p text:style-name="P29"><text:a xlink:type="simple" xlink:href="http://takeyourhomeback.com/?p=428#comment-93037">November 2, 2011 at 11:20 AM</text:a></text:p>
                    <text:p text:style-name="P29">FOR THE LASTEST ROBO SIGNING SCAM AND THE MOST RECENT LIST OF NEW ROBO SIGNERS SEE: <text:a xlink:type="simple" xlink:href="http://takeyourhomeback.com/?p=1005">http://takeyourhomeback.com/?p=1005</text:a><text:line-break/>FOR PUBLISHED ARTICLE “ ROBO SIGNING STILL GOING STRONG” SEE: <text:a xlink:type="simple" xlink:href="http://members.beforeitsnews.com/story/833/333/Robo_Signing_Still_Going_Strong.html">http://members.beforeitsnews.com/story/833/333/Robo_Signing_Still_Going_Strong.html</text:a> ( PLEASE MARK RECOMMEND THIS STORY WHEN VIEWING)</text:p>
                  </text:list-item>
                </text:list>
              </text:list-item>
            </text:list>
          </text:section>
          <text:section text:style-name="Sect1" text:name="comment-99510">
            <text:list xml:id="list28599537" text:continue-numbering="true" text:style-name="L29">
              <text:list-item>
                <text:p text:style-name="P61"><text:s/></text:p>
                <text:p text:style-name="P61"><text:a xlink:type="simple" xlink:href="http://twitter.com/#%21/LasVegasInmates"><text:span text:style-name="Citation">correctional facility inmate search</text:span></text:a> says: </text:p>
                <text:p text:style-name="P29"><text:a xlink:type="simple" xlink:href="http://takeyourhomeback.com/?p=428#comment-99510">November 9, 2011 at 2:45 AM</text:a></text:p>
                <text:p text:style-name="P29">Hello my family member! I want to say that this post is amazing, nice written and include approximately all significant infos. I would like to peer more posts like this .</text:p>
              </text:list-item>
            </text:list>
          </text:section>
          <text:section text:style-name="Sect1" text:name="comment-99933">
            <text:list xml:id="list28594354" text:continue-numbering="true" text:style-name="L29">
              <text:list-item>
                <text:p text:style-name="P61"><text:s/></text:p>
                <text:p text:style-name="P61"><text:span text:style-name="Citation">frdmfytr</text:span> says: </text:p>
                <text:p text:style-name="P29"><text:a xlink:type="simple" xlink:href="http://takeyourhomeback.com/?p=428#comment-99933">November 9, 2011 at 11:13 AM</text:a></text:p>
                <text:p text:style-name="P29">1 good way to find a signature your looking for that has worked well for me is to google the name followed by “pdf” or “bank pdf name” or “test pdf name”. Try differnt combos. Sometimes just “bank name” or “name bank” or “test name”.</text:p>
                <text:p text:style-name="P29">Cardless Dixon was one I needed. You can get an idea by googling “cardless dixon pdf” to get <text:soft-page-break/>an idea.</text:p>
                <text:p text:style-name="P29">You will find many different signatures and positions held by him for MERS, First Horizon, First Tennesse, Notary, etc</text:p>
                <text:p text:style-name="P29">Notice a lot of the same people switching around. Cardless Dixon and Roshonda Turner go back and forth a lot.</text:p>
              </text:list-item>
            </text:list>
          </text:section>
          <text:section text:style-name="Sect1" text:name="comment-103427">
            <text:list xml:id="list28587325" text:continue-numbering="true" text:style-name="L29">
              <text:list-item>
                <text:p text:style-name="P61"><text:s/></text:p>
                <text:p text:style-name="P61"><text:span text:style-name="Citation">Abby in CA</text:span> says: </text:p>
                <text:p text:style-name="P29"><text:a xlink:type="simple" xlink:href="http://takeyourhomeback.com/?p=428#comment-103427">November 12, 2011 at 11:24 AM</text:a></text:p>
                <text:p text:style-name="P29">many of the New Century Mortgage and Home123 Corporation notaries were actually employees of those companies.</text:p>
                <text:p text:style-name="P29">from some discovery it became apparent that those that were employees did not comply with ca notary laws…and they were all california notaries.</text:p>
                <text:p text:style-name="P29">if you had one of these notaries, contact Tom Daly, the Orange County CA Clerk Recorder and get copies of the pages of the notary journal related to your document (need your document recording ID and date of recording and type of document).</text:p>
                <text:p text:style-name="P29">By California laws, you are entitled to copies of pages (feed is 30 cent per page) related to your recording.<text:line-break/>Also, the person who signed your document, their thumbprint should be on the same line where they signed in notary journal.</text:p>
                <text:p text:style-name="P29">Copies of the notary laws are available on the Calif. Secyt. of State website by year.</text:p>
                <text:p text:style-name="P29">Also, you may want to do some discovery up in New Century Mortgage/Home123 Corp. bankruptcy in DE (filed 4-2-2007) and still ongoing as of Nov 2011 surrounding your notary, the document they notarized etc. Again—the notaries listed above may have been employees of New Century/Home123 and they were instructed by supervisors to not comply with CA notary laws when notarizing docs.</text:p>
                <text:p text:style-name="P29">Also, if you had one of the above New Century/Home123 notaries, write a letter to Kamala Harris, the Calif Attorney General, and ask her to investigate the robo-notary practices of New Century/Home123.</text:p>
              </text:list-item>
            </text:list>
          </text:section>
          <text:section text:style-name="Sect1" text:name="comment-103688">
            <text:list xml:id="list28588778" text:continue-numbering="true" text:style-name="L29">
              <text:list-item>
                <text:list>
                  <text:list-item>
                    <text:p text:style-name="P61"><text:s/></text:p>
                    <text:p text:style-name="P61"><text:span text:style-name="Citation">admin</text:span> says: </text:p>
                    <text:p text:style-name="P29"><text:a xlink:type="simple" xlink:href="http://takeyourhomeback.com/?p=428#comment-103688">November 12, 2011 at 4:30 PM</text:a></text:p>
                    <text:p text:style-name="P29">Abby, this is what the Internet is supposed to be about, sharing information. Thank you for all this information, it is of great value to the website and CA homeowners that are the victims of fraud and false notarizations. Please feel free to share with us agin.<text:line-break/>Again, our deeprest thanks<text:line-break/>Admin</text:p>
                  </text:list-item>
                </text:list>
              </text:list-item>
            </text:list>
          </text:section>
          <text:section text:style-name="Sect1" text:name="comment-104121">
            <text:list xml:id="list28594152" text:continue-numbering="true" text:style-name="L29">
              <text:list-item>
                <text:p text:style-name="P61"><text:s/></text:p>
                <text:p text:style-name="P61"><text:a xlink:type="simple" xlink:href="http://www.edenarius.com/"><text:span text:style-name="Citation">que hacer para ganar dinero</text:span></text:a> says: </text:p>
                <text:p text:style-name="P29"><text:a xlink:type="simple" xlink:href="http://takeyourhomeback.com/?p=428#comment-104121">November 13, 2011 at 1:47 AM</text:a></text:p>
                <text:p text:style-name="P29">I like the helpful info you provide on your articles. I?ll bookmark your blog and check once more right here regularly. I’m moderately certain I?ll be informed a lot of new stuff right here! Good luck for the next!</text:p>
              </text:list-item>
            </text:list>
          </text:section>
          <text:section text:style-name="Sect1" text:name="comment-104126">
            <text:list xml:id="list28581657" text:continue-numbering="true" text:style-name="L29">
              <text:list-item>
                <text:p text:style-name="P61"><text:soft-page-break/><text:s/></text:p>
                <text:p text:style-name="P61"><text:a xlink:type="simple" xlink:href="http://ecarinsurances.org/category/car-insurance/"><text:span text:style-name="Citation">best car insurance</text:span></text:a> says: </text:p>
                <text:p text:style-name="P29"><text:a xlink:type="simple" xlink:href="http://takeyourhomeback.com/?p=428#comment-104126">November 13, 2011 at 1:56 AM</text:a></text:p>
                <text:p text:style-name="P29">Woah this blog is great i really like reading your posts. Keep up the great work! You know, lots of individuals are searching around for this information, you could help them greatly.</text:p>
              </text:list-item>
            </text:list>
          </text:section>
          <text:section text:style-name="Sect1" text:name="comment-104127">
            <text:list xml:id="list28591743" text:continue-numbering="true" text:style-name="L29">
              <text:list-item>
                <text:p text:style-name="P61"><text:s/></text:p>
                <text:p text:style-name="P61"><text:a xlink:type="simple" xlink:href="http://fat-take-away.com/"><text:span text:style-name="Citation">lose your belly fat fast and quick</text:span></text:a> says: </text:p>
                <text:p text:style-name="P29"><text:a xlink:type="simple" xlink:href="http://takeyourhomeback.com/?p=428#comment-104127">November 13, 2011 at 1:56 AM</text:a></text:p>
                <text:p text:style-name="P29">you are really a good webmaster. The site loading speed is amazing. It sort of feels that you are doing any distinctive trick. Moreover, The contents are masterpiece. you’ve performed an excellent job in this topic!</text:p>
              </text:list-item>
            </text:list>
          </text:section>
          <text:section text:style-name="Sect1" text:name="comment-104150">
            <text:list xml:id="list28578591" text:continue-numbering="true" text:style-name="L29">
              <text:list-item>
                <text:p text:style-name="P61"><text:s/></text:p>
                <text:p text:style-name="P61"><text:a xlink:type="simple" xlink:href="http://slayerstime.net/l-univers-de-buffy/amour-et-sexe-dans-btvs-2-couples-humains-incomplet.html"><text:span text:style-name="Citation">alice cullen</text:span></text:a> says: </text:p>
                <text:p text:style-name="P29"><text:a xlink:type="simple" xlink:href="http://takeyourhomeback.com/?p=428#comment-104150">November 13, 2011 at 2:22 AM</text:a></text:p>
                <text:p text:style-name="P29">Well I am adding this RSS to my email and could glance out for a lot extra of your respective interesting content. Ensure that you update this once more very soon..</text:p>
              </text:list-item>
            </text:list>
          </text:section>
          <text:section text:style-name="Sect1" text:name="comment-104202">
            <text:list xml:id="list28581819" text:continue-numbering="true" text:style-name="L29">
              <text:list-item>
                <text:p text:style-name="P61"><text:s/></text:p>
                <text:p text:style-name="P61"><text:a xlink:type="simple" xlink:href="http://www.tfsnetworks.com/computer-repair-prescott-arizona/"><text:span text:style-name="Citation">Search Engine Optimization</text:span></text:a> says: </text:p>
                <text:p text:style-name="P29"><text:a xlink:type="simple" xlink:href="http://takeyourhomeback.com/?p=428#comment-104202">November 13, 2011 at 3:37 AM</text:a></text:p>
                <text:p text:style-name="P29">I love your writing so so much!</text:p>
              </text:list-item>
            </text:list>
          </text:section>
          <text:section text:style-name="Sect1" text:name="comment-104242">
            <text:list xml:id="list28586410" text:continue-numbering="true" text:style-name="L29">
              <text:list-item>
                <text:p text:style-name="P61"><text:s/></text:p>
                <text:p text:style-name="P61"><text:a xlink:type="simple" xlink:href="http://soundviewpainting.com/looking-for-house-painting-beaverton-or/"><text:span text:style-name="Citation">beaverton painting contractor</text:span></text:a> says: </text:p>
                <text:p text:style-name="P29"><text:a xlink:type="simple" xlink:href="http://takeyourhomeback.com/?p=428#comment-104242">November 13, 2011 at 4:24 AM</text:a></text:p>
                <text:p text:style-name="P29">Excellent weblog right here!</text:p>
              </text:list-item>
            </text:list>
          </text:section>
          <text:section text:style-name="Sect1" text:name="comment-104268">
            <text:list xml:id="list28600075" text:continue-numbering="true" text:style-name="L29">
              <text:list-item>
                <text:p text:style-name="P61"><text:s/></text:p>
                <text:p text:style-name="P61"><text:a xlink:type="simple" xlink:href="http://www.sinoskywholesale.com/8gb-qvga-panel-all-in-one-media-player-dv-mp3-mp4-game-camera-fm-function-2-colors-available-p-725.html"><text:span text:style-name="Citation">Wholesale Electronics| Cell phones|Spy Camera| Ebook Reader|Tablet pc| MP4 Player |Spy camera hidden|camera Wireless| Camera Digital| video watch| spy surveillance</text:span></text:a> says: </text:p>
                <text:p text:style-name="P29"><text:a xlink:type="simple" xlink:href="http://takeyourhomeback.com/?p=428#comment-104268">November 13, 2011 at 4:48 AM</text:a></text:p>
                <text:p text:style-name="P29">Thank you for great info.</text:p>
              </text:list-item>
            </text:list>
          </text:section>
          <text:section text:style-name="Sect1" text:name="comment-104365">
            <text:list xml:id="list28577308" text:continue-numbering="true" text:style-name="L29">
              <text:list-item>
                <text:p text:style-name="P61"><text:s/></text:p>
                <text:p text:style-name="P61"><text:a xlink:type="simple" xlink:href="http://www.alpinestarsgpprogloves.com/"><text:span text:style-name="Citation">Alpinestars jackets</text:span></text:a> says: </text:p>
                <text:p text:style-name="P29"><text:a xlink:type="simple" xlink:href="http://takeyourhomeback.com/?p=428#comment-104365">November 13, 2011 at 6:52 AM</text:a></text:p>
                <text:p text:style-name="P29">Quite job! Bless you for sharing with us</text:p>
              </text:list-item>
            </text:list>
          </text:section>
          <text:section text:style-name="Sect1" text:name="comment-104428">
            <text:list xml:id="list28600650" text:continue-numbering="true" text:style-name="L29">
              <text:list-item>
                <text:p text:style-name="P61"><text:s/></text:p>
                <text:p text:style-name="P61"><text:a xlink:type="simple" xlink:href="http://umlifesciencespark.net/"><text:span text:style-name="Citation">-</text:span></text:a> says: </text:p>
                <text:p text:style-name="P29"><text:a xlink:type="simple" xlink:href="http://takeyourhomeback.com/?p=428#comment-104428">November 13, 2011 at 8:09 AM</text:a></text:p>
                <text:p text:style-name="P29">I really loved this web page! The data a person produce is actually well-done! There’s no doubt that im will come back again in addition to various HAVE A LOOK AT of the content articles. gratitude.</text:p>
              </text:list-item>
            </text:list>
          </text:section>
          <text:section text:style-name="Sect1" text:name="comment-104440">
            <text:list xml:id="list28587224" text:continue-numbering="true" text:style-name="L29">
              <text:list-item>
                <text:p text:style-name="P61"><text:s/></text:p>
                <text:p text:style-name="P61"><text:a xlink:type="simple" xlink:href="http://iphone5islive.com/"><text:span text:style-name="Citation">iphone 5 iphone 4s ipad mini ipad 3 apple mac news steve jobs ipod free jailbreak ios 5.01 redsn0w youtube</text:span></text:a> says: </text:p>
                <text:p text:style-name="P29"><text:soft-page-break/><text:a xlink:type="simple" xlink:href="http://takeyourhomeback.com/?p=428#comment-104440">November 13, 2011 at 8:24 AM</text:a></text:p>
                <text:p text:style-name="P29">Wonderful website. A lot of useful info here. I’m sending it to several buddies ans also sharing in delicious. And naturally, thank you to your sweat!</text:p>
              </text:list-item>
            </text:list>
          </text:section>
          <text:section text:style-name="Sect1" text:name="comment-104521">
            <text:list xml:id="list28577885" text:continue-numbering="true" text:style-name="L29">
              <text:list-item>
                <text:p text:style-name="P61"><text:s/></text:p>
                <text:p text:style-name="P61"><text:a xlink:type="simple" xlink:href="http://www.video-klipy.com/"><text:span text:style-name="Citation">ceska klipy zdarma</text:span></text:a> says: </text:p>
                <text:p text:style-name="P29"><text:a xlink:type="simple" xlink:href="http://takeyourhomeback.com/?p=428#comment-104521">November 13, 2011 at 10:22 AM</text:a></text:p>
                <text:p text:style-name="P29">Its like you read my mind! You appear to know so much about this, like you wrote the book in it or something. A great read. I will certainly be back.</text:p>
              </text:list-item>
            </text:list>
          </text:section>
          <text:section text:style-name="Sect1" text:name="comment-104539">
            <text:list xml:id="list28574460" text:continue-numbering="true" text:style-name="L29">
              <text:list-item>
                <text:p text:style-name="P61"><text:s/></text:p>
                <text:p text:style-name="P61"><text:a xlink:type="simple" xlink:href="http://www.windows7code.com/"><text:span text:style-name="Citation">Windows 7 Enterprise</text:span></text:a> says: </text:p>
                <text:p text:style-name="P29"><text:a xlink:type="simple" xlink:href="http://takeyourhomeback.com/?p=428#comment-104539">November 13, 2011 at 10:40 AM</text:a></text:p>
                <text:p text:style-name="P29">Fantastic points altogether, you simply received a new reader.</text:p>
              </text:list-item>
            </text:list>
          </text:section>
          <text:section text:style-name="Sect1" text:name="comment-104565">
            <text:list xml:id="list28581004" text:continue-numbering="true" text:style-name="L29">
              <text:list-item>
                <text:p text:style-name="P61"><text:s/></text:p>
                <text:p text:style-name="P61"><text:a xlink:type="simple" xlink:href="http://www.walmartlaptops.com/walmart-laptop-brands/"><text:span text:style-name="Citation">walmart laptop brands</text:span></text:a> says: </text:p>
                <text:p text:style-name="P29"><text:a xlink:type="simple" xlink:href="http://takeyourhomeback.com/?p=428#comment-104565">November 13, 2011 at 11:15 AM</text:a></text:p>
                <text:p text:style-name="P29">Excellent goods from you, man. I’ve keep in mind your stuff previous to and you’re simply too wonderful. I really like what you’ve obtained here, really like what you are saying and the way by which you are saying it. You are making it enjoyable and you still care for to stay it sensible. I can not wait to read far more from you. This is actually a tremendous web site.</text:p>
              </text:list-item>
            </text:list>
          </text:section>
          <text:section text:style-name="Sect1" text:name="comment-108646">
            <text:list xml:id="list28588232" text:continue-numbering="true" text:style-name="L29">
              <text:list-item>
                <text:p text:style-name="P61"><text:s/></text:p>
                <text:p text:style-name="P61"><text:a xlink:type="simple" xlink:href="http://www.collegesformedicalassistant.com/"><text:span text:style-name="Citation">best colleges for medical assistants</text:span></text:a> says: </text:p>
                <text:p text:style-name="P29"><text:a xlink:type="simple" xlink:href="http://takeyourhomeback.com/?p=428#comment-108646">November 16, 2011 at 7:09 PM</text:a></text:p>
                <text:p text:style-name="P29">The caricature is attractive, your authored subject matter stylish.</text:p>
              </text:list-item>
            </text:list>
          </text:section>
          <text:section text:style-name="Sect1" text:name="comment-112041">
            <text:list xml:id="list28586450" text:continue-numbering="true" text:style-name="L29">
              <text:list-item>
                <text:p text:style-name="P61"><text:s/></text:p>
                <text:p text:style-name="P61"><text:span text:style-name="Citation">Irene</text:span> says: </text:p>
                <text:p text:style-name="P29"><text:a xlink:type="simple" xlink:href="http://takeyourhomeback.com/?p=428#comment-112041">November 19, 2011 at 12:06 PM</text:a></text:p>
                <text:p text:style-name="P29">I have been named in a defendant in a lawsuit over a FL foreclosure. I am a heir of a signatory, but knew nothing about the mortgage. Derrick White is a signatory of assignment of mortgage on 06/28/2011. You have noted that this has been a fradulent signature in other documents (for this very date!), what should I do?</text:p>
              </text:list-item>
            </text:list>
          </text:section>
          <text:section text:style-name="Sect1" text:name="comment-112529">
            <text:list xml:id="list28574773" text:continue-numbering="true" text:style-name="L29">
              <text:list-item>
                <text:list>
                  <text:list-item>
                    <text:p text:style-name="P61"><text:s/></text:p>
                    <text:p text:style-name="P61"><text:span text:style-name="Citation">admin</text:span> says: </text:p>
                    <text:p text:style-name="P29"><text:a xlink:type="simple" xlink:href="http://takeyourhomeback.com/?p=428#comment-112529">November 19, 2011 at 8:58 PM</text:a></text:p>
                    <text:p text:style-name="P29">YOU MAY CONTACT US REGARDING THIS MATTER ON MONDAY AFTER 12:00 ( NOON). WOULD LOVE THE OPPORTUNITY TO ASSIST. (954) 709-4400 (PLEASE REFER TO THIS COMMENT/E-MAIL WHEN CALLING)<text:line-break/>LOU</text:p>
                  </text:list-item>
                </text:list>
              </text:list-item>
            </text:list>
          </text:section>
          <text:section text:style-name="Sect1" text:name="comment-114543">
            <text:list xml:id="list28582008" text:continue-numbering="true" text:style-name="L29">
              <text:list-item>
                <text:p text:style-name="P61"><text:s/></text:p>
                <text:p text:style-name="P61"><text:a xlink:type="simple" xlink:href="http://javtoyou.com/?s=maria+ozawa"><text:span text:style-name="Citation">javtoyou,japanese av,the best in JAV,free download,AV Idols,Japanese Pornstars,Raped,</text:span></text:a> says: </text:p>
                <text:p text:style-name="P29"><text:a xlink:type="simple" xlink:href="http://takeyourhomeback.com/?p=428#comment-114543">November 21, 2011 at 2:40 PM</text:a></text:p>
                <text:p text:style-name="P29">I wish to say that this article is awesome, nice written and includes all significant infos. I’d like to see extra posts like this .</text:p>
              </text:list-item>
            </text:list>
          </text:section>
          <text:section text:style-name="Sect1" text:name="comment-118248">
            <text:list xml:id="list28601765" text:continue-numbering="true" text:style-name="L29">
              <text:list-item>
                <text:p text:style-name="P61"><text:soft-page-break/><text:s/></text:p>
                <text:p text:style-name="P61"><text:a xlink:type="simple" xlink:href="http://www.ukbpa.org/styled/"><text:span text:style-name="Citation">seo</text:span></text:a> says: </text:p>
                <text:p text:style-name="P29"><text:a xlink:type="simple" xlink:href="http://takeyourhomeback.com/?p=428#comment-118248">November 24, 2011 at 3:45 PM</text:a></text:p>
                <text:p text:style-name="P29">Helpful information. Lucky me I discovered your website unintentionally, and I am surprised why this coincidence did not came about in advance! I bookmarked it.</text:p>
              </text:list-item>
            </text:list>
          </text:section>
          <text:section text:style-name="Sect1" text:name="comment-118499">
            <text:list xml:id="list28593074" text:continue-numbering="true" text:style-name="L29">
              <text:list-item>
                <text:p text:style-name="P61"><text:s/></text:p>
                <text:p text:style-name="P61"><text:a xlink:type="simple" xlink:href="http://todayshomeownership.com/tag/loan/"><text:span text:style-name="Citation">mortgage interest deduction</text:span></text:a> says: </text:p>
                <text:p text:style-name="P29"><text:a xlink:type="simple" xlink:href="http://takeyourhomeback.com/?p=428#comment-118499">November 24, 2011 at 8:36 PM</text:a></text:p>
                <text:p text:style-name="P29">I was suggested this website through my cousin. You’re wonderful! Thank you</text:p>
              </text:list-item>
            </text:list>
          </text:section>
          <text:section text:style-name="Sect1" text:name="comment-119267">
            <text:list xml:id="list28581506" text:continue-numbering="true" text:style-name="L29">
              <text:list-item>
                <text:p text:style-name="P61"><text:s/></text:p>
                <text:p text:style-name="P61"><text:a xlink:type="simple" xlink:href="http://www.bankmerchantaccount.co.uk/"><text:span text:style-name="Citation">bank merchant account</text:span></text:a> says: </text:p>
                <text:p text:style-name="P29"><text:a xlink:type="simple" xlink:href="http://takeyourhomeback.com/?p=428#comment-119267">November 25, 2011 at 2:32 PM</text:a></text:p>
                <text:p text:style-name="P29">Woah this weblog is great i like studying your articles. Keep up the great work! You already know, many individuals are hunting round for this info, you could help them greatly.</text:p>
              </text:list-item>
            </text:list>
          </text:section>
          <text:section text:style-name="Sect1" text:name="comment-123817">
            <text:list xml:id="list28599845" text:continue-numbering="true" text:style-name="L29">
              <text:list-item>
                <text:p text:style-name="P61"><text:s/></text:p>
                <text:p text:style-name="P61"><text:span text:style-name="Citation">Regis Sauger</text:span> says: </text:p>
                <text:p text:style-name="P29"><text:a xlink:type="simple" xlink:href="http://takeyourhomeback.com/?p=428#comment-123817">November 30, 2011 at 3:19 AM</text:a></text:p>
                <text:p text:style-name="P29">I might be the ONLY layman that I am aware of that has written a course that is certified by the Florida Bar for CLE credits for attorneys. It has also been approved in other states.</text:p>
                <text:p text:style-name="P29">I recognized the need for education and my workshop “quiet title” is getting a significant amount of interest from investors and attorneys. The majority of lawyers, judges and homeowners have no idea of the simplicity of this arena of law.</text:p>
                <text:p text:style-name="P29">I take the consumer from the defensive side of the equation and teach attorneys how to put their client on the offensive side and become the plaintiff. End result is “anyone” claiming an interest in the title to the property MUST have a recorded interest. Failure to prove means a “quiet title is provided”. The homeowner can not get a clean title and sell his property or enjoy it.</text:p>
              </text:list-item>
            </text:list>
          </text:section>
          <text:section text:style-name="Sect1" text:name="comment-125285">
            <text:list xml:id="list28572221" text:continue-numbering="true" text:style-name="L29">
              <text:list-item>
                <text:p text:style-name="P61"><text:s/></text:p>
                <text:p text:style-name="P61"><text:a xlink:type="simple" xlink:href="http://www.procarpetrescue.com/certificate.php"><text:span text:style-name="Citation">Jefferson Wisconsin</text:span></text:a> says: </text:p>
                <text:p text:style-name="P29"><text:a xlink:type="simple" xlink:href="http://takeyourhomeback.com/?p=428#comment-125285">December 1, 2011 at 7:12 AM</text:a></text:p>
                <text:p text:style-name="P29">I appreciate, led to exactly what was looking for. You’ve ended my four day long hunt! God Bless you man. Have a nice day. Bye</text:p>
              </text:list-item>
            </text:list>
          </text:section>
          <text:section text:style-name="Sect1" text:name="comment-128108">
            <text:list xml:id="list28588911" text:continue-numbering="true" text:style-name="L29">
              <text:list-item>
                <text:p text:style-name="P61"><text:s/></text:p>
                <text:p text:style-name="P61"><text:a xlink:type="simple" xlink:href="http://www.hotels.tv/corporate_mysore_hotels.php"><text:span text:style-name="Citation">hotels in Marbella with Hotels.tv</text:span></text:a> says: </text:p>
                <text:p text:style-name="P29"><text:a xlink:type="simple" xlink:href="http://takeyourhomeback.com/?p=428#comment-128108">December 3, 2011 at 3:20 PM</text:a></text:p>
                <text:p text:style-name="P29">magnificent publish, very informative. I’m wondering why the other experts of this sector do not notice this. You must continue your writing. I’m sure, you have a huge readers’ base already!</text:p>
              </text:list-item>
            </text:list>
          </text:section>
          <text:section text:style-name="Sect1" text:name="comment-132908">
            <text:list xml:id="list28574753" text:continue-numbering="true" text:style-name="L29">
              <text:list-item>
                <text:p text:style-name="P61"><text:s/></text:p>
                <text:p text:style-name="P61"><text:a xlink:type="simple" xlink:href="http://homemadesolarpanelssite.com/"><text:span text:style-name="Citation">Mike B.</text:span></text:a> says: </text:p>
                <text:p text:style-name="P29"><text:a xlink:type="simple" xlink:href="http://takeyourhomeback.com/?p=428#comment-132908">December 6, 2011 at 10:30 PM</text:a></text:p>
                <text:p text:style-name="P29">Hi, I’ve been researching this topic for awhile and I must say the information is great. Thanks!</text:p>
              </text:list-item>
            </text:list>
          </text:section>
          <text:section text:style-name="Sect1" text:name="comment-133027">
            <text:list xml:id="list28587823" text:continue-numbering="true" text:style-name="L29">
              <text:list-item>
                <text:p text:style-name="P61"><text:s/></text:p>
                <text:p text:style-name="P61"><text:soft-page-break/><text:a xlink:type="simple" xlink:href="http://www.thefreesoftwaretoday.com/"><text:span text:style-name="Citation">FREE Internet Marketing Software</text:span></text:a> says: </text:p>
                <text:p text:style-name="P29"><text:a xlink:type="simple" xlink:href="http://takeyourhomeback.com/?p=428#comment-133027">December 7, 2011 at 12:56 AM</text:a></text:p>
                <text:p text:style-name="P29">Thanks for another great post. Where else could anybody get that kind of information in such an ideal manner of writing? I’ve a presentation subsequent week, and I am on the look for such information.</text:p>
              </text:list-item>
            </text:list>
          </text:section>
          <text:section text:style-name="Sect1" text:name="comment-138340">
            <text:list xml:id="list28582089" text:continue-numbering="true" text:style-name="L29">
              <text:list-item>
                <text:p text:style-name="P61"><text:s/></text:p>
                <text:p text:style-name="P61"><text:a xlink:type="simple" xlink:href="http://www.getoutofmortgagebusiness.com/"><text:span text:style-name="Citation">mortgage business</text:span></text:a> says: </text:p>
                <text:p text:style-name="P29"><text:a xlink:type="simple" xlink:href="http://takeyourhomeback.com/?p=428#comment-138340">December 10, 2011 at 7:44 PM</text:a></text:p>
                <text:p text:style-name="P29">Wonderful site. A lot of useful info here. I’m sending it to some pals ans additionally sharing in delicious. And obviously, thank you to your effort!</text:p>
              </text:list-item>
            </text:list>
          </text:section>
          <text:section text:style-name="Sect1" text:name="comment-138353">
            <text:list xml:id="list28581159" text:continue-numbering="true" text:style-name="L29">
              <text:list-item>
                <text:p text:style-name="P61"><text:s/></text:p>
                <text:p text:style-name="P61"><text:span text:style-name="Citation">Machelle Fairrow</text:span> says: </text:p>
                <text:p text:style-name="P29"><text:a xlink:type="simple" xlink:href="http://takeyourhomeback.com/?p=428#comment-138353">December 10, 2011 at 8:03 PM</text:a></text:p>
                <text:p text:style-name="P29">I was searching the net looking for some cool stuff and stummbled accross your site. I wanted to let you know that I think your site has some good content and that I have already bookmarked this site so I can visit again soon Thanks!</text:p>
              </text:list-item>
            </text:list>
          </text:section>
          <text:section text:style-name="Sect1" text:name="comment-139050">
            <text:list xml:id="list28571711" text:continue-numbering="true" text:style-name="L29">
              <text:list-item>
                <text:p text:style-name="P61"><text:s/></text:p>
                <text:p text:style-name="P61"><text:a xlink:type="simple" xlink:href="http://www.accesslockandsecurity.com/news.htm"><text:span text:style-name="Citation">Bradenton &amp; Sarasota's #1 Premiere Locksmith Company</text:span></text:a> says: </text:p>
                <text:p text:style-name="P29"><text:a xlink:type="simple" xlink:href="http://takeyourhomeback.com/?p=428#comment-139050">December 11, 2011 at 11:28 AM</text:a></text:p>
                <text:p text:style-name="P29">Just wish to say your article is as amazing. The clarity on your publish is simply excellent and that i can suppose you are a professional in this subject. Fine together with your permission let me to snatch your feed to keep up to date with coming near near post. Thank you a million and please keep up the enjoyable work.</text:p>
              </text:list-item>
            </text:list>
          </text:section>
          <text:section text:style-name="Sect1" text:name="comment-141624">
            <text:list xml:id="list28590941" text:continue-numbering="true" text:style-name="L29">
              <text:list-item>
                <text:p text:style-name="P61"><text:s/></text:p>
                <text:p text:style-name="P61"><text:a xlink:type="simple" xlink:href="http://www.university-gowns.com/AcademicGowns.html"><text:span text:style-name="Citation">University Gowns</text:span></text:a> says: </text:p>
                <text:p text:style-name="P29"><text:a xlink:type="simple" xlink:href="http://takeyourhomeback.com/?p=428#comment-141624">December 13, 2011 at 10:50 AM</text:a></text:p>
                <text:p text:style-name="P29">Thank you a bunch for sharing this with all of us you really recognise what you’re speaking approximately! Bookmarked.</text:p>
              </text:list-item>
            </text:list>
          </text:section>
          <text:section text:style-name="Sect1" text:name="comment-142068">
            <text:list xml:id="list28583432" text:continue-numbering="true" text:style-name="L29">
              <text:list-item>
                <text:p text:style-name="P61"><text:s/></text:p>
                <text:p text:style-name="P61"><text:a xlink:type="simple" xlink:href="http://blinkoptical.optician.ca/gallery.php?iID=89188"><text:span text:style-name="Citation">Blink Optical Markham</text:span></text:a> says: </text:p>
                <text:p text:style-name="P29"><text:a xlink:type="simple" xlink:href="http://takeyourhomeback.com/?p=428#comment-142068">December 13, 2011 at 6:17 PM</text:a></text:p>
                <text:p text:style-name="P29">whoah this blog is wonderful i really like reading your posts. Keep up the great work! You understand, many people are looking around for this info, you could help them greatly.</text:p>
              </text:list-item>
            </text:list>
          </text:section>
          <text:section text:style-name="Sect1" text:name="comment-144015">
            <text:list xml:id="list28599920" text:continue-numbering="true" text:style-name="L29">
              <text:list-item>
                <text:p text:style-name="P61"><text:s/></text:p>
                <text:p text:style-name="P61"><text:span text:style-name="Citation">admin</text:span> says: </text:p>
                <text:p text:style-name="P29"><text:a xlink:type="simple" xlink:href="http://takeyourhomeback.com/?p=428#comment-144015">December 16, 2011 at 12:42 PM</text:a></text:p>
                <text:p text:style-name="P29">Sandy Carvalho (Asst Secretary for Assignments) Mortgage Electronic Registration Systems, Inc. (MERS) as Nominee for First Franklin a Division of Nat. City Bank of IN</text:p>
              </text:list-item>
            </text:list>
          </text:section>
          <text:section text:style-name="Sect1" text:name="comment-144017">
            <text:list xml:id="list28577457" text:continue-numbering="true" text:style-name="L29">
              <text:list-item>
                <text:list>
                  <text:list-item>
                    <text:p text:style-name="P61"><text:s/></text:p>
                    <text:p text:style-name="P61"><text:span text:style-name="Citation">admin</text:span> says: </text:p>
                    <text:p text:style-name="P29"><text:a xlink:type="simple" xlink:href="http://takeyourhomeback.com/?p=428#comment-144017">December 16, 2011 at 12:43 PM</text:a></text:p>
                    <text:p text:style-name="P29">VIEWERS: PLEASE HELP TRACIE FIND INFORMATION ON Sandy Carvalho (Asst <text:soft-page-break/>Secretary for Assignments) Mortgage Electronic Registration Systems, Inc. (MERS) as Nominee for First Franklin a Division of Nat. City Bank of IN</text:p>
                  </text:list-item>
                </text:list>
              </text:list-item>
            </text:list>
          </text:section>
          <text:section text:style-name="Sect1" text:name="comment-247868">
            <text:list xml:id="list28586369" text:continue-numbering="true" text:style-name="L29">
              <text:list-item>
                <text:list>
                  <text:list-item>
                    <text:list>
                      <text:list-item>
                        <text:p text:style-name="P61"><text:s/></text:p>
                        <text:p text:style-name="P61"><text:span text:style-name="Citation">Kat Torrenga</text:span> says: </text:p>
                        <text:p text:style-name="P29"><text:a xlink:type="simple" xlink:href="http://takeyourhomeback.com/?p=428#comment-247868">May 9, 2012 at 5:43 AM</text:a></text:p>
                        <text:p text:style-name="P29">**Sandy Carvalho-she’s in Krystal Hall’s deposition, Exhibit A. Lists several people.</text:p>
                      </text:list-item>
                    </text:list>
                  </text:list-item>
                </text:list>
              </text:list-item>
            </text:list>
          </text:section>
          <text:section text:style-name="Sect1" text:name="comment-145466">
            <text:list xml:id="list28585618" text:continue-numbering="true" text:style-name="L29">
              <text:list-item>
                <text:p text:style-name="P61"><text:s/></text:p>
                <text:p text:style-name="P61"><text:a xlink:type="simple" xlink:href="http://egor.tv/"><text:span text:style-name="Citation">Egor</text:span></text:a> says: </text:p>
                <text:p text:style-name="P29"><text:a xlink:type="simple" xlink:href="http://takeyourhomeback.com/?p=428#comment-145466">December 18, 2011 at 5:09 AM</text:a></text:p>
                <text:p text:style-name="P29">Great site you have here but I was wanting to know if you knew of any forums that cover the same topics talked about in this article? I’d really like to be a part of group where I can get comments from other knowledgeable people that share the same interest. If you have any suggestions, please let me know. Cheers!</text:p>
              </text:list-item>
            </text:list>
          </text:section>
          <text:section text:style-name="Sect1" text:name="comment-147894">
            <text:list xml:id="list28581461" text:continue-numbering="true" text:style-name="L29">
              <text:list-item>
                <text:p text:style-name="P61"><text:s/></text:p>
                <text:p text:style-name="P61"><text:a xlink:type="simple" xlink:href="http://www.lasparrandas.com/category.php?cat=3&amp;s=w"><text:span text:style-name="Citation">parrandas,clubs,los angeles,el rodeo,rodeo</text:span></text:a> says: </text:p>
                <text:p text:style-name="P29"><text:a xlink:type="simple" xlink:href="http://takeyourhomeback.com/?p=428#comment-147894">December 19, 2011 at 11:28 PM</text:a></text:p>
                <text:p text:style-name="P29">magnificent post, very informative. I wonder why the opposite specialists of this sector do not notice this. You should continue your writing. I’m sure, you have a great readers’ base already!</text:p>
              </text:list-item>
            </text:list>
          </text:section>
          <text:section text:style-name="Sect1" text:name="comment-148182">
            <text:list xml:id="list28578789" text:continue-numbering="true" text:style-name="L29">
              <text:list-item>
                <text:p text:style-name="P61"><text:s/></text:p>
                <text:p text:style-name="P61"><text:a xlink:type="simple" xlink:href="http://www.facebook.com/OptionOneRealtyGroup"><text:span text:style-name="Citation">To succeed in the process of buying or selling real estate investments in the U.S., it needs a proper strategy. Our real estate experience gained during more than 30 years of effective practice in the most difficult and competitive markets for real estate</text:span></text:a> says: </text:p>
                <text:p text:style-name="P29"><text:a xlink:type="simple" xlink:href="http://takeyourhomeback.com/?p=428#comment-148182">December 20, 2011 at 3:58 AM</text:a></text:p>
                <text:p text:style-name="P29">I wish to say that this post is amazing, with almost all significant infos. I?d like to look more posts like this .</text:p>
              </text:list-item>
            </text:list>
          </text:section>
          <text:section text:style-name="Sect1" text:name="comment-148303">
            <text:list xml:id="list28587937" text:continue-numbering="true" text:style-name="L29">
              <text:list-item>
                <text:p text:style-name="P61"><text:s/></text:p>
                <text:p text:style-name="P61"><text:a xlink:type="simple" xlink:href="http://www.medismo.com/"><text:span text:style-name="Citation">pharma sfa, pharma software, pharma software company</text:span></text:a> says: </text:p>
                <text:p text:style-name="P29"><text:a xlink:type="simple" xlink:href="http://takeyourhomeback.com/?p=428#comment-148303">December 20, 2011 at 6:24 AM</text:a></text:p>
                <text:p text:style-name="P29">Excellent post. I used to be checking continuously this weblog and I am inspired! Extremely helpful information I care for such information very much. I was looking for this certain info for a very long time. Thanks and good luck.</text:p>
              </text:list-item>
            </text:list>
          </text:section>
          <text:section text:style-name="Sect1" text:name="comment-149428">
            <text:list xml:id="list28575337" text:continue-numbering="true" text:style-name="L29">
              <text:list-item>
                <text:p text:style-name="P61"><text:s/></text:p>
                <text:p text:style-name="P61"><text:a xlink:type="simple" xlink:href="http://chasemobile.com/"><text:span text:style-name="Citation">Mobile</text:span></text:a> says: </text:p>
                <text:p text:style-name="P29"><text:a xlink:type="simple" xlink:href="http://takeyourhomeback.com/?p=428#comment-149428">December 21, 2011 at 2:23 AM</text:a></text:p>
                <text:p text:style-name="P29">It’s truly a great and useful piece of information. I’m happy that you simply shared this useful information with us. Please stay us up to date like this. Thanks for sharing.</text:p>
              </text:list-item>
            </text:list>
          </text:section>
          <text:section text:style-name="Sect1" text:name="comment-149893">
            <text:list xml:id="list28595870" text:continue-numbering="true" text:style-name="L29">
              <text:list-item>
                <text:p text:style-name="P61"><text:s/></text:p>
                <text:p text:style-name="P61"><text:a xlink:type="simple" xlink:href="http://www.hkidea.com/business.htm"><text:span text:style-name="Citation">seo</text:span></text:a> says: </text:p>
                <text:p text:style-name="P29"><text:a xlink:type="simple" xlink:href="http://takeyourhomeback.com/?p=428#comment-149893">December 21, 2011 at 8:50 AM</text:a></text:p>
                <text:p text:style-name="P29">I think that is among the so much significant info for me. And i’m happy studying your article. The web site taste is perfect, the articles is really nice : D. Good activity, cheers</text:p>
              </text:list-item>
            </text:list>
          </text:section>
          <text:section text:style-name="Sect1" text:name="comment-150209">
            <text:list xml:id="list28586266" text:continue-numbering="true" text:style-name="L29">
              <text:list-item>
                <text:list>
                  <text:list-item>
                    <text:p text:style-name="P61"><text:soft-page-break/><text:s/></text:p>
                    <text:p text:style-name="P61"><text:span text:style-name="Citation">admin</text:span> says: </text:p>
                    <text:p text:style-name="P29"><text:a xlink:type="simple" xlink:href="http://takeyourhomeback.com/?p=428#comment-150209">December 21, 2011 at 2:19 PM</text:a></text:p>
                    <text:p text:style-name="P29">CHECK FOR THE LATEST FORECLOSURE INFO- <text:a xlink:type="simple" xlink:href="http://WWW.TAKEYOURHOMEBACK.COM/">http://WWW.TAKEYOURHOMEBACK.COM</text:a><text:line-break/>MAIN WEBSITE – <text:a xlink:type="simple" xlink:href="http://WWW.FORECLOSURESELF-DEFENSE.COM/">http://WWW.FORECLOSURESELF-DEFENSE.COM</text:a><text:line-break/>ROBO SIGNING MONEY DAMAGES- <text:a xlink:type="simple" xlink:href="http://takeyourhomeback.com/?p=1059">http://takeyourhomeback.com/?p=1059</text:a><text:line-break/>ROBO SIGNERS <text:a xlink:type="simple" xlink:href="http://takeyourhomeback.com/?p=428">http://takeyourhomeback.com/?p=428</text:a></text:p>
                  </text:list-item>
                </text:list>
              </text:list-item>
            </text:list>
          </text:section>
          <text:section text:style-name="Sect1" text:name="comment-150051">
            <text:list xml:id="list28573270" text:continue-numbering="true" text:style-name="L29">
              <text:list-item>
                <text:p text:style-name="P61"><text:s/></text:p>
                <text:p text:style-name="P61"><text:span text:style-name="Citation">Laurie Harrris</text:span> says: </text:p>
                <text:p text:style-name="P29"><text:a xlink:type="simple" xlink:href="http://takeyourhomeback.com/?p=428#comment-150051">December 21, 2011 at 11:13 AM</text:a></text:p>
                <text:p text:style-name="P29">I have an assignment of Mortgage filed in courts on July 28, 2011 for my property signed by a Margarita Rupolo or Rapalo (name is written in) as Vice President State of Arizona of MERS. Notary Public for this paperwork filed in the courts is Gwen Albino of Arizona, Maricopa County. </text:p>
                <text:p text:style-name="P29">Can you give me any information?</text:p>
              </text:list-item>
            </text:list>
          </text:section>
          <text:section text:style-name="Sect1" text:name="comment-152008">
            <text:list xml:id="list28575440" text:continue-numbering="true" text:style-name="L29">
              <text:list-item>
                <text:p text:style-name="P61"><text:s/></text:p>
                <text:p text:style-name="P61"><text:span text:style-name="Citation">prem nath</text:span> says: </text:p>
                <text:p text:style-name="P29"><text:a xlink:type="simple" xlink:href="http://takeyourhomeback.com/?p=428#comment-152008">December 22, 2011 at 11:02 PM</text:a></text:p>
                <text:p text:style-name="P29">I need information on LASALLE BANK NA as indentured trustee for-CSFB TRUST 2002-NP14 along with pooling &amp; servicing agreement.SEC has nothing.However that trust is conducting business as shown in court cases in about 40 states.SEC rules state that MBS sold across inter state lines must be registered with SEC with prospectus &amp; file reports each year.I have spent 9 months searching for this info and found nothing.</text:p>
              </text:list-item>
            </text:list>
          </text:section>
          <text:section text:style-name="Sect1" text:name="comment-152468">
            <text:list xml:id="list28592718" text:continue-numbering="true" text:style-name="L29">
              <text:list-item>
                <text:list>
                  <text:list-item>
                    <text:p text:style-name="P61"><text:s/></text:p>
                    <text:p text:style-name="P61"><text:span text:style-name="Citation">admin</text:span> says: </text:p>
                    <text:p text:style-name="P29"><text:a xlink:type="simple" xlink:href="http://takeyourhomeback.com/?p=428#comment-152468">December 23, 2011 at 7:02 AM</text:a></text:p>
                    <text:p text:style-name="P29">WE CAN NOT AND WILL NOT RECOMMEND ANY ENTITY FOR THIS PURPOSE BECAUSE WE HAVE FOUND THAT MOST OF THEM ARE SCAMS, NOT WORTH THE PAPAER THEY ARE WRITTEN ON, OR UNSUPPORTED BY TESTIMONY AT TRIAL OR DEPO.</text:p>
                  </text:list-item>
                </text:list>
              </text:list-item>
            </text:list>
          </text:section>
          <text:section text:style-name="Sect1" text:name="comment-152212">
            <text:list xml:id="list28582090" text:continue-numbering="true" text:style-name="L29">
              <text:list-item>
                <text:p text:style-name="P61"><text:s/></text:p>
                <text:p text:style-name="P61"><text:a xlink:type="simple" xlink:href="http://the-ecigarettestore.com/stores.php"><text:span text:style-name="Citation">the ecigarette</text:span></text:a> says: </text:p>
                <text:p text:style-name="P29"><text:a xlink:type="simple" xlink:href="http://takeyourhomeback.com/?p=428#comment-152212">December 23, 2011 at 2:38 AM</text:a></text:p>
                <text:p text:style-name="P29">I do accept as true with all of the ideas you’ve offered for your post. They’re very convincing and can definitely work. Nonetheless, the posts are very brief for novices. May just you please lengthen them a little from next time? Thank you for the post.</text:p>
              </text:list-item>
            </text:list>
          </text:section>
          <text:section text:style-name="Sect1" text:name="comment-153549">
            <text:list xml:id="list28595056" text:continue-numbering="true" text:style-name="L29">
              <text:list-item>
                <text:p text:style-name="P61"><text:s/></text:p>
                <text:p text:style-name="P61"><text:a xlink:type="simple" xlink:href="http://www.sanfranciscostate.net/?author=1"><text:span text:style-name="Citation">University</text:span></text:a> says: </text:p>
                <text:p text:style-name="P29"><text:a xlink:type="simple" xlink:href="http://takeyourhomeback.com/?p=428#comment-153549">December 24, 2011 at 5:44 AM</text:a></text:p>
                <text:p text:style-name="P29">Hello there, I discovered your site by means of Google even as searching for a similar subject, your site got here up, it appears good. I’ve bookmarked it in my google bookmarks.</text:p>
              </text:list-item>
            </text:list>
          </text:section>
          <text:section text:style-name="Sect1" text:name="comment-155023">
            <text:list xml:id="list28577375" text:continue-numbering="true" text:style-name="L29">
              <text:list-item>
                <text:p text:style-name="P61"><text:s/></text:p>
                <text:p text:style-name="P61"><text:soft-page-break/><text:a xlink:type="simple" xlink:href="http://zafferiqbal.blogspot.com/"><text:span text:style-name="Citation">Forex</text:span></text:a> says: </text:p>
                <text:p text:style-name="P29"><text:a xlink:type="simple" xlink:href="http://takeyourhomeback.com/?p=428#comment-155023">December 25, 2011 at 4:36 PM</text:a></text:p>
                <text:p text:style-name="P29">whoah this blog is wonderful i like reading your articles. Keep up the good work! You understand, many persons are looking round for this information, you can aid them greatly.</text:p>
              </text:list-item>
            </text:list>
          </text:section>
          <text:section text:style-name="Sect1" text:name="comment-155843">
            <text:list xml:id="list28591469" text:continue-numbering="true" text:style-name="L29">
              <text:list-item>
                <text:p text:style-name="P61"><text:s/></text:p>
                <text:p text:style-name="P61"><text:a xlink:type="simple" xlink:href="http://www.democratandchronicle.com/apps/pbcs.dll/section?category=PluckPersona&amp;U=c17b5f32409744bba992f7fe8bba1ebb&amp;plckPersonaPage=BlogViewPost&amp;plckUserId=c17b5f32409744bba992f7fe8bba1ebb&amp;"><text:span text:style-name="Citation">Hawaiian Massage</text:span></text:a> says: </text:p>
                <text:p text:style-name="P29"><text:a xlink:type="simple" xlink:href="http://takeyourhomeback.com/?p=428#comment-155843">December 26, 2011 at 12:19 PM</text:a></text:p>
                <text:p text:style-name="P29">I certainly get annoyed at the same time as people consider concerns that they plainly do not recognize about. You managed to hit the nail and defined out the entire thing with no need side effect , other folks can take a signal. Will likely be again to get more. Thank you</text:p>
              </text:list-item>
            </text:list>
          </text:section>
          <text:section text:style-name="Sect1" text:name="comment-155953">
            <text:list xml:id="list28575598" text:continue-numbering="true" text:style-name="L29">
              <text:list-item>
                <text:p text:style-name="P61"><text:s/></text:p>
                <text:p text:style-name="P61"><text:a xlink:type="simple" xlink:href="http://freeskyrimcopy.blogspot.com/"><text:span text:style-name="Citation">free skyrim, free skyrim copy</text:span></text:a> says: </text:p>
                <text:p text:style-name="P29"><text:a xlink:type="simple" xlink:href="http://takeyourhomeback.com/?p=428#comment-155953">December 26, 2011 at 2:29 PM</text:a></text:p>
                <text:p text:style-name="P29">You can definitely see your enthusiasm in the writing you write. The sector hopes for even more passionate writers like you who aren’t afraid to say how they believe.</text:p>
              </text:list-item>
            </text:list>
          </text:section>
          <text:section text:style-name="Sect1" text:name="comment-156212">
            <text:list xml:id="list28602337" text:continue-numbering="true" text:style-name="L29">
              <text:list-item>
                <text:p text:style-name="P61"><text:s/></text:p>
                <text:p text:style-name="P61"><text:a xlink:type="simple" xlink:href="http://www.youtube.com/blackboxtv"><text:span text:style-name="Citation">Who else needs signs houston banners houston signs and banners houston signs &amp; banners signs the woodlands banners the woodlands signs &amp; banners the woodlands</text:span></text:a> says: </text:p>
                <text:p text:style-name="P29"><text:a xlink:type="simple" xlink:href="http://takeyourhomeback.com/?p=428#comment-156212">December 26, 2011 at 7:55 PM</text:a></text:p>
                <text:p text:style-name="P29">Excellent issues altogether, you just gained a brand new reader.</text:p>
              </text:list-item>
            </text:list>
          </text:section>
          <text:section text:style-name="Sect1" text:name="comment-156777">
            <text:list xml:id="list28589909" text:continue-numbering="true" text:style-name="L29">
              <text:list-item>
                <text:p text:style-name="P61"><text:s/></text:p>
                <text:p text:style-name="P61"><text:a xlink:type="simple" xlink:href="http://www.zaleout.com/info.php?guestbook&amp;new&amp;sid=k8gfp36qk4v414qrou87mq2n36"><text:span text:style-name="Citation">ZaleOut.com Special deal everyday shoping online for you.</text:span></text:a> says: </text:p>
                <text:p text:style-name="P29"><text:a xlink:type="simple" xlink:href="http://takeyourhomeback.com/?p=428#comment-156777">December 27, 2011 at 10:35 AM</text:a></text:p>
                <text:p text:style-name="P29">hello!,I really like your writing so a lot!</text:p>
              </text:list-item>
            </text:list>
          </text:section>
          <text:section text:style-name="Sect1" text:name="comment-157873">
            <text:list xml:id="list28588556" text:continue-numbering="true" text:style-name="L29">
              <text:list-item>
                <text:p text:style-name="P61"><text:s/></text:p>
                <text:p text:style-name="P61"><text:a xlink:type="simple" xlink:href="http://vahidlancaster.com/"><text:span text:style-name="Citation">3D Portfolio</text:span></text:a> says: </text:p>
                <text:p text:style-name="P29"><text:a xlink:type="simple" xlink:href="http://takeyourhomeback.com/?p=428#comment-157873">December 28, 2011 at 11:05 AM</text:a></text:p>
                <text:p text:style-name="P29">hi!,I really like your writing very so much! I need a specialist on this area to unravel my problem. May be that’s you! Taking a look forward to see you.</text:p>
              </text:list-item>
            </text:list>
          </text:section>
          <text:section text:style-name="Sect1" text:name="comment-158107">
            <text:list xml:id="list28591206" text:continue-numbering="true" text:style-name="L29">
              <text:list-item>
                <text:p text:style-name="P61"><text:s/></text:p>
                <text:p text:style-name="P61"><text:a xlink:type="simple" xlink:href="http://www.plumberandheatingessex.co.uk/heating_.html"><text:span text:style-name="Citation">Heating Essex, Heating services Essex</text:span></text:a> says: </text:p>
                <text:p text:style-name="P29"><text:a xlink:type="simple" xlink:href="http://takeyourhomeback.com/?p=428#comment-158107">December 28, 2011 at 3:26 PM</text:a></text:p>
                <text:p text:style-name="P29">Woah this weblog is fantastic i like studying your posts. You already know, lots of persons are hunting around for this information, you can aid them greatly.</text:p>
              </text:list-item>
            </text:list>
          </text:section>
          <text:section text:style-name="Sect1" text:name="comment-161004">
            <text:list xml:id="list28595419" text:continue-numbering="true" text:style-name="L29">
              <text:list-item>
                <text:p text:style-name="P61"><text:s/></text:p>
                <text:p text:style-name="P61"><text:a xlink:type="simple" xlink:href="http://ezyloan.info/linksdir.php"><text:span text:style-name="Citation">student loans</text:span></text:a> says: </text:p>
                <text:p text:style-name="P29"><text:a xlink:type="simple" xlink:href="http://takeyourhomeback.com/?p=428#comment-161004">December 31, 2011 at 10:03 AM</text:a></text:p>
                <text:p text:style-name="P29">I’m delighted, I found just what I used to be having a look for! God Bless you man. Have a great day. Bye</text:p>
              </text:list-item>
            </text:list>
          </text:section>
          <text:section text:style-name="Sect1" text:name="comment-162413">
            <text:list xml:id="list28571697" text:continue-numbering="true" text:style-name="L29">
              <text:list-item>
                <text:p text:style-name="P61"><text:s/></text:p>
                <text:p text:style-name="P61"><text:a xlink:type="simple" xlink:href="http://www.sivren.com/contact"><text:span text:style-name="Citation">CRM software</text:span></text:a> says: </text:p>
                <text:p text:style-name="P29"><text:a xlink:type="simple" xlink:href="http://takeyourhomeback.com/?p=428#comment-162413">January 1, 2012 at 10:14 PM</text:a></text:p>
                <text:p text:style-name="P29"><text:soft-page-break/>I enjoy, cause I discovered just what I used to be looking for. You have ended my four day lengthy hunt! God Bless you man. Have a nice day. Bye</text:p>
              </text:list-item>
            </text:list>
          </text:section>
          <text:section text:style-name="Sect1" text:name="comment-163752">
            <text:list xml:id="list28583561" text:continue-numbering="true" text:style-name="L29">
              <text:list-item>
                <text:p text:style-name="P61"><text:s/></text:p>
                <text:p text:style-name="P61"><text:a xlink:type="simple" xlink:href="http://www.jmassetmanagement.com/mergers--acquisitions.html"><text:span text:style-name="Citation">JM Asset Management Inc.</text:span></text:a> says: </text:p>
                <text:p text:style-name="P29"><text:a xlink:type="simple" xlink:href="http://takeyourhomeback.com/?p=428#comment-163752">January 3, 2012 at 3:13 AM</text:a></text:p>
                <text:p text:style-name="P29">I?ve been exploring for a little bit for any high quality articles or blog posts on this sort of area . Exploring in Yahoo I finally stumbled upon this website. Studying this information So i am glad to express that I’ve an incredibly just right uncanny feeling I came upon just what I needed. I most surely will make certain to do not overlook this site and give it a glance regularly.</text:p>
              </text:list-item>
            </text:list>
          </text:section>
          <text:section text:style-name="Sect1" text:name="comment-164287">
            <text:list xml:id="list28593967" text:continue-numbering="true" text:style-name="L29">
              <text:list-item>
                <text:p text:style-name="P61"><text:s/></text:p>
                <text:p text:style-name="P61"><text:a xlink:type="simple" xlink:href="http://savemyutahhome.com/blog/"><text:span text:style-name="Citation">Save My Utah Home</text:span></text:a> says: </text:p>
                <text:p text:style-name="P29"><text:a xlink:type="simple" xlink:href="http://takeyourhomeback.com/?p=428#comment-164287">January 3, 2012 at 3:04 PM</text:a></text:p>
                <text:p text:style-name="P29">I was recommended this website by way of my cousin. I’m now not certain whether this put up is written by him as no one else understand such specific about my difficulty. You’re incredible! Thank you!</text:p>
              </text:list-item>
            </text:list>
          </text:section>
          <text:section text:style-name="Sect1" text:name="comment-165100">
            <text:list xml:id="list285747731" text:continue-numbering="true" text:style-name="L29">
              <text:list-item>
                <text:p text:style-name="P61"><text:s/></text:p>
                <text:p text:style-name="P61"><text:a xlink:type="simple" xlink:href="http://www.kabuls.com/stories/800842/Selecting_the_Best_Running_Headphones_For_You.html"><text:span text:style-name="Citation">headphones for running</text:span></text:a> says: </text:p>
                <text:p text:style-name="P29"><text:a xlink:type="simple" xlink:href="http://takeyourhomeback.com/?p=428#comment-165100">January 4, 2012 at 4:53 AM</text:a></text:p>
                <text:p text:style-name="P29">hello!,I really like your writing so so much! share we be in contact more about your post on AOL? I need an expert on this space to resolve my problem. Maybe that’s you! Looking ahead to peer you.</text:p>
              </text:list-item>
            </text:list>
          </text:section>
          <text:section text:style-name="Sect1" text:name="comment-165124">
            <text:list xml:id="list28588670" text:continue-numbering="true" text:style-name="L29">
              <text:list-item>
                <text:p text:style-name="P61"><text:s/></text:p>
                <text:p text:style-name="P61"><text:a xlink:type="simple" xlink:href="http://electroniccigarettecoupons.net/?report=213"><text:span text:style-name="Citation">smokeless image coupon</text:span></text:a> says: </text:p>
                <text:p text:style-name="P29"><text:a xlink:type="simple" xlink:href="http://takeyourhomeback.com/?p=428#comment-165124">January 4, 2012 at 5:27 AM</text:a></text:p>
                <text:p text:style-name="P29">Wonderful points altogether, you just received a emblem new reader. What could you recommend about your submit that you simply made a few days in the past?</text:p>
              </text:list-item>
            </text:list>
          </text:section>
          <text:section text:style-name="Sect1" text:name="comment-165809">
            <text:list xml:id="list28586253" text:continue-numbering="true" text:style-name="L29">
              <text:list-item>
                <text:p text:style-name="P61"><text:s/></text:p>
                <text:p text:style-name="P61"><text:a xlink:type="simple" xlink:href="http://seospaces.net/?do=lastnews"><text:span text:style-name="Citation">Клуб любителей эксклюзивного Seo вареза</text:span></text:a> says: </text:p>
                <text:p text:style-name="P29"><text:a xlink:type="simple" xlink:href="http://takeyourhomeback.com/?p=428#comment-165809">January 4, 2012 at 4:32 PM</text:a></text:p>
                <text:p text:style-name="P29">Hello There. I found your blog the use of msn. That is a really well written article. I’ll be sure to bookmark it and come back to learn extra of your helpful info. Thank you for the post. I’ll definitely return.</text:p>
              </text:list-item>
            </text:list>
          </text:section>
          <text:section text:style-name="Sect1" text:name="comment-166238">
            <text:list xml:id="list28603608" text:continue-numbering="true" text:style-name="L29">
              <text:list-item>
                <text:p text:style-name="P61"><text:s/></text:p>
                <text:p text:style-name="P61"><text:a xlink:type="simple" xlink:href="http://www.worktopfactory.co.uk/Materials/GraniteWorktopsUK/tabid/1452/Default.aspx"><text:span text:style-name="Citation">Granite worktops UK</text:span></text:a> says: </text:p>
                <text:p text:style-name="P29"><text:a xlink:type="simple" xlink:href="http://takeyourhomeback.com/?p=428#comment-166238">January 5, 2012 at 12:14 AM</text:a></text:p>
                <text:p text:style-name="P29">Thanks a lot for sharing this with all of us you really know what you’re talking about! Bookmarked.</text:p>
              </text:list-item>
            </text:list>
          </text:section>
          <text:section text:style-name="Sect1" text:name="comment-166652">
            <text:list xml:id="list28579851" text:continue-numbering="true" text:style-name="L29">
              <text:list-item>
                <text:p text:style-name="P61"><text:s/></text:p>
                <text:p text:style-name="P61"><text:a xlink:type="simple" xlink:href="http://www.lottoboy.com/index_info.php?c=fitness&amp;q=lottery&amp;start=1991"><text:span text:style-name="Citation">de lotto</text:span></text:a> says: </text:p>
                <text:p text:style-name="P29"><text:a xlink:type="simple" xlink:href="http://takeyourhomeback.com/?p=428#comment-166652">January 5, 2012 at 7:32 AM</text:a></text:p>
                <text:p text:style-name="P29">I enjoy, cause I discovered exactly what I used to be having a look for. You have ended my four day long hunt! God Bless you man. Have a great day. Bye</text:p>
              </text:list-item>
            </text:list>
          </text:section>
          <text:section text:style-name="Sect1" text:name="comment-166765">
            <text:list xml:id="list28603372" text:continue-numbering="true" text:style-name="L29">
              <text:list-item>
                <text:p text:style-name="P61"><text:soft-page-break/><text:s/></text:p>
                <text:p text:style-name="P61"><text:a xlink:type="simple" xlink:href="http://www.knockoutbox.com/"><text:span text:style-name="Citation">scrapeboxlist</text:span></text:a> says: </text:p>
                <text:p text:style-name="P29"><text:a xlink:type="simple" xlink:href="http://takeyourhomeback.com/?p=428#comment-166765">January 5, 2012 at 9:32 AM</text:a></text:p>
                <text:p text:style-name="P29">You are my ispiration, I have few blogs and rarely run out from post . Let justice be done, .</text:p>
              </text:list-item>
            </text:list>
          </text:section>
          <text:section text:style-name="Sect1" text:name="comment-167872">
            <text:list xml:id="list28580948" text:continue-numbering="true" text:style-name="L29">
              <text:list-item>
                <text:p text:style-name="P61"><text:s/></text:p>
                <text:p text:style-name="P61"><text:a xlink:type="simple" xlink:href="http://freeminecraftaccounts2012.blogspot.com/"><text:span text:style-name="Citation">Minecraft Free account 2012</text:span></text:a> says: </text:p>
                <text:p text:style-name="P29"><text:a xlink:type="simple" xlink:href="http://takeyourhomeback.com/?p=428#comment-167872">January 6, 2012 at 2:09 AM</text:a></text:p>
                <text:p text:style-name="P29">Just wish to say your article is as astonishing. The clarity on your post is just excellent and i can suppose you are knowledgeable in this subject.</text:p>
              </text:list-item>
            </text:list>
          </text:section>
          <text:section text:style-name="Sect1" text:name="comment-168689">
            <text:list xml:id="list28576184" text:continue-numbering="true" text:style-name="L29">
              <text:list-item>
                <text:p text:style-name="P61"><text:s/></text:p>
                <text:p text:style-name="P61"><text:a xlink:type="simple" xlink:href="http://www.hmrctaxreturn.co.uk/sitemap.xml"><text:span text:style-name="Citation">Tax Rebate</text:span></text:a> says: </text:p>
                <text:p text:style-name="P29"><text:a xlink:type="simple" xlink:href="http://takeyourhomeback.com/?p=428#comment-168689">January 6, 2012 at 4:54 PM</text:a></text:p>
                <text:p text:style-name="P29">Excellent items from you, man. I have consider your stuff previous to and you are just too magnificent. I actually like what you have obtained here, certainly like what you’re stating and the way in which by which you say it. You are making it enjoyable and you still care for to stay it wise. I cant wait to read far more from you. This is actually a wonderful web site.</text:p>
              </text:list-item>
            </text:list>
          </text:section>
          <text:section text:style-name="Sect1" text:name="comment-168948">
            <text:list xml:id="list28573101" text:continue-numbering="true" text:style-name="L29">
              <text:list-item>
                <text:p text:style-name="P61"><text:s/></text:p>
                <text:p text:style-name="P61"><text:a xlink:type="simple" xlink:href="http://skinc.com/article.php?table=article&amp;mode=search&amp;archived=true&amp;article=473"><text:span text:style-name="Citation">Patrick Kidda</text:span></text:a> says: </text:p>
                <text:p text:style-name="P29"><text:a xlink:type="simple" xlink:href="http://takeyourhomeback.com/?p=428#comment-168948">January 6, 2012 at 9:43 PM</text:a></text:p>
                <text:p text:style-name="P29">I do trust all the concepts you have offered on your post. They’re very convincing and can certainly work. Thank you for the post.</text:p>
              </text:list-item>
            </text:list>
          </text:section>
          <text:section text:style-name="Sect1" text:name="comment-170768">
            <text:list xml:id="list28597667" text:continue-numbering="true" text:style-name="L29">
              <text:list-item>
                <text:p text:style-name="P61"><text:s/></text:p>
                <text:p text:style-name="P61"><text:a xlink:type="simple" xlink:href="http://uploadsms.com/"><text:span text:style-name="Citation">We provide a quality SMS service for our clients at a competitive price</text:span></text:a> says: </text:p>
                <text:p text:style-name="P29"><text:a xlink:type="simple" xlink:href="http://takeyourhomeback.com/?p=428#comment-170768">January 8, 2012 at 11:05 AM</text:a></text:p>
                <text:p text:style-name="P29">Great items from you, man. I have seen your stuff previous to and you are simply extremely fantastic. I actually like what you have bought right here, really like what you’re stating and the way in which through which you assert it. You’re making it entertaining and you still care for to keep it sensible. I cant wait to learn far more from you. This is actually a wonderful site.</text:p>
              </text:list-item>
            </text:list>
          </text:section>
          <text:section text:style-name="Sect1" text:name="comment-171466">
            <text:list xml:id="list28572086" text:continue-numbering="true" text:style-name="L29">
              <text:list-item>
                <text:p text:style-name="P61"><text:s/></text:p>
                <text:p text:style-name="P61"><text:a xlink:type="simple" xlink:href="http://poteau.me/groups/"><text:span text:style-name="Citation">Poteau</text:span></text:a> says: </text:p>
                <text:p text:style-name="P29"><text:a xlink:type="simple" xlink:href="http://takeyourhomeback.com/?p=428#comment-171466">January 8, 2012 at 11:24 PM</text:a></text:p>
                <text:p text:style-name="P29">Hello there, I found your website by the use of Google even as looking for a comparable matter, your web site got here up, it seems to be good. I’ve added to my favourites|added to bookmarks.</text:p>
              </text:list-item>
            </text:list>
          </text:section>
          <text:section text:style-name="Sect1" text:name="comment-171789">
            <text:list xml:id="list28599136" text:continue-numbering="true" text:style-name="L29">
              <text:list-item>
                <text:p text:style-name="P61"><text:s/></text:p>
                <text:p text:style-name="P61"><text:span text:style-name="Citation">hyl tu</text:span> says: </text:p>
                <text:p text:style-name="P29"><text:a xlink:type="simple" xlink:href="http://takeyourhomeback.com/?p=428#comment-171789">January 9, 2012 at 5:16 AM</text:a></text:p>
                <text:p text:style-name="P29">hi,<text:line-break/>Do you have any information and copies of documents signed by the robo-signer treva moreland…and also china brown…</text:p>
                <text:p text:style-name="P29">thank you…</text:p>
              </text:list-item>
            </text:list>
          </text:section>
          <text:section text:style-name="Sect1" text:name="comment-172118">
            <text:list xml:id="list28596154" text:continue-numbering="true" text:style-name="L29">
              <text:list-item>
                <text:p text:style-name="P61"><text:s/></text:p>
                <text:p text:style-name="P61"><text:a xlink:type="simple" xlink:href="http://www.sunnydaylocal.com/index.html"><text:span text:style-name="Citation">Grow Your Business The right Way !</text:span></text:a> says: </text:p>
                <text:p text:style-name="P29"><text:soft-page-break/><text:a xlink:type="simple" xlink:href="http://takeyourhomeback.com/?p=428#comment-172118">January 9, 2012 at 9:22 AM</text:a></text:p>
                <text:p text:style-name="P29">Heya i’m for the first time here. I came across this board and I find It truly helpful &amp; it helped me out much. I hope to give one thing back and help others such as you helped me.</text:p>
              </text:list-item>
            </text:list>
          </text:section>
          <text:section text:style-name="Sect1" text:name="comment-173075">
            <text:list xml:id="list28599771" text:continue-numbering="true" text:style-name="L29">
              <text:list-item>
                <text:p text:style-name="P61"><text:s/></text:p>
                <text:p text:style-name="P61"><text:a xlink:type="simple" xlink:href="http://www.thisisallterrain.com/2011_02_01_archive.html"><text:span text:style-name="Citation">Virginia rapper</text:span></text:a> says: </text:p>
                <text:p text:style-name="P29"><text:a xlink:type="simple" xlink:href="http://takeyourhomeback.com/?p=428#comment-173075">January 9, 2012 at 11:37 PM</text:a></text:p>
                <text:p text:style-name="P29">I simply could not leave your website before suggesting that I extremely enjoyed the usual information an individual supply for your guests? Is going to be back frequently to investigate cross-check new posts</text:p>
              </text:list-item>
            </text:list>
          </text:section>
          <text:section text:style-name="Sect1" text:name="comment-173141">
            <text:list xml:id="list28589154" text:continue-numbering="true" text:style-name="L29">
              <text:list-item>
                <text:p text:style-name="P61"><text:s/></text:p>
                <text:p text:style-name="P61"><text:a xlink:type="simple" xlink:href="http://www.socallawsupport.com/bankruptcy"><text:span text:style-name="Citation">inland empire bankruptcy attorney</text:span></text:a> says: </text:p>
                <text:p text:style-name="P29"><text:a xlink:type="simple" xlink:href="http://takeyourhomeback.com/?p=428#comment-173141">January 10, 2012 at 1:03 AM</text:a></text:p>
                <text:p text:style-name="P29">I just like the helpful information you provide to your articles. I will bookmark your blog and test once more here frequently. I’m quite sure I’ll learn plenty of new stuff proper here! Good luck for the following!</text:p>
              </text:list-item>
            </text:list>
          </text:section>
          <text:section text:style-name="Sect1" text:name="comment-174588">
            <text:list xml:id="list28585678" text:continue-numbering="true" text:style-name="L29">
              <text:list-item>
                <text:p text:style-name="P61"><text:s/></text:p>
                <text:p text:style-name="P61"><text:a xlink:type="simple" xlink:href="http://robert7722.forexsoftware-review.org/"><text:span text:style-name="Citation">This website reviews 3 Forex Trading Software programs which we have chosen from the many available.</text:span></text:a> says: </text:p>
                <text:p text:style-name="P29"><text:a xlink:type="simple" xlink:href="http://takeyourhomeback.com/?p=428#comment-174588">January 11, 2012 at 3:03 AM</text:a></text:p>
                <text:p text:style-name="P29">I have been browsing on-line greater than 3 hours today, but I by no means found any interesting article like yours. It is lovely worth enough for me. In my opinion, if all web owners and bloggers made good content material as you did, the internet will probably be a lot more helpful than ever before.</text:p>
              </text:list-item>
            </text:list>
          </text:section>
          <text:section text:style-name="Sect1" text:name="comment-175863">
            <text:list xml:id="list28593028" text:continue-numbering="true" text:style-name="L29">
              <text:list-item>
                <text:p text:style-name="P61"><text:s/></text:p>
                <text:p text:style-name="P61"><text:a xlink:type="simple" xlink:href="http://eliminate1debt.wordpress.com/"><text:span text:style-name="Citation">Attorney</text:span></text:a> says: </text:p>
                <text:p text:style-name="P29"><text:a xlink:type="simple" xlink:href="http://takeyourhomeback.com/?p=428#comment-175863">January 12, 2012 at 2:58 AM</text:a></text:p>
                <text:p text:style-name="P29">Hey there, You have performed an excellent job. I’ll definitely digg it and individually recommend to my friends. I am confident they will be benefited from this site.</text:p>
              </text:list-item>
            </text:list>
          </text:section>
          <text:section text:style-name="Sect1" text:name="comment-176052">
            <text:list xml:id="list28596136" text:continue-numbering="true" text:style-name="L29">
              <text:list-item>
                <text:p text:style-name="P61"><text:s/></text:p>
                <text:p text:style-name="P61"><text:a xlink:type="simple" xlink:href="http://twinplatformbeds.blogspot.com/"><text:span text:style-name="Citation">Twin Platform Beds</text:span></text:a> says: </text:p>
                <text:p text:style-name="P29"><text:a xlink:type="simple" xlink:href="http://takeyourhomeback.com/?p=428#comment-176052">January 12, 2012 at 6:28 AM</text:a></text:p>
                <text:p text:style-name="P29">Terrific work! This is the type of information that are meant to be shared around the net. Shame on the search engines for now not positioning this publish upper! Come on over and talk over with my website . Thanks =)</text:p>
              </text:list-item>
            </text:list>
          </text:section>
          <text:section text:style-name="Sect1" text:name="comment-176429">
            <text:list xml:id="list28578280" text:continue-numbering="true" text:style-name="L29">
              <text:list-item>
                <text:p text:style-name="P61"><text:s/></text:p>
                <text:p text:style-name="P61"><text:a xlink:type="simple" xlink:href="http://www.snorelesspillow.info/"><text:span text:style-name="Citation">Stop Snoring With The Anti- Snoring Pillow Ergonomically Correct Anti-Snoring Pillow</text:span></text:a> says: </text:p>
                <text:p text:style-name="P29"><text:a xlink:type="simple" xlink:href="http://takeyourhomeback.com/?p=428#comment-176429">January 12, 2012 at 2:00 PM</text:a></text:p>
                <text:p text:style-name="P29">I’ve read a few good stuff here. Definitely value bookmarking for revisiting. I surprise how a lot attempt you put to create this type of magnificent informative site.</text:p>
              </text:list-item>
            </text:list>
          </text:section>
          <text:section text:style-name="Sect1" text:name="comment-176565">
            <text:list xml:id="list28604133" text:continue-numbering="true" text:style-name="L29">
              <text:list-item>
                <text:p text:style-name="P61"><text:s/></text:p>
                <text:p text:style-name="P61"><text:a xlink:type="simple" xlink:href="http://updatesock-kosovohp.blogspot.com/feeds/144258621537459458/comments/default"><text:span text:style-name="Citation">socks proxy</text:span></text:a> says: </text:p>
                <text:p text:style-name="P29"><text:a xlink:type="simple" xlink:href="http://takeyourhomeback.com/?p=428#comment-176565">January 12, 2012 at 4:54 PM</text:a></text:p>
                <text:p text:style-name="P29"><text:soft-page-break/>Its like you read my thoughts! You seem to know a lot about this, such as you wrote the e book in it or something. I feel that you could do with a few percent to drive the message house a bit, but instead of that, this is fantastic blog. A great read. I will certainly be back.</text:p>
              </text:list-item>
            </text:list>
          </text:section>
          <text:section text:style-name="Sect1" text:name="comment-177366">
            <text:list xml:id="list28589496" text:continue-numbering="true" text:style-name="L29">
              <text:list-item>
                <text:p text:style-name="P61"><text:s/></text:p>
                <text:p text:style-name="P61"><text:a xlink:type="simple" xlink:href="http://www.theclaimsadvisoryservice.co.uk/blog/"><text:span text:style-name="Citation">personal injury claim|injury claim|road accident claim|no win no fee|accident claim</text:span></text:a> says: </text:p>
                <text:p text:style-name="P29"><text:a xlink:type="simple" xlink:href="http://takeyourhomeback.com/?p=428#comment-177366">January 13, 2012 at 9:44 AM</text:a></text:p>
                <text:p text:style-name="P29">Thank you for the auspicious writeup. It actually was once a enjoyment account it. Glance complex to more added agreeable from you! However, how could we be in contact?</text:p>
              </text:list-item>
            </text:list>
          </text:section>
          <text:section text:style-name="Sect1" text:name="comment-177976">
            <text:list xml:id="list28587284" text:continue-numbering="true" text:style-name="L29">
              <text:list-item>
                <text:p text:style-name="P61"><text:s/></text:p>
                <text:p text:style-name="P61"><text:a xlink:type="simple" xlink:href="http://twin-mattress-deals.blogspot.com/"><text:span text:style-name="Citation">Twin Mattress</text:span></text:a> says: </text:p>
                <text:p text:style-name="P29"><text:a xlink:type="simple" xlink:href="http://takeyourhomeback.com/?p=428#comment-177976">January 13, 2012 at 11:01 PM</text:a></text:p>
                <text:p text:style-name="P29">Awesome things here. I’m very happy to view your article. Thanks so much and I’m taking a look ahead to touch you. Will you please drop me a mail?</text:p>
              </text:list-item>
            </text:list>
          </text:section>
          <text:section text:style-name="Sect1" text:name="comment-178268">
            <text:list xml:id="list28582905" text:continue-numbering="true" text:style-name="L29">
              <text:list-item>
                <text:p text:style-name="P61"><text:s/></text:p>
                <text:p text:style-name="P61"><text:a xlink:type="simple" xlink:href="http://www.wawaporn.ws/?search=Alex&amp;country=250"><text:span text:style-name="Citation">film|movie|tv|game|music|download|ebook|phone|mobile|telecharger</text:span></text:a> says: </text:p>
                <text:p text:style-name="P29"><text:a xlink:type="simple" xlink:href="http://takeyourhomeback.com/?p=428#comment-178268">January 14, 2012 at 5:21 AM</text:a></text:p>
                <text:p text:style-name="P29">I just couldn’t go away your web site prior to suggesting that I really loved the usual information an individual supply for your visitors? Is going to be back ceaselessly in order to check up on new posts</text:p>
                <text:p text:style-name="P61"><text:a xlink:type="simple" xlink:href="http://takeyourhomeback.com/?p=428&amp;replytocom=178268#respond">reply</text:a></text:p>
              </text:list-item>
            </text:list>
          </text:section>
          <text:section text:style-name="Sect1" text:name="comment-179351">
            <text:list xml:id="list28602138" text:continue-numbering="true" text:style-name="L29">
              <text:list-item>
                <text:p text:style-name="P61"><text:s/></text:p>
                <text:p text:style-name="P61"><text:span text:style-name="Citation">DONNA</text:span> says: </text:p>
                <text:p text:style-name="P29"><text:a xlink:type="simple" xlink:href="http://takeyourhomeback.com/?p=428#comment-179351">January 14, 2012 at 11:59 PM</text:a></text:p>
                <text:p text:style-name="P29">That is a great job I am ashamed of the one i stated<text:line-break/>WOW I am TOTALLY IMPRESSED !WOW What a great i am in shock …. wonderful job!<text:line-break/>I get off on list like these, this is the best one I have ever seen, I will be in touch.I have a couple you don’t have I will send. Donna Orange County CA Fountain Valley <text:a xlink:type="simple" xlink:href="mailto:dauntiedonna@gmail.com">dauntiedonna@gmail.com</text:a></text:p>
                <text:p text:style-name="P29">i can’t wait to share this i hope you dont mind, Thanks great job, I will put your name to mke sure you get credit I don’t know how i found you ?</text:p>
              </text:list-item>
            </text:list>
          </text:section>
          <text:section text:style-name="Sect1" text:name="comment-179455">
            <text:list xml:id="list28590657" text:continue-numbering="true" text:style-name="L29">
              <text:list-item>
                <text:p text:style-name="P61"><text:s/></text:p>
                <text:p text:style-name="P61"><text:a xlink:type="simple" xlink:href="http://www.housecleaningservicesanfrancisco.com/"><text:span text:style-name="Citation">House Cleaning Service San Francisco</text:span></text:a> says: </text:p>
                <text:p text:style-name="P29"><text:a xlink:type="simple" xlink:href="http://takeyourhomeback.com/?p=428#comment-179455">January 15, 2012 at 2:11 AM</text:a></text:p>
                <text:p text:style-name="P29">Thank you, I’ve recently been searching for info approximately this topic for ages and yours is the best I’ve discovered till now. However, what in regards to the conclusion? Are you sure about the supply?|What i do not understood is in truth how you’re no longer really a lot more neatly-appreciated than you might be right now. You are so intelligent.</text:p>
              </text:list-item>
            </text:list>
          </text:section>
          <text:section text:style-name="Sect1" text:name="comment-180421">
            <text:list xml:id="list28604272" text:continue-numbering="true" text:style-name="L29">
              <text:list-item>
                <text:p text:style-name="P61"><text:s/></text:p>
                <text:p text:style-name="P61"><text:a xlink:type="simple" xlink:href="http://www.xaluan.com/modules.php?name=News&amp;file=article&amp;sid=329339"><text:span text:style-name="Citation">vnex</text:span></text:a> says: </text:p>
                <text:p text:style-name="P29"><text:a xlink:type="simple" xlink:href="http://takeyourhomeback.com/?p=428#comment-180421">January 15, 2012 at 7:10 PM</text:a></text:p>
                <text:p text:style-name="P29">Great issues altogether, you just received a emblem new reader. What might you recommend in regards to your submit that you just made a few days ago? Any sure?</text:p>
              </text:list-item>
            </text:list>
          </text:section>
          <text:section text:style-name="Sect1" text:name="comment-180744">
            <text:list xml:id="list28583794" text:continue-numbering="true" text:style-name="L29">
              <text:list-item>
                <text:p text:style-name="P61"><text:s/></text:p>
                <text:p text:style-name="P61"><text:soft-page-break/><text:a xlink:type="simple" xlink:href="http://moneyproblems.net.au/"><text:span text:style-name="Citation">problemsmoney</text:span></text:a> says: </text:p>
                <text:p text:style-name="P29"><text:a xlink:type="simple" xlink:href="http://takeyourhomeback.com/?p=428#comment-180744">January 16, 2012 at 12:32 AM</text:a></text:p>
                <text:p text:style-name="P29">Excellent items from you, man. I’ve take into account your stuff prior to and you’re simply extremely great. I actually like what you have received right here, really like what you are saying and the way in which wherein you assert it. You make it entertaining and you continue to care for to keep it smart. I cant wait to learn much more from you. That is really a tremendous web site.</text:p>
              </text:list-item>
            </text:list>
          </text:section>
          <text:section text:style-name="Sect1" text:name="comment-180881">
            <text:list xml:id="list28595823" text:continue-numbering="true" text:style-name="L29">
              <text:list-item>
                <text:p text:style-name="P61"><text:s/></text:p>
                <text:p text:style-name="P61"><text:a xlink:type="simple" xlink:href="http://www.dialogotv.it/"><text:span text:style-name="Citation">DialogoTV televisione milano</text:span></text:a> says: </text:p>
                <text:p text:style-name="P29"><text:a xlink:type="simple" xlink:href="http://takeyourhomeback.com/?p=428#comment-180881">January 16, 2012 at 3:22 AM</text:a></text:p>
                <text:p text:style-name="P29">Unquestionably consider that that you said. Your favourite reason seemed to be on the web the easiest thing to bear in mind of. I say to you, I definitely get irked at the same time as other people think about concerns that they plainly do not recognise about. You controlled to hit the nail upon the highest as well as defined out the whole thing without having side effect , other folks can take a signal. Will probably be again to get more. Thank you</text:p>
              </text:list-item>
            </text:list>
          </text:section>
          <text:section text:style-name="Sect1" text:name="comment-182210">
            <text:list xml:id="list28590951" text:continue-numbering="true" text:style-name="L29">
              <text:list-item>
                <text:p text:style-name="P61"><text:s/></text:p>
                <text:p text:style-name="P61"><text:a xlink:type="simple" xlink:href="http://www.assistantmanagerjobdescription.net/"><text:span text:style-name="Citation">assistant manager job description</text:span></text:a> says: </text:p>
                <text:p text:style-name="P29"><text:a xlink:type="simple" xlink:href="http://takeyourhomeback.com/?p=428#comment-182210">January 16, 2012 at 11:11 PM</text:a></text:p>
                <text:p text:style-name="P29">Nice weblog right here! Additionally your site quite a bit up fast! What host are you using? Can I get your affiliate link for your host? I wish my web site loaded up as quickly as yours lol</text:p>
              </text:list-item>
            </text:list>
          </text:section>
          <text:section text:style-name="Sect1" text:name="comment-182564">
            <text:list xml:id="list28584428" text:continue-numbering="true" text:style-name="L29">
              <text:list-item>
                <text:p text:style-name="P61"><text:s/></text:p>
                <text:p text:style-name="P61"><text:a xlink:type="simple" xlink:href="http://www.toyotarav4.org/interior.php"><text:span text:style-name="Citation">toyota rav4 reviews</text:span></text:a> says: </text:p>
                <text:p text:style-name="P29"><text:a xlink:type="simple" xlink:href="http://takeyourhomeback.com/?p=428#comment-182564">January 17, 2012 at 5:04 AM</text:a></text:p>
                <text:p text:style-name="P29">Hello, Neat post.</text:p>
              </text:list-item>
            </text:list>
          </text:section>
          <text:section text:style-name="Sect1" text:name="comment-183890">
            <text:list xml:id="list28597399" text:continue-numbering="true" text:style-name="L29">
              <text:list-item>
                <text:p text:style-name="P61"><text:s/></text:p>
                <text:p text:style-name="P61"><text:a xlink:type="simple" xlink:href="http://www.brandonbelt.net/index.php/photos"><text:span text:style-name="Citation">keep belt awkward</text:span></text:a> says: </text:p>
                <text:p text:style-name="P29"><text:a xlink:type="simple" xlink:href="http://takeyourhomeback.com/?p=428#comment-183890">January 17, 2012 at 10:24 PM</text:a></text:p>
                <text:p text:style-name="P29">I used to be suggested this web site by way of my cousin. I’m not positive whether or not this put up is written via him as nobody else realize such precise approximately my difficulty. You’re amazing! Thanks!</text:p>
              </text:list-item>
            </text:list>
          </text:section>
          <text:section text:style-name="Sect1" text:name="comment-186858">
            <text:list xml:id="list28575398" text:continue-numbering="true" text:style-name="L29">
              <text:list-item>
                <text:p text:style-name="P61"><text:s/></text:p>
                <text:p text:style-name="P61"><text:a xlink:type="simple" xlink:href="http://ingredientpal.com/living"><text:span text:style-name="Citation">ingredient checker</text:span></text:a> says: </text:p>
                <text:p text:style-name="P29"><text:a xlink:type="simple" xlink:href="http://takeyourhomeback.com/?p=428#comment-186858">January 19, 2012 at 8:14 PM</text:a></text:p>
                <text:p text:style-name="P29">I?ve learn several excellent stuff here. Definitely worth bookmarking for revisiting. I wonder how so much effort you place to make any such great informative website.</text:p>
              </text:list-item>
            </text:list>
          </text:section>
          <text:section text:style-name="Sect1" text:name="comment-188283">
            <text:list xml:id="list28582974" text:continue-numbering="true" text:style-name="L29">
              <text:list-item>
                <text:p text:style-name="P61"><text:s/></text:p>
                <text:p text:style-name="P61"><text:a xlink:type="simple" xlink:href="http://www.grindsmygear.com/2011_07_01_archive.html"><text:span text:style-name="Citation">This Really Grinds my Gear</text:span></text:a> says: </text:p>
                <text:p text:style-name="P29"><text:a xlink:type="simple" xlink:href="http://takeyourhomeback.com/?p=428#comment-188283">January 20, 2012 at 7:04 PM</text:a></text:p>
                <text:p text:style-name="P29">Wonderful web site. A lot of helpful info here. I’m sending it to some friends ans additionally sharing in delicious. And of course, thanks for your sweat!</text:p>
              </text:list-item>
            </text:list>
            <text:p text:style-name="P34"><text:a xlink:type="simple" xlink:href="http://takeyourhomeback.com/?p=428&amp;replytocom=188283#respond"/></text:p>
          </text:section>
          <text:section text:style-name="Sect1" text:name="comment-189211">
            <text:list xml:id="list28578404" text:continue-numbering="true" text:style-name="L29">
              <text:list-item>
                <text:p text:style-name="P61"><text:s/></text:p>
                <text:p text:style-name="P61"><text:a xlink:type="simple" xlink:href="http://www.vapestarr.com/shoppingcart.asp?Check=True"><text:span text:style-name="Citation">san diego, ecig, buy, e liquid, atomizers, cartomizers, quit smoking</text:span></text:a> says: </text:p>
                <text:p text:style-name="P29"><text:soft-page-break/><text:a xlink:type="simple" xlink:href="http://takeyourhomeback.com/?p=428#comment-189211">January 21, 2012 at 2:31 PM</text:a></text:p>
                <text:p text:style-name="P29">I have fun with, cause I found just what I was looking for. You’ve ended my four day lengthy hunt! God Bless you man. Have a nice day. Bye</text:p>
              </text:list-item>
            </text:list>
          </text:section>
          <text:section text:style-name="Sect1" text:name="comment-189432">
            <text:list xml:id="list28599453" text:continue-numbering="true" text:style-name="L29">
              <text:list-item>
                <text:p text:style-name="P61"><text:s/></text:p>
                <text:p text:style-name="P61"><text:a xlink:type="simple" xlink:href="http://0x000000f4fix.blogspot.com/"><text:span text:style-name="Citation">Fix Error 0x000000f4 With Our Easy Windows Tool</text:span></text:a> says: </text:p>
                <text:p text:style-name="P29"><text:a xlink:type="simple" xlink:href="http://takeyourhomeback.com/?p=428#comment-189432">January 21, 2012 at 7:31 PM</text:a></text:p>
                <text:p text:style-name="P29">Thanks for the good writeup. However, how can we keep up a correspondence?</text:p>
              </text:list-item>
            </text:list>
          </text:section>
          <text:section text:style-name="Sect1" text:name="comment-189466">
            <text:list xml:id="list28574637" text:continue-numbering="true" text:style-name="L29">
              <text:list-item>
                <text:p text:style-name="P61"><text:s/></text:p>
                <text:p text:style-name="P61"><text:a xlink:type="simple" xlink:href="http://0x80070438.blogspot.com/"><text:span text:style-name="Citation">Fix Error 0x80070438 With Our Easy Windows Tool</text:span></text:a> says: </text:p>
                <text:p text:style-name="P29"><text:a xlink:type="simple" xlink:href="http://takeyourhomeback.com/?p=428#comment-189466">January 21, 2012 at 8:32 PM</text:a></text:p>
                <text:p text:style-name="P29">Excellent goods from you, man. I’ve keep in mind your stuff prior to and you’re simply too wonderful. I really like what you’ve got here, really like what you’re saying and the best way wherein you say it. You are making it entertaining and you continue to care for to stay it smart. I can’t wait to read much more from you. This is actually a wonderful web site.</text:p>
              </text:list-item>
            </text:list>
          </text:section>
          <text:section text:style-name="Sect1" text:name="comment-192115">
            <text:list xml:id="list28598847" text:continue-numbering="true" text:style-name="L29">
              <text:list-item>
                <text:p text:style-name="P61"><text:s/></text:p>
                <text:p text:style-name="P61"><text:a xlink:type="simple" xlink:href="http://www.nutritionweightlossdiets.com/?m=20120104"><text:span text:style-name="Citation">[access document|bariatrics|document weight|medical weight loss|new york time|patient registration|registration office|service population|time readers|true weight|weight loss clinics|weight loss surgery]</text:span></text:a> says: </text:p>
                <text:p text:style-name="P29"><text:a xlink:type="simple" xlink:href="http://takeyourhomeback.com/?p=428#comment-192115">January 24, 2012 at 8:25 AM</text:a></text:p>
                <text:p text:style-name="P29">Woah this blog is excellent i really like reading your articles. Keep up the great work! You already know, lots of persons are hunting round for this info, you could help them greatly.</text:p>
              </text:list-item>
            </text:list>
          </text:section>
          <text:section text:style-name="Sect1" text:name="comment-192380">
            <text:list xml:id="list28597373" text:continue-numbering="true" text:style-name="L29">
              <text:list-item>
                <text:p text:style-name="P61"><text:s/></text:p>
                <text:p text:style-name="P61"><text:a xlink:type="simple" xlink:href="http://gtavbeta.x10.mx/"><text:span text:style-name="Citation">GTA 5 Beta</text:span></text:a> says: </text:p>
                <text:p text:style-name="P29"><text:a xlink:type="simple" xlink:href="http://takeyourhomeback.com/?p=428#comment-192380">January 24, 2012 at 12:55 PM</text:a></text:p>
                <text:p text:style-name="P29">whoah this weblog is great i like studying your posts. Keep up the great work! You know, a lot of persons are looking around for this information, you can aid them greatly.</text:p>
              </text:list-item>
            </text:list>
          </text:section>
          <text:section text:style-name="Sect1" text:name="comment-192612">
            <text:list xml:id="list28577900" text:continue-numbering="true" text:style-name="L29">
              <text:list-item>
                <text:p text:style-name="P61"><text:s/></text:p>
                <text:p text:style-name="P61"><text:a xlink:type="simple" xlink:href="http://dogs-review.com/"><text:span text:style-name="Citation">chiuaua info</text:span></text:a> says: </text:p>
                <text:p text:style-name="P29"><text:a xlink:type="simple" xlink:href="http://takeyourhomeback.com/?p=428#comment-192612">January 24, 2012 at 5:38 PM</text:a></text:p>
                <text:p text:style-name="P29">Will likely be back again to get more. Thank you</text:p>
              </text:list-item>
            </text:list>
          </text:section>
          <text:section text:style-name="Sect1" text:name="comment-200265">
            <text:list xml:id="list28581729" text:continue-numbering="true" text:style-name="L29">
              <text:list-item>
                <text:p text:style-name="P61"><text:s/></text:p>
                <text:p text:style-name="P61"><text:span text:style-name="Citation">lannie loeks</text:span> says: </text:p>
                <text:p text:style-name="P29"><text:a xlink:type="simple" xlink:href="http://takeyourhomeback.com/?p=428#comment-200265">February 2, 2012 at 10:53 AM</text:a></text:p>
                <text:p text:style-name="P29">URGENT NEED HELP!!!<text:line-break/>Here are a couple of signers appearing on my docs that you asked for a report on: Dee Ann Gregory, Trustee Sale Officer employee of First american Trustee Servicing solutions, Signed an Affadavit ***Hand Dated: 1/6/2011<text:line-break/>Attached to: Substitution of Trustee for Wells Fargo Bank, NM by first American Trustee Servicing Solutions,LLC<text:line-break/>This is where it gets even more interesting: The Substitution Of TRustee Chet Sconyers, Certifying Officer (mentioned as a possible robo signer in a lawsuit I found) signed above his stamped signature (undated) Below and surrounding Chet S. is the Notary Stamp by: Aida A. Chehati, Tarrant County Texas….Her name is stamped on the Before Me, Aida A. Chehati, line.<text:line-break/><text:soft-page-break/>****Next line Chet Sconyers name is Stamped with the same stamp that appears beneath the Sconyers’ wet ink signature? *****WHAT? he walks around and appears before her with a Stamp and doesn’t sign it????<text:line-break/>***Chehati hand dates when notarized 1/6/2011 </text:p>
                <text:p text:style-name="P29">AND THE HANDWRITING OF THE DATE MATCHES THE HANDWRITING OF THE DATE ON THE UNNOTARIZED AFFIDAVIT OF DEE ANN GREGORY ~ AND SUSPICIOUSLY SIMILAR TO HER (GREGORY) HAND WRITTEN SIGNATURE!!!!!<text:line-break/>SO SHE WAS THERE TOO???<text:line-break/>REALLY NEED HELP WITH THIS AND VERIFICATION AS SALE DATE IS NOW FEBRUARY 10 (ON HOLD BUT WHO KNOWS).<text:line-break/>~Also have ROBERT BOURNE, CERTIFYING OFFICER: FROM YOUR LIST ON ASSIGNMENT OF DEED OF TRUST.<text:line-break/>SURE hope you can help. Kind Regards, Lannie</text:p>
              </text:list-item>
            </text:list>
          </text:section>
          <text:section text:style-name="Sect1" text:name="comment-200270">
            <text:list xml:id="list28572209" text:continue-numbering="true" text:style-name="L29">
              <text:list-item>
                <text:list>
                  <text:list-item>
                    <text:p text:style-name="P61"><text:s/></text:p>
                    <text:p text:style-name="P61"><text:span text:style-name="Citation">lannie loeks</text:span> says: </text:p>
                    <text:p text:style-name="P29"><text:a xlink:type="simple" xlink:href="http://takeyourhomeback.com/?p=428#comment-200270">February 2, 2012 at 11:05 AM</text:a></text:p>
                    <text:p text:style-name="P29">The date on the Chehati doc is hand written in two places.<text:line-break/>The date on the Affadavit by DeeAnn Gregory appears at the top one time. DeeAnn signs as an agent of First American but then the doc goes on to say:</text:p>
                    <text:p text:style-name="P29">“A copy of the attached substitution has been mailed prior to the recording thereof, in the manner provided in Section 2924 (b) of the Civil Code of the State of California to all ….”<text:line-break/>“I certify (or declare) under penalty of perjury under the laws of the State of California that the foregoing is true and correct.”<text:line-break/>So is she in California or Texas??? If so why is she filling in the date for the Notary in Texas??? as the same date???</text:p>
                  </text:list-item>
                </text:list>
              </text:list-item>
            </text:list>
          </text:section>
          <text:section text:style-name="Sect1" text:name="comment-200415">
            <text:list xml:id="list28572400" text:continue-numbering="true" text:style-name="L29">
              <text:list-item>
                <text:list>
                  <text:list-item>
                    <text:list>
                      <text:list-item>
                        <text:p text:style-name="P61"><text:s/></text:p>
                        <text:p text:style-name="P61"><text:span text:style-name="Citation">admin</text:span> says: </text:p>
                        <text:p text:style-name="P29"><text:a xlink:type="simple" xlink:href="http://takeyourhomeback.com/?p=428#comment-200415">February 2, 2012 at 4:23 PM</text:a></text:p>
                        <text:p text:style-name="P29">SEE <text:a xlink:type="simple" xlink:href="http://takeyourhomeback.com/?p=428">http://takeyourhomeback.com/?p=428</text:a> &amp; RELATED LINKS</text:p>
                      </text:list-item>
                    </text:list>
                  </text:list-item>
                </text:list>
              </text:list-item>
            </text:list>
          </text:section>
          <text:section text:style-name="Sect1" text:name="comment-200416">
            <text:list xml:id="list28576931" text:continue-numbering="true" text:style-name="L29">
              <text:list-item>
                <text:list>
                  <text:list-item>
                    <text:p text:style-name="P61"><text:s/></text:p>
                    <text:p text:style-name="P61"><text:span text:style-name="Citation">admin</text:span> says: </text:p>
                    <text:p text:style-name="P29"><text:a xlink:type="simple" xlink:href="http://takeyourhomeback.com/?p=428#comment-200416">February 2, 2012 at 4:23 PM</text:a></text:p>
                    <text:p text:style-name="P29">SEE <text:a xlink:type="simple" xlink:href="http://takeyourhomeback.com/?p=428">http://takeyourhomeback.com/?p=428</text:a> AND ALL RELATED LINKS, THE “CAST” IS THERE</text:p>
                  </text:list-item>
                </text:list>
              </text:list-item>
            </text:list>
          </text:section>
          <text:section text:style-name="Sect1" text:name="comment-200430">
            <text:list xml:id="list28575089" text:continue-numbering="true" text:style-name="L29">
              <text:list-item>
                <text:p text:style-name="P61"><text:s/></text:p>
                <text:p text:style-name="P61"><text:a xlink:type="simple" xlink:href="http://team-n.ru/art.php?n=115653"><text:span text:style-name="Citation">знакомства для секса вконтакте</text:span></text:a> says: </text:p>
                <text:p text:style-name="P29"><text:a xlink:type="simple" xlink:href="http://takeyourhomeback.com/?p=428#comment-200430">February 2, 2012 at 4:58 PM</text:a></text:p>
                <text:p text:style-name="P29">I’m extremely inspired with your writing skills and also with the layout to your weblog. Is that this a paid topic or did you customize it yourself? Either way keep up the excellent high quality writing, it is rare to see a nice weblog like this one nowadays..</text:p>
              </text:list-item>
            </text:list>
          </text:section>
          <text:section text:style-name="Sect1" text:name="comment-204260">
            <text:list xml:id="list28578891" text:continue-numbering="true" text:style-name="L29">
              <text:list-item>
                <text:p text:style-name="P61"><text:s/></text:p>
                <text:p text:style-name="P61"><text:a xlink:type="simple" xlink:href="http://dzyaba.ru/photos/"><text:span text:style-name="Citation">я ищу работу в москве</text:span></text:a> says: </text:p>
                <text:p text:style-name="P29"><text:a xlink:type="simple" xlink:href="http://takeyourhomeback.com/?p=428#comment-204260">February 8, 2012 at 10:40 AM</text:a></text:p>
                <text:p text:style-name="P29"><text:soft-page-break/>I appreciate, because I discovered exactly what I used to be having a look for. God Bless you man. Have a great day. Bye</text:p>
              </text:list-item>
            </text:list>
          </text:section>
          <text:section text:style-name="Sect1" text:name="comment-205054">
            <text:list xml:id="list28586789" text:continue-numbering="true" text:style-name="L29">
              <text:list-item>
                <text:p text:style-name="P61"><text:s/></text:p>
                <text:p text:style-name="P61"><text:span text:style-name="Citation">DeAnna Sulzinger</text:span> says: </text:p>
                <text:p text:style-name="P29"><text:a xlink:type="simple" xlink:href="http://takeyourhomeback.com/?p=428#comment-205054">February 9, 2012 at 10:05 AM</text:a></text:p>
                <text:p text:style-name="P29">Looking for National City Mortgage Company – Sandra Brough – vice president and M.L. Marcum Secretary – signed in front of a notory in Idaho – Notary Carla Teneyck in 2005,</text:p>
              </text:list-item>
            </text:list>
          </text:section>
          <text:section text:style-name="Sect1" text:name="comment-209804">
            <text:list xml:id="list28577499" text:continue-numbering="true" text:style-name="L29">
              <text:list-item>
                <text:p text:style-name="P61"><text:s/></text:p>
                <text:p text:style-name="P61"><text:span text:style-name="Citation">richard rubin, esq</text:span> says: </text:p>
                <text:p text:style-name="P29"><text:a xlink:type="simple" xlink:href="http://takeyourhomeback.com/?p=428#comment-209804">February 17, 2012 at 8:52 AM</text:a></text:p>
                <text:p text:style-name="P29">looking for info on a david perez, signing as avp for mers in dec 2008 re: robo signing</text:p>
              </text:list-item>
            </text:list>
          </text:section>
          <text:section text:style-name="Sect1" text:name="comment-209815">
            <text:list xml:id="list28591007" text:continue-numbering="true" text:style-name="L29">
              <text:list-item>
                <text:list>
                  <text:list-item>
                    <text:p text:style-name="P61"><text:s/></text:p>
                    <text:p text:style-name="P61"><text:span text:style-name="Citation">admin</text:span> says: </text:p>
                    <text:p text:style-name="P29"><text:a xlink:type="simple" xlink:href="http://takeyourhomeback.com/?p=428#comment-209815">February 17, 2012 at 9:18 AM</text:a></text:p>
                    <text:p text:style-name="P29">ALSO SIGNS AS:<text:line-break/>David Perez—alleged AVP of Countrywide Home Loans and Home Loans Servicing</text:p>
                  </text:list-item>
                </text:list>
              </text:list-item>
            </text:list>
          </text:section>
          <text:section text:style-name="Sect1" text:name="comment-212124">
            <text:list xml:id="list28588954" text:continue-numbering="true" text:style-name="L29">
              <text:list-item>
                <text:p text:style-name="P61"><text:s/></text:p>
                <text:p text:style-name="P61"><text:a xlink:type="simple" xlink:href="http://www.amutotcenter.co.il/forum.asp?action=login&amp;return=sub%3Dreply%26action%3Dposts%26fid%3D3%26tid%3D100%26pid%3D101"><text:span text:style-name="Citation">ניהול תקין</text:span></text:a> says: </text:p>
                <text:p text:style-name="P29"><text:a xlink:type="simple" xlink:href="http://takeyourhomeback.com/?p=428#comment-212124">February 21, 2012 at 4:27 AM</text:a></text:p>
                <text:p text:style-name="P29">I like the helpful information you supply in your articles. I will bookmark your weblog and check again here regularly. I am fairly certain I’ll learn many new thingshere! Best of luck !</text:p>
              </text:list-item>
            </text:list>
          </text:section>
          <text:section text:style-name="Sect1" text:name="comment-217409">
            <text:list xml:id="list28575492" text:continue-numbering="true" text:style-name="L29">
              <text:list-item>
                <text:p text:style-name="P61"><text:s/></text:p>
                <text:p text:style-name="P61"><text:span text:style-name="Citation">Jerry Hoang</text:span> says: </text:p>
                <text:p text:style-name="P29"><text:a xlink:type="simple" xlink:href="http://takeyourhomeback.com/?p=428#comment-217409">February 29, 2012 at 7:48 AM</text:a></text:p>
                <text:p text:style-name="P29">Hi, Having prolblem to find Notary NORMA ROJAS and Mers assistant secretary CHRISTOPHER HERRERA in Simi Valley,California in a ASSIGNMENT OF DEED OF TRUST for Bank of America.<text:line-break/>Please help<text:line-break/>Thanks</text:p>
              </text:list-item>
            </text:list>
          </text:section>
          <text:section text:style-name="Sect1" text:name="comment-217500">
            <text:list xml:id="list28600366" text:continue-numbering="true" text:style-name="L29">
              <text:list-item>
                <text:list>
                  <text:list-item>
                    <text:p text:style-name="P61"><text:s/></text:p>
                    <text:p text:style-name="P61"><text:span text:style-name="Citation">admin</text:span> says: </text:p>
                    <text:p text:style-name="P29"><text:a xlink:type="simple" xlink:href="http://takeyourhomeback.com/?p=428#comment-217500">February 29, 2012 at 11:49 AM</text:a></text:p>
                    <text:p text:style-name="P29">SEE <text:a xlink:type="simple" xlink:href="http://takeyourhomeback.com/?p=1141">http://takeyourhomeback.com/?p=1141</text:a><text:line-break/>YOU WILL LOVE WHAT WE HAVE ON HERRERA- PLEASE READ IT CAREFULLY AND CHECK LINK ATTACHED</text:p>
                  </text:list-item>
                </text:list>
              </text:list-item>
            </text:list>
          </text:section>
          <text:section text:style-name="Sect1" text:name="comment-261186">
            <text:list xml:id="list28582447" text:continue-numbering="true" text:style-name="L29">
              <text:list-item>
                <text:list>
                  <text:list-item>
                    <text:p text:style-name="P61"><text:s/></text:p>
                    <text:p text:style-name="P61"><text:span text:style-name="Citation">cagumshoe</text:span> says: </text:p>
                    <text:p text:style-name="P29"><text:a xlink:type="simple" xlink:href="http://takeyourhomeback.com/?p=428#comment-261186">June 5, 2012 at 4:07 PM</text:a></text:p>
                    <text:p text:style-name="P29">Jerry, I have new information on this, including ALL data on the two subjects, remember me? Jack</text:p>
                  </text:list-item>
                </text:list>
              </text:list-item>
            </text:list>
          </text:section>
          <text:section text:style-name="Sect1" text:name="comment-228314">
            <text:list xml:id="list28583079" text:continue-numbering="true" text:style-name="L29">
              <text:list-item>
                <text:p text:style-name="P61"><text:s/></text:p>
                <text:p text:style-name="P61"><text:span text:style-name="Citation">Angela Larson</text:span> says: </text:p>
                <text:p text:style-name="P29"><text:soft-page-break/><text:a xlink:type="simple" xlink:href="http://takeyourhomeback.com/?p=428#comment-228314">March 16, 2012 at 1:19 PM</text:a></text:p>
                <text:p text:style-name="P29">We have a corporation assignment of deed of trust from MERS that states…</text:p>
                <text:p text:style-name="P29">For Value received the undersigned grants, assigns and transfers to: Deutsche Bank National Trust Company as trustee for Morgan Stanley ABS Capital INC trust 2007-HE2 Mortgage Pass-through certificates, series 2007-HE2 </text:p>
                <text:p text:style-name="P29">All beneficial intersts under that certain deed of trust dated 10/06/2006 executed by (Us)</text:p>
                <text:p text:style-name="P29">The date for the signature was hand written 7/14/2010 and the notary was block stamped on 7/15/2010. The notary name was block stamped JR GREEAR and a sloppy signature for the notary on the line with a rectangular Ventura County notary stamp. no written date or signautre within the notary stamp.</text:p>
                <text:p text:style-name="P29">The assignment was signed by a MERS “ASSISTANT SECRETARY” G. HEMANDEZ or HERNANZEZ. Its hard to tell.</text:p>
                <text:p text:style-name="P29">This is the only assignment of a deed of trust. The original loan was through New Centry Mortgage and it was sold in 2007. We have been in default since July 2007. 2 non judicial trustee sales have occured with no result. The last being started 5 days after the corp. assignemnt from MERS. Our guess is there is break in the chain of title. We did a full title search and the last bank to have rights to title is New Centry Mortgage. Your imput would be much appreciated. Please email us if you are in need of further information.</text:p>
              </text:list-item>
            </text:list>
          </text:section>
          <text:section text:style-name="Sect1" text:name="comment-228378">
            <text:list xml:id="list28602632" text:continue-numbering="true" text:style-name="L29">
              <text:list-item>
                <text:list>
                  <text:list-item>
                    <text:p text:style-name="P61"><text:s/></text:p>
                    <text:p text:style-name="P61"><text:span text:style-name="Citation">admin</text:span> says: </text:p>
                    <text:p text:style-name="P29"><text:a xlink:type="simple" xlink:href="http://takeyourhomeback.com/?p=428#comment-228378">March 16, 2012 at 8:24 PM</text:a></text:p>
                    <text:p text:style-name="P29">THAT TRUST WAS CLOSED IN DECEMBER OF 2007, THEREFORE, HOW COULD THEY TRANSFER A NOTE AND DEED OF TRUST INTO A CLOSED TRUST. AT THE VERY LEAST THEY HAVE SEPERATED THE NOTE AND DEED OF TRUST, THE OTHER EXTREME IS FRAUD, SECURITIES FRAUD, FRAUD ON THE COURT &amp; FRAUD ON THE INVESTOR WITH UNJUST ENRICHMENT.</text:p>
                  </text:list-item>
                </text:list>
              </text:list-item>
            </text:list>
          </text:section>
          <text:section text:style-name="Sect1" text:name="comment-426637">
            <text:list xml:id="list28582139" text:continue-numbering="true" text:style-name="L29">
              <text:list-item>
                <text:list>
                  <text:list-item>
                    <text:p text:style-name="P61"><text:s/></text:p>
                    <text:p text:style-name="P61"><text:span text:style-name="Citation">Bern DeLuca</text:span> says: </text:p>
                    <text:p text:style-name="P29"><text:a xlink:type="simple" xlink:href="http://takeyourhomeback.com/?p=428#comment-426637">December 30, 2012 at 12:21 AM</text:a></text:p>
                    <text:p text:style-name="P29">I have just seen your March 16, 2012 post. I have a RJ Greear notary with Kevin Rudolph Ass.SEc. MERS on Sub.of Trustee &amp; Assignmentto BONYM as Trustee for CWALT 2006-OA9 dated Sept.29, 2010 and I found one on-line for Greear &amp; T.Sevillano for Deutsche Bank Trust HE6 dated July 21, 2011. I also just got a Trustee’s Deed Upon Sale signed by Georgia Hernandez, Ass.VP of REconTrust with Antonio Cortese as notary dated 12-6-12. I would appreciate a copy of yours and could send you mine. Thanx.</text:p>
                  </text:list-item>
                </text:list>
              </text:list-item>
            </text:list>
          </text:section>
          <text:section text:style-name="Sect1" text:name="comment-228440">
            <text:list xml:id="list28598424" text:continue-numbering="true" text:style-name="L29">
              <text:list-item>
                <text:p text:style-name="P61"><text:s/></text:p>
                <text:p text:style-name="P61"><text:span text:style-name="Citation">admin</text:span> says: </text:p>
                <text:p text:style-name="P29"><text:a xlink:type="simple" xlink:href="http://takeyourhomeback.com/?p=428#comment-228440">March 17, 2012 at 8:30 AM</text:a></text:p>
                <text:p text:style-name="P29">FROM A.B.<text:line-break/>I found David Rodriquez on your list! Please help me find Clayton Goff agent for Beneficiary and General Cousel, Michael Scott, EliZabeth Hernandez, Stacey F. Jones Notary. They are on my NOD,NOS, Ass of Deed of Trust and Sud. of Trustee. Indymac, LSI Title, NDex West, <text:soft-page-break/>MERS, Deutsche Bank. I found Stacey Jone, EliSabeth Hernandez…close but need more. I am willing to send copies of the signatures for the website. YOU JUST VOIDED THE SALE THAT TOOK PLACE ON 3/9/12, SO THANK YOU!!!!!!!!</text:p>
              </text:list-item>
            </text:list>
          </text:section>
          <text:section text:style-name="Sect1" text:name="comment-229166">
            <text:list xml:id="list28591958" text:continue-numbering="true" text:style-name="L29">
              <text:list-item>
                <text:p text:style-name="P61"><text:s/></text:p>
                <text:p text:style-name="P61"><text:span text:style-name="Citation">admin</text:span> says: </text:p>
                <text:p text:style-name="P29"><text:a xlink:type="simple" xlink:href="http://takeyourhomeback.com/?p=428#comment-229166">March 21, 2012 at 6:04 AM</text:a></text:p>
                <text:p text:style-name="P29">FROM SHERI- ( Sheri@talcottfrankli​n.com )<text:line-break/>Hello. Do you know of any additional Robo-signers at these entities, other than Jeffrey Stephan and Krista White? Mr. Stephan led a team of 13. Do you know their names? Thanks</text:p>
              </text:list-item>
            </text:list>
          </text:section>
          <text:section text:style-name="Sect1" text:name="comment-229175">
            <text:list xml:id="list28583573" text:continue-numbering="true" text:style-name="L29">
              <text:list-item>
                <text:p text:style-name="P61"><text:s/></text:p>
                <text:p text:style-name="P61"><text:span text:style-name="Citation">admin</text:span> says: </text:p>
                <text:p text:style-name="P29"><text:a xlink:type="simple" xlink:href="http://takeyourhomeback.com/?p=428#comment-229175">March 21, 2012 at 6:21 AM</text:a></text:p>
                <text:p text:style-name="P29">FROM FELIX-<text:line-break/>I have an assignment of deed of trust signed by Susan Smothers AVP of Cal-Western Reconveyance Corp 0n Jul 11 2010. Document # 2010-101844 in San Joaquin county CA. Damm if she doesn’t assign this deed 1 day before it goes to sale. Then the “new” foreclosing beneficiary takes the property for 193k which is 67k less than the current value (260k) and then a few weeks later sells for $260k and makes a dandy 60k for holding it for a couple of months. Looks like a scam of some kind. FYI the balance owing was 438k. Another set of names that seem suspicious are: 1. Joe Krasovic AVP of Cal-Western Reconveyance. He signed a Substitution of Trustee. 2. Mary J Stratham, She signed the notice of Trustee Sale for Cal-Western Reconveyance and then she notarized the substitution of Trustee for Joe K above. I believe CWRC is very shaky &amp; illegal and I will appreciate any documentation regarding such. <text:a xlink:type="simple" xlink:href="mailto:stocktonbroker@aol.com">stocktonbroker@aol.com</text:a></text:p>
              </text:list-item>
            </text:list>
          </text:section>
          <text:section text:style-name="Sect1" text:name="comment-229844">
            <text:list xml:id="list28574181" text:continue-numbering="true" text:style-name="L29">
              <text:list-item>
                <text:p text:style-name="P61"><text:s/></text:p>
                <text:p text:style-name="P61"><text:span text:style-name="Citation">admin</text:span> says: </text:p>
                <text:p text:style-name="P29"><text:a xlink:type="simple" xlink:href="http://takeyourhomeback.com/?p=428#comment-229844">March 22, 2012 at 10:09 AM</text:a></text:p>
                <text:p text:style-name="P29">FROM DOUGLAS:<text:line-break/>I am wondering how SPS my servicer could send me a NOD not claiming to represent any bank or lender on 11/14 when the limited power of Attorney was not given to them as servicer until 12/8 by US Bank as Trustee</text:p>
              </text:list-item>
            </text:list>
          </text:section>
          <text:section text:style-name="Sect1" text:name="comment-231032">
            <text:list xml:id="list28584576" text:continue-numbering="true" text:style-name="L29">
              <text:list-item>
                <text:list>
                  <text:list-item>
                    <text:p text:style-name="P61"><text:s/></text:p>
                    <text:p text:style-name="P61"><text:span text:style-name="Citation">Felix Lopez</text:span> says: </text:p>
                    <text:p text:style-name="P29"><text:a xlink:type="simple" xlink:href="http://takeyourhomeback.com/?p=428#comment-231032">March 24, 2012 at 4:21 PM</text:a></text:p>
                    <text:p text:style-name="P29">Hey Douglas, the original/substitute trustee or the lender (and if the loan has been assigned- the real beneficiary- not the servicer) are the ones to notice you with a Notice of Default. I would look to see who the original trustee on your deed of trust and then you will see who designated the “substitute Trustee”. This is the guy with the power of sale.I can be wrong but I dont believe the Servicer has the authority to give you a NOD. Check to see if US Bank (as trustee)is the one that sent you the NOD. <text:a xlink:type="simple" xlink:href="mailto:felix@stocktonbroker.net">felix@stocktonbroker.net</text:a></text:p>
                  </text:list-item>
                </text:list>
              </text:list-item>
            </text:list>
          </text:section>
          <text:section text:style-name="Sect1" text:name="comment-233099">
            <text:list xml:id="list28594187" text:continue-numbering="true" text:style-name="L29">
              <text:list-item>
                <text:p text:style-name="P61"><text:s/></text:p>
                <text:p text:style-name="P61"><text:a xlink:type="simple" xlink:href="http://www.onyxny.com/residential"><text:span text:style-name="Citation">brooklyn locksmith</text:span></text:a> says: </text:p>
                <text:p text:style-name="P29"><text:a xlink:type="simple" xlink:href="http://takeyourhomeback.com/?p=428#comment-233099">March 28, 2012 at 9:08 PM</text:a></text:p>
                <text:p text:style-name="P29"><text:soft-page-break/>I do believe all of the ideas you have introduced in your post. They’re very convincing and will definitely work. Thank you for the post.</text:p>
              </text:list-item>
            </text:list>
          </text:section>
          <text:section text:style-name="Sect1" text:name="comment-240266">
            <text:list xml:id="list28595341" text:continue-numbering="true" text:style-name="L29">
              <text:list-item>
                <text:p text:style-name="P61"><text:s/></text:p>
                <text:p text:style-name="P61"><text:span text:style-name="Citation">admin</text:span> says: </text:p>
                <text:p text:style-name="P29"><text:a xlink:type="simple" xlink:href="http://takeyourhomeback.com/?p=428#comment-240266">April 14, 2012 at 1:28 PM</text:a></text:p>
                <text:p text:style-name="P29">Does anyone know if thre is a deposition on Eric Tate, Liquenda Allotey, Mark Bischof, or Moua Shoua? this will help my day in court after being evicted, we are given another chance in court, you can email me <text:a xlink:type="simple" xlink:href="mailto:elvjuar@aol.com">elvjuar@aol.com</text:a>, thank you</text:p>
              </text:list-item>
            </text:list>
          </text:section>
          <text:section text:style-name="Sect1" text:name="comment-241155">
            <text:list xml:id="list28585499" text:continue-numbering="true" text:style-name="L29">
              <text:list-item>
                <text:p text:style-name="P61"><text:s/></text:p>
                <text:p text:style-name="P61"><text:span text:style-name="Citation">admin</text:span> says: </text:p>
                <text:p text:style-name="P29"><text:a xlink:type="simple" xlink:href="http://takeyourhomeback.com/?p=428#comment-241155">April 16, 2012 at 6:45 PM</text:a></text:p>
                <text:p text:style-name="P29">from ladyann7-<text:line-break/>Hope that people are not buying into the Robo signing as the biggest issue in this fraud game by the banks. The fact is the banks securitized our loan and made it a security. It is no longer a mortgage. They did this with our signature without us knowing about it. We have been tricked and ill informed. Than they insured this security and collected many times over the face value and went back and forclosed on your home illegally<text:line-break/>You must learn the truth: Google: “Securitization is illegal” along with Securitization and fraud… get your self educated. Isn’t it now time…?<text:line-break/>Groups need to support each other because lawyers do not know enough and are too arrogent to learn…Judges need to be educated so you as Sui Juris need to educate them….Invest in Juris Dictionary it is well worth your money and spend many hours on the internet researching….take time to grow in confidence. We have to represent oursleves.<text:line-break/>Our system is too corrupt to have integrity. Our president is certainly not representing the people he is representing big banks do you see he is trying to undermine the NY attorney general and get them to drop the fraud charges against Chase Bank. They just get their hands touched for criminal acts and fraud… and keep harming people… where we would be put in prison for life if it was one of us committing these crimes…Also know that Chase and Wells Fargo have financed terroist for many years . Now what are we going to do about this?<text:line-break/>E-mail: <text:a xlink:type="simple" xlink:href="mailto:ameg.2222@gmail.com">ameg.2222@gmail.com</text:a></text:p>
              </text:list-item>
            </text:list>
          </text:section>
          <text:section text:style-name="Sect1" text:name="comment-243011">
            <text:list xml:id="list28596456" text:continue-numbering="true" text:style-name="L29">
              <text:list-item>
                <text:p text:style-name="P61"><text:s/></text:p>
                <text:p text:style-name="P61"><text:span text:style-name="Citation">Camille Williams</text:span> says: </text:p>
                <text:p text:style-name="P29"><text:a xlink:type="simple" xlink:href="http://takeyourhomeback.com/?p=428#comment-243011">April 21, 2012 at 8:29 PM</text:a></text:p>
                <text:p text:style-name="P29">Does anyone have information on Chase Adams of Wells Fargo Bank?</text:p>
              </text:list-item>
            </text:list>
          </text:section>
          <text:section text:style-name="Sect1" text:name="comment-243644">
            <text:list xml:id="list28584977" text:continue-numbering="true" text:style-name="L29">
              <text:list-item>
                <text:p text:style-name="P61"><text:s/></text:p>
                <text:p text:style-name="P61"><text:span text:style-name="Citation">Allen Exeter</text:span> says: </text:p>
                <text:p text:style-name="P29"><text:a xlink:type="simple" xlink:href="http://takeyourhomeback.com/?p=428#comment-243644">April 23, 2012 at 3:06 PM</text:a></text:p>
                <text:p text:style-name="P29">need help finding a few names on the ROBO list<text:line-break/>Rene Rosales and Allan Reobane and Srbui Muradyen</text:p>
              </text:list-item>
            </text:list>
          </text:section>
          <text:section text:style-name="Sect1" text:name="comment-243723">
            <text:list xml:id="list28576286" text:continue-numbering="true" text:style-name="L29">
              <text:list-item>
                <text:list>
                  <text:list-item>
                    <text:p text:style-name="P61"><text:s/></text:p>
                    <text:p text:style-name="P61"><text:span text:style-name="Citation">admin</text:span> says: </text:p>
                    <text:p text:style-name="P29"><text:a xlink:type="simple" xlink:href="http://takeyourhomeback.com/?p=428#comment-243723">April 23, 2012 at 8:24 PM</text:a></text:p>
                    <text:p text:style-name="P29">FOR THE MOST UP TO DATE LIST OF ROBO SIGNERS AVAILABLE SEE:<text:line-break/><text:a xlink:type="simple" xlink:href="http://takeyourhomeback.com/?p=1141">http://takeyourhomeback.com/?p=1141</text:a></text:p>
                  </text:list-item>
                </text:list>
              </text:list-item>
            </text:list>
          </text:section>
          <text:section text:style-name="Sect1" text:name="comment-255361">
            <text:list xml:id="list285867161" text:continue-numbering="true" text:style-name="L29">
              <text:list-item>
                <text:list>
                  <text:list-item>
                    <text:p text:style-name="P61"><text:soft-page-break/><text:s/></text:p>
                    <text:p text:style-name="P61"><text:span text:style-name="Citation">Asa</text:span> says: </text:p>
                    <text:p text:style-name="P29"><text:a xlink:type="simple" xlink:href="http://takeyourhomeback.com/?p=428#comment-255361">May 27, 2012 at 5:54 PM</text:a></text:p>
                    <text:p text:style-name="P29">Greeting all this is blog is what all homeowners are looking for i than the Powers of Heaven and Earth that this blog is here: I am trying to find Holly Russell robosigner for Citmortgage she signed my assignment of Mortgage as Asst. Secty for MERS along with Rhondessa cormier who signed as notary of Dallas Tx</text:p>
                  </text:list-item>
                </text:list>
              </text:list-item>
            </text:list>
          </text:section>
          <text:section text:style-name="Sect1" text:name="comment-249176">
            <text:list xml:id="list28595109" text:continue-numbering="true" text:style-name="L29">
              <text:list-item>
                <text:p text:style-name="P61"><text:s/></text:p>
                <text:p text:style-name="P61"><text:span text:style-name="Citation">Glenn</text:span> says: </text:p>
                <text:p text:style-name="P29"><text:a xlink:type="simple" xlink:href="http://takeyourhomeback.com/?p=428#comment-249176">May 14, 2012 at 1:17 PM</text:a></text:p>
                <text:p text:style-name="P29">Looking for names: Noemi Morales, Axis Mortgage<text:line-break/>Flora Rashtchy and Denise V. Lundquist with Ocwen Financial</text:p>
              </text:list-item>
            </text:list>
          </text:section>
          <text:section text:style-name="Sect1" text:name="comment-259258">
            <text:list xml:id="list28587324" text:continue-numbering="true" text:style-name="L29">
              <text:list-item>
                <text:p text:style-name="P61"><text:s/></text:p>
                <text:p text:style-name="P61"><text:span text:style-name="Citation">Dennis</text:span> says: </text:p>
                <text:p text:style-name="P29"><text:a xlink:type="simple" xlink:href="http://takeyourhomeback.com/?p=428#comment-259258">June 2, 2012 at 2:31 PM</text:a></text:p>
                <text:p text:style-name="P29">My assignment not only had the same person sign as witnesses in two diffrent named but has no notary seal and no identifying name as notary, just a scribble</text:p>
                <text:p text:style-name="P29">How did the clerk of courts accept such an item</text:p>
              </text:list-item>
            </text:list>
          </text:section>
          <text:section text:style-name="Sect1" text:name="comment-260476">
            <text:list xml:id="list28591582" text:continue-numbering="true" text:style-name="L29">
              <text:list-item>
                <text:list>
                  <text:list-item>
                    <text:p text:style-name="P61"><text:s/></text:p>
                    <text:p text:style-name="P61"><text:span text:style-name="Citation">admin</text:span> says: </text:p>
                    <text:p text:style-name="P29"><text:a xlink:type="simple" xlink:href="http://takeyourhomeback.com/?p=428#comment-260476">June 4, 2012 at 7:23 PM</text:a></text:p>
                    <text:p text:style-name="P29">COULD YOU PLEASE IDENTIFY THE NAMES/SIGNERS FOR THE REST OF US.</text:p>
                  </text:list-item>
                </text:list>
              </text:list-item>
            </text:list>
          </text:section>
          <text:section text:style-name="Sect1" text:name="comment-265142">
            <text:list xml:id="list28586043" text:continue-numbering="true" text:style-name="L29">
              <text:list-item>
                <text:p text:style-name="P61"><text:s/></text:p>
                <text:p text:style-name="P61"><text:span text:style-name="Citation">Jay Gilliland</text:span> says: </text:p>
                <text:p text:style-name="P29"><text:a xlink:type="simple" xlink:href="http://takeyourhomeback.com/?p=428#comment-265142">June 10, 2012 at 3:31 PM</text:a></text:p>
                <text:p text:style-name="P29">I would like the names of suspected robo signers from Quality Loan Service Corp. San Diego,CA.</text:p>
              </text:list-item>
            </text:list>
          </text:section>
          <text:section text:style-name="Sect1" text:name="comment-279387">
            <text:list xml:id="list28583695" text:continue-numbering="true" text:style-name="L29">
              <text:list-item>
                <text:p text:style-name="P61"><text:s/></text:p>
                <text:p text:style-name="P61"><text:span text:style-name="Citation">Christopher</text:span> says: </text:p>
                <text:p text:style-name="P29"><text:a xlink:type="simple" xlink:href="http://takeyourhomeback.com/?p=428#comment-279387">July 7, 2012 at 2:01 AM</text:a></text:p>
                <text:p text:style-name="P29">So through some digging on my own posible case found a name i have not seen listed it is Douglas M. Bales iv got the links to verify yourself. he is listed as a MERS VP.</text:p>
                <text:p text:style-name="P29">Signature 1 (most common)</text:p>
                <text:p text:style-name="P29"><text:a xlink:type="simple" xlink:href="http://www.duvalclerk.com/ONCOREWEB/showdetails.aspx?id=9569404&amp;rn=50&amp;pi=3&amp;ref=search">http://www.duvalclerk.com/ONCOREWEB/showdetails.aspx?id=9569404&amp;rn=50&amp;pi=3&amp;ref=search</text:a></text:p>
                <text:p text:style-name="P29">Signature 2 (just found)</text:p>
                <text:p text:style-name="P29"><text:a xlink:type="simple" xlink:href="http://www.duvalclerk.com/ONCOREWEB/showdetails.aspx?id=9509774&amp;rn=42&amp;pi=2&amp;ref=search">http://www.duvalclerk.com/ONCOREWEB/showdetails.aspx?id=9509774&amp;rn=42&amp;pi=2&amp;ref=search</text:a></text:p>
                <text:p text:style-name="P29">Go ahead see for yourself.</text:p>
                <text:p text:style-name="P29">By the way does anyone know of a kimberly Litchfield “certified officer” for MERS that just so happens to work in the Florida Default Law Group that filed my Les Pendens or if that name <text:soft-page-break/>has been linked?</text:p>
              </text:list-item>
            </text:list>
          </text:section>
          <text:section text:style-name="Sect1" text:name="comment-298298">
            <text:list xml:id="list28590285" text:continue-numbering="true" text:style-name="L29">
              <text:list-item>
                <text:p text:style-name="P61"><text:s/></text:p>
                <text:p text:style-name="P61"><text:span text:style-name="Citation">Lyndsey</text:span> says: </text:p>
                <text:p text:style-name="P29"><text:a xlink:type="simple" xlink:href="http://takeyourhomeback.com/?p=428#comment-298298">August 8, 2012 at 1:16 PM</text:a></text:p>
                <text:p text:style-name="P29">Currently in foreclosure with Chase. Loan originated with different lender and per notice of loan transfer received by Chase in May 2010 (property purchased in April 2010) they were the new owner of my real estate loan (not just servicing). However, the assignment of deed was not created/signed until May 21, 2012 and recorded June 15, 2012. All this after my foreclosure was already in process.<text:line-break/>Names associated that I’m looking for any info on are:<text:line-break/>Donna M. Mulholland, VP for Chase<text:line-break/>Erika Lance, document preparer for Nationwide Title Clearing<text:line-break/>Mostly illegible name – three parts to signature and only the middle is legible as Wilson. First name contains what looks like LaQuolc or Lapuolc; last looks like Doaty. (This signature was on behalf of MERS as VP)<text:line-break/>Shapiro and Kirsch, Memphis TN<text:line-break/>Eva P Reese, Notary – Parish of Ouachita, LA<text:line-break/>Robert D Williams, Notary – State of Ohio, County of Franklin<text:line-break/>Marquitha Williams – VP for MERS (First name could be misspelled as it is nearly impossible to make out.<text:line-break/>Shannon L Little, Assistant Secretary of MERS<text:line-break/>Lana B. Grizzard, Notary – State of Florida, County of Duval<text:line-break/>Angela Eakins, Assistant Secretary of MERS<text:line-break/>Alexander Baugh, Notary – State of Iowa, County of Polk<text:line-break/>Vernon F. McDaniell, VP for EverBank<text:line-break/>Bernes Smith, Notary – State of Florida, County of Duval</text:p>
                <text:p text:style-name="P29">Thank you!</text:p>
              </text:list-item>
            </text:list>
          </text:section>
          <text:section text:style-name="Sect1" text:name="comment-332040">
            <text:list xml:id="list28596507" text:continue-numbering="true" text:style-name="L29">
              <text:list-item>
                <text:list>
                  <text:list-item>
                    <text:p text:style-name="P61"><text:s/></text:p>
                    <text:p text:style-name="P61"><text:span text:style-name="Citation">Don Day</text:span> says: </text:p>
                    <text:p text:style-name="P29"><text:a xlink:type="simple" xlink:href="http://takeyourhomeback.com/?p=428#comment-332040">September 15, 2012 at 3:11 PM</text:a></text:p>
                    <text:p text:style-name="P29">Have you sent QWR to them? Anything mentioned about a Trust in any of your documents? Lower right corner of your documents, there may be a different number. Check it all. I did and found my DOT?Mortgage was transfered by MERS (Robo Signer listed above) to a Trust with a closing date of Nove 30 2006…transfered completed in Feb 2012</text:p>
                  </text:list-item>
                </text:list>
              </text:list-item>
            </text:list>
          </text:section>
          <text:section text:style-name="Sect1" text:name="comment-314466">
            <text:list xml:id="list28573472" text:continue-numbering="true" text:style-name="L29">
              <text:list-item>
                <text:p text:style-name="P61"><text:s/></text:p>
                <text:p text:style-name="P61"><text:span text:style-name="Citation">amie paveglio</text:span> says: </text:p>
                <text:p text:style-name="P29"><text:a xlink:type="simple" xlink:href="http://takeyourhomeback.com/?p=428#comment-314466">August 27, 2012 at 9:40 AM</text:a></text:p>
                <text:p text:style-name="P29">I have Jeffery P Thofner who says he is the vice pres of MERS and the pres of walter mortgage who he assigned my mortgage to the notary is Sophia DeCosta she cant make up her mind when her commision ends stamped one date and printed another.</text:p>
              </text:list-item>
            </text:list>
          </text:section>
          <text:section text:style-name="Sect1" text:name="comment-330667">
            <text:list xml:id="list28582398" text:continue-numbering="true" text:style-name="L29">
              <text:list-item>
                <text:p text:style-name="P61"><text:s/></text:p>
                <text:p text:style-name="P61"><text:span text:style-name="Citation">Don Day</text:span> says: </text:p>
                <text:p text:style-name="P29"><text:a xlink:type="simple" xlink:href="http://takeyourhomeback.com/?p=428#comment-330667">September 14, 2012 at 2:04 AM</text:a></text:p>
                <text:p text:style-name="P29">Has anyone heard of a signers from BOA named Megan Oxendale…aka Megan Nicole <text:soft-page-break/>Oxendale. Signs as AVP BANA and also lists under the stamped Deutsche Bank AS Trustee for blah blah blah “As Attorney In Fact”</text:p>
                <text:p text:style-name="P29">Have traced her to Pittsburgh PA but can find nothing other than a mention about this 24 y/o Graduating with a degree in Accounting Last Year.</text:p>
              </text:list-item>
            </text:list>
          </text:section>
          <text:section text:style-name="Sect1" text:name="comment-332046">
            <text:list xml:id="list28579221" text:continue-numbering="true" text:style-name="L29">
              <text:list-item>
                <text:p text:style-name="P61"><text:s/></text:p>
                <text:p text:style-name="P61"><text:span text:style-name="Citation">Don Day</text:span> says: </text:p>
                <text:p text:style-name="P29"><text:a xlink:type="simple" xlink:href="http://takeyourhomeback.com/?p=428#comment-332046">September 15, 2012 at 3:20 PM</text:a></text:p>
                <text:p text:style-name="P29">Re Mers seperating Mortgages/DOTs from Notes…know anyone that can access ABA files???</text:p>
                <text:p text:style-name="P29">Where there is error there must be truth. Former MERS Chief Executive Officer, R. K. Arnold, has admitted in an article he wrote that appeared in the September/October 2010 issue of Probate and Property that the note was bifurcated (split) from the deed, as it was necessary to securitize it in the mortgage pools. When asked whether MERS expects financial institutions to update the MERS database regarding changes in loan ownership, the company’s CEO replied, “not so much.” Since MERS does not own the actual loan, doing so violates a long line of precedents that bar the separation of the note from the deed of trust</text:p>
              </text:list-item>
            </text:list>
          </text:section>
          <text:section text:style-name="Sect1" text:name="comment-391803">
            <text:list xml:id="list28579179" text:continue-numbering="true" text:style-name="L29">
              <text:list-item>
                <text:p text:style-name="P61"><text:s/></text:p>
                <text:p text:style-name="P61"><text:span text:style-name="Citation">rene</text:span> says: </text:p>
                <text:p text:style-name="P29"><text:a xlink:type="simple" xlink:href="http://takeyourhomeback.com/?p=428#comment-391803">November 18, 2012 at 6:37 PM</text:a></text:p>
                <text:p text:style-name="P29">I have a notary Jon Secrist # 1893947 who notarized for Nichole Clavendetscher and T. Sevillano are all over my documents as is a signer, Betty jo Livingston and a notary in Maricopa, Arizona named Sandra P. Sumoba. all these names can be found on the internet on many documents of questionable if not outright fraud. Ahmad Afzal #1744009 also out of Ventura already had 8 claims against his notary surety bond. These are all known abusers of signing on documents! The banks are Countrywide, BONY, BofA, SPS who are trying to illegal collect on my home. There was never a legal assignment to the CWALT Alternative Trust 2007-HY9 EVER until 2 illegal ones in 2010. My recorded documents are ALL fraudulent and the bank/servicers/lenders all are playing opposum with my requests for truth and quiet title, money back etc. for the fraud.</text:p>
              </text:list-item>
            </text:list>
          </text:section>
          <text:section text:style-name="Sect1" text:name="comment-391810">
            <text:list xml:id="list28571789" text:continue-numbering="true" text:style-name="L29">
              <text:list-item>
                <text:p text:style-name="P61"><text:s/></text:p>
                <text:p text:style-name="P61"><text:span text:style-name="Citation">rene</text:span> says: </text:p>
                <text:p text:style-name="P29"><text:a xlink:type="simple" xlink:href="http://takeyourhomeback.com/?p=428#comment-391810">November 18, 2012 at 6:42 PM</text:a></text:p>
                <text:p text:style-name="P29">people, contact your TITLE INSURANCE! they must assist since the title has been clouded from day one and people are trying to steal your home on the insured deed of trust they used to assign your policy. Also, contact the notaries SURETY BOND company, you find them by contacting the county that they are registered in. The notaries are still licensed, EVEN AFTER their surety bond is defunct! They just change companies. I was told by one surety bond agent that she has never seen a notary lose their license for the infractions! Take the evidence of the signature fraud to the FBI office near you, they have to investigate if there has been signature fraud, illegal documents filed with courts on illegal signatures. JUST DO IT! The courts aren’t yet up to speed, but the agencies who insure against this have to take the complaints. make the complaints, get proof of the illegal activity before you go to court, the judge cannot deny findings of other agencies as truth!</text:p>
              </text:list-item>
            </text:list>
          </text:section>
          <text:section text:style-name="Sect1" text:name="comment-397036">
            <text:list xml:id="list28577777" text:continue-numbering="true" text:style-name="L29">
              <text:list-item>
                <text:list>
                  <text:list-item>
                    <text:p text:style-name="P61"><text:s/></text:p>
                    <text:p text:style-name="P61"><text:span text:style-name="Citation">DantheGrey</text:span> says: </text:p>
                    <text:p text:style-name="P29"><text:a xlink:type="simple" xlink:href="http://takeyourhomeback.com/?p=428#comment-397036">November 25, 2012 at 1:30 AM</text:a></text:p>
                    <text:p text:style-name="P29"><text:soft-page-break/>I’m sorry Rene, but what planet have you been living on. The FBI has refused to investigate any of this stuff where the TBTF Banks are involved and the Courts, for the most part, are not ignorant about all of this, they’re part of it. As for title insurance firms, they just deny claims and refuse to defend you in court and then that creates another cause of action that you have to pursue and if you had the money to do that you wouldn’t be here in the first place. I don’t mean to sound like a defeatist-screw the FBI and the Title Insurance People-Just file a law suit and get on with it because none of those groups are gonna do anything for you or anybody else. Educate yourself and fight to win.</text:p>
                  </text:list-item>
                </text:list>
              </text:list-item>
            </text:list>
          </text:section>
          <text:section text:style-name="Sect1" text:name="comment-397555">
            <text:list xml:id="list28577117" text:continue-numbering="true" text:style-name="L29">
              <text:list-item>
                <text:p text:style-name="P61"><text:s/></text:p>
                <text:p text:style-name="P61"><text:span text:style-name="Citation">ADMIN</text:span> says: </text:p>
                <text:p text:style-name="P29"><text:a xlink:type="simple" xlink:href="http://takeyourhomeback.com/?p=428#comment-397555">November 25, 2012 at 7:12 PM</text:a></text:p>
                <text:p text:style-name="P29">I wanted to let you know that on your Robo signer list is Renee Daniels. I found her and deposed her. I only found her after Chase took legal action to stop us. We prevailed. She actually still works for J.P. Morgan Chase (at least as of 6/12).<text:line-break/>Her real name is Lenora R. Mechelke. She was born as Lenora Renee Mechelke. After getting married to Jefferson Daniels in 2000, she took on the name Renee Daniels. In 2011, she changed her name back to Lenora Renee Mechelke. </text:p>
                <text:p text:style-name="P29">She has been with J.P. Morgan Chase bank since 2006. She is believed to have signed tens of thousands of Declarations, or other documents.</text:p>
                <text:p text:style-name="P29">Her deposition is very damning to Chase’s methods. Please have anyone interested in seeing the deposition contact me through you.</text:p>
                <text:p text:style-name="P29">Let the truth prevail!!</text:p>
                <text:p text:style-name="P29">Ron</text:p>
              </text:list-item>
            </text:list>
          </text:section>
          <text:section text:style-name="Sect1" text:name="comment-410540">
            <text:list xml:id="list28571785" text:continue-numbering="true" text:style-name="L29">
              <text:list-item>
                <text:p text:style-name="P61"><text:s/></text:p>
                <text:p text:style-name="P61"><text:span text:style-name="Citation">ADMIN</text:span> says: </text:p>
                <text:p text:style-name="P29"><text:a xlink:type="simple" xlink:href="http://takeyourhomeback.com/?p=428#comment-410540">December 10, 2012 at 5:38 PM</text:a></text:p>
                <text:p text:style-name="P29">E-mail : <text:a xlink:type="simple" xlink:href="mailto:quriositi@earthlink.net">quriositi@earthlink.net</text:a><text:line-break/>Wells Fargo Home Mortgage – last minute assignment from a defunct co. Looking for information on Joellyn Ackerman,<text:line-break/>Asst. Sect. for MERS and Ann M. Gardner, Notary Public,<text:line-break/>Dakota Cty., Minn.<text:line-break/>Also curious about the appearance of a rectangular ” seal “,<text:line-break/>not embossed.<text:line-break/>Thanks to all</text:p>
              </text:list-item>
            </text:list>
          </text:section>
          <text:section text:style-name="Sect1" text:name="comment-413673">
            <text:list xml:id="list28590633" text:continue-numbering="true" text:style-name="L29">
              <text:list-item>
                <text:p text:style-name="P61"><text:s/></text:p>
                <text:p text:style-name="P61"><text:span text:style-name="Citation">SUSAN HOLSINGER</text:span> says: </text:p>
                <text:p text:style-name="P29"><text:a xlink:type="simple" xlink:href="http://takeyourhomeback.com/?p=428#comment-413673">December 13, 2012 at 5:59 PM</text:a></text:p>
                <text:p text:style-name="P29">I was sent several Citimortgage/MERS assignments where one Brandon J.(Joseph) Breshears signed as an Asst Secretary and Vice President of MERS. He along with one Brenda Anabel Enriquez are both employed by Merchants Bonding Company in Texas. Both are also Commissioned Notary Publics in Dallas County, TX. I do not know what signatures are authentic or forged. Does anyone have a copy of an authentic signature by either one of these people?? I would appreciate any assistance so I can go after Citi and MERS for fraud and <text:soft-page-break/>wrongful foreclosure.</text:p>
              </text:list-item>
            </text:list>
          </text:section>
          <text:section text:style-name="Sect1" text:name="comment-427993">
            <text:list xml:id="list28599183" text:continue-numbering="true" text:style-name="L29">
              <text:list-item>
                <text:p text:style-name="P61"><text:s/></text:p>
                <text:p text:style-name="P61"><text:span text:style-name="Citation">Thomas</text:span> says: </text:p>
                <text:p text:style-name="P29"><text:a xlink:type="simple" xlink:href="http://takeyourhomeback.com/?p=428#comment-427993">December 31, 2012 at 10:15 PM</text:a></text:p>
                <text:p text:style-name="P29">Looking for info on james a brantley works for ahmsi, citi, and many others any info would help</text:p>
              </text:list-item>
            </text:list>
          </text:section>
          <text:section text:style-name="Sect1" text:name="comment-428592">
            <text:list xml:id="list28599686" text:continue-numbering="true" text:style-name="L29">
              <text:list-item>
                <text:p text:style-name="P61"><text:s/></text:p>
                <text:p text:style-name="P61"><text:span text:style-name="Citation">ADMIN</text:span> says: </text:p>
                <text:p text:style-name="P29"><text:a xlink:type="simple" xlink:href="http://takeyourhomeback.com/?p=428#comment-428592">January 1, 2013 at 7:17 PM</text:a></text:p>
                <text:p text:style-name="P29">Tim<text:line-break/>E-mail : <text:a xlink:type="simple" xlink:href="mailto:bbbbhcta@aol.com">bbbbhcta@aol.com</text:a><text:line-break/>Comment:<text:line-break/>I had a refi with a broker who called himself Robert Rodreguez from (according to his card) Tustin Ca. said he was from National Colonial Bancorp but paperwork was from eHome Credit corp ???and IndyMac did the closing ??? One of his phone numbers when he was trying to close the deal I called 4 years later and Reynaldo Reyes from Deutshe Bank answered the phone and wanted to know how i got that number?? Names on my paperwork (note) was a stamped signature of Vincent Dombrowski<text:line-break/>Indymac claims my mortgage is in 2007 FLX-3, trust w Deutshe Bank…….The Broker was a fake with fake businesses in Tustin Ca his numbers dont work anymore…..also had dealings with Kelley Cooper Spenser and Delia Akpana..from IMB One West Bank….if anyone has similar story or dealings with these people I would love to share information, I have a lot of it.</text:p>
              </text:list-item>
            </text:list>
          </text:section>
          <text:section text:style-name="Sect1" text:name="comment-428602">
            <text:list xml:id="list28592741" text:continue-numbering="true" text:style-name="L29">
              <text:list-item>
                <text:p text:style-name="P61"><text:s/></text:p>
                <text:p text:style-name="P61"><text:span text:style-name="Citation">admin</text:span> says: </text:p>
                <text:p text:style-name="P29"><text:a xlink:type="simple" xlink:href="http://takeyourhomeback.com/?p=428#comment-428602">January 1, 2013 at 7:39 PM</text:a></text:p>
                <text:p text:style-name="P29">Ann<text:line-break/>Email<text:line-break/><text:a xlink:type="simple" xlink:href="mailto:appart61@att.net">appart61@att.net</text:a></text:p>
                <text:p text:style-name="P29">State Ohio<text:line-break/>Question:</text:p>
                <text:p text:style-name="P29">Do you have any info on a robo-signer name Gene Maki? He signed an assignment as Assist. Secy.for MERS back and as nominee forThe Huntington Nat’l Bank in Columbus, OH on my property. I have been fighting a foreclosure for 18 months. It was notorized by Cynthia S. Macioce. Any info would be helpful because I have to answer a motion for judgement to foreclose in one week</text:p>
              </text:list-item>
            </text:list>
          </text:section>
          <text:section text:style-name="Sect1" text:name="comment-436205">
            <text:list xml:id="list28591100" text:continue-numbering="true" text:style-name="L29">
              <text:list-item>
                <text:p text:style-name="P61"><text:s/></text:p>
                <text:p text:style-name="P61"><text:span text:style-name="Citation">David Rich</text:span> says: </text:p>
                <text:p text:style-name="P29"><text:a xlink:type="simple" xlink:href="http://takeyourhomeback.com/?p=428#comment-436205">January 12, 2013 at 1:41 PM</text:a></text:p>
                <text:p text:style-name="P29">I am looking for background/history of Yvonne J. Wheeler. I have her name on the assignment of our Deed of Trust of an Assistant Secretary of MERS.</text:p>
              </text:list-item>
            </text:list>
          </text:section>
          <text:section text:style-name="Sect1" text:name="comment-447244">
            <text:list xml:id="list28599638" text:continue-numbering="true" text:style-name="L29">
              <text:list-item>
                <text:p text:style-name="P61"><text:s/></text:p>
                <text:p text:style-name="P61"><text:span text:style-name="Citation">Laurenc Isaacson</text:span> says: </text:p>
                <text:p text:style-name="P29"><text:a xlink:type="simple" xlink:href="http://takeyourhomeback.com/?p=428#comment-447244">January 28, 2013 at 4:20 PM</text:a></text:p>
                <text:p text:style-name="P29"><text:soft-page-break/>I have a copy of ASSIGNMENT OF MORTGAGE to U.S. Bank, Nation Association, as Trustee for the Certificate Holders of the Banc of America Funding Corporation 2008-FT1 Trust, Mortgage pass-through Certificates, Series 2008-FT1, signed by Bank of America, N.A. Edwin Hill, Assistant Vice President, with no date when he signed, and notarized bu Jiju K. Thomas on Dec 13, 2001 in the State of Texas, County of Dallas. It was prepared by Smith, Hiatt &amp; Diaz in Fort Lauderdale, Florida. The foreclosure notice was filed on 6/15/2010 and was again signed by Richard A. Garcia, attorney with Smith Hiatt &amp; Diaz, some 18 months before the Assignment of Mortgage was filed in Broward County. </text:p>
                <text:p text:style-name="P29">Can anyone tell me if these names are robo signers and how I can find some proof. The bank is scheduling a hearing for summary judgement on March 14, 2013 and I want to make sure I know what I’m talking about.<text:line-break/>Thanks<text:line-break/>Larry</text:p>
              </text:list-item>
            </text:list>
          </text:section>
          <text:section text:style-name="Sect1" text:name="comment-450069">
            <text:list xml:id="list28574446" text:continue-numbering="true" text:style-name="L29">
              <text:list-item>
                <text:p text:style-name="P61"><text:s/></text:p>
                <text:p text:style-name="P61"><text:span text:style-name="Citation">admin</text:span> says: </text:p>
                <text:p text:style-name="P29"><text:a xlink:type="simple" xlink:href="http://takeyourhomeback.com/?p=428#comment-450069">February 3, 2013 at 8:46 AM</text:a></text:p>
                <text:p text:style-name="P29">Eileen Ryan </text:p>
                <text:p text:style-name="P29">9:22 PM (13 hours ago)</text:p>
                <text:p text:style-name="P29">to me </text:p>
                <text:p text:style-name="P29">I have an assignment of mortgage document that was signed by a “Brian Burnette”, “Assistant Secretary on behalf of the Corporation” I’m assuming the corporation is Indy Mac as “Brian Burnett” assigned my mortgage to Deutsche Bank. Deutsche Bank then filed Lispendens on the property 13 days after having been assigned the mortgage. I have found online and on your website that ” Brian Burnette” was a robosigned “authorizer” of these assignment of mortgages.<text:line-break/>I filed for Chapter 7 bankruptcy in December of 2012 and am awaiting the final discharge. In the meantime, my auto finance company has already sent my reaffirmation of debt docs. Indymac has not yet sent the doc for me to sign reaffirming the debt. The uncertainty of their power over my future makes me nervous because as stated above Deutsche bank filed forclosure docs on the property. I live in my home with my two daughters and granddaughter. </text:p>
                <text:p text:style-name="P29">My question is, if Indy Mac does not send me the reaffirmation documents does that mean they want to continue to forclose? And if so, would I be able to retain your firm to represent me and file a protection of foreclosure defense based upon the robosigned assignment? What on earth happened to Countrywide, the lender who originally held my mortgage? Did they assign it to Indymac who assigned it to Deutsche?</text:p>
                <text:p text:style-name="P29">I look forward to hearing from a representative of your firm to advise if I should or could, based on the attached information schedule a consultation.</text:p>
                <text:p text:style-name="P29">Sincerely,</text:p>
                <text:p text:style-name="P29">Eileen Ryan</text:p>
              </text:list-item>
            </text:list>
          </text:section>
          <text:section text:style-name="Sect1" text:name="comment-453628">
            <text:list xml:id="list28598643" text:continue-numbering="true" text:style-name="L29">
              <text:list-item>
                <text:p text:style-name="P61"><text:s/></text:p>
                <text:p text:style-name="P61"><text:span text:style-name="Citation">admin</text:span> says: </text:p>
                <text:p text:style-name="P29"><text:a xlink:type="simple" xlink:href="http://takeyourhomeback.com/?p=428#comment-453628">February 10, 2013 at 6:53 PM</text:a></text:p>
                <text:p text:style-name="P29">possibly a variation of signatures from Michael Shively. He is signing as VP of Loan Documents at Wells Fargo but he is also signing as an attorney. Can someone help me find that <text:soft-page-break/>post<text:line-break/>SEND RESPONSE AND OR COPY OF DOCUMENTS TO <text:a xlink:type="simple" xlink:href="mailto:FORECLOSURESELFDEFENSE@GMAIL.COM">FORECLOSURESELFDEFENSE@GMAIL.COM</text:a></text:p>
              </text:list-item>
            </text:list>
          </text:section>
          <text:section text:style-name="Sect1" text:name="comment-471063">
            <text:list xml:id="list28584817" text:continue-numbering="true" text:style-name="L29">
              <text:list-item>
                <text:p text:style-name="P61"><text:s/></text:p>
                <text:p text:style-name="P61"><text:a xlink:type="simple" xlink:href="http://www.timeforasmile.com/"><text:span text:style-name="Citation">Candelaria</text:span></text:a> says: </text:p>
                <text:p text:style-name="P29"><text:a xlink:type="simple" xlink:href="http://takeyourhomeback.com/?p=428#comment-471063">April 1, 2013 at 5:28 AM</text:a></text:p>
                <text:p text:style-name="P29">I’m gone to inform my little brother, that he should also pay a visit this webpage on regular basis to take updated from most up-to-date reports.</text:p>
              </text:list-item>
            </text:list>
          </text:section>
          <text:section text:style-name="Sect1" text:name="comment-482285">
            <text:list xml:id="list28588678" text:continue-numbering="true" text:style-name="L29">
              <text:list-item>
                <text:p text:style-name="P61"><text:s/></text:p>
                <text:p text:style-name="P61"><text:span text:style-name="Citation">Paulette Pearson</text:span> says: </text:p>
                <text:p text:style-name="P29"><text:a xlink:type="simple" xlink:href="http://takeyourhomeback.com/?p=428#comment-482285">May 6, 2013 at 7:19 AM</text:a></text:p>
                <text:p text:style-name="P29">I need to know if Emmitt Wilson IV and/or Angela Edwards are robo signers as VPs “of HSBC Bank USA, National Association, as trustee for Luminent Mortgage trust 2006-7, Mortgage pass through certificates, series 2006-7, by American Home Mortgage Servicing, Inc. as attorney in fact, and that said instrument was signed on behalf of said corporation by authority of its board of directors, and the said officers acknowledged said instrument to be the free act and deed of said corporation.” </text:p>
                <text:p text:style-name="P29">Signed (supposedly) on March 20th 2012 in Duvall County Florida notarized by Linda Bayless</text:p>
                <text:p text:style-name="P29">I need to be in court to stop an ejectment. Thank you. PP</text:p>
              </text:list-item>
            </text:list>
          </text:section>
          <text:section text:style-name="Sect1" text:name="comment-508096">
            <text:list xml:id="list28585235" text:continue-numbering="true" text:style-name="L29">
              <text:list-item>
                <text:p text:style-name="P61"><text:s/></text:p>
                <text:p text:style-name="P61"><text:span text:style-name="Citation">admin</text:span> says: </text:p>
                <text:p text:style-name="P29"><text:a xlink:type="simple" xlink:href="http://takeyourhomeback.com/?p=428#comment-508096">July 11, 2013 at 9:05 AM</text:a></text:p>
                <text:p text:style-name="P29">Hello, someone from FL is looking for the following info, let’s see if anyone here would be able to help!Thanks</text:p>
                <text:p text:style-name="P29">“I am trying to find a Stacy Lynn Carr who is supposed to be the Assistant VP for BofA in Alleghy County in Pittsburgh PA. She signed a non factual affidavit and I need to find her and I am having no luck.</text:p>
              </text:list-item>
            </text:list>
          </text:section>
          <text:list xml:id="list28574020" text:continue-numbering="true" text:style-name="L29">
            <text:list-item>
              <text:p text:style-name="P29"/>
            </text:list-item>
          </text:list>
          <text:section text:style-name="Sect1" text:name="trackbacks">
            <text:h text:style-name="Heading_20_3" text:outline-level="3"><text:bookmark text:name="pings"/>Trackbacks/Pingbacks</text:h>
            <text:list xml:id="list33553693" text:style-name="L30">
              <text:list-item>
                <text:p text:style-name="P62"><text:bookmark text:name="comment-20709"/><text:a xlink:type="simple" xlink:href="http://takeyourhomeback.com/?p=471">BANKS WILL BE “OFF THE HOOK” | S.T.O.P</text:a> - [...] deals grew out of last year’s investigation into robo-signing — when banks were found to have filed false documents ... </text:p>
              </text:list-item>
              <text:list-item>
                <text:p text:style-name="P62"><text:bookmark text:name="comment-29470"/><text:a xlink:type="simple" xlink:href="http://takeyourhomeback.com/?p=524">FORECLOSURE MAIN PROBLEM-PRE-JUDGED JUDGES | S.T.O.P</text:a> - [...] take the lead in fixing the mortgage mess by leaning on the lawyers. In November, a judge ordered Mr. ... </text:p>
              </text:list-item>
              <text:list-item>
                <text:p text:style-name="P62"><text:bookmark text:name="comment-31196"/><text:a xlink:type="simple" xlink:href="http://takeyourhomeback.com/?p=506">IS THE PROSECUTING BEGINNING ? | S.T.O.P</text:a> - [...] the Department of Housing and Urban Development’s inspector general and examined Bank of America, JPMorgan Chase, Wells Fargo, Citigroup ... </text:p>
              </text:list-item>
              <text:list-item>
                <text:p text:style-name="P62"><text:bookmark text:name="comment-33469"/><text:a xlink:type="simple" xlink:href="http://knoitol.com/blog/?p=34">Foreclosure Main Problem: Pre-Judged Judges | I Keep My Home</text:a> - [...] take the lead in fixing the mortgage mess by leaning on the lawyers. In November, a judge ordered Mr. ... </text:p>
              </text:list-item>
              <text:list-item>
                <text:p text:style-name="P62"><text:bookmark text:name="comment-40753"/><text:a xlink:type="simple" xlink:href="http://takeyourhomeback.com/?p=186">DAVID J. STERN-THE RISE AND FALL | S.T.O.P</text:a> - [...] the Florida Bar to determine why Stern did not obey the court order.  As investigations into the robo-signing controversy ... </text:p>
              </text:list-item>
              <text:list-item>
                <text:p text:style-name="P62"><text:bookmark text:name="comment-40981"/><text:a xlink:type="simple" xlink:href="http://takeyourhomeback.com/?p=676">WHY HAMP FAILED | S.T.O.P</text:a> - [...] own as well as those owned by investors, tried to circumvent the time-intensive process by using “robo-signers” who mass-produced ... </text:p>
              </text:list-item>
              <text:list-item>
                <text:p text:style-name="P62"><text:bookmark text:name="comment-50301"/><text:soft-page-break/><text:a xlink:type="simple" xlink:href="http://takeyourhomeback.com/?p=895">FORECLOSURE DEFENSE MILLS EXPOSED | S.T.O.P</text:a> - [...] foreclosure complaints with little or no regard for the law and supporting documents, often times forging key documents. The ... </text:p>
              </text:list-item>
              <text:list-item>
                <text:p text:style-name="P62"><text:bookmark text:name="comment-220664"/><text:a xlink:type="simple" xlink:href="http://foreclosurefraud911.com/robo-signers">Robo Signers | FORECLOSURE FRAUD 911</text:a> - [...] pending multibillion-dollar settlement with banks centers on “robosigned” documents and court filings and other problems related to mortgage servicing ... </text:p>
              </text:list-item>
              <text:list-item>
                <text:p text:style-name="P62"><text:bookmark text:name="comment-276666"/><text:a xlink:type="simple" xlink:href="http://foreclosurecommunity.com/robo-signing-foreclosure-documents/">Robo-Signing Foreclosure Documents Miami Florida you are not EXEMPT</text:a> - [...] Click here to review a comprehensive list of suspected robo-signers. The names identified in this list are innocent until ... </text:p>
              </text:list-item>
              <text:list-item>
                <text:p text:style-name="P62"><text:bookmark text:name="comment-383909"/><text:a xlink:type="simple" xlink:href="http://s355160796.onlinehome.us/2012/11/10/multnomah-county-gears-up-to-sue-mers-through-contingency-based-law-firms/">Global Literary Marketplace » Blog Archive » Multnomah County Gears Up to Sue MERS-Through Contingency Based Law Firms</text:a> - [...] pending multibillion-dollar settlement with banks centers on “robosigned” documents and court filings and other problems related to mortgage servicing ... </text:p>
              </text:list-item>
              <text:list-item>
                <text:p text:style-name="P62"><text:bookmark text:name="comment-469765"/><text:a xlink:type="simple" xlink:href="https://mirsnow.com/update-august-28-2011/">UPDATE – AUGUST 28, 2011- |</text:a> - [...] pending multibillion-dollar settlement with banks centers on “robosigned” documents and court filings and other problems related to mortgage servicing ... </text:p>
              </text:list-item>
              <text:list-item>
                <text:p text:style-name="P62"><text:bookmark text:name="comment-469774"/><text:a xlink:type="simple" xlink:href="https://mirsnow.com/update-august-1-2011-key-robo-signing-case-ends-with-settlement/">UPDATE- AUGUST 1, 2011- Key robo-signing case ends with settlement |</text:a> - [...] Read More…… Posted in Robosignors « WALL STREET AND THE FINANCIAL CRISIS: Anatomy of a ... </text:p>
              </text:list-item>
              <text:list-item>
                <text:p text:style-name="P30"><text:bookmark text:name="comment-479265"/><text:a xlink:type="simple" xlink:href="https://mirsnow.com/update-november-21-2012/">ROBO-SIGNER LIST FOR NOVEMBER 1, 2012 |</text:a> - [...] Read More….. Posted in List of Robosignors, Robosignors « LORRAINE BROWN, FORMER HEAD OF DOCX ... </text:p>
              </text:list-item>
            </text:list>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mp" svg:font-family="amp"/>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nry Lowe</meta:initial-creator>
    <meta:creation-date>2013-08-03T13:41:00.50</meta:creation-date>
    <dc:date>2013-08-04T15:32:45.95</dc:date>
    <dc:creator>Henry Lowe</dc:creator>
    <meta:editing-duration>PT00H16M14S</meta:editing-duration>
    <meta:editing-cycles>3</meta:editing-cycles>
    <meta:generator>OpenOffice.org/3.1$Win32 OpenOffice.org_project/310m11$Build-9399</meta:generator>
    <meta:printed-by>Henry Lowe</meta:printed-by>
    <meta:print-date>2013-08-04T15:25:31.79</meta:print-date>
    <meta:document-statistic meta:table-count="0" meta:image-count="2" meta:object-count="0" meta:page-count="147" meta:paragraph-count="2384" meta:word-count="53548" meta:character-count="415980"/>
  </office:meta>
</office:document-meta>
</file>